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898cm"/>
    </style:style>
    <style:style style:name="co2" style:family="table-column">
      <style:table-column-properties fo:break-before="auto" style:column-width="2.081cm"/>
    </style:style>
    <style:style style:name="co3" style:family="table-column">
      <style:table-column-properties fo:break-before="auto" style:column-width="2.10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625cm"/>
    </style:style>
    <style:style style:name="co6" style:family="table-column">
      <style:table-column-properties fo:break-before="auto" style:column-width="1.799cm"/>
    </style:style>
    <style:style style:name="co7" style:family="table-column">
      <style:table-column-properties fo:break-before="auto" style:column-width="2.032cm"/>
    </style:style>
    <style:style style:name="co8" style:family="table-column">
      <style:table-column-properties fo:break-before="auto" style:column-width="0.801cm"/>
    </style:style>
    <style:style style:name="co9" style:family="table-column">
      <style:table-column-properties fo:break-before="auto" style:column-width="0.919cm"/>
    </style:style>
    <style:style style:name="co10" style:family="table-column">
      <style:table-column-properties fo:break-before="auto" style:column-width="1.268cm"/>
    </style:style>
    <style:style style:name="co11" style:family="table-column">
      <style:table-column-properties fo:break-before="auto" style:column-width="1.249cm"/>
    </style:style>
    <style:style style:name="co12" style:family="table-column">
      <style:table-column-properties fo:break-before="auto" style:column-width="1.132cm"/>
    </style:style>
    <style:style style:name="co13" style:family="table-column">
      <style:table-column-properties fo:break-before="auto" style:column-width="1.21cm"/>
    </style:style>
    <style:style style:name="co14" style:family="table-column">
      <style:table-column-properties fo:break-before="auto" style:column-width="1.559cm"/>
    </style:style>
    <style:style style:name="co15" style:family="table-column">
      <style:table-column-properties fo:break-before="auto" style:column-width="1.58cm"/>
    </style:style>
    <style:style style:name="co16" style:family="table-column">
      <style:table-column-properties fo:break-before="auto" style:column-width="1.54cm"/>
    </style:style>
    <style:style style:name="co17" style:family="table-column">
      <style:table-column-properties fo:break-before="auto" style:column-width="1.52cm"/>
    </style:style>
    <style:style style:name="co18" style:family="table-column">
      <style:table-column-properties fo:break-before="auto" style:column-width="1.6cm"/>
    </style:style>
    <style:style style:name="co19" style:family="table-column">
      <style:table-column-properties fo:break-before="auto" style:column-width="1.475cm"/>
    </style:style>
    <style:style style:name="co20" style:family="table-column">
      <style:table-column-properties fo:break-before="auto" style:column-width="1.492cm"/>
    </style:style>
    <style:style style:name="co21" style:family="table-column">
      <style:table-column-properties fo:break-before="auto" style:column-width="1.543cm"/>
    </style:style>
    <style:style style:name="co22" style:family="table-column">
      <style:table-column-properties fo:break-before="auto" style:column-width="1.73cm"/>
    </style:style>
    <style:style style:name="co23" style:family="table-column">
      <style:table-column-properties fo:break-before="auto" style:column-width="2.868cm"/>
    </style:style>
    <style:style style:name="ro1" style:family="table-row">
      <style:table-row-properties style:row-height="0.543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  <style:map style:condition="cell-content()=1" style:apply-style-name="Untitled1" style:base-cell-address="Pokedex.K18"/>
      <style:map style:condition="cell-content()&gt;1" style:apply-style-name="Untitled2" style:base-cell-address="Pokedex.K18"/>
      <style:map style:condition="cell-content()&gt;0.7" style:apply-style-name="Untitled7" style:base-cell-address="Pokedex.K18"/>
      <style:map style:condition="cell-content()&lt;0.7" style:apply-style-name="Untitled9" style:base-cell-address="Pokedex.K18"/>
    </style:style>
    <style:style style:name="ce2" style:family="table-cell" style:parent-style-name="Default">
      <style:table-cell-properties fo:background-color="#0000ff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  <style:map style:condition="cell-content()=1" style:apply-style-name="Untitled1" style:base-cell-address="Pokedex.K18"/>
      <style:map style:condition="cell-content()&gt;1" style:apply-style-name="Untitled2" style:base-cell-address="Pokedex.K18"/>
      <style:map style:condition="cell-content()&gt;0.7" style:apply-style-name="Untitled7" style:base-cell-address="Pokedex.K18"/>
      <style:map style:condition="cell-content()&lt;0.7" style:apply-style-name="Untitled9" style:base-cell-address="Pokedex.K18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109">
      <style:map style:condition="cell-content()&gt;1.9" style:apply-style-name="Untitled13" style:base-cell-address="Type.B2"/>
      <style:map style:condition="cell-content()&gt;=1.4" style:apply-style-name="Untitled12" style:base-cell-address="Type.B2"/>
      <style:map style:condition="cell-content()&gt;0.9" style:apply-style-name="Untitled14" style:base-cell-address="Type.B2"/>
      <style:map style:condition="cell-content()&gt;0.7" style:apply-style-name="Untitled15" style:base-cell-address="Type.B2"/>
      <style:map style:condition="cell-content()&lt;0.7" style:apply-style-name="Untitled16" style:base-cell-address="Type.B2"/>
    </style:style>
    <style:style style:name="ce5" style:family="table-cell" style:parent-style-name="Default">
      <style:table-cell-properties fo:background-color="#0000ff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0000ff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  <style:map style:condition="cell-content()&gt;1.9" style:apply-style-name="Untitled13" style:base-cell-address="Type.B2"/>
      <style:map style:condition="cell-content()&gt;=1.4" style:apply-style-name="Untitled12" style:base-cell-address="Type.B2"/>
      <style:map style:condition="cell-content()&gt;0.9" style:apply-style-name="Untitled14" style:base-cell-address="Type.B2"/>
      <style:map style:condition="cell-content()&gt;0.7" style:apply-style-name="Untitled15" style:base-cell-address="Type.B2"/>
      <style:map style:condition="cell-content()&lt;0.7" style:apply-style-name="Untitled16" style:base-cell-address="Type.B2"/>
    </style:style>
    <style:style style:name="ce7" style:family="table-cell" style:parent-style-name="Default">
      <style:table-cell-properties fo:background-color="#0000ff" style:text-align-source="fix" style:repeat-content="false"/>
      <style:paragraph-properties fo:text-align="center" fo:margin-left="0cm"/>
      <style:text-properties style:font-name="Arial" fo:font-size="12pt" fo:font-weight="bold" style:font-name-asian="Droid Sans" style:font-size-asian="12pt" style:font-weight-asian="bold" style:font-name-complex="Lohit Hindi" style:font-size-complex="12pt" style:font-weight-complex="bold"/>
      <style:map style:condition="cell-content()&gt;1.9" style:apply-style-name="Untitled13" style:base-cell-address="Type.B2"/>
      <style:map style:condition="cell-content()&gt;=1.4" style:apply-style-name="Untitled12" style:base-cell-address="Type.B2"/>
      <style:map style:condition="cell-content()&gt;0.9" style:apply-style-name="Untitled14" style:base-cell-address="Type.B2"/>
      <style:map style:condition="cell-content()&gt;0.7" style:apply-style-name="Untitled15" style:base-cell-address="Type.B2"/>
      <style:map style:condition="cell-content()&lt;0.7" style:apply-style-name="Untitled16" style:base-cell-address="Type.B2"/>
    </style:style>
    <style:style style:name="ce8" style:family="table-cell" style:parent-style-name="Default" style:data-style-name="N109">
      <style:table-cell-properties fo:background-color="#0000ff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  <style:map style:condition="cell-content()&gt;1.9" style:apply-style-name="Untitled13" style:base-cell-address="Type.B2"/>
      <style:map style:condition="cell-content()&gt;=1.4" style:apply-style-name="Untitled12" style:base-cell-address="Type.B2"/>
      <style:map style:condition="cell-content()&gt;0.9" style:apply-style-name="Untitled14" style:base-cell-address="Type.B2"/>
      <style:map style:condition="cell-content()&gt;0.7" style:apply-style-name="Untitled15" style:base-cell-address="Type.B2"/>
      <style:map style:condition="cell-content()&lt;0.7" style:apply-style-name="Untitled16" style:base-cell-address="Type.B2"/>
    </style:style>
    <style:style style:name="ce9" style:family="table-cell" style:parent-style-name="Default" style:data-style-name="N109">
      <style:map style:condition="cell-content()&gt;1.9" style:apply-style-name="Untitled13" style:base-cell-address="Type.B2"/>
      <style:map style:condition="cell-content()&gt;=1.4" style:apply-style-name="Untitled12" style:base-cell-address="Type.B2"/>
      <style:map style:condition="cell-content()&gt;0.9" style:apply-style-name="Untitled14" style:base-cell-address="Type.B2"/>
      <style:map style:condition="cell-content()&gt;0.7" style:apply-style-name="Untitled15" style:base-cell-address="Type.B2"/>
      <style:map style:condition="cell-content()&lt;0.7" style:apply-style-name="Untitled16" style:base-cell-address="Type.B2"/>
    </style:style>
    <style:style style:name="ce10" style:family="table-cell" style:parent-style-name="Default" style:data-style-name="N109">
      <style:map style:condition="cell-content()&gt;1.9" style:apply-style-name="Untitled13" style:base-cell-address="Type.B2"/>
      <style:map style:condition="cell-content()&gt;=1.4" style:apply-style-name="Untitled12" style:base-cell-address="Type.B2"/>
      <style:map style:condition="cell-content()&gt;0.9" style:apply-style-name="Untitled14" style:base-cell-address="Type.B2"/>
      <style:map style:condition="cell-content()&gt;0.7" style:apply-style-name="Untitled15" style:base-cell-address="Type.B2"/>
      <style:map style:condition="cell-content()&lt;0.7" style:apply-style-name="Untitled16" style:base-cell-address="Type.B2"/>
    </style:style>
    <style:style style:name="ce11" style:family="table-cell" style:parent-style-name="Default" style:data-style-name="N109">
      <style:table-cell-properties fo:background-color="#0000ff" style:text-align-source="fix" style:repeat-content="false"/>
      <style:paragraph-properties fo:text-align="center" fo:margin-left="0cm"/>
      <style:text-properties style:font-name="Arial" fo:font-size="12pt" fo:font-weight="bold" style:font-name-asian="Droid Sans" style:font-size-asian="12pt" style:font-weight-asian="bold" style:font-name-complex="Lohit Hindi" style:font-size-complex="12pt" style:font-weight-complex="bold"/>
      <style:map style:condition="cell-content()&gt;1.9" style:apply-style-name="Untitled13" style:base-cell-address="Type.B2"/>
      <style:map style:condition="cell-content()&gt;=1.4" style:apply-style-name="Untitled12" style:base-cell-address="Type.B2"/>
      <style:map style:condition="cell-content()&gt;0.9" style:apply-style-name="Untitled14" style:base-cell-address="Type.B2"/>
      <style:map style:condition="cell-content()&gt;0.7" style:apply-style-name="Untitled15" style:base-cell-address="Type.B2"/>
      <style:map style:condition="cell-content()&lt;0.7" style:apply-style-name="Untitled16" style:base-cell-address="Type.B2"/>
    </style:style>
    <style:style style:name="ce12" style:family="table-cell" style:parent-style-name="Default">
      <style:map style:condition="cell-content()&gt;1.9" style:apply-style-name="Untitled13" style:base-cell-address="Type.B2"/>
      <style:map style:condition="cell-content()&gt;=1.4" style:apply-style-name="Untitled12" style:base-cell-address="Type.B2"/>
      <style:map style:condition="cell-content()&gt;0.9" style:apply-style-name="Untitled14" style:base-cell-address="Type.B2"/>
      <style:map style:condition="cell-content()&gt;0.7" style:apply-style-name="Untitled15" style:base-cell-address="Type.B2"/>
      <style:map style:condition="cell-content()&lt;0.7" style:apply-style-name="Untitled16" style:base-cell-address="Type.B2"/>
    </style:style>
    <style:style style:name="ce13" style:family="table-cell" style:parent-style-name="Default" style:data-style-name="N1">
      <style:table-cell-properties fo:background-color="#0000ff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"/>
    <style:style style:name="ce15" style:family="table-cell" style:parent-style-name="Default" style:data-style-name="N109">
      <style:table-cell-properties fo:background-color="#0000ff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109"/>
    <style:style style:name="ce17" style:family="table-cell" style:parent-style-name="Default" style:data-style-name="N10"/>
    <style:style style:name="ce18" style:family="table-cell" style:parent-style-name="Default" style:data-style-name="N110"/>
    <style:style style:name="ce19" style:family="table-cell" style:parent-style-name="Default" style:data-style-name="N109"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Normal&quot;;&quot;Fighting&quot;;&quot;Flying&quot;;&quot;Poison&quot;;&quot;Ground&quot;;&quot;Rock&quot;;&quot;Bug&quot;;&quot;Ghost&quot;;&quot;Steel&quot;;&quot;Fire&quot;;&quot;Water&quot;;&quot;Grass&quot;;&quot;Electric&quot;;&quot;Psychic&quot;;&quot;Ice&quot;;&quot;Dragon&quot;;&quot;Dark&quot;;&quot;Fairy&quot;)" table:allow-empty-cell="true" table:display-list="unsorted" table:base-cell-address="MoveType.B1">
          <table:error-message table:message-type="stop" table:display="true"/>
        </table:content-validation>
      </table:content-validations>
      <table:table table:name="MoveTyp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996" table:default-cell-style-name="Default"/>
        <table:table-row table:style-name="ro1">
          <table:table-cell table:style-name="ce1" office:value-type="string">
            <text:p>vMove/Type&gt;</text:p>
          </table:table-cell>
          <table:table-cell table:style-name="ce3" table:content-validation-name="val1" office:value-type="string">
            <text:p>Steel</text:p>
          </table:table-cell>
          <table:table-cell table:style-name="ce3" table:content-validation-name="val1"/>
          <table:table-cell table:style-name="ce5" office:value-type="string">
            <text:p>RESULT</text:p>
          </table:table-cell>
          <table:table-cell table:style-name="ce5" table:number-columns-repeated="995"/>
        </table:table-row>
        <table:table-row table:style-name="ro2">
          <table:table-cell office:value-type="string">
            <text:p>Normal</text:p>
          </table:table-cell>
          <table:table-cell table:style-name="ce4" table:formula="of:=IF(ISBLANK([.B$1]);1;(HLOOKUP([.B$1];[Type.$A$1:.$T$20];ROW();0)))" office:value-type="float" office:value="0.714">
            <text:p>0,7</text:p>
          </table:table-cell>
          <table:table-cell table:style-name="ce4" table:formula="of:=IF(ISBLANK([.C$1]);1;(HLOOKUP([.C$1];[Type.$A$1:.$T$20];ROW();0)))" office:value-type="float" office:value="1">
            <text:p>1,0</text:p>
          </table:table-cell>
          <table:table-cell table:style-name="ce4" table:formula="of:=[.B2]*[.C2]" office:value-type="float" office:value="0.714">
            <text:p>0,7</text:p>
          </table:table-cell>
          <table:table-cell table:number-columns-repeated="995"/>
        </table:table-row>
        <table:table-row table:style-name="ro2">
          <table:table-cell office:value-type="string">
            <text:p>Fighting</text:p>
          </table:table-cell>
          <table:table-cell table:style-name="ce4" table:formula="of:=IF(ISBLANK([.B$1]);1;(HLOOKUP([.B$1];[Type.$A$1:.$T$20];ROW();0)))" office:value-type="float" office:value="1.4">
            <text:p>1,4</text:p>
          </table:table-cell>
          <table:table-cell table:style-name="ce4" table:formula="of:=IF(ISBLANK([.C$1]);1;(HLOOKUP([.C$1];[Type.$A$1:.$T$20];ROW();0)))" office:value-type="float" office:value="1">
            <text:p>1,0</text:p>
          </table:table-cell>
          <table:table-cell table:style-name="ce4" table:formula="of:=[.B3]*[.C3]" office:value-type="float" office:value="1.4">
            <text:p>1,4</text:p>
          </table:table-cell>
          <table:table-cell table:number-columns-repeated="995"/>
        </table:table-row>
        <table:table-row table:style-name="ro2">
          <table:table-cell office:value-type="string">
            <text:p>Flying</text:p>
          </table:table-cell>
          <table:table-cell table:style-name="ce4" table:formula="of:=IF(ISBLANK([.B$1]);1;(HLOOKUP([.B$1];[Type.$A$1:.$T$20];ROW();0)))" office:value-type="float" office:value="0.714">
            <text:p>0,7</text:p>
          </table:table-cell>
          <table:table-cell table:style-name="ce4" table:formula="of:=IF(ISBLANK([.C$1]);1;(HLOOKUP([.C$1];[Type.$A$1:.$T$20];ROW();0)))" office:value-type="float" office:value="1">
            <text:p>1,0</text:p>
          </table:table-cell>
          <table:table-cell table:style-name="ce4" table:formula="of:=[.B4]*[.C4]" office:value-type="float" office:value="0.714">
            <text:p>0,7</text:p>
          </table:table-cell>
          <table:table-cell table:number-columns-repeated="995"/>
        </table:table-row>
        <table:table-row table:style-name="ro2">
          <table:table-cell office:value-type="string">
            <text:p>Poison</text:p>
          </table:table-cell>
          <table:table-cell table:style-name="ce4" table:formula="of:=IF(ISBLANK([.B$1]);1;(HLOOKUP([.B$1];[Type.$A$1:.$T$20];ROW();0)))" office:value-type="float" office:value="0.51">
            <text:p>0,5</text:p>
          </table:table-cell>
          <table:table-cell table:style-name="ce4" table:formula="of:=IF(ISBLANK([.C$1]);1;(HLOOKUP([.C$1];[Type.$A$1:.$T$20];ROW();0)))" office:value-type="float" office:value="1">
            <text:p>1,0</text:p>
          </table:table-cell>
          <table:table-cell table:style-name="ce4" table:formula="of:=[.B5]*[.C5]" office:value-type="float" office:value="0.51">
            <text:p>0,5</text:p>
          </table:table-cell>
          <table:table-cell table:number-columns-repeated="995"/>
        </table:table-row>
        <table:table-row table:style-name="ro2">
          <table:table-cell office:value-type="string">
            <text:p>Ground</text:p>
          </table:table-cell>
          <table:table-cell table:style-name="ce4" table:formula="of:=IF(ISBLANK([.B$1]);1;(HLOOKUP([.B$1];[Type.$A$1:.$T$20];ROW();0)))" office:value-type="float" office:value="1.4">
            <text:p>1,4</text:p>
          </table:table-cell>
          <table:table-cell table:style-name="ce4" table:formula="of:=IF(ISBLANK([.C$1]);1;(HLOOKUP([.C$1];[Type.$A$1:.$T$20];ROW();0)))" office:value-type="float" office:value="1">
            <text:p>1,0</text:p>
          </table:table-cell>
          <table:table-cell table:style-name="ce4" table:formula="of:=[.B6]*[.C6]" office:value-type="float" office:value="1.4">
            <text:p>1,4</text:p>
          </table:table-cell>
          <table:table-cell table:number-columns-repeated="995"/>
        </table:table-row>
        <table:table-row table:style-name="ro2">
          <table:table-cell office:value-type="string">
            <text:p>Rock</text:p>
          </table:table-cell>
          <table:table-cell table:style-name="ce4" table:formula="of:=IF(ISBLANK([.B$1]);1;(HLOOKUP([.B$1];[Type.$A$1:.$T$20];ROW();0)))" office:value-type="float" office:value="0.714">
            <text:p>0,7</text:p>
          </table:table-cell>
          <table:table-cell table:style-name="ce4" table:formula="of:=IF(ISBLANK([.C$1]);1;(HLOOKUP([.C$1];[Type.$A$1:.$T$20];ROW();0)))" office:value-type="float" office:value="1">
            <text:p>1,0</text:p>
          </table:table-cell>
          <table:table-cell table:style-name="ce4" table:formula="of:=[.B7]*[.C7]" office:value-type="float" office:value="0.714">
            <text:p>0,7</text:p>
          </table:table-cell>
          <table:table-cell table:number-columns-repeated="995"/>
        </table:table-row>
        <table:table-row table:style-name="ro2">
          <table:table-cell office:value-type="string">
            <text:p>Bug</text:p>
          </table:table-cell>
          <table:table-cell table:style-name="ce4" table:formula="of:=IF(ISBLANK([.B$1]);1;(HLOOKUP([.B$1];[Type.$A$1:.$T$20];ROW();0)))" office:value-type="float" office:value="0.714">
            <text:p>0,7</text:p>
          </table:table-cell>
          <table:table-cell table:style-name="ce4" table:formula="of:=IF(ISBLANK([.C$1]);1;(HLOOKUP([.C$1];[Type.$A$1:.$T$20];ROW();0)))" office:value-type="float" office:value="1">
            <text:p>1,0</text:p>
          </table:table-cell>
          <table:table-cell table:style-name="ce4" table:formula="of:=[.B8]*[.C8]" office:value-type="float" office:value="0.714">
            <text:p>0,7</text:p>
          </table:table-cell>
          <table:table-cell table:number-columns-repeated="995"/>
        </table:table-row>
        <table:table-row table:style-name="ro2">
          <table:table-cell office:value-type="string">
            <text:p>Ghost</text:p>
          </table:table-cell>
          <table:table-cell table:style-name="ce4" table:formula="of:=IF(ISBLANK([.B$1]);1;(HLOOKUP([.B$1];[Type.$A$1:.$T$20];ROW();0)))" office:value-type="float" office:value="1">
            <text:p>1,0</text:p>
          </table:table-cell>
          <table:table-cell table:style-name="ce4" table:formula="of:=IF(ISBLANK([.C$1]);1;(HLOOKUP([.C$1];[Type.$A$1:.$T$20];ROW();0)))" office:value-type="float" office:value="1">
            <text:p>1,0</text:p>
          </table:table-cell>
          <table:table-cell table:style-name="ce4" table:formula="of:=[.B9]*[.C9]" office:value-type="float" office:value="1">
            <text:p>1,0</text:p>
          </table:table-cell>
          <table:table-cell table:number-columns-repeated="995"/>
        </table:table-row>
        <table:table-row table:style-name="ro2">
          <table:table-cell office:value-type="string">
            <text:p>Steel</text:p>
          </table:table-cell>
          <table:table-cell table:style-name="ce4" table:formula="of:=IF(ISBLANK([.B$1]);1;(HLOOKUP([.B$1];[Type.$A$1:.$T$20];ROW();0)))" office:value-type="float" office:value="0.714">
            <text:p>0,7</text:p>
          </table:table-cell>
          <table:table-cell table:style-name="ce4" table:formula="of:=IF(ISBLANK([.C$1]);1;(HLOOKUP([.C$1];[Type.$A$1:.$T$20];ROW();0)))" office:value-type="float" office:value="1">
            <text:p>1,0</text:p>
          </table:table-cell>
          <table:table-cell table:style-name="ce4" table:formula="of:=[.B10]*[.C10]" office:value-type="float" office:value="0.714">
            <text:p>0,7</text:p>
          </table:table-cell>
          <table:table-cell table:number-columns-repeated="995"/>
        </table:table-row>
        <table:table-row table:style-name="ro2">
          <table:table-cell office:value-type="string">
            <text:p>Fire</text:p>
          </table:table-cell>
          <table:table-cell table:style-name="ce4" table:formula="of:=IF(ISBLANK([.B$1]);1;(HLOOKUP([.B$1];[Type.$A$1:.$T$20];ROW();0)))" office:value-type="float" office:value="1.4">
            <text:p>1,4</text:p>
          </table:table-cell>
          <table:table-cell table:style-name="ce4" table:formula="of:=IF(ISBLANK([.C$1]);1;(HLOOKUP([.C$1];[Type.$A$1:.$T$20];ROW();0)))" office:value-type="float" office:value="1">
            <text:p>1,0</text:p>
          </table:table-cell>
          <table:table-cell table:style-name="ce4" table:formula="of:=[.B11]*[.C11]" office:value-type="float" office:value="1.4">
            <text:p>1,4</text:p>
          </table:table-cell>
          <table:table-cell table:number-columns-repeated="995"/>
        </table:table-row>
        <table:table-row table:style-name="ro2">
          <table:table-cell office:value-type="string">
            <text:p>Water</text:p>
          </table:table-cell>
          <table:table-cell table:style-name="ce4" table:formula="of:=IF(ISBLANK([.B$1]);1;(HLOOKUP([.B$1];[Type.$A$1:.$T$20];ROW();0)))" office:value-type="float" office:value="1">
            <text:p>1,0</text:p>
          </table:table-cell>
          <table:table-cell table:style-name="ce4" table:formula="of:=IF(ISBLANK([.C$1]);1;(HLOOKUP([.C$1];[Type.$A$1:.$T$20];ROW();0)))" office:value-type="float" office:value="1">
            <text:p>1,0</text:p>
          </table:table-cell>
          <table:table-cell table:style-name="ce4" table:formula="of:=[.B12]*[.C12]" office:value-type="float" office:value="1">
            <text:p>1,0</text:p>
          </table:table-cell>
          <table:table-cell table:number-columns-repeated="995"/>
        </table:table-row>
        <table:table-row table:style-name="ro2">
          <table:table-cell office:value-type="string">
            <text:p>Grass</text:p>
          </table:table-cell>
          <table:table-cell table:style-name="ce4" table:formula="of:=IF(ISBLANK([.B$1]);1;(HLOOKUP([.B$1];[Type.$A$1:.$T$20];ROW();0)))" office:value-type="float" office:value="0.714">
            <text:p>0,7</text:p>
          </table:table-cell>
          <table:table-cell table:style-name="ce4" table:formula="of:=IF(ISBLANK([.C$1]);1;(HLOOKUP([.C$1];[Type.$A$1:.$T$20];ROW();0)))" office:value-type="float" office:value="1">
            <text:p>1,0</text:p>
          </table:table-cell>
          <table:table-cell table:style-name="ce4" table:formula="of:=[.B13]*[.C13]" office:value-type="float" office:value="0.714">
            <text:p>0,7</text:p>
          </table:table-cell>
          <table:table-cell table:number-columns-repeated="995"/>
        </table:table-row>
        <table:table-row table:style-name="ro2">
          <table:table-cell office:value-type="string">
            <text:p>Electric</text:p>
          </table:table-cell>
          <table:table-cell table:style-name="ce4" table:formula="of:=IF(ISBLANK([.B$1]);1;(HLOOKUP([.B$1];[Type.$A$1:.$T$20];ROW();0)))" office:value-type="float" office:value="1">
            <text:p>1,0</text:p>
          </table:table-cell>
          <table:table-cell table:style-name="ce4" table:formula="of:=IF(ISBLANK([.C$1]);1;(HLOOKUP([.C$1];[Type.$A$1:.$T$20];ROW();0)))" office:value-type="float" office:value="1">
            <text:p>1,0</text:p>
          </table:table-cell>
          <table:table-cell table:style-name="ce4" table:formula="of:=[.B14]*[.C14]" office:value-type="float" office:value="1">
            <text:p>1,0</text:p>
          </table:table-cell>
          <table:table-cell table:number-columns-repeated="995"/>
        </table:table-row>
        <table:table-row table:style-name="ro2">
          <table:table-cell office:value-type="string">
            <text:p>Psychic</text:p>
          </table:table-cell>
          <table:table-cell table:style-name="ce4" table:formula="of:=IF(ISBLANK([.B$1]);1;(HLOOKUP([.B$1];[Type.$A$1:.$T$20];ROW();0)))" office:value-type="float" office:value="0.714">
            <text:p>0,7</text:p>
          </table:table-cell>
          <table:table-cell table:style-name="ce4" table:formula="of:=IF(ISBLANK([.C$1]);1;(HLOOKUP([.C$1];[Type.$A$1:.$T$20];ROW();0)))" office:value-type="float" office:value="1">
            <text:p>1,0</text:p>
          </table:table-cell>
          <table:table-cell table:style-name="ce4" table:formula="of:=[.B15]*[.C15]" office:value-type="float" office:value="0.714">
            <text:p>0,7</text:p>
          </table:table-cell>
          <table:table-cell table:number-columns-repeated="995"/>
        </table:table-row>
        <table:table-row table:style-name="ro2">
          <table:table-cell office:value-type="string">
            <text:p>Ice</text:p>
          </table:table-cell>
          <table:table-cell table:style-name="ce4" table:formula="of:=IF(ISBLANK([.B$1]);1;(HLOOKUP([.B$1];[Type.$A$1:.$T$20];ROW();0)))" office:value-type="float" office:value="0.714">
            <text:p>0,7</text:p>
          </table:table-cell>
          <table:table-cell table:style-name="ce4" table:formula="of:=IF(ISBLANK([.C$1]);1;(HLOOKUP([.C$1];[Type.$A$1:.$T$20];ROW();0)))" office:value-type="float" office:value="1">
            <text:p>1,0</text:p>
          </table:table-cell>
          <table:table-cell table:style-name="ce4" table:formula="of:=[.B16]*[.C16]" office:value-type="float" office:value="0.714">
            <text:p>0,7</text:p>
          </table:table-cell>
          <table:table-cell table:number-columns-repeated="995"/>
        </table:table-row>
        <table:table-row table:style-name="ro2">
          <table:table-cell office:value-type="string">
            <text:p>Dragon</text:p>
          </table:table-cell>
          <table:table-cell table:style-name="ce4" table:formula="of:=IF(ISBLANK([.B$1]);1;(HLOOKUP([.B$1];[Type.$A$1:.$T$20];ROW();0)))" office:value-type="float" office:value="0.714">
            <text:p>0,7</text:p>
          </table:table-cell>
          <table:table-cell table:style-name="ce4" table:formula="of:=IF(ISBLANK([.C$1]);1;(HLOOKUP([.C$1];[Type.$A$1:.$T$20];ROW();0)))" office:value-type="float" office:value="1">
            <text:p>1,0</text:p>
          </table:table-cell>
          <table:table-cell table:style-name="ce4" table:formula="of:=[.B17]*[.C17]" office:value-type="float" office:value="0.714">
            <text:p>0,7</text:p>
          </table:table-cell>
          <table:table-cell table:number-columns-repeated="995"/>
        </table:table-row>
        <table:table-row table:style-name="ro2">
          <table:table-cell office:value-type="string">
            <text:p>Dark</text:p>
          </table:table-cell>
          <table:table-cell table:style-name="ce4" table:formula="of:=IF(ISBLANK([.B$1]);1;(HLOOKUP([.B$1];[Type.$A$1:.$T$20];ROW();0)))" office:value-type="float" office:value="1">
            <text:p>1,0</text:p>
          </table:table-cell>
          <table:table-cell table:style-name="ce4" table:formula="of:=IF(ISBLANK([.C$1]);1;(HLOOKUP([.C$1];[Type.$A$1:.$T$20];ROW();0)))" office:value-type="float" office:value="1">
            <text:p>1,0</text:p>
          </table:table-cell>
          <table:table-cell table:style-name="ce4" table:formula="of:=[.B18]*[.C18]" office:value-type="float" office:value="1">
            <text:p>1,0</text:p>
          </table:table-cell>
          <table:table-cell table:number-columns-repeated="995"/>
        </table:table-row>
        <table:table-row table:style-name="ro2">
          <table:table-cell office:value-type="string">
            <text:p>Fairy</text:p>
          </table:table-cell>
          <table:table-cell table:style-name="ce4" table:formula="of:=IF(ISBLANK([.B$1]);1;(HLOOKUP([.B$1];[Type.$A$1:.$T$20];ROW();0)))" office:value-type="float" office:value="0.714">
            <text:p>0,7</text:p>
          </table:table-cell>
          <table:table-cell table:style-name="ce4" table:formula="of:=IF(ISBLANK([.C$1]);1;(HLOOKUP([.C$1];[Type.$A$1:.$T$20];ROW();0)))" office:value-type="float" office:value="1">
            <text:p>1,0</text:p>
          </table:table-cell>
          <table:table-cell table:style-name="ce4" table:formula="of:=[.B19]*[.C19]" office:value-type="float" office:value="0.714">
            <text:p>0,7</text:p>
          </table:table-cell>
          <table:table-cell table:number-columns-repeated="995"/>
        </table:table-row>
        <table:table-row table:style-name="ro2" table:number-rows-repeated="1048556">
          <table:table-cell table:number-columns-repeated="999"/>
        </table:table-row>
        <table:table-row table:style-name="ro2">
          <table:table-cell table:number-columns-repeated="999"/>
        </table:table-row>
      </table:table>
      <table:table table:name="Type" table:style-name="ta1">
        <office:forms form:automatic-focus="false" form:apply-design-mode="false"/>
        <table:table-column table:style-name="co5" table:default-cell-style-name="ce6"/>
        <table:table-column table:style-name="co6" table:default-cell-style-name="ce10"/>
        <table:table-column table:style-name="co7" table:default-cell-style-name="ce10"/>
        <table:table-column table:style-name="co6" table:number-columns-repeated="16" table:default-cell-style-name="ce10"/>
        <table:table-column table:style-name="co8" table:default-cell-style-name="ce12"/>
        <table:table-column table:style-name="co4" table:number-columns-repeated="1004" table:default-cell-style-name="ce12"/>
        <table:table-row table:style-name="ro2">
          <table:table-cell office:value-type="string">
            <text:p>vATK, DEF&gt;</text:p>
          </table:table-cell>
          <table:table-cell table:style-name="ce8" office:value-type="string">
            <text:p>Normal</text:p>
          </table:table-cell>
          <table:table-cell table:style-name="ce8" office:value-type="string">
            <text:p>Fighting</text:p>
          </table:table-cell>
          <table:table-cell table:style-name="ce8" office:value-type="string">
            <text:p>Flying</text:p>
          </table:table-cell>
          <table:table-cell table:style-name="ce8" office:value-type="string">
            <text:p>Poison</text:p>
          </table:table-cell>
          <table:table-cell table:style-name="ce8" office:value-type="string">
            <text:p>Ground</text:p>
          </table:table-cell>
          <table:table-cell table:style-name="ce8" office:value-type="string">
            <text:p>Rock</text:p>
          </table:table-cell>
          <table:table-cell table:style-name="ce8" office:value-type="string">
            <text:p>Bug</text:p>
          </table:table-cell>
          <table:table-cell table:style-name="ce8" office:value-type="string">
            <text:p>Ghost</text:p>
          </table:table-cell>
          <table:table-cell table:style-name="ce8" office:value-type="string">
            <text:p>Steel</text:p>
          </table:table-cell>
          <table:table-cell table:style-name="ce8" office:value-type="string">
            <text:p>Fire</text:p>
          </table:table-cell>
          <table:table-cell table:style-name="ce8" office:value-type="string">
            <text:p>Water</text:p>
          </table:table-cell>
          <table:table-cell table:style-name="ce8" office:value-type="string">
            <text:p>Grass</text:p>
          </table:table-cell>
          <table:table-cell table:style-name="ce11" office:value-type="string">
            <text:p>Electric</text:p>
          </table:table-cell>
          <table:table-cell table:style-name="ce8" office:value-type="string">
            <text:p>Psychic</text:p>
          </table:table-cell>
          <table:table-cell table:style-name="ce8" office:value-type="string">
            <text:p>Ice</text:p>
          </table:table-cell>
          <table:table-cell table:style-name="ce8" office:value-type="string">
            <text:p>Dragon</text:p>
          </table:table-cell>
          <table:table-cell table:style-name="ce8" office:value-type="string">
            <text:p>Dark</text:p>
          </table:table-cell>
          <table:table-cell table:style-name="ce8" office:value-type="string">
            <text:p>Fairy</text:p>
          </table:table-cell>
          <table:table-cell table:style-name="ce6" table:number-columns-repeated="1004"/>
          <table:table-cell/>
        </table:table-row>
        <table:table-row table:style-name="ro2">
          <table:table-cell office:value-type="string">
            <text:p>Normal</text:p>
          </table:table-cell>
          <table:table-cell table:number-columns-repeated="5" table:style-name="ce9" office:value-type="float" office:value="1">
            <text:p>1,0</text:p>
          </table:table-cell>
          <table:table-cell table:style-name="ce9" office:value-type="float" office:value="0.714">
            <text:p>0,7</text:p>
          </table:table-cell>
          <table:table-cell table:style-name="ce9" office:value-type="float" office:value="1">
            <text:p>1,0</text:p>
          </table:table-cell>
          <table:table-cell table:style-name="ce9" office:value-type="float" office:value="0.51">
            <text:p>0,5</text:p>
          </table:table-cell>
          <table:table-cell table:style-name="ce9" office:value-type="float" office:value="0.714">
            <text:p>0,7</text:p>
          </table:table-cell>
          <table:table-cell table:number-columns-repeated="10" table:style-name="ce9" office:value-type="float" office:value="1">
            <text:p>1,0</text:p>
          </table:table-cell>
          <table:table-cell table:number-columns-repeated="1004"/>
        </table:table-row>
        <table:table-row table:style-name="ro2">
          <table:table-cell office:value-type="string">
            <text:p>Fighting</text:p>
          </table:table-cell>
          <table:table-cell table:style-name="ce9" office:value-type="float" office:value="1.4">
            <text:p>1,4</text:p>
          </table:table-cell>
          <table:table-cell table:style-name="ce9" office:value-type="float" office:value="1">
            <text:p>1,0</text:p>
          </table:table-cell>
          <table:table-cell table:number-columns-repeated="2" table:style-name="ce9" office:value-type="float" office:value="0.714">
            <text:p>0,7</text:p>
          </table:table-cell>
          <table:table-cell table:style-name="ce9" office:value-type="float" office:value="1">
            <text:p>1,0</text:p>
          </table:table-cell>
          <table:table-cell table:style-name="ce9" office:value-type="float" office:value="1.4">
            <text:p>1,4</text:p>
          </table:table-cell>
          <table:table-cell table:style-name="ce9" office:value-type="float" office:value="0.714">
            <text:p>0,7</text:p>
          </table:table-cell>
          <table:table-cell table:style-name="ce9" office:value-type="float" office:value="0.51">
            <text:p>0,5</text:p>
          </table:table-cell>
          <table:table-cell table:style-name="ce9" office:value-type="float" office:value="1.4">
            <text:p>1,4</text:p>
          </table:table-cell>
          <table:table-cell table:number-columns-repeated="4" table:style-name="ce9" office:value-type="float" office:value="1">
            <text:p>1,0</text:p>
          </table:table-cell>
          <table:table-cell table:style-name="ce9" office:value-type="float" office:value="0.714">
            <text:p>0,7</text:p>
          </table:table-cell>
          <table:table-cell table:style-name="ce9" office:value-type="float" office:value="1.4">
            <text:p>1,4</text:p>
          </table:table-cell>
          <table:table-cell table:style-name="ce9" office:value-type="float" office:value="1">
            <text:p>1,0</text:p>
          </table:table-cell>
          <table:table-cell table:style-name="ce9" office:value-type="float" office:value="1.4">
            <text:p>1,4</text:p>
          </table:table-cell>
          <table:table-cell table:style-name="ce9" office:value-type="float" office:value="0.714">
            <text:p>0,7</text:p>
          </table:table-cell>
          <table:table-cell table:style-name="ce9" office:value-type="float" office:value="1">
            <text:p>1,0</text:p>
          </table:table-cell>
          <table:table-cell table:number-columns-repeated="1004"/>
        </table:table-row>
        <table:table-row table:style-name="ro2">
          <table:table-cell office:value-type="string">
            <text:p>Flying</text:p>
          </table:table-cell>
          <table:table-cell table:style-name="ce9" office:value-type="float" office:value="1">
            <text:p>1,0</text:p>
          </table:table-cell>
          <table:table-cell table:style-name="ce9" office:value-type="float" office:value="1.4">
            <text:p>1,4</text:p>
          </table:table-cell>
          <table:table-cell table:number-columns-repeated="3" table:style-name="ce9" office:value-type="float" office:value="1">
            <text:p>1,0</text:p>
          </table:table-cell>
          <table:table-cell table:style-name="ce9" office:value-type="float" office:value="0.714">
            <text:p>0,7</text:p>
          </table:table-cell>
          <table:table-cell table:style-name="ce9" office:value-type="float" office:value="1.4">
            <text:p>1,4</text:p>
          </table:table-cell>
          <table:table-cell table:style-name="ce9" office:value-type="float" office:value="1">
            <text:p>1,0</text:p>
          </table:table-cell>
          <table:table-cell table:style-name="ce9" office:value-type="float" office:value="0.714">
            <text:p>0,7</text:p>
          </table:table-cell>
          <table:table-cell table:number-columns-repeated="2" table:style-name="ce9" office:value-type="float" office:value="1">
            <text:p>1,0</text:p>
          </table:table-cell>
          <table:table-cell table:style-name="ce9" office:value-type="float" office:value="1.4">
            <text:p>1,4</text:p>
          </table:table-cell>
          <table:table-cell table:style-name="ce9" office:value-type="float" office:value="0.714">
            <text:p>0,7</text:p>
          </table:table-cell>
          <table:table-cell table:number-columns-repeated="6" table:style-name="ce9" office:value-type="float" office:value="1">
            <text:p>1,0</text:p>
          </table:table-cell>
          <table:table-cell table:number-columns-repeated="1004"/>
        </table:table-row>
        <table:table-row table:style-name="ro2">
          <table:table-cell office:value-type="string">
            <text:p>Poison</text:p>
          </table:table-cell>
          <table:table-cell table:number-columns-repeated="3" table:style-name="ce9" office:value-type="float" office:value="1">
            <text:p>1,0</text:p>
          </table:table-cell>
          <table:table-cell table:number-columns-repeated="3" table:style-name="ce9" office:value-type="float" office:value="0.714">
            <text:p>0,7</text:p>
          </table:table-cell>
          <table:table-cell table:style-name="ce9" office:value-type="float" office:value="1">
            <text:p>1,0</text:p>
          </table:table-cell>
          <table:table-cell table:style-name="ce9" office:value-type="float" office:value="0.714">
            <text:p>0,7</text:p>
          </table:table-cell>
          <table:table-cell table:style-name="ce9" office:value-type="float" office:value="0.51">
            <text:p>0,5</text:p>
          </table:table-cell>
          <table:table-cell table:number-columns-repeated="2" table:style-name="ce9" office:value-type="float" office:value="1">
            <text:p>1,0</text:p>
          </table:table-cell>
          <table:table-cell table:style-name="ce9" office:value-type="float" office:value="1.4">
            <text:p>1,4</text:p>
          </table:table-cell>
          <table:table-cell table:number-columns-repeated="5" table:style-name="ce9" office:value-type="float" office:value="1">
            <text:p>1,0</text:p>
          </table:table-cell>
          <table:table-cell table:style-name="ce9" office:value-type="float" office:value="1.4">
            <text:p>1,4</text:p>
          </table:table-cell>
          <table:table-cell table:style-name="ce9" office:value-type="float" office:value="1">
            <text:p>1,0</text:p>
          </table:table-cell>
          <table:table-cell table:number-columns-repeated="1004"/>
        </table:table-row>
        <table:table-row table:style-name="ro2">
          <table:table-cell office:value-type="string">
            <text:p>Ground</text:p>
          </table:table-cell>
          <table:table-cell table:number-columns-repeated="2" table:style-name="ce9" office:value-type="float" office:value="1">
            <text:p>1,0</text:p>
          </table:table-cell>
          <table:table-cell table:style-name="ce9" office:value-type="float" office:value="0.51">
            <text:p>0,5</text:p>
          </table:table-cell>
          <table:table-cell table:style-name="ce9" office:value-type="float" office:value="1.4">
            <text:p>1,4</text:p>
          </table:table-cell>
          <table:table-cell table:style-name="ce9" office:value-type="float" office:value="1">
            <text:p>1,0</text:p>
          </table:table-cell>
          <table:table-cell table:style-name="ce9" office:value-type="float" office:value="1.4">
            <text:p>1,4</text:p>
          </table:table-cell>
          <table:table-cell table:style-name="ce9" office:value-type="float" office:value="0.714">
            <text:p>0,7</text:p>
          </table:table-cell>
          <table:table-cell table:style-name="ce9" office:value-type="float" office:value="1">
            <text:p>1,0</text:p>
          </table:table-cell>
          <table:table-cell table:number-columns-repeated="2" table:style-name="ce9" office:value-type="float" office:value="1.4">
            <text:p>1,4</text:p>
          </table:table-cell>
          <table:table-cell table:style-name="ce9" office:value-type="float" office:value="1">
            <text:p>1,0</text:p>
          </table:table-cell>
          <table:table-cell table:style-name="ce9" office:value-type="float" office:value="0.714">
            <text:p>0,7</text:p>
          </table:table-cell>
          <table:table-cell table:style-name="ce9" office:value-type="float" office:value="1.4">
            <text:p>1,4</text:p>
          </table:table-cell>
          <table:table-cell table:number-columns-repeated="6" table:style-name="ce9" office:value-type="float" office:value="1">
            <text:p>1,0</text:p>
          </table:table-cell>
          <table:table-cell table:number-columns-repeated="1004"/>
        </table:table-row>
        <table:table-row table:style-name="ro2">
          <table:table-cell office:value-type="string">
            <text:p>Rock</text:p>
          </table:table-cell>
          <table:table-cell table:style-name="ce9" office:value-type="float" office:value="1">
            <text:p>1,0</text:p>
          </table:table-cell>
          <table:table-cell table:style-name="ce9" office:value-type="float" office:value="0.714">
            <text:p>0,7</text:p>
          </table:table-cell>
          <table:table-cell table:style-name="ce9" office:value-type="float" office:value="1.4">
            <text:p>1,4</text:p>
          </table:table-cell>
          <table:table-cell table:style-name="ce9" office:value-type="float" office:value="1">
            <text:p>1,0</text:p>
          </table:table-cell>
          <table:table-cell table:style-name="ce9" office:value-type="float" office:value="0.714">
            <text:p>0,7</text:p>
          </table:table-cell>
          <table:table-cell table:style-name="ce9" office:value-type="float" office:value="1">
            <text:p>1,0</text:p>
          </table:table-cell>
          <table:table-cell table:style-name="ce9" office:value-type="float" office:value="1.4">
            <text:p>1,4</text:p>
          </table:table-cell>
          <table:table-cell table:style-name="ce9" office:value-type="float" office:value="1">
            <text:p>1,0</text:p>
          </table:table-cell>
          <table:table-cell table:style-name="ce9" office:value-type="float" office:value="0.714">
            <text:p>0,7</text:p>
          </table:table-cell>
          <table:table-cell table:style-name="ce9" office:value-type="float" office:value="1.4">
            <text:p>1,4</text:p>
          </table:table-cell>
          <table:table-cell table:number-columns-repeated="4" table:style-name="ce9" office:value-type="float" office:value="1">
            <text:p>1,0</text:p>
          </table:table-cell>
          <table:table-cell table:style-name="ce9" office:value-type="float" office:value="1.4">
            <text:p>1,4</text:p>
          </table:table-cell>
          <table:table-cell table:number-columns-repeated="4" table:style-name="ce9" office:value-type="float" office:value="1">
            <text:p>1,0</text:p>
          </table:table-cell>
          <table:table-cell table:number-columns-repeated="1004"/>
        </table:table-row>
        <table:table-row table:style-name="ro2">
          <table:table-cell office:value-type="string">
            <text:p>Bug</text:p>
          </table:table-cell>
          <table:table-cell table:style-name="ce9" office:value-type="float" office:value="1">
            <text:p>1,0</text:p>
          </table:table-cell>
          <table:table-cell table:number-columns-repeated="3" table:style-name="ce9" office:value-type="float" office:value="0.714">
            <text:p>0,7</text:p>
          </table:table-cell>
          <table:table-cell table:number-columns-repeated="3" table:style-name="ce9" office:value-type="float" office:value="1">
            <text:p>1,0</text:p>
          </table:table-cell>
          <table:table-cell table:number-columns-repeated="3" table:style-name="ce9" office:value-type="float" office:value="0.714">
            <text:p>0,7</text:p>
          </table:table-cell>
          <table:table-cell table:style-name="ce9" office:value-type="float" office:value="1">
            <text:p>1,0</text:p>
          </table:table-cell>
          <table:table-cell table:style-name="ce9" office:value-type="float" office:value="1.4">
            <text:p>1,4</text:p>
          </table:table-cell>
          <table:table-cell table:style-name="ce9" office:value-type="float" office:value="1">
            <text:p>1,0</text:p>
          </table:table-cell>
          <table:table-cell table:style-name="ce9" office:value-type="float" office:value="1.4">
            <text:p>1,4</text:p>
          </table:table-cell>
          <table:table-cell table:number-columns-repeated="2" table:style-name="ce9" office:value-type="float" office:value="1">
            <text:p>1,0</text:p>
          </table:table-cell>
          <table:table-cell table:style-name="ce9" office:value-type="float" office:value="1.4">
            <text:p>1,4</text:p>
          </table:table-cell>
          <table:table-cell table:style-name="ce9" office:value-type="float" office:value="0.714">
            <text:p>0,7</text:p>
          </table:table-cell>
          <table:table-cell table:style-name="ce9" office:value-type="float" office:value="1">
            <text:p>1,0</text:p>
          </table:table-cell>
          <table:table-cell table:number-columns-repeated="1004"/>
        </table:table-row>
        <table:table-row table:style-name="ro2">
          <table:table-cell office:value-type="string">
            <text:p>Ghost</text:p>
          </table:table-cell>
          <table:table-cell table:style-name="ce9" office:value-type="float" office:value="0.51">
            <text:p>0,5</text:p>
          </table:table-cell>
          <table:table-cell table:number-columns-repeated="6" table:style-name="ce9" office:value-type="float" office:value="1">
            <text:p>1,0</text:p>
          </table:table-cell>
          <table:table-cell table:style-name="ce9" office:value-type="float" office:value="1.4">
            <text:p>1,4</text:p>
          </table:table-cell>
          <table:table-cell table:number-columns-repeated="5" table:style-name="ce9" office:value-type="float" office:value="1">
            <text:p>1,0</text:p>
          </table:table-cell>
          <table:table-cell table:style-name="ce9" office:value-type="float" office:value="1.4">
            <text:p>1,4</text:p>
          </table:table-cell>
          <table:table-cell table:number-columns-repeated="2" table:style-name="ce9" office:value-type="float" office:value="1">
            <text:p>1,0</text:p>
          </table:table-cell>
          <table:table-cell table:style-name="ce9" office:value-type="float" office:value="0.714">
            <text:p>0,7</text:p>
          </table:table-cell>
          <table:table-cell table:number-columns-repeated="2" table:style-name="ce9" office:value-type="float" office:value="1">
            <text:p>1,0</text:p>
          </table:table-cell>
          <table:table-cell table:number-columns-repeated="1004"/>
        </table:table-row>
        <table:table-row table:style-name="ro2">
          <table:table-cell office:value-type="string">
            <text:p>Steel</text:p>
          </table:table-cell>
          <table:table-cell table:number-columns-repeated="5" table:style-name="ce9" office:value-type="float" office:value="1">
            <text:p>1,0</text:p>
          </table:table-cell>
          <table:table-cell table:style-name="ce9" office:value-type="float" office:value="1.4">
            <text:p>1,4</text:p>
          </table:table-cell>
          <table:table-cell table:number-columns-repeated="2" table:style-name="ce9" office:value-type="float" office:value="1">
            <text:p>1,0</text:p>
          </table:table-cell>
          <table:table-cell table:number-columns-repeated="3" table:style-name="ce9" office:value-type="float" office:value="0.714">
            <text:p>0,7</text:p>
          </table:table-cell>
          <table:table-cell table:style-name="ce9" office:value-type="float" office:value="1">
            <text:p>1,0</text:p>
          </table:table-cell>
          <table:table-cell table:style-name="ce9" office:value-type="float" office:value="0.714">
            <text:p>0,7</text:p>
          </table:table-cell>
          <table:table-cell table:style-name="ce9" office:value-type="float" office:value="1">
            <text:p>1,0</text:p>
          </table:table-cell>
          <table:table-cell table:style-name="ce9" office:value-type="float" office:value="1.4">
            <text:p>1,4</text:p>
          </table:table-cell>
          <table:table-cell table:number-columns-repeated="2" table:style-name="ce9" office:value-type="float" office:value="1">
            <text:p>1,0</text:p>
          </table:table-cell>
          <table:table-cell table:style-name="ce9" office:value-type="float" office:value="1.4">
            <text:p>1,4</text:p>
          </table:table-cell>
          <table:table-cell table:style-name="ce9" office:value-type="float" office:value="1">
            <text:p>1,0</text:p>
          </table:table-cell>
          <table:table-cell table:number-columns-repeated="1004"/>
        </table:table-row>
        <table:table-row table:style-name="ro2">
          <table:table-cell office:value-type="string">
            <text:p>Fire</text:p>
          </table:table-cell>
          <table:table-cell table:number-columns-repeated="5" table:style-name="ce9" office:value-type="float" office:value="1">
            <text:p>1,0</text:p>
          </table:table-cell>
          <table:table-cell table:style-name="ce9" office:value-type="float" office:value="0.714">
            <text:p>0,7</text:p>
          </table:table-cell>
          <table:table-cell table:style-name="ce9" office:value-type="float" office:value="1.4">
            <text:p>1,4</text:p>
          </table:table-cell>
          <table:table-cell table:style-name="ce9" office:value-type="float" office:value="1">
            <text:p>1,0</text:p>
          </table:table-cell>
          <table:table-cell table:style-name="ce9" office:value-type="float" office:value="1.4">
            <text:p>1,4</text:p>
          </table:table-cell>
          <table:table-cell table:number-columns-repeated="2" table:style-name="ce9" office:value-type="float" office:value="0.714">
            <text:p>0,7</text:p>
          </table:table-cell>
          <table:table-cell table:style-name="ce9" office:value-type="float" office:value="1.4">
            <text:p>1,4</text:p>
          </table:table-cell>
          <table:table-cell table:number-columns-repeated="2" table:style-name="ce9" office:value-type="float" office:value="1">
            <text:p>1,0</text:p>
          </table:table-cell>
          <table:table-cell table:style-name="ce9" office:value-type="float" office:value="1.4">
            <text:p>1,4</text:p>
          </table:table-cell>
          <table:table-cell table:style-name="ce9" office:value-type="float" office:value="0.714">
            <text:p>0,7</text:p>
          </table:table-cell>
          <table:table-cell table:number-columns-repeated="3" table:style-name="ce9" office:value-type="float" office:value="1">
            <text:p>1,0</text:p>
          </table:table-cell>
          <table:table-cell table:number-columns-repeated="1004"/>
        </table:table-row>
        <table:table-row table:style-name="ro2">
          <table:table-cell office:value-type="string">
            <text:p>Water</text:p>
          </table:table-cell>
          <table:table-cell table:number-columns-repeated="4" table:style-name="ce9" office:value-type="float" office:value="1">
            <text:p>1,0</text:p>
          </table:table-cell>
          <table:table-cell table:number-columns-repeated="2" table:style-name="ce9" office:value-type="float" office:value="1.4">
            <text:p>1,4</text:p>
          </table:table-cell>
          <table:table-cell table:number-columns-repeated="3" table:style-name="ce9" office:value-type="float" office:value="1">
            <text:p>1,0</text:p>
          </table:table-cell>
          <table:table-cell table:style-name="ce9" office:value-type="float" office:value="1.4">
            <text:p>1,4</text:p>
          </table:table-cell>
          <table:table-cell table:number-columns-repeated="2" table:style-name="ce9" office:value-type="float" office:value="0.714">
            <text:p>0,7</text:p>
          </table:table-cell>
          <table:table-cell table:number-columns-repeated="3" table:style-name="ce9" office:value-type="float" office:value="1">
            <text:p>1,0</text:p>
          </table:table-cell>
          <table:table-cell table:style-name="ce9" office:value-type="float" office:value="0.714">
            <text:p>0,7</text:p>
          </table:table-cell>
          <table:table-cell table:number-columns-repeated="3" table:style-name="ce9" office:value-type="float" office:value="1">
            <text:p>1,0</text:p>
          </table:table-cell>
          <table:table-cell table:number-columns-repeated="1004"/>
        </table:table-row>
        <table:table-row table:style-name="ro2">
          <table:table-cell office:value-type="string">
            <text:p>Grass</text:p>
          </table:table-cell>
          <table:table-cell table:number-columns-repeated="2" table:style-name="ce9" office:value-type="float" office:value="1">
            <text:p>1,0</text:p>
          </table:table-cell>
          <table:table-cell table:number-columns-repeated="2" table:style-name="ce9" office:value-type="float" office:value="0.714">
            <text:p>0,7</text:p>
          </table:table-cell>
          <table:table-cell table:number-columns-repeated="2" table:style-name="ce9" office:value-type="float" office:value="1.4">
            <text:p>1,4</text:p>
          </table:table-cell>
          <table:table-cell table:style-name="ce9" office:value-type="float" office:value="0.714">
            <text:p>0,7</text:p>
          </table:table-cell>
          <table:table-cell table:style-name="ce9" office:value-type="float" office:value="1">
            <text:p>1,0</text:p>
          </table:table-cell>
          <table:table-cell table:number-columns-repeated="2" table:style-name="ce9" office:value-type="float" office:value="0.714">
            <text:p>0,7</text:p>
          </table:table-cell>
          <table:table-cell table:style-name="ce9" office:value-type="float" office:value="1.4">
            <text:p>1,4</text:p>
          </table:table-cell>
          <table:table-cell table:style-name="ce9" office:value-type="float" office:value="0.714">
            <text:p>0,7</text:p>
          </table:table-cell>
          <table:table-cell table:number-columns-repeated="3" table:style-name="ce9" office:value-type="float" office:value="1">
            <text:p>1,0</text:p>
          </table:table-cell>
          <table:table-cell table:style-name="ce9" office:value-type="float" office:value="0.714">
            <text:p>0,7</text:p>
          </table:table-cell>
          <table:table-cell table:number-columns-repeated="3" table:style-name="ce9" office:value-type="float" office:value="1">
            <text:p>1,0</text:p>
          </table:table-cell>
          <table:table-cell table:number-columns-repeated="1004"/>
        </table:table-row>
        <table:table-row table:style-name="ro2">
          <table:table-cell table:style-name="ce7" office:value-type="string">
            <text:p>Electric</text:p>
          </table:table-cell>
          <table:table-cell table:number-columns-repeated="2" table:style-name="ce9" office:value-type="float" office:value="1">
            <text:p>1,0</text:p>
          </table:table-cell>
          <table:table-cell table:style-name="ce9" office:value-type="float" office:value="1.4">
            <text:p>1,4</text:p>
          </table:table-cell>
          <table:table-cell table:style-name="ce9" office:value-type="float" office:value="1">
            <text:p>1,0</text:p>
          </table:table-cell>
          <table:table-cell table:style-name="ce9" office:value-type="float" office:value="0.51">
            <text:p>0,5</text:p>
          </table:table-cell>
          <table:table-cell table:number-columns-repeated="5" table:style-name="ce9" office:value-type="float" office:value="1">
            <text:p>1,0</text:p>
          </table:table-cell>
          <table:table-cell table:style-name="ce9" office:value-type="float" office:value="1.4">
            <text:p>1,4</text:p>
          </table:table-cell>
          <table:table-cell table:number-columns-repeated="2" table:style-name="ce9" office:value-type="float" office:value="0.714">
            <text:p>0,7</text:p>
          </table:table-cell>
          <table:table-cell table:number-columns-repeated="2" table:style-name="ce9" office:value-type="float" office:value="1">
            <text:p>1,0</text:p>
          </table:table-cell>
          <table:table-cell table:style-name="ce9" office:value-type="float" office:value="0.714">
            <text:p>0,7</text:p>
          </table:table-cell>
          <table:table-cell table:number-columns-repeated="3" table:style-name="ce9" office:value-type="float" office:value="1">
            <text:p>1,0</text:p>
          </table:table-cell>
          <table:table-cell table:number-columns-repeated="1004"/>
        </table:table-row>
        <table:table-row table:style-name="ro2">
          <table:table-cell office:value-type="string">
            <text:p>Psychic</text:p>
          </table:table-cell>
          <table:table-cell table:style-name="ce9" office:value-type="float" office:value="1">
            <text:p>1,0</text:p>
          </table:table-cell>
          <table:table-cell table:style-name="ce9" office:value-type="float" office:value="1.4">
            <text:p>1,4</text:p>
          </table:table-cell>
          <table:table-cell table:style-name="ce9" office:value-type="float" office:value="1">
            <text:p>1,0</text:p>
          </table:table-cell>
          <table:table-cell table:style-name="ce9" office:value-type="float" office:value="1.4">
            <text:p>1,4</text:p>
          </table:table-cell>
          <table:table-cell table:number-columns-repeated="4" table:style-name="ce9" office:value-type="float" office:value="1">
            <text:p>1,0</text:p>
          </table:table-cell>
          <table:table-cell table:style-name="ce9" office:value-type="float" office:value="0.714">
            <text:p>0,7</text:p>
          </table:table-cell>
          <table:table-cell table:number-columns-repeated="4" table:style-name="ce9" office:value-type="float" office:value="1">
            <text:p>1,0</text:p>
          </table:table-cell>
          <table:table-cell table:style-name="ce9" office:value-type="float" office:value="0.714">
            <text:p>0,7</text:p>
          </table:table-cell>
          <table:table-cell table:number-columns-repeated="2" table:style-name="ce9" office:value-type="float" office:value="1">
            <text:p>1,0</text:p>
          </table:table-cell>
          <table:table-cell table:style-name="ce9" office:value-type="float" office:value="0.51">
            <text:p>0,5</text:p>
          </table:table-cell>
          <table:table-cell table:number-columns-repeated="2" table:style-name="ce9" office:value-type="float" office:value="1">
            <text:p>1,0</text:p>
          </table:table-cell>
          <table:table-cell table:number-columns-repeated="1004"/>
        </table:table-row>
        <table:table-row table:style-name="ro2">
          <table:table-cell office:value-type="string">
            <text:p>Ice</text:p>
          </table:table-cell>
          <table:table-cell table:number-columns-repeated="2" table:style-name="ce9" office:value-type="float" office:value="1">
            <text:p>1,0</text:p>
          </table:table-cell>
          <table:table-cell table:style-name="ce9" office:value-type="float" office:value="1.4">
            <text:p>1,4</text:p>
          </table:table-cell>
          <table:table-cell table:style-name="ce9" office:value-type="float" office:value="1">
            <text:p>1,0</text:p>
          </table:table-cell>
          <table:table-cell table:style-name="ce9" office:value-type="float" office:value="1.4">
            <text:p>1,4</text:p>
          </table:table-cell>
          <table:table-cell table:number-columns-repeated="3" table:style-name="ce9" office:value-type="float" office:value="1">
            <text:p>1,0</text:p>
          </table:table-cell>
          <table:table-cell table:number-columns-repeated="3" table:style-name="ce9" office:value-type="float" office:value="0.714">
            <text:p>0,7</text:p>
          </table:table-cell>
          <table:table-cell table:style-name="ce9" office:value-type="float" office:value="1.4">
            <text:p>1,4</text:p>
          </table:table-cell>
          <table:table-cell table:number-columns-repeated="2" table:style-name="ce9" office:value-type="float" office:value="1">
            <text:p>1,0</text:p>
          </table:table-cell>
          <table:table-cell table:style-name="ce9" office:value-type="float" office:value="0.714">
            <text:p>0,7</text:p>
          </table:table-cell>
          <table:table-cell table:style-name="ce9" office:value-type="float" office:value="1.4">
            <text:p>1,4</text:p>
          </table:table-cell>
          <table:table-cell table:number-columns-repeated="3" table:style-name="ce9" office:value-type="float" office:value="1">
            <text:p>1,0</text:p>
          </table:table-cell>
          <table:table-cell table:number-columns-repeated="1004"/>
        </table:table-row>
        <table:table-row table:style-name="ro2">
          <table:table-cell office:value-type="string">
            <text:p>Dragon</text:p>
          </table:table-cell>
          <table:table-cell table:number-columns-repeated="8" table:style-name="ce9" office:value-type="float" office:value="1">
            <text:p>1,0</text:p>
          </table:table-cell>
          <table:table-cell table:style-name="ce9" office:value-type="float" office:value="0.714">
            <text:p>0,7</text:p>
          </table:table-cell>
          <table:table-cell table:number-columns-repeated="6" table:style-name="ce9" office:value-type="float" office:value="1">
            <text:p>1,0</text:p>
          </table:table-cell>
          <table:table-cell table:style-name="ce9" office:value-type="float" office:value="1.4">
            <text:p>1,4</text:p>
          </table:table-cell>
          <table:table-cell table:style-name="ce9" office:value-type="float" office:value="1">
            <text:p>1,0</text:p>
          </table:table-cell>
          <table:table-cell table:style-name="ce9" office:value-type="float" office:value="0.51">
            <text:p>0,5</text:p>
          </table:table-cell>
          <table:table-cell table:style-name="ce9" office:value-type="float" office:value="1">
            <text:p>1,0</text:p>
          </table:table-cell>
          <table:table-cell table:number-columns-repeated="1004"/>
        </table:table-row>
        <table:table-row table:style-name="ro2">
          <table:table-cell office:value-type="string">
            <text:p>Dark</text:p>
          </table:table-cell>
          <table:table-cell table:style-name="ce9" office:value-type="float" office:value="1">
            <text:p>1,0</text:p>
          </table:table-cell>
          <table:table-cell table:style-name="ce9" office:value-type="float" office:value="0.714">
            <text:p>0,7</text:p>
          </table:table-cell>
          <table:table-cell table:number-columns-repeated="5" table:style-name="ce9" office:value-type="float" office:value="1">
            <text:p>1,0</text:p>
          </table:table-cell>
          <table:table-cell table:style-name="ce9" office:value-type="float" office:value="1.4">
            <text:p>1,4</text:p>
          </table:table-cell>
          <table:table-cell table:number-columns-repeated="5" table:style-name="ce9" office:value-type="float" office:value="1">
            <text:p>1,0</text:p>
          </table:table-cell>
          <table:table-cell table:style-name="ce9" office:value-type="float" office:value="1.4">
            <text:p>1,4</text:p>
          </table:table-cell>
          <table:table-cell table:number-columns-repeated="2" table:style-name="ce9" office:value-type="float" office:value="1">
            <text:p>1,0</text:p>
          </table:table-cell>
          <table:table-cell table:number-columns-repeated="2" table:style-name="ce9" office:value-type="float" office:value="0.714">
            <text:p>0,7</text:p>
          </table:table-cell>
          <table:table-cell table:style-name="ce9" office:value-type="float" office:value="1">
            <text:p>1,0</text:p>
          </table:table-cell>
          <table:table-cell table:number-columns-repeated="1004"/>
        </table:table-row>
        <table:table-row table:style-name="ro2">
          <table:table-cell office:value-type="string">
            <text:p>Fairy</text:p>
          </table:table-cell>
          <table:table-cell table:style-name="ce9" office:value-type="float" office:value="1">
            <text:p>1,0</text:p>
          </table:table-cell>
          <table:table-cell table:style-name="ce9" office:value-type="float" office:value="1.4">
            <text:p>1,4</text:p>
          </table:table-cell>
          <table:table-cell table:style-name="ce9" office:value-type="float" office:value="1">
            <text:p>1,0</text:p>
          </table:table-cell>
          <table:table-cell table:style-name="ce9" office:value-type="float" office:value="0.714">
            <text:p>0,7</text:p>
          </table:table-cell>
          <table:table-cell table:number-columns-repeated="4" table:style-name="ce9" office:value-type="float" office:value="1">
            <text:p>1,0</text:p>
          </table:table-cell>
          <table:table-cell table:number-columns-repeated="2" table:style-name="ce9" office:value-type="float" office:value="0.714">
            <text:p>0,7</text:p>
          </table:table-cell>
          <table:table-cell table:number-columns-repeated="5" table:style-name="ce9" office:value-type="float" office:value="1">
            <text:p>1,0</text:p>
          </table:table-cell>
          <table:table-cell table:number-columns-repeated="2" table:style-name="ce9" office:value-type="float" office:value="1.4">
            <text:p>1,4</text:p>
          </table:table-cell>
          <table:table-cell table:number-columns-repeated="2" table:style-name="ce9" office:value-type="float" office:value="1">
            <text:p>1,0</text:p>
          </table:table-cell>
          <table:table-cell table:number-columns-repeated="1004"/>
        </table:table-row>
        <table:table-row table:style-name="ro2">
          <table:table-cell/>
          <table:table-cell table:number-columns-repeated="19" table:style-name="ce9" office:value-type="float" office:value="1">
            <text:p>1,0</text:p>
          </table:table-cell>
          <table:table-cell table:number-columns-repeated="1004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kedex" table:style-name="ta1">
        <office:forms form:automatic-focus="false" form:apply-design-mode="false"/>
        <table:table-column table:style-name="co9" table:default-cell-style-name="Default"/>
        <table:table-column table:style-name="co4" table:default-cell-style-name="Default"/>
        <table:table-column table:style-name="co10" table:visibility="collapse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visibility="collapse" table:default-cell-style-name="Default"/>
        <table:table-column table:style-name="co13" table:visibility="collapse" table:default-cell-style-name="Default"/>
        <table:table-column table:style-name="co11" table:default-cell-style-name="ce14"/>
        <table:table-column table:style-name="co14" table:default-cell-style-name="ce14"/>
        <table:table-column table:style-name="co15" table:visibility="collapse" table:default-cell-style-name="ce16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visibility="collapse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3" table:default-cell-style-name="Default"/>
        <table:table-column table:style-name="co21" table:visibility="collapse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4" table:number-columns-repeated="999" table:default-cell-style-name="Default"/>
        <table:table-row table:style-name="ro2">
          <table:table-cell table:style-name="ce5" office:value-type="string">
            <text:p># </text:p>
          </table:table-cell>
          <table:table-cell table:style-name="ce5" office:value-type="string">
            <text:p>Pokemon </text:p>
          </table:table-cell>
          <table:table-cell table:style-name="ce5" office:value-type="string">
            <text:p>Regular</text:p>
          </table:table-cell>
          <table:table-cell table:style-name="ce5" office:value-type="string">
            <text:p>ATK </text:p>
          </table:table-cell>
          <table:table-cell table:style-name="ce5" office:value-type="string">
            <text:p>DEF </text:p>
          </table:table-cell>
          <table:table-cell table:style-name="ce5" office:value-type="string">
            <text:p>STA </text:p>
          </table:table-cell>
          <table:table-cell table:style-name="ce5" office:value-type="string">
            <text:p>CP</text:p>
          </table:table-cell>
          <table:table-cell table:style-name="ce5" office:value-type="string">
            <text:p>Sum</text:p>
          </table:table-cell>
          <table:table-cell table:style-name="ce13" office:value-type="string">
            <text:p>Tank</text:p>
          </table:table-cell>
          <table:table-cell table:style-name="ce13" office:value-type="string">
            <text:p>Power</text:p>
          </table:table-cell>
          <table:table-cell table:style-name="ce15" office:value-type="string">
            <text:p>Rating</text:p>
          </table:table-cell>
          <table:table-cell table:style-name="ce5" office:value-type="string">
            <text:p>ATK%</text:p>
          </table:table-cell>
          <table:table-cell table:style-name="ce5" office:value-type="string">
            <text:p>DEF%</text:p>
          </table:table-cell>
          <table:table-cell table:style-name="ce5" office:value-type="string">
            <text:p>STA%</text:p>
          </table:table-cell>
          <table:table-cell table:style-name="ce5" office:value-type="string">
            <text:p>Sum%</text:p>
          </table:table-cell>
          <table:table-cell table:style-name="ce5" office:value-type="string">
            <text:p>Tnk%</text:p>
          </table:table-cell>
          <table:table-cell table:style-name="ce5" office:value-type="string">
            <text:p>Pwr%</text:p>
          </table:table-cell>
          <table:table-cell table:style-name="ce5" office:value-type="string">
            <text:p>iATK</text:p>
          </table:table-cell>
          <table:table-cell table:style-name="ce5" office:value-type="string">
            <text:p>iDEF</text:p>
          </table:table-cell>
          <table:table-cell table:style-name="ce5" office:value-type="string">
            <text:p>iSTA</text:p>
          </table:table-cell>
          <table:table-cell table:style-name="ce5" office:value-type="string">
            <text:p>iCP</text:p>
          </table:table-cell>
          <table:table-cell table:style-name="ce5" office:value-type="string">
            <text:p>iSum</text:p>
          </table:table-cell>
          <table:table-cell table:style-name="ce13" office:value-type="string">
            <text:p>iTank</text:p>
          </table:table-cell>
          <table:table-cell table:style-name="ce13" office:value-type="string">
            <text:p>iPower</text:p>
          </table:table-cell>
          <table:table-cell table:style-name="ce5" table:number-columns-repeated="999"/>
        </table:table-row>
        <table:table-row table:style-name="ro3">
          <table:table-cell office:value-type="float" office:value="150">
            <text:p>150</text:p>
          </table:table-cell>
          <table:table-cell office:value-type="string">
            <text:p>Mewtwo</text:p>
          </table:table-cell>
          <table:table-cell/>
          <table:table-cell office:value-type="float" office:value="300">
            <text:p>300</text:p>
          </table:table-cell>
          <table:table-cell office:value-type="float" office:value="182">
            <text:p>182</text:p>
          </table:table-cell>
          <table:table-cell office:value-type="float" office:value="193">
            <text:p>193</text:p>
          </table:table-cell>
          <table:table-cell office:value-type="float" office:value="3982">
            <text:p>3982</text:p>
          </table:table-cell>
          <table:table-cell table:formula="of:=SUM([.D2:.F2])" office:value-type="float" office:value="675">
            <text:p>675</text:p>
          </table:table-cell>
          <table:table-cell table:formula="of:=SQRT([.C2]*[.E2]*[.F2]^1.2)" office:value-type="float" office:value="0">
            <text:p>0</text:p>
          </table:table-cell>
          <table:table-cell table:formula="of:=[.D2]^2*[.E2]*[.F2]/1000000" office:value-type="float" office:value="3161.34">
            <text:p>3161</text:p>
          </table:table-cell>
          <table:table-cell office:value-type="float" office:value="10">
            <text:p>10,0</text:p>
          </table:table-cell>
          <table:table-cell table:style-name="ce17" table:formula="of:=[.D2]/MAX([.D$1:.D$1000])" office:value-type="percentage" office:value="1">
            <text:p>100%</text:p>
          </table:table-cell>
          <table:table-cell table:style-name="ce17" table:formula="of:=[.E2]/MAX([.E$1:.E$1000])" office:value-type="percentage" office:value="0.45959595959596">
            <text:p>46%</text:p>
          </table:table-cell>
          <table:table-cell table:style-name="ce17" table:formula="of:=[.F2]/MAX([.F$1:.F$1000])" office:value-type="percentage" office:value="0.37843137254902">
            <text:p>38%</text:p>
          </table:table-cell>
          <table:table-cell table:style-name="ce17" table:formula="of:=[.H2]/MAX([.H$1:.H$1000])" office:value-type="percentage" office:value="0.777649769585253">
            <text:p>78%</text:p>
          </table:table-cell>
          <table:table-cell table:style-name="ce17" table:formula="of:=[.I2]/MAX([.I$1:.I$1000])" office:value-type="percentage" office:value="0">
            <text:p>0%</text:p>
          </table:table-cell>
          <table:table-cell table:style-name="ce17" table:formula="of:=[.J2]/MAX([.J$1:.J$1000])" office:value-type="percentage" office:value="1">
            <text:p>100%</text:p>
          </table:table-cell>
          <table:table-cell table:style-name="ce18" table:formula="of:=PERCENTRANK([.D$1:.D$1000]; [.D2])" office:value-type="percentage" office:value="1">
            <text:p>100,0%</text:p>
          </table:table-cell>
          <table:table-cell table:style-name="ce18" table:formula="of:=PERCENTRANK([.E$1:.E$1000]; [.E2])" office:value-type="percentage" office:value="0.708">
            <text:p>70,8%</text:p>
          </table:table-cell>
          <table:table-cell table:style-name="ce18" table:formula="of:=PERCENTRANK([.F$1:.F$1000]; [.F2])" office:value-type="percentage" office:value="0.908">
            <text:p>90,8%</text:p>
          </table:table-cell>
          <table:table-cell table:style-name="ce18" table:formula="of:=PERCENTRANK([.G$1:.G$1000]; [.G2])" office:value-type="percentage" office:value="0.996">
            <text:p>99,6%</text:p>
          </table:table-cell>
          <table:table-cell table:style-name="ce18" table:formula="of:=PERCENTRANK([.H$1:.H$1000]; [.H2])" office:value-type="percentage" office:value="0.98">
            <text:p>98,0%</text:p>
          </table:table-cell>
          <table:table-cell table:style-name="ce18" table:formula="of:=PERCENTRANK([.I$1:.I$1000]; [.I2])" office:value-type="percentage" office:value="0">
            <text:p>0,0%</text:p>
          </table:table-cell>
          <table:table-cell table:style-name="ce18" table:formula="of:=PERCENTRANK([.J$1:.J$1000]; [.J2])" office:value-type="percentage" office:value="1">
            <text:p>100,0%</text:p>
          </table:table-cell>
          <table:table-cell table:number-columns-repeated="999"/>
        </table:table-row>
        <table:table-row table:style-name="ro3">
          <table:table-cell office:value-type="float" office:value="250">
            <text:p>250</text:p>
          </table:table-cell>
          <table:table-cell office:value-type="string">
            <text:p>Ho-Oh</text:p>
          </table:table-cell>
          <table:table-cell/>
          <table:table-cell office:value-type="float" office:value="239">
            <text:p>239</text:p>
          </table:table-cell>
          <table:table-cell office:value-type="float" office:value="274">
            <text:p>274</text:p>
          </table:table-cell>
          <table:table-cell office:value-type="float" office:value="193">
            <text:p>193</text:p>
          </table:table-cell>
          <table:table-cell office:value-type="float" office:value="4650">
            <text:p>4650</text:p>
          </table:table-cell>
          <table:table-cell table:formula="of:=SUM([.D3:.F3])" office:value-type="float" office:value="706">
            <text:p>706</text:p>
          </table:table-cell>
          <table:table-cell table:formula="of:=SQRT([.C3]*[.E3]*[.F3]^1.2)" office:value-type="float" office:value="0">
            <text:p>0</text:p>
          </table:table-cell>
          <table:table-cell table:formula="of:=[.D3]^2*[.E3]*[.F3]/1000000" office:value-type="float" office:value="3020.672722">
            <text:p>3021</text:p>
          </table:table-cell>
          <table:table-cell office:value-type="float" office:value="-0">
            <text:p>0,0</text:p>
          </table:table-cell>
          <table:table-cell table:style-name="ce17" table:formula="of:=[.D3]/MAX([.D$1:.D$1000])" office:value-type="percentage" office:value="0.796666666666667">
            <text:p>80%</text:p>
          </table:table-cell>
          <table:table-cell table:style-name="ce17" table:formula="of:=[.E3]/MAX([.E$1:.E$1000])" office:value-type="percentage" office:value="0.691919191919192">
            <text:p>69%</text:p>
          </table:table-cell>
          <table:table-cell table:style-name="ce17" table:formula="of:=[.F3]/MAX([.F$1:.F$1000])" office:value-type="percentage" office:value="0.37843137254902">
            <text:p>38%</text:p>
          </table:table-cell>
          <table:table-cell table:style-name="ce17" table:formula="of:=[.H3]/MAX([.H$1:.H$1000])" office:value-type="percentage" office:value="0.813364055299539">
            <text:p>81%</text:p>
          </table:table-cell>
          <table:table-cell table:style-name="ce17" table:formula="of:=[.I3]/MAX([.I$1:.I$1000])" office:value-type="percentage" office:value="0">
            <text:p>0%</text:p>
          </table:table-cell>
          <table:table-cell table:style-name="ce17" table:formula="of:=[.J3]/MAX([.J$1:.J$1000])" office:value-type="percentage" office:value="0.955503907203907">
            <text:p>96%</text:p>
          </table:table-cell>
          <table:table-cell table:style-name="ce18" table:formula="of:=PERCENTRANK([.D$1:.D$1000]; [.D3])" office:value-type="percentage" office:value="0.956">
            <text:p>95,6%</text:p>
          </table:table-cell>
          <table:table-cell table:style-name="ce18" table:formula="of:=PERCENTRANK([.E$1:.E$1000]; [.E3])" office:value-type="percentage" office:value="0.98">
            <text:p>98,0%</text:p>
          </table:table-cell>
          <table:table-cell table:style-name="ce18" table:formula="of:=PERCENTRANK([.F$1:.F$1000]; [.F3])" office:value-type="percentage" office:value="0.908">
            <text:p>90,8%</text:p>
          </table:table-cell>
          <table:table-cell table:style-name="ce18" table:formula="of:=PERCENTRANK([.G$1:.G$1000]; [.G3])" office:value-type="percentage" office:value="1">
            <text:p>100,0%</text:p>
          </table:table-cell>
          <table:table-cell table:style-name="ce18" table:formula="of:=PERCENTRANK([.H$1:.H$1000]; [.H3])" office:value-type="percentage" office:value="0.988">
            <text:p>98,8%</text:p>
          </table:table-cell>
          <table:table-cell table:style-name="ce18" table:formula="of:=PERCENTRANK([.I$1:.I$1000]; [.I3])" office:value-type="percentage" office:value="0">
            <text:p>0,0%</text:p>
          </table:table-cell>
          <table:table-cell table:style-name="ce18" table:formula="of:=PERCENTRANK([.J$1:.J$1000]; [.J3])" office:value-type="percentage" office:value="0.996">
            <text:p>99,6%</text:p>
          </table:table-cell>
          <table:table-cell table:number-columns-repeated="999"/>
        </table:table-row>
        <table:table-row table:style-name="ro3">
          <table:table-cell office:value-type="float" office:value="248">
            <text:p>248</text:p>
          </table:table-cell>
          <table:table-cell office:value-type="string">
            <text:p>Tyranitar</text:p>
          </table:table-cell>
          <table:table-cell office:value-type="float" office:value="1">
            <text:p>1</text:p>
          </table:table-cell>
          <table:table-cell office:value-type="float" office:value="251">
            <text:p>251</text:p>
          </table:table-cell>
          <table:table-cell office:value-type="float" office:value="212">
            <text:p>212</text:p>
          </table:table-cell>
          <table:table-cell office:value-type="float" office:value="200">
            <text:p>200</text:p>
          </table:table-cell>
          <table:table-cell office:value-type="float" office:value="3670">
            <text:p>3670</text:p>
          </table:table-cell>
          <table:table-cell table:formula="of:=SUM([.D4:.F4])" office:value-type="float" office:value="663">
            <text:p>663</text:p>
          </table:table-cell>
          <table:table-cell table:formula="of:=SQRT([.C4]*[.E4]*[.F4]^1.2)" office:value-type="float" office:value="349.772714803387">
            <text:p>350</text:p>
          </table:table-cell>
          <table:table-cell table:formula="of:=[.D4]^2*[.E4]*[.F4]/1000000" office:value-type="float" office:value="2671.2424">
            <text:p>2671</text:p>
          </table:table-cell>
          <table:table-cell office:value-type="float" office:value="9.5">
            <text:p>9,5</text:p>
          </table:table-cell>
          <table:table-cell table:style-name="ce17" table:formula="of:=[.D4]/MAX([.D$1:.D$1000])" office:value-type="percentage" office:value="0.836666666666667">
            <text:p>84%</text:p>
          </table:table-cell>
          <table:table-cell table:style-name="ce17" table:formula="of:=[.E4]/MAX([.E$1:.E$1000])" office:value-type="percentage" office:value="0.535353535353535">
            <text:p>54%</text:p>
          </table:table-cell>
          <table:table-cell table:style-name="ce17" table:formula="of:=[.F4]/MAX([.F$1:.F$1000])" office:value-type="percentage" office:value="0.392156862745098">
            <text:p>39%</text:p>
          </table:table-cell>
          <table:table-cell table:style-name="ce17" table:formula="of:=[.H4]/MAX([.H$1:.H$1000])" office:value-type="percentage" office:value="0.763824884792627">
            <text:p>76%</text:p>
          </table:table-cell>
          <table:table-cell table:style-name="ce17" table:formula="of:=[.I4]/MAX([.I$1:.I$1000])" office:value-type="percentage" office:value="0.548688781928852">
            <text:p>55%</text:p>
          </table:table-cell>
          <table:table-cell table:style-name="ce17" table:formula="of:=[.J4]/MAX([.J$1:.J$1000])" office:value-type="percentage" office:value="0.84497156269177">
            <text:p>84%</text:p>
          </table:table-cell>
          <table:table-cell table:style-name="ce18" table:formula="of:=PERCENTRANK([.D$1:.D$1000]; [.D4])" office:value-type="percentage" office:value="0.972">
            <text:p>97,2%</text:p>
          </table:table-cell>
          <table:table-cell table:style-name="ce18" table:formula="of:=PERCENTRANK([.E$1:.E$1000]; [.E4])" office:value-type="percentage" office:value="0.908">
            <text:p>90,8%</text:p>
          </table:table-cell>
          <table:table-cell table:style-name="ce18" table:formula="of:=PERCENTRANK([.F$1:.F$1000]; [.F4])" office:value-type="percentage" office:value="0.916">
            <text:p>91,6%</text:p>
          </table:table-cell>
          <table:table-cell table:style-name="ce18" table:formula="of:=PERCENTRANK([.G$1:.G$1000]; [.G4])" office:value-type="percentage" office:value="0.992">
            <text:p>99,2%</text:p>
          </table:table-cell>
          <table:table-cell table:style-name="ce18" table:formula="of:=PERCENTRANK([.H$1:.H$1000]; [.H4])" office:value-type="percentage" office:value="0.976">
            <text:p>97,6%</text:p>
          </table:table-cell>
          <table:table-cell table:style-name="ce18" table:formula="of:=PERCENTRANK([.I$1:.I$1000]; [.I4])" office:value-type="percentage" office:value="0.964">
            <text:p>96,4%</text:p>
          </table:table-cell>
          <table:table-cell table:style-name="ce18" table:formula="of:=PERCENTRANK([.J$1:.J$1000]; [.J4])" office:value-type="percentage" office:value="0.992">
            <text:p>99,2%</text:p>
          </table:table-cell>
          <table:table-cell table:number-columns-repeated="999"/>
        </table:table-row>
        <table:table-row table:style-name="ro3">
          <table:table-cell office:value-type="float" office:value="249">
            <text:p>249</text:p>
          </table:table-cell>
          <table:table-cell office:value-type="string">
            <text:p>Lugia</text:p>
          </table:table-cell>
          <table:table-cell/>
          <table:table-cell office:value-type="float" office:value="193">
            <text:p>193</text:p>
          </table:table-cell>
          <table:table-cell office:value-type="float" office:value="323">
            <text:p>323</text:p>
          </table:table-cell>
          <table:table-cell office:value-type="float" office:value="212">
            <text:p>212</text:p>
          </table:table-cell>
          <table:table-cell office:value-type="float" office:value="3598">
            <text:p>3598</text:p>
          </table:table-cell>
          <table:table-cell table:formula="of:=SUM([.D5:.F5])" office:value-type="float" office:value="728">
            <text:p>728</text:p>
          </table:table-cell>
          <table:table-cell table:formula="of:=SQRT([.C5]*[.E5]*[.F5]^1.2)" office:value-type="float" office:value="0">
            <text:p>0</text:p>
          </table:table-cell>
          <table:table-cell table:formula="of:=[.D5]^2*[.E5]*[.F5]/1000000" office:value-type="float" office:value="2550.662524">
            <text:p>2551</text:p>
          </table:table-cell>
          <table:table-cell office:value-type="float" office:value="9.5">
            <text:p>9,5</text:p>
          </table:table-cell>
          <table:table-cell table:style-name="ce17" table:formula="of:=[.D5]/MAX([.D$1:.D$1000])" office:value-type="percentage" office:value="0.643333333333333">
            <text:p>64%</text:p>
          </table:table-cell>
          <table:table-cell table:style-name="ce17" table:formula="of:=[.E5]/MAX([.E$1:.E$1000])" office:value-type="percentage" office:value="0.815656565656566">
            <text:p>82%</text:p>
          </table:table-cell>
          <table:table-cell table:style-name="ce17" table:formula="of:=[.F5]/MAX([.F$1:.F$1000])" office:value-type="percentage" office:value="0.415686274509804">
            <text:p>42%</text:p>
          </table:table-cell>
          <table:table-cell table:style-name="ce17" table:formula="of:=[.H5]/MAX([.H$1:.H$1000])" office:value-type="percentage" office:value="0.838709677419355">
            <text:p>84%</text:p>
          </table:table-cell>
          <table:table-cell table:style-name="ce17" table:formula="of:=[.I5]/MAX([.I$1:.I$1000])" office:value-type="percentage" office:value="0">
            <text:p>0%</text:p>
          </table:table-cell>
          <table:table-cell table:style-name="ce17" table:formula="of:=[.J5]/MAX([.J$1:.J$1000])" office:value-type="percentage" office:value="0.806829548229548">
            <text:p>81%</text:p>
          </table:table-cell>
          <table:table-cell table:style-name="ce18" table:formula="of:=PERCENTRANK([.D$1:.D$1000]; [.D5])" office:value-type="percentage" office:value="0.756">
            <text:p>75,6%</text:p>
          </table:table-cell>
          <table:table-cell table:style-name="ce18" table:formula="of:=PERCENTRANK([.E$1:.E$1000]; [.E5])" office:value-type="percentage" office:value="0.988">
            <text:p>98,8%</text:p>
          </table:table-cell>
          <table:table-cell table:style-name="ce18" table:formula="of:=PERCENTRANK([.F$1:.F$1000]; [.F5])" office:value-type="percentage" office:value="0.96">
            <text:p>96,0%</text:p>
          </table:table-cell>
          <table:table-cell table:style-name="ce18" table:formula="of:=PERCENTRANK([.G$1:.G$1000]; [.G5])" office:value-type="percentage" office:value="0.988">
            <text:p>98,8%</text:p>
          </table:table-cell>
          <table:table-cell table:style-name="ce18" table:formula="of:=PERCENTRANK([.H$1:.H$1000]; [.H5])" office:value-type="percentage" office:value="0.992">
            <text:p>99,2%</text:p>
          </table:table-cell>
          <table:table-cell table:style-name="ce18" table:formula="of:=PERCENTRANK([.I$1:.I$1000]; [.I5])" office:value-type="percentage" office:value="0">
            <text:p>0,0%</text:p>
          </table:table-cell>
          <table:table-cell table:style-name="ce18" table:formula="of:=PERCENTRANK([.J$1:.J$1000]; [.J5])" office:value-type="percentage" office:value="0.988">
            <text:p>98,8%</text:p>
          </table:table-cell>
          <table:table-cell table:number-columns-repeated="999"/>
        </table:table-row>
        <table:table-row table:style-name="ro3">
          <table:table-cell office:value-type="float" office:value="149">
            <text:p>149</text:p>
          </table:table-cell>
          <table:table-cell office:value-type="string">
            <text:p>Dragonite</text:p>
          </table:table-cell>
          <table:table-cell office:value-type="float" office:value="1">
            <text:p>1</text:p>
          </table:table-cell>
          <table:table-cell office:value-type="float" office:value="263">
            <text:p>263</text:p>
          </table:table-cell>
          <table:table-cell office:value-type="float" office:value="201">
            <text:p>201</text:p>
          </table:table-cell>
          <table:table-cell office:value-type="float" office:value="182">
            <text:p>182</text:p>
          </table:table-cell>
          <table:table-cell office:value-type="float" office:value="3581">
            <text:p>3581</text:p>
          </table:table-cell>
          <table:table-cell table:formula="of:=SUM([.D6:.F6])" office:value-type="float" office:value="646">
            <text:p>646</text:p>
          </table:table-cell>
          <table:table-cell table:formula="of:=SQRT([.C6]*[.E6]*[.F6]^1.2)" office:value-type="float" office:value="321.840623930598">
            <text:p>322</text:p>
          </table:table-cell>
          <table:table-cell table:formula="of:=[.D6]^2*[.E6]*[.F6]/1000000" office:value-type="float" office:value="2530.340358">
            <text:p>2530</text:p>
          </table:table-cell>
          <table:table-cell office:value-type="float" office:value="9.5">
            <text:p>9,5</text:p>
          </table:table-cell>
          <table:table-cell table:style-name="ce17" table:formula="of:=[.D6]/MAX([.D$1:.D$1000])" office:value-type="percentage" office:value="0.876666666666667">
            <text:p>88%</text:p>
          </table:table-cell>
          <table:table-cell table:style-name="ce17" table:formula="of:=[.E6]/MAX([.E$1:.E$1000])" office:value-type="percentage" office:value="0.507575757575758">
            <text:p>51%</text:p>
          </table:table-cell>
          <table:table-cell table:style-name="ce17" table:formula="of:=[.F6]/MAX([.F$1:.F$1000])" office:value-type="percentage" office:value="0.356862745098039">
            <text:p>36%</text:p>
          </table:table-cell>
          <table:table-cell table:style-name="ce17" table:formula="of:=[.H6]/MAX([.H$1:.H$1000])" office:value-type="percentage" office:value="0.744239631336406">
            <text:p>74%</text:p>
          </table:table-cell>
          <table:table-cell table:style-name="ce17" table:formula="of:=[.I6]/MAX([.I$1:.I$1000])" office:value-type="percentage" office:value="0.504871685085458">
            <text:p>50%</text:p>
          </table:table-cell>
          <table:table-cell table:style-name="ce17" table:formula="of:=[.J6]/MAX([.J$1:.J$1000])" office:value-type="percentage" office:value="0.800401208981002">
            <text:p>80%</text:p>
          </table:table-cell>
          <table:table-cell table:style-name="ce18" table:formula="of:=PERCENTRANK([.D$1:.D$1000]; [.D6])" office:value-type="percentage" office:value="0.992">
            <text:p>99,2%</text:p>
          </table:table-cell>
          <table:table-cell table:style-name="ce18" table:formula="of:=PERCENTRANK([.E$1:.E$1000]; [.E6])" office:value-type="percentage" office:value="0.836">
            <text:p>83,6%</text:p>
          </table:table-cell>
          <table:table-cell table:style-name="ce18" table:formula="of:=PERCENTRANK([.F$1:.F$1000]; [.F6])" office:value-type="percentage" office:value="0.872">
            <text:p>87,2%</text:p>
          </table:table-cell>
          <table:table-cell table:style-name="ce18" table:formula="of:=PERCENTRANK([.G$1:.G$1000]; [.G6])" office:value-type="percentage" office:value="0.984">
            <text:p>98,4%</text:p>
          </table:table-cell>
          <table:table-cell table:style-name="ce18" table:formula="of:=PERCENTRANK([.H$1:.H$1000]; [.H6])" office:value-type="percentage" office:value="0.972">
            <text:p>97,2%</text:p>
          </table:table-cell>
          <table:table-cell table:style-name="ce18" table:formula="of:=PERCENTRANK([.I$1:.I$1000]; [.I6])" office:value-type="percentage" office:value="0.928">
            <text:p>92,8%</text:p>
          </table:table-cell>
          <table:table-cell table:style-name="ce18" table:formula="of:=PERCENTRANK([.J$1:.J$1000]; [.J6])" office:value-type="percentage" office:value="0.984">
            <text:p>98,4%</text:p>
          </table:table-cell>
          <table:table-cell table:number-columns-repeated="999"/>
        </table:table-row>
        <table:table-row table:style-name="ro3">
          <table:table-cell office:value-type="float" office:value="244">
            <text:p>244</text:p>
          </table:table-cell>
          <table:table-cell office:value-type="string">
            <text:p>Entei</text:p>
          </table:table-cell>
          <table:table-cell/>
          <table:table-cell office:value-type="float" office:value="235">
            <text:p>235</text:p>
          </table:table-cell>
          <table:table-cell office:value-type="float" office:value="180">
            <text:p>180</text:p>
          </table:table-cell>
          <table:table-cell office:value-type="float" office:value="230">
            <text:p>230</text:p>
          </table:table-cell>
          <table:table-cell office:value-type="float" office:value="3412">
            <text:p>3412</text:p>
          </table:table-cell>
          <table:table-cell table:formula="of:=SUM([.D7:.F7])" office:value-type="float" office:value="645">
            <text:p>645</text:p>
          </table:table-cell>
          <table:table-cell table:formula="of:=SQRT([.C7]*[.E7]*[.F7]^1.2)" office:value-type="float" office:value="0">
            <text:p>0</text:p>
          </table:table-cell>
          <table:table-cell table:formula="of:=[.D7]^2*[.E7]*[.F7]/1000000" office:value-type="float" office:value="2286.315">
            <text:p>2286</text:p>
          </table:table-cell>
          <table:table-cell office:value-type="float" office:value="-0">
            <text:p>0,0</text:p>
          </table:table-cell>
          <table:table-cell table:style-name="ce17" table:formula="of:=[.D7]/MAX([.D$1:.D$1000])" office:value-type="percentage" office:value="0.783333333333333">
            <text:p>78%</text:p>
          </table:table-cell>
          <table:table-cell table:style-name="ce17" table:formula="of:=[.E7]/MAX([.E$1:.E$1000])" office:value-type="percentage" office:value="0.454545454545455">
            <text:p>45%</text:p>
          </table:table-cell>
          <table:table-cell table:style-name="ce17" table:formula="of:=[.F7]/MAX([.F$1:.F$1000])" office:value-type="percentage" office:value="0.450980392156863">
            <text:p>45%</text:p>
          </table:table-cell>
          <table:table-cell table:style-name="ce17" table:formula="of:=[.H7]/MAX([.H$1:.H$1000])" office:value-type="percentage" office:value="0.743087557603687">
            <text:p>74%</text:p>
          </table:table-cell>
          <table:table-cell table:style-name="ce17" table:formula="of:=[.I7]/MAX([.I$1:.I$1000])" office:value-type="percentage" office:value="0">
            <text:p>0%</text:p>
          </table:table-cell>
          <table:table-cell table:style-name="ce17" table:formula="of:=[.J7]/MAX([.J$1:.J$1000])" office:value-type="percentage" office:value="0.723210727096737">
            <text:p>72%</text:p>
          </table:table-cell>
          <table:table-cell table:style-name="ce18" table:formula="of:=PERCENTRANK([.D$1:.D$1000]; [.D7])" office:value-type="percentage" office:value="0.936">
            <text:p>93,6%</text:p>
          </table:table-cell>
          <table:table-cell table:style-name="ce18" table:formula="of:=PERCENTRANK([.E$1:.E$1000]; [.E7])" office:value-type="percentage" office:value="0.7">
            <text:p>70,0%</text:p>
          </table:table-cell>
          <table:table-cell table:style-name="ce18" table:formula="of:=PERCENTRANK([.F$1:.F$1000]; [.F7])" office:value-type="percentage" office:value="0.964">
            <text:p>96,4%</text:p>
          </table:table-cell>
          <table:table-cell table:style-name="ce18" table:formula="of:=PERCENTRANK([.G$1:.G$1000]; [.G7])" office:value-type="percentage" office:value="0.98">
            <text:p>98,0%</text:p>
          </table:table-cell>
          <table:table-cell table:style-name="ce18" table:formula="of:=PERCENTRANK([.H$1:.H$1000]; [.H7])" office:value-type="percentage" office:value="0.968">
            <text:p>96,8%</text:p>
          </table:table-cell>
          <table:table-cell table:style-name="ce18" table:formula="of:=PERCENTRANK([.I$1:.I$1000]; [.I7])" office:value-type="percentage" office:value="0">
            <text:p>0,0%</text:p>
          </table:table-cell>
          <table:table-cell table:style-name="ce18" table:formula="of:=PERCENTRANK([.J$1:.J$1000]; [.J7])" office:value-type="percentage" office:value="0.98">
            <text:p>98,0%</text:p>
          </table:table-cell>
          <table:table-cell table:number-columns-repeated="999"/>
        </table:table-row>
        <table:table-row table:style-name="ro3">
          <table:table-cell office:value-type="float" office:value="243">
            <text:p>243</text:p>
          </table:table-cell>
          <table:table-cell office:value-type="string">
            <text:p>Raikou</text:p>
          </table:table-cell>
          <table:table-cell/>
          <table:table-cell office:value-type="float" office:value="241">
            <text:p>241</text:p>
          </table:table-cell>
          <table:table-cell office:value-type="float" office:value="210">
            <text:p>210</text:p>
          </table:table-cell>
          <table:table-cell office:value-type="float" office:value="180">
            <text:p>180</text:p>
          </table:table-cell>
          <table:table-cell office:value-type="float" office:value="3349">
            <text:p>3349</text:p>
          </table:table-cell>
          <table:table-cell table:formula="of:=SUM([.D8:.F8])" office:value-type="float" office:value="631">
            <text:p>631</text:p>
          </table:table-cell>
          <table:table-cell table:formula="of:=SQRT([.C8]*[.E8]*[.F8]^1.2)" office:value-type="float" office:value="0">
            <text:p>0</text:p>
          </table:table-cell>
          <table:table-cell table:formula="of:=[.D8]^2*[.E8]*[.F8]/1000000" office:value-type="float" office:value="2195.4618">
            <text:p>2195</text:p>
          </table:table-cell>
          <table:table-cell office:value-type="float" office:value="-0">
            <text:p>0,0</text:p>
          </table:table-cell>
          <table:table-cell table:style-name="ce17" table:formula="of:=[.D8]/MAX([.D$1:.D$1000])" office:value-type="percentage" office:value="0.803333333333333">
            <text:p>80%</text:p>
          </table:table-cell>
          <table:table-cell table:style-name="ce17" table:formula="of:=[.E8]/MAX([.E$1:.E$1000])" office:value-type="percentage" office:value="0.53030303030303">
            <text:p>53%</text:p>
          </table:table-cell>
          <table:table-cell table:style-name="ce17" table:formula="of:=[.F8]/MAX([.F$1:.F$1000])" office:value-type="percentage" office:value="0.352941176470588">
            <text:p>35%</text:p>
          </table:table-cell>
          <table:table-cell table:style-name="ce17" table:formula="of:=[.H8]/MAX([.H$1:.H$1000])" office:value-type="percentage" office:value="0.726958525345622">
            <text:p>73%</text:p>
          </table:table-cell>
          <table:table-cell table:style-name="ce17" table:formula="of:=[.I8]/MAX([.I$1:.I$1000])" office:value-type="percentage" office:value="0">
            <text:p>0%</text:p>
          </table:table-cell>
          <table:table-cell table:style-name="ce17" table:formula="of:=[.J8]/MAX([.J$1:.J$1000])" office:value-type="percentage" office:value="0.694471901155839">
            <text:p>69%</text:p>
          </table:table-cell>
          <table:table-cell table:style-name="ce18" table:formula="of:=PERCENTRANK([.D$1:.D$1000]; [.D8])" office:value-type="percentage" office:value="0.964">
            <text:p>96,4%</text:p>
          </table:table-cell>
          <table:table-cell table:style-name="ce18" table:formula="of:=PERCENTRANK([.E$1:.E$1000]; [.E8])" office:value-type="percentage" office:value="0.888">
            <text:p>88,8%</text:p>
          </table:table-cell>
          <table:table-cell table:style-name="ce18" table:formula="of:=PERCENTRANK([.F$1:.F$1000]; [.F8])" office:value-type="percentage" office:value="0.8">
            <text:p>80,0%</text:p>
          </table:table-cell>
          <table:table-cell table:style-name="ce18" table:formula="of:=PERCENTRANK([.G$1:.G$1000]; [.G8])" office:value-type="percentage" office:value="0.972">
            <text:p>97,2%</text:p>
          </table:table-cell>
          <table:table-cell table:style-name="ce18" table:formula="of:=PERCENTRANK([.H$1:.H$1000]; [.H8])" office:value-type="percentage" office:value="0.952">
            <text:p>95,2%</text:p>
          </table:table-cell>
          <table:table-cell table:style-name="ce18" table:formula="of:=PERCENTRANK([.I$1:.I$1000]; [.I8])" office:value-type="percentage" office:value="0">
            <text:p>0,0%</text:p>
          </table:table-cell>
          <table:table-cell table:style-name="ce18" table:formula="of:=PERCENTRANK([.J$1:.J$1000]; [.J8])" office:value-type="percentage" office:value="0.976">
            <text:p>97,6%</text:p>
          </table:table-cell>
          <table:table-cell table:number-columns-repeated="999"/>
        </table:table-row>
        <table:table-row table:style-name="ro3">
          <table:table-cell office:value-type="float" office:value="143">
            <text:p>143</text:p>
          </table:table-cell>
          <table:table-cell office:value-type="string">
            <text:p>Snorlax</text:p>
          </table:table-cell>
          <table:table-cell office:value-type="float" office:value="1">
            <text:p>1</text:p>
          </table:table-cell>
          <table:table-cell table:number-columns-repeated="2" office:value-type="float" office:value="190">
            <text:p>190</text:p>
          </table:table-cell>
          <table:table-cell office:value-type="float" office:value="320">
            <text:p>320</text:p>
          </table:table-cell>
          <table:table-cell office:value-type="float" office:value="3355">
            <text:p>3355</text:p>
          </table:table-cell>
          <table:table-cell table:formula="of:=SUM([.D9:.F9])" office:value-type="float" office:value="700">
            <text:p>700</text:p>
          </table:table-cell>
          <table:table-cell table:formula="of:=SQRT([.C9]*[.E9]*[.F9]^1.2)" office:value-type="float" office:value="439.002291797288">
            <text:p>439</text:p>
          </table:table-cell>
          <table:table-cell table:formula="of:=[.D9]^2*[.E9]*[.F9]/1000000" office:value-type="float" office:value="2194.88">
            <text:p>2195</text:p>
          </table:table-cell>
          <table:table-cell office:value-type="float" office:value="9.5">
            <text:p>9,5</text:p>
          </table:table-cell>
          <table:table-cell table:style-name="ce17" table:formula="of:=[.D9]/MAX([.D$1:.D$1000])" office:value-type="percentage" office:value="0.633333333333333">
            <text:p>63%</text:p>
          </table:table-cell>
          <table:table-cell table:style-name="ce17" table:formula="of:=[.E9]/MAX([.E$1:.E$1000])" office:value-type="percentage" office:value="0.47979797979798">
            <text:p>48%</text:p>
          </table:table-cell>
          <table:table-cell table:style-name="ce17" table:formula="of:=[.F9]/MAX([.F$1:.F$1000])" office:value-type="percentage" office:value="0.627450980392157">
            <text:p>63%</text:p>
          </table:table-cell>
          <table:table-cell table:style-name="ce17" table:formula="of:=[.H9]/MAX([.H$1:.H$1000])" office:value-type="percentage" office:value="0.806451612903226">
            <text:p>81%</text:p>
          </table:table-cell>
          <table:table-cell table:style-name="ce17" table:formula="of:=[.I9]/MAX([.I$1:.I$1000])" office:value-type="percentage" office:value="0.688663302069256">
            <text:p>69%</text:p>
          </table:table-cell>
          <table:table-cell table:style-name="ce17" table:formula="of:=[.J9]/MAX([.J$1:.J$1000])" office:value-type="percentage" office:value="0.694287865272321">
            <text:p>69%</text:p>
          </table:table-cell>
          <table:table-cell table:style-name="ce18" table:formula="of:=PERCENTRANK([.D$1:.D$1000]; [.D9])" office:value-type="percentage" office:value="0.728">
            <text:p>72,8%</text:p>
          </table:table-cell>
          <table:table-cell table:style-name="ce18" table:formula="of:=PERCENTRANK([.E$1:.E$1000]; [.E9])" office:value-type="percentage" office:value="0.764">
            <text:p>76,4%</text:p>
          </table:table-cell>
          <table:table-cell table:style-name="ce18" table:formula="of:=PERCENTRANK([.F$1:.F$1000]; [.F9])" office:value-type="percentage" office:value="0.988">
            <text:p>98,8%</text:p>
          </table:table-cell>
          <table:table-cell table:style-name="ce18" table:formula="of:=PERCENTRANK([.G$1:.G$1000]; [.G9])" office:value-type="percentage" office:value="0.976">
            <text:p>97,6%</text:p>
          </table:table-cell>
          <table:table-cell table:style-name="ce18" table:formula="of:=PERCENTRANK([.H$1:.H$1000]; [.H9])" office:value-type="percentage" office:value="0.984">
            <text:p>98,4%</text:p>
          </table:table-cell>
          <table:table-cell table:style-name="ce18" table:formula="of:=PERCENTRANK([.I$1:.I$1000]; [.I9])" office:value-type="percentage" office:value="0.992">
            <text:p>99,2%</text:p>
          </table:table-cell>
          <table:table-cell table:style-name="ce18" table:formula="of:=PERCENTRANK([.J$1:.J$1000]; [.J9])" office:value-type="percentage" office:value="0.972">
            <text:p>97,2%</text:p>
          </table:table-cell>
          <table:table-cell table:number-columns-repeated="999"/>
        </table:table-row>
        <table:table-row table:style-name="ro3">
          <table:table-cell office:value-type="float" office:value="145">
            <text:p>145</text:p>
          </table:table-cell>
          <table:table-cell office:value-type="string">
            <text:p>Zapdos</text:p>
          </table:table-cell>
          <table:table-cell/>
          <table:table-cell office:value-type="float" office:value="253">
            <text:p>253</text:p>
          </table:table-cell>
          <table:table-cell office:value-type="float" office:value="188">
            <text:p>188</text:p>
          </table:table-cell>
          <table:table-cell office:value-type="float" office:value="180">
            <text:p>180</text:p>
          </table:table-cell>
          <table:table-cell office:value-type="float" office:value="3330">
            <text:p>3330</text:p>
          </table:table-cell>
          <table:table-cell table:formula="of:=SUM([.D10:.F10])" office:value-type="float" office:value="621">
            <text:p>621</text:p>
          </table:table-cell>
          <table:table-cell table:formula="of:=SQRT([.C10]*[.E10]*[.F10]^1.2)" office:value-type="float" office:value="0">
            <text:p>0</text:p>
          </table:table-cell>
          <table:table-cell table:formula="of:=[.D10]^2*[.E10]*[.F10]/1000000" office:value-type="float" office:value="2166.06456">
            <text:p>2166</text:p>
          </table:table-cell>
          <table:table-cell office:value-type="float" office:value="-0">
            <text:p>0,0</text:p>
          </table:table-cell>
          <table:table-cell table:style-name="ce17" table:formula="of:=[.D10]/MAX([.D$1:.D$1000])" office:value-type="percentage" office:value="0.843333333333333">
            <text:p>84%</text:p>
          </table:table-cell>
          <table:table-cell table:style-name="ce17" table:formula="of:=[.E10]/MAX([.E$1:.E$1000])" office:value-type="percentage" office:value="0.474747474747475">
            <text:p>47%</text:p>
          </table:table-cell>
          <table:table-cell table:style-name="ce17" table:formula="of:=[.F10]/MAX([.F$1:.F$1000])" office:value-type="percentage" office:value="0.352941176470588">
            <text:p>35%</text:p>
          </table:table-cell>
          <table:table-cell table:style-name="ce17" table:formula="of:=[.H10]/MAX([.H$1:.H$1000])" office:value-type="percentage" office:value="0.715437788018433">
            <text:p>72%</text:p>
          </table:table-cell>
          <table:table-cell table:style-name="ce17" table:formula="of:=[.I10]/MAX([.I$1:.I$1000])" office:value-type="percentage" office:value="0">
            <text:p>0%</text:p>
          </table:table-cell>
          <table:table-cell table:style-name="ce17" table:formula="of:=[.J10]/MAX([.J$1:.J$1000])" office:value-type="percentage" office:value="0.685172920343905">
            <text:p>69%</text:p>
          </table:table-cell>
          <table:table-cell table:style-name="ce18" table:formula="of:=PERCENTRANK([.D$1:.D$1000]; [.D10])" office:value-type="percentage" office:value="0.98">
            <text:p>98,0%</text:p>
          </table:table-cell>
          <table:table-cell table:style-name="ce18" table:formula="of:=PERCENTRANK([.E$1:.E$1000]; [.E10])" office:value-type="percentage" office:value="0.752">
            <text:p>75,2%</text:p>
          </table:table-cell>
          <table:table-cell table:style-name="ce18" table:formula="of:=PERCENTRANK([.F$1:.F$1000]; [.F10])" office:value-type="percentage" office:value="0.8">
            <text:p>80,0%</text:p>
          </table:table-cell>
          <table:table-cell table:style-name="ce18" table:formula="of:=PERCENTRANK([.G$1:.G$1000]; [.G10])" office:value-type="percentage" office:value="0.968">
            <text:p>96,8%</text:p>
          </table:table-cell>
          <table:table-cell table:style-name="ce18" table:formula="of:=PERCENTRANK([.H$1:.H$1000]; [.H10])" office:value-type="percentage" office:value="0.94">
            <text:p>94,0%</text:p>
          </table:table-cell>
          <table:table-cell table:style-name="ce18" table:formula="of:=PERCENTRANK([.I$1:.I$1000]; [.I10])" office:value-type="percentage" office:value="0">
            <text:p>0,0%</text:p>
          </table:table-cell>
          <table:table-cell table:style-name="ce18" table:formula="of:=PERCENTRANK([.J$1:.J$1000]; [.J10])" office:value-type="percentage" office:value="0.968">
            <text:p>96,8%</text:p>
          </table:table-cell>
          <table:table-cell table:number-columns-repeated="999"/>
        </table:table-row>
        <table:table-row table:style-name="ro3">
          <table:table-cell office:value-type="float" office:value="112">
            <text:p>112</text:p>
          </table:table-cell>
          <table:table-cell office:value-type="string">
            <text:p>Rhydon</text:p>
          </table:table-cell>
          <table:table-cell office:value-type="float" office:value="1">
            <text:p>1</text:p>
          </table:table-cell>
          <table:table-cell office:value-type="float" office:value="222">
            <text:p>222</text:p>
          </table:table-cell>
          <table:table-cell office:value-type="float" office:value="206">
            <text:p>206</text:p>
          </table:table-cell>
          <table:table-cell office:value-type="float" office:value="210">
            <text:p>210</text:p>
          </table:table-cell>
          <table:table-cell office:value-type="float" office:value="3300">
            <text:p>3300</text:p>
          </table:table-cell>
          <table:table-cell table:formula="of:=SUM([.D11:.F11])" office:value-type="float" office:value="638">
            <text:p>638</text:p>
          </table:table-cell>
          <table:table-cell table:formula="of:=SQRT([.C11]*[.E11]*[.F11]^1.2)" office:value-type="float" office:value="355.030110016046">
            <text:p>355</text:p>
          </table:table-cell>
          <table:table-cell table:formula="of:=[.D11]^2*[.E11]*[.F11]/1000000" office:value-type="float" office:value="2132.02584">
            <text:p>2132</text:p>
          </table:table-cell>
          <table:table-cell office:value-type="float" office:value="9.5">
            <text:p>9,5</text:p>
          </table:table-cell>
          <table:table-cell table:style-name="ce17" table:formula="of:=[.D11]/MAX([.D$1:.D$1000])" office:value-type="percentage" office:value="0.74">
            <text:p>74%</text:p>
          </table:table-cell>
          <table:table-cell table:style-name="ce17" table:formula="of:=[.E11]/MAX([.E$1:.E$1000])" office:value-type="percentage" office:value="0.52020202020202">
            <text:p>52%</text:p>
          </table:table-cell>
          <table:table-cell table:style-name="ce17" table:formula="of:=[.F11]/MAX([.F$1:.F$1000])" office:value-type="percentage" office:value="0.411764705882353">
            <text:p>41%</text:p>
          </table:table-cell>
          <table:table-cell table:style-name="ce17" table:formula="of:=[.H11]/MAX([.H$1:.H$1000])" office:value-type="percentage" office:value="0.735023041474654">
            <text:p>74%</text:p>
          </table:table-cell>
          <table:table-cell table:style-name="ce17" table:formula="of:=[.I11]/MAX([.I$1:.I$1000])" office:value-type="percentage" office:value="0.556936062672218">
            <text:p>56%</text:p>
          </table:table-cell>
          <table:table-cell table:style-name="ce17" table:formula="of:=[.J11]/MAX([.J$1:.J$1000])" office:value-type="percentage" office:value="0.674405739338382">
            <text:p>67%</text:p>
          </table:table-cell>
          <table:table-cell table:style-name="ce18" table:formula="of:=PERCENTRANK([.D$1:.D$1000]; [.D11])" office:value-type="percentage" office:value="0.88">
            <text:p>88,0%</text:p>
          </table:table-cell>
          <table:table-cell table:style-name="ce18" table:formula="of:=PERCENTRANK([.E$1:.E$1000]; [.E11])" office:value-type="percentage" office:value="0.872">
            <text:p>87,2%</text:p>
          </table:table-cell>
          <table:table-cell table:style-name="ce18" table:formula="of:=PERCENTRANK([.F$1:.F$1000]; [.F11])" office:value-type="percentage" office:value="0.948">
            <text:p>94,8%</text:p>
          </table:table-cell>
          <table:table-cell table:style-name="ce18" table:formula="of:=PERCENTRANK([.G$1:.G$1000]; [.G11])" office:value-type="percentage" office:value="0.964">
            <text:p>96,4%</text:p>
          </table:table-cell>
          <table:table-cell table:style-name="ce18" table:formula="of:=PERCENTRANK([.H$1:.H$1000]; [.H11])" office:value-type="percentage" office:value="0.96">
            <text:p>96,0%</text:p>
          </table:table-cell>
          <table:table-cell table:style-name="ce18" table:formula="of:=PERCENTRANK([.I$1:.I$1000]; [.I11])" office:value-type="percentage" office:value="0.968">
            <text:p>96,8%</text:p>
          </table:table-cell>
          <table:table-cell table:style-name="ce18" table:formula="of:=PERCENTRANK([.J$1:.J$1000]; [.J11])" office:value-type="percentage" office:value="0.964">
            <text:p>96,4%</text:p>
          </table:table-cell>
          <table:table-cell table:number-columns-repeated="999"/>
        </table:table-row>
        <table:table-row table:style-name="ro3">
          <table:table-cell office:value-type="float" office:value="130">
            <text:p>130</text:p>
          </table:table-cell>
          <table:table-cell office:value-type="string">
            <text:p>Gyarados</text:p>
          </table:table-cell>
          <table:table-cell office:value-type="float" office:value="1">
            <text:p>1</text:p>
          </table:table-cell>
          <table:table-cell office:value-type="float" office:value="237">
            <text:p>237</text:p>
          </table:table-cell>
          <table:table-cell office:value-type="float" office:value="197">
            <text:p>197</text:p>
          </table:table-cell>
          <table:table-cell office:value-type="float" office:value="190">
            <text:p>190</text:p>
          </table:table-cell>
          <table:table-cell office:value-type="float" office:value="3281">
            <text:p>3281</text:p>
          </table:table-cell>
          <table:table-cell table:formula="of:=SUM([.D12:.F12])" office:value-type="float" office:value="624">
            <text:p>624</text:p>
          </table:table-cell>
          <table:table-cell table:formula="of:=SQRT([.C12]*[.E12]*[.F12]^1.2)" office:value-type="float" office:value="326.952960106883">
            <text:p>327</text:p>
          </table:table-cell>
          <table:table-cell table:formula="of:=[.D12]^2*[.E12]*[.F12]/1000000" office:value-type="float" office:value="2102.40567">
            <text:p>2102</text:p>
          </table:table-cell>
          <table:table-cell office:value-type="float" office:value="9">
            <text:p>9,0</text:p>
          </table:table-cell>
          <table:table-cell table:style-name="ce17" table:formula="of:=[.D12]/MAX([.D$1:.D$1000])" office:value-type="percentage" office:value="0.79">
            <text:p>79%</text:p>
          </table:table-cell>
          <table:table-cell table:style-name="ce17" table:formula="of:=[.E12]/MAX([.E$1:.E$1000])" office:value-type="percentage" office:value="0.497474747474747">
            <text:p>50%</text:p>
          </table:table-cell>
          <table:table-cell table:style-name="ce17" table:formula="of:=[.F12]/MAX([.F$1:.F$1000])" office:value-type="percentage" office:value="0.372549019607843">
            <text:p>37%</text:p>
          </table:table-cell>
          <table:table-cell table:style-name="ce17" table:formula="of:=[.H12]/MAX([.H$1:.H$1000])" office:value-type="percentage" office:value="0.71889400921659">
            <text:p>72%</text:p>
          </table:table-cell>
          <table:table-cell table:style-name="ce17" table:formula="of:=[.I12]/MAX([.I$1:.I$1000])" office:value-type="percentage" office:value="0.512891411584004">
            <text:p>51%</text:p>
          </table:table-cell>
          <table:table-cell table:style-name="ce17" table:formula="of:=[.J12]/MAX([.J$1:.J$1000])" office:value-type="percentage" office:value="0.665036240961111">
            <text:p>67%</text:p>
          </table:table-cell>
          <table:table-cell table:style-name="ce18" table:formula="of:=PERCENTRANK([.D$1:.D$1000]; [.D12])" office:value-type="percentage" office:value="0.948">
            <text:p>94,8%</text:p>
          </table:table-cell>
          <table:table-cell table:style-name="ce18" table:formula="of:=PERCENTRANK([.E$1:.E$1000]; [.E12])" office:value-type="percentage" office:value="0.804">
            <text:p>80,4%</text:p>
          </table:table-cell>
          <table:table-cell table:style-name="ce18" table:formula="of:=PERCENTRANK([.F$1:.F$1000]; [.F12])" office:value-type="percentage" office:value="0.876">
            <text:p>87,6%</text:p>
          </table:table-cell>
          <table:table-cell table:style-name="ce18" table:formula="of:=PERCENTRANK([.G$1:.G$1000]; [.G12])" office:value-type="percentage" office:value="0.96">
            <text:p>96,0%</text:p>
          </table:table-cell>
          <table:table-cell table:style-name="ce18" table:formula="of:=PERCENTRANK([.H$1:.H$1000]; [.H12])" office:value-type="percentage" office:value="0.948">
            <text:p>94,8%</text:p>
          </table:table-cell>
          <table:table-cell table:style-name="ce18" table:formula="of:=PERCENTRANK([.I$1:.I$1000]; [.I12])" office:value-type="percentage" office:value="0.944">
            <text:p>94,4%</text:p>
          </table:table-cell>
          <table:table-cell table:style-name="ce18" table:formula="of:=PERCENTRANK([.J$1:.J$1000]; [.J12])" office:value-type="percentage" office:value="0.96">
            <text:p>96,0%</text:p>
          </table:table-cell>
          <table:table-cell table:number-columns-repeated="999"/>
        </table:table-row>
        <table:table-row table:style-name="ro3">
          <table:table-cell office:value-type="float" office:value="146">
            <text:p>146</text:p>
          </table:table-cell>
          <table:table-cell office:value-type="string">
            <text:p>Moltres</text:p>
          </table:table-cell>
          <table:table-cell/>
          <table:table-cell office:value-type="float" office:value="251">
            <text:p>251</text:p>
          </table:table-cell>
          <table:table-cell office:value-type="float" office:value="184">
            <text:p>184</text:p>
          </table:table-cell>
          <table:table-cell office:value-type="float" office:value="180">
            <text:p>180</text:p>
          </table:table-cell>
          <table:table-cell office:value-type="float" office:value="3272">
            <text:p>3272</text:p>
          </table:table-cell>
          <table:table-cell table:formula="of:=SUM([.D13:.F13])" office:value-type="float" office:value="615">
            <text:p>615</text:p>
          </table:table-cell>
          <table:table-cell table:formula="of:=SQRT([.C13]*[.E13]*[.F13]^1.2)" office:value-type="float" office:value="0">
            <text:p>0</text:p>
          </table:table-cell>
          <table:table-cell table:formula="of:=[.D13]^2*[.E13]*[.F13]/1000000" office:value-type="float" office:value="2086.59312">
            <text:p>2087</text:p>
          </table:table-cell>
          <table:table-cell office:value-type="float" office:value="-0">
            <text:p>0,0</text:p>
          </table:table-cell>
          <table:table-cell table:style-name="ce17" table:formula="of:=[.D13]/MAX([.D$1:.D$1000])" office:value-type="percentage" office:value="0.836666666666667">
            <text:p>84%</text:p>
          </table:table-cell>
          <table:table-cell table:style-name="ce17" table:formula="of:=[.E13]/MAX([.E$1:.E$1000])" office:value-type="percentage" office:value="0.464646464646465">
            <text:p>46%</text:p>
          </table:table-cell>
          <table:table-cell table:style-name="ce17" table:formula="of:=[.F13]/MAX([.F$1:.F$1000])" office:value-type="percentage" office:value="0.352941176470588">
            <text:p>35%</text:p>
          </table:table-cell>
          <table:table-cell table:style-name="ce17" table:formula="of:=[.H13]/MAX([.H$1:.H$1000])" office:value-type="percentage" office:value="0.70852534562212">
            <text:p>71%</text:p>
          </table:table-cell>
          <table:table-cell table:style-name="ce17" table:formula="of:=[.I13]/MAX([.I$1:.I$1000])" office:value-type="percentage" office:value="0">
            <text:p>0%</text:p>
          </table:table-cell>
          <table:table-cell table:style-name="ce17" table:formula="of:=[.J13]/MAX([.J$1:.J$1000])" office:value-type="percentage" office:value="0.660034390479986">
            <text:p>66%</text:p>
          </table:table-cell>
          <table:table-cell table:style-name="ce18" table:formula="of:=PERCENTRANK([.D$1:.D$1000]; [.D13])" office:value-type="percentage" office:value="0.972">
            <text:p>97,2%</text:p>
          </table:table-cell>
          <table:table-cell table:style-name="ce18" table:formula="of:=PERCENTRANK([.E$1:.E$1000]; [.E13])" office:value-type="percentage" office:value="0.732">
            <text:p>73,2%</text:p>
          </table:table-cell>
          <table:table-cell table:style-name="ce18" table:formula="of:=PERCENTRANK([.F$1:.F$1000]; [.F13])" office:value-type="percentage" office:value="0.8">
            <text:p>80,0%</text:p>
          </table:table-cell>
          <table:table-cell table:style-name="ce18" table:formula="of:=PERCENTRANK([.G$1:.G$1000]; [.G13])" office:value-type="percentage" office:value="0.956">
            <text:p>95,6%</text:p>
          </table:table-cell>
          <table:table-cell table:style-name="ce18" table:formula="of:=PERCENTRANK([.H$1:.H$1000]; [.H13])" office:value-type="percentage" office:value="0.924">
            <text:p>92,4%</text:p>
          </table:table-cell>
          <table:table-cell table:style-name="ce18" table:formula="of:=PERCENTRANK([.I$1:.I$1000]; [.I13])" office:value-type="percentage" office:value="0">
            <text:p>0,0%</text:p>
          </table:table-cell>
          <table:table-cell table:style-name="ce18" table:formula="of:=PERCENTRANK([.J$1:.J$1000]; [.J13])" office:value-type="percentage" office:value="0.956">
            <text:p>95,6%</text:p>
          </table:table-cell>
          <table:table-cell table:number-columns-repeated="999"/>
        </table:table-row>
        <table:table-row table:style-name="ro3">
          <table:table-cell office:value-type="float" office:value="242">
            <text:p>242</text:p>
          </table:table-cell>
          <table:table-cell office:value-type="string">
            <text:p>Blissey</text:p>
          </table:table-cell>
          <table:table-cell office:value-type="float" office:value="1">
            <text:p>1</text:p>
          </table:table-cell>
          <table:table-cell office:value-type="float" office:value="129">
            <text:p>129</text:p>
          </table:table-cell>
          <table:table-cell office:value-type="float" office:value="229">
            <text:p>229</text:p>
          </table:table-cell>
          <table:table-cell office:value-type="float" office:value="510">
            <text:p>510</text:p>
          </table:table-cell>
          <table:table-cell office:value-type="float" office:value="3219">
            <text:p>3219</text:p>
          </table:table-cell>
          <table:table-cell table:formula="of:=SUM([.D14:.F14])" office:value-type="float" office:value="868">
            <text:p>868</text:p>
          </table:table-cell>
          <table:table-cell table:formula="of:=SQRT([.C14]*[.E14]*[.F14]^1.2)" office:value-type="float" office:value="637.470140311237">
            <text:p>637</text:p>
          </table:table-cell>
          <table:table-cell table:formula="of:=[.D14]^2*[.E14]*[.F14]/1000000" office:value-type="float" office:value="1943.50239">
            <text:p>1944</text:p>
          </table:table-cell>
          <table:table-cell office:value-type="float" office:value="10">
            <text:p>10,0</text:p>
          </table:table-cell>
          <table:table-cell table:style-name="ce17" table:formula="of:=[.D14]/MAX([.D$1:.D$1000])" office:value-type="percentage" office:value="0.43">
            <text:p>43%</text:p>
          </table:table-cell>
          <table:table-cell table:style-name="ce17" table:formula="of:=[.E14]/MAX([.E$1:.E$1000])" office:value-type="percentage" office:value="0.578282828282828">
            <text:p>58%</text:p>
          </table:table-cell>
          <table:table-cell table:style-name="ce17" table:formula="of:=[.F14]/MAX([.F$1:.F$1000])" office:value-type="percentage" office:value="1">
            <text:p>100%</text:p>
          </table:table-cell>
          <table:table-cell table:style-name="ce17" table:formula="of:=[.H14]/MAX([.H$1:.H$1000])" office:value-type="percentage" office:value="1">
            <text:p>100%</text:p>
          </table:table-cell>
          <table:table-cell table:style-name="ce17" table:formula="of:=[.I14]/MAX([.I$1:.I$1000])" office:value-type="percentage" office:value="1">
            <text:p>100%</text:p>
          </table:table-cell>
          <table:table-cell table:style-name="ce17" table:formula="of:=[.J14]/MAX([.J$1:.J$1000])" office:value-type="percentage" office:value="0.614771707567044">
            <text:p>61%</text:p>
          </table:table-cell>
          <table:table-cell table:style-name="ce18" table:formula="of:=PERCENTRANK([.D$1:.D$1000]; [.D14])" office:value-type="percentage" office:value="0.324">
            <text:p>32,4%</text:p>
          </table:table-cell>
          <table:table-cell table:style-name="ce18" table:formula="of:=PERCENTRANK([.E$1:.E$1000]; [.E14])" office:value-type="percentage" office:value="0.94">
            <text:p>94,0%</text:p>
          </table:table-cell>
          <table:table-cell table:style-name="ce18" table:formula="of:=PERCENTRANK([.F$1:.F$1000]; [.F14])" office:value-type="percentage" office:value="1">
            <text:p>100,0%</text:p>
          </table:table-cell>
          <table:table-cell table:style-name="ce18" table:formula="of:=PERCENTRANK([.G$1:.G$1000]; [.G14])" office:value-type="percentage" office:value="0.952">
            <text:p>95,2%</text:p>
          </table:table-cell>
          <table:table-cell table:style-name="ce18" table:formula="of:=PERCENTRANK([.H$1:.H$1000]; [.H14])" office:value-type="percentage" office:value="1">
            <text:p>100,0%</text:p>
          </table:table-cell>
          <table:table-cell table:style-name="ce18" table:formula="of:=PERCENTRANK([.I$1:.I$1000]; [.I14])" office:value-type="percentage" office:value="1">
            <text:p>100,0%</text:p>
          </table:table-cell>
          <table:table-cell table:style-name="ce18" table:formula="of:=PERCENTRANK([.J$1:.J$1000]; [.J14])" office:value-type="percentage" office:value="0.952">
            <text:p>95,2%</text:p>
          </table:table-cell>
          <table:table-cell table:number-columns-repeated="999"/>
        </table:table-row>
        <table:table-row table:style-name="ro3">
          <table:table-cell office:value-type="float" office:value="134">
            <text:p>134</text:p>
          </table:table-cell>
          <table:table-cell office:value-type="string">
            <text:p>Vaporeon</text:p>
          </table:table-cell>
          <table:table-cell office:value-type="float" office:value="1">
            <text:p>1</text:p>
          </table:table-cell>
          <table:table-cell office:value-type="float" office:value="205">
            <text:p>205</text:p>
          </table:table-cell>
          <table:table-cell office:value-type="float" office:value="177">
            <text:p>177</text:p>
          </table:table-cell>
          <table:table-cell office:value-type="float" office:value="260">
            <text:p>260</text:p>
          </table:table-cell>
          <table:table-cell office:value-type="float" office:value="3157">
            <text:p>3157</text:p>
          </table:table-cell>
          <table:table-cell table:formula="of:=SUM([.D15:.F15])" office:value-type="float" office:value="642">
            <text:p>642</text:p>
          </table:table-cell>
          <table:table-cell table:formula="of:=SQRT([.C15]*[.E15]*[.F15]^1.2)" office:value-type="float" office:value="374.085299483952">
            <text:p>374</text:p>
          </table:table-cell>
          <table:table-cell table:formula="of:=[.D15]^2*[.E15]*[.F15]/1000000" office:value-type="float" office:value="1933.9905">
            <text:p>1934</text:p>
          </table:table-cell>
          <table:table-cell office:value-type="float" office:value="9.5">
            <text:p>9,5</text:p>
          </table:table-cell>
          <table:table-cell table:style-name="ce17" table:formula="of:=[.D15]/MAX([.D$1:.D$1000])" office:value-type="percentage" office:value="0.683333333333333">
            <text:p>68%</text:p>
          </table:table-cell>
          <table:table-cell table:style-name="ce17" table:formula="of:=[.E15]/MAX([.E$1:.E$1000])" office:value-type="percentage" office:value="0.446969696969697">
            <text:p>45%</text:p>
          </table:table-cell>
          <table:table-cell table:style-name="ce17" table:formula="of:=[.F15]/MAX([.F$1:.F$1000])" office:value-type="percentage" office:value="0.509803921568627">
            <text:p>51%</text:p>
          </table:table-cell>
          <table:table-cell table:style-name="ce17" table:formula="of:=[.H15]/MAX([.H$1:.H$1000])" office:value-type="percentage" office:value="0.73963133640553">
            <text:p>74%</text:p>
          </table:table-cell>
          <table:table-cell table:style-name="ce17" table:formula="of:=[.I15]/MAX([.I$1:.I$1000])" office:value-type="percentage" office:value="0.586827956053454">
            <text:p>59%</text:p>
          </table:table-cell>
          <table:table-cell table:style-name="ce17" table:formula="of:=[.J15]/MAX([.J$1:.J$1000])" office:value-type="percentage" office:value="0.611762891685171">
            <text:p>61%</text:p>
          </table:table-cell>
          <table:table-cell table:style-name="ce18" table:formula="of:=PERCENTRANK([.D$1:.D$1000]; [.D15])" office:value-type="percentage" office:value="0.808">
            <text:p>80,8%</text:p>
          </table:table-cell>
          <table:table-cell table:style-name="ce18" table:formula="of:=PERCENTRANK([.E$1:.E$1000]; [.E15])" office:value-type="percentage" office:value="0.684">
            <text:p>68,4%</text:p>
          </table:table-cell>
          <table:table-cell table:style-name="ce18" table:formula="of:=PERCENTRANK([.F$1:.F$1000]; [.F15])" office:value-type="percentage" office:value="0.976">
            <text:p>97,6%</text:p>
          </table:table-cell>
          <table:table-cell table:style-name="ce18" table:formula="of:=PERCENTRANK([.G$1:.G$1000]; [.G15])" office:value-type="percentage" office:value="0.948">
            <text:p>94,8%</text:p>
          </table:table-cell>
          <table:table-cell table:style-name="ce18" table:formula="of:=PERCENTRANK([.H$1:.H$1000]; [.H15])" office:value-type="percentage" office:value="0.964">
            <text:p>96,4%</text:p>
          </table:table-cell>
          <table:table-cell table:style-name="ce18" table:formula="of:=PERCENTRANK([.I$1:.I$1000]; [.I15])" office:value-type="percentage" office:value="0.984">
            <text:p>98,4%</text:p>
          </table:table-cell>
          <table:table-cell table:style-name="ce18" table:formula="of:=PERCENTRANK([.J$1:.J$1000]; [.J15])" office:value-type="percentage" office:value="0.948">
            <text:p>94,8%</text:p>
          </table:table-cell>
          <table:table-cell table:number-columns-repeated="999"/>
        </table:table-row>
        <table:table-row table:style-name="ro3">
          <table:table-cell office:value-type="float" office:value="251">
            <text:p>251</text:p>
          </table:table-cell>
          <table:table-cell office:value-type="string">
            <text:p>Celebi</text:p>
          </table:table-cell>
          <table:table-cell/>
          <table:table-cell table:number-columns-repeated="2" office:value-type="float" office:value="210">
            <text:p>210</text:p>
          </table:table-cell>
          <table:table-cell office:value-type="float" office:value="200">
            <text:p>200</text:p>
          </table:table-cell>
          <table:table-cell office:value-type="float" office:value="3090">
            <text:p>3090</text:p>
          </table:table-cell>
          <table:table-cell table:formula="of:=SUM([.D16:.F16])" office:value-type="float" office:value="620">
            <text:p>620</text:p>
          </table:table-cell>
          <table:table-cell table:formula="of:=SQRT([.C16]*[.E16]*[.F16]^1.2)" office:value-type="float" office:value="0">
            <text:p>0</text:p>
          </table:table-cell>
          <table:table-cell table:formula="of:=[.D16]^2*[.E16]*[.F16]/1000000" office:value-type="float" office:value="1852.2">
            <text:p>1852</text:p>
          </table:table-cell>
          <table:table-cell office:value-type="float" office:value="-0">
            <text:p>0,0</text:p>
          </table:table-cell>
          <table:table-cell table:style-name="ce17" table:formula="of:=[.D16]/MAX([.D$1:.D$1000])" office:value-type="percentage" office:value="0.7">
            <text:p>70%</text:p>
          </table:table-cell>
          <table:table-cell table:style-name="ce17" table:formula="of:=[.E16]/MAX([.E$1:.E$1000])" office:value-type="percentage" office:value="0.53030303030303">
            <text:p>53%</text:p>
          </table:table-cell>
          <table:table-cell table:style-name="ce17" table:formula="of:=[.F16]/MAX([.F$1:.F$1000])" office:value-type="percentage" office:value="0.392156862745098">
            <text:p>39%</text:p>
          </table:table-cell>
          <table:table-cell table:style-name="ce17" table:formula="of:=[.H16]/MAX([.H$1:.H$1000])" office:value-type="percentage" office:value="0.714285714285714">
            <text:p>71%</text:p>
          </table:table-cell>
          <table:table-cell table:style-name="ce17" table:formula="of:=[.I16]/MAX([.I$1:.I$1000])" office:value-type="percentage" office:value="0">
            <text:p>0%</text:p>
          </table:table-cell>
          <table:table-cell table:style-name="ce17" table:formula="of:=[.J16]/MAX([.J$1:.J$1000])" office:value-type="percentage" office:value="0.585890793144679">
            <text:p>59%</text:p>
          </table:table-cell>
          <table:table-cell table:style-name="ce18" table:formula="of:=PERCENTRANK([.D$1:.D$1000]; [.D16])" office:value-type="percentage" office:value="0.836">
            <text:p>83,6%</text:p>
          </table:table-cell>
          <table:table-cell table:style-name="ce18" table:formula="of:=PERCENTRANK([.E$1:.E$1000]; [.E16])" office:value-type="percentage" office:value="0.888">
            <text:p>88,8%</text:p>
          </table:table-cell>
          <table:table-cell table:style-name="ce18" table:formula="of:=PERCENTRANK([.F$1:.F$1000]; [.F16])" office:value-type="percentage" office:value="0.916">
            <text:p>91,6%</text:p>
          </table:table-cell>
          <table:table-cell table:style-name="ce18" table:formula="of:=PERCENTRANK([.G$1:.G$1000]; [.G16])" office:value-type="percentage" office:value="0.944">
            <text:p>94,4%</text:p>
          </table:table-cell>
          <table:table-cell table:style-name="ce18" table:formula="of:=PERCENTRANK([.H$1:.H$1000]; [.H16])" office:value-type="percentage" office:value="0.936">
            <text:p>93,6%</text:p>
          </table:table-cell>
          <table:table-cell table:style-name="ce18" table:formula="of:=PERCENTRANK([.I$1:.I$1000]; [.I16])" office:value-type="percentage" office:value="0">
            <text:p>0,0%</text:p>
          </table:table-cell>
          <table:table-cell table:style-name="ce18" table:formula="of:=PERCENTRANK([.J$1:.J$1000]; [.J16])" office:value-type="percentage" office:value="0.944">
            <text:p>94,4%</text:p>
          </table:table-cell>
          <table:table-cell table:number-columns-repeated="999"/>
        </table:table-row>
        <table:table-row table:style-name="ro3">
          <table:table-cell office:value-type="float" office:value="151">
            <text:p>151</text:p>
          </table:table-cell>
          <table:table-cell office:value-type="string">
            <text:p>Mew</text:p>
          </table:table-cell>
          <table:table-cell/>
          <table:table-cell office:value-type="float" office:value="210">
            <text:p>210</text:p>
          </table:table-cell>
          <table:table-cell office:value-type="float" office:value="209">
            <text:p>209</text:p>
          </table:table-cell>
          <table:table-cell office:value-type="float" office:value="200">
            <text:p>200</text:p>
          </table:table-cell>
          <table:table-cell office:value-type="float" office:value="3083">
            <text:p>3083</text:p>
          </table:table-cell>
          <table:table-cell table:formula="of:=SUM([.D17:.F17])" office:value-type="float" office:value="619">
            <text:p>619</text:p>
          </table:table-cell>
          <table:table-cell table:formula="of:=SQRT([.C17]*[.E17]*[.F17]^1.2)" office:value-type="float" office:value="0">
            <text:p>0</text:p>
          </table:table-cell>
          <table:table-cell table:formula="of:=[.D17]^2*[.E17]*[.F17]/1000000" office:value-type="float" office:value="1843.38">
            <text:p>1843</text:p>
          </table:table-cell>
          <table:table-cell office:value-type="float" office:value="-0">
            <text:p>0,0</text:p>
          </table:table-cell>
          <table:table-cell table:style-name="ce17" table:formula="of:=[.D17]/MAX([.D$1:.D$1000])" office:value-type="percentage" office:value="0.7">
            <text:p>70%</text:p>
          </table:table-cell>
          <table:table-cell table:style-name="ce17" table:formula="of:=[.E17]/MAX([.E$1:.E$1000])" office:value-type="percentage" office:value="0.527777777777778">
            <text:p>53%</text:p>
          </table:table-cell>
          <table:table-cell table:style-name="ce17" table:formula="of:=[.F17]/MAX([.F$1:.F$1000])" office:value-type="percentage" office:value="0.392156862745098">
            <text:p>39%</text:p>
          </table:table-cell>
          <table:table-cell table:style-name="ce17" table:formula="of:=[.H17]/MAX([.H$1:.H$1000])" office:value-type="percentage" office:value="0.713133640552995">
            <text:p>71%</text:p>
          </table:table-cell>
          <table:table-cell table:style-name="ce17" table:formula="of:=[.I17]/MAX([.I$1:.I$1000])" office:value-type="percentage" office:value="0">
            <text:p>0%</text:p>
          </table:table-cell>
          <table:table-cell table:style-name="ce17" table:formula="of:=[.J17]/MAX([.J$1:.J$1000])" office:value-type="percentage" office:value="0.583100836986847">
            <text:p>58%</text:p>
          </table:table-cell>
          <table:table-cell table:style-name="ce18" table:formula="of:=PERCENTRANK([.D$1:.D$1000]; [.D17])" office:value-type="percentage" office:value="0.836">
            <text:p>83,6%</text:p>
          </table:table-cell>
          <table:table-cell table:style-name="ce18" table:formula="of:=PERCENTRANK([.E$1:.E$1000]; [.E17])" office:value-type="percentage" office:value="0.876">
            <text:p>87,6%</text:p>
          </table:table-cell>
          <table:table-cell table:style-name="ce18" table:formula="of:=PERCENTRANK([.F$1:.F$1000]; [.F17])" office:value-type="percentage" office:value="0.916">
            <text:p>91,6%</text:p>
          </table:table-cell>
          <table:table-cell table:style-name="ce18" table:formula="of:=PERCENTRANK([.G$1:.G$1000]; [.G17])" office:value-type="percentage" office:value="0.94">
            <text:p>94,0%</text:p>
          </table:table-cell>
          <table:table-cell table:style-name="ce18" table:formula="of:=PERCENTRANK([.H$1:.H$1000]; [.H17])" office:value-type="percentage" office:value="0.932">
            <text:p>93,2%</text:p>
          </table:table-cell>
          <table:table-cell table:style-name="ce18" table:formula="of:=PERCENTRANK([.I$1:.I$1000]; [.I17])" office:value-type="percentage" office:value="0">
            <text:p>0,0%</text:p>
          </table:table-cell>
          <table:table-cell table:style-name="ce18" table:formula="of:=PERCENTRANK([.J$1:.J$1000]; [.J17])" office:value-type="percentage" office:value="0.94">
            <text:p>94,0%</text:p>
          </table:table-cell>
          <table:table-cell table:number-columns-repeated="999"/>
        </table:table-row>
        <table:table-row table:style-name="ro3">
          <table:table-cell office:value-type="float" office:value="232">
            <text:p>232</text:p>
          </table:table-cell>
          <table:table-cell office:value-type="string">
            <text:p>Donphan</text:p>
          </table:table-cell>
          <table:table-cell office:value-type="float" office:value="1">
            <text:p>1</text:p>
          </table:table-cell>
          <table:table-cell table:number-columns-repeated="2" office:value-type="float" office:value="214">
            <text:p>214</text:p>
          </table:table-cell>
          <table:table-cell office:value-type="float" office:value="180">
            <text:p>180</text:p>
          </table:table-cell>
          <table:table-cell office:value-type="float" office:value="3022">
            <text:p>3022</text:p>
          </table:table-cell>
          <table:table-cell table:formula="of:=SUM([.D18:.F18])" office:value-type="float" office:value="608">
            <text:p>608</text:p>
          </table:table-cell>
          <table:table-cell table:formula="of:=SQRT([.C18]*[.E18]*[.F18]^1.2)" office:value-type="float" office:value="329.890941007871">
            <text:p>330</text:p>
          </table:table-cell>
          <table:table-cell table:formula="of:=[.D18]^2*[.E18]*[.F18]/1000000" office:value-type="float" office:value="1764.06192">
            <text:p>1764</text:p>
          </table:table-cell>
          <table:table-cell office:value-type="float" office:value="9">
            <text:p>9,0</text:p>
          </table:table-cell>
          <table:table-cell table:style-name="ce17" table:formula="of:=[.D18]/MAX([.D$1:.D$1000])" office:value-type="percentage" office:value="0.713333333333333">
            <text:p>71%</text:p>
          </table:table-cell>
          <table:table-cell table:style-name="ce17" table:formula="of:=[.E18]/MAX([.E$1:.E$1000])" office:value-type="percentage" office:value="0.54040404040404">
            <text:p>54%</text:p>
          </table:table-cell>
          <table:table-cell table:style-name="ce17" table:formula="of:=[.F18]/MAX([.F$1:.F$1000])" office:value-type="percentage" office:value="0.352941176470588">
            <text:p>35%</text:p>
          </table:table-cell>
          <table:table-cell table:style-name="ce17" table:formula="of:=[.H18]/MAX([.H$1:.H$1000])" office:value-type="percentage" office:value="0.700460829493087">
            <text:p>70%</text:p>
          </table:table-cell>
          <table:table-cell table:style-name="ce17" table:formula="of:=[.I18]/MAX([.I$1:.I$1000])" office:value-type="percentage" office:value="0.517500224946702">
            <text:p>52%</text:p>
          </table:table-cell>
          <table:table-cell table:style-name="ce17" table:formula="of:=[.J18]/MAX([.J$1:.J$1000])" office:value-type="percentage" office:value="0.558010818197347">
            <text:p>56%</text:p>
          </table:table-cell>
          <table:table-cell table:style-name="ce18" table:formula="of:=PERCENTRANK([.D$1:.D$1000]; [.D18])" office:value-type="percentage" office:value="0.86">
            <text:p>86,0%</text:p>
          </table:table-cell>
          <table:table-cell table:style-name="ce18" table:formula="of:=PERCENTRANK([.E$1:.E$1000]; [.E18])" office:value-type="percentage" office:value="0.916">
            <text:p>91,6%</text:p>
          </table:table-cell>
          <table:table-cell table:style-name="ce18" table:formula="of:=PERCENTRANK([.F$1:.F$1000]; [.F18])" office:value-type="percentage" office:value="0.8">
            <text:p>80,0%</text:p>
          </table:table-cell>
          <table:table-cell table:style-name="ce18" table:formula="of:=PERCENTRANK([.G$1:.G$1000]; [.G18])" office:value-type="percentage" office:value="0.936">
            <text:p>93,6%</text:p>
          </table:table-cell>
          <table:table-cell table:style-name="ce18" table:formula="of:=PERCENTRANK([.H$1:.H$1000]; [.H18])" office:value-type="percentage" office:value="0.916">
            <text:p>91,6%</text:p>
          </table:table-cell>
          <table:table-cell table:style-name="ce18" table:formula="of:=PERCENTRANK([.I$1:.I$1000]; [.I18])" office:value-type="percentage" office:value="0.948">
            <text:p>94,8%</text:p>
          </table:table-cell>
          <table:table-cell table:style-name="ce18" table:formula="of:=PERCENTRANK([.J$1:.J$1000]; [.J18])" office:value-type="percentage" office:value="0.936">
            <text:p>93,6%</text:p>
          </table:table-cell>
          <table:table-cell table:number-columns-repeated="999"/>
        </table:table-row>
        <table:table-row table:style-name="ro3">
          <table:table-cell office:value-type="float" office:value="196">
            <text:p>196</text:p>
          </table:table-cell>
          <table:table-cell office:value-type="string">
            <text:p>Espeon</text:p>
          </table:table-cell>
          <table:table-cell office:value-type="float" office:value="1">
            <text:p>1</text:p>
          </table:table-cell>
          <table:table-cell office:value-type="float" office:value="261">
            <text:p>261</text:p>
          </table:table-cell>
          <table:table-cell office:value-type="float" office:value="194">
            <text:p>194</text:p>
          </table:table-cell>
          <table:table-cell office:value-type="float" office:value="130">
            <text:p>130</text:p>
          </table:table-cell>
          <table:table-cell office:value-type="float" office:value="3000">
            <text:p>3000</text:p>
          </table:table-cell>
          <table:table-cell table:formula="of:=SUM([.D19:.F19])" office:value-type="float" office:value="585">
            <text:p>585</text:p>
          </table:table-cell>
          <table:table-cell table:formula="of:=SQRT([.C19]*[.E19]*[.F19]^1.2)" office:value-type="float" office:value="258.384749138546">
            <text:p>258</text:p>
          </table:table-cell>
          <table:table-cell table:formula="of:=[.D19]^2*[.E19]*[.F19]/1000000" office:value-type="float" office:value="1718.01162">
            <text:p>1718</text:p>
          </table:table-cell>
          <table:table-cell office:value-type="float" office:value="8.5">
            <text:p>8,5</text:p>
          </table:table-cell>
          <table:table-cell table:style-name="ce17" table:formula="of:=[.D19]/MAX([.D$1:.D$1000])" office:value-type="percentage" office:value="0.87">
            <text:p>87%</text:p>
          </table:table-cell>
          <table:table-cell table:style-name="ce17" table:formula="of:=[.E19]/MAX([.E$1:.E$1000])" office:value-type="percentage" office:value="0.48989898989899">
            <text:p>49%</text:p>
          </table:table-cell>
          <table:table-cell table:style-name="ce17" table:formula="of:=[.F19]/MAX([.F$1:.F$1000])" office:value-type="percentage" office:value="0.254901960784314">
            <text:p>25%</text:p>
          </table:table-cell>
          <table:table-cell table:style-name="ce17" table:formula="of:=[.H19]/MAX([.H$1:.H$1000])" office:value-type="percentage" office:value="0.673963133640553">
            <text:p>67%</text:p>
          </table:table-cell>
          <table:table-cell table:style-name="ce17" table:formula="of:=[.I19]/MAX([.I$1:.I$1000])" office:value-type="percentage" office:value="0.405328395479658">
            <text:p>41%</text:p>
          </table:table-cell>
          <table:table-cell table:style-name="ce17" table:formula="of:=[.J19]/MAX([.J$1:.J$1000])" office:value-type="percentage" office:value="0.543444115470022">
            <text:p>54%</text:p>
          </table:table-cell>
          <table:table-cell table:style-name="ce18" table:formula="of:=PERCENTRANK([.D$1:.D$1000]; [.D19])" office:value-type="percentage" office:value="0.984">
            <text:p>98,4%</text:p>
          </table:table-cell>
          <table:table-cell table:style-name="ce18" table:formula="of:=PERCENTRANK([.E$1:.E$1000]; [.E19])" office:value-type="percentage" office:value="0.78">
            <text:p>78,0%</text:p>
          </table:table-cell>
          <table:table-cell table:style-name="ce18" table:formula="of:=PERCENTRANK([.F$1:.F$1000]; [.F19])" office:value-type="percentage" office:value="0.5">
            <text:p>50,0%</text:p>
          </table:table-cell>
          <table:table-cell table:style-name="ce18" table:formula="of:=PERCENTRANK([.G$1:.G$1000]; [.G19])" office:value-type="percentage" office:value="0.932">
            <text:p>93,2%</text:p>
          </table:table-cell>
          <table:table-cell table:style-name="ce18" table:formula="of:=PERCENTRANK([.H$1:.H$1000]; [.H19])" office:value-type="percentage" office:value="0.904">
            <text:p>90,4%</text:p>
          </table:table-cell>
          <table:table-cell table:style-name="ce18" table:formula="of:=PERCENTRANK([.I$1:.I$1000]; [.I19])" office:value-type="percentage" office:value="0.7">
            <text:p>70,0%</text:p>
          </table:table-cell>
          <table:table-cell table:style-name="ce18" table:formula="of:=PERCENTRANK([.J$1:.J$1000]; [.J19])" office:value-type="percentage" office:value="0.932">
            <text:p>93,2%</text:p>
          </table:table-cell>
          <table:table-cell table:number-columns-repeated="999"/>
        </table:table-row>
        <table:table-row table:style-name="ro3">
          <table:table-cell office:value-type="float" office:value="214">
            <text:p>214</text:p>
          </table:table-cell>
          <table:table-cell office:value-type="string">
            <text:p>Heracross</text:p>
          </table:table-cell>
          <table:table-cell office:value-type="float" office:value="1">
            <text:p>1</text:p>
          </table:table-cell>
          <table:table-cell office:value-type="float" office:value="234">
            <text:p>234</text:p>
          </table:table-cell>
          <table:table-cell office:value-type="float" office:value="189">
            <text:p>189</text:p>
          </table:table-cell>
          <table:table-cell office:value-type="float" office:value="160">
            <text:p>160</text:p>
          </table:table-cell>
          <table:table-cell office:value-type="float" office:value="2938">
            <text:p>2938</text:p>
          </table:table-cell>
          <table:table-cell table:formula="of:=SUM([.D20:.F20])" office:value-type="float" office:value="583">
            <text:p>583</text:p>
          </table:table-cell>
          <table:table-cell table:formula="of:=SQRT([.C20]*[.E20]*[.F20]^1.2)" office:value-type="float" office:value="288.870299486074">
            <text:p>289</text:p>
          </table:table-cell>
          <table:table-cell table:formula="of:=[.D20]^2*[.E20]*[.F20]/1000000" office:value-type="float" office:value="1655.82144">
            <text:p>1656</text:p>
          </table:table-cell>
          <table:table-cell office:value-type="float" office:value="9">
            <text:p>9,0</text:p>
          </table:table-cell>
          <table:table-cell table:style-name="ce17" table:formula="of:=[.D20]/MAX([.D$1:.D$1000])" office:value-type="percentage" office:value="0.78">
            <text:p>78%</text:p>
          </table:table-cell>
          <table:table-cell table:style-name="ce17" table:formula="of:=[.E20]/MAX([.E$1:.E$1000])" office:value-type="percentage" office:value="0.477272727272727">
            <text:p>48%</text:p>
          </table:table-cell>
          <table:table-cell table:style-name="ce17" table:formula="of:=[.F20]/MAX([.F$1:.F$1000])" office:value-type="percentage" office:value="0.313725490196078">
            <text:p>31%</text:p>
          </table:table-cell>
          <table:table-cell table:style-name="ce17" table:formula="of:=[.H20]/MAX([.H$1:.H$1000])" office:value-type="percentage" office:value="0.671658986175115">
            <text:p>67%</text:p>
          </table:table-cell>
          <table:table-cell table:style-name="ce17" table:formula="of:=[.I20]/MAX([.I$1:.I$1000])" office:value-type="percentage" office:value="0.453151106567967">
            <text:p>45%</text:p>
          </table:table-cell>
          <table:table-cell table:style-name="ce17" table:formula="of:=[.J20]/MAX([.J$1:.J$1000])" office:value-type="percentage" office:value="0.523772020725388">
            <text:p>52%</text:p>
          </table:table-cell>
          <table:table-cell table:style-name="ce18" table:formula="of:=PERCENTRANK([.D$1:.D$1000]; [.D20])" office:value-type="percentage" office:value="0.928">
            <text:p>92,8%</text:p>
          </table:table-cell>
          <table:table-cell table:style-name="ce18" table:formula="of:=PERCENTRANK([.E$1:.E$1000]; [.E20])" office:value-type="percentage" office:value="0.756">
            <text:p>75,6%</text:p>
          </table:table-cell>
          <table:table-cell table:style-name="ce18" table:formula="of:=PERCENTRANK([.F$1:.F$1000]; [.F20])" office:value-type="percentage" office:value="0.724">
            <text:p>72,4%</text:p>
          </table:table-cell>
          <table:table-cell table:style-name="ce18" table:formula="of:=PERCENTRANK([.G$1:.G$1000]; [.G20])" office:value-type="percentage" office:value="0.928">
            <text:p>92,8%</text:p>
          </table:table-cell>
          <table:table-cell table:style-name="ce18" table:formula="of:=PERCENTRANK([.H$1:.H$1000]; [.H20])" office:value-type="percentage" office:value="0.896">
            <text:p>89,6%</text:p>
          </table:table-cell>
          <table:table-cell table:style-name="ce18" table:formula="of:=PERCENTRANK([.I$1:.I$1000]; [.I20])" office:value-type="percentage" office:value="0.828">
            <text:p>82,8%</text:p>
          </table:table-cell>
          <table:table-cell table:style-name="ce18" table:formula="of:=PERCENTRANK([.J$1:.J$1000]; [.J20])" office:value-type="percentage" office:value="0.928">
            <text:p>92,8%</text:p>
          </table:table-cell>
          <table:table-cell table:number-columns-repeated="999"/>
        </table:table-row>
        <table:table-row table:style-name="ro3">
          <table:table-cell office:value-type="float" office:value="144">
            <text:p>144</text:p>
          </table:table-cell>
          <table:table-cell office:value-type="string">
            <text:p>Articuno</text:p>
          </table:table-cell>
          <table:table-cell/>
          <table:table-cell office:value-type="float" office:value="192">
            <text:p>192</text:p>
          </table:table-cell>
          <table:table-cell office:value-type="float" office:value="249">
            <text:p>249</text:p>
          </table:table-cell>
          <table:table-cell office:value-type="float" office:value="180">
            <text:p>180</text:p>
          </table:table-cell>
          <table:table-cell office:value-type="float" office:value="2933">
            <text:p>2933</text:p>
          </table:table-cell>
          <table:table-cell table:formula="of:=SUM([.D21:.F21])" office:value-type="float" office:value="621">
            <text:p>621</text:p>
          </table:table-cell>
          <table:table-cell table:formula="of:=SQRT([.C21]*[.E21]*[.F21]^1.2)" office:value-type="float" office:value="0">
            <text:p>0</text:p>
          </table:table-cell>
          <table:table-cell table:formula="of:=[.D21]^2*[.E21]*[.F21]/1000000" office:value-type="float" office:value="1652.24448">
            <text:p>1652</text:p>
          </table:table-cell>
          <table:table-cell office:value-type="float" office:value="9">
            <text:p>9,0</text:p>
          </table:table-cell>
          <table:table-cell table:style-name="ce17" table:formula="of:=[.D21]/MAX([.D$1:.D$1000])" office:value-type="percentage" office:value="0.64">
            <text:p>64%</text:p>
          </table:table-cell>
          <table:table-cell table:style-name="ce17" table:formula="of:=[.E21]/MAX([.E$1:.E$1000])" office:value-type="percentage" office:value="0.628787878787879">
            <text:p>63%</text:p>
          </table:table-cell>
          <table:table-cell table:style-name="ce17" table:formula="of:=[.F21]/MAX([.F$1:.F$1000])" office:value-type="percentage" office:value="0.352941176470588">
            <text:p>35%</text:p>
          </table:table-cell>
          <table:table-cell table:style-name="ce17" table:formula="of:=[.H21]/MAX([.H$1:.H$1000])" office:value-type="percentage" office:value="0.715437788018433">
            <text:p>72%</text:p>
          </table:table-cell>
          <table:table-cell table:style-name="ce17" table:formula="of:=[.I21]/MAX([.I$1:.I$1000])" office:value-type="percentage" office:value="0">
            <text:p>0%</text:p>
          </table:table-cell>
          <table:table-cell table:style-name="ce17" table:formula="of:=[.J21]/MAX([.J$1:.J$1000])" office:value-type="percentage" office:value="0.522640551158686">
            <text:p>52%</text:p>
          </table:table-cell>
          <table:table-cell table:style-name="ce18" table:formula="of:=PERCENTRANK([.D$1:.D$1000]; [.D21])" office:value-type="percentage" office:value="0.74">
            <text:p>74,0%</text:p>
          </table:table-cell>
          <table:table-cell table:style-name="ce18" table:formula="of:=PERCENTRANK([.E$1:.E$1000]; [.E21])" office:value-type="percentage" office:value="0.964">
            <text:p>96,4%</text:p>
          </table:table-cell>
          <table:table-cell table:style-name="ce18" table:formula="of:=PERCENTRANK([.F$1:.F$1000]; [.F21])" office:value-type="percentage" office:value="0.8">
            <text:p>80,0%</text:p>
          </table:table-cell>
          <table:table-cell table:style-name="ce18" table:formula="of:=PERCENTRANK([.G$1:.G$1000]; [.G21])" office:value-type="percentage" office:value="0.924">
            <text:p>92,4%</text:p>
          </table:table-cell>
          <table:table-cell table:style-name="ce18" table:formula="of:=PERCENTRANK([.H$1:.H$1000]; [.H21])" office:value-type="percentage" office:value="0.94">
            <text:p>94,0%</text:p>
          </table:table-cell>
          <table:table-cell table:style-name="ce18" table:formula="of:=PERCENTRANK([.I$1:.I$1000]; [.I21])" office:value-type="percentage" office:value="0">
            <text:p>0,0%</text:p>
          </table:table-cell>
          <table:table-cell table:style-name="ce18" table:formula="of:=PERCENTRANK([.J$1:.J$1000]; [.J21])" office:value-type="percentage" office:value="0.924">
            <text:p>92,4%</text:p>
          </table:table-cell>
          <table:table-cell table:number-columns-repeated="999"/>
        </table:table-row>
        <table:table-row table:style-name="ro3">
          <table:table-cell office:value-type="float" office:value="76">
            <text:p>76</text:p>
          </table:table-cell>
          <table:table-cell office:value-type="string">
            <text:p>Golem</text:p>
          </table:table-cell>
          <table:table-cell office:value-type="float" office:value="1">
            <text:p>1</text:p>
          </table:table-cell>
          <table:table-cell office:value-type="float" office:value="211">
            <text:p>211</text:p>
          </table:table-cell>
          <table:table-cell office:value-type="float" office:value="229">
            <text:p>229</text:p>
          </table:table-cell>
          <table:table-cell office:value-type="float" office:value="160">
            <text:p>160</text:p>
          </table:table-cell>
          <table:table-cell office:value-type="float" office:value="2916">
            <text:p>2916</text:p>
          </table:table-cell>
          <table:table-cell table:formula="of:=SUM([.D22:.F22])" office:value-type="float" office:value="600">
            <text:p>600</text:p>
          </table:table-cell>
          <table:table-cell table:formula="of:=SQRT([.C22]*[.E22]*[.F22]^1.2)" office:value-type="float" office:value="317.972623966086">
            <text:p>318</text:p>
          </table:table-cell>
          <table:table-cell table:formula="of:=[.D22]^2*[.E22]*[.F22]/1000000" office:value-type="float" office:value="1631.24944">
            <text:p>1631</text:p>
          </table:table-cell>
          <table:table-cell office:value-type="float" office:value="9">
            <text:p>9,0</text:p>
          </table:table-cell>
          <table:table-cell table:style-name="ce17" table:formula="of:=[.D22]/MAX([.D$1:.D$1000])" office:value-type="percentage" office:value="0.703333333333333">
            <text:p>70%</text:p>
          </table:table-cell>
          <table:table-cell table:style-name="ce17" table:formula="of:=[.E22]/MAX([.E$1:.E$1000])" office:value-type="percentage" office:value="0.578282828282828">
            <text:p>58%</text:p>
          </table:table-cell>
          <table:table-cell table:style-name="ce17" table:formula="of:=[.F22]/MAX([.F$1:.F$1000])" office:value-type="percentage" office:value="0.313725490196078">
            <text:p>31%</text:p>
          </table:table-cell>
          <table:table-cell table:style-name="ce17" table:formula="of:=[.H22]/MAX([.H$1:.H$1000])" office:value-type="percentage" office:value="0.691244239631336">
            <text:p>69%</text:p>
          </table:table-cell>
          <table:table-cell table:style-name="ce17" table:formula="of:=[.I22]/MAX([.I$1:.I$1000])" office:value-type="percentage" office:value="0.498803949955741">
            <text:p>50%</text:p>
          </table:table-cell>
          <table:table-cell table:style-name="ce17" table:formula="of:=[.J22]/MAX([.J$1:.J$1000])" office:value-type="percentage" office:value="0.51599936735688">
            <text:p>52%</text:p>
          </table:table-cell>
          <table:table-cell table:style-name="ce18" table:formula="of:=PERCENTRANK([.D$1:.D$1000]; [.D22])" office:value-type="percentage" office:value="0.848">
            <text:p>84,8%</text:p>
          </table:table-cell>
          <table:table-cell table:style-name="ce18" table:formula="of:=PERCENTRANK([.E$1:.E$1000]; [.E22])" office:value-type="percentage" office:value="0.94">
            <text:p>94,0%</text:p>
          </table:table-cell>
          <table:table-cell table:style-name="ce18" table:formula="of:=PERCENTRANK([.F$1:.F$1000]; [.F22])" office:value-type="percentage" office:value="0.724">
            <text:p>72,4%</text:p>
          </table:table-cell>
          <table:table-cell table:style-name="ce18" table:formula="of:=PERCENTRANK([.G$1:.G$1000]; [.G22])" office:value-type="percentage" office:value="0.916">
            <text:p>91,6%</text:p>
          </table:table-cell>
          <table:table-cell table:style-name="ce18" table:formula="of:=PERCENTRANK([.H$1:.H$1000]; [.H22])" office:value-type="percentage" office:value="0.908">
            <text:p>90,8%</text:p>
          </table:table-cell>
          <table:table-cell table:style-name="ce18" table:formula="of:=PERCENTRANK([.I$1:.I$1000]; [.I22])" office:value-type="percentage" office:value="0.916">
            <text:p>91,6%</text:p>
          </table:table-cell>
          <table:table-cell table:style-name="ce18" table:formula="of:=PERCENTRANK([.J$1:.J$1000]; [.J22])" office:value-type="percentage" office:value="0.92">
            <text:p>92,0%</text:p>
          </table:table-cell>
          <table:table-cell table:number-columns-repeated="999"/>
        </table:table-row>
        <table:table-row table:style-name="ro3">
          <table:table-cell office:value-type="float" office:value="103">
            <text:p>103</text:p>
          </table:table-cell>
          <table:table-cell office:value-type="string">
            <text:p>Exeggutor</text:p>
          </table:table-cell>
          <table:table-cell office:value-type="float" office:value="1">
            <text:p>1</text:p>
          </table:table-cell>
          <table:table-cell office:value-type="float" office:value="233">
            <text:p>233</text:p>
          </table:table-cell>
          <table:table-cell office:value-type="float" office:value="158">
            <text:p>158</text:p>
          </table:table-cell>
          <table:table-cell office:value-type="float" office:value="190">
            <text:p>190</text:p>
          </table:table-cell>
          <table:table-cell office:value-type="float" office:value="2916">
            <text:p>2916</text:p>
          </table:table-cell>
          <table:table-cell table:formula="of:=SUM([.D23:.F23])" office:value-type="float" office:value="581">
            <text:p>581</text:p>
          </table:table-cell>
          <table:table-cell table:formula="of:=SQRT([.C23]*[.E23]*[.F23]^1.2)" office:value-type="float" office:value="292.80649370919">
            <text:p>293</text:p>
          </table:table-cell>
          <table:table-cell table:formula="of:=[.D23]^2*[.E23]*[.F23]/1000000" office:value-type="float" office:value="1629.75578">
            <text:p>1630</text:p>
          </table:table-cell>
          <table:table-cell office:value-type="float" office:value="9">
            <text:p>9,0</text:p>
          </table:table-cell>
          <table:table-cell table:style-name="ce17" table:formula="of:=[.D23]/MAX([.D$1:.D$1000])" office:value-type="percentage" office:value="0.776666666666667">
            <text:p>78%</text:p>
          </table:table-cell>
          <table:table-cell table:style-name="ce17" table:formula="of:=[.E23]/MAX([.E$1:.E$1000])" office:value-type="percentage" office:value="0.398989898989899">
            <text:p>40%</text:p>
          </table:table-cell>
          <table:table-cell table:style-name="ce17" table:formula="of:=[.F23]/MAX([.F$1:.F$1000])" office:value-type="percentage" office:value="0.372549019607843">
            <text:p>37%</text:p>
          </table:table-cell>
          <table:table-cell table:style-name="ce17" table:formula="of:=[.H23]/MAX([.H$1:.H$1000])" office:value-type="percentage" office:value="0.669354838709677">
            <text:p>67%</text:p>
          </table:table-cell>
          <table:table-cell table:style-name="ce17" table:formula="of:=[.I23]/MAX([.I$1:.I$1000])" office:value-type="percentage" office:value="0.459325818094368">
            <text:p>46%</text:p>
          </table:table-cell>
          <table:table-cell table:style-name="ce17" table:formula="of:=[.J23]/MAX([.J$1:.J$1000])" office:value-type="percentage" office:value="0.515526890495802">
            <text:p>52%</text:p>
          </table:table-cell>
          <table:table-cell table:style-name="ce18" table:formula="of:=PERCENTRANK([.D$1:.D$1000]; [.D23])" office:value-type="percentage" office:value="0.924">
            <text:p>92,4%</text:p>
          </table:table-cell>
          <table:table-cell table:style-name="ce18" table:formula="of:=PERCENTRANK([.E$1:.E$1000]; [.E23])" office:value-type="percentage" office:value="0.572">
            <text:p>57,2%</text:p>
          </table:table-cell>
          <table:table-cell table:style-name="ce18" table:formula="of:=PERCENTRANK([.F$1:.F$1000]; [.F23])" office:value-type="percentage" office:value="0.876">
            <text:p>87,6%</text:p>
          </table:table-cell>
          <table:table-cell table:style-name="ce18" table:formula="of:=PERCENTRANK([.G$1:.G$1000]; [.G23])" office:value-type="percentage" office:value="0.916">
            <text:p>91,6%</text:p>
          </table:table-cell>
          <table:table-cell table:style-name="ce18" table:formula="of:=PERCENTRANK([.H$1:.H$1000]; [.H23])" office:value-type="percentage" office:value="0.892">
            <text:p>89,2%</text:p>
          </table:table-cell>
          <table:table-cell table:style-name="ce18" table:formula="of:=PERCENTRANK([.I$1:.I$1000]; [.I23])" office:value-type="percentage" office:value="0.848">
            <text:p>84,8%</text:p>
          </table:table-cell>
          <table:table-cell table:style-name="ce18" table:formula="of:=PERCENTRANK([.J$1:.J$1000]; [.J23])" office:value-type="percentage" office:value="0.916">
            <text:p>91,6%</text:p>
          </table:table-cell>
          <table:table-cell table:number-columns-repeated="999"/>
        </table:table-row>
        <table:table-row table:style-name="ro3">
          <table:table-cell office:value-type="float" office:value="136">
            <text:p>136</text:p>
          </table:table-cell>
          <table:table-cell office:value-type="string">
            <text:p>Flareon</text:p>
          </table:table-cell>
          <table:table-cell office:value-type="float" office:value="1">
            <text:p>1</text:p>
          </table:table-cell>
          <table:table-cell office:value-type="float" office:value="246">
            <text:p>246</text:p>
          </table:table-cell>
          <table:table-cell office:value-type="float" office:value="204">
            <text:p>204</text:p>
          </table:table-cell>
          <table:table-cell office:value-type="float" office:value="130">
            <text:p>130</text:p>
          </table:table-cell>
          <table:table-cell office:value-type="float" office:value="2904">
            <text:p>2904</text:p>
          </table:table-cell>
          <table:table-cell table:formula="of:=SUM([.D24:.F24])" office:value-type="float" office:value="580">
            <text:p>580</text:p>
          </table:table-cell>
          <table:table-cell table:formula="of:=SQRT([.C24]*[.E24]*[.F24]^1.2)" office:value-type="float" office:value="264.960475868207">
            <text:p>265</text:p>
          </table:table-cell>
          <table:table-cell table:formula="of:=[.D24]^2*[.E24]*[.F24]/1000000" office:value-type="float" office:value="1604.88432">
            <text:p>1605</text:p>
          </table:table-cell>
          <table:table-cell office:value-type="float" office:value="8.5">
            <text:p>8,5</text:p>
          </table:table-cell>
          <table:table-cell table:style-name="ce17" table:formula="of:=[.D24]/MAX([.D$1:.D$1000])" office:value-type="percentage" office:value="0.82">
            <text:p>82%</text:p>
          </table:table-cell>
          <table:table-cell table:style-name="ce17" table:formula="of:=[.E24]/MAX([.E$1:.E$1000])" office:value-type="percentage" office:value="0.515151515151515">
            <text:p>52%</text:p>
          </table:table-cell>
          <table:table-cell table:style-name="ce17" table:formula="of:=[.F24]/MAX([.F$1:.F$1000])" office:value-type="percentage" office:value="0.254901960784314">
            <text:p>25%</text:p>
          </table:table-cell>
          <table:table-cell table:style-name="ce17" table:formula="of:=[.H24]/MAX([.H$1:.H$1000])" office:value-type="percentage" office:value="0.668202764976958">
            <text:p>67%</text:p>
          </table:table-cell>
          <table:table-cell table:style-name="ce17" table:formula="of:=[.I24]/MAX([.I$1:.I$1000])" office:value-type="percentage" office:value="0.415643744095751">
            <text:p>42%</text:p>
          </table:table-cell>
          <table:table-cell table:style-name="ce17" table:formula="of:=[.J24]/MAX([.J$1:.J$1000])" office:value-type="percentage" office:value="0.507659511472983">
            <text:p>51%</text:p>
          </table:table-cell>
          <table:table-cell table:style-name="ce18" table:formula="of:=PERCENTRANK([.D$1:.D$1000]; [.D24])" office:value-type="percentage" office:value="0.968">
            <text:p>96,8%</text:p>
          </table:table-cell>
          <table:table-cell table:style-name="ce18" table:formula="of:=PERCENTRANK([.E$1:.E$1000]; [.E24])" office:value-type="percentage" office:value="0.856">
            <text:p>85,6%</text:p>
          </table:table-cell>
          <table:table-cell table:style-name="ce18" table:formula="of:=PERCENTRANK([.F$1:.F$1000]; [.F24])" office:value-type="percentage" office:value="0.5">
            <text:p>50,0%</text:p>
          </table:table-cell>
          <table:table-cell table:style-name="ce18" table:formula="of:=PERCENTRANK([.G$1:.G$1000]; [.G24])" office:value-type="percentage" office:value="0.912">
            <text:p>91,2%</text:p>
          </table:table-cell>
          <table:table-cell table:style-name="ce18" table:formula="of:=PERCENTRANK([.H$1:.H$1000]; [.H24])" office:value-type="percentage" office:value="0.888">
            <text:p>88,8%</text:p>
          </table:table-cell>
          <table:table-cell table:style-name="ce18" table:formula="of:=PERCENTRANK([.I$1:.I$1000]; [.I24])" office:value-type="percentage" office:value="0.732">
            <text:p>73,2%</text:p>
          </table:table-cell>
          <table:table-cell table:style-name="ce18" table:formula="of:=PERCENTRANK([.J$1:.J$1000]; [.J24])" office:value-type="percentage" office:value="0.912">
            <text:p>91,2%</text:p>
          </table:table-cell>
          <table:table-cell table:number-columns-repeated="999"/>
        </table:table-row>
        <table:table-row table:style-name="ro3">
          <table:table-cell office:value-type="float" office:value="68">
            <text:p>68</text:p>
          </table:table-cell>
          <table:table-cell office:value-type="string">
            <text:p>Machamp</text:p>
          </table:table-cell>
          <table:table-cell office:value-type="float" office:value="1">
            <text:p>1</text:p>
          </table:table-cell>
          <table:table-cell office:value-type="float" office:value="234">
            <text:p>234</text:p>
          </table:table-cell>
          <table:table-cell office:value-type="float" office:value="162">
            <text:p>162</text:p>
          </table:table-cell>
          <table:table-cell office:value-type="float" office:value="180">
            <text:p>180</text:p>
          </table:table-cell>
          <table:table-cell office:value-type="float" office:value="2889">
            <text:p>2889</text:p>
          </table:table-cell>
          <table:table-cell table:formula="of:=SUM([.D25:.F25])" office:value-type="float" office:value="576">
            <text:p>576</text:p>
          </table:table-cell>
          <table:table-cell table:formula="of:=SQRT([.C25]*[.E25]*[.F25]^1.2)" office:value-type="float" office:value="287.025849070127">
            <text:p>287</text:p>
          </table:table-cell>
          <table:table-cell table:formula="of:=[.D25]^2*[.E25]*[.F25]/1000000" office:value-type="float" office:value="1596.68496">
            <text:p>1597</text:p>
          </table:table-cell>
          <table:table-cell office:value-type="float" office:value="10">
            <text:p>10,0</text:p>
          </table:table-cell>
          <table:table-cell table:style-name="ce17" table:formula="of:=[.D25]/MAX([.D$1:.D$1000])" office:value-type="percentage" office:value="0.78">
            <text:p>78%</text:p>
          </table:table-cell>
          <table:table-cell table:style-name="ce17" table:formula="of:=[.E25]/MAX([.E$1:.E$1000])" office:value-type="percentage" office:value="0.409090909090909">
            <text:p>41%</text:p>
          </table:table-cell>
          <table:table-cell table:style-name="ce17" table:formula="of:=[.F25]/MAX([.F$1:.F$1000])" office:value-type="percentage" office:value="0.352941176470588">
            <text:p>35%</text:p>
          </table:table-cell>
          <table:table-cell table:style-name="ce17" table:formula="of:=[.H25]/MAX([.H$1:.H$1000])" office:value-type="percentage" office:value="0.663594470046083">
            <text:p>66%</text:p>
          </table:table-cell>
          <table:table-cell table:style-name="ce17" table:formula="of:=[.I25]/MAX([.I$1:.I$1000])" office:value-type="percentage" office:value="0.450257715490784">
            <text:p>45%</text:p>
          </table:table-cell>
          <table:table-cell table:style-name="ce17" table:formula="of:=[.J25]/MAX([.J$1:.J$1000])" office:value-type="percentage" office:value="0.505065877128053">
            <text:p>51%</text:p>
          </table:table-cell>
          <table:table-cell table:style-name="ce18" table:formula="of:=PERCENTRANK([.D$1:.D$1000]; [.D25])" office:value-type="percentage" office:value="0.928">
            <text:p>92,8%</text:p>
          </table:table-cell>
          <table:table-cell table:style-name="ce18" table:formula="of:=PERCENTRANK([.E$1:.E$1000]; [.E25])" office:value-type="percentage" office:value="0.588">
            <text:p>58,8%</text:p>
          </table:table-cell>
          <table:table-cell table:style-name="ce18" table:formula="of:=PERCENTRANK([.F$1:.F$1000]; [.F25])" office:value-type="percentage" office:value="0.8">
            <text:p>80,0%</text:p>
          </table:table-cell>
          <table:table-cell table:style-name="ce18" table:formula="of:=PERCENTRANK([.G$1:.G$1000]; [.G25])" office:value-type="percentage" office:value="0.908">
            <text:p>90,8%</text:p>
          </table:table-cell>
          <table:table-cell table:style-name="ce18" table:formula="of:=PERCENTRANK([.H$1:.H$1000]; [.H25])" office:value-type="percentage" office:value="0.884">
            <text:p>88,4%</text:p>
          </table:table-cell>
          <table:table-cell table:style-name="ce18" table:formula="of:=PERCENTRANK([.I$1:.I$1000]; [.I25])" office:value-type="percentage" office:value="0.816">
            <text:p>81,6%</text:p>
          </table:table-cell>
          <table:table-cell table:style-name="ce18" table:formula="of:=PERCENTRANK([.J$1:.J$1000]; [.J25])" office:value-type="percentage" office:value="0.908">
            <text:p>90,8%</text:p>
          </table:table-cell>
          <table:table-cell table:number-columns-repeated="999"/>
        </table:table-row>
        <table:table-row table:style-name="ro3">
          <table:table-cell office:value-type="float" office:value="65">
            <text:p>65</text:p>
          </table:table-cell>
          <table:table-cell office:value-type="string">
            <text:p>Alakazam</text:p>
          </table:table-cell>
          <table:table-cell office:value-type="float" office:value="1">
            <text:p>1</text:p>
          </table:table-cell>
          <table:table-cell office:value-type="float" office:value="271">
            <text:p>271</text:p>
          </table:table-cell>
          <table:table-cell office:value-type="float" office:value="194">
            <text:p>194</text:p>
          </table:table-cell>
          <table:table-cell office:value-type="float" office:value="110">
            <text:p>110</text:p>
          </table:table-cell>
          <table:table-cell office:value-type="float" office:value="2887">
            <text:p>2887</text:p>
          </table:table-cell>
          <table:table-cell table:formula="of:=SUM([.D26:.F26])" office:value-type="float" office:value="575">
            <text:p>575</text:p>
          </table:table-cell>
          <table:table-cell table:formula="of:=SQRT([.C26]*[.E26]*[.F26]^1.2)" office:value-type="float" office:value="233.741849475558">
            <text:p>234</text:p>
          </table:table-cell>
          <table:table-cell table:formula="of:=[.D26]^2*[.E26]*[.F26]/1000000" office:value-type="float" office:value="1567.23094">
            <text:p>1567</text:p>
          </table:table-cell>
          <table:table-cell office:value-type="float" office:value="8.5">
            <text:p>8,5</text:p>
          </table:table-cell>
          <table:table-cell table:style-name="ce17" table:formula="of:=[.D26]/MAX([.D$1:.D$1000])" office:value-type="percentage" office:value="0.903333333333333">
            <text:p>90%</text:p>
          </table:table-cell>
          <table:table-cell table:style-name="ce17" table:formula="of:=[.E26]/MAX([.E$1:.E$1000])" office:value-type="percentage" office:value="0.48989898989899">
            <text:p>49%</text:p>
          </table:table-cell>
          <table:table-cell table:style-name="ce17" table:formula="of:=[.F26]/MAX([.F$1:.F$1000])" office:value-type="percentage" office:value="0.215686274509804">
            <text:p>22%</text:p>
          </table:table-cell>
          <table:table-cell table:style-name="ce17" table:formula="of:=[.H26]/MAX([.H$1:.H$1000])" office:value-type="percentage" office:value="0.662442396313364">
            <text:p>66%</text:p>
          </table:table-cell>
          <table:table-cell table:style-name="ce17" table:formula="of:=[.I26]/MAX([.I$1:.I$1000])" office:value-type="percentage" office:value="0.366671055935948">
            <text:p>37%</text:p>
          </table:table-cell>
          <table:table-cell table:style-name="ce17" table:formula="of:=[.J26]/MAX([.J$1:.J$1000])" office:value-type="percentage" office:value="0.495748935577951">
            <text:p>50%</text:p>
          </table:table-cell>
          <table:table-cell table:style-name="ce18" table:formula="of:=PERCENTRANK([.D$1:.D$1000]; [.D26])" office:value-type="percentage" office:value="0.996">
            <text:p>99,6%</text:p>
          </table:table-cell>
          <table:table-cell table:style-name="ce18" table:formula="of:=PERCENTRANK([.E$1:.E$1000]; [.E26])" office:value-type="percentage" office:value="0.78">
            <text:p>78,0%</text:p>
          </table:table-cell>
          <table:table-cell table:style-name="ce18" table:formula="of:=PERCENTRANK([.F$1:.F$1000]; [.F26])" office:value-type="percentage" office:value="0.324">
            <text:p>32,4%</text:p>
          </table:table-cell>
          <table:table-cell table:style-name="ce18" table:formula="of:=PERCENTRANK([.G$1:.G$1000]; [.G26])" office:value-type="percentage" office:value="0.904">
            <text:p>90,4%</text:p>
          </table:table-cell>
          <table:table-cell table:style-name="ce18" table:formula="of:=PERCENTRANK([.H$1:.H$1000]; [.H26])" office:value-type="percentage" office:value="0.88">
            <text:p>88,0%</text:p>
          </table:table-cell>
          <table:table-cell table:style-name="ce18" table:formula="of:=PERCENTRANK([.I$1:.I$1000]; [.I26])" office:value-type="percentage" office:value="0.612">
            <text:p>61,2%</text:p>
          </table:table-cell>
          <table:table-cell table:style-name="ce18" table:formula="of:=PERCENTRANK([.J$1:.J$1000]; [.J26])" office:value-type="percentage" office:value="0.904">
            <text:p>90,4%</text:p>
          </table:table-cell>
          <table:table-cell table:number-columns-repeated="999"/>
        </table:table-row>
        <table:table-row table:style-name="ro3">
          <table:table-cell office:value-type="float" office:value="59">
            <text:p>59</text:p>
          </table:table-cell>
          <table:table-cell office:value-type="string">
            <text:p>Arcanine</text:p>
          </table:table-cell>
          <table:table-cell office:value-type="float" office:value="1">
            <text:p>1</text:p>
          </table:table-cell>
          <table:table-cell office:value-type="float" office:value="227">
            <text:p>227</text:p>
          </table:table-cell>
          <table:table-cell office:value-type="float" office:value="166">
            <text:p>166</text:p>
          </table:table-cell>
          <table:table-cell office:value-type="float" office:value="180">
            <text:p>180</text:p>
          </table:table-cell>
          <table:table-cell office:value-type="float" office:value="2839">
            <text:p>2839</text:p>
          </table:table-cell>
          <table:table-cell table:formula="of:=SUM([.D27:.F27])" office:value-type="float" office:value="573">
            <text:p>573</text:p>
          </table:table-cell>
          <table:table-cell table:formula="of:=SQRT([.C27]*[.E27]*[.F27]^1.2)" office:value-type="float" office:value="290.547770383432">
            <text:p>291</text:p>
          </table:table-cell>
          <table:table-cell table:formula="of:=[.D27]^2*[.E27]*[.F27]/1000000" office:value-type="float" office:value="1539.68652">
            <text:p>1540</text:p>
          </table:table-cell>
          <table:table-cell office:value-type="float" office:value="8">
            <text:p>8,0</text:p>
          </table:table-cell>
          <table:table-cell table:style-name="ce17" table:formula="of:=[.D27]/MAX([.D$1:.D$1000])" office:value-type="percentage" office:value="0.756666666666667">
            <text:p>76%</text:p>
          </table:table-cell>
          <table:table-cell table:style-name="ce17" table:formula="of:=[.E27]/MAX([.E$1:.E$1000])" office:value-type="percentage" office:value="0.419191919191919">
            <text:p>42%</text:p>
          </table:table-cell>
          <table:table-cell table:style-name="ce17" table:formula="of:=[.F27]/MAX([.F$1:.F$1000])" office:value-type="percentage" office:value="0.352941176470588">
            <text:p>35%</text:p>
          </table:table-cell>
          <table:table-cell table:style-name="ce17" table:formula="of:=[.H27]/MAX([.H$1:.H$1000])" office:value-type="percentage" office:value="0.660138248847926">
            <text:p>66%</text:p>
          </table:table-cell>
          <table:table-cell table:style-name="ce17" table:formula="of:=[.I27]/MAX([.I$1:.I$1000])" office:value-type="percentage" office:value="0.45578255671956">
            <text:p>46%</text:p>
          </table:table-cell>
          <table:table-cell table:style-name="ce17" table:formula="of:=[.J27]/MAX([.J$1:.J$1000])" office:value-type="percentage" office:value="0.487036041678529">
            <text:p>49%</text:p>
          </table:table-cell>
          <table:table-cell table:style-name="ce18" table:formula="of:=PERCENTRANK([.D$1:.D$1000]; [.D27])" office:value-type="percentage" office:value="0.912">
            <text:p>91,2%</text:p>
          </table:table-cell>
          <table:table-cell table:style-name="ce18" table:formula="of:=PERCENTRANK([.E$1:.E$1000]; [.E27])" office:value-type="percentage" office:value="0.624">
            <text:p>62,4%</text:p>
          </table:table-cell>
          <table:table-cell table:style-name="ce18" table:formula="of:=PERCENTRANK([.F$1:.F$1000]; [.F27])" office:value-type="percentage" office:value="0.8">
            <text:p>80,0%</text:p>
          </table:table-cell>
          <table:table-cell table:style-name="ce18" table:formula="of:=PERCENTRANK([.G$1:.G$1000]; [.G27])" office:value-type="percentage" office:value="0.9">
            <text:p>90,0%</text:p>
          </table:table-cell>
          <table:table-cell table:style-name="ce18" table:formula="of:=PERCENTRANK([.H$1:.H$1000]; [.H27])" office:value-type="percentage" office:value="0.872">
            <text:p>87,2%</text:p>
          </table:table-cell>
          <table:table-cell table:style-name="ce18" table:formula="of:=PERCENTRANK([.I$1:.I$1000]; [.I27])" office:value-type="percentage" office:value="0.832">
            <text:p>83,2%</text:p>
          </table:table-cell>
          <table:table-cell table:style-name="ce18" table:formula="of:=PERCENTRANK([.J$1:.J$1000]; [.J27])" office:value-type="percentage" office:value="0.9">
            <text:p>90,0%</text:p>
          </table:table-cell>
          <table:table-cell table:number-columns-repeated="999"/>
        </table:table-row>
        <table:table-row table:style-name="ro3">
          <table:table-cell office:value-type="float" office:value="245">
            <text:p>245</text:p>
          </table:table-cell>
          <table:table-cell office:value-type="string">
            <text:p>Suicune</text:p>
          </table:table-cell>
          <table:table-cell/>
          <table:table-cell office:value-type="float" office:value="180">
            <text:p>180</text:p>
          </table:table-cell>
          <table:table-cell office:value-type="float" office:value="235">
            <text:p>235</text:p>
          </table:table-cell>
          <table:table-cell office:value-type="float" office:value="200">
            <text:p>200</text:p>
          </table:table-cell>
          <table:table-cell office:value-type="float" office:value="2823">
            <text:p>2823</text:p>
          </table:table-cell>
          <table:table-cell table:formula="of:=SUM([.D28:.F28])" office:value-type="float" office:value="615">
            <text:p>615</text:p>
          </table:table-cell>
          <table:table-cell table:formula="of:=SQRT([.C28]*[.E28]*[.F28]^1.2)" office:value-type="float" office:value="0">
            <text:p>0</text:p>
          </table:table-cell>
          <table:table-cell table:formula="of:=[.D28]^2*[.E28]*[.F28]/1000000" office:value-type="float" office:value="1522.8">
            <text:p>1523</text:p>
          </table:table-cell>
          <table:table-cell office:value-type="float" office:value="-0">
            <text:p>0,0</text:p>
          </table:table-cell>
          <table:table-cell table:style-name="ce17" table:formula="of:=[.D28]/MAX([.D$1:.D$1000])" office:value-type="percentage" office:value="0.6">
            <text:p>60%</text:p>
          </table:table-cell>
          <table:table-cell table:style-name="ce17" table:formula="of:=[.E28]/MAX([.E$1:.E$1000])" office:value-type="percentage" office:value="0.593434343434343">
            <text:p>59%</text:p>
          </table:table-cell>
          <table:table-cell table:style-name="ce17" table:formula="of:=[.F28]/MAX([.F$1:.F$1000])" office:value-type="percentage" office:value="0.392156862745098">
            <text:p>39%</text:p>
          </table:table-cell>
          <table:table-cell table:style-name="ce17" table:formula="of:=[.H28]/MAX([.H$1:.H$1000])" office:value-type="percentage" office:value="0.70852534562212">
            <text:p>71%</text:p>
          </table:table-cell>
          <table:table-cell table:style-name="ce17" table:formula="of:=[.I28]/MAX([.I$1:.I$1000])" office:value-type="percentage" office:value="0">
            <text:p>0%</text:p>
          </table:table-cell>
          <table:table-cell table:style-name="ce17" table:formula="of:=[.J28]/MAX([.J$1:.J$1000])" office:value-type="percentage" office:value="0.481694471331777">
            <text:p>48%</text:p>
          </table:table-cell>
          <table:table-cell table:style-name="ce18" table:formula="of:=PERCENTRANK([.D$1:.D$1000]; [.D28])" office:value-type="percentage" office:value="0.664">
            <text:p>66,4%</text:p>
          </table:table-cell>
          <table:table-cell table:style-name="ce18" table:formula="of:=PERCENTRANK([.E$1:.E$1000]; [.E28])" office:value-type="percentage" office:value="0.952">
            <text:p>95,2%</text:p>
          </table:table-cell>
          <table:table-cell table:style-name="ce18" table:formula="of:=PERCENTRANK([.F$1:.F$1000]; [.F28])" office:value-type="percentage" office:value="0.916">
            <text:p>91,6%</text:p>
          </table:table-cell>
          <table:table-cell table:style-name="ce18" table:formula="of:=PERCENTRANK([.G$1:.G$1000]; [.G28])" office:value-type="percentage" office:value="0.896">
            <text:p>89,6%</text:p>
          </table:table-cell>
          <table:table-cell table:style-name="ce18" table:formula="of:=PERCENTRANK([.H$1:.H$1000]; [.H28])" office:value-type="percentage" office:value="0.924">
            <text:p>92,4%</text:p>
          </table:table-cell>
          <table:table-cell table:style-name="ce18" table:formula="of:=PERCENTRANK([.I$1:.I$1000]; [.I28])" office:value-type="percentage" office:value="0">
            <text:p>0,0%</text:p>
          </table:table-cell>
          <table:table-cell table:style-name="ce18" table:formula="of:=PERCENTRANK([.J$1:.J$1000]; [.J28])" office:value-type="percentage" office:value="0.896">
            <text:p>89,6%</text:p>
          </table:table-cell>
          <table:table-cell table:number-columns-repeated="999"/>
        </table:table-row>
        <table:table-row table:style-name="ro3">
          <table:table-cell office:value-type="float" office:value="212">
            <text:p>212</text:p>
          </table:table-cell>
          <table:table-cell office:value-type="string">
            <text:p>Scizor</text:p>
          </table:table-cell>
          <table:table-cell office:value-type="float" office:value="1">
            <text:p>1</text:p>
          </table:table-cell>
          <table:table-cell office:value-type="float" office:value="236">
            <text:p>236</text:p>
          </table:table-cell>
          <table:table-cell office:value-type="float" office:value="191">
            <text:p>191</text:p>
          </table:table-cell>
          <table:table-cell office:value-type="float" office:value="140">
            <text:p>140</text:p>
          </table:table-cell>
          <table:table-cell office:value-type="float" office:value="2801">
            <text:p>2801</text:p>
          </table:table-cell>
          <table:table-cell table:formula="of:=SUM([.D29:.F29])" office:value-type="float" office:value="567">
            <text:p>567</text:p>
          </table:table-cell>
          <table:table-cell table:formula="of:=SQRT([.C29]*[.E29]*[.F29]^1.2)" office:value-type="float" office:value="268.036232585948">
            <text:p>268</text:p>
          </table:table-cell>
          <table:table-cell table:formula="of:=[.D29]^2*[.E29]*[.F29]/1000000" office:value-type="float" office:value="1489.31104">
            <text:p>1489</text:p>
          </table:table-cell>
          <table:table-cell office:value-type="float" office:value="8">
            <text:p>8,0</text:p>
          </table:table-cell>
          <table:table-cell table:style-name="ce17" table:formula="of:=[.D29]/MAX([.D$1:.D$1000])" office:value-type="percentage" office:value="0.786666666666667">
            <text:p>79%</text:p>
          </table:table-cell>
          <table:table-cell table:style-name="ce17" table:formula="of:=[.E29]/MAX([.E$1:.E$1000])" office:value-type="percentage" office:value="0.482323232323232">
            <text:p>48%</text:p>
          </table:table-cell>
          <table:table-cell table:style-name="ce17" table:formula="of:=[.F29]/MAX([.F$1:.F$1000])" office:value-type="percentage" office:value="0.274509803921569">
            <text:p>27%</text:p>
          </table:table-cell>
          <table:table-cell table:style-name="ce17" table:formula="of:=[.H29]/MAX([.H$1:.H$1000])" office:value-type="percentage" office:value="0.653225806451613">
            <text:p>65%</text:p>
          </table:table-cell>
          <table:table-cell table:style-name="ce17" table:formula="of:=[.I29]/MAX([.I$1:.I$1000])" office:value-type="percentage" office:value="0.420468686509902">
            <text:p>42%</text:p>
          </table:table-cell>
          <table:table-cell table:style-name="ce17" table:formula="of:=[.J29]/MAX([.J$1:.J$1000])" office:value-type="percentage" office:value="0.471101191266994">
            <text:p>47%</text:p>
          </table:table-cell>
          <table:table-cell table:style-name="ce18" table:formula="of:=PERCENTRANK([.D$1:.D$1000]; [.D29])" office:value-type="percentage" office:value="0.94">
            <text:p>94,0%</text:p>
          </table:table-cell>
          <table:table-cell table:style-name="ce18" table:formula="of:=PERCENTRANK([.E$1:.E$1000]; [.E29])" office:value-type="percentage" office:value="0.768">
            <text:p>76,8%</text:p>
          </table:table-cell>
          <table:table-cell table:style-name="ce18" table:formula="of:=PERCENTRANK([.F$1:.F$1000]; [.F29])" office:value-type="percentage" office:value="0.6">
            <text:p>60,0%</text:p>
          </table:table-cell>
          <table:table-cell table:style-name="ce18" table:formula="of:=PERCENTRANK([.G$1:.G$1000]; [.G29])" office:value-type="percentage" office:value="0.892">
            <text:p>89,2%</text:p>
          </table:table-cell>
          <table:table-cell table:style-name="ce18" table:formula="of:=PERCENTRANK([.H$1:.H$1000]; [.H29])" office:value-type="percentage" office:value="0.864">
            <text:p>86,4%</text:p>
          </table:table-cell>
          <table:table-cell table:style-name="ce18" table:formula="of:=PERCENTRANK([.I$1:.I$1000]; [.I29])" office:value-type="percentage" office:value="0.748">
            <text:p>74,8%</text:p>
          </table:table-cell>
          <table:table-cell table:style-name="ce18" table:formula="of:=PERCENTRANK([.J$1:.J$1000]; [.J29])" office:value-type="percentage" office:value="0.892">
            <text:p>89,2%</text:p>
          </table:table-cell>
          <table:table-cell table:number-columns-repeated="999"/>
        </table:table-row>
        <table:table-row table:style-name="ro3">
          <table:table-cell office:value-type="float" office:value="127">
            <text:p>127</text:p>
          </table:table-cell>
          <table:table-cell office:value-type="string">
            <text:p>Pinsir</text:p>
          </table:table-cell>
          <table:table-cell office:value-type="float" office:value="1">
            <text:p>1</text:p>
          </table:table-cell>
          <table:table-cell office:value-type="float" office:value="238">
            <text:p>238</text:p>
          </table:table-cell>
          <table:table-cell office:value-type="float" office:value="197">
            <text:p>197</text:p>
          </table:table-cell>
          <table:table-cell office:value-type="float" office:value="130">
            <text:p>130</text:p>
          </table:table-cell>
          <table:table-cell office:value-type="float" office:value="2770">
            <text:p>2770</text:p>
          </table:table-cell>
          <table:table-cell table:formula="of:=SUM([.D30:.F30])" office:value-type="float" office:value="565">
            <text:p>565</text:p>
          </table:table-cell>
          <table:table-cell table:formula="of:=SQRT([.C30]*[.E30]*[.F30]^1.2)" office:value-type="float" office:value="260.374904979079">
            <text:p>260</text:p>
          </table:table-cell>
          <table:table-cell table:formula="of:=[.D30]^2*[.E30]*[.F30]/1000000" office:value-type="float" office:value="1450.65284">
            <text:p>1451</text:p>
          </table:table-cell>
          <table:table-cell office:value-type="float" office:value="8">
            <text:p>8,0</text:p>
          </table:table-cell>
          <table:table-cell table:style-name="ce17" table:formula="of:=[.D30]/MAX([.D$1:.D$1000])" office:value-type="percentage" office:value="0.793333333333333">
            <text:p>79%</text:p>
          </table:table-cell>
          <table:table-cell table:style-name="ce17" table:formula="of:=[.E30]/MAX([.E$1:.E$1000])" office:value-type="percentage" office:value="0.497474747474747">
            <text:p>50%</text:p>
          </table:table-cell>
          <table:table-cell table:style-name="ce17" table:formula="of:=[.F30]/MAX([.F$1:.F$1000])" office:value-type="percentage" office:value="0.254901960784314">
            <text:p>25%</text:p>
          </table:table-cell>
          <table:table-cell table:style-name="ce17" table:formula="of:=[.H30]/MAX([.H$1:.H$1000])" office:value-type="percentage" office:value="0.650921658986175">
            <text:p>65%</text:p>
          </table:table-cell>
          <table:table-cell table:style-name="ce17" table:formula="of:=[.I30]/MAX([.I$1:.I$1000])" office:value-type="percentage" office:value="0.408450354791449">
            <text:p>41%</text:p>
          </table:table-cell>
          <table:table-cell table:style-name="ce17" table:formula="of:=[.J30]/MAX([.J$1:.J$1000])" office:value-type="percentage" office:value="0.458872769142199">
            <text:p>46%</text:p>
          </table:table-cell>
          <table:table-cell table:style-name="ce18" table:formula="of:=PERCENTRANK([.D$1:.D$1000]; [.D30])" office:value-type="percentage" office:value="0.952">
            <text:p>95,2%</text:p>
          </table:table-cell>
          <table:table-cell table:style-name="ce18" table:formula="of:=PERCENTRANK([.E$1:.E$1000]; [.E30])" office:value-type="percentage" office:value="0.804">
            <text:p>80,4%</text:p>
          </table:table-cell>
          <table:table-cell table:style-name="ce18" table:formula="of:=PERCENTRANK([.F$1:.F$1000]; [.F30])" office:value-type="percentage" office:value="0.5">
            <text:p>50,0%</text:p>
          </table:table-cell>
          <table:table-cell table:style-name="ce18" table:formula="of:=PERCENTRANK([.G$1:.G$1000]; [.G30])" office:value-type="percentage" office:value="0.888">
            <text:p>88,8%</text:p>
          </table:table-cell>
          <table:table-cell table:style-name="ce18" table:formula="of:=PERCENTRANK([.H$1:.H$1000]; [.H30])" office:value-type="percentage" office:value="0.856">
            <text:p>85,6%</text:p>
          </table:table-cell>
          <table:table-cell table:style-name="ce18" table:formula="of:=PERCENTRANK([.I$1:.I$1000]; [.I30])" office:value-type="percentage" office:value="0.704">
            <text:p>70,4%</text:p>
          </table:table-cell>
          <table:table-cell table:style-name="ce18" table:formula="of:=PERCENTRANK([.J$1:.J$1000]; [.J30])" office:value-type="percentage" office:value="0.888">
            <text:p>88,8%</text:p>
          </table:table-cell>
          <table:table-cell table:number-columns-repeated="999"/>
        </table:table-row>
        <table:table-row table:style-name="ro3">
          <table:table-cell office:value-type="float" office:value="217">
            <text:p>217</text:p>
          </table:table-cell>
          <table:table-cell office:value-type="string">
            <text:p>Ursaring</text:p>
          </table:table-cell>
          <table:table-cell office:value-type="float" office:value="1">
            <text:p>1</text:p>
          </table:table-cell>
          <table:table-cell office:value-type="float" office:value="236">
            <text:p>236</text:p>
          </table:table-cell>
          <table:table-cell office:value-type="float" office:value="144">
            <text:p>144</text:p>
          </table:table-cell>
          <table:table-cell office:value-type="float" office:value="180">
            <text:p>180</text:p>
          </table:table-cell>
          <table:table-cell office:value-type="float" office:value="2760">
            <text:p>2760</text:p>
          </table:table-cell>
          <table:table-cell table:formula="of:=SUM([.D31:.F31])" office:value-type="float" office:value="560">
            <text:p>560</text:p>
          </table:table-cell>
          <table:table-cell table:formula="of:=SQRT([.C31]*[.E31]*[.F31]^1.2)" office:value-type="float" office:value="270.610565671084">
            <text:p>271</text:p>
          </table:table-cell>
          <table:table-cell table:formula="of:=[.D31]^2*[.E31]*[.F31]/1000000" office:value-type="float" office:value="1443.64032">
            <text:p>1444</text:p>
          </table:table-cell>
          <table:table-cell office:value-type="float" office:value="8">
            <text:p>8,0</text:p>
          </table:table-cell>
          <table:table-cell table:style-name="ce17" table:formula="of:=[.D31]/MAX([.D$1:.D$1000])" office:value-type="percentage" office:value="0.786666666666667">
            <text:p>79%</text:p>
          </table:table-cell>
          <table:table-cell table:style-name="ce17" table:formula="of:=[.E31]/MAX([.E$1:.E$1000])" office:value-type="percentage" office:value="0.363636363636364">
            <text:p>36%</text:p>
          </table:table-cell>
          <table:table-cell table:style-name="ce17" table:formula="of:=[.F31]/MAX([.F$1:.F$1000])" office:value-type="percentage" office:value="0.352941176470588">
            <text:p>35%</text:p>
          </table:table-cell>
          <table:table-cell table:style-name="ce17" table:formula="of:=[.H31]/MAX([.H$1:.H$1000])" office:value-type="percentage" office:value="0.645161290322581">
            <text:p>65%</text:p>
          </table:table-cell>
          <table:table-cell table:style-name="ce17" table:formula="of:=[.I31]/MAX([.I$1:.I$1000])" office:value-type="percentage" office:value="0.424507045206795">
            <text:p>42%</text:p>
          </table:table-cell>
          <table:table-cell table:style-name="ce17" table:formula="of:=[.J31]/MAX([.J$1:.J$1000])" office:value-type="percentage" office:value="0.456654557877356">
            <text:p>46%</text:p>
          </table:table-cell>
          <table:table-cell table:style-name="ce18" table:formula="of:=PERCENTRANK([.D$1:.D$1000]; [.D31])" office:value-type="percentage" office:value="0.94">
            <text:p>94,0%</text:p>
          </table:table-cell>
          <table:table-cell table:style-name="ce18" table:formula="of:=PERCENTRANK([.E$1:.E$1000]; [.E31])" office:value-type="percentage" office:value="0.448">
            <text:p>44,8%</text:p>
          </table:table-cell>
          <table:table-cell table:style-name="ce18" table:formula="of:=PERCENTRANK([.F$1:.F$1000]; [.F31])" office:value-type="percentage" office:value="0.8">
            <text:p>80,0%</text:p>
          </table:table-cell>
          <table:table-cell table:style-name="ce18" table:formula="of:=PERCENTRANK([.G$1:.G$1000]; [.G31])" office:value-type="percentage" office:value="0.884">
            <text:p>88,4%</text:p>
          </table:table-cell>
          <table:table-cell table:style-name="ce18" table:formula="of:=PERCENTRANK([.H$1:.H$1000]; [.H31])" office:value-type="percentage" office:value="0.828">
            <text:p>82,8%</text:p>
          </table:table-cell>
          <table:table-cell table:style-name="ce18" table:formula="of:=PERCENTRANK([.I$1:.I$1000]; [.I31])" office:value-type="percentage" office:value="0.764">
            <text:p>76,4%</text:p>
          </table:table-cell>
          <table:table-cell table:style-name="ce18" table:formula="of:=PERCENTRANK([.J$1:.J$1000]; [.J31])" office:value-type="percentage" office:value="0.884">
            <text:p>88,4%</text:p>
          </table:table-cell>
          <table:table-cell table:number-columns-repeated="999"/>
        </table:table-row>
        <table:table-row table:style-name="ro3">
          <table:table-cell office:value-type="float" office:value="160">
            <text:p>160</text:p>
          </table:table-cell>
          <table:table-cell office:value-type="string">
            <text:p>Feraligatr</text:p>
          </table:table-cell>
          <table:table-cell office:value-type="float" office:value="1">
            <text:p>1</text:p>
          </table:table-cell>
          <table:table-cell office:value-type="float" office:value="205">
            <text:p>205</text:p>
          </table:table-cell>
          <table:table-cell office:value-type="float" office:value="197">
            <text:p>197</text:p>
          </table:table-cell>
          <table:table-cell office:value-type="float" office:value="170">
            <text:p>170</text:p>
          </table:table-cell>
          <table:table-cell office:value-type="float" office:value="2721">
            <text:p>2721</text:p>
          </table:table-cell>
          <table:table-cell table:formula="of:=SUM([.D32:.F32])" office:value-type="float" office:value="572">
            <text:p>572</text:p>
          </table:table-cell>
          <table:table-cell table:formula="of:=SQRT([.C32]*[.E32]*[.F32]^1.2)" office:value-type="float" office:value="305.845761226873">
            <text:p>306</text:p>
          </table:table-cell>
          <table:table-cell table:formula="of:=[.D32]^2*[.E32]*[.F32]/1000000" office:value-type="float" office:value="1407.41725">
            <text:p>1407</text:p>
          </table:table-cell>
          <table:table-cell office:value-type="float" office:value="8.5">
            <text:p>8,5</text:p>
          </table:table-cell>
          <table:table-cell table:style-name="ce17" table:formula="of:=[.D32]/MAX([.D$1:.D$1000])" office:value-type="percentage" office:value="0.683333333333333">
            <text:p>68%</text:p>
          </table:table-cell>
          <table:table-cell table:style-name="ce17" table:formula="of:=[.E32]/MAX([.E$1:.E$1000])" office:value-type="percentage" office:value="0.497474747474747">
            <text:p>50%</text:p>
          </table:table-cell>
          <table:table-cell table:style-name="ce17" table:formula="of:=[.F32]/MAX([.F$1:.F$1000])" office:value-type="percentage" office:value="0.333333333333333">
            <text:p>33%</text:p>
          </table:table-cell>
          <table:table-cell table:style-name="ce17" table:formula="of:=[.H32]/MAX([.H$1:.H$1000])" office:value-type="percentage" office:value="0.658986175115207">
            <text:p>66%</text:p>
          </table:table-cell>
          <table:table-cell table:style-name="ce17" table:formula="of:=[.I32]/MAX([.I$1:.I$1000])" office:value-type="percentage" office:value="0.479780529135918">
            <text:p>48%</text:p>
          </table:table-cell>
          <table:table-cell table:style-name="ce17" table:formula="of:=[.J32]/MAX([.J$1:.J$1000])" office:value-type="percentage" office:value="0.445196419872586">
            <text:p>45%</text:p>
          </table:table-cell>
          <table:table-cell table:style-name="ce18" table:formula="of:=PERCENTRANK([.D$1:.D$1000]; [.D32])" office:value-type="percentage" office:value="0.808">
            <text:p>80,8%</text:p>
          </table:table-cell>
          <table:table-cell table:style-name="ce18" table:formula="of:=PERCENTRANK([.E$1:.E$1000]; [.E32])" office:value-type="percentage" office:value="0.804">
            <text:p>80,4%</text:p>
          </table:table-cell>
          <table:table-cell table:style-name="ce18" table:formula="of:=PERCENTRANK([.F$1:.F$1000]; [.F32])" office:value-type="percentage" office:value="0.78">
            <text:p>78,0%</text:p>
          </table:table-cell>
          <table:table-cell table:style-name="ce18" table:formula="of:=PERCENTRANK([.G$1:.G$1000]; [.G32])" office:value-type="percentage" office:value="0.876">
            <text:p>87,6%</text:p>
          </table:table-cell>
          <table:table-cell table:style-name="ce18" table:formula="of:=PERCENTRANK([.H$1:.H$1000]; [.H32])" office:value-type="percentage" office:value="0.868">
            <text:p>86,8%</text:p>
          </table:table-cell>
          <table:table-cell table:style-name="ce18" table:formula="of:=PERCENTRANK([.I$1:.I$1000]; [.I32])" office:value-type="percentage" office:value="0.892">
            <text:p>89,2%</text:p>
          </table:table-cell>
          <table:table-cell table:style-name="ce18" table:formula="of:=PERCENTRANK([.J$1:.J$1000]; [.J32])" office:value-type="percentage" office:value="0.88">
            <text:p>88,0%</text:p>
          </table:table-cell>
          <table:table-cell table:number-columns-repeated="999"/>
        </table:table-row>
        <table:table-row table:style-name="ro3">
          <table:table-cell office:value-type="float" office:value="135">
            <text:p>135</text:p>
          </table:table-cell>
          <table:table-cell office:value-type="string">
            <text:p>Jolteon</text:p>
          </table:table-cell>
          <table:table-cell office:value-type="float" office:value="1">
            <text:p>1</text:p>
          </table:table-cell>
          <table:table-cell office:value-type="float" office:value="232">
            <text:p>232</text:p>
          </table:table-cell>
          <table:table-cell office:value-type="float" office:value="201">
            <text:p>201</text:p>
          </table:table-cell>
          <table:table-cell office:value-type="float" office:value="130">
            <text:p>130</text:p>
          </table:table-cell>
          <table:table-cell office:value-type="float" office:value="2730">
            <text:p>2730</text:p>
          </table:table-cell>
          <table:table-cell table:formula="of:=SUM([.D33:.F33])" office:value-type="float" office:value="563">
            <text:p>563</text:p>
          </table:table-cell>
          <table:table-cell table:formula="of:=SQRT([.C33]*[.E33]*[.F33]^1.2)" office:value-type="float" office:value="263.005021276841">
            <text:p>263</text:p>
          </table:table-cell>
          <table:table-cell table:formula="of:=[.D33]^2*[.E33]*[.F33]/1000000" office:value-type="float" office:value="1406.42112">
            <text:p>1406</text:p>
          </table:table-cell>
          <table:table-cell office:value-type="float" office:value="9">
            <text:p>9,0</text:p>
          </table:table-cell>
          <table:table-cell table:style-name="ce17" table:formula="of:=[.D33]/MAX([.D$1:.D$1000])" office:value-type="percentage" office:value="0.773333333333333">
            <text:p>77%</text:p>
          </table:table-cell>
          <table:table-cell table:style-name="ce17" table:formula="of:=[.E33]/MAX([.E$1:.E$1000])" office:value-type="percentage" office:value="0.507575757575758">
            <text:p>51%</text:p>
          </table:table-cell>
          <table:table-cell table:style-name="ce17" table:formula="of:=[.F33]/MAX([.F$1:.F$1000])" office:value-type="percentage" office:value="0.254901960784314">
            <text:p>25%</text:p>
          </table:table-cell>
          <table:table-cell table:style-name="ce17" table:formula="of:=[.H33]/MAX([.H$1:.H$1000])" office:value-type="percentage" office:value="0.648617511520737">
            <text:p>65%</text:p>
          </table:table-cell>
          <table:table-cell table:style-name="ce17" table:formula="of:=[.I33]/MAX([.I$1:.I$1000])" office:value-type="percentage" office:value="0.412576220665695">
            <text:p>41%</text:p>
          </table:table-cell>
          <table:table-cell table:style-name="ce17" table:formula="of:=[.J33]/MAX([.J$1:.J$1000])" office:value-type="percentage" office:value="0.444881322477177">
            <text:p>44%</text:p>
          </table:table-cell>
          <table:table-cell table:style-name="ce18" table:formula="of:=PERCENTRANK([.D$1:.D$1000]; [.D33])" office:value-type="percentage" office:value="0.916">
            <text:p>91,6%</text:p>
          </table:table-cell>
          <table:table-cell table:style-name="ce18" table:formula="of:=PERCENTRANK([.E$1:.E$1000]; [.E33])" office:value-type="percentage" office:value="0.836">
            <text:p>83,6%</text:p>
          </table:table-cell>
          <table:table-cell table:style-name="ce18" table:formula="of:=PERCENTRANK([.F$1:.F$1000]; [.F33])" office:value-type="percentage" office:value="0.5">
            <text:p>50,0%</text:p>
          </table:table-cell>
          <table:table-cell table:style-name="ce18" table:formula="of:=PERCENTRANK([.G$1:.G$1000]; [.G33])" office:value-type="percentage" office:value="0.88">
            <text:p>88,0%</text:p>
          </table:table-cell>
          <table:table-cell table:style-name="ce18" table:formula="of:=PERCENTRANK([.H$1:.H$1000]; [.H33])" office:value-type="percentage" office:value="0.84">
            <text:p>84,0%</text:p>
          </table:table-cell>
          <table:table-cell table:style-name="ce18" table:formula="of:=PERCENTRANK([.I$1:.I$1000]; [.I33])" office:value-type="percentage" office:value="0.712">
            <text:p>71,2%</text:p>
          </table:table-cell>
          <table:table-cell table:style-name="ce18" table:formula="of:=PERCENTRANK([.J$1:.J$1000]; [.J33])" office:value-type="percentage" office:value="0.876">
            <text:p>87,6%</text:p>
          </table:table-cell>
          <table:table-cell table:number-columns-repeated="999"/>
        </table:table-row>
        <table:table-row table:style-name="ro3">
          <table:table-cell office:value-type="float" office:value="89">
            <text:p>89</text:p>
          </table:table-cell>
          <table:table-cell office:value-type="string">
            <text:p>Muk</text:p>
          </table:table-cell>
          <table:table-cell office:value-type="float" office:value="1">
            <text:p>1</text:p>
          </table:table-cell>
          <table:table-cell office:value-type="float" office:value="190">
            <text:p>190</text:p>
          </table:table-cell>
          <table:table-cell office:value-type="float" office:value="184">
            <text:p>184</text:p>
          </table:table-cell>
          <table:table-cell office:value-type="float" office:value="210">
            <text:p>210</text:p>
          </table:table-cell>
          <table:table-cell office:value-type="float" office:value="2709">
            <text:p>2709</text:p>
          </table:table-cell>
          <table:table-cell table:formula="of:=SUM([.D34:.F34])" office:value-type="float" office:value="584">
            <text:p>584</text:p>
          </table:table-cell>
          <table:table-cell table:formula="of:=SQRT([.C34]*[.E34]*[.F34]^1.2)" office:value-type="float" office:value="335.537054942348">
            <text:p>336</text:p>
          </table:table-cell>
          <table:table-cell table:formula="of:=[.D34]^2*[.E34]*[.F34]/1000000" office:value-type="float" office:value="1394.904">
            <text:p>1395</text:p>
          </table:table-cell>
          <table:table-cell office:value-type="float" office:value="8.5">
            <text:p>8,5</text:p>
          </table:table-cell>
          <table:table-cell table:style-name="ce17" table:formula="of:=[.D34]/MAX([.D$1:.D$1000])" office:value-type="percentage" office:value="0.633333333333333">
            <text:p>63%</text:p>
          </table:table-cell>
          <table:table-cell table:style-name="ce17" table:formula="of:=[.E34]/MAX([.E$1:.E$1000])" office:value-type="percentage" office:value="0.464646464646465">
            <text:p>46%</text:p>
          </table:table-cell>
          <table:table-cell table:style-name="ce17" table:formula="of:=[.F34]/MAX([.F$1:.F$1000])" office:value-type="percentage" office:value="0.411764705882353">
            <text:p>41%</text:p>
          </table:table-cell>
          <table:table-cell table:style-name="ce17" table:formula="of:=[.H34]/MAX([.H$1:.H$1000])" office:value-type="percentage" office:value="0.672811059907834">
            <text:p>67%</text:p>
          </table:table-cell>
          <table:table-cell table:style-name="ce17" table:formula="of:=[.I34]/MAX([.I$1:.I$1000])" office:value-type="percentage" office:value="0.5263572891093">
            <text:p>53%</text:p>
          </table:table-cell>
          <table:table-cell table:style-name="ce17" table:formula="of:=[.J34]/MAX([.J$1:.J$1000])" office:value-type="percentage" office:value="0.441238209113857">
            <text:p>44%</text:p>
          </table:table-cell>
          <table:table-cell table:style-name="ce18" table:formula="of:=PERCENTRANK([.D$1:.D$1000]; [.D34])" office:value-type="percentage" office:value="0.728">
            <text:p>72,8%</text:p>
          </table:table-cell>
          <table:table-cell table:style-name="ce18" table:formula="of:=PERCENTRANK([.E$1:.E$1000]; [.E34])" office:value-type="percentage" office:value="0.732">
            <text:p>73,2%</text:p>
          </table:table-cell>
          <table:table-cell table:style-name="ce18" table:formula="of:=PERCENTRANK([.F$1:.F$1000]; [.F34])" office:value-type="percentage" office:value="0.948">
            <text:p>94,8%</text:p>
          </table:table-cell>
          <table:table-cell table:style-name="ce18" table:formula="of:=PERCENTRANK([.G$1:.G$1000]; [.G34])" office:value-type="percentage" office:value="0.872">
            <text:p>87,2%</text:p>
          </table:table-cell>
          <table:table-cell table:style-name="ce18" table:formula="of:=PERCENTRANK([.H$1:.H$1000]; [.H34])" office:value-type="percentage" office:value="0.9">
            <text:p>90,0%</text:p>
          </table:table-cell>
          <table:table-cell table:style-name="ce18" table:formula="of:=PERCENTRANK([.I$1:.I$1000]; [.I34])" office:value-type="percentage" office:value="0.956">
            <text:p>95,6%</text:p>
          </table:table-cell>
          <table:table-cell table:style-name="ce18" table:formula="of:=PERCENTRANK([.J$1:.J$1000]; [.J34])" office:value-type="percentage" office:value="0.872">
            <text:p>87,2%</text:p>
          </table:table-cell>
          <table:table-cell table:number-columns-repeated="999"/>
        </table:table-row>
        <table:table-row table:style-name="ro3">
          <table:table-cell office:value-type="float" office:value="181">
            <text:p>181</text:p>
          </table:table-cell>
          <table:table-cell office:value-type="string">
            <text:p>Ampharos</text:p>
          </table:table-cell>
          <table:table-cell office:value-type="float" office:value="1">
            <text:p>1</text:p>
          </table:table-cell>
          <table:table-cell office:value-type="float" office:value="211">
            <text:p>211</text:p>
          </table:table-cell>
          <table:table-cell office:value-type="float" office:value="172">
            <text:p>172</text:p>
          </table:table-cell>
          <table:table-cell office:value-type="float" office:value="180">
            <text:p>180</text:p>
          </table:table-cell>
          <table:table-cell office:value-type="float" office:value="2695">
            <text:p>2695</text:p>
          </table:table-cell>
          <table:table-cell table:formula="of:=SUM([.D35:.F35])" office:value-type="float" office:value="563">
            <text:p>563</text:p>
          </table:table-cell>
          <table:table-cell table:formula="of:=SQRT([.C35]*[.E35]*[.F35]^1.2)" office:value-type="float" office:value="295.752024735788">
            <text:p>296</text:p>
          </table:table-cell>
          <table:table-cell table:formula="of:=[.D35]^2*[.E35]*[.F35]/1000000" office:value-type="float" office:value="1378.37016">
            <text:p>1378</text:p>
          </table:table-cell>
          <table:table-cell office:value-type="float" office:value="8.5">
            <text:p>8,5</text:p>
          </table:table-cell>
          <table:table-cell table:style-name="ce17" table:formula="of:=[.D35]/MAX([.D$1:.D$1000])" office:value-type="percentage" office:value="0.703333333333333">
            <text:p>70%</text:p>
          </table:table-cell>
          <table:table-cell table:style-name="ce17" table:formula="of:=[.E35]/MAX([.E$1:.E$1000])" office:value-type="percentage" office:value="0.434343434343434">
            <text:p>43%</text:p>
          </table:table-cell>
          <table:table-cell table:style-name="ce17" table:formula="of:=[.F35]/MAX([.F$1:.F$1000])" office:value-type="percentage" office:value="0.352941176470588">
            <text:p>35%</text:p>
          </table:table-cell>
          <table:table-cell table:style-name="ce17" table:formula="of:=[.H35]/MAX([.H$1:.H$1000])" office:value-type="percentage" office:value="0.648617511520737">
            <text:p>65%</text:p>
          </table:table-cell>
          <table:table-cell table:style-name="ce17" table:formula="of:=[.I35]/MAX([.I$1:.I$1000])" office:value-type="percentage" office:value="0.463946475346109">
            <text:p>46%</text:p>
          </table:table-cell>
          <table:table-cell table:style-name="ce17" table:formula="of:=[.J35]/MAX([.J$1:.J$1000])" office:value-type="percentage" office:value="0.436008199054831">
            <text:p>44%</text:p>
          </table:table-cell>
          <table:table-cell table:style-name="ce18" table:formula="of:=PERCENTRANK([.D$1:.D$1000]; [.D35])" office:value-type="percentage" office:value="0.848">
            <text:p>84,8%</text:p>
          </table:table-cell>
          <table:table-cell table:style-name="ce18" table:formula="of:=PERCENTRANK([.E$1:.E$1000]; [.E35])" office:value-type="percentage" office:value="0.656">
            <text:p>65,6%</text:p>
          </table:table-cell>
          <table:table-cell table:style-name="ce18" table:formula="of:=PERCENTRANK([.F$1:.F$1000]; [.F35])" office:value-type="percentage" office:value="0.8">
            <text:p>80,0%</text:p>
          </table:table-cell>
          <table:table-cell table:style-name="ce18" table:formula="of:=PERCENTRANK([.G$1:.G$1000]; [.G35])" office:value-type="percentage" office:value="0.868">
            <text:p>86,8%</text:p>
          </table:table-cell>
          <table:table-cell table:style-name="ce18" table:formula="of:=PERCENTRANK([.H$1:.H$1000]; [.H35])" office:value-type="percentage" office:value="0.84">
            <text:p>84,0%</text:p>
          </table:table-cell>
          <table:table-cell table:style-name="ce18" table:formula="of:=PERCENTRANK([.I$1:.I$1000]; [.I35])" office:value-type="percentage" office:value="0.86">
            <text:p>86,0%</text:p>
          </table:table-cell>
          <table:table-cell table:style-name="ce18" table:formula="of:=PERCENTRANK([.J$1:.J$1000]; [.J35])" office:value-type="percentage" office:value="0.868">
            <text:p>86,8%</text:p>
          </table:table-cell>
          <table:table-cell table:number-columns-repeated="999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Charizard</text:p>
          </table:table-cell>
          <table:table-cell office:value-type="float" office:value="1">
            <text:p>1</text:p>
          </table:table-cell>
          <table:table-cell office:value-type="float" office:value="223">
            <text:p>223</text:p>
          </table:table-cell>
          <table:table-cell office:value-type="float" office:value="176">
            <text:p>176</text:p>
          </table:table-cell>
          <table:table-cell office:value-type="float" office:value="156">
            <text:p>156</text:p>
          </table:table-cell>
          <table:table-cell office:value-type="float" office:value="2686">
            <text:p>2686</text:p>
          </table:table-cell>
          <table:table-cell table:formula="of:=SUM([.D36:.F36])" office:value-type="float" office:value="555">
            <text:p>555</text:p>
          </table:table-cell>
          <table:table-cell table:formula="of:=SQRT([.C36]*[.E36]*[.F36]^1.2)" office:value-type="float" office:value="274.556097313617">
            <text:p>275</text:p>
          </table:table-cell>
          <table:table-cell table:formula="of:=[.D36]^2*[.E36]*[.F36]/1000000" office:value-type="float" office:value="1365.359424">
            <text:p>1365</text:p>
          </table:table-cell>
          <table:table-cell office:value-type="float" office:value="8.5">
            <text:p>8,5</text:p>
          </table:table-cell>
          <table:table-cell table:style-name="ce17" table:formula="of:=[.D36]/MAX([.D$1:.D$1000])" office:value-type="percentage" office:value="0.743333333333333">
            <text:p>74%</text:p>
          </table:table-cell>
          <table:table-cell table:style-name="ce17" table:formula="of:=[.E36]/MAX([.E$1:.E$1000])" office:value-type="percentage" office:value="0.444444444444444">
            <text:p>44%</text:p>
          </table:table-cell>
          <table:table-cell table:style-name="ce17" table:formula="of:=[.F36]/MAX([.F$1:.F$1000])" office:value-type="percentage" office:value="0.305882352941176">
            <text:p>31%</text:p>
          </table:table-cell>
          <table:table-cell table:style-name="ce17" table:formula="of:=[.H36]/MAX([.H$1:.H$1000])" office:value-type="percentage" office:value="0.639400921658986">
            <text:p>64%</text:p>
          </table:table-cell>
          <table:table-cell table:style-name="ce17" table:formula="of:=[.I36]/MAX([.I$1:.I$1000])" office:value-type="percentage" office:value="0.43069640435169">
            <text:p>43%</text:p>
          </table:table-cell>
          <table:table-cell table:style-name="ce17" table:formula="of:=[.J36]/MAX([.J$1:.J$1000])" office:value-type="percentage" office:value="0.431892622748581">
            <text:p>43%</text:p>
          </table:table-cell>
          <table:table-cell table:style-name="ce18" table:formula="of:=PERCENTRANK([.D$1:.D$1000]; [.D36])" office:value-type="percentage" office:value="0.884">
            <text:p>88,4%</text:p>
          </table:table-cell>
          <table:table-cell table:style-name="ce18" table:formula="of:=PERCENTRANK([.E$1:.E$1000]; [.E36])" office:value-type="percentage" office:value="0.672">
            <text:p>67,2%</text:p>
          </table:table-cell>
          <table:table-cell table:style-name="ce18" table:formula="of:=PERCENTRANK([.F$1:.F$1000]; [.F36])" office:value-type="percentage" office:value="0.712">
            <text:p>71,2%</text:p>
          </table:table-cell>
          <table:table-cell table:style-name="ce18" table:formula="of:=PERCENTRANK([.G$1:.G$1000]; [.G36])" office:value-type="percentage" office:value="0.856">
            <text:p>85,6%</text:p>
          </table:table-cell>
          <table:table-cell table:style-name="ce18" table:formula="of:=PERCENTRANK([.H$1:.H$1000]; [.H36])" office:value-type="percentage" office:value="0.808">
            <text:p>80,8%</text:p>
          </table:table-cell>
          <table:table-cell table:style-name="ce18" table:formula="of:=PERCENTRANK([.I$1:.I$1000]; [.I36])" office:value-type="percentage" office:value="0.772">
            <text:p>77,2%</text:p>
          </table:table-cell>
          <table:table-cell table:style-name="ce18" table:formula="of:=PERCENTRANK([.J$1:.J$1000]; [.J36])" office:value-type="percentage" office:value="0.86">
            <text:p>86,0%</text:p>
          </table:table-cell>
          <table:table-cell table:number-columns-repeated="999"/>
        </table:table-row>
        <table:table-row table:style-name="ro3">
          <table:table-cell office:value-type="float" office:value="157">
            <text:p>157</text:p>
          </table:table-cell>
          <table:table-cell office:value-type="string">
            <text:p>Typhlosion</text:p>
          </table:table-cell>
          <table:table-cell office:value-type="float" office:value="1">
            <text:p>1</text:p>
          </table:table-cell>
          <table:table-cell office:value-type="float" office:value="223">
            <text:p>223</text:p>
          </table:table-cell>
          <table:table-cell office:value-type="float" office:value="176">
            <text:p>176</text:p>
          </table:table-cell>
          <table:table-cell office:value-type="float" office:value="156">
            <text:p>156</text:p>
          </table:table-cell>
          <table:table-cell office:value-type="float" office:value="2686">
            <text:p>2686</text:p>
          </table:table-cell>
          <table:table-cell table:formula="of:=SUM([.D37:.F37])" office:value-type="float" office:value="555">
            <text:p>555</text:p>
          </table:table-cell>
          <table:table-cell table:formula="of:=SQRT([.C37]*[.E37]*[.F37]^1.2)" office:value-type="float" office:value="274.556097313617">
            <text:p>275</text:p>
          </table:table-cell>
          <table:table-cell table:formula="of:=[.D37]^2*[.E37]*[.F37]/1000000" office:value-type="float" office:value="1365.359424">
            <text:p>1365</text:p>
          </table:table-cell>
          <table:table-cell office:value-type="float" office:value="8">
            <text:p>8,0</text:p>
          </table:table-cell>
          <table:table-cell table:style-name="ce17" table:formula="of:=[.D37]/MAX([.D$1:.D$1000])" office:value-type="percentage" office:value="0.743333333333333">
            <text:p>74%</text:p>
          </table:table-cell>
          <table:table-cell table:style-name="ce17" table:formula="of:=[.E37]/MAX([.E$1:.E$1000])" office:value-type="percentage" office:value="0.444444444444444">
            <text:p>44%</text:p>
          </table:table-cell>
          <table:table-cell table:style-name="ce17" table:formula="of:=[.F37]/MAX([.F$1:.F$1000])" office:value-type="percentage" office:value="0.305882352941176">
            <text:p>31%</text:p>
          </table:table-cell>
          <table:table-cell table:style-name="ce17" table:formula="of:=[.H37]/MAX([.H$1:.H$1000])" office:value-type="percentage" office:value="0.639400921658986">
            <text:p>64%</text:p>
          </table:table-cell>
          <table:table-cell table:style-name="ce17" table:formula="of:=[.I37]/MAX([.I$1:.I$1000])" office:value-type="percentage" office:value="0.43069640435169">
            <text:p>43%</text:p>
          </table:table-cell>
          <table:table-cell table:style-name="ce17" table:formula="of:=[.J37]/MAX([.J$1:.J$1000])" office:value-type="percentage" office:value="0.431892622748581">
            <text:p>43%</text:p>
          </table:table-cell>
          <table:table-cell table:style-name="ce18" table:formula="of:=PERCENTRANK([.D$1:.D$1000]; [.D37])" office:value-type="percentage" office:value="0.884">
            <text:p>88,4%</text:p>
          </table:table-cell>
          <table:table-cell table:style-name="ce18" table:formula="of:=PERCENTRANK([.E$1:.E$1000]; [.E37])" office:value-type="percentage" office:value="0.672">
            <text:p>67,2%</text:p>
          </table:table-cell>
          <table:table-cell table:style-name="ce18" table:formula="of:=PERCENTRANK([.F$1:.F$1000]; [.F37])" office:value-type="percentage" office:value="0.712">
            <text:p>71,2%</text:p>
          </table:table-cell>
          <table:table-cell table:style-name="ce18" table:formula="of:=PERCENTRANK([.G$1:.G$1000]; [.G37])" office:value-type="percentage" office:value="0.856">
            <text:p>85,6%</text:p>
          </table:table-cell>
          <table:table-cell table:style-name="ce18" table:formula="of:=PERCENTRANK([.H$1:.H$1000]; [.H37])" office:value-type="percentage" office:value="0.808">
            <text:p>80,8%</text:p>
          </table:table-cell>
          <table:table-cell table:style-name="ce18" table:formula="of:=PERCENTRANK([.I$1:.I$1000]; [.I37])" office:value-type="percentage" office:value="0.772">
            <text:p>77,2%</text:p>
          </table:table-cell>
          <table:table-cell table:style-name="ce18" table:formula="of:=PERCENTRANK([.J$1:.J$1000]; [.J37])" office:value-type="percentage" office:value="0.86">
            <text:p>86,0%</text:p>
          </table:table-cell>
          <table:table-cell table:number-columns-repeated="999"/>
        </table:table-row>
        <table:table-row table:style-name="ro3">
          <table:table-cell office:value-type="float" office:value="139">
            <text:p>139</text:p>
          </table:table-cell>
          <table:table-cell office:value-type="string">
            <text:p>Omastar</text:p>
          </table:table-cell>
          <table:table-cell office:value-type="float" office:value="1">
            <text:p>1</text:p>
          </table:table-cell>
          <table:table-cell office:value-type="float" office:value="207">
            <text:p>207</text:p>
          </table:table-cell>
          <table:table-cell office:value-type="float" office:value="227">
            <text:p>227</text:p>
          </table:table-cell>
          <table:table-cell office:value-type="float" office:value="140">
            <text:p>140</text:p>
          </table:table-cell>
          <table:table-cell office:value-type="float" office:value="2685">
            <text:p>2685</text:p>
          </table:table-cell>
          <table:table-cell table:formula="of:=SUM([.D38:.F38])" office:value-type="float" office:value="574">
            <text:p>574</text:p>
          </table:table-cell>
          <table:table-cell table:formula="of:=SQRT([.C38]*[.E38]*[.F38]^1.2)" office:value-type="float" office:value="292.206417656061">
            <text:p>292</text:p>
          </table:table-cell>
          <table:table-cell table:formula="of:=[.D38]^2*[.E38]*[.F38]/1000000" office:value-type="float" office:value="1361.74122">
            <text:p>1362</text:p>
          </table:table-cell>
          <table:table-cell office:value-type="float" office:value="8.5">
            <text:p>8,5</text:p>
          </table:table-cell>
          <table:table-cell table:style-name="ce17" table:formula="of:=[.D38]/MAX([.D$1:.D$1000])" office:value-type="percentage" office:value="0.69">
            <text:p>69%</text:p>
          </table:table-cell>
          <table:table-cell table:style-name="ce17" table:formula="of:=[.E38]/MAX([.E$1:.E$1000])" office:value-type="percentage" office:value="0.573232323232323">
            <text:p>57%</text:p>
          </table:table-cell>
          <table:table-cell table:style-name="ce17" table:formula="of:=[.F38]/MAX([.F$1:.F$1000])" office:value-type="percentage" office:value="0.274509803921569">
            <text:p>27%</text:p>
          </table:table-cell>
          <table:table-cell table:style-name="ce17" table:formula="of:=[.H38]/MAX([.H$1:.H$1000])" office:value-type="percentage" office:value="0.661290322580645">
            <text:p>66%</text:p>
          </table:table-cell>
          <table:table-cell table:style-name="ce17" table:formula="of:=[.I38]/MAX([.I$1:.I$1000])" office:value-type="percentage" office:value="0.458384478233592">
            <text:p>46%</text:p>
          </table:table-cell>
          <table:table-cell table:style-name="ce17" table:formula="of:=[.J38]/MAX([.J$1:.J$1000])" office:value-type="percentage" office:value="0.430748106815464">
            <text:p>43%</text:p>
          </table:table-cell>
          <table:table-cell table:style-name="ce18" table:formula="of:=PERCENTRANK([.D$1:.D$1000]; [.D38])" office:value-type="percentage" office:value="0.82">
            <text:p>82,0%</text:p>
          </table:table-cell>
          <table:table-cell table:style-name="ce18" table:formula="of:=PERCENTRANK([.E$1:.E$1000]; [.E38])" office:value-type="percentage" office:value="0.936">
            <text:p>93,6%</text:p>
          </table:table-cell>
          <table:table-cell table:style-name="ce18" table:formula="of:=PERCENTRANK([.F$1:.F$1000]; [.F38])" office:value-type="percentage" office:value="0.6">
            <text:p>60,0%</text:p>
          </table:table-cell>
          <table:table-cell table:style-name="ce18" table:formula="of:=PERCENTRANK([.G$1:.G$1000]; [.G38])" office:value-type="percentage" office:value="0.852">
            <text:p>85,2%</text:p>
          </table:table-cell>
          <table:table-cell table:style-name="ce18" table:formula="of:=PERCENTRANK([.H$1:.H$1000]; [.H38])" office:value-type="percentage" office:value="0.876">
            <text:p>87,6%</text:p>
          </table:table-cell>
          <table:table-cell table:style-name="ce18" table:formula="of:=PERCENTRANK([.I$1:.I$1000]; [.I38])" office:value-type="percentage" office:value="0.844">
            <text:p>84,4%</text:p>
          </table:table-cell>
          <table:table-cell table:style-name="ce18" table:formula="of:=PERCENTRANK([.J$1:.J$1000]; [.J38])" office:value-type="percentage" office:value="0.856">
            <text:p>85,6%</text:p>
          </table:table-cell>
          <table:table-cell table:number-columns-repeated="999"/>
        </table:table-row>
        <table:table-row table:style-name="ro3">
          <table:table-cell office:value-type="float" office:value="99">
            <text:p>99</text:p>
          </table:table-cell>
          <table:table-cell office:value-type="string">
            <text:p>Kingler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214">
            <text:p>214</text:p>
          </table:table-cell>
          <table:table-cell office:value-type="float" office:value="110">
            <text:p>110</text:p>
          </table:table-cell>
          <table:table-cell office:value-type="float" office:value="2694">
            <text:p>2694</text:p>
          </table:table-cell>
          <table:table-cell table:formula="of:=SUM([.D39:.F39])" office:value-type="float" office:value="564">
            <text:p>564</text:p>
          </table:table-cell>
          <table:table-cell table:formula="of:=SQRT([.C39]*[.E39]*[.F39]^1.2)" office:value-type="float" office:value="245.494913231767">
            <text:p>245</text:p>
          </table:table-cell>
          <table:table-cell table:formula="of:=[.D39]^2*[.E39]*[.F39]/1000000" office:value-type="float" office:value="1355.904">
            <text:p>1356</text:p>
          </table:table-cell>
          <table:table-cell office:value-type="float" office:value="7.5">
            <text:p>7,5</text:p>
          </table:table-cell>
          <table:table-cell table:style-name="ce17" table:formula="of:=[.D39]/MAX([.D$1:.D$1000])" office:value-type="percentage" office:value="0.8">
            <text:p>80%</text:p>
          </table:table-cell>
          <table:table-cell table:style-name="ce17" table:formula="of:=[.E39]/MAX([.E$1:.E$1000])" office:value-type="percentage" office:value="0.54040404040404">
            <text:p>54%</text:p>
          </table:table-cell>
          <table:table-cell table:style-name="ce17" table:formula="of:=[.F39]/MAX([.F$1:.F$1000])" office:value-type="percentage" office:value="0.215686274509804">
            <text:p>22%</text:p>
          </table:table-cell>
          <table:table-cell table:style-name="ce17" table:formula="of:=[.H39]/MAX([.H$1:.H$1000])" office:value-type="percentage" office:value="0.649769585253456">
            <text:p>65%</text:p>
          </table:table-cell>
          <table:table-cell table:style-name="ce17" table:formula="of:=[.I39]/MAX([.I$1:.I$1000])" office:value-type="percentage" office:value="0.385108097944645">
            <text:p>39%</text:p>
          </table:table-cell>
          <table:table-cell table:style-name="ce17" table:formula="of:=[.J39]/MAX([.J$1:.J$1000])" office:value-type="percentage" office:value="0.428901668279907">
            <text:p>43%</text:p>
          </table:table-cell>
          <table:table-cell table:style-name="ce18" table:formula="of:=PERCENTRANK([.D$1:.D$1000]; [.D39])" office:value-type="percentage" office:value="0.96">
            <text:p>96,0%</text:p>
          </table:table-cell>
          <table:table-cell table:style-name="ce18" table:formula="of:=PERCENTRANK([.E$1:.E$1000]; [.E39])" office:value-type="percentage" office:value="0.916">
            <text:p>91,6%</text:p>
          </table:table-cell>
          <table:table-cell table:style-name="ce18" table:formula="of:=PERCENTRANK([.F$1:.F$1000]; [.F39])" office:value-type="percentage" office:value="0.324">
            <text:p>32,4%</text:p>
          </table:table-cell>
          <table:table-cell table:style-name="ce18" table:formula="of:=PERCENTRANK([.G$1:.G$1000]; [.G39])" office:value-type="percentage" office:value="0.864">
            <text:p>86,4%</text:p>
          </table:table-cell>
          <table:table-cell table:style-name="ce18" table:formula="of:=PERCENTRANK([.H$1:.H$1000]; [.H39])" office:value-type="percentage" office:value="0.852">
            <text:p>85,2%</text:p>
          </table:table-cell>
          <table:table-cell table:style-name="ce18" table:formula="of:=PERCENTRANK([.I$1:.I$1000]; [.I39])" office:value-type="percentage" office:value="0.66">
            <text:p>66,0%</text:p>
          </table:table-cell>
          <table:table-cell table:style-name="ce18" table:formula="of:=PERCENTRANK([.J$1:.J$1000]; [.J39])" office:value-type="percentage" office:value="0.852">
            <text:p>85,2%</text:p>
          </table:table-cell>
          <table:table-cell table:number-columns-repeated="999"/>
        </table:table-row>
        <table:table-row table:style-name="ro3">
          <table:table-cell office:value-type="float" office:value="142">
            <text:p>142</text:p>
          </table:table-cell>
          <table:table-cell office:value-type="string">
            <text:p>Aerodactyl</text:p>
          </table:table-cell>
          <table:table-cell office:value-type="float" office:value="1">
            <text:p>1</text:p>
          </table:table-cell>
          <table:table-cell office:value-type="float" office:value="221">
            <text:p>221</text:p>
          </table:table-cell>
          <table:table-cell office:value-type="float" office:value="164">
            <text:p>164</text:p>
          </table:table-cell>
          <table:table-cell office:value-type="float" office:value="160">
            <text:p>160</text:p>
          </table:table-cell>
          <table:table-cell office:value-type="float" office:value="2608">
            <text:p>2608</text:p>
          </table:table-cell>
          <table:table-cell table:formula="of:=SUM([.D40:.F40])" office:value-type="float" office:value="545">
            <text:p>545</text:p>
          </table:table-cell>
          <table:table-cell table:formula="of:=SQRT([.C40]*[.E40]*[.F40]^1.2)" office:value-type="float" office:value="269.087741514705">
            <text:p>269</text:p>
          </table:table-cell>
          <table:table-cell table:formula="of:=[.D40]^2*[.E40]*[.F40]/1000000" office:value-type="float" office:value="1281.58784">
            <text:p>1282</text:p>
          </table:table-cell>
          <table:table-cell office:value-type="float" office:value="7.5">
            <text:p>7,5</text:p>
          </table:table-cell>
          <table:table-cell table:style-name="ce17" table:formula="of:=[.D40]/MAX([.D$1:.D$1000])" office:value-type="percentage" office:value="0.736666666666667">
            <text:p>74%</text:p>
          </table:table-cell>
          <table:table-cell table:style-name="ce17" table:formula="of:=[.E40]/MAX([.E$1:.E$1000])" office:value-type="percentage" office:value="0.414141414141414">
            <text:p>41%</text:p>
          </table:table-cell>
          <table:table-cell table:style-name="ce17" table:formula="of:=[.F40]/MAX([.F$1:.F$1000])" office:value-type="percentage" office:value="0.313725490196078">
            <text:p>31%</text:p>
          </table:table-cell>
          <table:table-cell table:style-name="ce17" table:formula="of:=[.H40]/MAX([.H$1:.H$1000])" office:value-type="percentage" office:value="0.627880184331797">
            <text:p>63%</text:p>
          </table:table-cell>
          <table:table-cell table:style-name="ce17" table:formula="of:=[.I40]/MAX([.I$1:.I$1000])" office:value-type="percentage" office:value="0.422118189541122">
            <text:p>42%</text:p>
          </table:table-cell>
          <table:table-cell table:style-name="ce17" table:formula="of:=[.J40]/MAX([.J$1:.J$1000])" office:value-type="percentage" office:value="0.405393864627025">
            <text:p>41%</text:p>
          </table:table-cell>
          <table:table-cell table:style-name="ce18" table:formula="of:=PERCENTRANK([.D$1:.D$1000]; [.D40])" office:value-type="percentage" office:value="0.876">
            <text:p>87,6%</text:p>
          </table:table-cell>
          <table:table-cell table:style-name="ce18" table:formula="of:=PERCENTRANK([.E$1:.E$1000]; [.E40])" office:value-type="percentage" office:value="0.604">
            <text:p>60,4%</text:p>
          </table:table-cell>
          <table:table-cell table:style-name="ce18" table:formula="of:=PERCENTRANK([.F$1:.F$1000]; [.F40])" office:value-type="percentage" office:value="0.724">
            <text:p>72,4%</text:p>
          </table:table-cell>
          <table:table-cell table:style-name="ce18" table:formula="of:=PERCENTRANK([.G$1:.G$1000]; [.G40])" office:value-type="percentage" office:value="0.844">
            <text:p>84,4%</text:p>
          </table:table-cell>
          <table:table-cell table:style-name="ce18" table:formula="of:=PERCENTRANK([.H$1:.H$1000]; [.H40])" office:value-type="percentage" office:value="0.78">
            <text:p>78,0%</text:p>
          </table:table-cell>
          <table:table-cell table:style-name="ce18" table:formula="of:=PERCENTRANK([.I$1:.I$1000]; [.I40])" office:value-type="percentage" office:value="0.756">
            <text:p>75,6%</text:p>
          </table:table-cell>
          <table:table-cell table:style-name="ce18" table:formula="of:=PERCENTRANK([.J$1:.J$1000]; [.J40])" office:value-type="percentage" office:value="0.848">
            <text:p>84,8%</text:p>
          </table:table-cell>
          <table:table-cell table:number-columns-repeated="999"/>
        </table:table-row>
        <table:table-row table:style-name="ro3">
          <table:table-cell office:value-type="float" office:value="94">
            <text:p>94</text:p>
          </table:table-cell>
          <table:table-cell office:value-type="string">
            <text:p>Gengar</text:p>
          </table:table-cell>
          <table:table-cell office:value-type="float" office:value="1">
            <text:p>1</text:p>
          </table:table-cell>
          <table:table-cell office:value-type="float" office:value="261">
            <text:p>261</text:p>
          </table:table-cell>
          <table:table-cell office:value-type="float" office:value="156">
            <text:p>156</text:p>
          </table:table-cell>
          <table:table-cell office:value-type="float" office:value="120">
            <text:p>120</text:p>
          </table:table-cell>
          <table:table-cell office:value-type="float" office:value="2619">
            <text:p>2619</text:p>
          </table:table-cell>
          <table:table-cell table:formula="of:=SUM([.D41:.F41])" office:value-type="float" office:value="537">
            <text:p>537</text:p>
          </table:table-cell>
          <table:table-cell table:formula="of:=SQRT([.C41]*[.E41]*[.F41]^1.2)" office:value-type="float" office:value="220.836597296586">
            <text:p>221</text:p>
          </table:table-cell>
          <table:table-cell table:formula="of:=[.D41]^2*[.E41]*[.F41]/1000000" office:value-type="float" office:value="1275.22512">
            <text:p>1275</text:p>
          </table:table-cell>
          <table:table-cell office:value-type="float" office:value="8.5">
            <text:p>8,5</text:p>
          </table:table-cell>
          <table:table-cell table:style-name="ce17" table:formula="of:=[.D41]/MAX([.D$1:.D$1000])" office:value-type="percentage" office:value="0.87">
            <text:p>87%</text:p>
          </table:table-cell>
          <table:table-cell table:style-name="ce17" table:formula="of:=[.E41]/MAX([.E$1:.E$1000])" office:value-type="percentage" office:value="0.393939393939394">
            <text:p>39%</text:p>
          </table:table-cell>
          <table:table-cell table:style-name="ce17" table:formula="of:=[.F41]/MAX([.F$1:.F$1000])" office:value-type="percentage" office:value="0.235294117647059">
            <text:p>24%</text:p>
          </table:table-cell>
          <table:table-cell table:style-name="ce17" table:formula="of:=[.H41]/MAX([.H$1:.H$1000])" office:value-type="percentage" office:value="0.618663594470046">
            <text:p>62%</text:p>
          </table:table-cell>
          <table:table-cell table:style-name="ce17" table:formula="of:=[.I41]/MAX([.I$1:.I$1000])" office:value-type="percentage" office:value="0.346426574880456">
            <text:p>35%</text:p>
          </table:table-cell>
          <table:table-cell table:style-name="ce17" table:formula="of:=[.J41]/MAX([.J$1:.J$1000])" office:value-type="percentage" office:value="0.403381199111769">
            <text:p>40%</text:p>
          </table:table-cell>
          <table:table-cell table:style-name="ce18" table:formula="of:=PERCENTRANK([.D$1:.D$1000]; [.D41])" office:value-type="percentage" office:value="0.984">
            <text:p>98,4%</text:p>
          </table:table-cell>
          <table:table-cell table:style-name="ce18" table:formula="of:=PERCENTRANK([.E$1:.E$1000]; [.E41])" office:value-type="percentage" office:value="0.544">
            <text:p>54,4%</text:p>
          </table:table-cell>
          <table:table-cell table:style-name="ce18" table:formula="of:=PERCENTRANK([.F$1:.F$1000]; [.F41])" office:value-type="percentage" office:value="0.404">
            <text:p>40,4%</text:p>
          </table:table-cell>
          <table:table-cell table:style-name="ce18" table:formula="of:=PERCENTRANK([.G$1:.G$1000]; [.G41])" office:value-type="percentage" office:value="0.848">
            <text:p>84,8%</text:p>
          </table:table-cell>
          <table:table-cell table:style-name="ce18" table:formula="of:=PERCENTRANK([.H$1:.H$1000]; [.H41])" office:value-type="percentage" office:value="0.744">
            <text:p>74,4%</text:p>
          </table:table-cell>
          <table:table-cell table:style-name="ce18" table:formula="of:=PERCENTRANK([.I$1:.I$1000]; [.I41])" office:value-type="percentage" office:value="0.532">
            <text:p>53,2%</text:p>
          </table:table-cell>
          <table:table-cell table:style-name="ce18" table:formula="of:=PERCENTRANK([.J$1:.J$1000]; [.J41])" office:value-type="percentage" office:value="0.844">
            <text:p>84,4%</text:p>
          </table:table-cell>
          <table:table-cell table:number-columns-repeated="999"/>
        </table:table-row>
        <table:table-row table:style-name="ro3">
          <table:table-cell office:value-type="float" office:value="131">
            <text:p>131</text:p>
          </table:table-cell>
          <table:table-cell office:value-type="string">
            <text:p>Lapras</text:p>
          </table:table-cell>
          <table:table-cell office:value-type="float" office:value="1">
            <text:p>1</text:p>
          </table:table-cell>
          <table:table-cell office:value-type="float" office:value="165">
            <text:p>165</text:p>
          </table:table-cell>
          <table:table-cell office:value-type="float" office:value="180">
            <text:p>180</text:p>
          </table:table-cell>
          <table:table-cell office:value-type="float" office:value="260">
            <text:p>260</text:p>
          </table:table-cell>
          <table:table-cell office:value-type="float" office:value="2603">
            <text:p>2603</text:p>
          </table:table-cell>
          <table:table-cell table:formula="of:=SUM([.D42:.F42])" office:value-type="float" office:value="605">
            <text:p>605</text:p>
          </table:table-cell>
          <table:table-cell table:formula="of:=SQRT([.C42]*[.E42]*[.F42]^1.2)" office:value-type="float" office:value="377.242193422612">
            <text:p>377</text:p>
          </table:table-cell>
          <table:table-cell table:formula="of:=[.D42]^2*[.E42]*[.F42]/1000000" office:value-type="float" office:value="1274.13">
            <text:p>1274</text:p>
          </table:table-cell>
          <table:table-cell office:value-type="float" office:value="9">
            <text:p>9,0</text:p>
          </table:table-cell>
          <table:table-cell table:style-name="ce17" table:formula="of:=[.D42]/MAX([.D$1:.D$1000])" office:value-type="percentage" office:value="0.55">
            <text:p>55%</text:p>
          </table:table-cell>
          <table:table-cell table:style-name="ce17" table:formula="of:=[.E42]/MAX([.E$1:.E$1000])" office:value-type="percentage" office:value="0.454545454545455">
            <text:p>45%</text:p>
          </table:table-cell>
          <table:table-cell table:style-name="ce17" table:formula="of:=[.F42]/MAX([.F$1:.F$1000])" office:value-type="percentage" office:value="0.509803921568627">
            <text:p>51%</text:p>
          </table:table-cell>
          <table:table-cell table:style-name="ce17" table:formula="of:=[.H42]/MAX([.H$1:.H$1000])" office:value-type="percentage" office:value="0.697004608294931">
            <text:p>70%</text:p>
          </table:table-cell>
          <table:table-cell table:style-name="ce17" table:formula="of:=[.I42]/MAX([.I$1:.I$1000])" office:value-type="percentage" office:value="0.591780178501267">
            <text:p>59%</text:p>
          </table:table-cell>
          <table:table-cell table:style-name="ce17" table:formula="of:=[.J42]/MAX([.J$1:.J$1000])" office:value-type="percentage" office:value="0.403034789045152">
            <text:p>40%</text:p>
          </table:table-cell>
          <table:table-cell table:style-name="ce18" table:formula="of:=PERCENTRANK([.D$1:.D$1000]; [.D42])" office:value-type="percentage" office:value="0.552">
            <text:p>55,2%</text:p>
          </table:table-cell>
          <table:table-cell table:style-name="ce18" table:formula="of:=PERCENTRANK([.E$1:.E$1000]; [.E42])" office:value-type="percentage" office:value="0.7">
            <text:p>70,0%</text:p>
          </table:table-cell>
          <table:table-cell table:style-name="ce18" table:formula="of:=PERCENTRANK([.F$1:.F$1000]; [.F42])" office:value-type="percentage" office:value="0.976">
            <text:p>97,6%</text:p>
          </table:table-cell>
          <table:table-cell table:style-name="ce18" table:formula="of:=PERCENTRANK([.G$1:.G$1000]; [.G42])" office:value-type="percentage" office:value="0.84">
            <text:p>84,0%</text:p>
          </table:table-cell>
          <table:table-cell table:style-name="ce18" table:formula="of:=PERCENTRANK([.H$1:.H$1000]; [.H42])" office:value-type="percentage" office:value="0.912">
            <text:p>91,2%</text:p>
          </table:table-cell>
          <table:table-cell table:style-name="ce18" table:formula="of:=PERCENTRANK([.I$1:.I$1000]; [.I42])" office:value-type="percentage" office:value="0.988">
            <text:p>98,8%</text:p>
          </table:table-cell>
          <table:table-cell table:style-name="ce18" table:formula="of:=PERCENTRANK([.J$1:.J$1000]; [.J42])" office:value-type="percentage" office:value="0.84">
            <text:p>84,0%</text:p>
          </table:table-cell>
          <table:table-cell table:number-columns-repeated="999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Venusaur</text:p>
          </table:table-cell>
          <table:table-cell office:value-type="float" office:value="1">
            <text:p>1</text:p>
          </table:table-cell>
          <table:table-cell table:number-columns-repeated="2" office:value-type="float" office:value="198">
            <text:p>198</text:p>
          </table:table-cell>
          <table:table-cell office:value-type="float" office:value="160">
            <text:p>160</text:p>
          </table:table-cell>
          <table:table-cell office:value-type="float" office:value="2568">
            <text:p>2568</text:p>
          </table:table-cell>
          <table:table-cell table:formula="of:=SUM([.D43:.F43])" office:value-type="float" office:value="556">
            <text:p>556</text:p>
          </table:table-cell>
          <table:table-cell table:formula="of:=SQRT([.C43]*[.E43]*[.F43]^1.2)" office:value-type="float" office:value="295.668177777357">
            <text:p>296</text:p>
          </table:table-cell>
          <table:table-cell table:formula="of:=[.D43]^2*[.E43]*[.F43]/1000000" office:value-type="float" office:value="1241.98272">
            <text:p>1242</text:p>
          </table:table-cell>
          <table:table-cell office:value-type="float" office:value="8.5">
            <text:p>8,5</text:p>
          </table:table-cell>
          <table:table-cell table:style-name="ce17" table:formula="of:=[.D43]/MAX([.D$1:.D$1000])" office:value-type="percentage" office:value="0.66">
            <text:p>66%</text:p>
          </table:table-cell>
          <table:table-cell table:style-name="ce17" table:formula="of:=[.E43]/MAX([.E$1:.E$1000])" office:value-type="percentage" office:value="0.5">
            <text:p>50%</text:p>
          </table:table-cell>
          <table:table-cell table:style-name="ce17" table:formula="of:=[.F43]/MAX([.F$1:.F$1000])" office:value-type="percentage" office:value="0.313725490196078">
            <text:p>31%</text:p>
          </table:table-cell>
          <table:table-cell table:style-name="ce17" table:formula="of:=[.H43]/MAX([.H$1:.H$1000])" office:value-type="percentage" office:value="0.640552995391705">
            <text:p>64%</text:p>
          </table:table-cell>
          <table:table-cell table:style-name="ce17" table:formula="of:=[.I43]/MAX([.I$1:.I$1000])" office:value-type="percentage" office:value="0.463814944544697">
            <text:p>46%</text:p>
          </table:table-cell>
          <table:table-cell table:style-name="ce17" table:formula="of:=[.J43]/MAX([.J$1:.J$1000])" office:value-type="percentage" office:value="0.392865911290782">
            <text:p>39%</text:p>
          </table:table-cell>
          <table:table-cell table:style-name="ce18" table:formula="of:=PERCENTRANK([.D$1:.D$1000]; [.D43])" office:value-type="percentage" office:value="0.784">
            <text:p>78,4%</text:p>
          </table:table-cell>
          <table:table-cell table:style-name="ce18" table:formula="of:=PERCENTRANK([.E$1:.E$1000]; [.E43])" office:value-type="percentage" office:value="0.824">
            <text:p>82,4%</text:p>
          </table:table-cell>
          <table:table-cell table:style-name="ce18" table:formula="of:=PERCENTRANK([.F$1:.F$1000]; [.F43])" office:value-type="percentage" office:value="0.724">
            <text:p>72,4%</text:p>
          </table:table-cell>
          <table:table-cell table:style-name="ce18" table:formula="of:=PERCENTRANK([.G$1:.G$1000]; [.G43])" office:value-type="percentage" office:value="0.836">
            <text:p>83,6%</text:p>
          </table:table-cell>
          <table:table-cell table:style-name="ce18" table:formula="of:=PERCENTRANK([.H$1:.H$1000]; [.H43])" office:value-type="percentage" office:value="0.816">
            <text:p>81,6%</text:p>
          </table:table-cell>
          <table:table-cell table:style-name="ce18" table:formula="of:=PERCENTRANK([.I$1:.I$1000]; [.I43])" office:value-type="percentage" office:value="0.856">
            <text:p>85,6%</text:p>
          </table:table-cell>
          <table:table-cell table:style-name="ce18" table:formula="of:=PERCENTRANK([.J$1:.J$1000]; [.J43])" office:value-type="percentage" office:value="0.836">
            <text:p>83,6%</text:p>
          </table:table-cell>
          <table:table-cell table:number-columns-repeated="999"/>
        </table:table-row>
        <table:table-row table:style-name="ro3">
          <table:table-cell office:value-type="float" office:value="233">
            <text:p>233</text:p>
          </table:table-cell>
          <table:table-cell office:value-type="string">
            <text:p>Porygon2</text:p>
          </table:table-cell>
          <table:table-cell office:value-type="float" office:value="1">
            <text:p>1</text:p>
          </table:table-cell>
          <table:table-cell office:value-type="float" office:value="198">
            <text:p>198</text:p>
          </table:table-cell>
          <table:table-cell office:value-type="float" office:value="183">
            <text:p>183</text:p>
          </table:table-cell>
          <table:table-cell office:value-type="float" office:value="170">
            <text:p>170</text:p>
          </table:table-cell>
          <table:table-cell office:value-type="float" office:value="2546">
            <text:p>2546</text:p>
          </table:table-cell>
          <table:table-cell table:formula="of:=SUM([.D44:.F44])" office:value-type="float" office:value="551">
            <text:p>551</text:p>
          </table:table-cell>
          <table:table-cell table:formula="of:=SQRT([.C44]*[.E44]*[.F44]^1.2)" office:value-type="float" office:value="294.777884442943">
            <text:p>295</text:p>
          </table:table-cell>
          <table:table-cell table:formula="of:=[.D44]^2*[.E44]*[.F44]/1000000" office:value-type="float" office:value="1219.63644">
            <text:p>1220</text:p>
          </table:table-cell>
          <table:table-cell office:value-type="float" office:value="7.5">
            <text:p>7,5</text:p>
          </table:table-cell>
          <table:table-cell table:style-name="ce17" table:formula="of:=[.D44]/MAX([.D$1:.D$1000])" office:value-type="percentage" office:value="0.66">
            <text:p>66%</text:p>
          </table:table-cell>
          <table:table-cell table:style-name="ce17" table:formula="of:=[.E44]/MAX([.E$1:.E$1000])" office:value-type="percentage" office:value="0.462121212121212">
            <text:p>46%</text:p>
          </table:table-cell>
          <table:table-cell table:style-name="ce17" table:formula="of:=[.F44]/MAX([.F$1:.F$1000])" office:value-type="percentage" office:value="0.333333333333333">
            <text:p>33%</text:p>
          </table:table-cell>
          <table:table-cell table:style-name="ce17" table:formula="of:=[.H44]/MAX([.H$1:.H$1000])" office:value-type="percentage" office:value="0.634792626728111">
            <text:p>63%</text:p>
          </table:table-cell>
          <table:table-cell table:style-name="ce17" table:formula="of:=[.I44]/MAX([.I$1:.I$1000])" office:value-type="percentage" office:value="0.462418340565759">
            <text:p>46%</text:p>
          </table:table-cell>
          <table:table-cell table:style-name="ce17" table:formula="of:=[.J44]/MAX([.J$1:.J$1000])" office:value-type="percentage" office:value="0.385797301144451">
            <text:p>39%</text:p>
          </table:table-cell>
          <table:table-cell table:style-name="ce18" table:formula="of:=PERCENTRANK([.D$1:.D$1000]; [.D44])" office:value-type="percentage" office:value="0.784">
            <text:p>78,4%</text:p>
          </table:table-cell>
          <table:table-cell table:style-name="ce18" table:formula="of:=PERCENTRANK([.E$1:.E$1000]; [.E44])" office:value-type="percentage" office:value="0.728">
            <text:p>72,8%</text:p>
          </table:table-cell>
          <table:table-cell table:style-name="ce18" table:formula="of:=PERCENTRANK([.F$1:.F$1000]; [.F44])" office:value-type="percentage" office:value="0.78">
            <text:p>78,0%</text:p>
          </table:table-cell>
          <table:table-cell table:style-name="ce18" table:formula="of:=PERCENTRANK([.G$1:.G$1000]; [.G44])" office:value-type="percentage" office:value="0.832">
            <text:p>83,2%</text:p>
          </table:table-cell>
          <table:table-cell table:style-name="ce18" table:formula="of:=PERCENTRANK([.H$1:.H$1000]; [.H44])" office:value-type="percentage" office:value="0.8">
            <text:p>80,0%</text:p>
          </table:table-cell>
          <table:table-cell table:style-name="ce18" table:formula="of:=PERCENTRANK([.I$1:.I$1000]; [.I44])" office:value-type="percentage" office:value="0.852">
            <text:p>85,2%</text:p>
          </table:table-cell>
          <table:table-cell table:style-name="ce18" table:formula="of:=PERCENTRANK([.J$1:.J$1000]; [.J44])" office:value-type="percentage" office:value="0.832">
            <text:p>83,2%</text:p>
          </table:table-cell>
          <table:table-cell table:number-columns-repeated="999"/>
        </table:table-row>
        <table:table-row table:style-name="ro3">
          <table:table-cell office:value-type="float" office:value="229">
            <text:p>229</text:p>
          </table:table-cell>
          <table:table-cell office:value-type="string">
            <text:p>Houndoom</text:p>
          </table:table-cell>
          <table:table-cell office:value-type="float" office:value="1">
            <text:p>1</text:p>
          </table:table-cell>
          <table:table-cell office:value-type="float" office:value="224">
            <text:p>224</text:p>
          </table:table-cell>
          <table:table-cell office:value-type="float" office:value="159">
            <text:p>159</text:p>
          </table:table-cell>
          <table:table-cell office:value-type="float" office:value="150">
            <text:p>150</text:p>
          </table:table-cell>
          <table:table-cell office:value-type="float" office:value="2529">
            <text:p>2529</text:p>
          </table:table-cell>
          <table:table-cell table:formula="of:=SUM([.D45:.F45])" office:value-type="float" office:value="533">
            <text:p>533</text:p>
          </table:table-cell>
          <table:table-cell table:formula="of:=SQRT([.C45]*[.E45]*[.F45]^1.2)" office:value-type="float" office:value="254.890305365123">
            <text:p>255</text:p>
          </table:table-cell>
          <table:table-cell table:formula="of:=[.D45]^2*[.E45]*[.F45]/1000000" office:value-type="float" office:value="1196.6976">
            <text:p>1197</text:p>
          </table:table-cell>
          <table:table-cell office:value-type="float" office:value="7.5">
            <text:p>7,5</text:p>
          </table:table-cell>
          <table:table-cell table:style-name="ce17" table:formula="of:=[.D45]/MAX([.D$1:.D$1000])" office:value-type="percentage" office:value="0.746666666666667">
            <text:p>75%</text:p>
          </table:table-cell>
          <table:table-cell table:style-name="ce17" table:formula="of:=[.E45]/MAX([.E$1:.E$1000])" office:value-type="percentage" office:value="0.401515151515152">
            <text:p>40%</text:p>
          </table:table-cell>
          <table:table-cell table:style-name="ce17" table:formula="of:=[.F45]/MAX([.F$1:.F$1000])" office:value-type="percentage" office:value="0.294117647058823">
            <text:p>29%</text:p>
          </table:table-cell>
          <table:table-cell table:style-name="ce17" table:formula="of:=[.H45]/MAX([.H$1:.H$1000])" office:value-type="percentage" office:value="0.61405529953917">
            <text:p>61%</text:p>
          </table:table-cell>
          <table:table-cell table:style-name="ce17" table:formula="of:=[.I45]/MAX([.I$1:.I$1000])" office:value-type="percentage" office:value="0.399846658293165">
            <text:p>40%</text:p>
          </table:table-cell>
          <table:table-cell table:style-name="ce17" table:formula="of:=[.J45]/MAX([.J$1:.J$1000])" office:value-type="percentage" office:value="0.378541251494619">
            <text:p>38%</text:p>
          </table:table-cell>
          <table:table-cell table:style-name="ce18" table:formula="of:=PERCENTRANK([.D$1:.D$1000]; [.D45])" office:value-type="percentage" office:value="0.904">
            <text:p>90,4%</text:p>
          </table:table-cell>
          <table:table-cell table:style-name="ce18" table:formula="of:=PERCENTRANK([.E$1:.E$1000]; [.E45])" office:value-type="percentage" office:value="0.584">
            <text:p>58,4%</text:p>
          </table:table-cell>
          <table:table-cell table:style-name="ce18" table:formula="of:=PERCENTRANK([.F$1:.F$1000]; [.F45])" office:value-type="percentage" office:value="0.66">
            <text:p>66,0%</text:p>
          </table:table-cell>
          <table:table-cell table:style-name="ce18" table:formula="of:=PERCENTRANK([.G$1:.G$1000]; [.G45])" office:value-type="percentage" office:value="0.828">
            <text:p>82,8%</text:p>
          </table:table-cell>
          <table:table-cell table:style-name="ce18" table:formula="of:=PERCENTRANK([.H$1:.H$1000]; [.H45])" office:value-type="percentage" office:value="0.724">
            <text:p>72,4%</text:p>
          </table:table-cell>
          <table:table-cell table:style-name="ce18" table:formula="of:=PERCENTRANK([.I$1:.I$1000]; [.I45])" office:value-type="percentage" office:value="0.696">
            <text:p>69,6%</text:p>
          </table:table-cell>
          <table:table-cell table:style-name="ce18" table:formula="of:=PERCENTRANK([.J$1:.J$1000]; [.J45])" office:value-type="percentage" office:value="0.828">
            <text:p>82,8%</text:p>
          </table:table-cell>
          <table:table-cell table:number-columns-repeated="999"/>
        </table:table-row>
        <table:table-row table:style-name="ro3">
          <table:table-cell office:value-type="float" office:value="141">
            <text:p>141</text:p>
          </table:table-cell>
          <table:table-cell office:value-type="string">
            <text:p>Kabutops</text:p>
          </table:table-cell>
          <table:table-cell office:value-type="float" office:value="1">
            <text:p>1</text:p>
          </table:table-cell>
          <table:table-cell office:value-type="float" office:value="220">
            <text:p>220</text:p>
          </table:table-cell>
          <table:table-cell office:value-type="float" office:value="203">
            <text:p>203</text:p>
          </table:table-cell>
          <table:table-cell office:value-type="float" office:value="120">
            <text:p>120</text:p>
          </table:table-cell>
          <table:table-cell office:value-type="float" office:value="2517">
            <text:p>2517</text:p>
          </table:table-cell>
          <table:table-cell table:formula="of:=SUM([.D46:.F46])" office:value-type="float" office:value="543">
            <text:p>543</text:p>
          </table:table-cell>
          <table:table-cell table:formula="of:=SQRT([.C46]*[.E46]*[.F46]^1.2)" office:value-type="float" office:value="251.916588622559">
            <text:p>252</text:p>
          </table:table-cell>
          <table:table-cell table:formula="of:=[.D46]^2*[.E46]*[.F46]/1000000" office:value-type="float" office:value="1179.024">
            <text:p>1179</text:p>
          </table:table-cell>
          <table:table-cell office:value-type="float" office:value="8">
            <text:p>8,0</text:p>
          </table:table-cell>
          <table:table-cell table:style-name="ce17" table:formula="of:=[.D46]/MAX([.D$1:.D$1000])" office:value-type="percentage" office:value="0.733333333333333">
            <text:p>73%</text:p>
          </table:table-cell>
          <table:table-cell table:style-name="ce17" table:formula="of:=[.E46]/MAX([.E$1:.E$1000])" office:value-type="percentage" office:value="0.512626262626263">
            <text:p>51%</text:p>
          </table:table-cell>
          <table:table-cell table:style-name="ce17" table:formula="of:=[.F46]/MAX([.F$1:.F$1000])" office:value-type="percentage" office:value="0.235294117647059">
            <text:p>24%</text:p>
          </table:table-cell>
          <table:table-cell table:style-name="ce17" table:formula="of:=[.H46]/MAX([.H$1:.H$1000])" office:value-type="percentage" office:value="0.625576036866359">
            <text:p>63%</text:p>
          </table:table-cell>
          <table:table-cell table:style-name="ce17" table:formula="of:=[.I46]/MAX([.I$1:.I$1000])" office:value-type="percentage" office:value="0.39518178608266">
            <text:p>40%</text:p>
          </table:table-cell>
          <table:table-cell table:style-name="ce17" table:formula="of:=[.J46]/MAX([.J$1:.J$1000])" office:value-type="percentage" office:value="0.372950710774545">
            <text:p>37%</text:p>
          </table:table-cell>
          <table:table-cell table:style-name="ce18" table:formula="of:=PERCENTRANK([.D$1:.D$1000]; [.D46])" office:value-type="percentage" office:value="0.872">
            <text:p>87,2%</text:p>
          </table:table-cell>
          <table:table-cell table:style-name="ce18" table:formula="of:=PERCENTRANK([.E$1:.E$1000]; [.E46])" office:value-type="percentage" office:value="0.852">
            <text:p>85,2%</text:p>
          </table:table-cell>
          <table:table-cell table:style-name="ce18" table:formula="of:=PERCENTRANK([.F$1:.F$1000]; [.F46])" office:value-type="percentage" office:value="0.404">
            <text:p>40,4%</text:p>
          </table:table-cell>
          <table:table-cell table:style-name="ce18" table:formula="of:=PERCENTRANK([.G$1:.G$1000]; [.G46])" office:value-type="percentage" office:value="0.824">
            <text:p>82,4%</text:p>
          </table:table-cell>
          <table:table-cell table:style-name="ce18" table:formula="of:=PERCENTRANK([.H$1:.H$1000]; [.H46])" office:value-type="percentage" office:value="0.776">
            <text:p>77,6%</text:p>
          </table:table-cell>
          <table:table-cell table:style-name="ce18" table:formula="of:=PERCENTRANK([.I$1:.I$1000]; [.I46])" office:value-type="percentage" office:value="0.688">
            <text:p>68,8%</text:p>
          </table:table-cell>
          <table:table-cell table:style-name="ce18" table:formula="of:=PERCENTRANK([.J$1:.J$1000]; [.J46])" office:value-type="percentage" office:value="0.824">
            <text:p>82,4%</text:p>
          </table:table-cell>
          <table:table-cell table:number-columns-repeated="999"/>
        </table:table-row>
        <table:table-row table:style-name="ro3">
          <table:table-cell office:value-type="float" office:value="124">
            <text:p>124</text:p>
          </table:table-cell>
          <table:table-cell office:value-type="string">
            <text:p>Jynx</text:p>
          </table:table-cell>
          <table:table-cell office:value-type="float" office:value="1">
            <text:p>1</text:p>
          </table:table-cell>
          <table:table-cell office:value-type="float" office:value="223">
            <text:p>223</text:p>
          </table:table-cell>
          <table:table-cell office:value-type="float" office:value="182">
            <text:p>182</text:p>
          </table:table-cell>
          <table:table-cell office:value-type="float" office:value="130">
            <text:p>130</text:p>
          </table:table-cell>
          <table:table-cell office:value-type="float" office:value="2512">
            <text:p>2512</text:p>
          </table:table-cell>
          <table:table-cell table:formula="of:=SUM([.D47:.F47])" office:value-type="float" office:value="535">
            <text:p>535</text:p>
          </table:table-cell>
          <table:table-cell table:formula="of:=SQRT([.C47]*[.E47]*[.F47]^1.2)" office:value-type="float" office:value="250.265915309075">
            <text:p>250</text:p>
          </table:table-cell>
          <table:table-cell table:formula="of:=[.D47]^2*[.E47]*[.F47]/1000000" office:value-type="float" office:value="1176.58814">
            <text:p>1177</text:p>
          </table:table-cell>
          <table:table-cell office:value-type="float" office:value="7.5">
            <text:p>7,5</text:p>
          </table:table-cell>
          <table:table-cell table:style-name="ce17" table:formula="of:=[.D47]/MAX([.D$1:.D$1000])" office:value-type="percentage" office:value="0.743333333333333">
            <text:p>74%</text:p>
          </table:table-cell>
          <table:table-cell table:style-name="ce17" table:formula="of:=[.E47]/MAX([.E$1:.E$1000])" office:value-type="percentage" office:value="0.45959595959596">
            <text:p>46%</text:p>
          </table:table-cell>
          <table:table-cell table:style-name="ce17" table:formula="of:=[.F47]/MAX([.F$1:.F$1000])" office:value-type="percentage" office:value="0.254901960784314">
            <text:p>25%</text:p>
          </table:table-cell>
          <table:table-cell table:style-name="ce17" table:formula="of:=[.H47]/MAX([.H$1:.H$1000])" office:value-type="percentage" office:value="0.616359447004608">
            <text:p>62%</text:p>
          </table:table-cell>
          <table:table-cell table:style-name="ce17" table:formula="of:=[.I47]/MAX([.I$1:.I$1000])" office:value-type="percentage" office:value="0.39259237332573">
            <text:p>39%</text:p>
          </table:table-cell>
          <table:table-cell table:style-name="ce17" table:formula="of:=[.J47]/MAX([.J$1:.J$1000])" office:value-type="percentage" office:value="0.372180195739781">
            <text:p>37%</text:p>
          </table:table-cell>
          <table:table-cell table:style-name="ce18" table:formula="of:=PERCENTRANK([.D$1:.D$1000]; [.D47])" office:value-type="percentage" office:value="0.884">
            <text:p>88,4%</text:p>
          </table:table-cell>
          <table:table-cell table:style-name="ce18" table:formula="of:=PERCENTRANK([.E$1:.E$1000]; [.E47])" office:value-type="percentage" office:value="0.708">
            <text:p>70,8%</text:p>
          </table:table-cell>
          <table:table-cell table:style-name="ce18" table:formula="of:=PERCENTRANK([.F$1:.F$1000]; [.F47])" office:value-type="percentage" office:value="0.5">
            <text:p>50,0%</text:p>
          </table:table-cell>
          <table:table-cell table:style-name="ce18" table:formula="of:=PERCENTRANK([.G$1:.G$1000]; [.G47])" office:value-type="percentage" office:value="0.82">
            <text:p>82,0%</text:p>
          </table:table-cell>
          <table:table-cell table:style-name="ce18" table:formula="of:=PERCENTRANK([.H$1:.H$1000]; [.H47])" office:value-type="percentage" office:value="0.736">
            <text:p>73,6%</text:p>
          </table:table-cell>
          <table:table-cell table:style-name="ce18" table:formula="of:=PERCENTRANK([.I$1:.I$1000]; [.I47])" office:value-type="percentage" office:value="0.684">
            <text:p>68,4%</text:p>
          </table:table-cell>
          <table:table-cell table:style-name="ce18" table:formula="of:=PERCENTRANK([.J$1:.J$1000]; [.J47])" office:value-type="percentage" office:value="0.82">
            <text:p>82,0%</text:p>
          </table:table-cell>
          <table:table-cell table:number-columns-repeated="999"/>
        </table:table-row>
        <table:table-row table:style-name="ro3">
          <table:table-cell office:value-type="float" office:value="128">
            <text:p>128</text:p>
          </table:table-cell>
          <table:table-cell office:value-type="string">
            <text:p>Tauros</text:p>
          </table:table-cell>
          <table:table-cell office:value-type="float" office:value="1">
            <text:p>1</text:p>
          </table:table-cell>
          <table:table-cell office:value-type="float" office:value="198">
            <text:p>198</text:p>
          </table:table-cell>
          <table:table-cell office:value-type="float" office:value="197">
            <text:p>197</text:p>
          </table:table-cell>
          <table:table-cell office:value-type="float" office:value="150">
            <text:p>150</text:p>
          </table:table-cell>
          <table:table-cell office:value-type="float" office:value="2488">
            <text:p>2488</text:p>
          </table:table-cell>
          <table:table-cell table:formula="of:=SUM([.D48:.F48])" office:value-type="float" office:value="545">
            <text:p>545</text:p>
          </table:table-cell>
          <table:table-cell table:formula="of:=SQRT([.C48]*[.E48]*[.F48]^1.2)" office:value-type="float" office:value="283.718639421977">
            <text:p>284</text:p>
          </table:table-cell>
          <table:table-cell table:formula="of:=[.D48]^2*[.E48]*[.F48]/1000000" office:value-type="float" office:value="1158.4782">
            <text:p>1158</text:p>
          </table:table-cell>
          <table:table-cell office:value-type="float" office:value="7.5">
            <text:p>7,5</text:p>
          </table:table-cell>
          <table:table-cell table:style-name="ce17" table:formula="of:=[.D48]/MAX([.D$1:.D$1000])" office:value-type="percentage" office:value="0.66">
            <text:p>66%</text:p>
          </table:table-cell>
          <table:table-cell table:style-name="ce17" table:formula="of:=[.E48]/MAX([.E$1:.E$1000])" office:value-type="percentage" office:value="0.497474747474747">
            <text:p>50%</text:p>
          </table:table-cell>
          <table:table-cell table:style-name="ce17" table:formula="of:=[.F48]/MAX([.F$1:.F$1000])" office:value-type="percentage" office:value="0.294117647058823">
            <text:p>29%</text:p>
          </table:table-cell>
          <table:table-cell table:style-name="ce17" table:formula="of:=[.H48]/MAX([.H$1:.H$1000])" office:value-type="percentage" office:value="0.627880184331797">
            <text:p>63%</text:p>
          </table:table-cell>
          <table:table-cell table:style-name="ce17" table:formula="of:=[.I48]/MAX([.I$1:.I$1000])" office:value-type="percentage" office:value="0.445069692650161">
            <text:p>45%</text:p>
          </table:table-cell>
          <table:table-cell table:style-name="ce17" table:formula="of:=[.J48]/MAX([.J$1:.J$1000])" office:value-type="percentage" office:value="0.366451631270284">
            <text:p>37%</text:p>
          </table:table-cell>
          <table:table-cell table:style-name="ce18" table:formula="of:=PERCENTRANK([.D$1:.D$1000]; [.D48])" office:value-type="percentage" office:value="0.784">
            <text:p>78,4%</text:p>
          </table:table-cell>
          <table:table-cell table:style-name="ce18" table:formula="of:=PERCENTRANK([.E$1:.E$1000]; [.E48])" office:value-type="percentage" office:value="0.804">
            <text:p>80,4%</text:p>
          </table:table-cell>
          <table:table-cell table:style-name="ce18" table:formula="of:=PERCENTRANK([.F$1:.F$1000]; [.F48])" office:value-type="percentage" office:value="0.66">
            <text:p>66,0%</text:p>
          </table:table-cell>
          <table:table-cell table:style-name="ce18" table:formula="of:=PERCENTRANK([.G$1:.G$1000]; [.G48])" office:value-type="percentage" office:value="0.816">
            <text:p>81,6%</text:p>
          </table:table-cell>
          <table:table-cell table:style-name="ce18" table:formula="of:=PERCENTRANK([.H$1:.H$1000]; [.H48])" office:value-type="percentage" office:value="0.78">
            <text:p>78,0%</text:p>
          </table:table-cell>
          <table:table-cell table:style-name="ce18" table:formula="of:=PERCENTRANK([.I$1:.I$1000]; [.I48])" office:value-type="percentage" office:value="0.8">
            <text:p>80,0%</text:p>
          </table:table-cell>
          <table:table-cell table:style-name="ce18" table:formula="of:=PERCENTRANK([.J$1:.J$1000]; [.J48])" office:value-type="percentage" office:value="0.816">
            <text:p>81,6%</text:p>
          </table:table-cell>
          <table:table-cell table:number-columns-repeated="999"/>
        </table:table-row>
        <table:table-row table:style-name="ro3">
          <table:table-cell office:value-type="float" office:value="80">
            <text:p>80</text:p>
          </table:table-cell>
          <table:table-cell office:value-type="string">
            <text:p>Slowbro</text:p>
          </table:table-cell>
          <table:table-cell office:value-type="float" office:value="1">
            <text:p>1</text:p>
          </table:table-cell>
          <table:table-cell office:value-type="float" office:value="177">
            <text:p>177</text:p>
          </table:table-cell>
          <table:table-cell office:value-type="float" office:value="194">
            <text:p>194</text:p>
          </table:table-cell>
          <table:table-cell office:value-type="float" office:value="190">
            <text:p>190</text:p>
          </table:table-cell>
          <table:table-cell office:value-type="float" office:value="2482">
            <text:p>2482</text:p>
          </table:table-cell>
          <table:table-cell table:formula="of:=SUM([.D49:.F49])" office:value-type="float" office:value="561">
            <text:p>561</text:p>
          </table:table-cell>
          <table:table-cell table:formula="of:=SQRT([.C49]*[.E49]*[.F49]^1.2)" office:value-type="float" office:value="324.453919950964">
            <text:p>324</text:p>
          </table:table-cell>
          <table:table-cell table:formula="of:=[.D49]^2*[.E49]*[.F49]/1000000" office:value-type="float" office:value="1154.78694">
            <text:p>1155</text:p>
          </table:table-cell>
          <table:table-cell office:value-type="float" office:value="8.5">
            <text:p>8,5</text:p>
          </table:table-cell>
          <table:table-cell table:style-name="ce17" table:formula="of:=[.D49]/MAX([.D$1:.D$1000])" office:value-type="percentage" office:value="0.59">
            <text:p>59%</text:p>
          </table:table-cell>
          <table:table-cell table:style-name="ce17" table:formula="of:=[.E49]/MAX([.E$1:.E$1000])" office:value-type="percentage" office:value="0.48989898989899">
            <text:p>49%</text:p>
          </table:table-cell>
          <table:table-cell table:style-name="ce17" table:formula="of:=[.F49]/MAX([.F$1:.F$1000])" office:value-type="percentage" office:value="0.372549019607843">
            <text:p>37%</text:p>
          </table:table-cell>
          <table:table-cell table:style-name="ce17" table:formula="of:=[.H49]/MAX([.H$1:.H$1000])" office:value-type="percentage" office:value="0.646313364055299">
            <text:p>65%</text:p>
          </table:table-cell>
          <table:table-cell table:style-name="ce17" table:formula="of:=[.I49]/MAX([.I$1:.I$1000])" office:value-type="percentage" office:value="0.508971164974964">
            <text:p>51%</text:p>
          </table:table-cell>
          <table:table-cell table:style-name="ce17" table:formula="of:=[.J49]/MAX([.J$1:.J$1000])" office:value-type="percentage" office:value="0.365284006149291">
            <text:p>37%</text:p>
          </table:table-cell>
          <table:table-cell table:style-name="ce18" table:formula="of:=PERCENTRANK([.D$1:.D$1000]; [.D49])" office:value-type="percentage" office:value="0.644">
            <text:p>64,4%</text:p>
          </table:table-cell>
          <table:table-cell table:style-name="ce18" table:formula="of:=PERCENTRANK([.E$1:.E$1000]; [.E49])" office:value-type="percentage" office:value="0.78">
            <text:p>78,0%</text:p>
          </table:table-cell>
          <table:table-cell table:style-name="ce18" table:formula="of:=PERCENTRANK([.F$1:.F$1000]; [.F49])" office:value-type="percentage" office:value="0.876">
            <text:p>87,6%</text:p>
          </table:table-cell>
          <table:table-cell table:style-name="ce18" table:formula="of:=PERCENTRANK([.G$1:.G$1000]; [.G49])" office:value-type="percentage" office:value="0.808">
            <text:p>80,8%</text:p>
          </table:table-cell>
          <table:table-cell table:style-name="ce18" table:formula="of:=PERCENTRANK([.H$1:.H$1000]; [.H49])" office:value-type="percentage" office:value="0.832">
            <text:p>83,2%</text:p>
          </table:table-cell>
          <table:table-cell table:style-name="ce18" table:formula="of:=PERCENTRANK([.I$1:.I$1000]; [.I49])" office:value-type="percentage" office:value="0.936">
            <text:p>93,6%</text:p>
          </table:table-cell>
          <table:table-cell table:style-name="ce18" table:formula="of:=PERCENTRANK([.J$1:.J$1000]; [.J49])" office:value-type="percentage" office:value="0.808">
            <text:p>80,8%</text:p>
          </table:table-cell>
          <table:table-cell table:number-columns-repeated="999"/>
        </table:table-row>
        <table:table-row table:style-name="ro3">
          <table:table-cell office:value-type="float" office:value="199">
            <text:p>199</text:p>
          </table:table-cell>
          <table:table-cell office:value-type="string">
            <text:p>Slowking</text:p>
          </table:table-cell>
          <table:table-cell office:value-type="float" office:value="1">
            <text:p>1</text:p>
          </table:table-cell>
          <table:table-cell office:value-type="float" office:value="177">
            <text:p>177</text:p>
          </table:table-cell>
          <table:table-cell office:value-type="float" office:value="194">
            <text:p>194</text:p>
          </table:table-cell>
          <table:table-cell office:value-type="float" office:value="190">
            <text:p>190</text:p>
          </table:table-cell>
          <table:table-cell office:value-type="float" office:value="2482">
            <text:p>2482</text:p>
          </table:table-cell>
          <table:table-cell table:formula="of:=SUM([.D50:.F50])" office:value-type="float" office:value="561">
            <text:p>561</text:p>
          </table:table-cell>
          <table:table-cell table:formula="of:=SQRT([.C50]*[.E50]*[.F50]^1.2)" office:value-type="float" office:value="324.453919950964">
            <text:p>324</text:p>
          </table:table-cell>
          <table:table-cell table:formula="of:=[.D50]^2*[.E50]*[.F50]/1000000" office:value-type="float" office:value="1154.78694">
            <text:p>1155</text:p>
          </table:table-cell>
          <table:table-cell office:value-type="float" office:value="8.5">
            <text:p>8,5</text:p>
          </table:table-cell>
          <table:table-cell table:style-name="ce17" table:formula="of:=[.D50]/MAX([.D$1:.D$1000])" office:value-type="percentage" office:value="0.59">
            <text:p>59%</text:p>
          </table:table-cell>
          <table:table-cell table:style-name="ce17" table:formula="of:=[.E50]/MAX([.E$1:.E$1000])" office:value-type="percentage" office:value="0.48989898989899">
            <text:p>49%</text:p>
          </table:table-cell>
          <table:table-cell table:style-name="ce17" table:formula="of:=[.F50]/MAX([.F$1:.F$1000])" office:value-type="percentage" office:value="0.372549019607843">
            <text:p>37%</text:p>
          </table:table-cell>
          <table:table-cell table:style-name="ce17" table:formula="of:=[.H50]/MAX([.H$1:.H$1000])" office:value-type="percentage" office:value="0.646313364055299">
            <text:p>65%</text:p>
          </table:table-cell>
          <table:table-cell table:style-name="ce17" table:formula="of:=[.I50]/MAX([.I$1:.I$1000])" office:value-type="percentage" office:value="0.508971164974964">
            <text:p>51%</text:p>
          </table:table-cell>
          <table:table-cell table:style-name="ce17" table:formula="of:=[.J50]/MAX([.J$1:.J$1000])" office:value-type="percentage" office:value="0.365284006149291">
            <text:p>37%</text:p>
          </table:table-cell>
          <table:table-cell table:style-name="ce18" table:formula="of:=PERCENTRANK([.D$1:.D$1000]; [.D50])" office:value-type="percentage" office:value="0.644">
            <text:p>64,4%</text:p>
          </table:table-cell>
          <table:table-cell table:style-name="ce18" table:formula="of:=PERCENTRANK([.E$1:.E$1000]; [.E50])" office:value-type="percentage" office:value="0.78">
            <text:p>78,0%</text:p>
          </table:table-cell>
          <table:table-cell table:style-name="ce18" table:formula="of:=PERCENTRANK([.F$1:.F$1000]; [.F50])" office:value-type="percentage" office:value="0.876">
            <text:p>87,6%</text:p>
          </table:table-cell>
          <table:table-cell table:style-name="ce18" table:formula="of:=PERCENTRANK([.G$1:.G$1000]; [.G50])" office:value-type="percentage" office:value="0.808">
            <text:p>80,8%</text:p>
          </table:table-cell>
          <table:table-cell table:style-name="ce18" table:formula="of:=PERCENTRANK([.H$1:.H$1000]; [.H50])" office:value-type="percentage" office:value="0.832">
            <text:p>83,2%</text:p>
          </table:table-cell>
          <table:table-cell table:style-name="ce18" table:formula="of:=PERCENTRANK([.I$1:.I$1000]; [.I50])" office:value-type="percentage" office:value="0.936">
            <text:p>93,6%</text:p>
          </table:table-cell>
          <table:table-cell table:style-name="ce18" table:formula="of:=PERCENTRANK([.J$1:.J$1000]; [.J50])" office:value-type="percentage" office:value="0.808">
            <text:p>80,8%</text:p>
          </table:table-cell>
          <table:table-cell table:number-columns-repeated="999"/>
        </table:table-row>
        <table:table-row table:style-name="ro3">
          <table:table-cell office:value-type="float" office:value="169">
            <text:p>169</text:p>
          </table:table-cell>
          <table:table-cell office:value-type="string">
            <text:p>Crobat</text:p>
          </table:table-cell>
          <table:table-cell office:value-type="float" office:value="1">
            <text:p>1</text:p>
          </table:table-cell>
          <table:table-cell office:value-type="float" office:value="194">
            <text:p>194</text:p>
          </table:table-cell>
          <table:table-cell office:value-type="float" office:value="178">
            <text:p>178</text:p>
          </table:table-cell>
          <table:table-cell office:value-type="float" office:value="170">
            <text:p>170</text:p>
          </table:table-cell>
          <table:table-cell office:value-type="float" office:value="2466">
            <text:p>2466</text:p>
          </table:table-cell>
          <table:table-cell table:formula="of:=SUM([.D51:.F51])" office:value-type="float" office:value="542">
            <text:p>542</text:p>
          </table:table-cell>
          <table:table-cell table:formula="of:=SQRT([.C51]*[.E51]*[.F51]^1.2)" office:value-type="float" office:value="290.722974874003">
            <text:p>291</text:p>
          </table:table-cell>
          <table:table-cell table:formula="of:=[.D51]^2*[.E51]*[.F51]/1000000" office:value-type="float" office:value="1138.86536">
            <text:p>1139</text:p>
          </table:table-cell>
          <table:table-cell office:value-type="float" office:value="7">
            <text:p>7,0</text:p>
          </table:table-cell>
          <table:table-cell table:style-name="ce17" table:formula="of:=[.D51]/MAX([.D$1:.D$1000])" office:value-type="percentage" office:value="0.646666666666667">
            <text:p>65%</text:p>
          </table:table-cell>
          <table:table-cell table:style-name="ce17" table:formula="of:=[.E51]/MAX([.E$1:.E$1000])" office:value-type="percentage" office:value="0.44949494949495">
            <text:p>45%</text:p>
          </table:table-cell>
          <table:table-cell table:style-name="ce17" table:formula="of:=[.F51]/MAX([.F$1:.F$1000])" office:value-type="percentage" office:value="0.333333333333333">
            <text:p>33%</text:p>
          </table:table-cell>
          <table:table-cell table:style-name="ce17" table:formula="of:=[.H51]/MAX([.H$1:.H$1000])" office:value-type="percentage" office:value="0.624423963133641">
            <text:p>62%</text:p>
          </table:table-cell>
          <table:table-cell table:style-name="ce17" table:formula="of:=[.I51]/MAX([.I$1:.I$1000])" office:value-type="percentage" office:value="0.456057400166322">
            <text:p>46%</text:p>
          </table:table-cell>
          <table:table-cell table:style-name="ce17" table:formula="of:=[.J51]/MAX([.J$1:.J$1000])" office:value-type="percentage" office:value="0.360247667128496">
            <text:p>36%</text:p>
          </table:table-cell>
          <table:table-cell table:style-name="ce18" table:formula="of:=PERCENTRANK([.D$1:.D$1000]; [.D51])" office:value-type="percentage" office:value="0.768">
            <text:p>76,8%</text:p>
          </table:table-cell>
          <table:table-cell table:style-name="ce18" table:formula="of:=PERCENTRANK([.E$1:.E$1000]; [.E51])" office:value-type="percentage" office:value="0.688">
            <text:p>68,8%</text:p>
          </table:table-cell>
          <table:table-cell table:style-name="ce18" table:formula="of:=PERCENTRANK([.F$1:.F$1000]; [.F51])" office:value-type="percentage" office:value="0.78">
            <text:p>78,0%</text:p>
          </table:table-cell>
          <table:table-cell table:style-name="ce18" table:formula="of:=PERCENTRANK([.G$1:.G$1000]; [.G51])" office:value-type="percentage" office:value="0.8">
            <text:p>80,0%</text:p>
          </table:table-cell>
          <table:table-cell table:style-name="ce18" table:formula="of:=PERCENTRANK([.H$1:.H$1000]; [.H51])" office:value-type="percentage" office:value="0.768">
            <text:p>76,8%</text:p>
          </table:table-cell>
          <table:table-cell table:style-name="ce18" table:formula="of:=PERCENTRANK([.I$1:.I$1000]; [.I51])" office:value-type="percentage" office:value="0.836">
            <text:p>83,6%</text:p>
          </table:table-cell>
          <table:table-cell table:style-name="ce18" table:formula="of:=PERCENTRANK([.J$1:.J$1000]; [.J51])" office:value-type="percentage" office:value="0.804">
            <text:p>80,4%</text:p>
          </table:table-cell>
          <table:table-cell table:number-columns-repeated="999"/>
        </table:table-row>
        <table:table-row table:style-name="ro3">
          <table:table-cell office:value-type="float" office:value="115">
            <text:p>115</text:p>
          </table:table-cell>
          <table:table-cell office:value-type="string">
            <text:p>Kangaskhan</text:p>
          </table:table-cell>
          <table:table-cell office:value-type="float" office:value="1">
            <text:p>1</text:p>
          </table:table-cell>
          <table:table-cell office:value-type="float" office:value="181">
            <text:p>181</text:p>
          </table:table-cell>
          <table:table-cell office:value-type="float" office:value="165">
            <text:p>165</text:p>
          </table:table-cell>
          <table:table-cell office:value-type="float" office:value="210">
            <text:p>210</text:p>
          </table:table-cell>
          <table:table-cell office:value-type="float" office:value="2463">
            <text:p>2463</text:p>
          </table:table-cell>
          <table:table-cell table:formula="of:=SUM([.D52:.F52])" office:value-type="float" office:value="556">
            <text:p>556</text:p>
          </table:table-cell>
          <table:table-cell table:formula="of:=SQRT([.C52]*[.E52]*[.F52]^1.2)" office:value-type="float" office:value="317.74121284414">
            <text:p>318</text:p>
          </table:table-cell>
          <table:table-cell table:formula="of:=[.D52]^2*[.E52]*[.F52]/1000000" office:value-type="float" office:value="1135.16865">
            <text:p>1135</text:p>
          </table:table-cell>
          <table:table-cell office:value-type="float" office:value="8.5">
            <text:p>8,5</text:p>
          </table:table-cell>
          <table:table-cell table:style-name="ce17" table:formula="of:=[.D52]/MAX([.D$1:.D$1000])" office:value-type="percentage" office:value="0.603333333333333">
            <text:p>60%</text:p>
          </table:table-cell>
          <table:table-cell table:style-name="ce17" table:formula="of:=[.E52]/MAX([.E$1:.E$1000])" office:value-type="percentage" office:value="0.416666666666667">
            <text:p>42%</text:p>
          </table:table-cell>
          <table:table-cell table:style-name="ce17" table:formula="of:=[.F52]/MAX([.F$1:.F$1000])" office:value-type="percentage" office:value="0.411764705882353">
            <text:p>41%</text:p>
          </table:table-cell>
          <table:table-cell table:style-name="ce17" table:formula="of:=[.H52]/MAX([.H$1:.H$1000])" office:value-type="percentage" office:value="0.640552995391705">
            <text:p>64%</text:p>
          </table:table-cell>
          <table:table-cell table:style-name="ce17" table:formula="of:=[.I52]/MAX([.I$1:.I$1000])" office:value-type="percentage" office:value="0.498440935114242">
            <text:p>50%</text:p>
          </table:table-cell>
          <table:table-cell table:style-name="ce17" table:formula="of:=[.J52]/MAX([.J$1:.J$1000])" office:value-type="percentage" office:value="0.359078318055002">
            <text:p>36%</text:p>
          </table:table-cell>
          <table:table-cell table:style-name="ce18" table:formula="of:=PERCENTRANK([.D$1:.D$1000]; [.D52])" office:value-type="percentage" office:value="0.672">
            <text:p>67,2%</text:p>
          </table:table-cell>
          <table:table-cell table:style-name="ce18" table:formula="of:=PERCENTRANK([.E$1:.E$1000]; [.E52])" office:value-type="percentage" office:value="0.612">
            <text:p>61,2%</text:p>
          </table:table-cell>
          <table:table-cell table:style-name="ce18" table:formula="of:=PERCENTRANK([.F$1:.F$1000]; [.F52])" office:value-type="percentage" office:value="0.948">
            <text:p>94,8%</text:p>
          </table:table-cell>
          <table:table-cell table:style-name="ce18" table:formula="of:=PERCENTRANK([.G$1:.G$1000]; [.G52])" office:value-type="percentage" office:value="0.792">
            <text:p>79,2%</text:p>
          </table:table-cell>
          <table:table-cell table:style-name="ce18" table:formula="of:=PERCENTRANK([.H$1:.H$1000]; [.H52])" office:value-type="percentage" office:value="0.816">
            <text:p>81,6%</text:p>
          </table:table-cell>
          <table:table-cell table:style-name="ce18" table:formula="of:=PERCENTRANK([.I$1:.I$1000]; [.I52])" office:value-type="percentage" office:value="0.912">
            <text:p>91,2%</text:p>
          </table:table-cell>
          <table:table-cell table:style-name="ce18" table:formula="of:=PERCENTRANK([.J$1:.J$1000]; [.J52])" office:value-type="percentage" office:value="0.8">
            <text:p>80,0%</text:p>
          </table:table-cell>
          <table:table-cell table:number-columns-repeated="999"/>
        </table:table-row>
        <table:table-row table:style-name="ro3">
          <table:table-cell office:value-type="float" office:value="123">
            <text:p>123</text:p>
          </table:table-cell>
          <table:table-cell office:value-type="string">
            <text:p>Scyther</text:p>
          </table:table-cell>
          <table:table-cell office:value-type="float" office:value="1">
            <text:p>1</text:p>
          </table:table-cell>
          <table:table-cell office:value-type="float" office:value="218">
            <text:p>218</text:p>
          </table:table-cell>
          <table:table-cell office:value-type="float" office:value="170">
            <text:p>170</text:p>
          </table:table-cell>
          <table:table-cell office:value-type="float" office:value="140">
            <text:p>140</text:p>
          </table:table-cell>
          <table:table-cell office:value-type="float" office:value="2464">
            <text:p>2464</text:p>
          </table:table-cell>
          <table:table-cell table:formula="of:=SUM([.D53:.F53])" office:value-type="float" office:value="528">
            <text:p>528</text:p>
          </table:table-cell>
          <table:table-cell table:formula="of:=SQRT([.C53]*[.E53]*[.F53]^1.2)" office:value-type="float" office:value="252.872313622703">
            <text:p>253</text:p>
          </table:table-cell>
          <table:table-cell table:formula="of:=[.D53]^2*[.E53]*[.F53]/1000000" office:value-type="float" office:value="1131.0712">
            <text:p>1131</text:p>
          </table:table-cell>
          <table:table-cell office:value-type="float" office:value="7.5">
            <text:p>7,5</text:p>
          </table:table-cell>
          <table:table-cell table:style-name="ce17" table:formula="of:=[.D53]/MAX([.D$1:.D$1000])" office:value-type="percentage" office:value="0.726666666666667">
            <text:p>73%</text:p>
          </table:table-cell>
          <table:table-cell table:style-name="ce17" table:formula="of:=[.E53]/MAX([.E$1:.E$1000])" office:value-type="percentage" office:value="0.429292929292929">
            <text:p>43%</text:p>
          </table:table-cell>
          <table:table-cell table:style-name="ce17" table:formula="of:=[.F53]/MAX([.F$1:.F$1000])" office:value-type="percentage" office:value="0.274509803921569">
            <text:p>27%</text:p>
          </table:table-cell>
          <table:table-cell table:style-name="ce17" table:formula="of:=[.H53]/MAX([.H$1:.H$1000])" office:value-type="percentage" office:value="0.608294930875576">
            <text:p>61%</text:p>
          </table:table-cell>
          <table:table-cell table:style-name="ce17" table:formula="of:=[.I53]/MAX([.I$1:.I$1000])" office:value-type="percentage" office:value="0.396681032776283">
            <text:p>40%</text:p>
          </table:table-cell>
          <table:table-cell table:style-name="ce17" table:formula="of:=[.J53]/MAX([.J$1:.J$1000])" office:value-type="percentage" office:value="0.357782206279616">
            <text:p>36%</text:p>
          </table:table-cell>
          <table:table-cell table:style-name="ce18" table:formula="of:=PERCENTRANK([.D$1:.D$1000]; [.D53])" office:value-type="percentage" office:value="0.864">
            <text:p>86,4%</text:p>
          </table:table-cell>
          <table:table-cell table:style-name="ce18" table:formula="of:=PERCENTRANK([.E$1:.E$1000]; [.E53])" office:value-type="percentage" office:value="0.644">
            <text:p>64,4%</text:p>
          </table:table-cell>
          <table:table-cell table:style-name="ce18" table:formula="of:=PERCENTRANK([.F$1:.F$1000]; [.F53])" office:value-type="percentage" office:value="0.6">
            <text:p>60,0%</text:p>
          </table:table-cell>
          <table:table-cell table:style-name="ce18" table:formula="of:=PERCENTRANK([.G$1:.G$1000]; [.G53])" office:value-type="percentage" office:value="0.796">
            <text:p>79,6%</text:p>
          </table:table-cell>
          <table:table-cell table:style-name="ce18" table:formula="of:=PERCENTRANK([.H$1:.H$1000]; [.H53])" office:value-type="percentage" office:value="0.7">
            <text:p>70,0%</text:p>
          </table:table-cell>
          <table:table-cell table:style-name="ce18" table:formula="of:=PERCENTRANK([.I$1:.I$1000]; [.I53])" office:value-type="percentage" office:value="0.692">
            <text:p>69,2%</text:p>
          </table:table-cell>
          <table:table-cell table:style-name="ce18" table:formula="of:=PERCENTRANK([.J$1:.J$1000]; [.J53])" office:value-type="percentage" office:value="0.796">
            <text:p>79,6%</text:p>
          </table:table-cell>
          <table:table-cell table:number-columns-repeated="999"/>
        </table:table-row>
        <table:table-row table:style-name="ro3">
          <table:table-cell office:value-type="float" office:value="91">
            <text:p>91</text:p>
          </table:table-cell>
          <table:table-cell office:value-type="string">
            <text:p>Cloyster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23">
            <text:p>323</text:p>
          </table:table-cell>
          <table:table-cell office:value-type="float" office:value="100">
            <text:p>100</text:p>
          </table:table-cell>
          <table:table-cell office:value-type="float" office:value="2475">
            <text:p>2475</text:p>
          </table:table-cell>
          <table:table-cell table:formula="of:=SUM([.D54:.F54])" office:value-type="float" office:value="609">
            <text:p>609</text:p>
          </table:table-cell>
          <table:table-cell table:formula="of:=SQRT([.C54]*[.E54]*[.F54]^1.2)" office:value-type="float" office:value="284.84018631113">
            <text:p>285</text:p>
          </table:table-cell>
          <table:table-cell table:formula="of:=[.D54]^2*[.E54]*[.F54]/1000000" office:value-type="float" office:value="1117.4508">
            <text:p>1117</text:p>
          </table:table-cell>
          <table:table-cell office:value-type="float" office:value="8.5">
            <text:p>8,5</text:p>
          </table:table-cell>
          <table:table-cell table:style-name="ce17" table:formula="of:=[.D54]/MAX([.D$1:.D$1000])" office:value-type="percentage" office:value="0.62">
            <text:p>62%</text:p>
          </table:table-cell>
          <table:table-cell table:style-name="ce17" table:formula="of:=[.E54]/MAX([.E$1:.E$1000])" office:value-type="percentage" office:value="0.815656565656566">
            <text:p>82%</text:p>
          </table:table-cell>
          <table:table-cell table:style-name="ce17" table:formula="of:=[.F54]/MAX([.F$1:.F$1000])" office:value-type="percentage" office:value="0.196078431372549">
            <text:p>20%</text:p>
          </table:table-cell>
          <table:table-cell table:style-name="ce17" table:formula="of:=[.H54]/MAX([.H$1:.H$1000])" office:value-type="percentage" office:value="0.701612903225807">
            <text:p>70%</text:p>
          </table:table-cell>
          <table:table-cell table:style-name="ce17" table:formula="of:=[.I54]/MAX([.I$1:.I$1000])" office:value-type="percentage" office:value="0.446829064294777">
            <text:p>45%</text:p>
          </table:table-cell>
          <table:table-cell table:style-name="ce17" table:formula="of:=[.J54]/MAX([.J$1:.J$1000])" office:value-type="percentage" office:value="0.353473780105904">
            <text:p>35%</text:p>
          </table:table-cell>
          <table:table-cell table:style-name="ce18" table:formula="of:=PERCENTRANK([.D$1:.D$1000]; [.D54])" office:value-type="percentage" office:value="0.712">
            <text:p>71,2%</text:p>
          </table:table-cell>
          <table:table-cell table:style-name="ce18" table:formula="of:=PERCENTRANK([.E$1:.E$1000]; [.E54])" office:value-type="percentage" office:value="0.988">
            <text:p>98,8%</text:p>
          </table:table-cell>
          <table:table-cell table:style-name="ce18" table:formula="of:=PERCENTRANK([.F$1:.F$1000]; [.F54])" office:value-type="percentage" office:value="0.252">
            <text:p>25,2%</text:p>
          </table:table-cell>
          <table:table-cell table:style-name="ce18" table:formula="of:=PERCENTRANK([.G$1:.G$1000]; [.G54])" office:value-type="percentage" office:value="0.804">
            <text:p>80,4%</text:p>
          </table:table-cell>
          <table:table-cell table:style-name="ce18" table:formula="of:=PERCENTRANK([.H$1:.H$1000]; [.H54])" office:value-type="percentage" office:value="0.92">
            <text:p>92,0%</text:p>
          </table:table-cell>
          <table:table-cell table:style-name="ce18" table:formula="of:=PERCENTRANK([.I$1:.I$1000]; [.I54])" office:value-type="percentage" office:value="0.812">
            <text:p>81,2%</text:p>
          </table:table-cell>
          <table:table-cell table:style-name="ce18" table:formula="of:=PERCENTRANK([.J$1:.J$1000]; [.J54])" office:value-type="percentage" office:value="0.792">
            <text:p>79,2%</text:p>
          </table:table-cell>
          <table:table-cell table:number-columns-repeated="999"/>
        </table:table-row>
        <table:table-row table:style-name="ro3">
          <table:table-cell office:value-type="float" office:value="62">
            <text:p>62</text:p>
          </table:table-cell>
          <table:table-cell office:value-type="string">
            <text:p>Poliwrath</text:p>
          </table:table-cell>
          <table:table-cell office:value-type="float" office:value="1">
            <text:p>1</text:p>
          </table:table-cell>
          <table:table-cell office:value-type="float" office:value="182">
            <text:p>182</text:p>
          </table:table-cell>
          <table:table-cell office:value-type="float" office:value="187">
            <text:p>187</text:p>
          </table:table-cell>
          <table:table-cell office:value-type="float" office:value="180">
            <text:p>180</text:p>
          </table:table-cell>
          <table:table-cell office:value-type="float" office:value="2441">
            <text:p>2441</text:p>
          </table:table-cell>
          <table:table-cell table:formula="of:=SUM([.D55:.F55])" office:value-type="float" office:value="549">
            <text:p>549</text:p>
          </table:table-cell>
          <table:table-cell table:formula="of:=SQRT([.C55]*[.E55]*[.F55]^1.2)" office:value-type="float" office:value="308.378652449637">
            <text:p>308</text:p>
          </table:table-cell>
          <table:table-cell table:formula="of:=[.D55]^2*[.E55]*[.F55]/1000000" office:value-type="float" office:value="1114.95384">
            <text:p>1115</text:p>
          </table:table-cell>
          <table:table-cell office:value-type="float" office:value="8.5">
            <text:p>8,5</text:p>
          </table:table-cell>
          <table:table-cell table:style-name="ce17" table:formula="of:=[.D55]/MAX([.D$1:.D$1000])" office:value-type="percentage" office:value="0.606666666666667">
            <text:p>61%</text:p>
          </table:table-cell>
          <table:table-cell table:style-name="ce17" table:formula="of:=[.E55]/MAX([.E$1:.E$1000])" office:value-type="percentage" office:value="0.472222222222222">
            <text:p>47%</text:p>
          </table:table-cell>
          <table:table-cell table:style-name="ce17" table:formula="of:=[.F55]/MAX([.F$1:.F$1000])" office:value-type="percentage" office:value="0.352941176470588">
            <text:p>35%</text:p>
          </table:table-cell>
          <table:table-cell table:style-name="ce17" table:formula="of:=[.H55]/MAX([.H$1:.H$1000])" office:value-type="percentage" office:value="0.632488479262673">
            <text:p>63%</text:p>
          </table:table-cell>
          <table:table-cell table:style-name="ce17" table:formula="of:=[.I55]/MAX([.I$1:.I$1000])" office:value-type="percentage" office:value="0.483753877944894">
            <text:p>48%</text:p>
          </table:table-cell>
          <table:table-cell table:style-name="ce17" table:formula="of:=[.J55]/MAX([.J$1:.J$1000])" office:value-type="percentage" office:value="0.352683937823834">
            <text:p>35%</text:p>
          </table:table-cell>
          <table:table-cell table:style-name="ce18" table:formula="of:=PERCENTRANK([.D$1:.D$1000]; [.D55])" office:value-type="percentage" office:value="0.684">
            <text:p>68,4%</text:p>
          </table:table-cell>
          <table:table-cell table:style-name="ce18" table:formula="of:=PERCENTRANK([.E$1:.E$1000]; [.E55])" office:value-type="percentage" office:value="0.748">
            <text:p>74,8%</text:p>
          </table:table-cell>
          <table:table-cell table:style-name="ce18" table:formula="of:=PERCENTRANK([.F$1:.F$1000]; [.F55])" office:value-type="percentage" office:value="0.8">
            <text:p>80,0%</text:p>
          </table:table-cell>
          <table:table-cell table:style-name="ce18" table:formula="of:=PERCENTRANK([.G$1:.G$1000]; [.G55])" office:value-type="percentage" office:value="0.788">
            <text:p>78,8%</text:p>
          </table:table-cell>
          <table:table-cell table:style-name="ce18" table:formula="of:=PERCENTRANK([.H$1:.H$1000]; [.H55])" office:value-type="percentage" office:value="0.796">
            <text:p>79,6%</text:p>
          </table:table-cell>
          <table:table-cell table:style-name="ce18" table:formula="of:=PERCENTRANK([.I$1:.I$1000]; [.I55])" office:value-type="percentage" office:value="0.9">
            <text:p>90,0%</text:p>
          </table:table-cell>
          <table:table-cell table:style-name="ce18" table:formula="of:=PERCENTRANK([.J$1:.J$1000]; [.J55])" office:value-type="percentage" office:value="0.788">
            <text:p>78,8%</text:p>
          </table:table-cell>
          <table:table-cell table:number-columns-repeated="999"/>
        </table:table-row>
        <table:table-row table:style-name="ro3">
          <table:table-cell office:value-type="float" office:value="210">
            <text:p>210</text:p>
          </table:table-cell>
          <table:table-cell office:value-type="string">
            <text:p>Granbull</text:p>
          </table:table-cell>
          <table:table-cell office:value-type="float" office:value="1">
            <text:p>1</text:p>
          </table:table-cell>
          <table:table-cell office:value-type="float" office:value="212">
            <text:p>212</text:p>
          </table:table-cell>
          <table:table-cell office:value-type="float" office:value="137">
            <text:p>137</text:p>
          </table:table-cell>
          <table:table-cell office:value-type="float" office:value="180">
            <text:p>180</text:p>
          </table:table-cell>
          <table:table-cell office:value-type="float" office:value="2440">
            <text:p>2440</text:p>
          </table:table-cell>
          <table:table-cell table:formula="of:=SUM([.D56:.F56])" office:value-type="float" office:value="529">
            <text:p>529</text:p>
          </table:table-cell>
          <table:table-cell table:formula="of:=SQRT([.C56]*[.E56]*[.F56]^1.2)" office:value-type="float" office:value="263.951288654177">
            <text:p>264</text:p>
          </table:table-cell>
          <table:table-cell table:formula="of:=[.D56]^2*[.E56]*[.F56]/1000000" office:value-type="float" office:value="1108.31904">
            <text:p>1108</text:p>
          </table:table-cell>
          <table:table-cell office:value-type="float" office:value="7.5">
            <text:p>7,5</text:p>
          </table:table-cell>
          <table:table-cell table:style-name="ce17" table:formula="of:=[.D56]/MAX([.D$1:.D$1000])" office:value-type="percentage" office:value="0.706666666666667">
            <text:p>71%</text:p>
          </table:table-cell>
          <table:table-cell table:style-name="ce17" table:formula="of:=[.E56]/MAX([.E$1:.E$1000])" office:value-type="percentage" office:value="0.345959595959596">
            <text:p>35%</text:p>
          </table:table-cell>
          <table:table-cell table:style-name="ce17" table:formula="of:=[.F56]/MAX([.F$1:.F$1000])" office:value-type="percentage" office:value="0.352941176470588">
            <text:p>35%</text:p>
          </table:table-cell>
          <table:table-cell table:style-name="ce17" table:formula="of:=[.H56]/MAX([.H$1:.H$1000])" office:value-type="percentage" office:value="0.609447004608295">
            <text:p>61%</text:p>
          </table:table-cell>
          <table:table-cell table:style-name="ce17" table:formula="of:=[.I56]/MAX([.I$1:.I$1000])" office:value-type="percentage" office:value="0.414060631177652">
            <text:p>41%</text:p>
          </table:table-cell>
          <table:table-cell table:style-name="ce17" table:formula="of:=[.J56]/MAX([.J$1:.J$1000])" office:value-type="percentage" office:value="0.350585207538575">
            <text:p>35%</text:p>
          </table:table-cell>
          <table:table-cell table:style-name="ce18" table:formula="of:=PERCENTRANK([.D$1:.D$1000]; [.D56])" office:value-type="percentage" office:value="0.856">
            <text:p>85,6%</text:p>
          </table:table-cell>
          <table:table-cell table:style-name="ce18" table:formula="of:=PERCENTRANK([.E$1:.E$1000]; [.E56])" office:value-type="percentage" office:value="0.404">
            <text:p>40,4%</text:p>
          </table:table-cell>
          <table:table-cell table:style-name="ce18" table:formula="of:=PERCENTRANK([.F$1:.F$1000]; [.F56])" office:value-type="percentage" office:value="0.8">
            <text:p>80,0%</text:p>
          </table:table-cell>
          <table:table-cell table:style-name="ce18" table:formula="of:=PERCENTRANK([.G$1:.G$1000]; [.G56])" office:value-type="percentage" office:value="0.784">
            <text:p>78,4%</text:p>
          </table:table-cell>
          <table:table-cell table:style-name="ce18" table:formula="of:=PERCENTRANK([.H$1:.H$1000]; [.H56])" office:value-type="percentage" office:value="0.708">
            <text:p>70,8%</text:p>
          </table:table-cell>
          <table:table-cell table:style-name="ce18" table:formula="of:=PERCENTRANK([.I$1:.I$1000]; [.I56])" office:value-type="percentage" office:value="0.724">
            <text:p>72,4%</text:p>
          </table:table-cell>
          <table:table-cell table:style-name="ce18" table:formula="of:=PERCENTRANK([.J$1:.J$1000]; [.J56])" office:value-type="percentage" office:value="0.784">
            <text:p>78,4%</text:p>
          </table:table-cell>
          <table:table-cell table:number-columns-repeated="999"/>
        </table:table-row>
        <table:table-row table:style-name="ro3">
          <table:table-cell office:value-type="float" office:value="230">
            <text:p>230</text:p>
          </table:table-cell>
          <table:table-cell office:value-type="string">
            <text:p>Kingdra</text:p>
          </table:table-cell>
          <table:table-cell office:value-type="float" office:value="1">
            <text:p>1</text:p>
          </table:table-cell>
          <table:table-cell table:number-columns-repeated="2" office:value-type="float" office:value="194">
            <text:p>194</text:p>
          </table:table-cell>
          <table:table-cell office:value-type="float" office:value="150">
            <text:p>150</text:p>
          </table:table-cell>
          <table:table-cell office:value-type="float" office:value="2424">
            <text:p>2424</text:p>
          </table:table-cell>
          <table:table-cell table:formula="of:=SUM([.D57:.F57])" office:value-type="float" office:value="538">
            <text:p>538</text:p>
          </table:table-cell>
          <table:table-cell table:formula="of:=SQRT([.C57]*[.E57]*[.F57]^1.2)" office:value-type="float" office:value="281.550057517515">
            <text:p>282</text:p>
          </table:table-cell>
          <table:table-cell table:formula="of:=[.D57]^2*[.E57]*[.F57]/1000000" office:value-type="float" office:value="1095.2076">
            <text:p>1095</text:p>
          </table:table-cell>
          <table:table-cell office:value-type="float" office:value="7.5">
            <text:p>7,5</text:p>
          </table:table-cell>
          <table:table-cell table:style-name="ce17" table:formula="of:=[.D57]/MAX([.D$1:.D$1000])" office:value-type="percentage" office:value="0.646666666666667">
            <text:p>65%</text:p>
          </table:table-cell>
          <table:table-cell table:style-name="ce17" table:formula="of:=[.E57]/MAX([.E$1:.E$1000])" office:value-type="percentage" office:value="0.48989898989899">
            <text:p>49%</text:p>
          </table:table-cell>
          <table:table-cell table:style-name="ce17" table:formula="of:=[.F57]/MAX([.F$1:.F$1000])" office:value-type="percentage" office:value="0.294117647058823">
            <text:p>29%</text:p>
          </table:table-cell>
          <table:table-cell table:style-name="ce17" table:formula="of:=[.H57]/MAX([.H$1:.H$1000])" office:value-type="percentage" office:value="0.619815668202765">
            <text:p>62%</text:p>
          </table:table-cell>
          <table:table-cell table:style-name="ce17" table:formula="of:=[.I57]/MAX([.I$1:.I$1000])" office:value-type="percentage" office:value="0.441667836206495">
            <text:p>44%</text:p>
          </table:table-cell>
          <table:table-cell table:style-name="ce17" table:formula="of:=[.J57]/MAX([.J$1:.J$1000])" office:value-type="percentage" office:value="0.346437776385963">
            <text:p>35%</text:p>
          </table:table-cell>
          <table:table-cell table:style-name="ce18" table:formula="of:=PERCENTRANK([.D$1:.D$1000]; [.D57])" office:value-type="percentage" office:value="0.768">
            <text:p>76,8%</text:p>
          </table:table-cell>
          <table:table-cell table:style-name="ce18" table:formula="of:=PERCENTRANK([.E$1:.E$1000]; [.E57])" office:value-type="percentage" office:value="0.78">
            <text:p>78,0%</text:p>
          </table:table-cell>
          <table:table-cell table:style-name="ce18" table:formula="of:=PERCENTRANK([.F$1:.F$1000]; [.F57])" office:value-type="percentage" office:value="0.66">
            <text:p>66,0%</text:p>
          </table:table-cell>
          <table:table-cell table:style-name="ce18" table:formula="of:=PERCENTRANK([.G$1:.G$1000]; [.G57])" office:value-type="percentage" office:value="0.776">
            <text:p>77,6%</text:p>
          </table:table-cell>
          <table:table-cell table:style-name="ce18" table:formula="of:=PERCENTRANK([.H$1:.H$1000]; [.H57])" office:value-type="percentage" office:value="0.748">
            <text:p>74,8%</text:p>
          </table:table-cell>
          <table:table-cell table:style-name="ce18" table:formula="of:=PERCENTRANK([.I$1:.I$1000]; [.I57])" office:value-type="percentage" office:value="0.792">
            <text:p>79,2%</text:p>
          </table:table-cell>
          <table:table-cell table:style-name="ce18" table:formula="of:=PERCENTRANK([.J$1:.J$1000]; [.J57])" office:value-type="percentage" office:value="0.78">
            <text:p>78,0%</text:p>
          </table:table-cell>
          <table:table-cell table:number-columns-repeated="999"/>
        </table:table-row>
        <table:table-row table:style-name="ro3">
          <table:table-cell office:value-type="float" office:value="208">
            <text:p>208</text:p>
          </table:table-cell>
          <table:table-cell office:value-type="string">
            <text:p>Steelix</text:p>
          </table:table-cell>
          <table:table-cell office:value-type="float" office:value="1">
            <text:p>1</text:p>
          </table:table-cell>
          <table:table-cell office:value-type="float" office:value="148">
            <text:p>148</text:p>
          </table:table-cell>
          <table:table-cell office:value-type="float" office:value="333">
            <text:p>333</text:p>
          </table:table-cell>
          <table:table-cell office:value-type="float" office:value="150">
            <text:p>150</text:p>
          </table:table-cell>
          <table:table-cell office:value-type="float" office:value="2439">
            <text:p>2439</text:p>
          </table:table-cell>
          <table:table-cell table:formula="of:=SUM([.D58:.F58])" office:value-type="float" office:value="631">
            <text:p>631</text:p>
          </table:table-cell>
          <table:table-cell table:formula="of:=SQRT([.C58]*[.E58]*[.F58]^1.2)" office:value-type="float" office:value="368.873003722096">
            <text:p>369</text:p>
          </table:table-cell>
          <table:table-cell table:formula="of:=[.D58]^2*[.E58]*[.F58]/1000000" office:value-type="float" office:value="1094.1048">
            <text:p>1094</text:p>
          </table:table-cell>
          <table:table-cell office:value-type="float" office:value="8.5">
            <text:p>8,5</text:p>
          </table:table-cell>
          <table:table-cell table:style-name="ce17" table:formula="of:=[.D58]/MAX([.D$1:.D$1000])" office:value-type="percentage" office:value="0.493333333333333">
            <text:p>49%</text:p>
          </table:table-cell>
          <table:table-cell table:style-name="ce17" table:formula="of:=[.E58]/MAX([.E$1:.E$1000])" office:value-type="percentage" office:value="0.840909090909091">
            <text:p>84%</text:p>
          </table:table-cell>
          <table:table-cell table:style-name="ce17" table:formula="of:=[.F58]/MAX([.F$1:.F$1000])" office:value-type="percentage" office:value="0.294117647058823">
            <text:p>29%</text:p>
          </table:table-cell>
          <table:table-cell table:style-name="ce17" table:formula="of:=[.H58]/MAX([.H$1:.H$1000])" office:value-type="percentage" office:value="0.726958525345622">
            <text:p>73%</text:p>
          </table:table-cell>
          <table:table-cell table:style-name="ce17" table:formula="of:=[.I58]/MAX([.I$1:.I$1000])" office:value-type="percentage" office:value="0.578651422860369">
            <text:p>58%</text:p>
          </table:table-cell>
          <table:table-cell table:style-name="ce17" table:formula="of:=[.J58]/MAX([.J$1:.J$1000])" office:value-type="percentage" office:value="0.346088936969766">
            <text:p>35%</text:p>
          </table:table-cell>
          <table:table-cell table:style-name="ce18" table:formula="of:=PERCENTRANK([.D$1:.D$1000]; [.D58])" office:value-type="percentage" office:value="0.436">
            <text:p>43,6%</text:p>
          </table:table-cell>
          <table:table-cell table:style-name="ce18" table:formula="of:=PERCENTRANK([.E$1:.E$1000]; [.E58])" office:value-type="percentage" office:value="0.996">
            <text:p>99,6%</text:p>
          </table:table-cell>
          <table:table-cell table:style-name="ce18" table:formula="of:=PERCENTRANK([.F$1:.F$1000]; [.F58])" office:value-type="percentage" office:value="0.66">
            <text:p>66,0%</text:p>
          </table:table-cell>
          <table:table-cell table:style-name="ce18" table:formula="of:=PERCENTRANK([.G$1:.G$1000]; [.G58])" office:value-type="percentage" office:value="0.78">
            <text:p>78,0%</text:p>
          </table:table-cell>
          <table:table-cell table:style-name="ce18" table:formula="of:=PERCENTRANK([.H$1:.H$1000]; [.H58])" office:value-type="percentage" office:value="0.952">
            <text:p>95,2%</text:p>
          </table:table-cell>
          <table:table-cell table:style-name="ce18" table:formula="of:=PERCENTRANK([.I$1:.I$1000]; [.I58])" office:value-type="percentage" office:value="0.98">
            <text:p>98,0%</text:p>
          </table:table-cell>
          <table:table-cell table:style-name="ce18" table:formula="of:=PERCENTRANK([.J$1:.J$1000]; [.J58])" office:value-type="percentage" office:value="0.776">
            <text:p>77,6%</text:p>
          </table:table-cell>
          <table:table-cell table:number-columns-repeated="999"/>
        </table:table-row>
        <table:table-row table:style-name="ro3">
          <table:table-cell office:value-type="float" office:value="106">
            <text:p>106</text:p>
          </table:table-cell>
          <table:table-cell office:value-type="string">
            <text:p>Hitmonlee</text:p>
          </table:table-cell>
          <table:table-cell office:value-type="float" office:value="1">
            <text:p>1</text:p>
          </table:table-cell>
          <table:table-cell office:value-type="float" office:value="224">
            <text:p>224</text:p>
          </table:table-cell>
          <table:table-cell office:value-type="float" office:value="211">
            <text:p>211</text:p>
          </table:table-cell>
          <table:table-cell office:value-type="float" office:value="100">
            <text:p>100</text:p>
          </table:table-cell>
          <table:table-cell office:value-type="float" office:value="2406">
            <text:p>2406</text:p>
          </table:table-cell>
          <table:table-cell table:formula="of:=SUM([.D59:.F59])" office:value-type="float" office:value="535">
            <text:p>535</text:p>
          </table:table-cell>
          <table:table-cell table:formula="of:=SQRT([.C59]*[.E59]*[.F59]^1.2)" office:value-type="float" office:value="230.219034193205">
            <text:p>230</text:p>
          </table:table-cell>
          <table:table-cell table:formula="of:=[.D59]^2*[.E59]*[.F59]/1000000" office:value-type="float" office:value="1058.7136">
            <text:p>1059</text:p>
          </table:table-cell>
          <table:table-cell office:value-type="float" office:value="5.5">
            <text:p>5,5</text:p>
          </table:table-cell>
          <table:table-cell table:style-name="ce17" table:formula="of:=[.D59]/MAX([.D$1:.D$1000])" office:value-type="percentage" office:value="0.746666666666667">
            <text:p>75%</text:p>
          </table:table-cell>
          <table:table-cell table:style-name="ce17" table:formula="of:=[.E59]/MAX([.E$1:.E$1000])" office:value-type="percentage" office:value="0.532828282828283">
            <text:p>53%</text:p>
          </table:table-cell>
          <table:table-cell table:style-name="ce17" table:formula="of:=[.F59]/MAX([.F$1:.F$1000])" office:value-type="percentage" office:value="0.196078431372549">
            <text:p>20%</text:p>
          </table:table-cell>
          <table:table-cell table:style-name="ce17" table:formula="of:=[.H59]/MAX([.H$1:.H$1000])" office:value-type="percentage" office:value="0.616359447004608">
            <text:p>62%</text:p>
          </table:table-cell>
          <table:table-cell table:style-name="ce17" table:formula="of:=[.I59]/MAX([.I$1:.I$1000])" office:value-type="percentage" office:value="0.361144812337098">
            <text:p>36%</text:p>
          </table:table-cell>
          <table:table-cell table:style-name="ce17" table:formula="of:=[.J59]/MAX([.J$1:.J$1000])" office:value-type="percentage" office:value="0.334893937380984">
            <text:p>33%</text:p>
          </table:table-cell>
          <table:table-cell table:style-name="ce18" table:formula="of:=PERCENTRANK([.D$1:.D$1000]; [.D59])" office:value-type="percentage" office:value="0.904">
            <text:p>90,4%</text:p>
          </table:table-cell>
          <table:table-cell table:style-name="ce18" table:formula="of:=PERCENTRANK([.E$1:.E$1000]; [.E59])" office:value-type="percentage" office:value="0.9">
            <text:p>90,0%</text:p>
          </table:table-cell>
          <table:table-cell table:style-name="ce18" table:formula="of:=PERCENTRANK([.F$1:.F$1000]; [.F59])" office:value-type="percentage" office:value="0.252">
            <text:p>25,2%</text:p>
          </table:table-cell>
          <table:table-cell table:style-name="ce18" table:formula="of:=PERCENTRANK([.G$1:.G$1000]; [.G59])" office:value-type="percentage" office:value="0.772">
            <text:p>77,2%</text:p>
          </table:table-cell>
          <table:table-cell table:style-name="ce18" table:formula="of:=PERCENTRANK([.H$1:.H$1000]; [.H59])" office:value-type="percentage" office:value="0.736">
            <text:p>73,6%</text:p>
          </table:table-cell>
          <table:table-cell table:style-name="ce18" table:formula="of:=PERCENTRANK([.I$1:.I$1000]; [.I59])" office:value-type="percentage" office:value="0.592">
            <text:p>59,2%</text:p>
          </table:table-cell>
          <table:table-cell table:style-name="ce18" table:formula="of:=PERCENTRANK([.J$1:.J$1000]; [.J59])" office:value-type="percentage" office:value="0.772">
            <text:p>77,2%</text:p>
          </table:table-cell>
          <table:table-cell table:number-columns-repeated="999"/>
        </table:table-row>
        <table:table-row table:style-name="ro3">
          <table:table-cell office:value-type="float" office:value="34">
            <text:p>34</text:p>
          </table:table-cell>
          <table:table-cell office:value-type="string">
            <text:p>Nidoking</text:p>
          </table:table-cell>
          <table:table-cell office:value-type="float" office:value="1">
            <text:p>1</text:p>
          </table:table-cell>
          <table:table-cell office:value-type="float" office:value="204">
            <text:p>204</text:p>
          </table:table-cell>
          <table:table-cell office:value-type="float" office:value="157">
            <text:p>157</text:p>
          </table:table-cell>
          <table:table-cell office:value-type="float" office:value="162">
            <text:p>162</text:p>
          </table:table-cell>
          <table:table-cell office:value-type="float" office:value="2386">
            <text:p>2386</text:p>
          </table:table-cell>
          <table:table-cell table:formula="of:=SUM([.D60:.F60])" office:value-type="float" office:value="523">
            <text:p>523</text:p>
          </table:table-cell>
          <table:table-cell table:formula="of:=SQRT([.C60]*[.E60]*[.F60]^1.2)" office:value-type="float" office:value="265.252102464578">
            <text:p>265</text:p>
          </table:table-cell>
          <table:table-cell table:formula="of:=[.D60]^2*[.E60]*[.F60]/1000000" office:value-type="float" office:value="1058.461344">
            <text:p>1058</text:p>
          </table:table-cell>
          <table:table-cell office:value-type="float" office:value="7.5">
            <text:p>7,5</text:p>
          </table:table-cell>
          <table:table-cell table:style-name="ce17" table:formula="of:=[.D60]/MAX([.D$1:.D$1000])" office:value-type="percentage" office:value="0.68">
            <text:p>68%</text:p>
          </table:table-cell>
          <table:table-cell table:style-name="ce17" table:formula="of:=[.E60]/MAX([.E$1:.E$1000])" office:value-type="percentage" office:value="0.396464646464646">
            <text:p>40%</text:p>
          </table:table-cell>
          <table:table-cell table:style-name="ce17" table:formula="of:=[.F60]/MAX([.F$1:.F$1000])" office:value-type="percentage" office:value="0.317647058823529">
            <text:p>32%</text:p>
          </table:table-cell>
          <table:table-cell table:style-name="ce17" table:formula="of:=[.H60]/MAX([.H$1:.H$1000])" office:value-type="percentage" office:value="0.602534562211982">
            <text:p>60%</text:p>
          </table:table-cell>
          <table:table-cell table:style-name="ce17" table:formula="of:=[.I60]/MAX([.I$1:.I$1000])" office:value-type="percentage" office:value="0.416101219007798">
            <text:p>42%</text:p>
          </table:table-cell>
          <table:table-cell table:style-name="ce17" table:formula="of:=[.J60]/MAX([.J$1:.J$1000])" office:value-type="percentage" office:value="0.334814143369584">
            <text:p>33%</text:p>
          </table:table-cell>
          <table:table-cell table:style-name="ce18" table:formula="of:=PERCENTRANK([.D$1:.D$1000]; [.D60])" office:value-type="percentage" office:value="0.804">
            <text:p>80,4%</text:p>
          </table:table-cell>
          <table:table-cell table:style-name="ce18" table:formula="of:=PERCENTRANK([.E$1:.E$1000]; [.E60])" office:value-type="percentage" office:value="0.556">
            <text:p>55,6%</text:p>
          </table:table-cell>
          <table:table-cell table:style-name="ce18" table:formula="of:=PERCENTRANK([.F$1:.F$1000]; [.F60])" office:value-type="percentage" office:value="0.772">
            <text:p>77,2%</text:p>
          </table:table-cell>
          <table:table-cell table:style-name="ce18" table:formula="of:=PERCENTRANK([.G$1:.G$1000]; [.G60])" office:value-type="percentage" office:value="0.768">
            <text:p>76,8%</text:p>
          </table:table-cell>
          <table:table-cell table:style-name="ce18" table:formula="of:=PERCENTRANK([.H$1:.H$1000]; [.H60])" office:value-type="percentage" office:value="0.688">
            <text:p>68,8%</text:p>
          </table:table-cell>
          <table:table-cell table:style-name="ce18" table:formula="of:=PERCENTRANK([.I$1:.I$1000]; [.I60])" office:value-type="percentage" office:value="0.74">
            <text:p>74,0%</text:p>
          </table:table-cell>
          <table:table-cell table:style-name="ce18" table:formula="of:=PERCENTRANK([.J$1:.J$1000]; [.J60])" office:value-type="percentage" office:value="0.768">
            <text:p>76,8%</text:p>
          </table:table-cell>
          <table:table-cell table:number-columns-repeated="999"/>
        </table:table-row>
        <table:table-row table:style-name="ro3">
          <table:table-cell office:value-type="float" office:value="186">
            <text:p>186</text:p>
          </table:table-cell>
          <table:table-cell office:value-type="string">
            <text:p>Politoed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">
            <text:p>192</text:p>
          </table:table-cell>
          <table:table-cell office:value-type="float" office:value="180">
            <text:p>180</text:p>
          </table:table-cell>
          <table:table-cell office:value-type="float" office:value="2371">
            <text:p>2371</text:p>
          </table:table-cell>
          <table:table-cell table:formula="of:=SUM([.D61:.F61])" office:value-type="float" office:value="546">
            <text:p>546</text:p>
          </table:table-cell>
          <table:table-cell table:formula="of:=SQRT([.C61]*[.E61]*[.F61]^1.2)" office:value-type="float" office:value="312.474165871515">
            <text:p>312</text:p>
          </table:table-cell>
          <table:table-cell table:formula="of:=[.D61]^2*[.E61]*[.F61]/1000000" office:value-type="float" office:value="1046.33856">
            <text:p>1046</text:p>
          </table:table-cell>
          <table:table-cell office:value-type="float" office:value="7.5">
            <text:p>7,5</text:p>
          </table:table-cell>
          <table:table-cell table:style-name="ce17" table:formula="of:=[.D61]/MAX([.D$1:.D$1000])" office:value-type="percentage" office:value="0.58">
            <text:p>58%</text:p>
          </table:table-cell>
          <table:table-cell table:style-name="ce17" table:formula="of:=[.E61]/MAX([.E$1:.E$1000])" office:value-type="percentage" office:value="0.484848484848485">
            <text:p>48%</text:p>
          </table:table-cell>
          <table:table-cell table:style-name="ce17" table:formula="of:=[.F61]/MAX([.F$1:.F$1000])" office:value-type="percentage" office:value="0.352941176470588">
            <text:p>35%</text:p>
          </table:table-cell>
          <table:table-cell table:style-name="ce17" table:formula="of:=[.H61]/MAX([.H$1:.H$1000])" office:value-type="percentage" office:value="0.629032258064516">
            <text:p>63%</text:p>
          </table:table-cell>
          <table:table-cell table:style-name="ce17" table:formula="of:=[.I61]/MAX([.I$1:.I$1000])" office:value-type="percentage" office:value="0.490178513646072">
            <text:p>49%</text:p>
          </table:table-cell>
          <table:table-cell table:style-name="ce17" table:formula="of:=[.J61]/MAX([.J$1:.J$1000])" office:value-type="percentage" office:value="0.330979445425041">
            <text:p>33%</text:p>
          </table:table-cell>
          <table:table-cell table:style-name="ce18" table:formula="of:=PERCENTRANK([.D$1:.D$1000]; [.D61])" office:value-type="percentage" office:value="0.628">
            <text:p>62,8%</text:p>
          </table:table-cell>
          <table:table-cell table:style-name="ce18" table:formula="of:=PERCENTRANK([.E$1:.E$1000]; [.E61])" office:value-type="percentage" office:value="0.776">
            <text:p>77,6%</text:p>
          </table:table-cell>
          <table:table-cell table:style-name="ce18" table:formula="of:=PERCENTRANK([.F$1:.F$1000]; [.F61])" office:value-type="percentage" office:value="0.8">
            <text:p>80,0%</text:p>
          </table:table-cell>
          <table:table-cell table:style-name="ce18" table:formula="of:=PERCENTRANK([.G$1:.G$1000]; [.G61])" office:value-type="percentage" office:value="0.76">
            <text:p>76,0%</text:p>
          </table:table-cell>
          <table:table-cell table:style-name="ce18" table:formula="of:=PERCENTRANK([.H$1:.H$1000]; [.H61])" office:value-type="percentage" office:value="0.788">
            <text:p>78,8%</text:p>
          </table:table-cell>
          <table:table-cell table:style-name="ce18" table:formula="of:=PERCENTRANK([.I$1:.I$1000]; [.I61])" office:value-type="percentage" office:value="0.904">
            <text:p>90,4%</text:p>
          </table:table-cell>
          <table:table-cell table:style-name="ce18" table:formula="of:=PERCENTRANK([.J$1:.J$1000]; [.J61])" office:value-type="percentage" office:value="0.764">
            <text:p>76,4%</text:p>
          </table:table-cell>
          <table:table-cell table:number-columns-repeated="999"/>
        </table:table-row>
        <table:table-row table:style-name="ro3">
          <table:table-cell office:value-type="float" office:value="73">
            <text:p>73</text:p>
          </table:table-cell>
          <table:table-cell office:value-type="string">
            <text:p>Tentacruel</text:p>
          </table:table-cell>
          <table:table-cell office:value-type="float" office:value="1">
            <text:p>1</text:p>
          </table:table-cell>
          <table:table-cell office:value-type="float" office:value="166">
            <text:p>166</text:p>
          </table:table-cell>
          <table:table-cell office:value-type="float" office:value="237">
            <text:p>237</text:p>
          </table:table-cell>
          <table:table-cell office:value-type="float" office:value="160">
            <text:p>160</text:p>
          </table:table-cell>
          <table:table-cell office:value-type="float" office:value="2374">
            <text:p>2374</text:p>
          </table:table-cell>
          <table:table-cell table:formula="of:=SUM([.D62:.F62])" office:value-type="float" office:value="563">
            <text:p>563</text:p>
          </table:table-cell>
          <table:table-cell table:formula="of:=SQRT([.C62]*[.E62]*[.F62]^1.2)" office:value-type="float" office:value="323.479052683815">
            <text:p>323</text:p>
          </table:table-cell>
          <table:table-cell table:formula="of:=[.D62]^2*[.E62]*[.F62]/1000000" office:value-type="float" office:value="1044.92352">
            <text:p>1045</text:p>
          </table:table-cell>
          <table:table-cell office:value-type="float" office:value="8.5">
            <text:p>8,5</text:p>
          </table:table-cell>
          <table:table-cell table:style-name="ce17" table:formula="of:=[.D62]/MAX([.D$1:.D$1000])" office:value-type="percentage" office:value="0.553333333333333">
            <text:p>55%</text:p>
          </table:table-cell>
          <table:table-cell table:style-name="ce17" table:formula="of:=[.E62]/MAX([.E$1:.E$1000])" office:value-type="percentage" office:value="0.598484848484848">
            <text:p>60%</text:p>
          </table:table-cell>
          <table:table-cell table:style-name="ce17" table:formula="of:=[.F62]/MAX([.F$1:.F$1000])" office:value-type="percentage" office:value="0.313725490196078">
            <text:p>31%</text:p>
          </table:table-cell>
          <table:table-cell table:style-name="ce17" table:formula="of:=[.H62]/MAX([.H$1:.H$1000])" office:value-type="percentage" office:value="0.648617511520737">
            <text:p>65%</text:p>
          </table:table-cell>
          <table:table-cell table:style-name="ce17" table:formula="of:=[.I62]/MAX([.I$1:.I$1000])" office:value-type="percentage" office:value="0.507441889789348">
            <text:p>51%</text:p>
          </table:table-cell>
          <table:table-cell table:style-name="ce17" table:formula="of:=[.J62]/MAX([.J$1:.J$1000])" office:value-type="percentage" office:value="0.330531837764998">
            <text:p>33%</text:p>
          </table:table-cell>
          <table:table-cell table:style-name="ce18" table:formula="of:=PERCENTRANK([.D$1:.D$1000]; [.D62])" office:value-type="percentage" office:value="0.564">
            <text:p>56,4%</text:p>
          </table:table-cell>
          <table:table-cell table:style-name="ce18" table:formula="of:=PERCENTRANK([.E$1:.E$1000]; [.E62])" office:value-type="percentage" office:value="0.956">
            <text:p>95,6%</text:p>
          </table:table-cell>
          <table:table-cell table:style-name="ce18" table:formula="of:=PERCENTRANK([.F$1:.F$1000]; [.F62])" office:value-type="percentage" office:value="0.724">
            <text:p>72,4%</text:p>
          </table:table-cell>
          <table:table-cell table:style-name="ce18" table:formula="of:=PERCENTRANK([.G$1:.G$1000]; [.G62])" office:value-type="percentage" office:value="0.764">
            <text:p>76,4%</text:p>
          </table:table-cell>
          <table:table-cell table:style-name="ce18" table:formula="of:=PERCENTRANK([.H$1:.H$1000]; [.H62])" office:value-type="percentage" office:value="0.84">
            <text:p>84,0%</text:p>
          </table:table-cell>
          <table:table-cell table:style-name="ce18" table:formula="of:=PERCENTRANK([.I$1:.I$1000]; [.I62])" office:value-type="percentage" office:value="0.932">
            <text:p>93,2%</text:p>
          </table:table-cell>
          <table:table-cell table:style-name="ce18" table:formula="of:=PERCENTRANK([.J$1:.J$1000]; [.J62])" office:value-type="percentage" office:value="0.76">
            <text:p>76,0%</text:p>
          </table:table-cell>
          <table:table-cell table:number-columns-repeated="999"/>
        </table:table-row>
        <table:table-row table:style-name="ro3">
          <table:table-cell office:value-type="float" office:value="45">
            <text:p>45</text:p>
          </table:table-cell>
          <table:table-cell office:value-type="string">
            <text:p>Vileplume</text:p>
          </table:table-cell>
          <table:table-cell office:value-type="float" office:value="1">
            <text:p>1</text:p>
          </table:table-cell>
          <table:table-cell office:value-type="float" office:value="202">
            <text:p>202</text:p>
          </table:table-cell>
          <table:table-cell office:value-type="float" office:value="170">
            <text:p>170</text:p>
          </table:table-cell>
          <table:table-cell office:value-type="float" office:value="150">
            <text:p>150</text:p>
          </table:table-cell>
          <table:table-cell office:value-type="float" office:value="2367">
            <text:p>2367</text:p>
          </table:table-cell>
          <table:table-cell table:formula="of:=SUM([.D63:.F63])" office:value-type="float" office:value="522">
            <text:p>522</text:p>
          </table:table-cell>
          <table:table-cell table:formula="of:=SQRT([.C63]*[.E63]*[.F63]^1.2)" office:value-type="float" office:value="263.559828405961">
            <text:p>264</text:p>
          </table:table-cell>
          <table:table-cell table:formula="of:=[.D63]^2*[.E63]*[.F63]/1000000" office:value-type="float" office:value="1040.502">
            <text:p>1041</text:p>
          </table:table-cell>
          <table:table-cell office:value-type="float" office:value="8">
            <text:p>8,0</text:p>
          </table:table-cell>
          <table:table-cell table:style-name="ce17" table:formula="of:=[.D63]/MAX([.D$1:.D$1000])" office:value-type="percentage" office:value="0.673333333333333">
            <text:p>67%</text:p>
          </table:table-cell>
          <table:table-cell table:style-name="ce17" table:formula="of:=[.E63]/MAX([.E$1:.E$1000])" office:value-type="percentage" office:value="0.429292929292929">
            <text:p>43%</text:p>
          </table:table-cell>
          <table:table-cell table:style-name="ce17" table:formula="of:=[.F63]/MAX([.F$1:.F$1000])" office:value-type="percentage" office:value="0.294117647058823">
            <text:p>29%</text:p>
          </table:table-cell>
          <table:table-cell table:style-name="ce17" table:formula="of:=[.H63]/MAX([.H$1:.H$1000])" office:value-type="percentage" office:value="0.601382488479263">
            <text:p>60%</text:p>
          </table:table-cell>
          <table:table-cell table:style-name="ce17" table:formula="of:=[.I63]/MAX([.I$1:.I$1000])" office:value-type="percentage" office:value="0.413446547123418">
            <text:p>41%</text:p>
          </table:table-cell>
          <table:table-cell table:style-name="ce17" table:formula="of:=[.J63]/MAX([.J$1:.J$1000])" office:value-type="percentage" office:value="0.329133215661713">
            <text:p>33%</text:p>
          </table:table-cell>
          <table:table-cell table:style-name="ce18" table:formula="of:=PERCENTRANK([.D$1:.D$1000]; [.D63])" office:value-type="percentage" office:value="0.8">
            <text:p>80,0%</text:p>
          </table:table-cell>
          <table:table-cell table:style-name="ce18" table:formula="of:=PERCENTRANK([.E$1:.E$1000]; [.E63])" office:value-type="percentage" office:value="0.644">
            <text:p>64,4%</text:p>
          </table:table-cell>
          <table:table-cell table:style-name="ce18" table:formula="of:=PERCENTRANK([.F$1:.F$1000]; [.F63])" office:value-type="percentage" office:value="0.66">
            <text:p>66,0%</text:p>
          </table:table-cell>
          <table:table-cell table:style-name="ce18" table:formula="of:=PERCENTRANK([.G$1:.G$1000]; [.G63])" office:value-type="percentage" office:value="0.756">
            <text:p>75,6%</text:p>
          </table:table-cell>
          <table:table-cell table:style-name="ce18" table:formula="of:=PERCENTRANK([.H$1:.H$1000]; [.H63])" office:value-type="percentage" office:value="0.684">
            <text:p>68,4%</text:p>
          </table:table-cell>
          <table:table-cell table:style-name="ce18" table:formula="of:=PERCENTRANK([.I$1:.I$1000]; [.I63])" office:value-type="percentage" office:value="0.72">
            <text:p>72,0%</text:p>
          </table:table-cell>
          <table:table-cell table:style-name="ce18" table:formula="of:=PERCENTRANK([.J$1:.J$1000]; [.J63])" office:value-type="percentage" office:value="0.756">
            <text:p>75,6%</text:p>
          </table:table-cell>
          <table:table-cell table:number-columns-repeated="999"/>
        </table:table-row>
        <table:table-row table:style-name="ro3">
          <table:table-cell office:value-type="float" office:value="36">
            <text:p>36</text:p>
          </table:table-cell>
          <table:table-cell office:value-type="string">
            <text:p>Clefable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171">
            <text:p>171</text:p>
          </table:table-cell>
          <table:table-cell office:value-type="float" office:value="190">
            <text:p>190</text:p>
          </table:table-cell>
          <table:table-cell office:value-type="float" office:value="2353">
            <text:p>2353</text:p>
          </table:table-cell>
          <table:table-cell table:formula="of:=SUM([.D64:.F64])" office:value-type="float" office:value="539">
            <text:p>539</text:p>
          </table:table-cell>
          <table:table-cell table:formula="of:=SQRT([.C64]*[.E64]*[.F64]^1.2)" office:value-type="float" office:value="304.614249852275">
            <text:p>305</text:p>
          </table:table-cell>
          <table:table-cell table:formula="of:=[.D64]^2*[.E64]*[.F64]/1000000" office:value-type="float" office:value="1029.41316">
            <text:p>1029</text:p>
          </table:table-cell>
          <table:table-cell office:value-type="float" office:value="8.5">
            <text:p>8,5</text:p>
          </table:table-cell>
          <table:table-cell table:style-name="ce17" table:formula="of:=[.D64]/MAX([.D$1:.D$1000])" office:value-type="percentage" office:value="0.593333333333333">
            <text:p>59%</text:p>
          </table:table-cell>
          <table:table-cell table:style-name="ce17" table:formula="of:=[.E64]/MAX([.E$1:.E$1000])" office:value-type="percentage" office:value="0.431818181818182">
            <text:p>43%</text:p>
          </table:table-cell>
          <table:table-cell table:style-name="ce17" table:formula="of:=[.F64]/MAX([.F$1:.F$1000])" office:value-type="percentage" office:value="0.372549019607843">
            <text:p>37%</text:p>
          </table:table-cell>
          <table:table-cell table:style-name="ce17" table:formula="of:=[.H64]/MAX([.H$1:.H$1000])" office:value-type="percentage" office:value="0.620967741935484">
            <text:p>62%</text:p>
          </table:table-cell>
          <table:table-cell table:style-name="ce17" table:formula="of:=[.I64]/MAX([.I$1:.I$1000])" office:value-type="percentage" office:value="0.477848656101055">
            <text:p>48%</text:p>
          </table:table-cell>
          <table:table-cell table:style-name="ce17" table:formula="of:=[.J64]/MAX([.J$1:.J$1000])" office:value-type="percentage" office:value="0.325625576496043">
            <text:p>33%</text:p>
          </table:table-cell>
          <table:table-cell table:style-name="ce18" table:formula="of:=PERCENTRANK([.D$1:.D$1000]; [.D64])" office:value-type="percentage" office:value="0.656">
            <text:p>65,6%</text:p>
          </table:table-cell>
          <table:table-cell table:style-name="ce18" table:formula="of:=PERCENTRANK([.E$1:.E$1000]; [.E64])" office:value-type="percentage" office:value="0.652">
            <text:p>65,2%</text:p>
          </table:table-cell>
          <table:table-cell table:style-name="ce18" table:formula="of:=PERCENTRANK([.F$1:.F$1000]; [.F64])" office:value-type="percentage" office:value="0.876">
            <text:p>87,6%</text:p>
          </table:table-cell>
          <table:table-cell table:style-name="ce18" table:formula="of:=PERCENTRANK([.G$1:.G$1000]; [.G64])" office:value-type="percentage" office:value="0.752">
            <text:p>75,2%</text:p>
          </table:table-cell>
          <table:table-cell table:style-name="ce18" table:formula="of:=PERCENTRANK([.H$1:.H$1000]; [.H64])" office:value-type="percentage" office:value="0.76">
            <text:p>76,0%</text:p>
          </table:table-cell>
          <table:table-cell table:style-name="ce18" table:formula="of:=PERCENTRANK([.I$1:.I$1000]; [.I64])" office:value-type="percentage" office:value="0.888">
            <text:p>88,8%</text:p>
          </table:table-cell>
          <table:table-cell table:style-name="ce18" table:formula="of:=PERCENTRANK([.J$1:.J$1000]; [.J64])" office:value-type="percentage" office:value="0.752">
            <text:p>75,2%</text:p>
          </table:table-cell>
          <table:table-cell table:number-columns-repeated="999"/>
        </table:table-row>
        <table:table-row table:style-name="ro3">
          <table:table-cell office:value-type="float" office:value="31">
            <text:p>31</text:p>
          </table:table-cell>
          <table:table-cell office:value-type="string">
            <text:p>Nidoqueen</text:p>
          </table:table-cell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office:value-type="float" office:value="174">
            <text:p>174</text:p>
          </table:table-cell>
          <table:table-cell office:value-type="float" office:value="180">
            <text:p>180</text:p>
          </table:table-cell>
          <table:table-cell office:value-type="float" office:value="2338">
            <text:p>2338</text:p>
          </table:table-cell>
          <table:table-cell table:formula="of:=SUM([.D65:.F65])" office:value-type="float" office:value="534">
            <text:p>534</text:p>
          </table:table-cell>
          <table:table-cell table:formula="of:=SQRT([.C65]*[.E65]*[.F65]^1.2)" office:value-type="float" office:value="297.466543590193">
            <text:p>297</text:p>
          </table:table-cell>
          <table:table-cell table:formula="of:=[.D65]^2*[.E65]*[.F65]/1000000" office:value-type="float" office:value="1014.768">
            <text:p>1015</text:p>
          </table:table-cell>
          <table:table-cell office:value-type="float" office:value="8">
            <text:p>8,0</text:p>
          </table:table-cell>
          <table:table-cell table:style-name="ce17" table:formula="of:=[.D65]/MAX([.D$1:.D$1000])" office:value-type="percentage" office:value="0.6">
            <text:p>60%</text:p>
          </table:table-cell>
          <table:table-cell table:style-name="ce17" table:formula="of:=[.E65]/MAX([.E$1:.E$1000])" office:value-type="percentage" office:value="0.439393939393939">
            <text:p>44%</text:p>
          </table:table-cell>
          <table:table-cell table:style-name="ce17" table:formula="of:=[.F65]/MAX([.F$1:.F$1000])" office:value-type="percentage" office:value="0.352941176470588">
            <text:p>35%</text:p>
          </table:table-cell>
          <table:table-cell table:style-name="ce17" table:formula="of:=[.H65]/MAX([.H$1:.H$1000])" office:value-type="percentage" office:value="0.615207373271889">
            <text:p>62%</text:p>
          </table:table-cell>
          <table:table-cell table:style-name="ce17" table:formula="of:=[.I65]/MAX([.I$1:.I$1000])" office:value-type="percentage" office:value="0.466636042662262">
            <text:p>47%</text:p>
          </table:table-cell>
          <table:table-cell table:style-name="ce17" table:formula="of:=[.J65]/MAX([.J$1:.J$1000])" office:value-type="percentage" office:value="0.320992996640665">
            <text:p>32%</text:p>
          </table:table-cell>
          <table:table-cell table:style-name="ce18" table:formula="of:=PERCENTRANK([.D$1:.D$1000]; [.D65])" office:value-type="percentage" office:value="0.664">
            <text:p>66,4%</text:p>
          </table:table-cell>
          <table:table-cell table:style-name="ce18" table:formula="of:=PERCENTRANK([.E$1:.E$1000]; [.E65])" office:value-type="percentage" office:value="0.664">
            <text:p>66,4%</text:p>
          </table:table-cell>
          <table:table-cell table:style-name="ce18" table:formula="of:=PERCENTRANK([.F$1:.F$1000]; [.F65])" office:value-type="percentage" office:value="0.8">
            <text:p>80,0%</text:p>
          </table:table-cell>
          <table:table-cell table:style-name="ce18" table:formula="of:=PERCENTRANK([.G$1:.G$1000]; [.G65])" office:value-type="percentage" office:value="0.748">
            <text:p>74,8%</text:p>
          </table:table-cell>
          <table:table-cell table:style-name="ce18" table:formula="of:=PERCENTRANK([.H$1:.H$1000]; [.H65])" office:value-type="percentage" office:value="0.728">
            <text:p>72,8%</text:p>
          </table:table-cell>
          <table:table-cell table:style-name="ce18" table:formula="of:=PERCENTRANK([.I$1:.I$1000]; [.I65])" office:value-type="percentage" office:value="0.868">
            <text:p>86,8%</text:p>
          </table:table-cell>
          <table:table-cell table:style-name="ce18" table:formula="of:=PERCENTRANK([.J$1:.J$1000]; [.J65])" office:value-type="percentage" office:value="0.748">
            <text:p>74,8%</text:p>
          </table:table-cell>
          <table:table-cell table:number-columns-repeated="999"/>
        </table:table-row>
        <table:table-row table:style-name="ro3">
          <table:table-cell office:value-type="float" office:value="28">
            <text:p>28</text:p>
          </table:table-cell>
          <table:table-cell office:value-type="string">
            <text:p>Sandslash</text:p>
          </table:table-cell>
          <table:table-cell office:value-type="float" office:value="1">
            <text:p>1</text:p>
          </table:table-cell>
          <table:table-cell office:value-type="float" office:value="182">
            <text:p>182</text:p>
          </table:table-cell>
          <table:table-cell office:value-type="float" office:value="202">
            <text:p>202</text:p>
          </table:table-cell>
          <table:table-cell office:value-type="float" office:value="150">
            <text:p>150</text:p>
          </table:table-cell>
          <table:table-cell office:value-type="float" office:value="2328">
            <text:p>2328</text:p>
          </table:table-cell>
          <table:table-cell table:formula="of:=SUM([.D66:.F66])" office:value-type="float" office:value="534">
            <text:p>534</text:p>
          </table:table-cell>
          <table:table-cell table:formula="of:=SQRT([.C66]*[.E66]*[.F66]^1.2)" office:value-type="float" office:value="287.296569420917">
            <text:p>287</text:p>
          </table:table-cell>
          <table:table-cell table:formula="of:=[.D66]^2*[.E66]*[.F66]/1000000" office:value-type="float" office:value="1003.6572">
            <text:p>1004</text:p>
          </table:table-cell>
          <table:table-cell office:value-type="float" office:value="8">
            <text:p>8,0</text:p>
          </table:table-cell>
          <table:table-cell table:style-name="ce17" table:formula="of:=[.D66]/MAX([.D$1:.D$1000])" office:value-type="percentage" office:value="0.606666666666667">
            <text:p>61%</text:p>
          </table:table-cell>
          <table:table-cell table:style-name="ce17" table:formula="of:=[.E66]/MAX([.E$1:.E$1000])" office:value-type="percentage" office:value="0.51010101010101">
            <text:p>51%</text:p>
          </table:table-cell>
          <table:table-cell table:style-name="ce17" table:formula="of:=[.F66]/MAX([.F$1:.F$1000])" office:value-type="percentage" office:value="0.294117647058823">
            <text:p>29%</text:p>
          </table:table-cell>
          <table:table-cell table:style-name="ce17" table:formula="of:=[.H66]/MAX([.H$1:.H$1000])" office:value-type="percentage" office:value="0.615207373271889">
            <text:p>62%</text:p>
          </table:table-cell>
          <table:table-cell table:style-name="ce17" table:formula="of:=[.I66]/MAX([.I$1:.I$1000])" office:value-type="percentage" office:value="0.450682394756008">
            <text:p>45%</text:p>
          </table:table-cell>
          <table:table-cell table:style-name="ce17" table:formula="of:=[.J66]/MAX([.J$1:.J$1000])" office:value-type="percentage" office:value="0.317478411053541">
            <text:p>32%</text:p>
          </table:table-cell>
          <table:table-cell table:style-name="ce18" table:formula="of:=PERCENTRANK([.D$1:.D$1000]; [.D66])" office:value-type="percentage" office:value="0.684">
            <text:p>68,4%</text:p>
          </table:table-cell>
          <table:table-cell table:style-name="ce18" table:formula="of:=PERCENTRANK([.E$1:.E$1000]; [.E66])" office:value-type="percentage" office:value="0.844">
            <text:p>84,4%</text:p>
          </table:table-cell>
          <table:table-cell table:style-name="ce18" table:formula="of:=PERCENTRANK([.F$1:.F$1000]; [.F66])" office:value-type="percentage" office:value="0.66">
            <text:p>66,0%</text:p>
          </table:table-cell>
          <table:table-cell table:style-name="ce18" table:formula="of:=PERCENTRANK([.G$1:.G$1000]; [.G66])" office:value-type="percentage" office:value="0.744">
            <text:p>74,4%</text:p>
          </table:table-cell>
          <table:table-cell table:style-name="ce18" table:formula="of:=PERCENTRANK([.H$1:.H$1000]; [.H66])" office:value-type="percentage" office:value="0.728">
            <text:p>72,8%</text:p>
          </table:table-cell>
          <table:table-cell table:style-name="ce18" table:formula="of:=PERCENTRANK([.I$1:.I$1000]; [.I66])" office:value-type="percentage" office:value="0.824">
            <text:p>82,4%</text:p>
          </table:table-cell>
          <table:table-cell table:style-name="ce18" table:formula="of:=PERCENTRANK([.J$1:.J$1000]; [.J66])" office:value-type="percentage" office:value="0.744">
            <text:p>74,4%</text:p>
          </table:table-cell>
          <table:table-cell table:number-columns-repeated="999"/>
        </table:table-row>
        <table:table-row table:style-name="ro3">
          <table:table-cell office:value-type="float" office:value="241">
            <text:p>241</text:p>
          </table:table-cell>
          <table:table-cell office:value-type="string">
            <text:p>Miltank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11">
            <text:p>211</text:p>
          </table:table-cell>
          <table:table-cell office:value-type="float" office:value="190">
            <text:p>190</text:p>
          </table:table-cell>
          <table:table-cell office:value-type="float" office:value="2312">
            <text:p>2312</text:p>
          </table:table-cell>
          <table:table-cell table:formula="of:=SUM([.D67:.F67])" office:value-type="float" office:value="558">
            <text:p>558</text:p>
          </table:table-cell>
          <table:table-cell table:formula="of:=SQRT([.C67]*[.E67]*[.F67]^1.2)" office:value-type="float" office:value="338.371197396907">
            <text:p>338</text:p>
          </table:table-cell>
          <table:table-cell table:formula="of:=[.D67]^2*[.E67]*[.F67]/1000000" office:value-type="float" office:value="988.17841">
            <text:p>988</text:p>
          </table:table-cell>
          <table:table-cell office:value-type="float" office:value="7.5">
            <text:p>7,5</text:p>
          </table:table-cell>
          <table:table-cell table:style-name="ce17" table:formula="of:=[.D67]/MAX([.D$1:.D$1000])" office:value-type="percentage" office:value="0.523333333333333">
            <text:p>52%</text:p>
          </table:table-cell>
          <table:table-cell table:style-name="ce17" table:formula="of:=[.E67]/MAX([.E$1:.E$1000])" office:value-type="percentage" office:value="0.532828282828283">
            <text:p>53%</text:p>
          </table:table-cell>
          <table:table-cell table:style-name="ce17" table:formula="of:=[.F67]/MAX([.F$1:.F$1000])" office:value-type="percentage" office:value="0.372549019607843">
            <text:p>37%</text:p>
          </table:table-cell>
          <table:table-cell table:style-name="ce17" table:formula="of:=[.H67]/MAX([.H$1:.H$1000])" office:value-type="percentage" office:value="0.642857142857143">
            <text:p>64%</text:p>
          </table:table-cell>
          <table:table-cell table:style-name="ce17" table:formula="of:=[.I67]/MAX([.I$1:.I$1000])" office:value-type="percentage" office:value="0.530803211004834">
            <text:p>53%</text:p>
          </table:table-cell>
          <table:table-cell table:style-name="ce17" table:formula="of:=[.J67]/MAX([.J$1:.J$1000])" office:value-type="percentage" office:value="0.312582136056229">
            <text:p>31%</text:p>
          </table:table-cell>
          <table:table-cell table:style-name="ce18" table:formula="of:=PERCENTRANK([.D$1:.D$1000]; [.D67])" office:value-type="percentage" office:value="0.512">
            <text:p>51,2%</text:p>
          </table:table-cell>
          <table:table-cell table:style-name="ce18" table:formula="of:=PERCENTRANK([.E$1:.E$1000]; [.E67])" office:value-type="percentage" office:value="0.9">
            <text:p>90,0%</text:p>
          </table:table-cell>
          <table:table-cell table:style-name="ce18" table:formula="of:=PERCENTRANK([.F$1:.F$1000]; [.F67])" office:value-type="percentage" office:value="0.876">
            <text:p>87,6%</text:p>
          </table:table-cell>
          <table:table-cell table:style-name="ce18" table:formula="of:=PERCENTRANK([.G$1:.G$1000]; [.G67])" office:value-type="percentage" office:value="0.74">
            <text:p>74,0%</text:p>
          </table:table-cell>
          <table:table-cell table:style-name="ce18" table:formula="of:=PERCENTRANK([.H$1:.H$1000]; [.H67])" office:value-type="percentage" office:value="0.824">
            <text:p>82,4%</text:p>
          </table:table-cell>
          <table:table-cell table:style-name="ce18" table:formula="of:=PERCENTRANK([.I$1:.I$1000]; [.I67])" office:value-type="percentage" office:value="0.96">
            <text:p>96,0%</text:p>
          </table:table-cell>
          <table:table-cell table:style-name="ce18" table:formula="of:=PERCENTRANK([.J$1:.J$1000]; [.J67])" office:value-type="percentage" office:value="0.74">
            <text:p>74,0%</text:p>
          </table:table-cell>
          <table:table-cell table:number-columns-repeated="999"/>
        </table:table-row>
        <table:table-row table:style-name="ro3">
          <table:table-cell office:value-type="float" office:value="121">
            <text:p>121</text:p>
          </table:table-cell>
          <table:table-cell office:value-type="string">
            <text:p>Starmie</text:p>
          </table:table-cell>
          <table:table-cell office:value-type="float" office:value="1">
            <text:p>1</text:p>
          </table:table-cell>
          <table:table-cell office:value-type="float" office:value="210">
            <text:p>210</text:p>
          </table:table-cell>
          <table:table-cell office:value-type="float" office:value="184">
            <text:p>184</text:p>
          </table:table-cell>
          <table:table-cell office:value-type="float" office:value="120">
            <text:p>120</text:p>
          </table:table-cell>
          <table:table-cell office:value-type="float" office:value="2303">
            <text:p>2303</text:p>
          </table:table-cell>
          <table:table-cell table:formula="of:=SUM([.D68:.F68])" office:value-type="float" office:value="514">
            <text:p>514</text:p>
          </table:table-cell>
          <table:table-cell table:formula="of:=SQRT([.C68]*[.E68]*[.F68]^1.2)" office:value-type="float" office:value="239.837815096197">
            <text:p>240</text:p>
          </table:table-cell>
          <table:table-cell table:formula="of:=[.D68]^2*[.E68]*[.F68]/1000000" office:value-type="float" office:value="973.728">
            <text:p>974</text:p>
          </table:table-cell>
          <table:table-cell office:value-type="float" office:value="8">
            <text:p>8,0</text:p>
          </table:table-cell>
          <table:table-cell table:style-name="ce17" table:formula="of:=[.D68]/MAX([.D$1:.D$1000])" office:value-type="percentage" office:value="0.7">
            <text:p>70%</text:p>
          </table:table-cell>
          <table:table-cell table:style-name="ce17" table:formula="of:=[.E68]/MAX([.E$1:.E$1000])" office:value-type="percentage" office:value="0.464646464646465">
            <text:p>46%</text:p>
          </table:table-cell>
          <table:table-cell table:style-name="ce17" table:formula="of:=[.F68]/MAX([.F$1:.F$1000])" office:value-type="percentage" office:value="0.235294117647059">
            <text:p>24%</text:p>
          </table:table-cell>
          <table:table-cell table:style-name="ce17" table:formula="of:=[.H68]/MAX([.H$1:.H$1000])" office:value-type="percentage" office:value="0.592165898617512">
            <text:p>59%</text:p>
          </table:table-cell>
          <table:table-cell table:style-name="ce17" table:formula="of:=[.I68]/MAX([.I$1:.I$1000])" office:value-type="percentage" office:value="0.376233802855611">
            <text:p>38%</text:p>
          </table:table-cell>
          <table:table-cell table:style-name="ce17" table:formula="of:=[.J68]/MAX([.J$1:.J$1000])" office:value-type="percentage" office:value="0.308011159824631">
            <text:p>31%</text:p>
          </table:table-cell>
          <table:table-cell table:style-name="ce18" table:formula="of:=PERCENTRANK([.D$1:.D$1000]; [.D68])" office:value-type="percentage" office:value="0.836">
            <text:p>83,6%</text:p>
          </table:table-cell>
          <table:table-cell table:style-name="ce18" table:formula="of:=PERCENTRANK([.E$1:.E$1000]; [.E68])" office:value-type="percentage" office:value="0.732">
            <text:p>73,2%</text:p>
          </table:table-cell>
          <table:table-cell table:style-name="ce18" table:formula="of:=PERCENTRANK([.F$1:.F$1000]; [.F68])" office:value-type="percentage" office:value="0.404">
            <text:p>40,4%</text:p>
          </table:table-cell>
          <table:table-cell table:style-name="ce18" table:formula="of:=PERCENTRANK([.G$1:.G$1000]; [.G68])" office:value-type="percentage" office:value="0.736">
            <text:p>73,6%</text:p>
          </table:table-cell>
          <table:table-cell table:style-name="ce18" table:formula="of:=PERCENTRANK([.H$1:.H$1000]; [.H68])" office:value-type="percentage" office:value="0.668">
            <text:p>66,8%</text:p>
          </table:table-cell>
          <table:table-cell table:style-name="ce18" table:formula="of:=PERCENTRANK([.I$1:.I$1000]; [.I68])" office:value-type="percentage" office:value="0.64">
            <text:p>64,0%</text:p>
          </table:table-cell>
          <table:table-cell table:style-name="ce18" table:formula="of:=PERCENTRANK([.J$1:.J$1000]; [.J68])" office:value-type="percentage" office:value="0.736">
            <text:p>73,6%</text:p>
          </table:table-cell>
          <table:table-cell table:number-columns-repeated="999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Blastoise</text:p>
          </table:table-cell>
          <table:table-cell office:value-type="float" office:value="1">
            <text:p>1</text:p>
          </table:table-cell>
          <table:table-cell office:value-type="float" office:value="171">
            <text:p>171</text:p>
          </table:table-cell>
          <table:table-cell office:value-type="float" office:value="210">
            <text:p>210</text:p>
          </table:table-cell>
          <table:table-cell office:value-type="float" office:value="158">
            <text:p>158</text:p>
          </table:table-cell>
          <table:table-cell office:value-type="float" office:value="2291">
            <text:p>2291</text:p>
          </table:table-cell>
          <table:table-cell table:formula="of:=SUM([.D69:.F69])" office:value-type="float" office:value="539">
            <text:p>539</text:p>
          </table:table-cell>
          <table:table-cell table:formula="of:=SQRT([.C69]*[.E69]*[.F69]^1.2)" office:value-type="float" office:value="302.206568490006">
            <text:p>302</text:p>
          </table:table-cell>
          <table:table-cell table:formula="of:=[.D69]^2*[.E69]*[.F69]/1000000" office:value-type="float" office:value="970.21638">
            <text:p>970</text:p>
          </table:table-cell>
          <table:table-cell office:value-type="float" office:value="8.5">
            <text:p>8,5</text:p>
          </table:table-cell>
          <table:table-cell table:style-name="ce17" table:formula="of:=[.D69]/MAX([.D$1:.D$1000])" office:value-type="percentage" office:value="0.57">
            <text:p>57%</text:p>
          </table:table-cell>
          <table:table-cell table:style-name="ce17" table:formula="of:=[.E69]/MAX([.E$1:.E$1000])" office:value-type="percentage" office:value="0.53030303030303">
            <text:p>53%</text:p>
          </table:table-cell>
          <table:table-cell table:style-name="ce17" table:formula="of:=[.F69]/MAX([.F$1:.F$1000])" office:value-type="percentage" office:value="0.309803921568627">
            <text:p>31%</text:p>
          </table:table-cell>
          <table:table-cell table:style-name="ce17" table:formula="of:=[.H69]/MAX([.H$1:.H$1000])" office:value-type="percentage" office:value="0.620967741935484">
            <text:p>62%</text:p>
          </table:table-cell>
          <table:table-cell table:style-name="ce17" table:formula="of:=[.I69]/MAX([.I$1:.I$1000])" office:value-type="percentage" office:value="0.474071724116298">
            <text:p>47%</text:p>
          </table:table-cell>
          <table:table-cell table:style-name="ce17" table:formula="of:=[.J69]/MAX([.J$1:.J$1000])" office:value-type="percentage" office:value="0.306900358708649">
            <text:p>31%</text:p>
          </table:table-cell>
          <table:table-cell table:style-name="ce18" table:formula="of:=PERCENTRANK([.D$1:.D$1000]; [.D69])" office:value-type="percentage" office:value="0.612">
            <text:p>61,2%</text:p>
          </table:table-cell>
          <table:table-cell table:style-name="ce18" table:formula="of:=PERCENTRANK([.E$1:.E$1000]; [.E69])" office:value-type="percentage" office:value="0.888">
            <text:p>88,8%</text:p>
          </table:table-cell>
          <table:table-cell table:style-name="ce18" table:formula="of:=PERCENTRANK([.F$1:.F$1000]; [.F69])" office:value-type="percentage" office:value="0.72">
            <text:p>72,0%</text:p>
          </table:table-cell>
          <table:table-cell table:style-name="ce18" table:formula="of:=PERCENTRANK([.G$1:.G$1000]; [.G69])" office:value-type="percentage" office:value="0.732">
            <text:p>73,2%</text:p>
          </table:table-cell>
          <table:table-cell table:style-name="ce18" table:formula="of:=PERCENTRANK([.H$1:.H$1000]; [.H69])" office:value-type="percentage" office:value="0.76">
            <text:p>76,0%</text:p>
          </table:table-cell>
          <table:table-cell table:style-name="ce18" table:formula="of:=PERCENTRANK([.I$1:.I$1000]; [.I69])" office:value-type="percentage" office:value="0.884">
            <text:p>88,4%</text:p>
          </table:table-cell>
          <table:table-cell table:style-name="ce18" table:formula="of:=PERCENTRANK([.J$1:.J$1000]; [.J69])" office:value-type="percentage" office:value="0.732">
            <text:p>73,2%</text:p>
          </table:table-cell>
          <table:table-cell table:number-columns-repeated="999"/>
        </table:table-row>
        <table:table-row table:style-name="ro3">
          <table:table-cell office:value-type="float" office:value="221">
            <text:p>221</text:p>
          </table:table-cell>
          <table:table-cell office:value-type="string">
            <text:p>Piloswine</text:p>
          </table:table-cell>
          <table:table-cell office:value-type="float" office:value="1">
            <text:p>1</text:p>
          </table:table-cell>
          <table:table-cell office:value-type="float" office:value="181">
            <text:p>181</text:p>
          </table:table-cell>
          <table:table-cell office:value-type="float" office:value="147">
            <text:p>147</text:p>
          </table:table-cell>
          <table:table-cell office:value-type="float" office:value="200">
            <text:p>200</text:p>
          </table:table-cell>
          <table:table-cell office:value-type="float" office:value="2284">
            <text:p>2284</text:p>
          </table:table-cell>
          <table:table-cell table:formula="of:=SUM([.D70:.F70])" office:value-type="float" office:value="528">
            <text:p>528</text:p>
          </table:table-cell>
          <table:table-cell table:formula="of:=SQRT([.C70]*[.E70]*[.F70]^1.2)" office:value-type="float" office:value="291.257196421555">
            <text:p>291</text:p>
          </table:table-cell>
          <table:table-cell table:formula="of:=[.D70]^2*[.E70]*[.F70]/1000000" office:value-type="float" office:value="963.1734">
            <text:p>963</text:p>
          </table:table-cell>
          <table:table-cell office:value-type="float" office:value="6.5">
            <text:p>6,5</text:p>
          </table:table-cell>
          <table:table-cell table:style-name="ce17" table:formula="of:=[.D70]/MAX([.D$1:.D$1000])" office:value-type="percentage" office:value="0.603333333333333">
            <text:p>60%</text:p>
          </table:table-cell>
          <table:table-cell table:style-name="ce17" table:formula="of:=[.E70]/MAX([.E$1:.E$1000])" office:value-type="percentage" office:value="0.371212121212121">
            <text:p>37%</text:p>
          </table:table-cell>
          <table:table-cell table:style-name="ce17" table:formula="of:=[.F70]/MAX([.F$1:.F$1000])" office:value-type="percentage" office:value="0.392156862745098">
            <text:p>39%</text:p>
          </table:table-cell>
          <table:table-cell table:style-name="ce17" table:formula="of:=[.H70]/MAX([.H$1:.H$1000])" office:value-type="percentage" office:value="0.608294930875576">
            <text:p>61%</text:p>
          </table:table-cell>
          <table:table-cell table:style-name="ce17" table:formula="of:=[.I70]/MAX([.I$1:.I$1000])" office:value-type="percentage" office:value="0.456895434003155">
            <text:p>46%</text:p>
          </table:table-cell>
          <table:table-cell table:style-name="ce17" table:formula="of:=[.J70]/MAX([.J$1:.J$1000])" office:value-type="percentage" office:value="0.304672512289093">
            <text:p>30%</text:p>
          </table:table-cell>
          <table:table-cell table:style-name="ce18" table:formula="of:=PERCENTRANK([.D$1:.D$1000]; [.D70])" office:value-type="percentage" office:value="0.672">
            <text:p>67,2%</text:p>
          </table:table-cell>
          <table:table-cell table:style-name="ce18" table:formula="of:=PERCENTRANK([.E$1:.E$1000]; [.E70])" office:value-type="percentage" office:value="0.484">
            <text:p>48,4%</text:p>
          </table:table-cell>
          <table:table-cell table:style-name="ce18" table:formula="of:=PERCENTRANK([.F$1:.F$1000]; [.F70])" office:value-type="percentage" office:value="0.916">
            <text:p>91,6%</text:p>
          </table:table-cell>
          <table:table-cell table:style-name="ce18" table:formula="of:=PERCENTRANK([.G$1:.G$1000]; [.G70])" office:value-type="percentage" office:value="0.728">
            <text:p>72,8%</text:p>
          </table:table-cell>
          <table:table-cell table:style-name="ce18" table:formula="of:=PERCENTRANK([.H$1:.H$1000]; [.H70])" office:value-type="percentage" office:value="0.7">
            <text:p>70,0%</text:p>
          </table:table-cell>
          <table:table-cell table:style-name="ce18" table:formula="of:=PERCENTRANK([.I$1:.I$1000]; [.I70])" office:value-type="percentage" office:value="0.84">
            <text:p>84,0%</text:p>
          </table:table-cell>
          <table:table-cell table:style-name="ce18" table:formula="of:=PERCENTRANK([.J$1:.J$1000]; [.J70])" office:value-type="percentage" office:value="0.728">
            <text:p>72,8%</text:p>
          </table:table-cell>
          <table:table-cell table:number-columns-repeated="999"/>
        </table:table-row>
        <table:table-row table:style-name="ro3">
          <table:table-cell office:value-type="float" office:value="55">
            <text:p>55</text:p>
          </table:table-cell>
          <table:table-cell office:value-type="string">
            <text:p>Golduck</text:p>
          </table:table-cell>
          <table:table-cell office:value-type="float" office:value="1">
            <text:p>1</text:p>
          </table:table-cell>
          <table:table-cell office:value-type="float" office:value="191">
            <text:p>191</text:p>
          </table:table-cell>
          <table:table-cell office:value-type="float" office:value="163">
            <text:p>163</text:p>
          </table:table-cell>
          <table:table-cell office:value-type="float" office:value="160">
            <text:p>160</text:p>
          </table:table-cell>
          <table:table-cell office:value-type="float" office:value="2270">
            <text:p>2270</text:p>
          </table:table-cell>
          <table:table-cell table:formula="of:=SUM([.D71:.F71])" office:value-type="float" office:value="514">
            <text:p>514</text:p>
          </table:table-cell>
          <table:table-cell table:formula="of:=SQRT([.C71]*[.E71]*[.F71]^1.2)" office:value-type="float" office:value="268.266097637806">
            <text:p>268</text:p>
          </table:table-cell>
          <table:table-cell table:formula="of:=[.D71]^2*[.E71]*[.F71]/1000000" office:value-type="float" office:value="951.42448">
            <text:p>951</text:p>
          </table:table-cell>
          <table:table-cell office:value-type="float" office:value="8">
            <text:p>8,0</text:p>
          </table:table-cell>
          <table:table-cell table:style-name="ce17" table:formula="of:=[.D71]/MAX([.D$1:.D$1000])" office:value-type="percentage" office:value="0.636666666666667">
            <text:p>64%</text:p>
          </table:table-cell>
          <table:table-cell table:style-name="ce17" table:formula="of:=[.E71]/MAX([.E$1:.E$1000])" office:value-type="percentage" office:value="0.411616161616162">
            <text:p>41%</text:p>
          </table:table-cell>
          <table:table-cell table:style-name="ce17" table:formula="of:=[.F71]/MAX([.F$1:.F$1000])" office:value-type="percentage" office:value="0.313725490196078">
            <text:p>31%</text:p>
          </table:table-cell>
          <table:table-cell table:style-name="ce17" table:formula="of:=[.H71]/MAX([.H$1:.H$1000])" office:value-type="percentage" office:value="0.592165898617512">
            <text:p>59%</text:p>
          </table:table-cell>
          <table:table-cell table:style-name="ce17" table:formula="of:=[.I71]/MAX([.I$1:.I$1000])" office:value-type="percentage" office:value="0.420829276029821">
            <text:p>42%</text:p>
          </table:table-cell>
          <table:table-cell table:style-name="ce17" table:formula="of:=[.J71]/MAX([.J$1:.J$1000])" office:value-type="percentage" office:value="0.3009560755882">
            <text:p>30%</text:p>
          </table:table-cell>
          <table:table-cell table:style-name="ce18" table:formula="of:=PERCENTRANK([.D$1:.D$1000]; [.D71])" office:value-type="percentage" office:value="0.736">
            <text:p>73,6%</text:p>
          </table:table-cell>
          <table:table-cell table:style-name="ce18" table:formula="of:=PERCENTRANK([.E$1:.E$1000]; [.E71])" office:value-type="percentage" office:value="0.596">
            <text:p>59,6%</text:p>
          </table:table-cell>
          <table:table-cell table:style-name="ce18" table:formula="of:=PERCENTRANK([.F$1:.F$1000]; [.F71])" office:value-type="percentage" office:value="0.724">
            <text:p>72,4%</text:p>
          </table:table-cell>
          <table:table-cell table:style-name="ce18" table:formula="of:=PERCENTRANK([.G$1:.G$1000]; [.G71])" office:value-type="percentage" office:value="0.724">
            <text:p>72,4%</text:p>
          </table:table-cell>
          <table:table-cell table:style-name="ce18" table:formula="of:=PERCENTRANK([.H$1:.H$1000]; [.H71])" office:value-type="percentage" office:value="0.668">
            <text:p>66,8%</text:p>
          </table:table-cell>
          <table:table-cell table:style-name="ce18" table:formula="of:=PERCENTRANK([.I$1:.I$1000]; [.I71])" office:value-type="percentage" office:value="0.752">
            <text:p>75,2%</text:p>
          </table:table-cell>
          <table:table-cell table:style-name="ce18" table:formula="of:=PERCENTRANK([.J$1:.J$1000]; [.J71])" office:value-type="percentage" office:value="0.724">
            <text:p>72,4%</text:p>
          </table:table-cell>
          <table:table-cell table:number-columns-repeated="999"/>
        </table:table-row>
        <table:table-row table:style-name="ro3">
          <table:table-cell office:value-type="float" office:value="71">
            <text:p>71</text:p>
          </table:table-cell>
          <table:table-cell office:value-type="string">
            <text:p>Victreebel</text:p>
          </table:table-cell>
          <table:table-cell office:value-type="float" office:value="1">
            <text:p>1</text:p>
          </table:table-cell>
          <table:table-cell office:value-type="float" office:value="207">
            <text:p>207</text:p>
          </table:table-cell>
          <table:table-cell office:value-type="float" office:value="138">
            <text:p>138</text:p>
          </table:table-cell>
          <table:table-cell office:value-type="float" office:value="160">
            <text:p>160</text:p>
          </table:table-cell>
          <table:table-cell office:value-type="float" office:value="2268">
            <text:p>2268</text:p>
          </table:table-cell>
          <table:table-cell table:formula="of:=SUM([.D72:.F72])" office:value-type="float" office:value="505">
            <text:p>505</text:p>
          </table:table-cell>
          <table:table-cell table:formula="of:=SQRT([.C72]*[.E72]*[.F72]^1.2)" office:value-type="float" office:value="246.837723717683">
            <text:p>247</text:p>
          </table:table-cell>
          <table:table-cell table:formula="of:=[.D72]^2*[.E72]*[.F72]/1000000" office:value-type="float" office:value="946.10592">
            <text:p>946</text:p>
          </table:table-cell>
          <table:table-cell office:value-type="float" office:value="8">
            <text:p>8,0</text:p>
          </table:table-cell>
          <table:table-cell table:style-name="ce17" table:formula="of:=[.D72]/MAX([.D$1:.D$1000])" office:value-type="percentage" office:value="0.69">
            <text:p>69%</text:p>
          </table:table-cell>
          <table:table-cell table:style-name="ce17" table:formula="of:=[.E72]/MAX([.E$1:.E$1000])" office:value-type="percentage" office:value="0.348484848484848">
            <text:p>35%</text:p>
          </table:table-cell>
          <table:table-cell table:style-name="ce17" table:formula="of:=[.F72]/MAX([.F$1:.F$1000])" office:value-type="percentage" office:value="0.313725490196078">
            <text:p>31%</text:p>
          </table:table-cell>
          <table:table-cell table:style-name="ce17" table:formula="of:=[.H72]/MAX([.H$1:.H$1000])" office:value-type="percentage" office:value="0.581797235023041">
            <text:p>58%</text:p>
          </table:table-cell>
          <table:table-cell table:style-name="ce17" table:formula="of:=[.I72]/MAX([.I$1:.I$1000])" office:value-type="percentage" office:value="0.387214565998601">
            <text:p>39%</text:p>
          </table:table-cell>
          <table:table-cell table:style-name="ce17" table:formula="of:=[.J72]/MAX([.J$1:.J$1000])" office:value-type="percentage" office:value="0.299273700392871">
            <text:p>30%</text:p>
          </table:table-cell>
          <table:table-cell table:style-name="ce18" table:formula="of:=PERCENTRANK([.D$1:.D$1000]; [.D72])" office:value-type="percentage" office:value="0.82">
            <text:p>82,0%</text:p>
          </table:table-cell>
          <table:table-cell table:style-name="ce18" table:formula="of:=PERCENTRANK([.E$1:.E$1000]; [.E72])" office:value-type="percentage" office:value="0.412">
            <text:p>41,2%</text:p>
          </table:table-cell>
          <table:table-cell table:style-name="ce18" table:formula="of:=PERCENTRANK([.F$1:.F$1000]; [.F72])" office:value-type="percentage" office:value="0.724">
            <text:p>72,4%</text:p>
          </table:table-cell>
          <table:table-cell table:style-name="ce18" table:formula="of:=PERCENTRANK([.G$1:.G$1000]; [.G72])" office:value-type="percentage" office:value="0.72">
            <text:p>72,0%</text:p>
          </table:table-cell>
          <table:table-cell table:style-name="ce18" table:formula="of:=PERCENTRANK([.H$1:.H$1000]; [.H72])" office:value-type="percentage" office:value="0.64">
            <text:p>64,0%</text:p>
          </table:table-cell>
          <table:table-cell table:style-name="ce18" table:formula="of:=PERCENTRANK([.I$1:.I$1000]; [.I72])" office:value-type="percentage" office:value="0.668">
            <text:p>66,8%</text:p>
          </table:table-cell>
          <table:table-cell table:style-name="ce18" table:formula="of:=PERCENTRANK([.J$1:.J$1000]; [.J72])" office:value-type="percentage" office:value="0.72">
            <text:p>72,0%</text:p>
          </table:table-cell>
          <table:table-cell table:number-columns-repeated="999"/>
        </table:table-row>
        <table:table-row table:style-name="ro3">
          <table:table-cell office:value-type="float" office:value="205">
            <text:p>205</text:p>
          </table:table-cell>
          <table:table-cell office:value-type="string">
            <text:p>Forretress</text:p>
          </table:table-cell>
          <table:table-cell office:value-type="float" office:value="1">
            <text:p>1</text:p>
          </table:table-cell>
          <table:table-cell office:value-type="float" office:value="161">
            <text:p>161</text:p>
          </table:table-cell>
          <table:table-cell office:value-type="float" office:value="242">
            <text:p>242</text:p>
          </table:table-cell>
          <table:table-cell office:value-type="float" office:value="150">
            <text:p>150</text:p>
          </table:table-cell>
          <table:table-cell office:value-type="float" office:value="2263">
            <text:p>2263</text:p>
          </table:table-cell>
          <table:table-cell table:formula="of:=SUM([.D73:.F73])" office:value-type="float" office:value="553">
            <text:p>553</text:p>
          </table:table-cell>
          <table:table-cell table:formula="of:=SQRT([.C73]*[.E73]*[.F73]^1.2)" office:value-type="float" office:value="314.457848312914">
            <text:p>314</text:p>
          </table:table-cell>
          <table:table-cell table:formula="of:=[.D73]^2*[.E73]*[.F73]/1000000" office:value-type="float" office:value="940.9323">
            <text:p>941</text:p>
          </table:table-cell>
          <table:table-cell office:value-type="float" office:value="7">
            <text:p>7,0</text:p>
          </table:table-cell>
          <table:table-cell table:style-name="ce17" table:formula="of:=[.D73]/MAX([.D$1:.D$1000])" office:value-type="percentage" office:value="0.536666666666667">
            <text:p>54%</text:p>
          </table:table-cell>
          <table:table-cell table:style-name="ce17" table:formula="of:=[.E73]/MAX([.E$1:.E$1000])" office:value-type="percentage" office:value="0.611111111111111">
            <text:p>61%</text:p>
          </table:table-cell>
          <table:table-cell table:style-name="ce17" table:formula="of:=[.F73]/MAX([.F$1:.F$1000])" office:value-type="percentage" office:value="0.294117647058823">
            <text:p>29%</text:p>
          </table:table-cell>
          <table:table-cell table:style-name="ce17" table:formula="of:=[.H73]/MAX([.H$1:.H$1000])" office:value-type="percentage" office:value="0.637096774193548">
            <text:p>64%</text:p>
          </table:table-cell>
          <table:table-cell table:style-name="ce17" table:formula="of:=[.I73]/MAX([.I$1:.I$1000])" office:value-type="percentage" office:value="0.493290318130641">
            <text:p>49%</text:p>
          </table:table-cell>
          <table:table-cell table:style-name="ce17" table:formula="of:=[.J73]/MAX([.J$1:.J$1000])" office:value-type="percentage" office:value="0.297637172844427">
            <text:p>30%</text:p>
          </table:table-cell>
          <table:table-cell table:style-name="ce18" table:formula="of:=PERCENTRANK([.D$1:.D$1000]; [.D73])" office:value-type="percentage" office:value="0.528">
            <text:p>52,8%</text:p>
          </table:table-cell>
          <table:table-cell table:style-name="ce18" table:formula="of:=PERCENTRANK([.E$1:.E$1000]; [.E73])" office:value-type="percentage" office:value="0.96">
            <text:p>96,0%</text:p>
          </table:table-cell>
          <table:table-cell table:style-name="ce18" table:formula="of:=PERCENTRANK([.F$1:.F$1000]; [.F73])" office:value-type="percentage" office:value="0.66">
            <text:p>66,0%</text:p>
          </table:table-cell>
          <table:table-cell table:style-name="ce18" table:formula="of:=PERCENTRANK([.G$1:.G$1000]; [.G73])" office:value-type="percentage" office:value="0.716">
            <text:p>71,6%</text:p>
          </table:table-cell>
          <table:table-cell table:style-name="ce18" table:formula="of:=PERCENTRANK([.H$1:.H$1000]; [.H73])" office:value-type="percentage" office:value="0.804">
            <text:p>80,4%</text:p>
          </table:table-cell>
          <table:table-cell table:style-name="ce18" table:formula="of:=PERCENTRANK([.I$1:.I$1000]; [.I73])" office:value-type="percentage" office:value="0.908">
            <text:p>90,8%</text:p>
          </table:table-cell>
          <table:table-cell table:style-name="ce18" table:formula="of:=PERCENTRANK([.J$1:.J$1000]; [.J73])" office:value-type="percentage" office:value="0.716">
            <text:p>71,6%</text:p>
          </table:table-cell>
          <table:table-cell table:number-columns-repeated="999"/>
        </table:table-row>
        <table:table-row table:style-name="ro3">
          <table:table-cell office:value-type="float" office:value="126">
            <text:p>126</text:p>
          </table:table-cell>
          <table:table-cell office:value-type="string">
            <text:p>Magmar</text:p>
          </table:table-cell>
          <table:table-cell office:value-type="float" office:value="1">
            <text:p>1</text:p>
          </table:table-cell>
          <table:table-cell office:value-type="float" office:value="206">
            <text:p>206</text:p>
          </table:table-cell>
          <table:table-cell office:value-type="float" office:value="169">
            <text:p>169</text:p>
          </table:table-cell>
          <table:table-cell office:value-type="float" office:value="130">
            <text:p>130</text:p>
          </table:table-cell>
          <table:table-cell office:value-type="float" office:value="2254">
            <text:p>2254</text:p>
          </table:table-cell>
          <table:table-cell table:formula="of:=SUM([.D74:.F74])" office:value-type="float" office:value="505">
            <text:p>505</text:p>
          </table:table-cell>
          <table:table-cell table:formula="of:=SQRT([.C74]*[.E74]*[.F74]^1.2)" office:value-type="float" office:value="241.162270318342">
            <text:p>241</text:p>
          </table:table-cell>
          <table:table-cell table:formula="of:=[.D74]^2*[.E74]*[.F74]/1000000" office:value-type="float" office:value="932.31892">
            <text:p>932</text:p>
          </table:table-cell>
          <table:table-cell office:value-type="float" office:value="7.5">
            <text:p>7,5</text:p>
          </table:table-cell>
          <table:table-cell table:style-name="ce17" table:formula="of:=[.D74]/MAX([.D$1:.D$1000])" office:value-type="percentage" office:value="0.686666666666667">
            <text:p>69%</text:p>
          </table:table-cell>
          <table:table-cell table:style-name="ce17" table:formula="of:=[.E74]/MAX([.E$1:.E$1000])" office:value-type="percentage" office:value="0.426767676767677">
            <text:p>43%</text:p>
          </table:table-cell>
          <table:table-cell table:style-name="ce17" table:formula="of:=[.F74]/MAX([.F$1:.F$1000])" office:value-type="percentage" office:value="0.254901960784314">
            <text:p>25%</text:p>
          </table:table-cell>
          <table:table-cell table:style-name="ce17" table:formula="of:=[.H74]/MAX([.H$1:.H$1000])" office:value-type="percentage" office:value="0.581797235023041">
            <text:p>58%</text:p>
          </table:table-cell>
          <table:table-cell table:style-name="ce17" table:formula="of:=[.I74]/MAX([.I$1:.I$1000])" office:value-type="percentage" office:value="0.378311476990275">
            <text:p>38%</text:p>
          </table:table-cell>
          <table:table-cell table:style-name="ce17" table:formula="of:=[.J74]/MAX([.J$1:.J$1000])" office:value-type="percentage" office:value="0.29491257504729">
            <text:p>29%</text:p>
          </table:table-cell>
          <table:table-cell table:style-name="ce18" table:formula="of:=PERCENTRANK([.D$1:.D$1000]; [.D74])" office:value-type="percentage" office:value="0.816">
            <text:p>81,6%</text:p>
          </table:table-cell>
          <table:table-cell table:style-name="ce18" table:formula="of:=PERCENTRANK([.E$1:.E$1000]; [.E74])" office:value-type="percentage" office:value="0.64">
            <text:p>64,0%</text:p>
          </table:table-cell>
          <table:table-cell table:style-name="ce18" table:formula="of:=PERCENTRANK([.F$1:.F$1000]; [.F74])" office:value-type="percentage" office:value="0.5">
            <text:p>50,0%</text:p>
          </table:table-cell>
          <table:table-cell table:style-name="ce18" table:formula="of:=PERCENTRANK([.G$1:.G$1000]; [.G74])" office:value-type="percentage" office:value="0.712">
            <text:p>71,2%</text:p>
          </table:table-cell>
          <table:table-cell table:style-name="ce18" table:formula="of:=PERCENTRANK([.H$1:.H$1000]; [.H74])" office:value-type="percentage" office:value="0.64">
            <text:p>64,0%</text:p>
          </table:table-cell>
          <table:table-cell table:style-name="ce18" table:formula="of:=PERCENTRANK([.I$1:.I$1000]; [.I74])" office:value-type="percentage" office:value="0.648">
            <text:p>64,8%</text:p>
          </table:table-cell>
          <table:table-cell table:style-name="ce18" table:formula="of:=PERCENTRANK([.J$1:.J$1000]; [.J74])" office:value-type="percentage" office:value="0.712">
            <text:p>71,2%</text:p>
          </table:table-cell>
          <table:table-cell table:number-columns-repeated="999"/>
        </table:table-row>
        <table:table-row table:style-name="ro3">
          <table:table-cell office:value-type="float" office:value="78">
            <text:p>78</text:p>
          </table:table-cell>
          <table:table-cell office:value-type="string">
            <text:p>Rapidash</text:p>
          </table:table-cell>
          <table:table-cell office:value-type="float" office:value="1">
            <text:p>1</text:p>
          </table:table-cell>
          <table:table-cell office:value-type="float" office:value="207">
            <text:p>207</text:p>
          </table:table-cell>
          <table:table-cell office:value-type="float" office:value="167">
            <text:p>167</text:p>
          </table:table-cell>
          <table:table-cell office:value-type="float" office:value="130">
            <text:p>130</text:p>
          </table:table-cell>
          <table:table-cell office:value-type="float" office:value="2252">
            <text:p>2252</text:p>
          </table:table-cell>
          <table:table-cell table:formula="of:=SUM([.D75:.F75])" office:value-type="float" office:value="504">
            <text:p>504</text:p>
          </table:table-cell>
          <table:table-cell table:formula="of:=SQRT([.C75]*[.E75]*[.F75]^1.2)" office:value-type="float" office:value="239.731027587406">
            <text:p>240</text:p>
          </table:table-cell>
          <table:table-cell table:formula="of:=[.D75]^2*[.E75]*[.F75]/1000000" office:value-type="float" office:value="930.25179">
            <text:p>930</text:p>
          </table:table-cell>
          <table:table-cell office:value-type="float" office:value="7">
            <text:p>7,0</text:p>
          </table:table-cell>
          <table:table-cell table:style-name="ce17" table:formula="of:=[.D75]/MAX([.D$1:.D$1000])" office:value-type="percentage" office:value="0.69">
            <text:p>69%</text:p>
          </table:table-cell>
          <table:table-cell table:style-name="ce17" table:formula="of:=[.E75]/MAX([.E$1:.E$1000])" office:value-type="percentage" office:value="0.421717171717172">
            <text:p>42%</text:p>
          </table:table-cell>
          <table:table-cell table:style-name="ce17" table:formula="of:=[.F75]/MAX([.F$1:.F$1000])" office:value-type="percentage" office:value="0.254901960784314">
            <text:p>25%</text:p>
          </table:table-cell>
          <table:table-cell table:style-name="ce17" table:formula="of:=[.H75]/MAX([.H$1:.H$1000])" office:value-type="percentage" office:value="0.580645161290323">
            <text:p>58%</text:p>
          </table:table-cell>
          <table:table-cell table:style-name="ce17" table:formula="of:=[.I75]/MAX([.I$1:.I$1000])" office:value-type="percentage" office:value="0.376066285191586">
            <text:p>38%</text:p>
          </table:table-cell>
          <table:table-cell table:style-name="ce17" table:formula="of:=[.J75]/MAX([.J$1:.J$1000])" office:value-type="percentage" office:value="0.294258697261288">
            <text:p>29%</text:p>
          </table:table-cell>
          <table:table-cell table:style-name="ce18" table:formula="of:=PERCENTRANK([.D$1:.D$1000]; [.D75])" office:value-type="percentage" office:value="0.82">
            <text:p>82,0%</text:p>
          </table:table-cell>
          <table:table-cell table:style-name="ce18" table:formula="of:=PERCENTRANK([.E$1:.E$1000]; [.E75])" office:value-type="percentage" office:value="0.628">
            <text:p>62,8%</text:p>
          </table:table-cell>
          <table:table-cell table:style-name="ce18" table:formula="of:=PERCENTRANK([.F$1:.F$1000]; [.F75])" office:value-type="percentage" office:value="0.5">
            <text:p>50,0%</text:p>
          </table:table-cell>
          <table:table-cell table:style-name="ce18" table:formula="of:=PERCENTRANK([.G$1:.G$1000]; [.G75])" office:value-type="percentage" office:value="0.708">
            <text:p>70,8%</text:p>
          </table:table-cell>
          <table:table-cell table:style-name="ce18" table:formula="of:=PERCENTRANK([.H$1:.H$1000]; [.H75])" office:value-type="percentage" office:value="0.636">
            <text:p>63,6%</text:p>
          </table:table-cell>
          <table:table-cell table:style-name="ce18" table:formula="of:=PERCENTRANK([.I$1:.I$1000]; [.I75])" office:value-type="percentage" office:value="0.636">
            <text:p>63,6%</text:p>
          </table:table-cell>
          <table:table-cell table:style-name="ce18" table:formula="of:=PERCENTRANK([.J$1:.J$1000]; [.J75])" office:value-type="percentage" office:value="0.708">
            <text:p>70,8%</text:p>
          </table:table-cell>
          <table:table-cell table:number-columns-repeated="999"/>
        </table:table-row>
        <table:table-row table:style-name="ro3">
          <table:table-cell office:value-type="float" office:value="154">
            <text:p>154</text:p>
          </table:table-cell>
          <table:table-cell office:value-type="string">
            <text:p>Meganium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office:value-type="float" office:value="202">
            <text:p>202</text:p>
          </table:table-cell>
          <table:table-cell office:value-type="float" office:value="160">
            <text:p>160</text:p>
          </table:table-cell>
          <table:table-cell office:value-type="float" office:value="2227">
            <text:p>2227</text:p>
          </table:table-cell>
          <table:table-cell table:formula="of:=SUM([.D76:.F76])" office:value-type="float" office:value="530">
            <text:p>530</text:p>
          </table:table-cell>
          <table:table-cell table:formula="of:=SQRT([.C76]*[.E76]*[.F76]^1.2)" office:value-type="float" office:value="298.639791918044">
            <text:p>299</text:p>
          </table:table-cell>
          <table:table-cell table:formula="of:=[.D76]^2*[.E76]*[.F76]/1000000" office:value-type="float" office:value="912.19968">
            <text:p>912</text:p>
          </table:table-cell>
          <table:table-cell office:value-type="float" office:value="8">
            <text:p>8,0</text:p>
          </table:table-cell>
          <table:table-cell table:style-name="ce17" table:formula="of:=[.D76]/MAX([.D$1:.D$1000])" office:value-type="percentage" office:value="0.56">
            <text:p>56%</text:p>
          </table:table-cell>
          <table:table-cell table:style-name="ce17" table:formula="of:=[.E76]/MAX([.E$1:.E$1000])" office:value-type="percentage" office:value="0.51010101010101">
            <text:p>51%</text:p>
          </table:table-cell>
          <table:table-cell table:style-name="ce17" table:formula="of:=[.F76]/MAX([.F$1:.F$1000])" office:value-type="percentage" office:value="0.313725490196078">
            <text:p>31%</text:p>
          </table:table-cell>
          <table:table-cell table:style-name="ce17" table:formula="of:=[.H76]/MAX([.H$1:.H$1000])" office:value-type="percentage" office:value="0.610599078341014">
            <text:p>61%</text:p>
          </table:table-cell>
          <table:table-cell table:style-name="ce17" table:formula="of:=[.I76]/MAX([.I$1:.I$1000])" office:value-type="percentage" office:value="0.468476518401689">
            <text:p>47%</text:p>
          </table:table-cell>
          <table:table-cell table:style-name="ce17" table:formula="of:=[.J76]/MAX([.J$1:.J$1000])" office:value-type="percentage" office:value="0.288548425667597">
            <text:p>29%</text:p>
          </table:table-cell>
          <table:table-cell table:style-name="ce18" table:formula="of:=PERCENTRANK([.D$1:.D$1000]; [.D76])" office:value-type="percentage" office:value="0.592">
            <text:p>59,2%</text:p>
          </table:table-cell>
          <table:table-cell table:style-name="ce18" table:formula="of:=PERCENTRANK([.E$1:.E$1000]; [.E76])" office:value-type="percentage" office:value="0.844">
            <text:p>84,4%</text:p>
          </table:table-cell>
          <table:table-cell table:style-name="ce18" table:formula="of:=PERCENTRANK([.F$1:.F$1000]; [.F76])" office:value-type="percentage" office:value="0.724">
            <text:p>72,4%</text:p>
          </table:table-cell>
          <table:table-cell table:style-name="ce18" table:formula="of:=PERCENTRANK([.G$1:.G$1000]; [.G76])" office:value-type="percentage" office:value="0.7">
            <text:p>70,0%</text:p>
          </table:table-cell>
          <table:table-cell table:style-name="ce18" table:formula="of:=PERCENTRANK([.H$1:.H$1000]; [.H76])" office:value-type="percentage" office:value="0.72">
            <text:p>72,0%</text:p>
          </table:table-cell>
          <table:table-cell table:style-name="ce18" table:formula="of:=PERCENTRANK([.I$1:.I$1000]; [.I76])" office:value-type="percentage" office:value="0.872">
            <text:p>87,2%</text:p>
          </table:table-cell>
          <table:table-cell table:style-name="ce18" table:formula="of:=PERCENTRANK([.J$1:.J$1000]; [.J76])" office:value-type="percentage" office:value="0.704">
            <text:p>70,4%</text:p>
          </table:table-cell>
          <table:table-cell table:number-columns-repeated="999"/>
        </table:table-row>
        <table:table-row table:style-name="ro3">
          <table:table-cell office:value-type="float" office:value="82">
            <text:p>82</text:p>
          </table:table-cell>
          <table:table-cell office:value-type="string">
            <text:p>Magneton</text:p>
          </table:table-cell>
          <table:table-cell office:value-type="float" office:value="1">
            <text:p>1</text:p>
          </table:table-cell>
          <table:table-cell office:value-type="float" office:value="223">
            <text:p>223</text:p>
          </table:table-cell>
          <table:table-cell office:value-type="float" office:value="182">
            <text:p>182</text:p>
          </table:table-cell>
          <table:table-cell office:value-type="float" office:value="100">
            <text:p>100</text:p>
          </table:table-cell>
          <table:table-cell office:value-type="float" office:value="2237">
            <text:p>2237</text:p>
          </table:table-cell>
          <table:table-cell table:formula="of:=SUM([.D77:.F77])" office:value-type="float" office:value="505">
            <text:p>505</text:p>
          </table:table-cell>
          <table:table-cell table:formula="of:=SQRT([.C77]*[.E77]*[.F77]^1.2)" office:value-type="float" office:value="213.813781252459">
            <text:p>214</text:p>
          </table:table-cell>
          <table:table-cell table:formula="of:=[.D77]^2*[.E77]*[.F77]/1000000" office:value-type="float" office:value="905.0678">
            <text:p>905</text:p>
          </table:table-cell>
          <table:table-cell office:value-type="float" office:value="8">
            <text:p>8,0</text:p>
          </table:table-cell>
          <table:table-cell table:style-name="ce17" table:formula="of:=[.D77]/MAX([.D$1:.D$1000])" office:value-type="percentage" office:value="0.743333333333333">
            <text:p>74%</text:p>
          </table:table-cell>
          <table:table-cell table:style-name="ce17" table:formula="of:=[.E77]/MAX([.E$1:.E$1000])" office:value-type="percentage" office:value="0.45959595959596">
            <text:p>46%</text:p>
          </table:table-cell>
          <table:table-cell table:style-name="ce17" table:formula="of:=[.F77]/MAX([.F$1:.F$1000])" office:value-type="percentage" office:value="0.196078431372549">
            <text:p>20%</text:p>
          </table:table-cell>
          <table:table-cell table:style-name="ce17" table:formula="of:=[.H77]/MAX([.H$1:.H$1000])" office:value-type="percentage" office:value="0.581797235023041">
            <text:p>58%</text:p>
          </table:table-cell>
          <table:table-cell table:style-name="ce17" table:formula="of:=[.I77]/MAX([.I$1:.I$1000])" office:value-type="percentage" office:value="0.335409876842336">
            <text:p>34%</text:p>
          </table:table-cell>
          <table:table-cell table:style-name="ce17" table:formula="of:=[.J77]/MAX([.J$1:.J$1000])" office:value-type="percentage" office:value="0.28629245826137">
            <text:p>29%</text:p>
          </table:table-cell>
          <table:table-cell table:style-name="ce18" table:formula="of:=PERCENTRANK([.D$1:.D$1000]; [.D77])" office:value-type="percentage" office:value="0.884">
            <text:p>88,4%</text:p>
          </table:table-cell>
          <table:table-cell table:style-name="ce18" table:formula="of:=PERCENTRANK([.E$1:.E$1000]; [.E77])" office:value-type="percentage" office:value="0.708">
            <text:p>70,8%</text:p>
          </table:table-cell>
          <table:table-cell table:style-name="ce18" table:formula="of:=PERCENTRANK([.F$1:.F$1000]; [.F77])" office:value-type="percentage" office:value="0.252">
            <text:p>25,2%</text:p>
          </table:table-cell>
          <table:table-cell table:style-name="ce18" table:formula="of:=PERCENTRANK([.G$1:.G$1000]; [.G77])" office:value-type="percentage" office:value="0.704">
            <text:p>70,4%</text:p>
          </table:table-cell>
          <table:table-cell table:style-name="ce18" table:formula="of:=PERCENTRANK([.H$1:.H$1000]; [.H77])" office:value-type="percentage" office:value="0.64">
            <text:p>64,0%</text:p>
          </table:table-cell>
          <table:table-cell table:style-name="ce18" table:formula="of:=PERCENTRANK([.I$1:.I$1000]; [.I77])" office:value-type="percentage" office:value="0.488">
            <text:p>48,8%</text:p>
          </table:table-cell>
          <table:table-cell table:style-name="ce18" table:formula="of:=PERCENTRANK([.J$1:.J$1000]; [.J77])" office:value-type="percentage" office:value="0.7">
            <text:p>70,0%</text:p>
          </table:table-cell>
          <table:table-cell table:number-columns-repeated="999"/>
        </table:table-row>
        <table:table-row table:style-name="ro3">
          <table:table-cell office:value-type="float" office:value="114">
            <text:p>114</text:p>
          </table:table-cell>
          <table:table-cell office:value-type="string">
            <text:p>Tangela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205">
            <text:p>205</text:p>
          </table:table-cell>
          <table:table-cell office:value-type="float" office:value="130">
            <text:p>130</text:p>
          </table:table-cell>
          <table:table-cell office:value-type="float" office:value="2208">
            <text:p>2208</text:p>
          </table:table-cell>
          <table:table-cell table:formula="of:=SUM([.D78:.F78])" office:value-type="float" office:value="518">
            <text:p>518</text:p>
          </table:table-cell>
          <table:table-cell table:formula="of:=SQRT([.C78]*[.E78]*[.F78]^1.2)" office:value-type="float" office:value="265.609094894731">
            <text:p>266</text:p>
          </table:table-cell>
          <table:table-cell table:formula="of:=[.D78]^2*[.E78]*[.F78]/1000000" office:value-type="float" office:value="892.48185">
            <text:p>892</text:p>
          </table:table-cell>
          <table:table-cell office:value-type="float" office:value="8">
            <text:p>8,0</text:p>
          </table:table-cell>
          <table:table-cell table:style-name="ce17" table:formula="of:=[.D78]/MAX([.D$1:.D$1000])" office:value-type="percentage" office:value="0.61">
            <text:p>61%</text:p>
          </table:table-cell>
          <table:table-cell table:style-name="ce17" table:formula="of:=[.E78]/MAX([.E$1:.E$1000])" office:value-type="percentage" office:value="0.517676767676768">
            <text:p>52%</text:p>
          </table:table-cell>
          <table:table-cell table:style-name="ce17" table:formula="of:=[.F78]/MAX([.F$1:.F$1000])" office:value-type="percentage" office:value="0.254901960784314">
            <text:p>25%</text:p>
          </table:table-cell>
          <table:table-cell table:style-name="ce17" table:formula="of:=[.H78]/MAX([.H$1:.H$1000])" office:value-type="percentage" office:value="0.596774193548387">
            <text:p>60%</text:p>
          </table:table-cell>
          <table:table-cell table:style-name="ce17" table:formula="of:=[.I78]/MAX([.I$1:.I$1000])" office:value-type="percentage" office:value="0.416661233363888">
            <text:p>42%</text:p>
          </table:table-cell>
          <table:table-cell table:style-name="ce17" table:formula="of:=[.J78]/MAX([.J$1:.J$1000])" office:value-type="percentage" office:value="0.282311250925241">
            <text:p>28%</text:p>
          </table:table-cell>
          <table:table-cell table:style-name="ce18" table:formula="of:=PERCENTRANK([.D$1:.D$1000]; [.D78])" office:value-type="percentage" office:value="0.7">
            <text:p>70,0%</text:p>
          </table:table-cell>
          <table:table-cell table:style-name="ce18" table:formula="of:=PERCENTRANK([.E$1:.E$1000]; [.E78])" office:value-type="percentage" office:value="0.868">
            <text:p>86,8%</text:p>
          </table:table-cell>
          <table:table-cell table:style-name="ce18" table:formula="of:=PERCENTRANK([.F$1:.F$1000]; [.F78])" office:value-type="percentage" office:value="0.5">
            <text:p>50,0%</text:p>
          </table:table-cell>
          <table:table-cell table:style-name="ce18" table:formula="of:=PERCENTRANK([.G$1:.G$1000]; [.G78])" office:value-type="percentage" office:value="0.696">
            <text:p>69,6%</text:p>
          </table:table-cell>
          <table:table-cell table:style-name="ce18" table:formula="of:=PERCENTRANK([.H$1:.H$1000]; [.H78])" office:value-type="percentage" office:value="0.676">
            <text:p>67,6%</text:p>
          </table:table-cell>
          <table:table-cell table:style-name="ce18" table:formula="of:=PERCENTRANK([.I$1:.I$1000]; [.I78])" office:value-type="percentage" office:value="0.744">
            <text:p>74,4%</text:p>
          </table:table-cell>
          <table:table-cell table:style-name="ce18" table:formula="of:=PERCENTRANK([.J$1:.J$1000]; [.J78])" office:value-type="percentage" office:value="0.696">
            <text:p>69,6%</text:p>
          </table:table-cell>
          <table:table-cell table:number-columns-repeated="999"/>
        </table:table-row>
        <table:table-row table:style-name="ro3">
          <table:table-cell office:value-type="float" office:value="125">
            <text:p>125</text:p>
          </table:table-cell>
          <table:table-cell office:value-type="string">
            <text:p>Electabuzz</text:p>
          </table:table-cell>
          <table:table-cell office:value-type="float" office:value="1">
            <text:p>1</text:p>
          </table:table-cell>
          <table:table-cell office:value-type="float" office:value="198">
            <text:p>198</text:p>
          </table:table-cell>
          <table:table-cell office:value-type="float" office:value="173">
            <text:p>173</text:p>
          </table:table-cell>
          <table:table-cell office:value-type="float" office:value="130">
            <text:p>130</text:p>
          </table:table-cell>
          <table:table-cell office:value-type="float" office:value="2196">
            <text:p>2196</text:p>
          </table:table-cell>
          <table:table-cell table:formula="of:=SUM([.D79:.F79])" office:value-type="float" office:value="501">
            <text:p>501</text:p>
          </table:table-cell>
          <table:table-cell table:formula="of:=SQRT([.C79]*[.E79]*[.F79]^1.2)" office:value-type="float" office:value="243.999571104262">
            <text:p>244</text:p>
          </table:table-cell>
          <table:table-cell table:formula="of:=[.D79]^2*[.E79]*[.F79]/1000000" office:value-type="float" office:value="881.69796">
            <text:p>882</text:p>
          </table:table-cell>
          <table:table-cell office:value-type="float" office:value="7.5">
            <text:p>7,5</text:p>
          </table:table-cell>
          <table:table-cell table:style-name="ce17" table:formula="of:=[.D79]/MAX([.D$1:.D$1000])" office:value-type="percentage" office:value="0.66">
            <text:p>66%</text:p>
          </table:table-cell>
          <table:table-cell table:style-name="ce17" table:formula="of:=[.E79]/MAX([.E$1:.E$1000])" office:value-type="percentage" office:value="0.436868686868687">
            <text:p>44%</text:p>
          </table:table-cell>
          <table:table-cell table:style-name="ce17" table:formula="of:=[.F79]/MAX([.F$1:.F$1000])" office:value-type="percentage" office:value="0.254901960784314">
            <text:p>25%</text:p>
          </table:table-cell>
          <table:table-cell table:style-name="ce17" table:formula="of:=[.H79]/MAX([.H$1:.H$1000])" office:value-type="percentage" office:value="0.577188940092166">
            <text:p>58%</text:p>
          </table:table-cell>
          <table:table-cell table:style-name="ce17" table:formula="of:=[.I79]/MAX([.I$1:.I$1000])" office:value-type="percentage" office:value="0.382762353363143">
            <text:p>38%</text:p>
          </table:table-cell>
          <table:table-cell table:style-name="ce17" table:formula="of:=[.J79]/MAX([.J$1:.J$1000])" office:value-type="percentage" office:value="0.278900074019245">
            <text:p>28%</text:p>
          </table:table-cell>
          <table:table-cell table:style-name="ce18" table:formula="of:=PERCENTRANK([.D$1:.D$1000]; [.D79])" office:value-type="percentage" office:value="0.784">
            <text:p>78,4%</text:p>
          </table:table-cell>
          <table:table-cell table:style-name="ce18" table:formula="of:=PERCENTRANK([.E$1:.E$1000]; [.E79])" office:value-type="percentage" office:value="0.66">
            <text:p>66,0%</text:p>
          </table:table-cell>
          <table:table-cell table:style-name="ce18" table:formula="of:=PERCENTRANK([.F$1:.F$1000]; [.F79])" office:value-type="percentage" office:value="0.5">
            <text:p>50,0%</text:p>
          </table:table-cell>
          <table:table-cell table:style-name="ce18" table:formula="of:=PERCENTRANK([.G$1:.G$1000]; [.G79])" office:value-type="percentage" office:value="0.692">
            <text:p>69,2%</text:p>
          </table:table-cell>
          <table:table-cell table:style-name="ce18" table:formula="of:=PERCENTRANK([.H$1:.H$1000]; [.H79])" office:value-type="percentage" office:value="0.628">
            <text:p>62,8%</text:p>
          </table:table-cell>
          <table:table-cell table:style-name="ce18" table:formula="of:=PERCENTRANK([.I$1:.I$1000]; [.I79])" office:value-type="percentage" office:value="0.656">
            <text:p>65,6%</text:p>
          </table:table-cell>
          <table:table-cell table:style-name="ce18" table:formula="of:=PERCENTRANK([.J$1:.J$1000]; [.J79])" office:value-type="percentage" office:value="0.692">
            <text:p>69,2%</text:p>
          </table:table-cell>
          <table:table-cell table:number-columns-repeated="999"/>
        </table:table-row>
        <table:table-row table:style-name="ro3">
          <table:table-cell office:value-type="float" office:value="110">
            <text:p>110</text:p>
          </table:table-cell>
          <table:table-cell office:value-type="string">
            <text:p>Weezing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221">
            <text:p>221</text:p>
          </table:table-cell>
          <table:table-cell office:value-type="float" office:value="130">
            <text:p>130</text:p>
          </table:table-cell>
          <table:table-cell office:value-type="float" office:value="2183">
            <text:p>2183</text:p>
          </table:table-cell>
          <table:table-cell table:formula="of:=SUM([.D80:.F80])" office:value-type="float" office:value="525">
            <text:p>525</text:p>
          </table:table-cell>
          <table:table-cell table:formula="of:=SQRT([.C80]*[.E80]*[.F80]^1.2)" office:value-type="float" office:value="275.779606908606">
            <text:p>276</text:p>
          </table:table-cell>
          <table:table-cell table:formula="of:=[.D80]^2*[.E80]*[.F80]/1000000" office:value-type="float" office:value="869.82948">
            <text:p>870</text:p>
          </table:table-cell>
          <table:table-cell office:value-type="float" office:value="7">
            <text:p>7,0</text:p>
          </table:table-cell>
          <table:table-cell table:style-name="ce17" table:formula="of:=[.D80]/MAX([.D$1:.D$1000])" office:value-type="percentage" office:value="0.58">
            <text:p>58%</text:p>
          </table:table-cell>
          <table:table-cell table:style-name="ce17" table:formula="of:=[.E80]/MAX([.E$1:.E$1000])" office:value-type="percentage" office:value="0.558080808080808">
            <text:p>56%</text:p>
          </table:table-cell>
          <table:table-cell table:style-name="ce17" table:formula="of:=[.F80]/MAX([.F$1:.F$1000])" office:value-type="percentage" office:value="0.254901960784314">
            <text:p>25%</text:p>
          </table:table-cell>
          <table:table-cell table:style-name="ce17" table:formula="of:=[.H80]/MAX([.H$1:.H$1000])" office:value-type="percentage" office:value="0.604838709677419">
            <text:p>60%</text:p>
          </table:table-cell>
          <table:table-cell table:style-name="ce17" table:formula="of:=[.I80]/MAX([.I$1:.I$1000])" office:value-type="percentage" office:value="0.432615724987464">
            <text:p>43%</text:p>
          </table:table-cell>
          <table:table-cell table:style-name="ce17" table:formula="of:=[.J80]/MAX([.J$1:.J$1000])" office:value-type="percentage" office:value="0.275145817912657">
            <text:p>28%</text:p>
          </table:table-cell>
          <table:table-cell table:style-name="ce18" table:formula="of:=PERCENTRANK([.D$1:.D$1000]; [.D80])" office:value-type="percentage" office:value="0.628">
            <text:p>62,8%</text:p>
          </table:table-cell>
          <table:table-cell table:style-name="ce18" table:formula="of:=PERCENTRANK([.E$1:.E$1000]; [.E80])" office:value-type="percentage" office:value="0.932">
            <text:p>93,2%</text:p>
          </table:table-cell>
          <table:table-cell table:style-name="ce18" table:formula="of:=PERCENTRANK([.F$1:.F$1000]; [.F80])" office:value-type="percentage" office:value="0.5">
            <text:p>50,0%</text:p>
          </table:table-cell>
          <table:table-cell table:style-name="ce18" table:formula="of:=PERCENTRANK([.G$1:.G$1000]; [.G80])" office:value-type="percentage" office:value="0.688">
            <text:p>68,8%</text:p>
          </table:table-cell>
          <table:table-cell table:style-name="ce18" table:formula="of:=PERCENTRANK([.H$1:.H$1000]; [.H80])" office:value-type="percentage" office:value="0.696">
            <text:p>69,6%</text:p>
          </table:table-cell>
          <table:table-cell table:style-name="ce18" table:formula="of:=PERCENTRANK([.I$1:.I$1000]; [.I80])" office:value-type="percentage" office:value="0.784">
            <text:p>78,4%</text:p>
          </table:table-cell>
          <table:table-cell table:style-name="ce18" table:formula="of:=PERCENTRANK([.J$1:.J$1000]; [.J80])" office:value-type="percentage" office:value="0.688">
            <text:p>68,8%</text:p>
          </table:table-cell>
          <table:table-cell table:number-columns-repeated="999"/>
        </table:table-row>
        <table:table-row table:style-name="ro3">
          <table:table-cell office:value-type="float" office:value="38">
            <text:p>38</text:p>
          </table:table-cell>
          <table:table-cell office:value-type="string">
            <text:p>Ninetales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office:value-type="float" office:value="204">
            <text:p>204</text:p>
          </table:table-cell>
          <table:table-cell office:value-type="float" office:value="146">
            <text:p>146</text:p>
          </table:table-cell>
          <table:table-cell office:value-type="float" office:value="2157">
            <text:p>2157</text:p>
          </table:table-cell>
          <table:table-cell table:formula="of:=SUM([.D81:.F81])" office:value-type="float" office:value="519">
            <text:p>519</text:p>
          </table:table-cell>
          <table:table-cell table:formula="of:=SQRT([.C81]*[.E81]*[.F81]^1.2)" office:value-type="float" office:value="284.070932683901">
            <text:p>284</text:p>
          </table:table-cell>
          <table:table-cell table:formula="of:=[.D81]^2*[.E81]*[.F81]/1000000" office:value-type="float" office:value="850.660824">
            <text:p>851</text:p>
          </table:table-cell>
          <table:table-cell office:value-type="float" office:value="7">
            <text:p>7,0</text:p>
          </table:table-cell>
          <table:table-cell table:style-name="ce17" table:formula="of:=[.D81]/MAX([.D$1:.D$1000])" office:value-type="percentage" office:value="0.563333333333333">
            <text:p>56%</text:p>
          </table:table-cell>
          <table:table-cell table:style-name="ce17" table:formula="of:=[.E81]/MAX([.E$1:.E$1000])" office:value-type="percentage" office:value="0.515151515151515">
            <text:p>52%</text:p>
          </table:table-cell>
          <table:table-cell table:style-name="ce17" table:formula="of:=[.F81]/MAX([.F$1:.F$1000])" office:value-type="percentage" office:value="0.286274509803922">
            <text:p>29%</text:p>
          </table:table-cell>
          <table:table-cell table:style-name="ce17" table:formula="of:=[.H81]/MAX([.H$1:.H$1000])" office:value-type="percentage" office:value="0.597926267281106">
            <text:p>60%</text:p>
          </table:table-cell>
          <table:table-cell table:style-name="ce17" table:formula="of:=[.I81]/MAX([.I$1:.I$1000])" office:value-type="percentage" office:value="0.445622335416694">
            <text:p>45%</text:p>
          </table:table-cell>
          <table:table-cell table:style-name="ce17" table:formula="of:=[.J81]/MAX([.J$1:.J$1000])" office:value-type="percentage" office:value="0.269082358746607">
            <text:p>27%</text:p>
          </table:table-cell>
          <table:table-cell table:style-name="ce18" table:formula="of:=PERCENTRANK([.D$1:.D$1000]; [.D81])" office:value-type="percentage" office:value="0.596">
            <text:p>59,6%</text:p>
          </table:table-cell>
          <table:table-cell table:style-name="ce18" table:formula="of:=PERCENTRANK([.E$1:.E$1000]; [.E81])" office:value-type="percentage" office:value="0.856">
            <text:p>85,6%</text:p>
          </table:table-cell>
          <table:table-cell table:style-name="ce18" table:formula="of:=PERCENTRANK([.F$1:.F$1000]; [.F81])" office:value-type="percentage" office:value="0.652">
            <text:p>65,2%</text:p>
          </table:table-cell>
          <table:table-cell table:style-name="ce18" table:formula="of:=PERCENTRANK([.G$1:.G$1000]; [.G81])" office:value-type="percentage" office:value="0.684">
            <text:p>68,4%</text:p>
          </table:table-cell>
          <table:table-cell table:style-name="ce18" table:formula="of:=PERCENTRANK([.H$1:.H$1000]; [.H81])" office:value-type="percentage" office:value="0.68">
            <text:p>68,0%</text:p>
          </table:table-cell>
          <table:table-cell table:style-name="ce18" table:formula="of:=PERCENTRANK([.I$1:.I$1000]; [.I81])" office:value-type="percentage" office:value="0.808">
            <text:p>80,8%</text:p>
          </table:table-cell>
          <table:table-cell table:style-name="ce18" table:formula="of:=PERCENTRANK([.J$1:.J$1000]; [.J81])" office:value-type="percentage" office:value="0.684">
            <text:p>68,4%</text:p>
          </table:table-cell>
          <table:table-cell table:number-columns-repeated="999"/>
        </table:table-row>
        <table:table-row table:style-name="ro3">
          <table:table-cell office:value-type="float" office:value="85">
            <text:p>85</text:p>
          </table:table-cell>
          <table:table-cell office:value-type="string">
            <text:p>Dodrio</text:p>
          </table:table-cell>
          <table:table-cell office:value-type="float" office:value="1">
            <text:p>1</text:p>
          </table:table-cell>
          <table:table-cell office:value-type="float" office:value="218">
            <text:p>218</text:p>
          </table:table-cell>
          <table:table-cell office:value-type="float" office:value="145">
            <text:p>145</text:p>
          </table:table-cell>
          <table:table-cell office:value-type="float" office:value="120">
            <text:p>120</text:p>
          </table:table-cell>
          <table:table-cell office:value-type="float" office:value="2138">
            <text:p>2138</text:p>
          </table:table-cell>
          <table:table-cell table:formula="of:=SUM([.D82:.F82])" office:value-type="float" office:value="483">
            <text:p>483</text:p>
          </table:table-cell>
          <table:table-cell table:formula="of:=SQRT([.C82]*[.E82]*[.F82]^1.2)" office:value-type="float" office:value="212.908376711049">
            <text:p>213</text:p>
          </table:table-cell>
          <table:table-cell table:formula="of:=[.D82]^2*[.E82]*[.F82]/1000000" office:value-type="float" office:value="826.9176">
            <text:p>827</text:p>
          </table:table-cell>
          <table:table-cell office:value-type="float" office:value="6.5">
            <text:p>6,5</text:p>
          </table:table-cell>
          <table:table-cell table:style-name="ce17" table:formula="of:=[.D82]/MAX([.D$1:.D$1000])" office:value-type="percentage" office:value="0.726666666666667">
            <text:p>73%</text:p>
          </table:table-cell>
          <table:table-cell table:style-name="ce17" table:formula="of:=[.E82]/MAX([.E$1:.E$1000])" office:value-type="percentage" office:value="0.366161616161616">
            <text:p>37%</text:p>
          </table:table-cell>
          <table:table-cell table:style-name="ce17" table:formula="of:=[.F82]/MAX([.F$1:.F$1000])" office:value-type="percentage" office:value="0.235294117647059">
            <text:p>24%</text:p>
          </table:table-cell>
          <table:table-cell table:style-name="ce17" table:formula="of:=[.H82]/MAX([.H$1:.H$1000])" office:value-type="percentage" office:value="0.556451612903226">
            <text:p>56%</text:p>
          </table:table-cell>
          <table:table-cell table:style-name="ce17" table:formula="of:=[.I82]/MAX([.I$1:.I$1000])" office:value-type="percentage" office:value="0.333989567898975">
            <text:p>33%</text:p>
          </table:table-cell>
          <table:table-cell table:style-name="ce17" table:formula="of:=[.J82]/MAX([.J$1:.J$1000])" office:value-type="percentage" office:value="0.261571865095181">
            <text:p>26%</text:p>
          </table:table-cell>
          <table:table-cell table:style-name="ce18" table:formula="of:=PERCENTRANK([.D$1:.D$1000]; [.D82])" office:value-type="percentage" office:value="0.864">
            <text:p>86,4%</text:p>
          </table:table-cell>
          <table:table-cell table:style-name="ce18" table:formula="of:=PERCENTRANK([.E$1:.E$1000]; [.E82])" office:value-type="percentage" office:value="0.46">
            <text:p>46,0%</text:p>
          </table:table-cell>
          <table:table-cell table:style-name="ce18" table:formula="of:=PERCENTRANK([.F$1:.F$1000]; [.F82])" office:value-type="percentage" office:value="0.404">
            <text:p>40,4%</text:p>
          </table:table-cell>
          <table:table-cell table:style-name="ce18" table:formula="of:=PERCENTRANK([.G$1:.G$1000]; [.G82])" office:value-type="percentage" office:value="0.68">
            <text:p>68,0%</text:p>
          </table:table-cell>
          <table:table-cell table:style-name="ce18" table:formula="of:=PERCENTRANK([.H$1:.H$1000]; [.H82])" office:value-type="percentage" office:value="0.6">
            <text:p>60,0%</text:p>
          </table:table-cell>
          <table:table-cell table:style-name="ce18" table:formula="of:=PERCENTRANK([.I$1:.I$1000]; [.I82])" office:value-type="percentage" office:value="0.48">
            <text:p>48,0%</text:p>
          </table:table-cell>
          <table:table-cell table:style-name="ce18" table:formula="of:=PERCENTRANK([.J$1:.J$1000]; [.J82])" office:value-type="percentage" office:value="0.68">
            <text:p>68,0%</text:p>
          </table:table-cell>
          <table:table-cell table:number-columns-repeated="999"/>
        </table:table-row>
        <table:table-row table:style-name="ro3">
          <table:table-cell office:value-type="float" office:value="224">
            <text:p>224</text:p>
          </table:table-cell>
          <table:table-cell office:value-type="string">
            <text:p>Octillery</text:p>
          </table:table-cell>
          <table:table-cell office:value-type="float" office:value="1">
            <text:p>1</text:p>
          </table:table-cell>
          <table:table-cell office:value-type="float" office:value="197">
            <text:p>197</text:p>
          </table:table-cell>
          <table:table-cell office:value-type="float" office:value="141">
            <text:p>141</text:p>
          </table:table-cell>
          <table:table-cell office:value-type="float" office:value="150">
            <text:p>150</text:p>
          </table:table-cell>
          <table:table-cell office:value-type="float" office:value="2124">
            <text:p>2124</text:p>
          </table:table-cell>
          <table:table-cell table:formula="of:=SUM([.D83:.F83])" office:value-type="float" office:value="488">
            <text:p>488</text:p>
          </table:table-cell>
          <table:table-cell table:formula="of:=SQRT([.C83]*[.E83]*[.F83]^1.2)" office:value-type="float" office:value="240.029329385127">
            <text:p>240</text:p>
          </table:table-cell>
          <table:table-cell table:formula="of:=[.D83]^2*[.E83]*[.F83]/1000000" office:value-type="float" office:value="820.81035">
            <text:p>821</text:p>
          </table:table-cell>
          <table:table-cell office:value-type="float" office:value="7">
            <text:p>7,0</text:p>
          </table:table-cell>
          <table:table-cell table:style-name="ce17" table:formula="of:=[.D83]/MAX([.D$1:.D$1000])" office:value-type="percentage" office:value="0.656666666666667">
            <text:p>66%</text:p>
          </table:table-cell>
          <table:table-cell table:style-name="ce17" table:formula="of:=[.E83]/MAX([.E$1:.E$1000])" office:value-type="percentage" office:value="0.356060606060606">
            <text:p>36%</text:p>
          </table:table-cell>
          <table:table-cell table:style-name="ce17" table:formula="of:=[.F83]/MAX([.F$1:.F$1000])" office:value-type="percentage" office:value="0.294117647058823">
            <text:p>29%</text:p>
          </table:table-cell>
          <table:table-cell table:style-name="ce17" table:formula="of:=[.H83]/MAX([.H$1:.H$1000])" office:value-type="percentage" office:value="0.56221198156682">
            <text:p>56%</text:p>
          </table:table-cell>
          <table:table-cell table:style-name="ce17" table:formula="of:=[.I83]/MAX([.I$1:.I$1000])" office:value-type="percentage" office:value="0.376534231498178">
            <text:p>38%</text:p>
          </table:table-cell>
          <table:table-cell table:style-name="ce17" table:formula="of:=[.J83]/MAX([.J$1:.J$1000])" office:value-type="percentage" office:value="0.259640010248818">
            <text:p>26%</text:p>
          </table:table-cell>
          <table:table-cell table:style-name="ce18" table:formula="of:=PERCENTRANK([.D$1:.D$1000]; [.D83])" office:value-type="percentage" office:value="0.78">
            <text:p>78,0%</text:p>
          </table:table-cell>
          <table:table-cell table:style-name="ce18" table:formula="of:=PERCENTRANK([.E$1:.E$1000]; [.E83])" office:value-type="percentage" office:value="0.44">
            <text:p>44,0%</text:p>
          </table:table-cell>
          <table:table-cell table:style-name="ce18" table:formula="of:=PERCENTRANK([.F$1:.F$1000]; [.F83])" office:value-type="percentage" office:value="0.66">
            <text:p>66,0%</text:p>
          </table:table-cell>
          <table:table-cell table:style-name="ce18" table:formula="of:=PERCENTRANK([.G$1:.G$1000]; [.G83])" office:value-type="percentage" office:value="0.676">
            <text:p>67,6%</text:p>
          </table:table-cell>
          <table:table-cell table:style-name="ce18" table:formula="of:=PERCENTRANK([.H$1:.H$1000]; [.H83])" office:value-type="percentage" office:value="0.612">
            <text:p>61,2%</text:p>
          </table:table-cell>
          <table:table-cell table:style-name="ce18" table:formula="of:=PERCENTRANK([.I$1:.I$1000]; [.I83])" office:value-type="percentage" office:value="0.644">
            <text:p>64,4%</text:p>
          </table:table-cell>
          <table:table-cell table:style-name="ce18" table:formula="of:=PERCENTRANK([.J$1:.J$1000]; [.J83])" office:value-type="percentage" office:value="0.676">
            <text:p>67,6%</text:p>
          </table:table-cell>
          <table:table-cell table:number-columns-repeated="999"/>
        </table:table-row>
        <table:table-row table:style-name="ro3">
          <table:table-cell office:value-type="float" office:value="182">
            <text:p>182</text:p>
          </table:table-cell>
          <table:table-cell office:value-type="string">
            <text:p>Bellossom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office:value-type="float" office:value="189">
            <text:p>189</text:p>
          </table:table-cell>
          <table:table-cell office:value-type="float" office:value="150">
            <text:p>150</text:p>
          </table:table-cell>
          <table:table-cell office:value-type="float" office:value="2108">
            <text:p>2108</text:p>
          </table:table-cell>
          <table:table-cell table:formula="of:=SUM([.D84:.F84])" office:value-type="float" office:value="508">
            <text:p>508</text:p>
          </table:table-cell>
          <table:table-cell table:formula="of:=SQRT([.C84]*[.E84]*[.F84]^1.2)" office:value-type="float" office:value="277.8981512039">
            <text:p>278</text:p>
          </table:table-cell>
          <table:table-cell table:formula="of:=[.D84]^2*[.E84]*[.F84]/1000000" office:value-type="float" office:value="809.70435">
            <text:p>810</text:p>
          </table:table-cell>
          <table:table-cell office:value-type="float" office:value="7">
            <text:p>7,0</text:p>
          </table:table-cell>
          <table:table-cell table:style-name="ce17" table:formula="of:=[.D84]/MAX([.D$1:.D$1000])" office:value-type="percentage" office:value="0.563333333333333">
            <text:p>56%</text:p>
          </table:table-cell>
          <table:table-cell table:style-name="ce17" table:formula="of:=[.E84]/MAX([.E$1:.E$1000])" office:value-type="percentage" office:value="0.477272727272727">
            <text:p>48%</text:p>
          </table:table-cell>
          <table:table-cell table:style-name="ce17" table:formula="of:=[.F84]/MAX([.F$1:.F$1000])" office:value-type="percentage" office:value="0.294117647058823">
            <text:p>29%</text:p>
          </table:table-cell>
          <table:table-cell table:style-name="ce17" table:formula="of:=[.H84]/MAX([.H$1:.H$1000])" office:value-type="percentage" office:value="0.585253456221198">
            <text:p>59%</text:p>
          </table:table-cell>
          <table:table-cell table:style-name="ce17" table:formula="of:=[.I84]/MAX([.I$1:.I$1000])" office:value-type="percentage" office:value="0.435939087387246">
            <text:p>44%</text:p>
          </table:table-cell>
          <table:table-cell table:style-name="ce17" table:formula="of:=[.J84]/MAX([.J$1:.J$1000])" office:value-type="percentage" office:value="0.256126943005181">
            <text:p>26%</text:p>
          </table:table-cell>
          <table:table-cell table:style-name="ce18" table:formula="of:=PERCENTRANK([.D$1:.D$1000]; [.D84])" office:value-type="percentage" office:value="0.596">
            <text:p>59,6%</text:p>
          </table:table-cell>
          <table:table-cell table:style-name="ce18" table:formula="of:=PERCENTRANK([.E$1:.E$1000]; [.E84])" office:value-type="percentage" office:value="0.756">
            <text:p>75,6%</text:p>
          </table:table-cell>
          <table:table-cell table:style-name="ce18" table:formula="of:=PERCENTRANK([.F$1:.F$1000]; [.F84])" office:value-type="percentage" office:value="0.66">
            <text:p>66,0%</text:p>
          </table:table-cell>
          <table:table-cell table:style-name="ce18" table:formula="of:=PERCENTRANK([.G$1:.G$1000]; [.G84])" office:value-type="percentage" office:value="0.672">
            <text:p>67,2%</text:p>
          </table:table-cell>
          <table:table-cell table:style-name="ce18" table:formula="of:=PERCENTRANK([.H$1:.H$1000]; [.H84])" office:value-type="percentage" office:value="0.664">
            <text:p>66,4%</text:p>
          </table:table-cell>
          <table:table-cell table:style-name="ce18" table:formula="of:=PERCENTRANK([.I$1:.I$1000]; [.I84])" office:value-type="percentage" office:value="0.788">
            <text:p>78,8%</text:p>
          </table:table-cell>
          <table:table-cell table:style-name="ce18" table:formula="of:=PERCENTRANK([.J$1:.J$1000]; [.J84])" office:value-type="percentage" office:value="0.672">
            <text:p>67,2%</text:p>
          </table:table-cell>
          <table:table-cell table:number-columns-repeated="999"/>
        </table:table-row>
        <table:table-row table:style-name="ro3">
          <table:table-cell office:value-type="float" office:value="57">
            <text:p>57</text:p>
          </table:table-cell>
          <table:table-cell office:value-type="string">
            <text:p>Primeape</text:p>
          </table:table-cell>
          <table:table-cell office:value-type="float" office:value="1">
            <text:p>1</text:p>
          </table:table-cell>
          <table:table-cell office:value-type="float" office:value="207">
            <text:p>207</text:p>
          </table:table-cell>
          <table:table-cell office:value-type="float" office:value="144">
            <text:p>144</text:p>
          </table:table-cell>
          <table:table-cell office:value-type="float" office:value="130">
            <text:p>130</text:p>
          </table:table-cell>
          <table:table-cell office:value-type="float" office:value="2105">
            <text:p>2105</text:p>
          </table:table-cell>
          <table:table-cell table:formula="of:=SUM([.D85:.F85])" office:value-type="float" office:value="481">
            <text:p>481</text:p>
          </table:table-cell>
          <table:table-cell table:formula="of:=SQRT([.C85]*[.E85]*[.F85]^1.2)" office:value-type="float" office:value="222.6113264477">
            <text:p>223</text:p>
          </table:table-cell>
          <table:table-cell table:formula="of:=[.D85]^2*[.E85]*[.F85]/1000000" office:value-type="float" office:value="802.13328">
            <text:p>802</text:p>
          </table:table-cell>
          <table:table-cell office:value-type="float" office:value="6.5">
            <text:p>6,5</text:p>
          </table:table-cell>
          <table:table-cell table:style-name="ce17" table:formula="of:=[.D85]/MAX([.D$1:.D$1000])" office:value-type="percentage" office:value="0.69">
            <text:p>69%</text:p>
          </table:table-cell>
          <table:table-cell table:style-name="ce17" table:formula="of:=[.E85]/MAX([.E$1:.E$1000])" office:value-type="percentage" office:value="0.363636363636364">
            <text:p>36%</text:p>
          </table:table-cell>
          <table:table-cell table:style-name="ce17" table:formula="of:=[.F85]/MAX([.F$1:.F$1000])" office:value-type="percentage" office:value="0.254901960784314">
            <text:p>25%</text:p>
          </table:table-cell>
          <table:table-cell table:style-name="ce17" table:formula="of:=[.H85]/MAX([.H$1:.H$1000])" office:value-type="percentage" office:value="0.554147465437788">
            <text:p>55%</text:p>
          </table:table-cell>
          <table:table-cell table:style-name="ce17" table:formula="of:=[.I85]/MAX([.I$1:.I$1000])" office:value-type="percentage" office:value="0.349210594144869">
            <text:p>35%</text:p>
          </table:table-cell>
          <table:table-cell table:style-name="ce17" table:formula="of:=[.J85]/MAX([.J$1:.J$1000])" office:value-type="percentage" office:value="0.253732050333087">
            <text:p>25%</text:p>
          </table:table-cell>
          <table:table-cell table:style-name="ce18" table:formula="of:=PERCENTRANK([.D$1:.D$1000]; [.D85])" office:value-type="percentage" office:value="0.82">
            <text:p>82,0%</text:p>
          </table:table-cell>
          <table:table-cell table:style-name="ce18" table:formula="of:=PERCENTRANK([.E$1:.E$1000]; [.E85])" office:value-type="percentage" office:value="0.448">
            <text:p>44,8%</text:p>
          </table:table-cell>
          <table:table-cell table:style-name="ce18" table:formula="of:=PERCENTRANK([.F$1:.F$1000]; [.F85])" office:value-type="percentage" office:value="0.5">
            <text:p>50,0%</text:p>
          </table:table-cell>
          <table:table-cell table:style-name="ce18" table:formula="of:=PERCENTRANK([.G$1:.G$1000]; [.G85])" office:value-type="percentage" office:value="0.668">
            <text:p>66,8%</text:p>
          </table:table-cell>
          <table:table-cell table:style-name="ce18" table:formula="of:=PERCENTRANK([.H$1:.H$1000]; [.H85])" office:value-type="percentage" office:value="0.596">
            <text:p>59,6%</text:p>
          </table:table-cell>
          <table:table-cell table:style-name="ce18" table:formula="of:=PERCENTRANK([.I$1:.I$1000]; [.I85])" office:value-type="percentage" office:value="0.544">
            <text:p>54,4%</text:p>
          </table:table-cell>
          <table:table-cell table:style-name="ce18" table:formula="of:=PERCENTRANK([.J$1:.J$1000]; [.J85])" office:value-type="percentage" office:value="0.668">
            <text:p>66,8%</text:p>
          </table:table-cell>
          <table:table-cell table:number-columns-repeated="999"/>
        </table:table-row>
        <table:table-row table:style-name="ro3">
          <table:table-cell office:value-type="float" office:value="107">
            <text:p>107</text:p>
          </table:table-cell>
          <table:table-cell office:value-type="string">
            <text:p>Hitmonchan</text:p>
          </table:table-cell>
          <table:table-cell office:value-type="float" office:value="1">
            <text:p>1</text:p>
          </table:table-cell>
          <table:table-cell office:value-type="float" office:value="193">
            <text:p>193</text:p>
          </table:table-cell>
          <table:table-cell office:value-type="float" office:value="212">
            <text:p>212</text:p>
          </table:table-cell>
          <table:table-cell office:value-type="float" office:value="100">
            <text:p>100</text:p>
          </table:table-cell>
          <table:table-cell office:value-type="float" office:value="2098">
            <text:p>2098</text:p>
          </table:table-cell>
          <table:table-cell table:formula="of:=SUM([.D86:.F86])" office:value-type="float" office:value="505">
            <text:p>505</text:p>
          </table:table-cell>
          <table:table-cell table:formula="of:=SQRT([.C86]*[.E86]*[.F86]^1.2)" office:value-type="float" office:value="230.76393207779">
            <text:p>231</text:p>
          </table:table-cell>
          <table:table-cell table:formula="of:=[.D86]^2*[.E86]*[.F86]/1000000" office:value-type="float" office:value="789.6788">
            <text:p>790</text:p>
          </table:table-cell>
          <table:table-cell office:value-type="float" office:value="5.5">
            <text:p>5,5</text:p>
          </table:table-cell>
          <table:table-cell table:style-name="ce17" table:formula="of:=[.D86]/MAX([.D$1:.D$1000])" office:value-type="percentage" office:value="0.643333333333333">
            <text:p>64%</text:p>
          </table:table-cell>
          <table:table-cell table:style-name="ce17" table:formula="of:=[.E86]/MAX([.E$1:.E$1000])" office:value-type="percentage" office:value="0.535353535353535">
            <text:p>54%</text:p>
          </table:table-cell>
          <table:table-cell table:style-name="ce17" table:formula="of:=[.F86]/MAX([.F$1:.F$1000])" office:value-type="percentage" office:value="0.196078431372549">
            <text:p>20%</text:p>
          </table:table-cell>
          <table:table-cell table:style-name="ce17" table:formula="of:=[.H86]/MAX([.H$1:.H$1000])" office:value-type="percentage" office:value="0.581797235023041">
            <text:p>58%</text:p>
          </table:table-cell>
          <table:table-cell table:style-name="ce17" table:formula="of:=[.I86]/MAX([.I$1:.I$1000])" office:value-type="percentage" office:value="0.361999594153732">
            <text:p>36%</text:p>
          </table:table-cell>
          <table:table-cell table:style-name="ce17" table:formula="of:=[.J86]/MAX([.J$1:.J$1000])" office:value-type="percentage" office:value="0.24979242979243">
            <text:p>25%</text:p>
          </table:table-cell>
          <table:table-cell table:style-name="ce18" table:formula="of:=PERCENTRANK([.D$1:.D$1000]; [.D86])" office:value-type="percentage" office:value="0.756">
            <text:p>75,6%</text:p>
          </table:table-cell>
          <table:table-cell table:style-name="ce18" table:formula="of:=PERCENTRANK([.E$1:.E$1000]; [.E86])" office:value-type="percentage" office:value="0.908">
            <text:p>90,8%</text:p>
          </table:table-cell>
          <table:table-cell table:style-name="ce18" table:formula="of:=PERCENTRANK([.F$1:.F$1000]; [.F86])" office:value-type="percentage" office:value="0.252">
            <text:p>25,2%</text:p>
          </table:table-cell>
          <table:table-cell table:style-name="ce18" table:formula="of:=PERCENTRANK([.G$1:.G$1000]; [.G86])" office:value-type="percentage" office:value="0.664">
            <text:p>66,4%</text:p>
          </table:table-cell>
          <table:table-cell table:style-name="ce18" table:formula="of:=PERCENTRANK([.H$1:.H$1000]; [.H86])" office:value-type="percentage" office:value="0.64">
            <text:p>64,0%</text:p>
          </table:table-cell>
          <table:table-cell table:style-name="ce18" table:formula="of:=PERCENTRANK([.I$1:.I$1000]; [.I86])" office:value-type="percentage" office:value="0.596">
            <text:p>59,6%</text:p>
          </table:table-cell>
          <table:table-cell table:style-name="ce18" table:formula="of:=PERCENTRANK([.J$1:.J$1000]; [.J86])" office:value-type="percentage" office:value="0.664">
            <text:p>66,4%</text:p>
          </table:table-cell>
          <table:table-cell table:number-columns-repeated="999"/>
        </table:table-row>
        <table:table-row table:style-name="ro3">
          <table:table-cell office:value-type="float" office:value="171">
            <text:p>171</text:p>
          </table:table-cell>
          <table:table-cell office:value-type="string">
            <text:p>Lanturn</text:p>
          </table:table-cell>
          <table:table-cell office:value-type="float" office:value="1">
            <text:p>1</text:p>
          </table:table-cell>
          <table:table-cell table:number-columns-repeated="2" office:value-type="float" office:value="146">
            <text:p>146</text:p>
          </table:table-cell>
          <table:table-cell office:value-type="float" office:value="250">
            <text:p>250</text:p>
          </table:table-cell>
          <table:table-cell office:value-type="float" office:value="2077">
            <text:p>2077</text:p>
          </table:table-cell>
          <table:table-cell table:formula="of:=SUM([.D87:.F87])" office:value-type="float" office:value="542">
            <text:p>542</text:p>
          </table:table-cell>
          <table:table-cell table:formula="of:=SQRT([.C87]*[.E87]*[.F87]^1.2)" office:value-type="float" office:value="331.848938738621">
            <text:p>332</text:p>
          </table:table-cell>
          <table:table-cell table:formula="of:=[.D87]^2*[.E87]*[.F87]/1000000" office:value-type="float" office:value="778.034">
            <text:p>778</text:p>
          </table:table-cell>
          <table:table-cell office:value-type="float" office:value="6">
            <text:p>6,0</text:p>
          </table:table-cell>
          <table:table-cell table:style-name="ce17" table:formula="of:=[.D87]/MAX([.D$1:.D$1000])" office:value-type="percentage" office:value="0.486666666666667">
            <text:p>49%</text:p>
          </table:table-cell>
          <table:table-cell table:style-name="ce17" table:formula="of:=[.E87]/MAX([.E$1:.E$1000])" office:value-type="percentage" office:value="0.368686868686869">
            <text:p>37%</text:p>
          </table:table-cell>
          <table:table-cell table:style-name="ce17" table:formula="of:=[.F87]/MAX([.F$1:.F$1000])" office:value-type="percentage" office:value="0.490196078431373">
            <text:p>49%</text:p>
          </table:table-cell>
          <table:table-cell table:style-name="ce17" table:formula="of:=[.H87]/MAX([.H$1:.H$1000])" office:value-type="percentage" office:value="0.624423963133641">
            <text:p>62%</text:p>
          </table:table-cell>
          <table:table-cell table:style-name="ce17" table:formula="of:=[.I87]/MAX([.I$1:.I$1000])" office:value-type="percentage" office:value="0.520571737801868">
            <text:p>52%</text:p>
          </table:table-cell>
          <table:table-cell table:style-name="ce17" table:formula="of:=[.J87]/MAX([.J$1:.J$1000])" office:value-type="percentage" office:value="0.246108928492348">
            <text:p>25%</text:p>
          </table:table-cell>
          <table:table-cell table:style-name="ce18" table:formula="of:=PERCENTRANK([.D$1:.D$1000]; [.D87])" office:value-type="percentage" office:value="0.432">
            <text:p>43,2%</text:p>
          </table:table-cell>
          <table:table-cell table:style-name="ce18" table:formula="of:=PERCENTRANK([.E$1:.E$1000]; [.E87])" office:value-type="percentage" office:value="0.468">
            <text:p>46,8%</text:p>
          </table:table-cell>
          <table:table-cell table:style-name="ce18" table:formula="of:=PERCENTRANK([.F$1:.F$1000]; [.F87])" office:value-type="percentage" office:value="0.972">
            <text:p>97,2%</text:p>
          </table:table-cell>
          <table:table-cell table:style-name="ce18" table:formula="of:=PERCENTRANK([.G$1:.G$1000]; [.G87])" office:value-type="percentage" office:value="0.66">
            <text:p>66,0%</text:p>
          </table:table-cell>
          <table:table-cell table:style-name="ce18" table:formula="of:=PERCENTRANK([.H$1:.H$1000]; [.H87])" office:value-type="percentage" office:value="0.768">
            <text:p>76,8%</text:p>
          </table:table-cell>
          <table:table-cell table:style-name="ce18" table:formula="of:=PERCENTRANK([.I$1:.I$1000]; [.I87])" office:value-type="percentage" office:value="0.952">
            <text:p>95,2%</text:p>
          </table:table-cell>
          <table:table-cell table:style-name="ce18" table:formula="of:=PERCENTRANK([.J$1:.J$1000]; [.J87])" office:value-type="percentage" office:value="0.66">
            <text:p>66,0%</text:p>
          </table:table-cell>
          <table:table-cell table:number-columns-repeated="999"/>
        </table:table-row>
        <table:table-row table:style-name="ro3">
          <table:table-cell office:value-type="float" office:value="185">
            <text:p>185</text:p>
          </table:table-cell>
          <table:table-cell office:value-type="string">
            <text:p>Sudowoodo</text:p>
          </table:table-cell>
          <table:table-cell office:value-type="float" office:value="1">
            <text:p>1</text:p>
          </table:table-cell>
          <table:table-cell office:value-type="float" office:value="167">
            <text:p>167</text:p>
          </table:table-cell>
          <table:table-cell office:value-type="float" office:value="198">
            <text:p>198</text:p>
          </table:table-cell>
          <table:table-cell office:value-type="float" office:value="140">
            <text:p>140</text:p>
          </table:table-cell>
          <table:table-cell office:value-type="float" office:value="2065">
            <text:p>2065</text:p>
          </table:table-cell>
          <table:table-cell table:formula="of:=SUM([.D88:.F88])" office:value-type="float" office:value="505">
            <text:p>505</text:p>
          </table:table-cell>
          <table:table-cell table:formula="of:=SQRT([.C88]*[.E88]*[.F88]^1.2)" office:value-type="float" office:value="272.903695418106">
            <text:p>273</text:p>
          </table:table-cell>
          <table:table-cell table:formula="of:=[.D88]^2*[.E88]*[.F88]/1000000" office:value-type="float" office:value="773.08308">
            <text:p>773</text:p>
          </table:table-cell>
          <table:table-cell office:value-type="float" office:value="6">
            <text:p>6,0</text:p>
          </table:table-cell>
          <table:table-cell table:style-name="ce17" table:formula="of:=[.D88]/MAX([.D$1:.D$1000])" office:value-type="percentage" office:value="0.556666666666667">
            <text:p>56%</text:p>
          </table:table-cell>
          <table:table-cell table:style-name="ce17" table:formula="of:=[.E88]/MAX([.E$1:.E$1000])" office:value-type="percentage" office:value="0.5">
            <text:p>50%</text:p>
          </table:table-cell>
          <table:table-cell table:style-name="ce17" table:formula="of:=[.F88]/MAX([.F$1:.F$1000])" office:value-type="percentage" office:value="0.274509803921569">
            <text:p>27%</text:p>
          </table:table-cell>
          <table:table-cell table:style-name="ce17" table:formula="of:=[.H88]/MAX([.H$1:.H$1000])" office:value-type="percentage" office:value="0.581797235023041">
            <text:p>58%</text:p>
          </table:table-cell>
          <table:table-cell table:style-name="ce17" table:formula="of:=[.I88]/MAX([.I$1:.I$1000])" office:value-type="percentage" office:value="0.428104279966532">
            <text:p>43%</text:p>
          </table:table-cell>
          <table:table-cell table:style-name="ce17" table:formula="of:=[.J88]/MAX([.J$1:.J$1000])" office:value-type="percentage" office:value="0.244542845755281">
            <text:p>24%</text:p>
          </table:table-cell>
          <table:table-cell table:style-name="ce18" table:formula="of:=PERCENTRANK([.D$1:.D$1000]; [.D88])" office:value-type="percentage" office:value="0.572">
            <text:p>57,2%</text:p>
          </table:table-cell>
          <table:table-cell table:style-name="ce18" table:formula="of:=PERCENTRANK([.E$1:.E$1000]; [.E88])" office:value-type="percentage" office:value="0.824">
            <text:p>82,4%</text:p>
          </table:table-cell>
          <table:table-cell table:style-name="ce18" table:formula="of:=PERCENTRANK([.F$1:.F$1000]; [.F88])" office:value-type="percentage" office:value="0.6">
            <text:p>60,0%</text:p>
          </table:table-cell>
          <table:table-cell table:style-name="ce18" table:formula="of:=PERCENTRANK([.G$1:.G$1000]; [.G88])" office:value-type="percentage" office:value="0.656">
            <text:p>65,6%</text:p>
          </table:table-cell>
          <table:table-cell table:style-name="ce18" table:formula="of:=PERCENTRANK([.H$1:.H$1000]; [.H88])" office:value-type="percentage" office:value="0.64">
            <text:p>64,0%</text:p>
          </table:table-cell>
          <table:table-cell table:style-name="ce18" table:formula="of:=PERCENTRANK([.I$1:.I$1000]; [.I88])" office:value-type="percentage" office:value="0.768">
            <text:p>76,8%</text:p>
          </table:table-cell>
          <table:table-cell table:style-name="ce18" table:formula="of:=PERCENTRANK([.J$1:.J$1000]; [.J88])" office:value-type="percentage" office:value="0.656">
            <text:p>65,6%</text:p>
          </table:table-cell>
          <table:table-cell table:number-columns-repeated="999"/>
        </table:table-row>
        <table:table-row table:style-name="ro3">
          <table:table-cell office:value-type="float" office:value="192">
            <text:p>192</text:p>
          </table:table-cell>
          <table:table-cell office:value-type="string">
            <text:p>Sunflora</text:p>
          </table:table-cell>
          <table:table-cell office:value-type="float" office:value="1">
            <text:p>1</text:p>
          </table:table-cell>
          <table:table-cell office:value-type="float" office:value="185">
            <text:p>185</text:p>
          </table:table-cell>
          <table:table-cell office:value-type="float" office:value="148">
            <text:p>148</text:p>
          </table:table-cell>
          <table:table-cell office:value-type="float" office:value="150">
            <text:p>150</text:p>
          </table:table-cell>
          <table:table-cell office:value-type="float" office:value="2048">
            <text:p>2048</text:p>
          </table:table-cell>
          <table:table-cell table:formula="of:=SUM([.D89:.F89])" office:value-type="float" office:value="483">
            <text:p>483</text:p>
          </table:table-cell>
          <table:table-cell table:formula="of:=SQRT([.C89]*[.E89]*[.F89]^1.2)" office:value-type="float" office:value="245.915335814731">
            <text:p>246</text:p>
          </table:table-cell>
          <table:table-cell table:formula="of:=[.D89]^2*[.E89]*[.F89]/1000000" office:value-type="float" office:value="759.795">
            <text:p>760</text:p>
          </table:table-cell>
          <table:table-cell office:value-type="float" office:value="6">
            <text:p>6,0</text:p>
          </table:table-cell>
          <table:table-cell table:style-name="ce17" table:formula="of:=[.D89]/MAX([.D$1:.D$1000])" office:value-type="percentage" office:value="0.616666666666667">
            <text:p>62%</text:p>
          </table:table-cell>
          <table:table-cell table:style-name="ce17" table:formula="of:=[.E89]/MAX([.E$1:.E$1000])" office:value-type="percentage" office:value="0.373737373737374">
            <text:p>37%</text:p>
          </table:table-cell>
          <table:table-cell table:style-name="ce17" table:formula="of:=[.F89]/MAX([.F$1:.F$1000])" office:value-type="percentage" office:value="0.294117647058823">
            <text:p>29%</text:p>
          </table:table-cell>
          <table:table-cell table:style-name="ce17" table:formula="of:=[.H89]/MAX([.H$1:.H$1000])" office:value-type="percentage" office:value="0.556451612903226">
            <text:p>56%</text:p>
          </table:table-cell>
          <table:table-cell table:style-name="ce17" table:formula="of:=[.I89]/MAX([.I$1:.I$1000])" office:value-type="percentage" office:value="0.385767615240246">
            <text:p>39%</text:p>
          </table:table-cell>
          <table:table-cell table:style-name="ce17" table:formula="of:=[.J89]/MAX([.J$1:.J$1000])" office:value-type="percentage" office:value="0.240339539562337">
            <text:p>24%</text:p>
          </table:table-cell>
          <table:table-cell table:style-name="ce18" table:formula="of:=PERCENTRANK([.D$1:.D$1000]; [.D89])" office:value-type="percentage" office:value="0.708">
            <text:p>70,8%</text:p>
          </table:table-cell>
          <table:table-cell table:style-name="ce18" table:formula="of:=PERCENTRANK([.E$1:.E$1000]; [.E89])" office:value-type="percentage" office:value="0.492">
            <text:p>49,2%</text:p>
          </table:table-cell>
          <table:table-cell table:style-name="ce18" table:formula="of:=PERCENTRANK([.F$1:.F$1000]; [.F89])" office:value-type="percentage" office:value="0.66">
            <text:p>66,0%</text:p>
          </table:table-cell>
          <table:table-cell table:style-name="ce18" table:formula="of:=PERCENTRANK([.G$1:.G$1000]; [.G89])" office:value-type="percentage" office:value="0.644">
            <text:p>64,4%</text:p>
          </table:table-cell>
          <table:table-cell table:style-name="ce18" table:formula="of:=PERCENTRANK([.H$1:.H$1000]; [.H89])" office:value-type="percentage" office:value="0.6">
            <text:p>60,0%</text:p>
          </table:table-cell>
          <table:table-cell table:style-name="ce18" table:formula="of:=PERCENTRANK([.I$1:.I$1000]; [.I89])" office:value-type="percentage" office:value="0.664">
            <text:p>66,4%</text:p>
          </table:table-cell>
          <table:table-cell table:style-name="ce18" table:formula="of:=PERCENTRANK([.J$1:.J$1000]; [.J89])" office:value-type="percentage" office:value="0.652">
            <text:p>65,2%</text:p>
          </table:table-cell>
          <table:table-cell table:number-columns-repeated="999"/>
        </table:table-row>
        <table:table-row table:style-name="ro3">
          <table:table-cell office:value-type="float" office:value="97">
            <text:p>97</text:p>
          </table:table-cell>
          <table:table-cell office:value-type="string">
            <text:p>Hypno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215">
            <text:p>215</text:p>
          </table:table-cell>
          <table:table-cell office:value-type="float" office:value="170">
            <text:p>170</text:p>
          </table:table-cell>
          <table:table-cell office:value-type="float" office:value="2048">
            <text:p>2048</text:p>
          </table:table-cell>
          <table:table-cell table:formula="of:=SUM([.D90:.F90])" office:value-type="float" office:value="529">
            <text:p>529</text:p>
          </table:table-cell>
          <table:table-cell table:formula="of:=SQRT([.C90]*[.E90]*[.F90]^1.2)" office:value-type="float" office:value="319.513036657172">
            <text:p>320</text:p>
          </table:table-cell>
          <table:table-cell table:formula="of:=[.D90]^2*[.E90]*[.F90]/1000000" office:value-type="float" office:value="757.9008">
            <text:p>758</text:p>
          </table:table-cell>
          <table:table-cell office:value-type="float" office:value="8">
            <text:p>8,0</text:p>
          </table:table-cell>
          <table:table-cell table:style-name="ce17" table:formula="of:=[.D90]/MAX([.D$1:.D$1000])" office:value-type="percentage" office:value="0.48">
            <text:p>48%</text:p>
          </table:table-cell>
          <table:table-cell table:style-name="ce17" table:formula="of:=[.E90]/MAX([.E$1:.E$1000])" office:value-type="percentage" office:value="0.542929292929293">
            <text:p>54%</text:p>
          </table:table-cell>
          <table:table-cell table:style-name="ce17" table:formula="of:=[.F90]/MAX([.F$1:.F$1000])" office:value-type="percentage" office:value="0.333333333333333">
            <text:p>33%</text:p>
          </table:table-cell>
          <table:table-cell table:style-name="ce17" table:formula="of:=[.H90]/MAX([.H$1:.H$1000])" office:value-type="percentage" office:value="0.609447004608295">
            <text:p>61%</text:p>
          </table:table-cell>
          <table:table-cell table:style-name="ce17" table:formula="of:=[.I90]/MAX([.I$1:.I$1000])" office:value-type="percentage" office:value="0.501220396772111">
            <text:p>50%</text:p>
          </table:table-cell>
          <table:table-cell table:style-name="ce17" table:formula="of:=[.J90]/MAX([.J$1:.J$1000])" office:value-type="percentage" office:value="0.239740363263679">
            <text:p>24%</text:p>
          </table:table-cell>
          <table:table-cell table:style-name="ce18" table:formula="of:=PERCENTRANK([.D$1:.D$1000]; [.D90])" office:value-type="percentage" office:value="0.416">
            <text:p>41,6%</text:p>
          </table:table-cell>
          <table:table-cell table:style-name="ce18" table:formula="of:=PERCENTRANK([.E$1:.E$1000]; [.E90])" office:value-type="percentage" office:value="0.928">
            <text:p>92,8%</text:p>
          </table:table-cell>
          <table:table-cell table:style-name="ce18" table:formula="of:=PERCENTRANK([.F$1:.F$1000]; [.F90])" office:value-type="percentage" office:value="0.78">
            <text:p>78,0%</text:p>
          </table:table-cell>
          <table:table-cell table:style-name="ce18" table:formula="of:=PERCENTRANK([.G$1:.G$1000]; [.G90])" office:value-type="percentage" office:value="0.644">
            <text:p>64,4%</text:p>
          </table:table-cell>
          <table:table-cell table:style-name="ce18" table:formula="of:=PERCENTRANK([.H$1:.H$1000]; [.H90])" office:value-type="percentage" office:value="0.708">
            <text:p>70,8%</text:p>
          </table:table-cell>
          <table:table-cell table:style-name="ce18" table:formula="of:=PERCENTRANK([.I$1:.I$1000]; [.I90])" office:value-type="percentage" office:value="0.92">
            <text:p>92,0%</text:p>
          </table:table-cell>
          <table:table-cell table:style-name="ce18" table:formula="of:=PERCENTRANK([.J$1:.J$1000]; [.J90])" office:value-type="percentage" office:value="0.648">
            <text:p>64,8%</text:p>
          </table:table-cell>
          <table:table-cell table:number-columns-repeated="999"/>
        </table:table-row>
        <table:table-row table:style-name="ro3">
          <table:table-cell office:value-type="float" office:value="119">
            <text:p>119</text:p>
          </table:table-cell>
          <table:table-cell office:value-type="string">
            <text:p>Seaking</text:p>
          </table:table-cell>
          <table:table-cell office:value-type="float" office:value="1">
            <text:p>1</text:p>
          </table:table-cell>
          <table:table-cell office:value-type="float" office:value="175">
            <text:p>175</text:p>
          </table:table-cell>
          <table:table-cell office:value-type="float" office:value="154">
            <text:p>154</text:p>
          </table:table-cell>
          <table:table-cell office:value-type="float" office:value="160">
            <text:p>160</text:p>
          </table:table-cell>
          <table:table-cell office:value-type="float" office:value="2040">
            <text:p>2040</text:p>
          </table:table-cell>
          <table:table-cell table:formula="of:=SUM([.D91:.F91])" office:value-type="float" office:value="489">
            <text:p>489</text:p>
          </table:table-cell>
          <table:table-cell table:formula="of:=SQRT([.C91]*[.E91]*[.F91]^1.2)" office:value-type="float" office:value="260.754822998173">
            <text:p>261</text:p>
          </table:table-cell>
          <table:table-cell table:formula="of:=[.D91]^2*[.E91]*[.F91]/1000000" office:value-type="float" office:value="754.6">
            <text:p>755</text:p>
          </table:table-cell>
          <table:table-cell office:value-type="float" office:value="6.5">
            <text:p>6,5</text:p>
          </table:table-cell>
          <table:table-cell table:style-name="ce17" table:formula="of:=[.D91]/MAX([.D$1:.D$1000])" office:value-type="percentage" office:value="0.583333333333333">
            <text:p>58%</text:p>
          </table:table-cell>
          <table:table-cell table:style-name="ce17" table:formula="of:=[.E91]/MAX([.E$1:.E$1000])" office:value-type="percentage" office:value="0.388888888888889">
            <text:p>39%</text:p>
          </table:table-cell>
          <table:table-cell table:style-name="ce17" table:formula="of:=[.F91]/MAX([.F$1:.F$1000])" office:value-type="percentage" office:value="0.313725490196078">
            <text:p>31%</text:p>
          </table:table-cell>
          <table:table-cell table:style-name="ce17" table:formula="of:=[.H91]/MAX([.H$1:.H$1000])" office:value-type="percentage" office:value="0.563364055299539">
            <text:p>56%</text:p>
          </table:table-cell>
          <table:table-cell table:style-name="ce17" table:formula="of:=[.I91]/MAX([.I$1:.I$1000])" office:value-type="percentage" office:value="0.409046332540161">
            <text:p>41%</text:p>
          </table:table-cell>
          <table:table-cell table:style-name="ce17" table:formula="of:=[.J91]/MAX([.J$1:.J$1000])" office:value-type="percentage" office:value="0.238696249058943">
            <text:p>24%</text:p>
          </table:table-cell>
          <table:table-cell table:style-name="ce18" table:formula="of:=PERCENTRANK([.D$1:.D$1000]; [.D91])" office:value-type="percentage" office:value="0.636">
            <text:p>63,6%</text:p>
          </table:table-cell>
          <table:table-cell table:style-name="ce18" table:formula="of:=PERCENTRANK([.E$1:.E$1000]; [.E91])" office:value-type="percentage" office:value="0.532">
            <text:p>53,2%</text:p>
          </table:table-cell>
          <table:table-cell table:style-name="ce18" table:formula="of:=PERCENTRANK([.F$1:.F$1000]; [.F91])" office:value-type="percentage" office:value="0.724">
            <text:p>72,4%</text:p>
          </table:table-cell>
          <table:table-cell table:style-name="ce18" table:formula="of:=PERCENTRANK([.G$1:.G$1000]; [.G91])" office:value-type="percentage" office:value="0.636">
            <text:p>63,6%</text:p>
          </table:table-cell>
          <table:table-cell table:style-name="ce18" table:formula="of:=PERCENTRANK([.H$1:.H$1000]; [.H91])" office:value-type="percentage" office:value="0.616">
            <text:p>61,6%</text:p>
          </table:table-cell>
          <table:table-cell table:style-name="ce18" table:formula="of:=PERCENTRANK([.I$1:.I$1000]; [.I91])" office:value-type="percentage" office:value="0.708">
            <text:p>70,8%</text:p>
          </table:table-cell>
          <table:table-cell table:style-name="ce18" table:formula="of:=PERCENTRANK([.J$1:.J$1000]; [.J91])" office:value-type="percentage" office:value="0.644">
            <text:p>64,4%</text:p>
          </table:table-cell>
          <table:table-cell table:number-columns-repeated="999"/>
        </table:table-row>
        <table:table-row table:style-name="ro3">
          <table:table-cell office:value-type="float" office:value="197">
            <text:p>197</text:p>
          </table:table-cell>
          <table:table-cell office:value-type="string">
            <text:p>Umbreon</text:p>
          </table:table-cell>
          <table:table-cell office:value-type="float" office:value="1">
            <text:p>1</text:p>
          </table:table-cell>
          <table:table-cell office:value-type="float" office:value="126">
            <text:p>126</text:p>
          </table:table-cell>
          <table:table-cell office:value-type="float" office:value="250">
            <text:p>250</text:p>
          </table:table-cell>
          <table:table-cell office:value-type="float" office:value="190">
            <text:p>190</text:p>
          </table:table-cell>
          <table:table-cell office:value-type="float" office:value="2052">
            <text:p>2052</text:p>
          </table:table-cell>
          <table:table-cell table:formula="of:=SUM([.D92:.F92])" office:value-type="float" office:value="566">
            <text:p>566</text:p>
          </table:table-cell>
          <table:table-cell table:formula="of:=SQRT([.C92]*[.E92]*[.F92]^1.2)" office:value-type="float" office:value="368.317339521505">
            <text:p>368</text:p>
          </table:table-cell>
          <table:table-cell table:formula="of:=[.D92]^2*[.E92]*[.F92]/1000000" office:value-type="float" office:value="754.11">
            <text:p>754</text:p>
          </table:table-cell>
          <table:table-cell office:value-type="float" office:value="7.5">
            <text:p>7,5</text:p>
          </table:table-cell>
          <table:table-cell table:style-name="ce17" table:formula="of:=[.D92]/MAX([.D$1:.D$1000])" office:value-type="percentage" office:value="0.42">
            <text:p>42%</text:p>
          </table:table-cell>
          <table:table-cell table:style-name="ce17" table:formula="of:=[.E92]/MAX([.E$1:.E$1000])" office:value-type="percentage" office:value="0.631313131313131">
            <text:p>63%</text:p>
          </table:table-cell>
          <table:table-cell table:style-name="ce17" table:formula="of:=[.F92]/MAX([.F$1:.F$1000])" office:value-type="percentage" office:value="0.372549019607843">
            <text:p>37%</text:p>
          </table:table-cell>
          <table:table-cell table:style-name="ce17" table:formula="of:=[.H92]/MAX([.H$1:.H$1000])" office:value-type="percentage" office:value="0.652073732718894">
            <text:p>65%</text:p>
          </table:table-cell>
          <table:table-cell table:style-name="ce17" table:formula="of:=[.I92]/MAX([.I$1:.I$1000])" office:value-type="percentage" office:value="0.577779751913836">
            <text:p>58%</text:p>
          </table:table-cell>
          <table:table-cell table:style-name="ce17" table:formula="of:=[.J92]/MAX([.J$1:.J$1000])" office:value-type="percentage" office:value="0.238541251494619">
            <text:p>24%</text:p>
          </table:table-cell>
          <table:table-cell table:style-name="ce18" table:formula="of:=PERCENTRANK([.D$1:.D$1000]; [.D92])" office:value-type="percentage" office:value="0.304">
            <text:p>30,4%</text:p>
          </table:table-cell>
          <table:table-cell table:style-name="ce18" table:formula="of:=PERCENTRANK([.E$1:.E$1000]; [.E92])" office:value-type="percentage" office:value="0.968">
            <text:p>96,8%</text:p>
          </table:table-cell>
          <table:table-cell table:style-name="ce18" table:formula="of:=PERCENTRANK([.F$1:.F$1000]; [.F92])" office:value-type="percentage" office:value="0.876">
            <text:p>87,6%</text:p>
          </table:table-cell>
          <table:table-cell table:style-name="ce18" table:formula="of:=PERCENTRANK([.G$1:.G$1000]; [.G92])" office:value-type="percentage" office:value="0.652">
            <text:p>65,2%</text:p>
          </table:table-cell>
          <table:table-cell table:style-name="ce18" table:formula="of:=PERCENTRANK([.H$1:.H$1000]; [.H92])" office:value-type="percentage" office:value="0.86">
            <text:p>86,0%</text:p>
          </table:table-cell>
          <table:table-cell table:style-name="ce18" table:formula="of:=PERCENTRANK([.I$1:.I$1000]; [.I92])" office:value-type="percentage" office:value="0.976">
            <text:p>97,6%</text:p>
          </table:table-cell>
          <table:table-cell table:style-name="ce18" table:formula="of:=PERCENTRANK([.J$1:.J$1000]; [.J92])" office:value-type="percentage" office:value="0.64">
            <text:p>64,0%</text:p>
          </table:table-cell>
          <table:table-cell table:number-columns-repeated="999"/>
        </table:table-row>
        <table:table-row table:style-name="ro3">
          <table:table-cell office:value-type="float" office:value="164">
            <text:p>164</text:p>
          </table:table-cell>
          <table:table-cell office:value-type="string">
            <text:p>Noctowl</text:p>
          </table:table-cell>
          <table:table-cell office:value-type="float" office:value="1">
            <text:p>1</text:p>
          </table:table-cell>
          <table:table-cell office:value-type="float" office:value="145">
            <text:p>145</text:p>
          </table:table-cell>
          <table:table-cell office:value-type="float" office:value="179">
            <text:p>179</text:p>
          </table:table-cell>
          <table:table-cell office:value-type="float" office:value="200">
            <text:p>200</text:p>
          </table:table-cell>
          <table:table-cell office:value-type="float" office:value="2040">
            <text:p>2040</text:p>
          </table:table-cell>
          <table:table-cell table:formula="of:=SUM([.D93:.F93])" office:value-type="float" office:value="524">
            <text:p>524</text:p>
          </table:table-cell>
          <table:table-cell table:formula="of:=SQRT([.C93]*[.E93]*[.F93]^1.2)" office:value-type="float" office:value="321.398993873591">
            <text:p>321</text:p>
          </table:table-cell>
          <table:table-cell table:formula="of:=[.D93]^2*[.E93]*[.F93]/1000000" office:value-type="float" office:value="752.695">
            <text:p>753</text:p>
          </table:table-cell>
          <table:table-cell office:value-type="float" office:value="6">
            <text:p>6,0</text:p>
          </table:table-cell>
          <table:table-cell table:style-name="ce17" table:formula="of:=[.D93]/MAX([.D$1:.D$1000])" office:value-type="percentage" office:value="0.483333333333333">
            <text:p>48%</text:p>
          </table:table-cell>
          <table:table-cell table:style-name="ce17" table:formula="of:=[.E93]/MAX([.E$1:.E$1000])" office:value-type="percentage" office:value="0.452020202020202">
            <text:p>45%</text:p>
          </table:table-cell>
          <table:table-cell table:style-name="ce17" table:formula="of:=[.F93]/MAX([.F$1:.F$1000])" office:value-type="percentage" office:value="0.392156862745098">
            <text:p>39%</text:p>
          </table:table-cell>
          <table:table-cell table:style-name="ce17" table:formula="of:=[.H93]/MAX([.H$1:.H$1000])" office:value-type="percentage" office:value="0.6036866359447">
            <text:p>60%</text:p>
          </table:table-cell>
          <table:table-cell table:style-name="ce17" table:formula="of:=[.I93]/MAX([.I$1:.I$1000])" office:value-type="percentage" office:value="0.504178899605669">
            <text:p>50%</text:p>
          </table:table-cell>
          <table:table-cell table:style-name="ce17" table:formula="of:=[.J93]/MAX([.J$1:.J$1000])" office:value-type="percentage" office:value="0.238093656487439">
            <text:p>24%</text:p>
          </table:table-cell>
          <table:table-cell table:style-name="ce18" table:formula="of:=PERCENTRANK([.D$1:.D$1000]; [.D93])" office:value-type="percentage" office:value="0.424">
            <text:p>42,4%</text:p>
          </table:table-cell>
          <table:table-cell table:style-name="ce18" table:formula="of:=PERCENTRANK([.E$1:.E$1000]; [.E93])" office:value-type="percentage" office:value="0.692">
            <text:p>69,2%</text:p>
          </table:table-cell>
          <table:table-cell table:style-name="ce18" table:formula="of:=PERCENTRANK([.F$1:.F$1000]; [.F93])" office:value-type="percentage" office:value="0.916">
            <text:p>91,6%</text:p>
          </table:table-cell>
          <table:table-cell table:style-name="ce18" table:formula="of:=PERCENTRANK([.G$1:.G$1000]; [.G93])" office:value-type="percentage" office:value="0.636">
            <text:p>63,6%</text:p>
          </table:table-cell>
          <table:table-cell table:style-name="ce18" table:formula="of:=PERCENTRANK([.H$1:.H$1000]; [.H93])" office:value-type="percentage" office:value="0.692">
            <text:p>69,2%</text:p>
          </table:table-cell>
          <table:table-cell table:style-name="ce18" table:formula="of:=PERCENTRANK([.I$1:.I$1000]; [.I93])" office:value-type="percentage" office:value="0.924">
            <text:p>92,4%</text:p>
          </table:table-cell>
          <table:table-cell table:style-name="ce18" table:formula="of:=PERCENTRANK([.J$1:.J$1000]; [.J93])" office:value-type="percentage" office:value="0.636">
            <text:p>63,6%</text:p>
          </table:table-cell>
          <table:table-cell table:number-columns-repeated="999"/>
        </table:table-row>
        <table:table-row table:style-name="ro3">
          <table:table-cell office:value-type="float" office:value="226">
            <text:p>226</text:p>
          </table:table-cell>
          <table:table-cell office:value-type="string">
            <text:p>Mantine</text:p>
          </table:table-cell>
          <table:table-cell office:value-type="float" office:value="1">
            <text:p>1</text:p>
          </table:table-cell>
          <table:table-cell office:value-type="float" office:value="148">
            <text:p>148</text:p>
          </table:table-cell>
          <table:table-cell office:value-type="float" office:value="260">
            <text:p>260</text:p>
          </table:table-cell>
          <table:table-cell office:value-type="float" office:value="130">
            <text:p>130</text:p>
          </table:table-cell>
          <table:table-cell office:value-type="float" office:value="2032">
            <text:p>2032</text:p>
          </table:table-cell>
          <table:table-cell table:formula="of:=SUM([.D94:.F94])" office:value-type="float" office:value="538">
            <text:p>538</text:p>
          </table:table-cell>
          <table:table-cell table:formula="of:=SQRT([.C94]*[.E94]*[.F94]^1.2)" office:value-type="float" office:value="299.124981918665">
            <text:p>299</text:p>
          </table:table-cell>
          <table:table-cell table:formula="of:=[.D94]^2*[.E94]*[.F94]/1000000" office:value-type="float" office:value="740.3552">
            <text:p>740</text:p>
          </table:table-cell>
          <table:table-cell office:value-type="float" office:value="7">
            <text:p>7,0</text:p>
          </table:table-cell>
          <table:table-cell table:style-name="ce17" table:formula="of:=[.D94]/MAX([.D$1:.D$1000])" office:value-type="percentage" office:value="0.493333333333333">
            <text:p>49%</text:p>
          </table:table-cell>
          <table:table-cell table:style-name="ce17" table:formula="of:=[.E94]/MAX([.E$1:.E$1000])" office:value-type="percentage" office:value="0.656565656565657">
            <text:p>66%</text:p>
          </table:table-cell>
          <table:table-cell table:style-name="ce17" table:formula="of:=[.F94]/MAX([.F$1:.F$1000])" office:value-type="percentage" office:value="0.254901960784314">
            <text:p>25%</text:p>
          </table:table-cell>
          <table:table-cell table:style-name="ce17" table:formula="of:=[.H94]/MAX([.H$1:.H$1000])" office:value-type="percentage" office:value="0.619815668202765">
            <text:p>62%</text:p>
          </table:table-cell>
          <table:table-cell table:style-name="ce17" table:formula="of:=[.I94]/MAX([.I$1:.I$1000])" office:value-type="percentage" office:value="0.469237636405402">
            <text:p>47%</text:p>
          </table:table-cell>
          <table:table-cell table:style-name="ce17" table:formula="of:=[.J94]/MAX([.J$1:.J$1000])" office:value-type="percentage" office:value="0.234190311703265">
            <text:p>23%</text:p>
          </table:table-cell>
          <table:table-cell table:style-name="ce18" table:formula="of:=PERCENTRANK([.D$1:.D$1000]; [.D94])" office:value-type="percentage" office:value="0.436">
            <text:p>43,6%</text:p>
          </table:table-cell>
          <table:table-cell table:style-name="ce18" table:formula="of:=PERCENTRANK([.E$1:.E$1000]; [.E94])" office:value-type="percentage" office:value="0.972">
            <text:p>97,2%</text:p>
          </table:table-cell>
          <table:table-cell table:style-name="ce18" table:formula="of:=PERCENTRANK([.F$1:.F$1000]; [.F94])" office:value-type="percentage" office:value="0.5">
            <text:p>50,0%</text:p>
          </table:table-cell>
          <table:table-cell table:style-name="ce18" table:formula="of:=PERCENTRANK([.G$1:.G$1000]; [.G94])" office:value-type="percentage" office:value="0.628">
            <text:p>62,8%</text:p>
          </table:table-cell>
          <table:table-cell table:style-name="ce18" table:formula="of:=PERCENTRANK([.H$1:.H$1000]; [.H94])" office:value-type="percentage" office:value="0.748">
            <text:p>74,8%</text:p>
          </table:table-cell>
          <table:table-cell table:style-name="ce18" table:formula="of:=PERCENTRANK([.I$1:.I$1000]; [.I94])" office:value-type="percentage" office:value="0.876">
            <text:p>87,6%</text:p>
          </table:table-cell>
          <table:table-cell table:style-name="ce18" table:formula="of:=PERCENTRANK([.J$1:.J$1000]; [.J94])" office:value-type="percentage" office:value="0.628">
            <text:p>62,8%</text:p>
          </table:table-cell>
          <table:table-cell table:number-columns-repeated="999"/>
        </table:table-row>
        <table:table-row table:style-name="ro3">
          <table:table-cell office:value-type="float" office:value="227">
            <text:p>227</text:p>
          </table:table-cell>
          <table:table-cell office:value-type="string">
            <text:p>Skarmory</text:p>
          </table:table-cell>
          <table:table-cell office:value-type="float" office:value="1">
            <text:p>1</text:p>
          </table:table-cell>
          <table:table-cell office:value-type="float" office:value="148">
            <text:p>148</text:p>
          </table:table-cell>
          <table:table-cell office:value-type="float" office:value="260">
            <text:p>260</text:p>
          </table:table-cell>
          <table:table-cell office:value-type="float" office:value="130">
            <text:p>130</text:p>
          </table:table-cell>
          <table:table-cell office:value-type="float" office:value="2032">
            <text:p>2032</text:p>
          </table:table-cell>
          <table:table-cell table:formula="of:=SUM([.D95:.F95])" office:value-type="float" office:value="538">
            <text:p>538</text:p>
          </table:table-cell>
          <table:table-cell table:formula="of:=SQRT([.C95]*[.E95]*[.F95]^1.2)" office:value-type="float" office:value="299.124981918665">
            <text:p>299</text:p>
          </table:table-cell>
          <table:table-cell table:formula="of:=[.D95]^2*[.E95]*[.F95]/1000000" office:value-type="float" office:value="740.3552">
            <text:p>740</text:p>
          </table:table-cell>
          <table:table-cell office:value-type="float" office:value="7">
            <text:p>7,0</text:p>
          </table:table-cell>
          <table:table-cell table:style-name="ce17" table:formula="of:=[.D95]/MAX([.D$1:.D$1000])" office:value-type="percentage" office:value="0.493333333333333">
            <text:p>49%</text:p>
          </table:table-cell>
          <table:table-cell table:style-name="ce17" table:formula="of:=[.E95]/MAX([.E$1:.E$1000])" office:value-type="percentage" office:value="0.656565656565657">
            <text:p>66%</text:p>
          </table:table-cell>
          <table:table-cell table:style-name="ce17" table:formula="of:=[.F95]/MAX([.F$1:.F$1000])" office:value-type="percentage" office:value="0.254901960784314">
            <text:p>25%</text:p>
          </table:table-cell>
          <table:table-cell table:style-name="ce17" table:formula="of:=[.H95]/MAX([.H$1:.H$1000])" office:value-type="percentage" office:value="0.619815668202765">
            <text:p>62%</text:p>
          </table:table-cell>
          <table:table-cell table:style-name="ce17" table:formula="of:=[.I95]/MAX([.I$1:.I$1000])" office:value-type="percentage" office:value="0.469237636405402">
            <text:p>47%</text:p>
          </table:table-cell>
          <table:table-cell table:style-name="ce17" table:formula="of:=[.J95]/MAX([.J$1:.J$1000])" office:value-type="percentage" office:value="0.234190311703265">
            <text:p>23%</text:p>
          </table:table-cell>
          <table:table-cell table:style-name="ce18" table:formula="of:=PERCENTRANK([.D$1:.D$1000]; [.D95])" office:value-type="percentage" office:value="0.436">
            <text:p>43,6%</text:p>
          </table:table-cell>
          <table:table-cell table:style-name="ce18" table:formula="of:=PERCENTRANK([.E$1:.E$1000]; [.E95])" office:value-type="percentage" office:value="0.972">
            <text:p>97,2%</text:p>
          </table:table-cell>
          <table:table-cell table:style-name="ce18" table:formula="of:=PERCENTRANK([.F$1:.F$1000]; [.F95])" office:value-type="percentage" office:value="0.5">
            <text:p>50,0%</text:p>
          </table:table-cell>
          <table:table-cell table:style-name="ce18" table:formula="of:=PERCENTRANK([.G$1:.G$1000]; [.G95])" office:value-type="percentage" office:value="0.628">
            <text:p>62,8%</text:p>
          </table:table-cell>
          <table:table-cell table:style-name="ce18" table:formula="of:=PERCENTRANK([.H$1:.H$1000]; [.H95])" office:value-type="percentage" office:value="0.748">
            <text:p>74,8%</text:p>
          </table:table-cell>
          <table:table-cell table:style-name="ce18" table:formula="of:=PERCENTRANK([.I$1:.I$1000]; [.I95])" office:value-type="percentage" office:value="0.876">
            <text:p>87,6%</text:p>
          </table:table-cell>
          <table:table-cell table:style-name="ce18" table:formula="of:=PERCENTRANK([.J$1:.J$1000]; [.J95])" office:value-type="percentage" office:value="0.628">
            <text:p>62,8%</text:p>
          </table:table-cell>
          <table:table-cell table:number-columns-repeated="999"/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Raichu</text:p>
          </table:table-cell>
          <table:table-cell office:value-type="float" office:value="1">
            <text:p>1</text:p>
          </table:table-cell>
          <table:table-cell office:value-type="float" office:value="193">
            <text:p>193</text:p>
          </table:table-cell>
          <table:table-cell office:value-type="float" office:value="165">
            <text:p>165</text:p>
          </table:table-cell>
          <table:table-cell office:value-type="float" office:value="120">
            <text:p>120</text:p>
          </table:table-cell>
          <table:table-cell office:value-type="float" office:value="2025">
            <text:p>2025</text:p>
          </table:table-cell>
          <table:table-cell table:formula="of:=SUM([.D96:.F96])" office:value-type="float" office:value="478">
            <text:p>478</text:p>
          </table:table-cell>
          <table:table-cell table:formula="of:=SQRT([.C96]*[.E96]*[.F96]^1.2)" office:value-type="float" office:value="227.117563118768">
            <text:p>227</text:p>
          </table:table-cell>
          <table:table-cell table:formula="of:=[.D96]^2*[.E96]*[.F96]/1000000" office:value-type="float" office:value="737.5302">
            <text:p>738</text:p>
          </table:table-cell>
          <table:table-cell office:value-type="float" office:value="6">
            <text:p>6,0</text:p>
          </table:table-cell>
          <table:table-cell table:style-name="ce17" table:formula="of:=[.D96]/MAX([.D$1:.D$1000])" office:value-type="percentage" office:value="0.643333333333333">
            <text:p>64%</text:p>
          </table:table-cell>
          <table:table-cell table:style-name="ce17" table:formula="of:=[.E96]/MAX([.E$1:.E$1000])" office:value-type="percentage" office:value="0.416666666666667">
            <text:p>42%</text:p>
          </table:table-cell>
          <table:table-cell table:style-name="ce17" table:formula="of:=[.F96]/MAX([.F$1:.F$1000])" office:value-type="percentage" office:value="0.235294117647059">
            <text:p>24%</text:p>
          </table:table-cell>
          <table:table-cell table:style-name="ce17" table:formula="of:=[.H96]/MAX([.H$1:.H$1000])" office:value-type="percentage" office:value="0.550691244239631">
            <text:p>55%</text:p>
          </table:table-cell>
          <table:table-cell table:style-name="ce17" table:formula="of:=[.I96]/MAX([.I$1:.I$1000])" office:value-type="percentage" office:value="0.356279531787764">
            <text:p>36%</text:p>
          </table:table-cell>
          <table:table-cell table:style-name="ce17" table:formula="of:=[.J96]/MAX([.J$1:.J$1000])" office:value-type="percentage" office:value="0.233296703296703">
            <text:p>23%</text:p>
          </table:table-cell>
          <table:table-cell table:style-name="ce18" table:formula="of:=PERCENTRANK([.D$1:.D$1000]; [.D96])" office:value-type="percentage" office:value="0.756">
            <text:p>75,6%</text:p>
          </table:table-cell>
          <table:table-cell table:style-name="ce18" table:formula="of:=PERCENTRANK([.E$1:.E$1000]; [.E96])" office:value-type="percentage" office:value="0.612">
            <text:p>61,2%</text:p>
          </table:table-cell>
          <table:table-cell table:style-name="ce18" table:formula="of:=PERCENTRANK([.F$1:.F$1000]; [.F96])" office:value-type="percentage" office:value="0.404">
            <text:p>40,4%</text:p>
          </table:table-cell>
          <table:table-cell table:style-name="ce18" table:formula="of:=PERCENTRANK([.G$1:.G$1000]; [.G96])" office:value-type="percentage" office:value="0.624">
            <text:p>62,4%</text:p>
          </table:table-cell>
          <table:table-cell table:style-name="ce18" table:formula="of:=PERCENTRANK([.H$1:.H$1000]; [.H96])" office:value-type="percentage" office:value="0.588">
            <text:p>58,8%</text:p>
          </table:table-cell>
          <table:table-cell table:style-name="ce18" table:formula="of:=PERCENTRANK([.I$1:.I$1000]; [.I96])" office:value-type="percentage" office:value="0.568">
            <text:p>56,8%</text:p>
          </table:table-cell>
          <table:table-cell table:style-name="ce18" table:formula="of:=PERCENTRANK([.J$1:.J$1000]; [.J96])" office:value-type="percentage" office:value="0.624">
            <text:p>62,4%</text:p>
          </table:table-cell>
          <table:table-cell table:number-columns-repeated="999"/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Pidgeot</text:p>
          </table:table-cell>
          <table:table-cell office:value-type="float" office:value="1">
            <text:p>1</text:p>
          </table:table-cell>
          <table:table-cell office:value-type="float" office:value="166">
            <text:p>166</text:p>
          </table:table-cell>
          <table:table-cell office:value-type="float" office:value="157">
            <text:p>157</text:p>
          </table:table-cell>
          <table:table-cell office:value-type="float" office:value="166">
            <text:p>166</text:p>
          </table:table-cell>
          <table:table-cell office:value-type="float" office:value="1994">
            <text:p>1994</text:p>
          </table:table-cell>
          <table:table-cell table:formula="of:=SUM([.D97:.F97])" office:value-type="float" office:value="489">
            <text:p>489</text:p>
          </table:table-cell>
          <table:table-cell table:formula="of:=SQRT([.C97]*[.E97]*[.F97]^1.2)" office:value-type="float" office:value="269.162577856705">
            <text:p>269</text:p>
          </table:table-cell>
          <table:table-cell table:formula="of:=[.D97]^2*[.E97]*[.F97]/1000000" office:value-type="float" office:value="718.164472">
            <text:p>718</text:p>
          </table:table-cell>
          <table:table-cell office:value-type="float" office:value="6.5">
            <text:p>6,5</text:p>
          </table:table-cell>
          <table:table-cell table:style-name="ce17" table:formula="of:=[.D97]/MAX([.D$1:.D$1000])" office:value-type="percentage" office:value="0.553333333333333">
            <text:p>55%</text:p>
          </table:table-cell>
          <table:table-cell table:style-name="ce17" table:formula="of:=[.E97]/MAX([.E$1:.E$1000])" office:value-type="percentage" office:value="0.396464646464646">
            <text:p>40%</text:p>
          </table:table-cell>
          <table:table-cell table:style-name="ce17" table:formula="of:=[.F97]/MAX([.F$1:.F$1000])" office:value-type="percentage" office:value="0.325490196078431">
            <text:p>33%</text:p>
          </table:table-cell>
          <table:table-cell table:style-name="ce17" table:formula="of:=[.H97]/MAX([.H$1:.H$1000])" office:value-type="percentage" office:value="0.563364055299539">
            <text:p>56%</text:p>
          </table:table-cell>
          <table:table-cell table:style-name="ce17" table:formula="of:=[.I97]/MAX([.I$1:.I$1000])" office:value-type="percentage" office:value="0.422235585380187">
            <text:p>42%</text:p>
          </table:table-cell>
          <table:table-cell table:style-name="ce17" table:formula="of:=[.J97]/MAX([.J$1:.J$1000])" office:value-type="percentage" office:value="0.227170906008212">
            <text:p>23%</text:p>
          </table:table-cell>
          <table:table-cell table:style-name="ce18" table:formula="of:=PERCENTRANK([.D$1:.D$1000]; [.D97])" office:value-type="percentage" office:value="0.564">
            <text:p>56,4%</text:p>
          </table:table-cell>
          <table:table-cell table:style-name="ce18" table:formula="of:=PERCENTRANK([.E$1:.E$1000]; [.E97])" office:value-type="percentage" office:value="0.556">
            <text:p>55,6%</text:p>
          </table:table-cell>
          <table:table-cell table:style-name="ce18" table:formula="of:=PERCENTRANK([.F$1:.F$1000]; [.F97])" office:value-type="percentage" office:value="0.776">
            <text:p>77,6%</text:p>
          </table:table-cell>
          <table:table-cell table:style-name="ce18" table:formula="of:=PERCENTRANK([.G$1:.G$1000]; [.G97])" office:value-type="percentage" office:value="0.62">
            <text:p>62,0%</text:p>
          </table:table-cell>
          <table:table-cell table:style-name="ce18" table:formula="of:=PERCENTRANK([.H$1:.H$1000]; [.H97])" office:value-type="percentage" office:value="0.616">
            <text:p>61,6%</text:p>
          </table:table-cell>
          <table:table-cell table:style-name="ce18" table:formula="of:=PERCENTRANK([.I$1:.I$1000]; [.I97])" office:value-type="percentage" office:value="0.76">
            <text:p>76,0%</text:p>
          </table:table-cell>
          <table:table-cell table:style-name="ce18" table:formula="of:=PERCENTRANK([.J$1:.J$1000]; [.J97])" office:value-type="percentage" office:value="0.62">
            <text:p>62,0%</text:p>
          </table:table-cell>
          <table:table-cell table:number-columns-repeated="999"/>
        </table:table-row>
        <table:table-row table:style-name="ro3">
          <table:table-cell office:value-type="float" office:value="234">
            <text:p>234</text:p>
          </table:table-cell>
          <table:table-cell office:value-type="string">
            <text:p>Stantler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132">
            <text:p>132</text:p>
          </table:table-cell>
          <table:table-cell office:value-type="float" office:value="146">
            <text:p>146</text:p>
          </table:table-cell>
          <table:table-cell office:value-type="float" office:value="1988">
            <text:p>1988</text:p>
          </table:table-cell>
          <table:table-cell table:formula="of:=SUM([.D98:.F98])" office:value-type="float" office:value="470">
            <text:p>470</text:p>
          </table:table-cell>
          <table:table-cell table:formula="of:=SQRT([.C98]*[.E98]*[.F98]^1.2)" office:value-type="float" office:value="228.506563524592">
            <text:p>229</text:p>
          </table:table-cell>
          <table:table-cell table:formula="of:=[.D98]^2*[.E98]*[.F98]/1000000" office:value-type="float" office:value="710.443008">
            <text:p>710</text:p>
          </table:table-cell>
          <table:table-cell office:value-type="float" office:value="6.5">
            <text:p>6,5</text:p>
          </table:table-cell>
          <table:table-cell table:style-name="ce17" table:formula="of:=[.D98]/MAX([.D$1:.D$1000])" office:value-type="percentage" office:value="0.64">
            <text:p>64%</text:p>
          </table:table-cell>
          <table:table-cell table:style-name="ce17" table:formula="of:=[.E98]/MAX([.E$1:.E$1000])" office:value-type="percentage" office:value="0.333333333333333">
            <text:p>33%</text:p>
          </table:table-cell>
          <table:table-cell table:style-name="ce17" table:formula="of:=[.F98]/MAX([.F$1:.F$1000])" office:value-type="percentage" office:value="0.286274509803922">
            <text:p>29%</text:p>
          </table:table-cell>
          <table:table-cell table:style-name="ce17" table:formula="of:=[.H98]/MAX([.H$1:.H$1000])" office:value-type="percentage" office:value="0.54147465437788">
            <text:p>54%</text:p>
          </table:table-cell>
          <table:table-cell table:style-name="ce17" table:formula="of:=[.I98]/MAX([.I$1:.I$1000])" office:value-type="percentage" office:value="0.358458458011895">
            <text:p>36%</text:p>
          </table:table-cell>
          <table:table-cell table:style-name="ce17" table:formula="of:=[.J98]/MAX([.J$1:.J$1000])" office:value-type="percentage" office:value="0.224728440471446">
            <text:p>22%</text:p>
          </table:table-cell>
          <table:table-cell table:style-name="ce18" table:formula="of:=PERCENTRANK([.D$1:.D$1000]; [.D98])" office:value-type="percentage" office:value="0.74">
            <text:p>74,0%</text:p>
          </table:table-cell>
          <table:table-cell table:style-name="ce18" table:formula="of:=PERCENTRANK([.E$1:.E$1000]; [.E98])" office:value-type="percentage" office:value="0.384">
            <text:p>38,4%</text:p>
          </table:table-cell>
          <table:table-cell table:style-name="ce18" table:formula="of:=PERCENTRANK([.F$1:.F$1000]; [.F98])" office:value-type="percentage" office:value="0.652">
            <text:p>65,2%</text:p>
          </table:table-cell>
          <table:table-cell table:style-name="ce18" table:formula="of:=PERCENTRANK([.G$1:.G$1000]; [.G98])" office:value-type="percentage" office:value="0.616">
            <text:p>61,6%</text:p>
          </table:table-cell>
          <table:table-cell table:style-name="ce18" table:formula="of:=PERCENTRANK([.H$1:.H$1000]; [.H98])" office:value-type="percentage" office:value="0.572">
            <text:p>57,2%</text:p>
          </table:table-cell>
          <table:table-cell table:style-name="ce18" table:formula="of:=PERCENTRANK([.I$1:.I$1000]; [.I98])" office:value-type="percentage" office:value="0.584">
            <text:p>58,4%</text:p>
          </table:table-cell>
          <table:table-cell table:style-name="ce18" table:formula="of:=PERCENTRANK([.J$1:.J$1000]; [.J98])" office:value-type="percentage" office:value="0.616">
            <text:p>61,6%</text:p>
          </table:table-cell>
          <table:table-cell table:number-columns-repeated="999"/>
        </table:table-row>
        <table:table-row table:style-name="ro3">
          <table:table-cell office:value-type="float" office:value="117">
            <text:p>117</text:p>
          </table:table-cell>
          <table:table-cell office:value-type="string">
            <text:p>Seadra</text:p>
          </table:table-cell>
          <table:table-cell office:value-type="float" office:value="1">
            <text:p>1</text:p>
          </table:table-cell>
          <table:table-cell office:value-type="float" office:value="187">
            <text:p>187</text:p>
          </table:table-cell>
          <table:table-cell office:value-type="float" office:value="182">
            <text:p>182</text:p>
          </table:table-cell>
          <table:table-cell office:value-type="float" office:value="110">
            <text:p>110</text:p>
          </table:table-cell>
          <table:table-cell office:value-type="float" office:value="1979">
            <text:p>1979</text:p>
          </table:table-cell>
          <table:table-cell table:formula="of:=SUM([.D99:.F99])" office:value-type="float" office:value="479">
            <text:p>479</text:p>
          </table:table-cell>
          <table:table-cell table:formula="of:=SQRT([.C99]*[.E99]*[.F99]^1.2)" office:value-type="float" office:value="226.39733227316">
            <text:p>226</text:p>
          </table:table-cell>
          <table:table-cell table:formula="of:=[.D99]^2*[.E99]*[.F99]/1000000" office:value-type="float" office:value="700.07938">
            <text:p>700</text:p>
          </table:table-cell>
          <table:table-cell office:value-type="float" office:value="7">
            <text:p>7,0</text:p>
          </table:table-cell>
          <table:table-cell table:style-name="ce17" table:formula="of:=[.D99]/MAX([.D$1:.D$1000])" office:value-type="percentage" office:value="0.623333333333333">
            <text:p>62%</text:p>
          </table:table-cell>
          <table:table-cell table:style-name="ce17" table:formula="of:=[.E99]/MAX([.E$1:.E$1000])" office:value-type="percentage" office:value="0.45959595959596">
            <text:p>46%</text:p>
          </table:table-cell>
          <table:table-cell table:style-name="ce17" table:formula="of:=[.F99]/MAX([.F$1:.F$1000])" office:value-type="percentage" office:value="0.215686274509804">
            <text:p>22%</text:p>
          </table:table-cell>
          <table:table-cell table:style-name="ce17" table:formula="of:=[.H99]/MAX([.H$1:.H$1000])" office:value-type="percentage" office:value="0.55184331797235">
            <text:p>55%</text:p>
          </table:table-cell>
          <table:table-cell table:style-name="ce17" table:formula="of:=[.I99]/MAX([.I$1:.I$1000])" office:value-type="percentage" office:value="0.355149704992652">
            <text:p>36%</text:p>
          </table:table-cell>
          <table:table-cell table:style-name="ce17" table:formula="of:=[.J99]/MAX([.J$1:.J$1000])" office:value-type="percentage" office:value="0.221450201496834">
            <text:p>22%</text:p>
          </table:table-cell>
          <table:table-cell table:style-name="ce18" table:formula="of:=PERCENTRANK([.D$1:.D$1000]; [.D99])" office:value-type="percentage" office:value="0.72">
            <text:p>72,0%</text:p>
          </table:table-cell>
          <table:table-cell table:style-name="ce18" table:formula="of:=PERCENTRANK([.E$1:.E$1000]; [.E99])" office:value-type="percentage" office:value="0.708">
            <text:p>70,8%</text:p>
          </table:table-cell>
          <table:table-cell table:style-name="ce18" table:formula="of:=PERCENTRANK([.F$1:.F$1000]; [.F99])" office:value-type="percentage" office:value="0.324">
            <text:p>32,4%</text:p>
          </table:table-cell>
          <table:table-cell table:style-name="ce18" table:formula="of:=PERCENTRANK([.G$1:.G$1000]; [.G99])" office:value-type="percentage" office:value="0.608">
            <text:p>60,8%</text:p>
          </table:table-cell>
          <table:table-cell table:style-name="ce18" table:formula="of:=PERCENTRANK([.H$1:.H$1000]; [.H99])" office:value-type="percentage" office:value="0.592">
            <text:p>59,2%</text:p>
          </table:table-cell>
          <table:table-cell table:style-name="ce18" table:formula="of:=PERCENTRANK([.I$1:.I$1000]; [.I99])" office:value-type="percentage" office:value="0.564">
            <text:p>56,4%</text:p>
          </table:table-cell>
          <table:table-cell table:style-name="ce18" table:formula="of:=PERCENTRANK([.J$1:.J$1000]; [.J99])" office:value-type="percentage" office:value="0.612">
            <text:p>61,2%</text:p>
          </table:table-cell>
          <table:table-cell table:number-columns-repeated="999"/>
        </table:table-row>
        <table:table-row table:style-name="ro3">
          <table:table-cell office:value-type="float" office:value="178">
            <text:p>178</text:p>
          </table:table-cell>
          <table:table-cell office:value-type="string">
            <text:p>Xatu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146">
            <text:p>146</text:p>
          </table:table-cell>
          <table:table-cell office:value-type="float" office:value="130">
            <text:p>130</text:p>
          </table:table-cell>
          <table:table-cell office:value-type="float" office:value="1975">
            <text:p>1975</text:p>
          </table:table-cell>
          <table:table-cell table:formula="of:=SUM([.D100:.F100])" office:value-type="float" office:value="468">
            <text:p>468</text:p>
          </table:table-cell>
          <table:table-cell table:formula="of:=SQRT([.C100]*[.E100]*[.F100]^1.2)" office:value-type="float" office:value="224.151907642536">
            <text:p>224</text:p>
          </table:table-cell>
          <table:table-cell table:formula="of:=[.D100]^2*[.E100]*[.F100]/1000000" office:value-type="float" office:value="699.67872">
            <text:p>700</text:p>
          </table:table-cell>
          <table:table-cell office:value-type="float" office:value="6">
            <text:p>6,0</text:p>
          </table:table-cell>
          <table:table-cell table:style-name="ce17" table:formula="of:=[.D100]/MAX([.D$1:.D$1000])" office:value-type="percentage" office:value="0.64">
            <text:p>64%</text:p>
          </table:table-cell>
          <table:table-cell table:style-name="ce17" table:formula="of:=[.E100]/MAX([.E$1:.E$1000])" office:value-type="percentage" office:value="0.368686868686869">
            <text:p>37%</text:p>
          </table:table-cell>
          <table:table-cell table:style-name="ce17" table:formula="of:=[.F100]/MAX([.F$1:.F$1000])" office:value-type="percentage" office:value="0.254901960784314">
            <text:p>25%</text:p>
          </table:table-cell>
          <table:table-cell table:style-name="ce17" table:formula="of:=[.H100]/MAX([.H$1:.H$1000])" office:value-type="percentage" office:value="0.539170506912442">
            <text:p>54%</text:p>
          </table:table-cell>
          <table:table-cell table:style-name="ce17" table:formula="of:=[.I100]/MAX([.I$1:.I$1000])" office:value-type="percentage" office:value="0.351627305293227">
            <text:p>35%</text:p>
          </table:table-cell>
          <table:table-cell table:style-name="ce17" table:formula="of:=[.J100]/MAX([.J$1:.J$1000])" office:value-type="percentage" office:value="0.221323464100666">
            <text:p>22%</text:p>
          </table:table-cell>
          <table:table-cell table:style-name="ce18" table:formula="of:=PERCENTRANK([.D$1:.D$1000]; [.D100])" office:value-type="percentage" office:value="0.74">
            <text:p>74,0%</text:p>
          </table:table-cell>
          <table:table-cell table:style-name="ce18" table:formula="of:=PERCENTRANK([.E$1:.E$1000]; [.E100])" office:value-type="percentage" office:value="0.468">
            <text:p>46,8%</text:p>
          </table:table-cell>
          <table:table-cell table:style-name="ce18" table:formula="of:=PERCENTRANK([.F$1:.F$1000]; [.F100])" office:value-type="percentage" office:value="0.5">
            <text:p>50,0%</text:p>
          </table:table-cell>
          <table:table-cell table:style-name="ce18" table:formula="of:=PERCENTRANK([.G$1:.G$1000]; [.G100])" office:value-type="percentage" office:value="0.604">
            <text:p>60,4%</text:p>
          </table:table-cell>
          <table:table-cell table:style-name="ce18" table:formula="of:=PERCENTRANK([.H$1:.H$1000]; [.H100])" office:value-type="percentage" office:value="0.564">
            <text:p>56,4%</text:p>
          </table:table-cell>
          <table:table-cell table:style-name="ce18" table:formula="of:=PERCENTRANK([.I$1:.I$1000]; [.I100])" office:value-type="percentage" office:value="0.556">
            <text:p>55,6%</text:p>
          </table:table-cell>
          <table:table-cell table:style-name="ce18" table:formula="of:=PERCENTRANK([.J$1:.J$1000]; [.J100])" office:value-type="percentage" office:value="0.608">
            <text:p>60,8%</text:p>
          </table:table-cell>
          <table:table-cell table:number-columns-repeated="999"/>
        </table:table-row>
        <table:table-row table:style-name="ro3">
          <table:table-cell office:value-type="float" office:value="122">
            <text:p>122</text:p>
          </table:table-cell>
          <table:table-cell office:value-type="string">
            <text:p>Mr. Mime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233">
            <text:p>233</text:p>
          </table:table-cell>
          <table:table-cell office:value-type="float" office:value="80">
            <text:p>80</text:p>
          </table:table-cell>
          <table:table-cell office:value-type="float" office:value="1984">
            <text:p>1984</text:p>
          </table:table-cell>
          <table:table-cell table:formula="of:=SUM([.D101:.F101])" office:value-type="float" office:value="505">
            <text:p>505</text:p>
          </table:table-cell>
          <table:table-cell table:formula="of:=SQRT([.C101]*[.E101]*[.F101]^1.2)" office:value-type="float" office:value="211.607936757646">
            <text:p>212</text:p>
          </table:table-cell>
          <table:table-cell table:formula="of:=[.D101]^2*[.E101]*[.F101]/1000000" office:value-type="float" office:value="687.14496">
            <text:p>687</text:p>
          </table:table-cell>
          <table:table-cell office:value-type="float" office:value="5">
            <text:p>5,0</text:p>
          </table:table-cell>
          <table:table-cell table:style-name="ce17" table:formula="of:=[.D101]/MAX([.D$1:.D$1000])" office:value-type="percentage" office:value="0.64">
            <text:p>64%</text:p>
          </table:table-cell>
          <table:table-cell table:style-name="ce17" table:formula="of:=[.E101]/MAX([.E$1:.E$1000])" office:value-type="percentage" office:value="0.588383838383838">
            <text:p>59%</text:p>
          </table:table-cell>
          <table:table-cell table:style-name="ce17" table:formula="of:=[.F101]/MAX([.F$1:.F$1000])" office:value-type="percentage" office:value="0.156862745098039">
            <text:p>16%</text:p>
          </table:table-cell>
          <table:table-cell table:style-name="ce17" table:formula="of:=[.H101]/MAX([.H$1:.H$1000])" office:value-type="percentage" office:value="0.581797235023041">
            <text:p>58%</text:p>
          </table:table-cell>
          <table:table-cell table:style-name="ce17" table:formula="of:=[.I101]/MAX([.I$1:.I$1000])" office:value-type="percentage" office:value="0.331949566538647">
            <text:p>33%</text:p>
          </table:table-cell>
          <table:table-cell table:style-name="ce17" table:formula="of:=[.J101]/MAX([.J$1:.J$1000])" office:value-type="percentage" office:value="0.217358765586745">
            <text:p>22%</text:p>
          </table:table-cell>
          <table:table-cell table:style-name="ce18" table:formula="of:=PERCENTRANK([.D$1:.D$1000]; [.D101])" office:value-type="percentage" office:value="0.74">
            <text:p>74,0%</text:p>
          </table:table-cell>
          <table:table-cell table:style-name="ce18" table:formula="of:=PERCENTRANK([.E$1:.E$1000]; [.E101])" office:value-type="percentage" office:value="0.948">
            <text:p>94,8%</text:p>
          </table:table-cell>
          <table:table-cell table:style-name="ce18" table:formula="of:=PERCENTRANK([.F$1:.F$1000]; [.F101])" office:value-type="percentage" office:value="0.116">
            <text:p>11,6%</text:p>
          </table:table-cell>
          <table:table-cell table:style-name="ce18" table:formula="of:=PERCENTRANK([.G$1:.G$1000]; [.G101])" office:value-type="percentage" office:value="0.612">
            <text:p>61,2%</text:p>
          </table:table-cell>
          <table:table-cell table:style-name="ce18" table:formula="of:=PERCENTRANK([.H$1:.H$1000]; [.H101])" office:value-type="percentage" office:value="0.64">
            <text:p>64,0%</text:p>
          </table:table-cell>
          <table:table-cell table:style-name="ce18" table:formula="of:=PERCENTRANK([.I$1:.I$1000]; [.I101])" office:value-type="percentage" office:value="0.476">
            <text:p>47,6%</text:p>
          </table:table-cell>
          <table:table-cell table:style-name="ce18" table:formula="of:=PERCENTRANK([.J$1:.J$1000]; [.J101])" office:value-type="percentage" office:value="0.604">
            <text:p>60,4%</text:p>
          </table:table-cell>
          <table:table-cell table:number-columns-repeated="999"/>
        </table:table-row>
        <table:table-row table:style-name="ro3">
          <table:table-cell office:value-type="float" office:value="49">
            <text:p>49</text:p>
          </table:table-cell>
          <table:table-cell office:value-type="string">
            <text:p>Venomoth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150">
            <text:p>150</text:p>
          </table:table-cell>
          <table:table-cell office:value-type="float" office:value="140">
            <text:p>140</text:p>
          </table:table-cell>
          <table:table-cell office:value-type="float" office:value="1937">
            <text:p>1937</text:p>
          </table:table-cell>
          <table:table-cell table:formula="of:=SUM([.D102:.F102])" office:value-type="float" office:value="469">
            <text:p>469</text:p>
          </table:table-cell>
          <table:table-cell table:formula="of:=SQRT([.C102]*[.E102]*[.F102]^1.2)" office:value-type="float" office:value="237.532178000158">
            <text:p>238</text:p>
          </table:table-cell>
          <table:table-cell table:formula="of:=[.D102]^2*[.E102]*[.F102]/1000000" office:value-type="float" office:value="672.861">
            <text:p>673</text:p>
          </table:table-cell>
          <table:table-cell office:value-type="float" office:value="6.5">
            <text:p>6,5</text:p>
          </table:table-cell>
          <table:table-cell table:style-name="ce17" table:formula="of:=[.D102]/MAX([.D$1:.D$1000])" office:value-type="percentage" office:value="0.596666666666667">
            <text:p>60%</text:p>
          </table:table-cell>
          <table:table-cell table:style-name="ce17" table:formula="of:=[.E102]/MAX([.E$1:.E$1000])" office:value-type="percentage" office:value="0.378787878787879">
            <text:p>38%</text:p>
          </table:table-cell>
          <table:table-cell table:style-name="ce17" table:formula="of:=[.F102]/MAX([.F$1:.F$1000])" office:value-type="percentage" office:value="0.274509803921569">
            <text:p>27%</text:p>
          </table:table-cell>
          <table:table-cell table:style-name="ce17" table:formula="of:=[.H102]/MAX([.H$1:.H$1000])" office:value-type="percentage" office:value="0.540322580645161">
            <text:p>54%</text:p>
          </table:table-cell>
          <table:table-cell table:style-name="ce17" table:formula="of:=[.I102]/MAX([.I$1:.I$1000])" office:value-type="percentage" office:value="0.372616947805879">
            <text:p>37%</text:p>
          </table:table-cell>
          <table:table-cell table:style-name="ce17" table:formula="of:=[.J102]/MAX([.J$1:.J$1000])" office:value-type="percentage" office:value="0.212840441078783">
            <text:p>21%</text:p>
          </table:table-cell>
          <table:table-cell table:style-name="ce18" table:formula="of:=PERCENTRANK([.D$1:.D$1000]; [.D102])" office:value-type="percentage" office:value="0.66">
            <text:p>66,0%</text:p>
          </table:table-cell>
          <table:table-cell table:style-name="ce18" table:formula="of:=PERCENTRANK([.E$1:.E$1000]; [.E102])" office:value-type="percentage" office:value="0.5">
            <text:p>50,0%</text:p>
          </table:table-cell>
          <table:table-cell table:style-name="ce18" table:formula="of:=PERCENTRANK([.F$1:.F$1000]; [.F102])" office:value-type="percentage" office:value="0.6">
            <text:p>60,0%</text:p>
          </table:table-cell>
          <table:table-cell table:style-name="ce18" table:formula="of:=PERCENTRANK([.G$1:.G$1000]; [.G102])" office:value-type="percentage" office:value="0.6">
            <text:p>60,0%</text:p>
          </table:table-cell>
          <table:table-cell table:style-name="ce18" table:formula="of:=PERCENTRANK([.H$1:.H$1000]; [.H102])" office:value-type="percentage" office:value="0.568">
            <text:p>56,8%</text:p>
          </table:table-cell>
          <table:table-cell table:style-name="ce18" table:formula="of:=PERCENTRANK([.I$1:.I$1000]; [.I102])" office:value-type="percentage" office:value="0.628">
            <text:p>62,8%</text:p>
          </table:table-cell>
          <table:table-cell table:style-name="ce18" table:formula="of:=PERCENTRANK([.J$1:.J$1000]; [.J102])" office:value-type="percentage" office:value="0.6">
            <text:p>60,0%</text:p>
          </table:table-cell>
          <table:table-cell table:number-columns-repeated="999"/>
        </table:table-row>
        <table:table-row table:style-name="ro3">
          <table:table-cell office:value-type="float" office:value="195">
            <text:p>195</text:p>
          </table:table-cell>
          <table:table-cell office:value-type="string">
            <text:p>Quagsire</text:p>
          </table:table-cell>
          <table:table-cell office:value-type="float" office:value="1">
            <text:p>1</text:p>
          </table:table-cell>
          <table:table-cell table:number-columns-repeated="2" office:value-type="float" office:value="152">
            <text:p>152</text:p>
          </table:table-cell>
          <table:table-cell office:value-type="float" office:value="190">
            <text:p>190</text:p>
          </table:table-cell>
          <table:table-cell office:value-type="float" office:value="1929">
            <text:p>1929</text:p>
          </table:table-cell>
          <table:table-cell table:formula="of:=SUM([.D103:.F103])" office:value-type="float" office:value="494">
            <text:p>494</text:p>
          </table:table-cell>
          <table:table-cell table:formula="of:=SQRT([.C103]*[.E103]*[.F103]^1.2)" office:value-type="float" office:value="287.193068955463">
            <text:p>287</text:p>
          </table:table-cell>
          <table:table-cell table:formula="of:=[.D103]^2*[.E103]*[.F103]/1000000" office:value-type="float" office:value="667.24352">
            <text:p>667</text:p>
          </table:table-cell>
          <table:table-cell office:value-type="float" office:value="6">
            <text:p>6,0</text:p>
          </table:table-cell>
          <table:table-cell table:style-name="ce17" table:formula="of:=[.D103]/MAX([.D$1:.D$1000])" office:value-type="percentage" office:value="0.506666666666667">
            <text:p>51%</text:p>
          </table:table-cell>
          <table:table-cell table:style-name="ce17" table:formula="of:=[.E103]/MAX([.E$1:.E$1000])" office:value-type="percentage" office:value="0.383838383838384">
            <text:p>38%</text:p>
          </table:table-cell>
          <table:table-cell table:style-name="ce17" table:formula="of:=[.F103]/MAX([.F$1:.F$1000])" office:value-type="percentage" office:value="0.372549019607843">
            <text:p>37%</text:p>
          </table:table-cell>
          <table:table-cell table:style-name="ce17" table:formula="of:=[.H103]/MAX([.H$1:.H$1000])" office:value-type="percentage" office:value="0.569124423963134">
            <text:p>57%</text:p>
          </table:table-cell>
          <table:table-cell table:style-name="ce17" table:formula="of:=[.I103]/MAX([.I$1:.I$1000])" office:value-type="percentage" office:value="0.450520033479912">
            <text:p>45%</text:p>
          </table:table-cell>
          <table:table-cell table:style-name="ce17" table:formula="of:=[.J103]/MAX([.J$1:.J$1000])" office:value-type="percentage" office:value="0.211063511042786">
            <text:p>21%</text:p>
          </table:table-cell>
          <table:table-cell table:style-name="ce18" table:formula="of:=PERCENTRANK([.D$1:.D$1000]; [.D103])" office:value-type="percentage" office:value="0.476">
            <text:p>47,6%</text:p>
          </table:table-cell>
          <table:table-cell table:style-name="ce18" table:formula="of:=PERCENTRANK([.E$1:.E$1000]; [.E103])" office:value-type="percentage" office:value="0.52">
            <text:p>52,0%</text:p>
          </table:table-cell>
          <table:table-cell table:style-name="ce18" table:formula="of:=PERCENTRANK([.F$1:.F$1000]; [.F103])" office:value-type="percentage" office:value="0.876">
            <text:p>87,6%</text:p>
          </table:table-cell>
          <table:table-cell table:style-name="ce18" table:formula="of:=PERCENTRANK([.G$1:.G$1000]; [.G103])" office:value-type="percentage" office:value="0.596">
            <text:p>59,6%</text:p>
          </table:table-cell>
          <table:table-cell table:style-name="ce18" table:formula="of:=PERCENTRANK([.H$1:.H$1000]; [.H103])" office:value-type="percentage" office:value="0.624">
            <text:p>62,4%</text:p>
          </table:table-cell>
          <table:table-cell table:style-name="ce18" table:formula="of:=PERCENTRANK([.I$1:.I$1000]; [.I103])" office:value-type="percentage" office:value="0.82">
            <text:p>82,0%</text:p>
          </table:table-cell>
          <table:table-cell table:style-name="ce18" table:formula="of:=PERCENTRANK([.J$1:.J$1000]; [.J103])" office:value-type="percentage" office:value="0.596">
            <text:p>59,6%</text:p>
          </table:table-cell>
          <table:table-cell table:number-columns-repeated="999"/>
        </table:table-row>
        <table:table-row table:style-name="ro3">
          <table:table-cell office:value-type="float" office:value="67">
            <text:p>67</text:p>
          </table:table-cell>
          <table:table-cell office:value-type="string">
            <text:p>Machoke</text:p>
          </table:table-cell>
          <table:table-cell office:value-type="float" office:value="1">
            <text:p>1</text:p>
          </table:table-cell>
          <table:table-cell office:value-type="float" office:value="177">
            <text:p>177</text:p>
          </table:table-cell>
          <table:table-cell office:value-type="float" office:value="130">
            <text:p>130</text:p>
          </table:table-cell>
          <table:table-cell office:value-type="float" office:value="160">
            <text:p>160</text:p>
          </table:table-cell>
          <table:table-cell office:value-type="float" office:value="1910">
            <text:p>1910</text:p>
          </table:table-cell>
          <table:table-cell table:formula="of:=SUM([.D104:.F104])" office:value-type="float" office:value="467">
            <text:p>467</text:p>
          </table:table-cell>
          <table:table-cell table:formula="of:=SQRT([.C104]*[.E104]*[.F104]^1.2)" office:value-type="float" office:value="239.576196473662">
            <text:p>240</text:p>
          </table:table-cell>
          <table:table-cell table:formula="of:=[.D104]^2*[.E104]*[.F104]/1000000" office:value-type="float" office:value="651.6432">
            <text:p>652</text:p>
          </table:table-cell>
          <table:table-cell office:value-type="float" office:value="6">
            <text:p>6,0</text:p>
          </table:table-cell>
          <table:table-cell table:style-name="ce17" table:formula="of:=[.D104]/MAX([.D$1:.D$1000])" office:value-type="percentage" office:value="0.59">
            <text:p>59%</text:p>
          </table:table-cell>
          <table:table-cell table:style-name="ce17" table:formula="of:=[.E104]/MAX([.E$1:.E$1000])" office:value-type="percentage" office:value="0.328282828282828">
            <text:p>33%</text:p>
          </table:table-cell>
          <table:table-cell table:style-name="ce17" table:formula="of:=[.F104]/MAX([.F$1:.F$1000])" office:value-type="percentage" office:value="0.313725490196078">
            <text:p>31%</text:p>
          </table:table-cell>
          <table:table-cell table:style-name="ce17" table:formula="of:=[.H104]/MAX([.H$1:.H$1000])" office:value-type="percentage" office:value="0.538018433179724">
            <text:p>54%</text:p>
          </table:table-cell>
          <table:table-cell table:style-name="ce17" table:formula="of:=[.I104]/MAX([.I$1:.I$1000])" office:value-type="percentage" office:value="0.375823401479937">
            <text:p>38%</text:p>
          </table:table-cell>
          <table:table-cell table:style-name="ce17" table:formula="of:=[.J104]/MAX([.J$1:.J$1000])" office:value-type="percentage" office:value="0.206128793486306">
            <text:p>21%</text:p>
          </table:table-cell>
          <table:table-cell table:style-name="ce18" table:formula="of:=PERCENTRANK([.D$1:.D$1000]; [.D104])" office:value-type="percentage" office:value="0.644">
            <text:p>64,4%</text:p>
          </table:table-cell>
          <table:table-cell table:style-name="ce18" table:formula="of:=PERCENTRANK([.E$1:.E$1000]; [.E104])" office:value-type="percentage" office:value="0.368">
            <text:p>36,8%</text:p>
          </table:table-cell>
          <table:table-cell table:style-name="ce18" table:formula="of:=PERCENTRANK([.F$1:.F$1000]; [.F104])" office:value-type="percentage" office:value="0.724">
            <text:p>72,4%</text:p>
          </table:table-cell>
          <table:table-cell table:style-name="ce18" table:formula="of:=PERCENTRANK([.G$1:.G$1000]; [.G104])" office:value-type="percentage" office:value="0.588">
            <text:p>58,8%</text:p>
          </table:table-cell>
          <table:table-cell table:style-name="ce18" table:formula="of:=PERCENTRANK([.H$1:.H$1000]; [.H104])" office:value-type="percentage" office:value="0.56">
            <text:p>56,0%</text:p>
          </table:table-cell>
          <table:table-cell table:style-name="ce18" table:formula="of:=PERCENTRANK([.I$1:.I$1000]; [.I104])" office:value-type="percentage" office:value="0.632">
            <text:p>63,2%</text:p>
          </table:table-cell>
          <table:table-cell table:style-name="ce18" table:formula="of:=PERCENTRANK([.J$1:.J$1000]; [.J104])" office:value-type="percentage" office:value="0.592">
            <text:p>59,2%</text:p>
          </table:table-cell>
          <table:table-cell table:number-columns-repeated="999"/>
        </table:table-row>
        <table:table-row table:style-name="ro3">
          <table:table-cell office:value-type="float" office:value="211">
            <text:p>211</text:p>
          </table:table-cell>
          <table:table-cell office:value-type="string">
            <text:p>Qwilfish</text:p>
          </table:table-cell>
          <table:table-cell office:value-type="float" office:value="1">
            <text:p>1</text:p>
          </table:table-cell>
          <table:table-cell office:value-type="float" office:value="184">
            <text:p>184</text:p>
          </table:table-cell>
          <table:table-cell office:value-type="float" office:value="148">
            <text:p>148</text:p>
          </table:table-cell>
          <table:table-cell office:value-type="float" office:value="130">
            <text:p>130</text:p>
          </table:table-cell>
          <table:table-cell office:value-type="float" office:value="1910">
            <text:p>1910</text:p>
          </table:table-cell>
          <table:table-cell table:formula="of:=SUM([.D105:.F105])" office:value-type="float" office:value="462">
            <text:p>462</text:p>
          </table:table-cell>
          <table:table-cell table:formula="of:=SQRT([.C105]*[.E105]*[.F105]^1.2)" office:value-type="float" office:value="225.681972556009">
            <text:p>226</text:p>
          </table:table-cell>
          <table:table-cell table:formula="of:=[.D105]^2*[.E105]*[.F105]/1000000" office:value-type="float" office:value="651.38944">
            <text:p>651</text:p>
          </table:table-cell>
          <table:table-cell office:value-type="float" office:value="7.5">
            <text:p>7,5</text:p>
          </table:table-cell>
          <table:table-cell table:style-name="ce17" table:formula="of:=[.D105]/MAX([.D$1:.D$1000])" office:value-type="percentage" office:value="0.613333333333333">
            <text:p>61%</text:p>
          </table:table-cell>
          <table:table-cell table:style-name="ce17" table:formula="of:=[.E105]/MAX([.E$1:.E$1000])" office:value-type="percentage" office:value="0.373737373737374">
            <text:p>37%</text:p>
          </table:table-cell>
          <table:table-cell table:style-name="ce17" table:formula="of:=[.F105]/MAX([.F$1:.F$1000])" office:value-type="percentage" office:value="0.254901960784314">
            <text:p>25%</text:p>
          </table:table-cell>
          <table:table-cell table:style-name="ce17" table:formula="of:=[.H105]/MAX([.H$1:.H$1000])" office:value-type="percentage" office:value="0.532258064516129">
            <text:p>53%</text:p>
          </table:table-cell>
          <table:table-cell table:style-name="ce17" table:formula="of:=[.I105]/MAX([.I$1:.I$1000])" office:value-type="percentage" office:value="0.354027519541265">
            <text:p>35%</text:p>
          </table:table-cell>
          <table:table-cell table:style-name="ce17" table:formula="of:=[.J105]/MAX([.J$1:.J$1000])" office:value-type="percentage" office:value="0.20604852372728">
            <text:p>21%</text:p>
          </table:table-cell>
          <table:table-cell table:style-name="ce18" table:formula="of:=PERCENTRANK([.D$1:.D$1000]; [.D105])" office:value-type="percentage" office:value="0.704">
            <text:p>70,4%</text:p>
          </table:table-cell>
          <table:table-cell table:style-name="ce18" table:formula="of:=PERCENTRANK([.E$1:.E$1000]; [.E105])" office:value-type="percentage" office:value="0.492">
            <text:p>49,2%</text:p>
          </table:table-cell>
          <table:table-cell table:style-name="ce18" table:formula="of:=PERCENTRANK([.F$1:.F$1000]; [.F105])" office:value-type="percentage" office:value="0.5">
            <text:p>50,0%</text:p>
          </table:table-cell>
          <table:table-cell table:style-name="ce18" table:formula="of:=PERCENTRANK([.G$1:.G$1000]; [.G105])" office:value-type="percentage" office:value="0.588">
            <text:p>58,8%</text:p>
          </table:table-cell>
          <table:table-cell table:style-name="ce18" table:formula="of:=PERCENTRANK([.H$1:.H$1000]; [.H105])" office:value-type="percentage" office:value="0.536">
            <text:p>53,6%</text:p>
          </table:table-cell>
          <table:table-cell table:style-name="ce18" table:formula="of:=PERCENTRANK([.I$1:.I$1000]; [.I105])" office:value-type="percentage" office:value="0.56">
            <text:p>56,0%</text:p>
          </table:table-cell>
          <table:table-cell table:style-name="ce18" table:formula="of:=PERCENTRANK([.J$1:.J$1000]; [.J105])" office:value-type="percentage" office:value="0.588">
            <text:p>58,8%</text:p>
          </table:table-cell>
          <table:table-cell table:number-columns-repeated="999"/>
        </table:table-row>
        <table:table-row table:style-name="ro3">
          <table:table-cell office:value-type="float" office:value="101">
            <text:p>101</text:p>
          </table:table-cell>
          <table:table-cell office:value-type="string">
            <text:p>Electrode</text:p>
          </table:table-cell>
          <table:table-cell office:value-type="float" office:value="1">
            <text:p>1</text:p>
          </table:table-cell>
          <table:table-cell office:value-type="float" office:value="173">
            <text:p>173</text:p>
          </table:table-cell>
          <table:table-cell office:value-type="float" office:value="179">
            <text:p>179</text:p>
          </table:table-cell>
          <table:table-cell office:value-type="float" office:value="120">
            <text:p>120</text:p>
          </table:table-cell>
          <table:table-cell office:value-type="float" office:value="1900">
            <text:p>1900</text:p>
          </table:table-cell>
          <table:table-cell table:formula="of:=SUM([.D106:.F106])" office:value-type="float" office:value="472">
            <text:p>472</text:p>
          </table:table-cell>
          <table:table-cell table:formula="of:=SQRT([.C106]*[.E106]*[.F106]^1.2)" office:value-type="float" office:value="236.556705462557">
            <text:p>237</text:p>
          </table:table-cell>
          <table:table-cell table:formula="of:=[.D106]^2*[.E106]*[.F106]/1000000" office:value-type="float" office:value="642.87492">
            <text:p>643</text:p>
          </table:table-cell>
          <table:table-cell office:value-type="float" office:value="5.5">
            <text:p>5,5</text:p>
          </table:table-cell>
          <table:table-cell table:style-name="ce17" table:formula="of:=[.D106]/MAX([.D$1:.D$1000])" office:value-type="percentage" office:value="0.576666666666667">
            <text:p>58%</text:p>
          </table:table-cell>
          <table:table-cell table:style-name="ce17" table:formula="of:=[.E106]/MAX([.E$1:.E$1000])" office:value-type="percentage" office:value="0.452020202020202">
            <text:p>45%</text:p>
          </table:table-cell>
          <table:table-cell table:style-name="ce17" table:formula="of:=[.F106]/MAX([.F$1:.F$1000])" office:value-type="percentage" office:value="0.235294117647059">
            <text:p>24%</text:p>
          </table:table-cell>
          <table:table-cell table:style-name="ce17" table:formula="of:=[.H106]/MAX([.H$1:.H$1000])" office:value-type="percentage" office:value="0.543778801843318">
            <text:p>54%</text:p>
          </table:table-cell>
          <table:table-cell table:style-name="ce17" table:formula="of:=[.I106]/MAX([.I$1:.I$1000])" office:value-type="percentage" office:value="0.371086723131944">
            <text:p>37%</text:p>
          </table:table-cell>
          <table:table-cell table:style-name="ce17" table:formula="of:=[.J106]/MAX([.J$1:.J$1000])" office:value-type="percentage" office:value="0.20335519747955">
            <text:p>20%</text:p>
          </table:table-cell>
          <table:table-cell table:style-name="ce18" table:formula="of:=PERCENTRANK([.D$1:.D$1000]; [.D106])" office:value-type="percentage" office:value="0.62">
            <text:p>62,0%</text:p>
          </table:table-cell>
          <table:table-cell table:style-name="ce18" table:formula="of:=PERCENTRANK([.E$1:.E$1000]; [.E106])" office:value-type="percentage" office:value="0.692">
            <text:p>69,2%</text:p>
          </table:table-cell>
          <table:table-cell table:style-name="ce18" table:formula="of:=PERCENTRANK([.F$1:.F$1000]; [.F106])" office:value-type="percentage" office:value="0.404">
            <text:p>40,4%</text:p>
          </table:table-cell>
          <table:table-cell table:style-name="ce18" table:formula="of:=PERCENTRANK([.G$1:.G$1000]; [.G106])" office:value-type="percentage" office:value="0.576">
            <text:p>57,6%</text:p>
          </table:table-cell>
          <table:table-cell table:style-name="ce18" table:formula="of:=PERCENTRANK([.H$1:.H$1000]; [.H106])" office:value-type="percentage" office:value="0.58">
            <text:p>58,0%</text:p>
          </table:table-cell>
          <table:table-cell table:style-name="ce18" table:formula="of:=PERCENTRANK([.I$1:.I$1000]; [.I106])" office:value-type="percentage" office:value="0.624">
            <text:p>62,4%</text:p>
          </table:table-cell>
          <table:table-cell table:style-name="ce18" table:formula="of:=PERCENTRANK([.J$1:.J$1000]; [.J106])" office:value-type="percentage" office:value="0.584">
            <text:p>58,4%</text:p>
          </table:table-cell>
          <table:table-cell table:number-columns-repeated="999"/>
        </table:table-row>
        <table:table-row table:style-name="ro3">
          <table:table-cell office:value-type="float" office:value="237">
            <text:p>237</text:p>
          </table:table-cell>
          <table:table-cell office:value-type="string">
            <text:p>Hitmontop</text:p>
          </table:table-cell>
          <table:table-cell office:value-type="float" office:value="1">
            <text:p>1</text:p>
          </table:table-cell>
          <table:table-cell office:value-type="float" office:value="173">
            <text:p>173</text:p>
          </table:table-cell>
          <table:table-cell office:value-type="float" office:value="214">
            <text:p>214</text:p>
          </table:table-cell>
          <table:table-cell office:value-type="float" office:value="100">
            <text:p>100</text:p>
          </table:table-cell>
          <table:table-cell office:value-type="float" office:value="1905">
            <text:p>1905</text:p>
          </table:table-cell>
          <table:table-cell table:formula="of:=SUM([.D107:.F107])" office:value-type="float" office:value="487">
            <text:p>487</text:p>
          </table:table-cell>
          <table:table-cell table:formula="of:=SQRT([.C107]*[.E107]*[.F107]^1.2)" office:value-type="float" office:value="231.849885991572">
            <text:p>232</text:p>
          </table:table-cell>
          <table:table-cell table:formula="of:=[.D107]^2*[.E107]*[.F107]/1000000" office:value-type="float" office:value="640.4806">
            <text:p>640</text:p>
          </table:table-cell>
          <table:table-cell office:value-type="float" office:value="6.5">
            <text:p>6,5</text:p>
          </table:table-cell>
          <table:table-cell table:style-name="ce17" table:formula="of:=[.D107]/MAX([.D$1:.D$1000])" office:value-type="percentage" office:value="0.576666666666667">
            <text:p>58%</text:p>
          </table:table-cell>
          <table:table-cell table:style-name="ce17" table:formula="of:=[.E107]/MAX([.E$1:.E$1000])" office:value-type="percentage" office:value="0.54040404040404">
            <text:p>54%</text:p>
          </table:table-cell>
          <table:table-cell table:style-name="ce17" table:formula="of:=[.F107]/MAX([.F$1:.F$1000])" office:value-type="percentage" office:value="0.196078431372549">
            <text:p>20%</text:p>
          </table:table-cell>
          <table:table-cell table:style-name="ce17" table:formula="of:=[.H107]/MAX([.H$1:.H$1000])" office:value-type="percentage" office:value="0.561059907834101">
            <text:p>56%</text:p>
          </table:table-cell>
          <table:table-cell table:style-name="ce17" table:formula="of:=[.I107]/MAX([.I$1:.I$1000])" office:value-type="percentage" office:value="0.363703131064891">
            <text:p>36%</text:p>
          </table:table-cell>
          <table:table-cell table:style-name="ce17" table:formula="of:=[.J107]/MAX([.J$1:.J$1000])" office:value-type="percentage" office:value="0.202597822442382">
            <text:p>20%</text:p>
          </table:table-cell>
          <table:table-cell table:style-name="ce18" table:formula="of:=PERCENTRANK([.D$1:.D$1000]; [.D107])" office:value-type="percentage" office:value="0.62">
            <text:p>62,0%</text:p>
          </table:table-cell>
          <table:table-cell table:style-name="ce18" table:formula="of:=PERCENTRANK([.E$1:.E$1000]; [.E107])" office:value-type="percentage" office:value="0.916">
            <text:p>91,6%</text:p>
          </table:table-cell>
          <table:table-cell table:style-name="ce18" table:formula="of:=PERCENTRANK([.F$1:.F$1000]; [.F107])" office:value-type="percentage" office:value="0.252">
            <text:p>25,2%</text:p>
          </table:table-cell>
          <table:table-cell table:style-name="ce18" table:formula="of:=PERCENTRANK([.G$1:.G$1000]; [.G107])" office:value-type="percentage" office:value="0.58">
            <text:p>58,0%</text:p>
          </table:table-cell>
          <table:table-cell table:style-name="ce18" table:formula="of:=PERCENTRANK([.H$1:.H$1000]; [.H107])" office:value-type="percentage" office:value="0.608">
            <text:p>60,8%</text:p>
          </table:table-cell>
          <table:table-cell table:style-name="ce18" table:formula="of:=PERCENTRANK([.I$1:.I$1000]; [.I107])" office:value-type="percentage" office:value="0.6">
            <text:p>60,0%</text:p>
          </table:table-cell>
          <table:table-cell table:style-name="ce18" table:formula="of:=PERCENTRANK([.J$1:.J$1000]; [.J107])" office:value-type="percentage" office:value="0.58">
            <text:p>58,0%</text:p>
          </table:table-cell>
          <table:table-cell table:number-columns-repeated="999"/>
        </table:table-row>
        <table:table-row table:style-name="ro3">
          <table:table-cell office:value-type="float" office:value="87">
            <text:p>87</text:p>
          </table:table-cell>
          <table:table-cell office:value-type="string">
            <text:p>Dewgong</text:p>
          </table:table-cell>
          <table:table-cell office:value-type="float" office:value="1">
            <text:p>1</text:p>
          </table:table-cell>
          <table:table-cell office:value-type="float" office:value="139">
            <text:p>139</text:p>
          </table:table-cell>
          <table:table-cell office:value-type="float" office:value="184">
            <text:p>184</text:p>
          </table:table-cell>
          <table:table-cell office:value-type="float" office:value="180">
            <text:p>180</text:p>
          </table:table-cell>
          <table:table-cell office:value-type="float" office:value="1894">
            <text:p>1894</text:p>
          </table:table-cell>
          <table:table-cell table:formula="of:=SUM([.D108:.F108])" office:value-type="float" office:value="503">
            <text:p>503</text:p>
          </table:table-cell>
          <table:table-cell table:formula="of:=SQRT([.C108]*[.E108]*[.F108]^1.2)" office:value-type="float" office:value="305.895025550248">
            <text:p>306</text:p>
          </table:table-cell>
          <table:table-cell table:formula="of:=[.D108]^2*[.E108]*[.F108]/1000000" office:value-type="float" office:value="639.91152">
            <text:p>640</text:p>
          </table:table-cell>
          <table:table-cell office:value-type="float" office:value="8">
            <text:p>8,0</text:p>
          </table:table-cell>
          <table:table-cell table:style-name="ce17" table:formula="of:=[.D108]/MAX([.D$1:.D$1000])" office:value-type="percentage" office:value="0.463333333333333">
            <text:p>46%</text:p>
          </table:table-cell>
          <table:table-cell table:style-name="ce17" table:formula="of:=[.E108]/MAX([.E$1:.E$1000])" office:value-type="percentage" office:value="0.464646464646465">
            <text:p>46%</text:p>
          </table:table-cell>
          <table:table-cell table:style-name="ce17" table:formula="of:=[.F108]/MAX([.F$1:.F$1000])" office:value-type="percentage" office:value="0.352941176470588">
            <text:p>35%</text:p>
          </table:table-cell>
          <table:table-cell table:style-name="ce17" table:formula="of:=[.H108]/MAX([.H$1:.H$1000])" office:value-type="percentage" office:value="0.579493087557604">
            <text:p>58%</text:p>
          </table:table-cell>
          <table:table-cell table:style-name="ce17" table:formula="of:=[.I108]/MAX([.I$1:.I$1000])" office:value-type="percentage" office:value="0.47985781012566">
            <text:p>48%</text:p>
          </table:table-cell>
          <table:table-cell table:style-name="ce17" table:formula="of:=[.J108]/MAX([.J$1:.J$1000])" office:value-type="percentage" office:value="0.202417810169105">
            <text:p>20%</text:p>
          </table:table-cell>
          <table:table-cell table:style-name="ce18" table:formula="of:=PERCENTRANK([.D$1:.D$1000]; [.D108])" office:value-type="percentage" office:value="0.388">
            <text:p>38,8%</text:p>
          </table:table-cell>
          <table:table-cell table:style-name="ce18" table:formula="of:=PERCENTRANK([.E$1:.E$1000]; [.E108])" office:value-type="percentage" office:value="0.732">
            <text:p>73,2%</text:p>
          </table:table-cell>
          <table:table-cell table:style-name="ce18" table:formula="of:=PERCENTRANK([.F$1:.F$1000]; [.F108])" office:value-type="percentage" office:value="0.8">
            <text:p>80,0%</text:p>
          </table:table-cell>
          <table:table-cell table:style-name="ce18" table:formula="of:=PERCENTRANK([.G$1:.G$1000]; [.G108])" office:value-type="percentage" office:value="0.572">
            <text:p>57,2%</text:p>
          </table:table-cell>
          <table:table-cell table:style-name="ce18" table:formula="of:=PERCENTRANK([.H$1:.H$1000]; [.H108])" office:value-type="percentage" office:value="0.632">
            <text:p>63,2%</text:p>
          </table:table-cell>
          <table:table-cell table:style-name="ce18" table:formula="of:=PERCENTRANK([.I$1:.I$1000]; [.I108])" office:value-type="percentage" office:value="0.896">
            <text:p>89,6%</text:p>
          </table:table-cell>
          <table:table-cell table:style-name="ce18" table:formula="of:=PERCENTRANK([.J$1:.J$1000]; [.J108])" office:value-type="percentage" office:value="0.576">
            <text:p>57,6%</text:p>
          </table:table-cell>
          <table:table-cell table:number-columns-repeated="999"/>
        </table:table-row>
        <table:table-row table:style-name="ro3">
          <table:table-cell office:value-type="float" office:value="40">
            <text:p>40</text:p>
          </table:table-cell>
          <table:table-cell office:value-type="string">
            <text:p>Wigglytuff</text:p>
          </table:table-cell>
          <table:table-cell office:value-type="float" office:value="1">
            <text:p>1</text:p>
          </table:table-cell>
          <table:table-cell office:value-type="float" office:value="156">
            <text:p>156</text:p>
          </table:table-cell>
          <table:table-cell office:value-type="float" office:value="93">
            <text:p>93</text:p>
          </table:table-cell>
          <table:table-cell office:value-type="float" office:value="280">
            <text:p>280</text:p>
          </table:table-cell>
          <table:table-cell office:value-type="float" office:value="1906">
            <text:p>1906</text:p>
          </table:table-cell>
          <table:table-cell table:formula="of:=SUM([.D109:.F109])" office:value-type="float" office:value="529">
            <text:p>529</text:p>
          </table:table-cell>
          <table:table-cell table:formula="of:=SQRT([.C109]*[.E109]*[.F109]^1.2)" office:value-type="float" office:value="283.48905294685">
            <text:p>283</text:p>
          </table:table-cell>
          <table:table-cell table:formula="of:=[.D109]^2*[.E109]*[.F109]/1000000" office:value-type="float" office:value="633.70944">
            <text:p>634</text:p>
          </table:table-cell>
          <table:table-cell office:value-type="float" office:value="8.5">
            <text:p>8,5</text:p>
          </table:table-cell>
          <table:table-cell table:style-name="ce17" table:formula="of:=[.D109]/MAX([.D$1:.D$1000])" office:value-type="percentage" office:value="0.52">
            <text:p>52%</text:p>
          </table:table-cell>
          <table:table-cell table:style-name="ce17" table:formula="of:=[.E109]/MAX([.E$1:.E$1000])" office:value-type="percentage" office:value="0.234848484848485">
            <text:p>23%</text:p>
          </table:table-cell>
          <table:table-cell table:style-name="ce17" table:formula="of:=[.F109]/MAX([.F$1:.F$1000])" office:value-type="percentage" office:value="0.549019607843137">
            <text:p>55%</text:p>
          </table:table-cell>
          <table:table-cell table:style-name="ce17" table:formula="of:=[.H109]/MAX([.H$1:.H$1000])" office:value-type="percentage" office:value="0.609447004608295">
            <text:p>61%</text:p>
          </table:table-cell>
          <table:table-cell table:style-name="ce17" table:formula="of:=[.I109]/MAX([.I$1:.I$1000])" office:value-type="percentage" office:value="0.444709540133817">
            <text:p>44%</text:p>
          </table:table-cell>
          <table:table-cell table:style-name="ce17" table:formula="of:=[.J109]/MAX([.J$1:.J$1000])" office:value-type="percentage" office:value="0.200455958549223">
            <text:p>20%</text:p>
          </table:table-cell>
          <table:table-cell table:style-name="ce18" table:formula="of:=PERCENTRANK([.D$1:.D$1000]; [.D109])" office:value-type="percentage" office:value="0.508">
            <text:p>50,8%</text:p>
          </table:table-cell>
          <table:table-cell table:style-name="ce18" table:formula="of:=PERCENTRANK([.E$1:.E$1000]; [.E109])" office:value-type="percentage" office:value="0.148">
            <text:p>14,8%</text:p>
          </table:table-cell>
          <table:table-cell table:style-name="ce18" table:formula="of:=PERCENTRANK([.F$1:.F$1000]; [.F109])" office:value-type="percentage" office:value="0.984">
            <text:p>98,4%</text:p>
          </table:table-cell>
          <table:table-cell table:style-name="ce18" table:formula="of:=PERCENTRANK([.G$1:.G$1000]; [.G109])" office:value-type="percentage" office:value="0.584">
            <text:p>58,4%</text:p>
          </table:table-cell>
          <table:table-cell table:style-name="ce18" table:formula="of:=PERCENTRANK([.H$1:.H$1000]; [.H109])" office:value-type="percentage" office:value="0.708">
            <text:p>70,8%</text:p>
          </table:table-cell>
          <table:table-cell table:style-name="ce18" table:formula="of:=PERCENTRANK([.I$1:.I$1000]; [.I109])" office:value-type="percentage" office:value="0.796">
            <text:p>79,6%</text:p>
          </table:table-cell>
          <table:table-cell table:style-name="ce18" table:formula="of:=PERCENTRANK([.J$1:.J$1000]; [.J109])" office:value-type="percentage" office:value="0.572">
            <text:p>57,2%</text:p>
          </table:table-cell>
          <table:table-cell table:number-columns-repeated="999"/>
        </table:table-row>
        <table:table-row table:style-name="ro3">
          <table:table-cell office:value-type="float" office:value="215">
            <text:p>215</text:p>
          </table:table-cell>
          <table:table-cell office:value-type="string">
            <text:p>Sneasel</text:p>
          </table:table-cell>
          <table:table-cell office:value-type="float" office:value="1">
            <text:p>1</text:p>
          </table:table-cell>
          <table:table-cell office:value-type="float" office:value="189">
            <text:p>189</text:p>
          </table:table-cell>
          <table:table-cell office:value-type="float" office:value="157">
            <text:p>157</text:p>
          </table:table-cell>
          <table:table-cell office:value-type="float" office:value="110">
            <text:p>110</text:p>
          </table:table-cell>
          <table:table-cell office:value-type="float" office:value="1868">
            <text:p>1868</text:p>
          </table:table-cell>
          <table:table-cell table:formula="of:=SUM([.D110:.F110])" office:value-type="float" office:value="456">
            <text:p>456</text:p>
          </table:table-cell>
          <table:table-cell table:formula="of:=SQRT([.C110]*[.E110]*[.F110]^1.2)" office:value-type="float" office:value="210.273932710123">
            <text:p>210</text:p>
          </table:table-cell>
          <table:table-cell table:formula="of:=[.D110]^2*[.E110]*[.F110]/1000000" office:value-type="float" office:value="616.90167">
            <text:p>617</text:p>
          </table:table-cell>
          <table:table-cell office:value-type="float" office:value="7">
            <text:p>7,0</text:p>
          </table:table-cell>
          <table:table-cell table:style-name="ce17" table:formula="of:=[.D110]/MAX([.D$1:.D$1000])" office:value-type="percentage" office:value="0.63">
            <text:p>63%</text:p>
          </table:table-cell>
          <table:table-cell table:style-name="ce17" table:formula="of:=[.E110]/MAX([.E$1:.E$1000])" office:value-type="percentage" office:value="0.396464646464646">
            <text:p>40%</text:p>
          </table:table-cell>
          <table:table-cell table:style-name="ce17" table:formula="of:=[.F110]/MAX([.F$1:.F$1000])" office:value-type="percentage" office:value="0.215686274509804">
            <text:p>22%</text:p>
          </table:table-cell>
          <table:table-cell table:style-name="ce17" table:formula="of:=[.H110]/MAX([.H$1:.H$1000])" office:value-type="percentage" office:value="0.525345622119816">
            <text:p>53%</text:p>
          </table:table-cell>
          <table:table-cell table:style-name="ce17" table:formula="of:=[.I110]/MAX([.I$1:.I$1000])" office:value-type="percentage" office:value="0.329856913152762">
            <text:p>33%</text:p>
          </table:table-cell>
          <table:table-cell table:style-name="ce17" table:formula="of:=[.J110]/MAX([.J$1:.J$1000])" office:value-type="percentage" office:value="0.195139298525309">
            <text:p>20%</text:p>
          </table:table-cell>
          <table:table-cell table:style-name="ce18" table:formula="of:=PERCENTRANK([.D$1:.D$1000]; [.D110])" office:value-type="percentage" office:value="0.724">
            <text:p>72,4%</text:p>
          </table:table-cell>
          <table:table-cell table:style-name="ce18" table:formula="of:=PERCENTRANK([.E$1:.E$1000]; [.E110])" office:value-type="percentage" office:value="0.556">
            <text:p>55,6%</text:p>
          </table:table-cell>
          <table:table-cell table:style-name="ce18" table:formula="of:=PERCENTRANK([.F$1:.F$1000]; [.F110])" office:value-type="percentage" office:value="0.324">
            <text:p>32,4%</text:p>
          </table:table-cell>
          <table:table-cell table:style-name="ce18" table:formula="of:=PERCENTRANK([.G$1:.G$1000]; [.G110])" office:value-type="percentage" office:value="0.568">
            <text:p>56,8%</text:p>
          </table:table-cell>
          <table:table-cell table:style-name="ce18" table:formula="of:=PERCENTRANK([.H$1:.H$1000]; [.H110])" office:value-type="percentage" office:value="0.528">
            <text:p>52,8%</text:p>
          </table:table-cell>
          <table:table-cell table:style-name="ce18" table:formula="of:=PERCENTRANK([.I$1:.I$1000]; [.I110])" office:value-type="percentage" office:value="0.468">
            <text:p>46,8%</text:p>
          </table:table-cell>
          <table:table-cell table:style-name="ce18" table:formula="of:=PERCENTRANK([.J$1:.J$1000]; [.J110])" office:value-type="percentage" office:value="0.568">
            <text:p>56,8%</text:p>
          </table:table-cell>
          <table:table-cell table:number-columns-repeated="999"/>
        </table:table-row>
        <table:table-row table:style-name="ro3">
          <table:table-cell office:value-type="float" office:value="203">
            <text:p>203</text:p>
          </table:table-cell>
          <table:table-cell office:value-type="string">
            <text:p>Girafarig</text:p>
          </table:table-cell>
          <table:table-cell office:value-type="float" office:value="1">
            <text:p>1</text:p>
          </table:table-cell>
          <table:table-cell office:value-type="float" office:value="182">
            <text:p>182</text:p>
          </table:table-cell>
          <table:table-cell office:value-type="float" office:value="133">
            <text:p>133</text:p>
          </table:table-cell>
          <table:table-cell office:value-type="float" office:value="140">
            <text:p>140</text:p>
          </table:table-cell>
          <table:table-cell office:value-type="float" office:value="1863">
            <text:p>1863</text:p>
          </table:table-cell>
          <table:table-cell table:formula="of:=SUM([.D111:.F111])" office:value-type="float" office:value="455">
            <text:p>455</text:p>
          </table:table-cell>
          <table:table-cell table:formula="of:=SQRT([.C111]*[.E111]*[.F111]^1.2)" office:value-type="float" office:value="223.667375550859">
            <text:p>224</text:p>
          </table:table-cell>
          <table:table-cell table:formula="of:=[.D111]^2*[.E111]*[.F111]/1000000" office:value-type="float" office:value="616.76888">
            <text:p>617</text:p>
          </table:table-cell>
          <table:table-cell office:value-type="float" office:value="7">
            <text:p>7,0</text:p>
          </table:table-cell>
          <table:table-cell table:style-name="ce17" table:formula="of:=[.D111]/MAX([.D$1:.D$1000])" office:value-type="percentage" office:value="0.606666666666667">
            <text:p>61%</text:p>
          </table:table-cell>
          <table:table-cell table:style-name="ce17" table:formula="of:=[.E111]/MAX([.E$1:.E$1000])" office:value-type="percentage" office:value="0.335858585858586">
            <text:p>34%</text:p>
          </table:table-cell>
          <table:table-cell table:style-name="ce17" table:formula="of:=[.F111]/MAX([.F$1:.F$1000])" office:value-type="percentage" office:value="0.274509803921569">
            <text:p>27%</text:p>
          </table:table-cell>
          <table:table-cell table:style-name="ce17" table:formula="of:=[.H111]/MAX([.H$1:.H$1000])" office:value-type="percentage" office:value="0.524193548387097">
            <text:p>52%</text:p>
          </table:table-cell>
          <table:table-cell table:style-name="ce17" table:formula="of:=[.I111]/MAX([.I$1:.I$1000])" office:value-type="percentage" office:value="0.350867219351884">
            <text:p>35%</text:p>
          </table:table-cell>
          <table:table-cell table:style-name="ce17" table:formula="of:=[.J111]/MAX([.J$1:.J$1000])" office:value-type="percentage" office:value="0.195097294185377">
            <text:p>20%</text:p>
          </table:table-cell>
          <table:table-cell table:style-name="ce18" table:formula="of:=PERCENTRANK([.D$1:.D$1000]; [.D111])" office:value-type="percentage" office:value="0.684">
            <text:p>68,4%</text:p>
          </table:table-cell>
          <table:table-cell table:style-name="ce18" table:formula="of:=PERCENTRANK([.E$1:.E$1000]; [.E111])" office:value-type="percentage" office:value="0.392">
            <text:p>39,2%</text:p>
          </table:table-cell>
          <table:table-cell table:style-name="ce18" table:formula="of:=PERCENTRANK([.F$1:.F$1000]; [.F111])" office:value-type="percentage" office:value="0.6">
            <text:p>60,0%</text:p>
          </table:table-cell>
          <table:table-cell table:style-name="ce18" table:formula="of:=PERCENTRANK([.G$1:.G$1000]; [.G111])" office:value-type="percentage" office:value="0.564">
            <text:p>56,4%</text:p>
          </table:table-cell>
          <table:table-cell table:style-name="ce18" table:formula="of:=PERCENTRANK([.H$1:.H$1000]; [.H111])" office:value-type="percentage" office:value="0.524">
            <text:p>52,4%</text:p>
          </table:table-cell>
          <table:table-cell table:style-name="ce18" table:formula="of:=PERCENTRANK([.I$1:.I$1000]; [.I111])" office:value-type="percentage" office:value="0.548">
            <text:p>54,8%</text:p>
          </table:table-cell>
          <table:table-cell table:style-name="ce18" table:formula="of:=PERCENTRANK([.J$1:.J$1000]; [.J111])" office:value-type="percentage" office:value="0.564">
            <text:p>56,4%</text:p>
          </table:table-cell>
          <table:table-cell table:number-columns-repeated="999"/>
        </table:table-row>
        <table:table-row table:style-name="ro3">
          <table:table-cell office:value-type="float" office:value="42">
            <text:p>42</text:p>
          </table:table-cell>
          <table:table-cell office:value-type="string">
            <text:p>Golbat</text:p>
          </table:table-cell>
          <table:table-cell office:value-type="float" office:value="1">
            <text:p>1</text:p>
          </table:table-cell>
          <table:table-cell office:value-type="float" office:value="161">
            <text:p>161</text:p>
          </table:table-cell>
          <table:table-cell office:value-type="float" office:value="153">
            <text:p>153</text:p>
          </table:table-cell>
          <table:table-cell office:value-type="float" office:value="150">
            <text:p>150</text:p>
          </table:table-cell>
          <table:table-cell office:value-type="float" office:value="1830">
            <text:p>1830</text:p>
          </table:table-cell>
          <table:table-cell table:formula="of:=SUM([.D112:.F112])" office:value-type="float" office:value="464">
            <text:p>464</text:p>
          </table:table-cell>
          <table:table-cell table:formula="of:=SQRT([.C112]*[.E112]*[.F112]^1.2)" office:value-type="float" office:value="250.034807245795">
            <text:p>250</text:p>
          </table:table-cell>
          <table:table-cell table:formula="of:=[.D112]^2*[.E112]*[.F112]/1000000" office:value-type="float" office:value="594.88695">
            <text:p>595</text:p>
          </table:table-cell>
          <table:table-cell office:value-type="float" office:value="6.5">
            <text:p>6,5</text:p>
          </table:table-cell>
          <table:table-cell table:style-name="ce17" table:formula="of:=[.D112]/MAX([.D$1:.D$1000])" office:value-type="percentage" office:value="0.536666666666667">
            <text:p>54%</text:p>
          </table:table-cell>
          <table:table-cell table:style-name="ce17" table:formula="of:=[.E112]/MAX([.E$1:.E$1000])" office:value-type="percentage" office:value="0.386363636363636">
            <text:p>39%</text:p>
          </table:table-cell>
          <table:table-cell table:style-name="ce17" table:formula="of:=[.F112]/MAX([.F$1:.F$1000])" office:value-type="percentage" office:value="0.294117647058823">
            <text:p>29%</text:p>
          </table:table-cell>
          <table:table-cell table:style-name="ce17" table:formula="of:=[.H112]/MAX([.H$1:.H$1000])" office:value-type="percentage" office:value="0.534562211981567">
            <text:p>53%</text:p>
          </table:table-cell>
          <table:table-cell table:style-name="ce17" table:formula="of:=[.I112]/MAX([.I$1:.I$1000])" office:value-type="percentage" office:value="0.392229833892641">
            <text:p>39%</text:p>
          </table:table-cell>
          <table:table-cell table:style-name="ce17" table:formula="of:=[.J112]/MAX([.J$1:.J$1000])" office:value-type="percentage" office:value="0.188175567955361">
            <text:p>19%</text:p>
          </table:table-cell>
          <table:table-cell table:style-name="ce18" table:formula="of:=PERCENTRANK([.D$1:.D$1000]; [.D112])" office:value-type="percentage" office:value="0.528">
            <text:p>52,8%</text:p>
          </table:table-cell>
          <table:table-cell table:style-name="ce18" table:formula="of:=PERCENTRANK([.E$1:.E$1000]; [.E112])" office:value-type="percentage" office:value="0.528">
            <text:p>52,8%</text:p>
          </table:table-cell>
          <table:table-cell table:style-name="ce18" table:formula="of:=PERCENTRANK([.F$1:.F$1000]; [.F112])" office:value-type="percentage" office:value="0.66">
            <text:p>66,0%</text:p>
          </table:table-cell>
          <table:table-cell table:style-name="ce18" table:formula="of:=PERCENTRANK([.G$1:.G$1000]; [.G112])" office:value-type="percentage" office:value="0.556">
            <text:p>55,6%</text:p>
          </table:table-cell>
          <table:table-cell table:style-name="ce18" table:formula="of:=PERCENTRANK([.H$1:.H$1000]; [.H112])" office:value-type="percentage" office:value="0.544">
            <text:p>54,4%</text:p>
          </table:table-cell>
          <table:table-cell table:style-name="ce18" table:formula="of:=PERCENTRANK([.I$1:.I$1000]; [.I112])" office:value-type="percentage" office:value="0.676">
            <text:p>67,6%</text:p>
          </table:table-cell>
          <table:table-cell table:style-name="ce18" table:formula="of:=PERCENTRANK([.J$1:.J$1000]; [.J112])" office:value-type="percentage" office:value="0.56">
            <text:p>56,0%</text:p>
          </table:table-cell>
          <table:table-cell table:number-columns-repeated="999"/>
        </table:table-row>
        <table:table-row table:style-name="ro3">
          <table:table-cell office:value-type="float" office:value="64">
            <text:p>64</text:p>
          </table:table-cell>
          <table:table-cell office:value-type="string">
            <text:p>Kadabra</text:p>
          </table:table-cell>
          <table:table-cell office:value-type="float" office:value="1">
            <text:p>1</text:p>
          </table:table-cell>
          <table:table-cell office:value-type="float" office:value="232">
            <text:p>232</text:p>
          </table:table-cell>
          <table:table-cell office:value-type="float" office:value="138">
            <text:p>138</text:p>
          </table:table-cell>
          <table:table-cell office:value-type="float" office:value="80">
            <text:p>80</text:p>
          </table:table-cell>
          <table:table-cell office:value-type="float" office:value="1859">
            <text:p>1859</text:p>
          </table:table-cell>
          <table:table-cell table:formula="of:=SUM([.D113:.F113])" office:value-type="float" office:value="450">
            <text:p>450</text:p>
          </table:table-cell>
          <table:table-cell table:formula="of:=SQRT([.C113]*[.E113]*[.F113]^1.2)" office:value-type="float" office:value="162.852164561328">
            <text:p>163</text:p>
          </table:table-cell>
          <table:table-cell table:formula="of:=[.D113]^2*[.E113]*[.F113]/1000000" office:value-type="float" office:value="594.21696">
            <text:p>594</text:p>
          </table:table-cell>
          <table:table-cell office:value-type="float" office:value="4.5">
            <text:p>4,5</text:p>
          </table:table-cell>
          <table:table-cell table:style-name="ce17" table:formula="of:=[.D113]/MAX([.D$1:.D$1000])" office:value-type="percentage" office:value="0.773333333333333">
            <text:p>77%</text:p>
          </table:table-cell>
          <table:table-cell table:style-name="ce17" table:formula="of:=[.E113]/MAX([.E$1:.E$1000])" office:value-type="percentage" office:value="0.348484848484848">
            <text:p>35%</text:p>
          </table:table-cell>
          <table:table-cell table:style-name="ce17" table:formula="of:=[.F113]/MAX([.F$1:.F$1000])" office:value-type="percentage" office:value="0.156862745098039">
            <text:p>16%</text:p>
          </table:table-cell>
          <table:table-cell table:style-name="ce17" table:formula="of:=[.H113]/MAX([.H$1:.H$1000])" office:value-type="percentage" office:value="0.518433179723502">
            <text:p>52%</text:p>
          </table:table-cell>
          <table:table-cell table:style-name="ce17" table:formula="of:=[.I113]/MAX([.I$1:.I$1000])" office:value-type="percentage" office:value="0.255466341500824">
            <text:p>26%</text:p>
          </table:table-cell>
          <table:table-cell table:style-name="ce17" table:formula="of:=[.J113]/MAX([.J$1:.J$1000])" office:value-type="percentage" office:value="0.18796363567348">
            <text:p>19%</text:p>
          </table:table-cell>
          <table:table-cell table:style-name="ce18" table:formula="of:=PERCENTRANK([.D$1:.D$1000]; [.D113])" office:value-type="percentage" office:value="0.916">
            <text:p>91,6%</text:p>
          </table:table-cell>
          <table:table-cell table:style-name="ce18" table:formula="of:=PERCENTRANK([.E$1:.E$1000]; [.E113])" office:value-type="percentage" office:value="0.412">
            <text:p>41,2%</text:p>
          </table:table-cell>
          <table:table-cell table:style-name="ce18" table:formula="of:=PERCENTRANK([.F$1:.F$1000]; [.F113])" office:value-type="percentage" office:value="0.116">
            <text:p>11,6%</text:p>
          </table:table-cell>
          <table:table-cell table:style-name="ce18" table:formula="of:=PERCENTRANK([.G$1:.G$1000]; [.G113])" office:value-type="percentage" office:value="0.56">
            <text:p>56,0%</text:p>
          </table:table-cell>
          <table:table-cell table:style-name="ce18" table:formula="of:=PERCENTRANK([.H$1:.H$1000]; [.H113])" office:value-type="percentage" office:value="0.512">
            <text:p>51,2%</text:p>
          </table:table-cell>
          <table:table-cell table:style-name="ce18" table:formula="of:=PERCENTRANK([.I$1:.I$1000]; [.I113])" office:value-type="percentage" office:value="0.3">
            <text:p>30,0%</text:p>
          </table:table-cell>
          <table:table-cell table:style-name="ce18" table:formula="of:=PERCENTRANK([.J$1:.J$1000]; [.J113])" office:value-type="percentage" office:value="0.556">
            <text:p>55,6%</text:p>
          </table:table-cell>
          <table:table-cell table:number-columns-repeated="999"/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Fearow</text:p>
          </table:table-cell>
          <table:table-cell office:value-type="float" office:value="1">
            <text:p>1</text:p>
          </table:table-cell>
          <table:table-cell office:value-type="float" office:value="182">
            <text:p>182</text:p>
          </table:table-cell>
          <table:table-cell office:value-type="float" office:value="135">
            <text:p>135</text:p>
          </table:table-cell>
          <table:table-cell office:value-type="float" office:value="130">
            <text:p>130</text:p>
          </table:table-cell>
          <table:table-cell office:value-type="float" office:value="1814">
            <text:p>1814</text:p>
          </table:table-cell>
          <table:table-cell table:formula="of:=SUM([.D114:.F114])" office:value-type="float" office:value="447">
            <text:p>447</text:p>
          </table:table-cell>
          <table:table-cell table:formula="of:=SQRT([.C114]*[.E114]*[.F114]^1.2)" office:value-type="float" office:value="215.542490002271">
            <text:p>216</text:p>
          </table:table-cell>
          <table:table-cell table:formula="of:=[.D114]^2*[.E114]*[.F114]/1000000" office:value-type="float" office:value="581.3262">
            <text:p>581</text:p>
          </table:table-cell>
          <table:table-cell office:value-type="float" office:value="5.5">
            <text:p>5,5</text:p>
          </table:table-cell>
          <table:table-cell table:style-name="ce17" table:formula="of:=[.D114]/MAX([.D$1:.D$1000])" office:value-type="percentage" office:value="0.606666666666667">
            <text:p>61%</text:p>
          </table:table-cell>
          <table:table-cell table:style-name="ce17" table:formula="of:=[.E114]/MAX([.E$1:.E$1000])" office:value-type="percentage" office:value="0.340909090909091">
            <text:p>34%</text:p>
          </table:table-cell>
          <table:table-cell table:style-name="ce17" table:formula="of:=[.F114]/MAX([.F$1:.F$1000])" office:value-type="percentage" office:value="0.254901960784314">
            <text:p>25%</text:p>
          </table:table-cell>
          <table:table-cell table:style-name="ce17" table:formula="of:=[.H114]/MAX([.H$1:.H$1000])" office:value-type="percentage" office:value="0.514976958525346">
            <text:p>51%</text:p>
          </table:table-cell>
          <table:table-cell table:style-name="ce17" table:formula="of:=[.I114]/MAX([.I$1:.I$1000])" office:value-type="percentage" office:value="0.338121703860569">
            <text:p>34%</text:p>
          </table:table-cell>
          <table:table-cell table:style-name="ce17" table:formula="of:=[.J114]/MAX([.J$1:.J$1000])" office:value-type="percentage" office:value="0.183886010362694">
            <text:p>18%</text:p>
          </table:table-cell>
          <table:table-cell table:style-name="ce18" table:formula="of:=PERCENTRANK([.D$1:.D$1000]; [.D114])" office:value-type="percentage" office:value="0.684">
            <text:p>68,4%</text:p>
          </table:table-cell>
          <table:table-cell table:style-name="ce18" table:formula="of:=PERCENTRANK([.E$1:.E$1000]; [.E114])" office:value-type="percentage" office:value="0.4">
            <text:p>40,0%</text:p>
          </table:table-cell>
          <table:table-cell table:style-name="ce18" table:formula="of:=PERCENTRANK([.F$1:.F$1000]; [.F114])" office:value-type="percentage" office:value="0.5">
            <text:p>50,0%</text:p>
          </table:table-cell>
          <table:table-cell table:style-name="ce18" table:formula="of:=PERCENTRANK([.G$1:.G$1000]; [.G114])" office:value-type="percentage" office:value="0.548">
            <text:p>54,8%</text:p>
          </table:table-cell>
          <table:table-cell table:style-name="ce18" table:formula="of:=PERCENTRANK([.H$1:.H$1000]; [.H114])" office:value-type="percentage" office:value="0.496">
            <text:p>49,6%</text:p>
          </table:table-cell>
          <table:table-cell table:style-name="ce18" table:formula="of:=PERCENTRANK([.I$1:.I$1000]; [.I114])" office:value-type="percentage" office:value="0.492">
            <text:p>49,2%</text:p>
          </table:table-cell>
          <table:table-cell table:style-name="ce18" table:formula="of:=PERCENTRANK([.J$1:.J$1000]; [.J114])" office:value-type="percentage" office:value="0.552">
            <text:p>55,2%</text:p>
          </table:table-cell>
          <table:table-cell table:number-columns-repeated="999"/>
        </table:table-row>
        <table:table-row table:style-name="ro3">
          <table:table-cell office:value-type="float" office:value="75">
            <text:p>75</text:p>
          </table:table-cell>
          <table:table-cell office:value-type="string">
            <text:p>Graveler</text:p>
          </table:table-cell>
          <table:table-cell office:value-type="float" office:value="1">
            <text:p>1</text:p>
          </table:table-cell>
          <table:table-cell office:value-type="float" office:value="164">
            <text:p>164</text:p>
          </table:table-cell>
          <table:table-cell office:value-type="float" office:value="196">
            <text:p>196</text:p>
          </table:table-cell>
          <table:table-cell office:value-type="float" office:value="110">
            <text:p>110</text:p>
          </table:table-cell>
          <table:table-cell office:value-type="float" office:value="1815">
            <text:p>1815</text:p>
          </table:table-cell>
          <table:table-cell table:formula="of:=SUM([.D115:.F115])" office:value-type="float" office:value="470">
            <text:p>470</text:p>
          </table:table-cell>
          <table:table-cell table:formula="of:=SQRT([.C115]*[.E115]*[.F115]^1.2)" office:value-type="float" office:value="234.943614977927">
            <text:p>235</text:p>
          </table:table-cell>
          <table:table-cell table:formula="of:=[.D115]^2*[.E115]*[.F115]/1000000" office:value-type="float" office:value="579.87776">
            <text:p>580</text:p>
          </table:table-cell>
          <table:table-cell office:value-type="float" office:value="6">
            <text:p>6,0</text:p>
          </table:table-cell>
          <table:table-cell table:style-name="ce17" table:formula="of:=[.D115]/MAX([.D$1:.D$1000])" office:value-type="percentage" office:value="0.546666666666667">
            <text:p>55%</text:p>
          </table:table-cell>
          <table:table-cell table:style-name="ce17" table:formula="of:=[.E115]/MAX([.E$1:.E$1000])" office:value-type="percentage" office:value="0.494949494949495">
            <text:p>49%</text:p>
          </table:table-cell>
          <table:table-cell table:style-name="ce17" table:formula="of:=[.F115]/MAX([.F$1:.F$1000])" office:value-type="percentage" office:value="0.215686274509804">
            <text:p>22%</text:p>
          </table:table-cell>
          <table:table-cell table:style-name="ce17" table:formula="of:=[.H115]/MAX([.H$1:.H$1000])" office:value-type="percentage" office:value="0.54147465437788">
            <text:p>54%</text:p>
          </table:table-cell>
          <table:table-cell table:style-name="ce17" table:formula="of:=[.I115]/MAX([.I$1:.I$1000])" office:value-type="percentage" office:value="0.368556266593473">
            <text:p>37%</text:p>
          </table:table-cell>
          <table:table-cell table:style-name="ce17" table:formula="of:=[.J115]/MAX([.J$1:.J$1000])" office:value-type="percentage" office:value="0.183427837562553">
            <text:p>18%</text:p>
          </table:table-cell>
          <table:table-cell table:style-name="ce18" table:formula="of:=PERCENTRANK([.D$1:.D$1000]; [.D115])" office:value-type="percentage" office:value="0.548">
            <text:p>54,8%</text:p>
          </table:table-cell>
          <table:table-cell table:style-name="ce18" table:formula="of:=PERCENTRANK([.E$1:.E$1000]; [.E115])" office:value-type="percentage" office:value="0.8">
            <text:p>80,0%</text:p>
          </table:table-cell>
          <table:table-cell table:style-name="ce18" table:formula="of:=PERCENTRANK([.F$1:.F$1000]; [.F115])" office:value-type="percentage" office:value="0.324">
            <text:p>32,4%</text:p>
          </table:table-cell>
          <table:table-cell table:style-name="ce18" table:formula="of:=PERCENTRANK([.G$1:.G$1000]; [.G115])" office:value-type="percentage" office:value="0.552">
            <text:p>55,2%</text:p>
          </table:table-cell>
          <table:table-cell table:style-name="ce18" table:formula="of:=PERCENTRANK([.H$1:.H$1000]; [.H115])" office:value-type="percentage" office:value="0.572">
            <text:p>57,2%</text:p>
          </table:table-cell>
          <table:table-cell table:style-name="ce18" table:formula="of:=PERCENTRANK([.I$1:.I$1000]; [.I115])" office:value-type="percentage" office:value="0.616">
            <text:p>61,6%</text:p>
          </table:table-cell>
          <table:table-cell table:style-name="ce18" table:formula="of:=PERCENTRANK([.J$1:.J$1000]; [.J115])" office:value-type="percentage" office:value="0.548">
            <text:p>54,8%</text:p>
          </table:table-cell>
          <table:table-cell table:number-columns-repeated="999"/>
        </table:table-row>
        <table:table-row table:style-name="ro3">
          <table:table-cell office:value-type="float" office:value="200">
            <text:p>200</text:p>
          </table:table-cell>
          <table:table-cell office:value-type="string">
            <text:p>Misdreavus</text:p>
          </table:table-cell>
          <table:table-cell office:value-type="float" office:value="1">
            <text:p>1</text:p>
          </table:table-cell>
          <table:table-cell table:number-columns-repeated="2" office:value-type="float" office:value="167">
            <text:p>167</text:p>
          </table:table-cell>
          <table:table-cell office:value-type="float" office:value="120">
            <text:p>120</text:p>
          </table:table-cell>
          <table:table-cell office:value-type="float" office:value="1781">
            <text:p>1781</text:p>
          </table:table-cell>
          <table:table-cell table:formula="of:=SUM([.D116:.F116])" office:value-type="float" office:value="454">
            <text:p>454</text:p>
          </table:table-cell>
          <table:table-cell table:formula="of:=SQRT([.C116]*[.E116]*[.F116]^1.2)" office:value-type="float" office:value="228.489887166445">
            <text:p>228</text:p>
          </table:table-cell>
          <table:table-cell table:formula="of:=[.D116]^2*[.E116]*[.F116]/1000000" office:value-type="float" office:value="558.89556">
            <text:p>559</text:p>
          </table:table-cell>
          <table:table-cell office:value-type="float" office:value="7">
            <text:p>7,0</text:p>
          </table:table-cell>
          <table:table-cell table:style-name="ce17" table:formula="of:=[.D116]/MAX([.D$1:.D$1000])" office:value-type="percentage" office:value="0.556666666666667">
            <text:p>56%</text:p>
          </table:table-cell>
          <table:table-cell table:style-name="ce17" table:formula="of:=[.E116]/MAX([.E$1:.E$1000])" office:value-type="percentage" office:value="0.421717171717172">
            <text:p>42%</text:p>
          </table:table-cell>
          <table:table-cell table:style-name="ce17" table:formula="of:=[.F116]/MAX([.F$1:.F$1000])" office:value-type="percentage" office:value="0.235294117647059">
            <text:p>24%</text:p>
          </table:table-cell>
          <table:table-cell table:style-name="ce17" table:formula="of:=[.H116]/MAX([.H$1:.H$1000])" office:value-type="percentage" office:value="0.523041474654378">
            <text:p>52%</text:p>
          </table:table-cell>
          <table:table-cell table:style-name="ce17" table:formula="of:=[.I116]/MAX([.I$1:.I$1000])" office:value-type="percentage" office:value="0.358432297793412">
            <text:p>36%</text:p>
          </table:table-cell>
          <table:table-cell table:style-name="ce17" table:formula="of:=[.J116]/MAX([.J$1:.J$1000])" office:value-type="percentage" office:value="0.176790715329575">
            <text:p>18%</text:p>
          </table:table-cell>
          <table:table-cell table:style-name="ce18" table:formula="of:=PERCENTRANK([.D$1:.D$1000]; [.D116])" office:value-type="percentage" office:value="0.572">
            <text:p>57,2%</text:p>
          </table:table-cell>
          <table:table-cell table:style-name="ce18" table:formula="of:=PERCENTRANK([.E$1:.E$1000]; [.E116])" office:value-type="percentage" office:value="0.628">
            <text:p>62,8%</text:p>
          </table:table-cell>
          <table:table-cell table:style-name="ce18" table:formula="of:=PERCENTRANK([.F$1:.F$1000]; [.F116])" office:value-type="percentage" office:value="0.404">
            <text:p>40,4%</text:p>
          </table:table-cell>
          <table:table-cell table:style-name="ce18" table:formula="of:=PERCENTRANK([.G$1:.G$1000]; [.G116])" office:value-type="percentage" office:value="0.544">
            <text:p>54,4%</text:p>
          </table:table-cell>
          <table:table-cell table:style-name="ce18" table:formula="of:=PERCENTRANK([.H$1:.H$1000]; [.H116])" office:value-type="percentage" office:value="0.52">
            <text:p>52,0%</text:p>
          </table:table-cell>
          <table:table-cell table:style-name="ce18" table:formula="of:=PERCENTRANK([.I$1:.I$1000]; [.I116])" office:value-type="percentage" office:value="0.58">
            <text:p>58,0%</text:p>
          </table:table-cell>
          <table:table-cell table:style-name="ce18" table:formula="of:=PERCENTRANK([.J$1:.J$1000]; [.J116])" office:value-type="percentage" office:value="0.544">
            <text:p>54,4%</text:p>
          </table:table-cell>
          <table:table-cell table:number-columns-repeated="999"/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Beedrill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office:value-type="float" office:value="150">
            <text:p>150</text:p>
          </table:table-cell>
          <table:table-cell office:value-type="float" office:value="130">
            <text:p>130</text:p>
          </table:table-cell>
          <table:table-cell office:value-type="float" office:value="1777">
            <text:p>1777</text:p>
          </table:table-cell>
          <table:table-cell table:formula="of:=SUM([.D117:.F117])" office:value-type="float" office:value="449">
            <text:p>449</text:p>
          </table:table-cell>
          <table:table-cell table:formula="of:=SQRT([.C117]*[.E117]*[.F117]^1.2)" office:value-type="float" office:value="227.201733650416">
            <text:p>227</text:p>
          </table:table-cell>
          <table:table-cell table:formula="of:=[.D117]^2*[.E117]*[.F117]/1000000" office:value-type="float" office:value="556.9395">
            <text:p>557</text:p>
          </table:table-cell>
          <table:table-cell office:value-type="float" office:value="5.5">
            <text:p>5,5</text:p>
          </table:table-cell>
          <table:table-cell table:style-name="ce17" table:formula="of:=[.D117]/MAX([.D$1:.D$1000])" office:value-type="percentage" office:value="0.563333333333333">
            <text:p>56%</text:p>
          </table:table-cell>
          <table:table-cell table:style-name="ce17" table:formula="of:=[.E117]/MAX([.E$1:.E$1000])" office:value-type="percentage" office:value="0.378787878787879">
            <text:p>38%</text:p>
          </table:table-cell>
          <table:table-cell table:style-name="ce17" table:formula="of:=[.F117]/MAX([.F$1:.F$1000])" office:value-type="percentage" office:value="0.254901960784314">
            <text:p>25%</text:p>
          </table:table-cell>
          <table:table-cell table:style-name="ce17" table:formula="of:=[.H117]/MAX([.H$1:.H$1000])" office:value-type="percentage" office:value="0.517281105990783">
            <text:p>52%</text:p>
          </table:table-cell>
          <table:table-cell table:style-name="ce17" table:formula="of:=[.I117]/MAX([.I$1:.I$1000])" office:value-type="percentage" office:value="0.356411570178782">
            <text:p>36%</text:p>
          </table:table-cell>
          <table:table-cell table:style-name="ce17" table:formula="of:=[.J117]/MAX([.J$1:.J$1000])" office:value-type="percentage" office:value="0.176171971379225">
            <text:p>18%</text:p>
          </table:table-cell>
          <table:table-cell table:style-name="ce18" table:formula="of:=PERCENTRANK([.D$1:.D$1000]; [.D117])" office:value-type="percentage" office:value="0.596">
            <text:p>59,6%</text:p>
          </table:table-cell>
          <table:table-cell table:style-name="ce18" table:formula="of:=PERCENTRANK([.E$1:.E$1000]; [.E117])" office:value-type="percentage" office:value="0.5">
            <text:p>50,0%</text:p>
          </table:table-cell>
          <table:table-cell table:style-name="ce18" table:formula="of:=PERCENTRANK([.F$1:.F$1000]; [.F117])" office:value-type="percentage" office:value="0.5">
            <text:p>50,0%</text:p>
          </table:table-cell>
          <table:table-cell table:style-name="ce18" table:formula="of:=PERCENTRANK([.G$1:.G$1000]; [.G117])" office:value-type="percentage" office:value="0.54">
            <text:p>54,0%</text:p>
          </table:table-cell>
          <table:table-cell table:style-name="ce18" table:formula="of:=PERCENTRANK([.H$1:.H$1000]; [.H117])" office:value-type="percentage" office:value="0.508">
            <text:p>50,8%</text:p>
          </table:table-cell>
          <table:table-cell table:style-name="ce18" table:formula="of:=PERCENTRANK([.I$1:.I$1000]; [.I117])" office:value-type="percentage" office:value="0.572">
            <text:p>57,2%</text:p>
          </table:table-cell>
          <table:table-cell table:style-name="ce18" table:formula="of:=PERCENTRANK([.J$1:.J$1000]; [.J117])" office:value-type="percentage" office:value="0.54">
            <text:p>54,0%</text:p>
          </table:table-cell>
          <table:table-cell table:number-columns-repeated="999"/>
        </table:table-row>
        <table:table-row table:style-name="ro3">
          <table:table-cell office:value-type="float" office:value="207">
            <text:p>207</text:p>
          </table:table-cell>
          <table:table-cell office:value-type="string">
            <text:p>Gligar</text:p>
          </table:table-cell>
          <table:table-cell office:value-type="float" office:value="1">
            <text:p>1</text:p>
          </table:table-cell>
          <table:table-cell office:value-type="float" office:value="143">
            <text:p>143</text:p>
          </table:table-cell>
          <table:table-cell office:value-type="float" office:value="204">
            <text:p>204</text:p>
          </table:table-cell>
          <table:table-cell office:value-type="float" office:value="130">
            <text:p>130</text:p>
          </table:table-cell>
          <table:table-cell office:value-type="float" office:value="1758">
            <text:p>1758</text:p>
          </table:table-cell>
          <table:table-cell table:formula="of:=SUM([.D118:.F118])" office:value-type="float" office:value="477">
            <text:p>477</text:p>
          </table:table-cell>
          <table:table-cell table:formula="of:=SQRT([.C118]*[.E118]*[.F118]^1.2)" office:value-type="float" office:value="264.960475868207">
            <text:p>265</text:p>
          </table:table-cell>
          <table:table-cell table:formula="of:=[.D118]^2*[.E118]*[.F118]/1000000" office:value-type="float" office:value="542.30748">
            <text:p>542</text:p>
          </table:table-cell>
          <table:table-cell office:value-type="float" office:value="6.5">
            <text:p>6,5</text:p>
          </table:table-cell>
          <table:table-cell table:style-name="ce17" table:formula="of:=[.D118]/MAX([.D$1:.D$1000])" office:value-type="percentage" office:value="0.476666666666667">
            <text:p>48%</text:p>
          </table:table-cell>
          <table:table-cell table:style-name="ce17" table:formula="of:=[.E118]/MAX([.E$1:.E$1000])" office:value-type="percentage" office:value="0.515151515151515">
            <text:p>52%</text:p>
          </table:table-cell>
          <table:table-cell table:style-name="ce17" table:formula="of:=[.F118]/MAX([.F$1:.F$1000])" office:value-type="percentage" office:value="0.254901960784314">
            <text:p>25%</text:p>
          </table:table-cell>
          <table:table-cell table:style-name="ce17" table:formula="of:=[.H118]/MAX([.H$1:.H$1000])" office:value-type="percentage" office:value="0.549539170506912">
            <text:p>55%</text:p>
          </table:table-cell>
          <table:table-cell table:style-name="ce17" table:formula="of:=[.I118]/MAX([.I$1:.I$1000])" office:value-type="percentage" office:value="0.415643744095751">
            <text:p>42%</text:p>
          </table:table-cell>
          <table:table-cell table:style-name="ce17" table:formula="of:=[.J118]/MAX([.J$1:.J$1000])" office:value-type="percentage" office:value="0.171543547989144">
            <text:p>17%</text:p>
          </table:table-cell>
          <table:table-cell table:style-name="ce18" table:formula="of:=PERCENTRANK([.D$1:.D$1000]; [.D118])" office:value-type="percentage" office:value="0.412">
            <text:p>41,2%</text:p>
          </table:table-cell>
          <table:table-cell table:style-name="ce18" table:formula="of:=PERCENTRANK([.E$1:.E$1000]; [.E118])" office:value-type="percentage" office:value="0.856">
            <text:p>85,6%</text:p>
          </table:table-cell>
          <table:table-cell table:style-name="ce18" table:formula="of:=PERCENTRANK([.F$1:.F$1000]; [.F118])" office:value-type="percentage" office:value="0.5">
            <text:p>50,0%</text:p>
          </table:table-cell>
          <table:table-cell table:style-name="ce18" table:formula="of:=PERCENTRANK([.G$1:.G$1000]; [.G118])" office:value-type="percentage" office:value="0.536">
            <text:p>53,6%</text:p>
          </table:table-cell>
          <table:table-cell table:style-name="ce18" table:formula="of:=PERCENTRANK([.H$1:.H$1000]; [.H118])" office:value-type="percentage" office:value="0.584">
            <text:p>58,4%</text:p>
          </table:table-cell>
          <table:table-cell table:style-name="ce18" table:formula="of:=PERCENTRANK([.I$1:.I$1000]; [.I118])" office:value-type="percentage" office:value="0.732">
            <text:p>73,2%</text:p>
          </table:table-cell>
          <table:table-cell table:style-name="ce18" table:formula="of:=PERCENTRANK([.J$1:.J$1000]; [.J118])" office:value-type="percentage" office:value="0.536">
            <text:p>53,6%</text:p>
          </table:table-cell>
          <table:table-cell table:number-columns-repeated="999"/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Arbok</text:p>
          </table:table-cell>
          <table:table-cell office:value-type="float" office:value="1">
            <text:p>1</text:p>
          </table:table-cell>
          <table:table-cell office:value-type="float" office:value="167">
            <text:p>167</text:p>
          </table:table-cell>
          <table:table-cell office:value-type="float" office:value="158">
            <text:p>158</text:p>
          </table:table-cell>
          <table:table-cell office:value-type="float" office:value="120">
            <text:p>120</text:p>
          </table:table-cell>
          <table:table-cell office:value-type="float" office:value="1737">
            <text:p>1737</text:p>
          </table:table-cell>
          <table:table-cell table:formula="of:=SUM([.D119:.F119])" office:value-type="float" office:value="445">
            <text:p>445</text:p>
          </table:table-cell>
          <table:table-cell table:formula="of:=SQRT([.C119]*[.E119]*[.F119]^1.2)" office:value-type="float" office:value="222.247708122855">
            <text:p>222</text:p>
          </table:table-cell>
          <table:table-cell table:formula="of:=[.D119]^2*[.E119]*[.F119]/1000000" office:value-type="float" office:value="528.77544">
            <text:p>529</text:p>
          </table:table-cell>
          <table:table-cell office:value-type="float" office:value="6">
            <text:p>6,0</text:p>
          </table:table-cell>
          <table:table-cell table:style-name="ce17" table:formula="of:=[.D119]/MAX([.D$1:.D$1000])" office:value-type="percentage" office:value="0.556666666666667">
            <text:p>56%</text:p>
          </table:table-cell>
          <table:table-cell table:style-name="ce17" table:formula="of:=[.E119]/MAX([.E$1:.E$1000])" office:value-type="percentage" office:value="0.398989898989899">
            <text:p>40%</text:p>
          </table:table-cell>
          <table:table-cell table:style-name="ce17" table:formula="of:=[.F119]/MAX([.F$1:.F$1000])" office:value-type="percentage" office:value="0.235294117647059">
            <text:p>24%</text:p>
          </table:table-cell>
          <table:table-cell table:style-name="ce17" table:formula="of:=[.H119]/MAX([.H$1:.H$1000])" office:value-type="percentage" office:value="0.512672811059908">
            <text:p>51%</text:p>
          </table:table-cell>
          <table:table-cell table:style-name="ce17" table:formula="of:=[.I119]/MAX([.I$1:.I$1000])" office:value-type="percentage" office:value="0.348640185741634">
            <text:p>35%</text:p>
          </table:table-cell>
          <table:table-cell table:style-name="ce17" table:formula="of:=[.J119]/MAX([.J$1:.J$1000])" office:value-type="percentage" office:value="0.167263071988461">
            <text:p>17%</text:p>
          </table:table-cell>
          <table:table-cell table:style-name="ce18" table:formula="of:=PERCENTRANK([.D$1:.D$1000]; [.D119])" office:value-type="percentage" office:value="0.572">
            <text:p>57,2%</text:p>
          </table:table-cell>
          <table:table-cell table:style-name="ce18" table:formula="of:=PERCENTRANK([.E$1:.E$1000]; [.E119])" office:value-type="percentage" office:value="0.572">
            <text:p>57,2%</text:p>
          </table:table-cell>
          <table:table-cell table:style-name="ce18" table:formula="of:=PERCENTRANK([.F$1:.F$1000]; [.F119])" office:value-type="percentage" office:value="0.404">
            <text:p>40,4%</text:p>
          </table:table-cell>
          <table:table-cell table:style-name="ce18" table:formula="of:=PERCENTRANK([.G$1:.G$1000]; [.G119])" office:value-type="percentage" office:value="0.532">
            <text:p>53,2%</text:p>
          </table:table-cell>
          <table:table-cell table:style-name="ce18" table:formula="of:=PERCENTRANK([.H$1:.H$1000]; [.H119])" office:value-type="percentage" office:value="0.492">
            <text:p>49,2%</text:p>
          </table:table-cell>
          <table:table-cell table:style-name="ce18" table:formula="of:=PERCENTRANK([.I$1:.I$1000]; [.I119])" office:value-type="percentage" office:value="0.536">
            <text:p>53,6%</text:p>
          </table:table-cell>
          <table:table-cell table:style-name="ce18" table:formula="of:=PERCENTRANK([.J$1:.J$1000]; [.J119])" office:value-type="percentage" office:value="0.532">
            <text:p>53,2%</text:p>
          </table:table-cell>
          <table:table-cell table:number-columns-repeated="999"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Butterfree</text:p>
          </table:table-cell>
          <table:table-cell office:value-type="float" office:value="1">
            <text:p>1</text:p>
          </table:table-cell>
          <table:table-cell office:value-type="float" office:value="167">
            <text:p>167</text:p>
          </table:table-cell>
          <table:table-cell office:value-type="float" office:value="151">
            <text:p>151</text:p>
          </table:table-cell>
          <table:table-cell office:value-type="float" office:value="120">
            <text:p>120</text:p>
          </table:table-cell>
          <table:table-cell office:value-type="float" office:value="1701">
            <text:p>1701</text:p>
          </table:table-cell>
          <table:table-cell table:formula="of:=SUM([.D120:.F120])" office:value-type="float" office:value="438">
            <text:p>438</text:p>
          </table:table-cell>
          <table:table-cell table:formula="of:=SQRT([.C120]*[.E120]*[.F120]^1.2)" office:value-type="float" office:value="217.268727742204">
            <text:p>217</text:p>
          </table:table-cell>
          <table:table-cell table:formula="of:=[.D120]^2*[.E120]*[.F120]/1000000" office:value-type="float" office:value="505.34868">
            <text:p>505</text:p>
          </table:table-cell>
          <table:table-cell office:value-type="float" office:value="5.5">
            <text:p>5,5</text:p>
          </table:table-cell>
          <table:table-cell table:style-name="ce17" table:formula="of:=[.D120]/MAX([.D$1:.D$1000])" office:value-type="percentage" office:value="0.556666666666667">
            <text:p>56%</text:p>
          </table:table-cell>
          <table:table-cell table:style-name="ce17" table:formula="of:=[.E120]/MAX([.E$1:.E$1000])" office:value-type="percentage" office:value="0.381313131313131">
            <text:p>38%</text:p>
          </table:table-cell>
          <table:table-cell table:style-name="ce17" table:formula="of:=[.F120]/MAX([.F$1:.F$1000])" office:value-type="percentage" office:value="0.235294117647059">
            <text:p>24%</text:p>
          </table:table-cell>
          <table:table-cell table:style-name="ce17" table:formula="of:=[.H120]/MAX([.H$1:.H$1000])" office:value-type="percentage" office:value="0.504608294930876">
            <text:p>50%</text:p>
          </table:table-cell>
          <table:table-cell table:style-name="ce17" table:formula="of:=[.I120]/MAX([.I$1:.I$1000])" office:value-type="percentage" office:value="0.340829654603312">
            <text:p>34%</text:p>
          </table:table-cell>
          <table:table-cell table:style-name="ce17" table:formula="of:=[.J120]/MAX([.J$1:.J$1000])" office:value-type="percentage" office:value="0.159852682723149">
            <text:p>16%</text:p>
          </table:table-cell>
          <table:table-cell table:style-name="ce18" table:formula="of:=PERCENTRANK([.D$1:.D$1000]; [.D120])" office:value-type="percentage" office:value="0.572">
            <text:p>57,2%</text:p>
          </table:table-cell>
          <table:table-cell table:style-name="ce18" table:formula="of:=PERCENTRANK([.E$1:.E$1000]; [.E120])" office:value-type="percentage" office:value="0.508">
            <text:p>50,8%</text:p>
          </table:table-cell>
          <table:table-cell table:style-name="ce18" table:formula="of:=PERCENTRANK([.F$1:.F$1000]; [.F120])" office:value-type="percentage" office:value="0.404">
            <text:p>40,4%</text:p>
          </table:table-cell>
          <table:table-cell table:style-name="ce18" table:formula="of:=PERCENTRANK([.G$1:.G$1000]; [.G120])" office:value-type="percentage" office:value="0.524">
            <text:p>52,4%</text:p>
          </table:table-cell>
          <table:table-cell table:style-name="ce18" table:formula="of:=PERCENTRANK([.H$1:.H$1000]; [.H120])" office:value-type="percentage" office:value="0.48">
            <text:p>48,0%</text:p>
          </table:table-cell>
          <table:table-cell table:style-name="ce18" table:formula="of:=PERCENTRANK([.I$1:.I$1000]; [.I120])" office:value-type="percentage" office:value="0.5">
            <text:p>50,0%</text:p>
          </table:table-cell>
          <table:table-cell table:style-name="ce18" table:formula="of:=PERCENTRANK([.J$1:.J$1000]; [.J120])" office:value-type="percentage" office:value="0.528">
            <text:p>52,8%</text:p>
          </table:table-cell>
          <table:table-cell table:number-columns-repeated="999"/>
        </table:table-row>
        <table:table-row table:style-name="ro3">
          <table:table-cell office:value-type="float" office:value="93">
            <text:p>93</text:p>
          </table:table-cell>
          <table:table-cell office:value-type="string">
            <text:p>Haunter</text:p>
          </table:table-cell>
          <table:table-cell office:value-type="float" office:value="1">
            <text:p>1</text:p>
          </table:table-cell>
          <table:table-cell office:value-type="float" office:value="223">
            <text:p>223</text:p>
          </table:table-cell>
          <table:table-cell office:value-type="float" office:value="112">
            <text:p>112</text:p>
          </table:table-cell>
          <table:table-cell office:value-type="float" office:value="90">
            <text:p>90</text:p>
          </table:table-cell>
          <table:table-cell office:value-type="float" office:value="1716">
            <text:p>1716</text:p>
          </table:table-cell>
          <table:table-cell table:formula="of:=SUM([.D121:.F121])" office:value-type="float" office:value="425">
            <text:p>425</text:p>
          </table:table-cell>
          <table:table-cell table:formula="of:=SQRT([.C121]*[.E121]*[.F121]^1.2)" office:value-type="float" office:value="157.454296916158">
            <text:p>157</text:p>
          </table:table-cell>
          <table:table-cell table:formula="of:=[.D121]^2*[.E121]*[.F121]/1000000" office:value-type="float" office:value="501.26832">
            <text:p>501</text:p>
          </table:table-cell>
          <table:table-cell office:value-type="float" office:value="5.5">
            <text:p>5,5</text:p>
          </table:table-cell>
          <table:table-cell table:style-name="ce17" table:formula="of:=[.D121]/MAX([.D$1:.D$1000])" office:value-type="percentage" office:value="0.743333333333333">
            <text:p>74%</text:p>
          </table:table-cell>
          <table:table-cell table:style-name="ce17" table:formula="of:=[.E121]/MAX([.E$1:.E$1000])" office:value-type="percentage" office:value="0.282828282828283">
            <text:p>28%</text:p>
          </table:table-cell>
          <table:table-cell table:style-name="ce17" table:formula="of:=[.F121]/MAX([.F$1:.F$1000])" office:value-type="percentage" office:value="0.176470588235294">
            <text:p>18%</text:p>
          </table:table-cell>
          <table:table-cell table:style-name="ce17" table:formula="of:=[.H121]/MAX([.H$1:.H$1000])" office:value-type="percentage" office:value="0.48963133640553">
            <text:p>49%</text:p>
          </table:table-cell>
          <table:table-cell table:style-name="ce17" table:formula="of:=[.I121]/MAX([.I$1:.I$1000])" office:value-type="percentage" office:value="0.246998701522369">
            <text:p>25%</text:p>
          </table:table-cell>
          <table:table-cell table:style-name="ce17" table:formula="of:=[.J121]/MAX([.J$1:.J$1000])" office:value-type="percentage" office:value="0.15856197688322">
            <text:p>16%</text:p>
          </table:table-cell>
          <table:table-cell table:style-name="ce18" table:formula="of:=PERCENTRANK([.D$1:.D$1000]; [.D121])" office:value-type="percentage" office:value="0.884">
            <text:p>88,4%</text:p>
          </table:table-cell>
          <table:table-cell table:style-name="ce18" table:formula="of:=PERCENTRANK([.E$1:.E$1000]; [.E121])" office:value-type="percentage" office:value="0.264">
            <text:p>26,4%</text:p>
          </table:table-cell>
          <table:table-cell table:style-name="ce18" table:formula="of:=PERCENTRANK([.F$1:.F$1000]; [.F121])" office:value-type="percentage" office:value="0.192">
            <text:p>19,2%</text:p>
          </table:table-cell>
          <table:table-cell table:style-name="ce18" table:formula="of:=PERCENTRANK([.G$1:.G$1000]; [.G121])" office:value-type="percentage" office:value="0.528">
            <text:p>52,8%</text:p>
          </table:table-cell>
          <table:table-cell table:style-name="ce18" table:formula="of:=PERCENTRANK([.H$1:.H$1000]; [.H121])" office:value-type="percentage" office:value="0.452">
            <text:p>45,2%</text:p>
          </table:table-cell>
          <table:table-cell table:style-name="ce18" table:formula="of:=PERCENTRANK([.I$1:.I$1000]; [.I121])" office:value-type="percentage" office:value="0.272">
            <text:p>27,2%</text:p>
          </table:table-cell>
          <table:table-cell table:style-name="ce18" table:formula="of:=PERCENTRANK([.J$1:.J$1000]; [.J121])" office:value-type="percentage" office:value="0.524">
            <text:p>52,4%</text:p>
          </table:table-cell>
          <table:table-cell table:number-columns-repeated="999"/>
        </table:table-row>
        <table:table-row table:style-name="ro3">
          <table:table-cell office:value-type="float" office:value="105">
            <text:p>105</text:p>
          </table:table-cell>
          <table:table-cell office:value-type="string">
            <text:p>Marowak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200">
            <text:p>200</text:p>
          </table:table-cell>
          <table:table-cell office:value-type="float" office:value="120">
            <text:p>120</text:p>
          </table:table-cell>
          <table:table-cell office:value-type="float" office:value="1691">
            <text:p>1691</text:p>
          </table:table-cell>
          <table:table-cell table:formula="of:=SUM([.D122:.F122])" office:value-type="float" office:value="464">
            <text:p>464</text:p>
          </table:table-cell>
          <table:table-cell table:formula="of:=SQRT([.C122]*[.E122]*[.F122]^1.2)" office:value-type="float" office:value="250.048207417563">
            <text:p>250</text:p>
          </table:table-cell>
          <table:table-cell table:formula="of:=[.D122]^2*[.E122]*[.F122]/1000000" office:value-type="float" office:value="497.664">
            <text:p>498</text:p>
          </table:table-cell>
          <table:table-cell office:value-type="float" office:value="6">
            <text:p>6,0</text:p>
          </table:table-cell>
          <table:table-cell table:style-name="ce17" table:formula="of:=[.D122]/MAX([.D$1:.D$1000])" office:value-type="percentage" office:value="0.48">
            <text:p>48%</text:p>
          </table:table-cell>
          <table:table-cell table:style-name="ce17" table:formula="of:=[.E122]/MAX([.E$1:.E$1000])" office:value-type="percentage" office:value="0.505050505050505">
            <text:p>51%</text:p>
          </table:table-cell>
          <table:table-cell table:style-name="ce17" table:formula="of:=[.F122]/MAX([.F$1:.F$1000])" office:value-type="percentage" office:value="0.235294117647059">
            <text:p>24%</text:p>
          </table:table-cell>
          <table:table-cell table:style-name="ce17" table:formula="of:=[.H122]/MAX([.H$1:.H$1000])" office:value-type="percentage" office:value="0.534562211981567">
            <text:p>53%</text:p>
          </table:table-cell>
          <table:table-cell table:style-name="ce17" table:formula="of:=[.I122]/MAX([.I$1:.I$1000])" office:value-type="percentage" office:value="0.392250854754514">
            <text:p>39%</text:p>
          </table:table-cell>
          <table:table-cell table:style-name="ce17" table:formula="of:=[.J122]/MAX([.J$1:.J$1000])" office:value-type="percentage" office:value="0.15742185275864">
            <text:p>16%</text:p>
          </table:table-cell>
          <table:table-cell table:style-name="ce18" table:formula="of:=PERCENTRANK([.D$1:.D$1000]; [.D122])" office:value-type="percentage" office:value="0.416">
            <text:p>41,6%</text:p>
          </table:table-cell>
          <table:table-cell table:style-name="ce18" table:formula="of:=PERCENTRANK([.E$1:.E$1000]; [.E122])" office:value-type="percentage" office:value="0.832">
            <text:p>83,2%</text:p>
          </table:table-cell>
          <table:table-cell table:style-name="ce18" table:formula="of:=PERCENTRANK([.F$1:.F$1000]; [.F122])" office:value-type="percentage" office:value="0.404">
            <text:p>40,4%</text:p>
          </table:table-cell>
          <table:table-cell table:style-name="ce18" table:formula="of:=PERCENTRANK([.G$1:.G$1000]; [.G122])" office:value-type="percentage" office:value="0.52">
            <text:p>52,0%</text:p>
          </table:table-cell>
          <table:table-cell table:style-name="ce18" table:formula="of:=PERCENTRANK([.H$1:.H$1000]; [.H122])" office:value-type="percentage" office:value="0.544">
            <text:p>54,4%</text:p>
          </table:table-cell>
          <table:table-cell table:style-name="ce18" table:formula="of:=PERCENTRANK([.I$1:.I$1000]; [.I122])" office:value-type="percentage" office:value="0.68">
            <text:p>68,0%</text:p>
          </table:table-cell>
          <table:table-cell table:style-name="ce18" table:formula="of:=PERCENTRANK([.J$1:.J$1000]; [.J122])" office:value-type="percentage" office:value="0.52">
            <text:p>52,0%</text:p>
          </table:table-cell>
          <table:table-cell table:number-columns-repeated="999"/>
        </table:table-row>
        <table:table-row table:style-name="ro3">
          <table:table-cell office:value-type="float" office:value="111">
            <text:p>111</text:p>
          </table:table-cell>
          <table:table-cell office:value-type="string">
            <text:p>Rhyhorn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57">
            <text:p>157</text:p>
          </table:table-cell>
          <table:table-cell office:value-type="float" office:value="160">
            <text:p>160</text:p>
          </table:table-cell>
          <table:table-cell office:value-type="float" office:value="1679">
            <text:p>1679</text:p>
          </table:table-cell>
          <table:table-cell table:formula="of:=SUM([.D123:.F123])" office:value-type="float" office:value="457">
            <text:p>457</text:p>
          </table:table-cell>
          <table:table-cell table:formula="of:=SQRT([.C123]*[.E123]*[.F123]^1.2)" office:value-type="float" office:value="263.282392483454">
            <text:p>263</text:p>
          </table:table-cell>
          <table:table-cell table:formula="of:=[.D123]^2*[.E123]*[.F123]/1000000" office:value-type="float" office:value="492.352">
            <text:p>492</text:p>
          </table:table-cell>
          <table:table-cell office:value-type="float" office:value="5">
            <text:p>5,0</text:p>
          </table:table-cell>
          <table:table-cell table:style-name="ce17" table:formula="of:=[.D123]/MAX([.D$1:.D$1000])" office:value-type="percentage" office:value="0.466666666666667">
            <text:p>47%</text:p>
          </table:table-cell>
          <table:table-cell table:style-name="ce17" table:formula="of:=[.E123]/MAX([.E$1:.E$1000])" office:value-type="percentage" office:value="0.396464646464646">
            <text:p>40%</text:p>
          </table:table-cell>
          <table:table-cell table:style-name="ce17" table:formula="of:=[.F123]/MAX([.F$1:.F$1000])" office:value-type="percentage" office:value="0.313725490196078">
            <text:p>31%</text:p>
          </table:table-cell>
          <table:table-cell table:style-name="ce17" table:formula="of:=[.H123]/MAX([.H$1:.H$1000])" office:value-type="percentage" office:value="0.526497695852535">
            <text:p>53%</text:p>
          </table:table-cell>
          <table:table-cell table:style-name="ce17" table:formula="of:=[.I123]/MAX([.I$1:.I$1000])" office:value-type="percentage" office:value="0.413011333134615">
            <text:p>41%</text:p>
          </table:table-cell>
          <table:table-cell table:style-name="ce17" table:formula="of:=[.J123]/MAX([.J$1:.J$1000])" office:value-type="percentage" office:value="0.155741552632744">
            <text:p>16%</text:p>
          </table:table-cell>
          <table:table-cell table:style-name="ce18" table:formula="of:=PERCENTRANK([.D$1:.D$1000]; [.D123])" office:value-type="percentage" office:value="0.404">
            <text:p>40,4%</text:p>
          </table:table-cell>
          <table:table-cell table:style-name="ce18" table:formula="of:=PERCENTRANK([.E$1:.E$1000]; [.E123])" office:value-type="percentage" office:value="0.556">
            <text:p>55,6%</text:p>
          </table:table-cell>
          <table:table-cell table:style-name="ce18" table:formula="of:=PERCENTRANK([.F$1:.F$1000]; [.F123])" office:value-type="percentage" office:value="0.724">
            <text:p>72,4%</text:p>
          </table:table-cell>
          <table:table-cell table:style-name="ce18" table:formula="of:=PERCENTRANK([.G$1:.G$1000]; [.G123])" office:value-type="percentage" office:value="0.516">
            <text:p>51,6%</text:p>
          </table:table-cell>
          <table:table-cell table:style-name="ce18" table:formula="of:=PERCENTRANK([.H$1:.H$1000]; [.H123])" office:value-type="percentage" office:value="0.532">
            <text:p>53,2%</text:p>
          </table:table-cell>
          <table:table-cell table:style-name="ce18" table:formula="of:=PERCENTRANK([.I$1:.I$1000]; [.I123])" office:value-type="percentage" office:value="0.716">
            <text:p>71,6%</text:p>
          </table:table-cell>
          <table:table-cell table:style-name="ce18" table:formula="of:=PERCENTRANK([.J$1:.J$1000]; [.J123])" office:value-type="percentage" office:value="0.516">
            <text:p>51,6%</text:p>
          </table:table-cell>
          <table:table-cell table:number-columns-repeated="999"/>
        </table:table-row>
        <table:table-row table:style-name="ro3">
          <table:table-cell office:value-type="float" office:value="162">
            <text:p>162</text:p>
          </table:table-cell>
          <table:table-cell office:value-type="string">
            <text:p>Furret</text:p>
          </table:table-cell>
          <table:table-cell office:value-type="float" office:value="1">
            <text:p>1</text:p>
          </table:table-cell>
          <table:table-cell office:value-type="float" office:value="148">
            <text:p>148</text:p>
          </table:table-cell>
          <table:table-cell office:value-type="float" office:value="130">
            <text:p>130</text:p>
          </table:table-cell>
          <table:table-cell office:value-type="float" office:value="170">
            <text:p>170</text:p>
          </table:table-cell>
          <table:table-cell office:value-type="float" office:value="1667">
            <text:p>1667</text:p>
          </table:table-cell>
          <table:table-cell table:formula="of:=SUM([.D124:.F124])" office:value-type="float" office:value="448">
            <text:p>448</text:p>
          </table:table-cell>
          <table:table-cell table:formula="of:=SQRT([.C124]*[.E124]*[.F124]^1.2)" office:value-type="float" office:value="248.451160117528">
            <text:p>248</text:p>
          </table:table-cell>
          <table:table-cell table:formula="of:=[.D124]^2*[.E124]*[.F124]/1000000" office:value-type="float" office:value="484.0784">
            <text:p>484</text:p>
          </table:table-cell>
          <table:table-cell office:value-type="float" office:value="5">
            <text:p>5,0</text:p>
          </table:table-cell>
          <table:table-cell table:style-name="ce17" table:formula="of:=[.D124]/MAX([.D$1:.D$1000])" office:value-type="percentage" office:value="0.493333333333333">
            <text:p>49%</text:p>
          </table:table-cell>
          <table:table-cell table:style-name="ce17" table:formula="of:=[.E124]/MAX([.E$1:.E$1000])" office:value-type="percentage" office:value="0.328282828282828">
            <text:p>33%</text:p>
          </table:table-cell>
          <table:table-cell table:style-name="ce17" table:formula="of:=[.F124]/MAX([.F$1:.F$1000])" office:value-type="percentage" office:value="0.333333333333333">
            <text:p>33%</text:p>
          </table:table-cell>
          <table:table-cell table:style-name="ce17" table:formula="of:=[.H124]/MAX([.H$1:.H$1000])" office:value-type="percentage" office:value="0.516129032258065">
            <text:p>52%</text:p>
          </table:table-cell>
          <table:table-cell table:style-name="ce17" table:formula="of:=[.I124]/MAX([.I$1:.I$1000])" office:value-type="percentage" office:value="0.38974556517459">
            <text:p>39%</text:p>
          </table:table-cell>
          <table:table-cell table:style-name="ce17" table:formula="of:=[.J124]/MAX([.J$1:.J$1000])" office:value-type="percentage" office:value="0.153124434575212">
            <text:p>15%</text:p>
          </table:table-cell>
          <table:table-cell table:style-name="ce18" table:formula="of:=PERCENTRANK([.D$1:.D$1000]; [.D124])" office:value-type="percentage" office:value="0.436">
            <text:p>43,6%</text:p>
          </table:table-cell>
          <table:table-cell table:style-name="ce18" table:formula="of:=PERCENTRANK([.E$1:.E$1000]; [.E124])" office:value-type="percentage" office:value="0.368">
            <text:p>36,8%</text:p>
          </table:table-cell>
          <table:table-cell table:style-name="ce18" table:formula="of:=PERCENTRANK([.F$1:.F$1000]; [.F124])" office:value-type="percentage" office:value="0.78">
            <text:p>78,0%</text:p>
          </table:table-cell>
          <table:table-cell table:style-name="ce18" table:formula="of:=PERCENTRANK([.G$1:.G$1000]; [.G124])" office:value-type="percentage" office:value="0.512">
            <text:p>51,2%</text:p>
          </table:table-cell>
          <table:table-cell table:style-name="ce18" table:formula="of:=PERCENTRANK([.H$1:.H$1000]; [.H124])" office:value-type="percentage" office:value="0.5">
            <text:p>50,0%</text:p>
          </table:table-cell>
          <table:table-cell table:style-name="ce18" table:formula="of:=PERCENTRANK([.I$1:.I$1000]; [.I124])" office:value-type="percentage" office:value="0.672">
            <text:p>67,2%</text:p>
          </table:table-cell>
          <table:table-cell table:style-name="ce18" table:formula="of:=PERCENTRANK([.J$1:.J$1000]; [.J124])" office:value-type="percentage" office:value="0.512">
            <text:p>51,2%</text:p>
          </table:table-cell>
          <table:table-cell table:number-columns-repeated="999"/>
        </table:table-row>
        <table:table-row table:style-name="ro3">
          <table:table-cell office:value-type="float" office:value="47">
            <text:p>47</text:p>
          </table:table-cell>
          <table:table-cell office:value-type="string">
            <text:p>Parasect</text:p>
          </table:table-cell>
          <table:table-cell office:value-type="float" office:value="1">
            <text:p>1</text:p>
          </table:table-cell>
          <table:table-cell office:value-type="float" office:value="165">
            <text:p>165</text:p>
          </table:table-cell>
          <table:table-cell office:value-type="float" office:value="146">
            <text:p>146</text:p>
          </table:table-cell>
          <table:table-cell office:value-type="float" office:value="120">
            <text:p>120</text:p>
          </table:table-cell>
          <table:table-cell office:value-type="float" office:value="1657">
            <text:p>1657</text:p>
          </table:table-cell>
          <table:table-cell table:formula="of:=SUM([.D125:.F125])" office:value-type="float" office:value="431">
            <text:p>431</text:p>
          </table:table-cell>
          <table:table-cell table:formula="of:=SQRT([.C125]*[.E125]*[.F125]^1.2)" office:value-type="float" office:value="213.641282068559">
            <text:p>214</text:p>
          </table:table-cell>
          <table:table-cell table:formula="of:=[.D125]^2*[.E125]*[.F125]/1000000" office:value-type="float" office:value="476.982">
            <text:p>477</text:p>
          </table:table-cell>
          <table:table-cell office:value-type="float" office:value="6">
            <text:p>6,0</text:p>
          </table:table-cell>
          <table:table-cell table:style-name="ce17" table:formula="of:=[.D125]/MAX([.D$1:.D$1000])" office:value-type="percentage" office:value="0.55">
            <text:p>55%</text:p>
          </table:table-cell>
          <table:table-cell table:style-name="ce17" table:formula="of:=[.E125]/MAX([.E$1:.E$1000])" office:value-type="percentage" office:value="0.368686868686869">
            <text:p>37%</text:p>
          </table:table-cell>
          <table:table-cell table:style-name="ce17" table:formula="of:=[.F125]/MAX([.F$1:.F$1000])" office:value-type="percentage" office:value="0.235294117647059">
            <text:p>24%</text:p>
          </table:table-cell>
          <table:table-cell table:style-name="ce17" table:formula="of:=[.H125]/MAX([.H$1:.H$1000])" office:value-type="percentage" office:value="0.496543778801843">
            <text:p>50%</text:p>
          </table:table-cell>
          <table:table-cell table:style-name="ce17" table:formula="of:=[.I125]/MAX([.I$1:.I$1000])" office:value-type="percentage" office:value="0.335139277212657">
            <text:p>34%</text:p>
          </table:table-cell>
          <table:table-cell table:style-name="ce17" table:formula="of:=[.J125]/MAX([.J$1:.J$1000])" office:value-type="percentage" office:value="0.150879690257929">
            <text:p>15%</text:p>
          </table:table-cell>
          <table:table-cell table:style-name="ce18" table:formula="of:=PERCENTRANK([.D$1:.D$1000]; [.D125])" office:value-type="percentage" office:value="0.552">
            <text:p>55,2%</text:p>
          </table:table-cell>
          <table:table-cell table:style-name="ce18" table:formula="of:=PERCENTRANK([.E$1:.E$1000]; [.E125])" office:value-type="percentage" office:value="0.468">
            <text:p>46,8%</text:p>
          </table:table-cell>
          <table:table-cell table:style-name="ce18" table:formula="of:=PERCENTRANK([.F$1:.F$1000]; [.F125])" office:value-type="percentage" office:value="0.404">
            <text:p>40,4%</text:p>
          </table:table-cell>
          <table:table-cell table:style-name="ce18" table:formula="of:=PERCENTRANK([.G$1:.G$1000]; [.G125])" office:value-type="percentage" office:value="0.508">
            <text:p>50,8%</text:p>
          </table:table-cell>
          <table:table-cell table:style-name="ce18" table:formula="of:=PERCENTRANK([.H$1:.H$1000]; [.H125])" office:value-type="percentage" office:value="0.472">
            <text:p>47,2%</text:p>
          </table:table-cell>
          <table:table-cell table:style-name="ce18" table:formula="of:=PERCENTRANK([.I$1:.I$1000]; [.I125])" office:value-type="percentage" office:value="0.484">
            <text:p>48,4%</text:p>
          </table:table-cell>
          <table:table-cell table:style-name="ce18" table:formula="of:=PERCENTRANK([.J$1:.J$1000]; [.J125])" office:value-type="percentage" office:value="0.508">
            <text:p>50,8%</text:p>
          </table:table-cell>
          <table:table-cell table:number-columns-repeated="999"/>
        </table:table-row>
        <table:table-row table:style-name="ro3">
          <table:table-cell office:value-type="float" office:value="168">
            <text:p>168</text:p>
          </table:table-cell>
          <table:table-cell office:value-type="string">
            <text:p>Ariados</text:p>
          </table:table-cell>
          <table:table-cell office:value-type="float" office:value="1">
            <text:p>1</text:p>
          </table:table-cell>
          <table:table-cell office:value-type="float" office:value="161">
            <text:p>161</text:p>
          </table:table-cell>
          <table:table-cell office:value-type="float" office:value="128">
            <text:p>128</text:p>
          </table:table-cell>
          <table:table-cell office:value-type="float" office:value="140">
            <text:p>140</text:p>
          </table:table-cell>
          <table:table-cell office:value-type="float" office:value="1636">
            <text:p>1636</text:p>
          </table:table-cell>
          <table:table-cell table:formula="of:=SUM([.D126:.F126])" office:value-type="float" office:value="429">
            <text:p>429</text:p>
          </table:table-cell>
          <table:table-cell table:formula="of:=SQRT([.C126]*[.E126]*[.F126]^1.2)" office:value-type="float" office:value="219.422827055343">
            <text:p>219</text:p>
          </table:table-cell>
          <table:table-cell table:formula="of:=[.D126]^2*[.E126]*[.F126]/1000000" office:value-type="float" office:value="464.50432">
            <text:p>465</text:p>
          </table:table-cell>
          <table:table-cell office:value-type="float" office:value="4.5">
            <text:p>4,5</text:p>
          </table:table-cell>
          <table:table-cell table:style-name="ce17" table:formula="of:=[.D126]/MAX([.D$1:.D$1000])" office:value-type="percentage" office:value="0.536666666666667">
            <text:p>54%</text:p>
          </table:table-cell>
          <table:table-cell table:style-name="ce17" table:formula="of:=[.E126]/MAX([.E$1:.E$1000])" office:value-type="percentage" office:value="0.323232323232323">
            <text:p>32%</text:p>
          </table:table-cell>
          <table:table-cell table:style-name="ce17" table:formula="of:=[.F126]/MAX([.F$1:.F$1000])" office:value-type="percentage" office:value="0.274509803921569">
            <text:p>27%</text:p>
          </table:table-cell>
          <table:table-cell table:style-name="ce17" table:formula="of:=[.H126]/MAX([.H$1:.H$1000])" office:value-type="percentage" office:value="0.494239631336406">
            <text:p>49%</text:p>
          </table:table-cell>
          <table:table-cell table:style-name="ce17" table:formula="of:=[.I126]/MAX([.I$1:.I$1000])" office:value-type="percentage" office:value="0.344208792192545">
            <text:p>34%</text:p>
          </table:table-cell>
          <table:table-cell table:style-name="ce17" table:formula="of:=[.J126]/MAX([.J$1:.J$1000])" office:value-type="percentage" office:value="0.146932731057083">
            <text:p>15%</text:p>
          </table:table-cell>
          <table:table-cell table:style-name="ce18" table:formula="of:=PERCENTRANK([.D$1:.D$1000]; [.D126])" office:value-type="percentage" office:value="0.528">
            <text:p>52,8%</text:p>
          </table:table-cell>
          <table:table-cell table:style-name="ce18" table:formula="of:=PERCENTRANK([.E$1:.E$1000]; [.E126])" office:value-type="percentage" office:value="0.348">
            <text:p>34,8%</text:p>
          </table:table-cell>
          <table:table-cell table:style-name="ce18" table:formula="of:=PERCENTRANK([.F$1:.F$1000]; [.F126])" office:value-type="percentage" office:value="0.6">
            <text:p>60,0%</text:p>
          </table:table-cell>
          <table:table-cell table:style-name="ce18" table:formula="of:=PERCENTRANK([.G$1:.G$1000]; [.G126])" office:value-type="percentage" office:value="0.504">
            <text:p>50,4%</text:p>
          </table:table-cell>
          <table:table-cell table:style-name="ce18" table:formula="of:=PERCENTRANK([.H$1:.H$1000]; [.H126])" office:value-type="percentage" office:value="0.468">
            <text:p>46,8%</text:p>
          </table:table-cell>
          <table:table-cell table:style-name="ce18" table:formula="of:=PERCENTRANK([.I$1:.I$1000]; [.I126])" office:value-type="percentage" office:value="0.524">
            <text:p>52,4%</text:p>
          </table:table-cell>
          <table:table-cell table:style-name="ce18" table:formula="of:=PERCENTRANK([.J$1:.J$1000]; [.J126])" office:value-type="percentage" office:value="0.504">
            <text:p>50,4%</text:p>
          </table:table-cell>
          <table:table-cell table:number-columns-repeated="999"/>
        </table:table-row>
        <table:table-row table:style-name="ro3">
          <table:table-cell office:value-type="float" office:value="206">
            <text:p>206</text:p>
          </table:table-cell>
          <table:table-cell office:value-type="string">
            <text:p>Dunsparce</text:p>
          </table:table-cell>
          <table:table-cell office:value-type="float" office:value="1">
            <text:p>1</text:p>
          </table:table-cell>
          <table:table-cell table:number-columns-repeated="2" office:value-type="float" office:value="131">
            <text:p>131</text:p>
          </table:table-cell>
          <table:table-cell office:value-type="float" office:value="200">
            <text:p>200</text:p>
          </table:table-cell>
          <table:table-cell office:value-type="float" office:value="1615">
            <text:p>1615</text:p>
          </table:table-cell>
          <table:table-cell table:formula="of:=SUM([.D127:.F127])" office:value-type="float" office:value="462">
            <text:p>462</text:p>
          </table:table-cell>
          <table:table-cell table:formula="of:=SQRT([.C127]*[.E127]*[.F127]^1.2)" office:value-type="float" office:value="274.949950117359">
            <text:p>275</text:p>
          </table:table-cell>
          <table:table-cell table:formula="of:=[.D127]^2*[.E127]*[.F127]/1000000" office:value-type="float" office:value="449.6182">
            <text:p>450</text:p>
          </table:table-cell>
          <table:table-cell office:value-type="float" office:value="6.5">
            <text:p>6,5</text:p>
          </table:table-cell>
          <table:table-cell table:style-name="ce17" table:formula="of:=[.D127]/MAX([.D$1:.D$1000])" office:value-type="percentage" office:value="0.436666666666667">
            <text:p>44%</text:p>
          </table:table-cell>
          <table:table-cell table:style-name="ce17" table:formula="of:=[.E127]/MAX([.E$1:.E$1000])" office:value-type="percentage" office:value="0.330808080808081">
            <text:p>33%</text:p>
          </table:table-cell>
          <table:table-cell table:style-name="ce17" table:formula="of:=[.F127]/MAX([.F$1:.F$1000])" office:value-type="percentage" office:value="0.392156862745098">
            <text:p>39%</text:p>
          </table:table-cell>
          <table:table-cell table:style-name="ce17" table:formula="of:=[.H127]/MAX([.H$1:.H$1000])" office:value-type="percentage" office:value="0.532258064516129">
            <text:p>53%</text:p>
          </table:table-cell>
          <table:table-cell table:style-name="ce17" table:formula="of:=[.I127]/MAX([.I$1:.I$1000])" office:value-type="percentage" office:value="0.431314241609995">
            <text:p>43%</text:p>
          </table:table-cell>
          <table:table-cell table:style-name="ce17" table:formula="of:=[.J127]/MAX([.J$1:.J$1000])" office:value-type="percentage" office:value="0.142223930358645">
            <text:p>14%</text:p>
          </table:table-cell>
          <table:table-cell table:style-name="ce18" table:formula="of:=PERCENTRANK([.D$1:.D$1000]; [.D127])" office:value-type="percentage" office:value="0.336">
            <text:p>33,6%</text:p>
          </table:table-cell>
          <table:table-cell table:style-name="ce18" table:formula="of:=PERCENTRANK([.E$1:.E$1000]; [.E127])" office:value-type="percentage" office:value="0.38">
            <text:p>38,0%</text:p>
          </table:table-cell>
          <table:table-cell table:style-name="ce18" table:formula="of:=PERCENTRANK([.F$1:.F$1000]; [.F127])" office:value-type="percentage" office:value="0.916">
            <text:p>91,6%</text:p>
          </table:table-cell>
          <table:table-cell table:style-name="ce18" table:formula="of:=PERCENTRANK([.G$1:.G$1000]; [.G127])" office:value-type="percentage" office:value="0.5">
            <text:p>50,0%</text:p>
          </table:table-cell>
          <table:table-cell table:style-name="ce18" table:formula="of:=PERCENTRANK([.H$1:.H$1000]; [.H127])" office:value-type="percentage" office:value="0.536">
            <text:p>53,6%</text:p>
          </table:table-cell>
          <table:table-cell table:style-name="ce18" table:formula="of:=PERCENTRANK([.I$1:.I$1000]; [.I127])" office:value-type="percentage" office:value="0.78">
            <text:p>78,0%</text:p>
          </table:table-cell>
          <table:table-cell table:style-name="ce18" table:formula="of:=PERCENTRANK([.J$1:.J$1000]; [.J127])" office:value-type="percentage" office:value="0.5">
            <text:p>50,0%</text:p>
          </table:table-cell>
          <table:table-cell table:number-columns-repeated="999"/>
        </table:table-row>
        <table:table-row table:style-name="ro3">
          <table:table-cell office:value-type="float" office:value="247">
            <text:p>247</text:p>
          </table:table-cell>
          <table:table-cell office:value-type="string">
            <text:p>Pupitar</text:p>
          </table:table-cell>
          <table:table-cell office:value-type="float" office:value="1">
            <text:p>1</text:p>
          </table:table-cell>
          <table:table-cell office:value-type="float" office:value="155">
            <text:p>155</text:p>
          </table:table-cell>
          <table:table-cell office:value-type="float" office:value="133">
            <text:p>133</text:p>
          </table:table-cell>
          <table:table-cell office:value-type="float" office:value="140">
            <text:p>140</text:p>
          </table:table-cell>
          <table:table-cell office:value-type="float" office:value="1608">
            <text:p>1608</text:p>
          </table:table-cell>
          <table:table-cell table:formula="of:=SUM([.D128:.F128])" office:value-type="float" office:value="428">
            <text:p>428</text:p>
          </table:table-cell>
          <table:table-cell table:formula="of:=SQRT([.C128]*[.E128]*[.F128]^1.2)" office:value-type="float" office:value="223.667375550859">
            <text:p>224</text:p>
          </table:table-cell>
          <table:table-cell table:formula="of:=[.D128]^2*[.E128]*[.F128]/1000000" office:value-type="float" office:value="447.3455">
            <text:p>447</text:p>
          </table:table-cell>
          <table:table-cell office:value-type="float" office:value="7">
            <text:p>7,0</text:p>
          </table:table-cell>
          <table:table-cell table:style-name="ce17" table:formula="of:=[.D128]/MAX([.D$1:.D$1000])" office:value-type="percentage" office:value="0.516666666666667">
            <text:p>52%</text:p>
          </table:table-cell>
          <table:table-cell table:style-name="ce17" table:formula="of:=[.E128]/MAX([.E$1:.E$1000])" office:value-type="percentage" office:value="0.335858585858586">
            <text:p>34%</text:p>
          </table:table-cell>
          <table:table-cell table:style-name="ce17" table:formula="of:=[.F128]/MAX([.F$1:.F$1000])" office:value-type="percentage" office:value="0.274509803921569">
            <text:p>27%</text:p>
          </table:table-cell>
          <table:table-cell table:style-name="ce17" table:formula="of:=[.H128]/MAX([.H$1:.H$1000])" office:value-type="percentage" office:value="0.493087557603687">
            <text:p>49%</text:p>
          </table:table-cell>
          <table:table-cell table:style-name="ce17" table:formula="of:=[.I128]/MAX([.I$1:.I$1000])" office:value-type="percentage" office:value="0.350867219351884">
            <text:p>35%</text:p>
          </table:table-cell>
          <table:table-cell table:style-name="ce17" table:formula="of:=[.J128]/MAX([.J$1:.J$1000])" office:value-type="percentage" office:value="0.141505026349586">
            <text:p>14%</text:p>
          </table:table-cell>
          <table:table-cell table:style-name="ce18" table:formula="of:=PERCENTRANK([.D$1:.D$1000]; [.D128])" office:value-type="percentage" office:value="0.5">
            <text:p>50,0%</text:p>
          </table:table-cell>
          <table:table-cell table:style-name="ce18" table:formula="of:=PERCENTRANK([.E$1:.E$1000]; [.E128])" office:value-type="percentage" office:value="0.392">
            <text:p>39,2%</text:p>
          </table:table-cell>
          <table:table-cell table:style-name="ce18" table:formula="of:=PERCENTRANK([.F$1:.F$1000]; [.F128])" office:value-type="percentage" office:value="0.6">
            <text:p>60,0%</text:p>
          </table:table-cell>
          <table:table-cell table:style-name="ce18" table:formula="of:=PERCENTRANK([.G$1:.G$1000]; [.G128])" office:value-type="percentage" office:value="0.492">
            <text:p>49,2%</text:p>
          </table:table-cell>
          <table:table-cell table:style-name="ce18" table:formula="of:=PERCENTRANK([.H$1:.H$1000]; [.H128])" office:value-type="percentage" office:value="0.464">
            <text:p>46,4%</text:p>
          </table:table-cell>
          <table:table-cell table:style-name="ce18" table:formula="of:=PERCENTRANK([.I$1:.I$1000]; [.I128])" office:value-type="percentage" office:value="0.548">
            <text:p>54,8%</text:p>
          </table:table-cell>
          <table:table-cell table:style-name="ce18" table:formula="of:=PERCENTRANK([.J$1:.J$1000]; [.J128])" office:value-type="percentage" office:value="0.496">
            <text:p>49,6%</text:p>
          </table:table-cell>
          <table:table-cell table:number-columns-repeated="999"/>
        </table:table-row>
        <table:table-row table:style-name="ro3">
          <table:table-cell office:value-type="float" office:value="148">
            <text:p>148</text:p>
          </table:table-cell>
          <table:table-cell office:value-type="string">
            <text:p>Dragonair</text:p>
          </table:table-cell>
          <table:table-cell office:value-type="float" office:value="1">
            <text:p>1</text:p>
          </table:table-cell>
          <table:table-cell office:value-type="float" office:value="163">
            <text:p>163</text:p>
          </table:table-cell>
          <table:table-cell office:value-type="float" office:value="138">
            <text:p>138</text:p>
          </table:table-cell>
          <table:table-cell office:value-type="float" office:value="122">
            <text:p>122</text:p>
          </table:table-cell>
          <table:table-cell office:value-type="float" office:value="1609">
            <text:p>1609</text:p>
          </table:table-cell>
          <table:table-cell table:formula="of:=SUM([.D129:.F129])" office:value-type="float" office:value="423">
            <text:p>423</text:p>
          </table:table-cell>
          <table:table-cell table:formula="of:=SQRT([.C129]*[.E129]*[.F129]^1.2)" office:value-type="float" office:value="209.775826863864">
            <text:p>210</text:p>
          </table:table-cell>
          <table:table-cell table:formula="of:=[.D129]^2*[.E129]*[.F129]/1000000" office:value-type="float" office:value="447.315684">
            <text:p>447</text:p>
          </table:table-cell>
          <table:table-cell office:value-type="float" office:value="6">
            <text:p>6,0</text:p>
          </table:table-cell>
          <table:table-cell table:style-name="ce17" table:formula="of:=[.D129]/MAX([.D$1:.D$1000])" office:value-type="percentage" office:value="0.543333333333333">
            <text:p>54%</text:p>
          </table:table-cell>
          <table:table-cell table:style-name="ce17" table:formula="of:=[.E129]/MAX([.E$1:.E$1000])" office:value-type="percentage" office:value="0.348484848484848">
            <text:p>35%</text:p>
          </table:table-cell>
          <table:table-cell table:style-name="ce17" table:formula="of:=[.F129]/MAX([.F$1:.F$1000])" office:value-type="percentage" office:value="0.23921568627451">
            <text:p>24%</text:p>
          </table:table-cell>
          <table:table-cell table:style-name="ce17" table:formula="of:=[.H129]/MAX([.H$1:.H$1000])" office:value-type="percentage" office:value="0.487327188940092">
            <text:p>49%</text:p>
          </table:table-cell>
          <table:table-cell table:style-name="ce17" table:formula="of:=[.I129]/MAX([.I$1:.I$1000])" office:value-type="percentage" office:value="0.329075534050025">
            <text:p>33%</text:p>
          </table:table-cell>
          <table:table-cell table:style-name="ce17" table:formula="of:=[.J129]/MAX([.J$1:.J$1000])" office:value-type="percentage" office:value="0.141495594905958">
            <text:p>14%</text:p>
          </table:table-cell>
          <table:table-cell table:style-name="ce18" table:formula="of:=PERCENTRANK([.D$1:.D$1000]; [.D129])" office:value-type="percentage" office:value="0.544">
            <text:p>54,4%</text:p>
          </table:table-cell>
          <table:table-cell table:style-name="ce18" table:formula="of:=PERCENTRANK([.E$1:.E$1000]; [.E129])" office:value-type="percentage" office:value="0.412">
            <text:p>41,2%</text:p>
          </table:table-cell>
          <table:table-cell table:style-name="ce18" table:formula="of:=PERCENTRANK([.F$1:.F$1000]; [.F129])" office:value-type="percentage" office:value="0.488">
            <text:p>48,8%</text:p>
          </table:table-cell>
          <table:table-cell table:style-name="ce18" table:formula="of:=PERCENTRANK([.G$1:.G$1000]; [.G129])" office:value-type="percentage" office:value="0.496">
            <text:p>49,6%</text:p>
          </table:table-cell>
          <table:table-cell table:style-name="ce18" table:formula="of:=PERCENTRANK([.H$1:.H$1000]; [.H129])" office:value-type="percentage" office:value="0.448">
            <text:p>44,8%</text:p>
          </table:table-cell>
          <table:table-cell table:style-name="ce18" table:formula="of:=PERCENTRANK([.I$1:.I$1000]; [.I129])" office:value-type="percentage" office:value="0.46">
            <text:p>46,0%</text:p>
          </table:table-cell>
          <table:table-cell table:style-name="ce18" table:formula="of:=PERCENTRANK([.J$1:.J$1000]; [.J129])" office:value-type="percentage" office:value="0.492">
            <text:p>49,2%</text:p>
          </table:table-cell>
          <table:table-cell table:number-columns-repeated="999"/>
        </table:table-row>
        <table:table-row table:style-name="ro3">
          <table:table-cell office:value-type="float" office:value="159">
            <text:p>159</text:p>
          </table:table-cell>
          <table:table-cell office:value-type="string">
            <text:p>Croconaw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51">
            <text:p>151</text:p>
          </table:table-cell>
          <table:table-cell office:value-type="float" office:value="130">
            <text:p>130</text:p>
          </table:table-cell>
          <table:table-cell office:value-type="float" office:value="1598">
            <text:p>1598</text:p>
          </table:table-cell>
          <table:table-cell table:formula="of:=SUM([.D130:.F130])" office:value-type="float" office:value="431">
            <text:p>431</text:p>
          </table:table-cell>
          <table:table-cell table:formula="of:=SQRT([.C130]*[.E130]*[.F130]^1.2)" office:value-type="float" office:value="227.957814720721">
            <text:p>228</text:p>
          </table:table-cell>
          <table:table-cell table:formula="of:=[.D130]^2*[.E130]*[.F130]/1000000" office:value-type="float" office:value="441.675">
            <text:p>442</text:p>
          </table:table-cell>
          <table:table-cell office:value-type="float" office:value="5.5">
            <text:p>5,5</text:p>
          </table:table-cell>
          <table:table-cell table:style-name="ce17" table:formula="of:=[.D130]/MAX([.D$1:.D$1000])" office:value-type="percentage" office:value="0.5">
            <text:p>50%</text:p>
          </table:table-cell>
          <table:table-cell table:style-name="ce17" table:formula="of:=[.E130]/MAX([.E$1:.E$1000])" office:value-type="percentage" office:value="0.381313131313131">
            <text:p>38%</text:p>
          </table:table-cell>
          <table:table-cell table:style-name="ce17" table:formula="of:=[.F130]/MAX([.F$1:.F$1000])" office:value-type="percentage" office:value="0.254901960784314">
            <text:p>25%</text:p>
          </table:table-cell>
          <table:table-cell table:style-name="ce17" table:formula="of:=[.H130]/MAX([.H$1:.H$1000])" office:value-type="percentage" office:value="0.496543778801843">
            <text:p>50%</text:p>
          </table:table-cell>
          <table:table-cell table:style-name="ce17" table:formula="of:=[.I130]/MAX([.I$1:.I$1000])" office:value-type="percentage" office:value="0.357597635254607">
            <text:p>36%</text:p>
          </table:table-cell>
          <table:table-cell table:style-name="ce17" table:formula="of:=[.J130]/MAX([.J$1:.J$1000])" office:value-type="percentage" office:value="0.139711324944486">
            <text:p>14%</text:p>
          </table:table-cell>
          <table:table-cell table:style-name="ce18" table:formula="of:=PERCENTRANK([.D$1:.D$1000]; [.D130])" office:value-type="percentage" office:value="0.46">
            <text:p>46,0%</text:p>
          </table:table-cell>
          <table:table-cell table:style-name="ce18" table:formula="of:=PERCENTRANK([.E$1:.E$1000]; [.E130])" office:value-type="percentage" office:value="0.508">
            <text:p>50,8%</text:p>
          </table:table-cell>
          <table:table-cell table:style-name="ce18" table:formula="of:=PERCENTRANK([.F$1:.F$1000]; [.F130])" office:value-type="percentage" office:value="0.5">
            <text:p>50,0%</text:p>
          </table:table-cell>
          <table:table-cell table:style-name="ce18" table:formula="of:=PERCENTRANK([.G$1:.G$1000]; [.G130])" office:value-type="percentage" office:value="0.488">
            <text:p>48,8%</text:p>
          </table:table-cell>
          <table:table-cell table:style-name="ce18" table:formula="of:=PERCENTRANK([.H$1:.H$1000]; [.H130])" office:value-type="percentage" office:value="0.472">
            <text:p>47,2%</text:p>
          </table:table-cell>
          <table:table-cell table:style-name="ce18" table:formula="of:=PERCENTRANK([.I$1:.I$1000]; [.I130])" office:value-type="percentage" office:value="0.576">
            <text:p>57,6%</text:p>
          </table:table-cell>
          <table:table-cell table:style-name="ce18" table:formula="of:=PERCENTRANK([.J$1:.J$1000]; [.J130])" office:value-type="percentage" office:value="0.488">
            <text:p>48,8%</text:p>
          </table:table-cell>
          <table:table-cell table:number-columns-repeated="999"/>
        </table:table-row>
        <table:table-row table:style-name="ro3">
          <table:table-cell office:value-type="float" office:value="137">
            <text:p>137</text:p>
          </table:table-cell>
          <table:table-cell office:value-type="string">
            <text:p>Porygon</text:p>
          </table:table-cell>
          <table:table-cell office:value-type="float" office:value="1">
            <text:p>1</text:p>
          </table:table-cell>
          <table:table-cell office:value-type="float" office:value="153">
            <text:p>153</text:p>
          </table:table-cell>
          <table:table-cell office:value-type="float" office:value="139">
            <text:p>139</text:p>
          </table:table-cell>
          <table:table-cell office:value-type="float" office:value="130">
            <text:p>130</text:p>
          </table:table-cell>
          <table:table-cell office:value-type="float" office:value="1567">
            <text:p>1567</text:p>
          </table:table-cell>
          <table:table-cell table:formula="of:=SUM([.D131:.F131])" office:value-type="float" office:value="422">
            <text:p>422</text:p>
          </table:table-cell>
          <table:table-cell table:formula="of:=SQRT([.C131]*[.E131]*[.F131]^1.2)" office:value-type="float" office:value="218.71240264408">
            <text:p>219</text:p>
          </table:table-cell>
          <table:table-cell table:formula="of:=[.D131]^2*[.E131]*[.F131]/1000000" office:value-type="float" office:value="423.00063">
            <text:p>423</text:p>
          </table:table-cell>
          <table:table-cell office:value-type="float" office:value="4.5">
            <text:p>4,5</text:p>
          </table:table-cell>
          <table:table-cell table:style-name="ce17" table:formula="of:=[.D131]/MAX([.D$1:.D$1000])" office:value-type="percentage" office:value="0.51">
            <text:p>51%</text:p>
          </table:table-cell>
          <table:table-cell table:style-name="ce17" table:formula="of:=[.E131]/MAX([.E$1:.E$1000])" office:value-type="percentage" office:value="0.351010101010101">
            <text:p>35%</text:p>
          </table:table-cell>
          <table:table-cell table:style-name="ce17" table:formula="of:=[.F131]/MAX([.F$1:.F$1000])" office:value-type="percentage" office:value="0.254901960784314">
            <text:p>25%</text:p>
          </table:table-cell>
          <table:table-cell table:style-name="ce17" table:formula="of:=[.H131]/MAX([.H$1:.H$1000])" office:value-type="percentage" office:value="0.486175115207373">
            <text:p>49%</text:p>
          </table:table-cell>
          <table:table-cell table:style-name="ce17" table:formula="of:=[.I131]/MAX([.I$1:.I$1000])" office:value-type="percentage" office:value="0.343094348760078">
            <text:p>34%</text:p>
          </table:table-cell>
          <table:table-cell table:style-name="ce17" table:formula="of:=[.J131]/MAX([.J$1:.J$1000])" office:value-type="percentage" office:value="0.133804219096965">
            <text:p>13%</text:p>
          </table:table-cell>
          <table:table-cell table:style-name="ce18" table:formula="of:=PERCENTRANK([.D$1:.D$1000]; [.D131])" office:value-type="percentage" office:value="0.484">
            <text:p>48,4%</text:p>
          </table:table-cell>
          <table:table-cell table:style-name="ce18" table:formula="of:=PERCENTRANK([.E$1:.E$1000]; [.E131])" office:value-type="percentage" office:value="0.424">
            <text:p>42,4%</text:p>
          </table:table-cell>
          <table:table-cell table:style-name="ce18" table:formula="of:=PERCENTRANK([.F$1:.F$1000]; [.F131])" office:value-type="percentage" office:value="0.5">
            <text:p>50,0%</text:p>
          </table:table-cell>
          <table:table-cell table:style-name="ce18" table:formula="of:=PERCENTRANK([.G$1:.G$1000]; [.G131])" office:value-type="percentage" office:value="0.484">
            <text:p>48,4%</text:p>
          </table:table-cell>
          <table:table-cell table:style-name="ce18" table:formula="of:=PERCENTRANK([.H$1:.H$1000]; [.H131])" office:value-type="percentage" office:value="0.44">
            <text:p>44,0%</text:p>
          </table:table-cell>
          <table:table-cell table:style-name="ce18" table:formula="of:=PERCENTRANK([.I$1:.I$1000]; [.I131])" office:value-type="percentage" office:value="0.516">
            <text:p>51,6%</text:p>
          </table:table-cell>
          <table:table-cell table:style-name="ce18" table:formula="of:=PERCENTRANK([.J$1:.J$1000]; [.J131])" office:value-type="percentage" office:value="0.484">
            <text:p>48,4%</text:p>
          </table:table-cell>
          <table:table-cell table:number-columns-repeated="999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Ivysaur</text:p>
          </table:table-cell>
          <table:table-cell office:value-type="float" office:value="1">
            <text:p>1</text:p>
          </table:table-cell>
          <table:table-cell table:number-columns-repeated="2" office:value-type="float" office:value="151">
            <text:p>151</text:p>
          </table:table-cell>
          <table:table-cell office:value-type="float" office:value="120">
            <text:p>120</text:p>
          </table:table-cell>
          <table:table-cell office:value-type="float" office:value="1552">
            <text:p>1552</text:p>
          </table:table-cell>
          <table:table-cell table:formula="of:=SUM([.D132:.F132])" office:value-type="float" office:value="422">
            <text:p>422</text:p>
          </table:table-cell>
          <table:table-cell table:formula="of:=SQRT([.C132]*[.E132]*[.F132]^1.2)" office:value-type="float" office:value="217.268727742204">
            <text:p>217</text:p>
          </table:table-cell>
          <table:table-cell table:formula="of:=[.D132]^2*[.E132]*[.F132]/1000000" office:value-type="float" office:value="413.15412">
            <text:p>413</text:p>
          </table:table-cell>
          <table:table-cell office:value-type="float" office:value="5.5">
            <text:p>5,5</text:p>
          </table:table-cell>
          <table:table-cell table:style-name="ce17" table:formula="of:=[.D132]/MAX([.D$1:.D$1000])" office:value-type="percentage" office:value="0.503333333333333">
            <text:p>50%</text:p>
          </table:table-cell>
          <table:table-cell table:style-name="ce17" table:formula="of:=[.E132]/MAX([.E$1:.E$1000])" office:value-type="percentage" office:value="0.381313131313131">
            <text:p>38%</text:p>
          </table:table-cell>
          <table:table-cell table:style-name="ce17" table:formula="of:=[.F132]/MAX([.F$1:.F$1000])" office:value-type="percentage" office:value="0.235294117647059">
            <text:p>24%</text:p>
          </table:table-cell>
          <table:table-cell table:style-name="ce17" table:formula="of:=[.H132]/MAX([.H$1:.H$1000])" office:value-type="percentage" office:value="0.486175115207373">
            <text:p>49%</text:p>
          </table:table-cell>
          <table:table-cell table:style-name="ce17" table:formula="of:=[.I132]/MAX([.I$1:.I$1000])" office:value-type="percentage" office:value="0.340829654603312">
            <text:p>34%</text:p>
          </table:table-cell>
          <table:table-cell table:style-name="ce17" table:formula="of:=[.J132]/MAX([.J$1:.J$1000])" office:value-type="percentage" office:value="0.130689555694737">
            <text:p>13%</text:p>
          </table:table-cell>
          <table:table-cell table:style-name="ce18" table:formula="of:=PERCENTRANK([.D$1:.D$1000]; [.D132])" office:value-type="percentage" office:value="0.468">
            <text:p>46,8%</text:p>
          </table:table-cell>
          <table:table-cell table:style-name="ce18" table:formula="of:=PERCENTRANK([.E$1:.E$1000]; [.E132])" office:value-type="percentage" office:value="0.508">
            <text:p>50,8%</text:p>
          </table:table-cell>
          <table:table-cell table:style-name="ce18" table:formula="of:=PERCENTRANK([.F$1:.F$1000]; [.F132])" office:value-type="percentage" office:value="0.404">
            <text:p>40,4%</text:p>
          </table:table-cell>
          <table:table-cell table:style-name="ce18" table:formula="of:=PERCENTRANK([.G$1:.G$1000]; [.G132])" office:value-type="percentage" office:value="0.476">
            <text:p>47,6%</text:p>
          </table:table-cell>
          <table:table-cell table:style-name="ce18" table:formula="of:=PERCENTRANK([.H$1:.H$1000]; [.H132])" office:value-type="percentage" office:value="0.44">
            <text:p>44,0%</text:p>
          </table:table-cell>
          <table:table-cell table:style-name="ce18" table:formula="of:=PERCENTRANK([.I$1:.I$1000]; [.I132])" office:value-type="percentage" office:value="0.5">
            <text:p>50,0%</text:p>
          </table:table-cell>
          <table:table-cell table:style-name="ce18" table:formula="of:=PERCENTRANK([.J$1:.J$1000]; [.J132])" office:value-type="percentage" office:value="0.48">
            <text:p>48,0%</text:p>
          </table:table-cell>
          <table:table-cell table:number-columns-repeated="999"/>
        </table:table-row>
        <table:table-row table:style-name="ro3">
          <table:table-cell office:value-type="float" office:value="189">
            <text:p>189</text:p>
          </table:table-cell>
          <table:table-cell office:value-type="string">
            <text:p>Jumpluff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197">
            <text:p>197</text:p>
          </table:table-cell>
          <table:table-cell office:value-type="float" office:value="150">
            <text:p>150</text:p>
          </table:table-cell>
          <table:table-cell office:value-type="float" office:value="1553">
            <text:p>1553</text:p>
          </table:table-cell>
          <table:table-cell table:formula="of:=SUM([.D133:.F133])" office:value-type="float" office:value="465">
            <text:p>465</text:p>
          </table:table-cell>
          <table:table-cell table:formula="of:=SQRT([.C133]*[.E133]*[.F133]^1.2)" office:value-type="float" office:value="283.718639421977">
            <text:p>284</text:p>
          </table:table-cell>
          <table:table-cell table:formula="of:=[.D133]^2*[.E133]*[.F133]/1000000" office:value-type="float" office:value="411.4542">
            <text:p>411</text:p>
          </table:table-cell>
          <table:table-cell office:value-type="float" office:value="6">
            <text:p>6,0</text:p>
          </table:table-cell>
          <table:table-cell table:style-name="ce17" table:formula="of:=[.D133]/MAX([.D$1:.D$1000])" office:value-type="percentage" office:value="0.393333333333333">
            <text:p>39%</text:p>
          </table:table-cell>
          <table:table-cell table:style-name="ce17" table:formula="of:=[.E133]/MAX([.E$1:.E$1000])" office:value-type="percentage" office:value="0.497474747474747">
            <text:p>50%</text:p>
          </table:table-cell>
          <table:table-cell table:style-name="ce17" table:formula="of:=[.F133]/MAX([.F$1:.F$1000])" office:value-type="percentage" office:value="0.294117647058823">
            <text:p>29%</text:p>
          </table:table-cell>
          <table:table-cell table:style-name="ce17" table:formula="of:=[.H133]/MAX([.H$1:.H$1000])" office:value-type="percentage" office:value="0.535714285714286">
            <text:p>54%</text:p>
          </table:table-cell>
          <table:table-cell table:style-name="ce17" table:formula="of:=[.I133]/MAX([.I$1:.I$1000])" office:value-type="percentage" office:value="0.445069692650161">
            <text:p>45%</text:p>
          </table:table-cell>
          <table:table-cell table:style-name="ce17" table:formula="of:=[.J133]/MAX([.J$1:.J$1000])" office:value-type="percentage" office:value="0.130151834348726">
            <text:p>13%</text:p>
          </table:table-cell>
          <table:table-cell table:style-name="ce18" table:formula="of:=PERCENTRANK([.D$1:.D$1000]; [.D133])" office:value-type="percentage" office:value="0.26">
            <text:p>26,0%</text:p>
          </table:table-cell>
          <table:table-cell table:style-name="ce18" table:formula="of:=PERCENTRANK([.E$1:.E$1000]; [.E133])" office:value-type="percentage" office:value="0.804">
            <text:p>80,4%</text:p>
          </table:table-cell>
          <table:table-cell table:style-name="ce18" table:formula="of:=PERCENTRANK([.F$1:.F$1000]; [.F133])" office:value-type="percentage" office:value="0.66">
            <text:p>66,0%</text:p>
          </table:table-cell>
          <table:table-cell table:style-name="ce18" table:formula="of:=PERCENTRANK([.G$1:.G$1000]; [.G133])" office:value-type="percentage" office:value="0.48">
            <text:p>48,0%</text:p>
          </table:table-cell>
          <table:table-cell table:style-name="ce18" table:formula="of:=PERCENTRANK([.H$1:.H$1000]; [.H133])" office:value-type="percentage" office:value="0.556">
            <text:p>55,6%</text:p>
          </table:table-cell>
          <table:table-cell table:style-name="ce18" table:formula="of:=PERCENTRANK([.I$1:.I$1000]; [.I133])" office:value-type="percentage" office:value="0.8">
            <text:p>80,0%</text:p>
          </table:table-cell>
          <table:table-cell table:style-name="ce18" table:formula="of:=PERCENTRANK([.J$1:.J$1000]; [.J133])" office:value-type="percentage" office:value="0.476">
            <text:p>47,6%</text:p>
          </table:table-cell>
          <table:table-cell table:number-columns-repeated="999"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Raticate</text:p>
          </table:table-cell>
          <table:table-cell office:value-type="float" office:value="1">
            <text:p>1</text:p>
          </table:table-cell>
          <table:table-cell office:value-type="float" office:value="161">
            <text:p>161</text:p>
          </table:table-cell>
          <table:table-cell office:value-type="float" office:value="144">
            <text:p>144</text:p>
          </table:table-cell>
          <table:table-cell office:value-type="float" office:value="110">
            <text:p>110</text:p>
          </table:table-cell>
          <table:table-cell office:value-type="float" office:value="1549">
            <text:p>1549</text:p>
          </table:table-cell>
          <table:table-cell table:formula="of:=SUM([.D134:.F134])" office:value-type="float" office:value="415">
            <text:p>415</text:p>
          </table:table-cell>
          <table:table-cell table:formula="of:=SQRT([.C134]*[.E134]*[.F134]^1.2)" office:value-type="float" office:value="201.380241409652">
            <text:p>201</text:p>
          </table:table-cell>
          <table:table-cell table:formula="of:=[.D134]^2*[.E134]*[.F134]/1000000" office:value-type="float" office:value="410.58864">
            <text:p>411</text:p>
          </table:table-cell>
          <table:table-cell office:value-type="float" office:value="6">
            <text:p>6,0</text:p>
          </table:table-cell>
          <table:table-cell table:style-name="ce17" table:formula="of:=[.D134]/MAX([.D$1:.D$1000])" office:value-type="percentage" office:value="0.536666666666667">
            <text:p>54%</text:p>
          </table:table-cell>
          <table:table-cell table:style-name="ce17" table:formula="of:=[.E134]/MAX([.E$1:.E$1000])" office:value-type="percentage" office:value="0.363636363636364">
            <text:p>36%</text:p>
          </table:table-cell>
          <table:table-cell table:style-name="ce17" table:formula="of:=[.F134]/MAX([.F$1:.F$1000])" office:value-type="percentage" office:value="0.215686274509804">
            <text:p>22%</text:p>
          </table:table-cell>
          <table:table-cell table:style-name="ce17" table:formula="of:=[.H134]/MAX([.H$1:.H$1000])" office:value-type="percentage" office:value="0.478110599078341">
            <text:p>48%</text:p>
          </table:table-cell>
          <table:table-cell table:style-name="ce17" table:formula="of:=[.I134]/MAX([.I$1:.I$1000])" office:value-type="percentage" office:value="0.315905371365834">
            <text:p>32%</text:p>
          </table:table-cell>
          <table:table-cell table:style-name="ce17" table:formula="of:=[.J134]/MAX([.J$1:.J$1000])" office:value-type="percentage" office:value="0.129878039059386">
            <text:p>13%</text:p>
          </table:table-cell>
          <table:table-cell table:style-name="ce18" table:formula="of:=PERCENTRANK([.D$1:.D$1000]; [.D134])" office:value-type="percentage" office:value="0.528">
            <text:p>52,8%</text:p>
          </table:table-cell>
          <table:table-cell table:style-name="ce18" table:formula="of:=PERCENTRANK([.E$1:.E$1000]; [.E134])" office:value-type="percentage" office:value="0.448">
            <text:p>44,8%</text:p>
          </table:table-cell>
          <table:table-cell table:style-name="ce18" table:formula="of:=PERCENTRANK([.F$1:.F$1000]; [.F134])" office:value-type="percentage" office:value="0.324">
            <text:p>32,4%</text:p>
          </table:table-cell>
          <table:table-cell table:style-name="ce18" table:formula="of:=PERCENTRANK([.G$1:.G$1000]; [.G134])" office:value-type="percentage" office:value="0.472">
            <text:p>47,2%</text:p>
          </table:table-cell>
          <table:table-cell table:style-name="ce18" table:formula="of:=PERCENTRANK([.H$1:.H$1000]; [.H134])" office:value-type="percentage" office:value="0.432">
            <text:p>43,2%</text:p>
          </table:table-cell>
          <table:table-cell table:style-name="ce18" table:formula="of:=PERCENTRANK([.I$1:.I$1000]; [.I134])" office:value-type="percentage" office:value="0.428">
            <text:p>42,8%</text:p>
          </table:table-cell>
          <table:table-cell table:style-name="ce18" table:formula="of:=PERCENTRANK([.J$1:.J$1000]; [.J134])" office:value-type="percentage" office:value="0.472">
            <text:p>47,2%</text:p>
          </table:table-cell>
          <table:table-cell table:number-columns-repeated="999"/>
        </table:table-row>
        <table:table-row table:style-name="ro3">
          <table:table-cell office:value-type="float" office:value="53">
            <text:p>53</text:p>
          </table:table-cell>
          <table:table-cell office:value-type="string">
            <text:p>Persian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39">
            <text:p>139</text:p>
          </table:table-cell>
          <table:table-cell office:value-type="float" office:value="130">
            <text:p>130</text:p>
          </table:table-cell>
          <table:table-cell office:value-type="float" office:value="1539">
            <text:p>1539</text:p>
          </table:table-cell>
          <table:table-cell table:formula="of:=SUM([.D135:.F135])" office:value-type="float" office:value="419">
            <text:p>419</text:p>
          </table:table-cell>
          <table:table-cell table:formula="of:=SQRT([.C135]*[.E135]*[.F135]^1.2)" office:value-type="float" office:value="218.71240264408">
            <text:p>219</text:p>
          </table:table-cell>
          <table:table-cell table:formula="of:=[.D135]^2*[.E135]*[.F135]/1000000" office:value-type="float" office:value="406.575">
            <text:p>407</text:p>
          </table:table-cell>
          <table:table-cell office:value-type="float" office:value="6">
            <text:p>6,0</text:p>
          </table:table-cell>
          <table:table-cell table:style-name="ce17" table:formula="of:=[.D135]/MAX([.D$1:.D$1000])" office:value-type="percentage" office:value="0.5">
            <text:p>50%</text:p>
          </table:table-cell>
          <table:table-cell table:style-name="ce17" table:formula="of:=[.E135]/MAX([.E$1:.E$1000])" office:value-type="percentage" office:value="0.351010101010101">
            <text:p>35%</text:p>
          </table:table-cell>
          <table:table-cell table:style-name="ce17" table:formula="of:=[.F135]/MAX([.F$1:.F$1000])" office:value-type="percentage" office:value="0.254901960784314">
            <text:p>25%</text:p>
          </table:table-cell>
          <table:table-cell table:style-name="ce17" table:formula="of:=[.H135]/MAX([.H$1:.H$1000])" office:value-type="percentage" office:value="0.482718894009217">
            <text:p>48%</text:p>
          </table:table-cell>
          <table:table-cell table:style-name="ce17" table:formula="of:=[.I135]/MAX([.I$1:.I$1000])" office:value-type="percentage" office:value="0.343094348760078">
            <text:p>34%</text:p>
          </table:table-cell>
          <table:table-cell table:style-name="ce17" table:formula="of:=[.J135]/MAX([.J$1:.J$1000])" office:value-type="percentage" office:value="0.12860843819393">
            <text:p>13%</text:p>
          </table:table-cell>
          <table:table-cell table:style-name="ce18" table:formula="of:=PERCENTRANK([.D$1:.D$1000]; [.D135])" office:value-type="percentage" office:value="0.46">
            <text:p>46,0%</text:p>
          </table:table-cell>
          <table:table-cell table:style-name="ce18" table:formula="of:=PERCENTRANK([.E$1:.E$1000]; [.E135])" office:value-type="percentage" office:value="0.424">
            <text:p>42,4%</text:p>
          </table:table-cell>
          <table:table-cell table:style-name="ce18" table:formula="of:=PERCENTRANK([.F$1:.F$1000]; [.F135])" office:value-type="percentage" office:value="0.5">
            <text:p>50,0%</text:p>
          </table:table-cell>
          <table:table-cell table:style-name="ce18" table:formula="of:=PERCENTRANK([.G$1:.G$1000]; [.G135])" office:value-type="percentage" office:value="0.46">
            <text:p>46,0%</text:p>
          </table:table-cell>
          <table:table-cell table:style-name="ce18" table:formula="of:=PERCENTRANK([.H$1:.H$1000]; [.H135])" office:value-type="percentage" office:value="0.436">
            <text:p>43,6%</text:p>
          </table:table-cell>
          <table:table-cell table:style-name="ce18" table:formula="of:=PERCENTRANK([.I$1:.I$1000]; [.I135])" office:value-type="percentage" office:value="0.516">
            <text:p>51,6%</text:p>
          </table:table-cell>
          <table:table-cell table:style-name="ce18" table:formula="of:=PERCENTRANK([.J$1:.J$1000]; [.J135])" office:value-type="percentage" office:value="0.468">
            <text:p>46,8%</text:p>
          </table:table-cell>
          <table:table-cell table:number-columns-repeated="999"/>
        </table:table-row>
        <table:table-row table:style-name="ro3">
          <table:table-cell office:value-type="float" office:value="176">
            <text:p>176</text:p>
          </table:table-cell>
          <table:table-cell office:value-type="string">
            <text:p>Togetic</text:p>
          </table:table-cell>
          <table:table-cell office:value-type="float" office:value="1">
            <text:p>1</text:p>
          </table:table-cell>
          <table:table-cell office:value-type="float" office:value="139">
            <text:p>139</text:p>
          </table:table-cell>
          <table:table-cell office:value-type="float" office:value="191">
            <text:p>191</text:p>
          </table:table-cell>
          <table:table-cell office:value-type="float" office:value="110">
            <text:p>110</text:p>
          </table:table-cell>
          <table:table-cell office:value-type="float" office:value="1543">
            <text:p>1543</text:p>
          </table:table-cell>
          <table:table-cell table:formula="of:=SUM([.D136:.F136])" office:value-type="float" office:value="440">
            <text:p>440</text:p>
          </table:table-cell>
          <table:table-cell table:formula="of:=SQRT([.C136]*[.E136]*[.F136]^1.2)" office:value-type="float" office:value="231.927525667593">
            <text:p>232</text:p>
          </table:table-cell>
          <table:table-cell table:formula="of:=[.D136]^2*[.E136]*[.F136]/1000000" office:value-type="float" office:value="405.93421">
            <text:p>406</text:p>
          </table:table-cell>
          <table:table-cell office:value-type="float" office:value="4">
            <text:p>4,0</text:p>
          </table:table-cell>
          <table:table-cell table:style-name="ce17" table:formula="of:=[.D136]/MAX([.D$1:.D$1000])" office:value-type="percentage" office:value="0.463333333333333">
            <text:p>46%</text:p>
          </table:table-cell>
          <table:table-cell table:style-name="ce17" table:formula="of:=[.E136]/MAX([.E$1:.E$1000])" office:value-type="percentage" office:value="0.482323232323232">
            <text:p>48%</text:p>
          </table:table-cell>
          <table:table-cell table:style-name="ce17" table:formula="of:=[.F136]/MAX([.F$1:.F$1000])" office:value-type="percentage" office:value="0.215686274509804">
            <text:p>22%</text:p>
          </table:table-cell>
          <table:table-cell table:style-name="ce17" table:formula="of:=[.H136]/MAX([.H$1:.H$1000])" office:value-type="percentage" office:value="0.506912442396313">
            <text:p>51%</text:p>
          </table:table-cell>
          <table:table-cell table:style-name="ce17" table:formula="of:=[.I136]/MAX([.I$1:.I$1000])" office:value-type="percentage" office:value="0.363824924496631">
            <text:p>36%</text:p>
          </table:table-cell>
          <table:table-cell table:style-name="ce17" table:formula="of:=[.J136]/MAX([.J$1:.J$1000])" office:value-type="percentage" office:value="0.128405742501597">
            <text:p>13%</text:p>
          </table:table-cell>
          <table:table-cell table:style-name="ce18" table:formula="of:=PERCENTRANK([.D$1:.D$1000]; [.D136])" office:value-type="percentage" office:value="0.388">
            <text:p>38,8%</text:p>
          </table:table-cell>
          <table:table-cell table:style-name="ce18" table:formula="of:=PERCENTRANK([.E$1:.E$1000]; [.E136])" office:value-type="percentage" office:value="0.768">
            <text:p>76,8%</text:p>
          </table:table-cell>
          <table:table-cell table:style-name="ce18" table:formula="of:=PERCENTRANK([.F$1:.F$1000]; [.F136])" office:value-type="percentage" office:value="0.324">
            <text:p>32,4%</text:p>
          </table:table-cell>
          <table:table-cell table:style-name="ce18" table:formula="of:=PERCENTRANK([.G$1:.G$1000]; [.G136])" office:value-type="percentage" office:value="0.464">
            <text:p>46,4%</text:p>
          </table:table-cell>
          <table:table-cell table:style-name="ce18" table:formula="of:=PERCENTRANK([.H$1:.H$1000]; [.H136])" office:value-type="percentage" office:value="0.484">
            <text:p>48,4%</text:p>
          </table:table-cell>
          <table:table-cell table:style-name="ce18" table:formula="of:=PERCENTRANK([.I$1:.I$1000]; [.I136])" office:value-type="percentage" office:value="0.604">
            <text:p>60,4%</text:p>
          </table:table-cell>
          <table:table-cell table:style-name="ce18" table:formula="of:=PERCENTRANK([.J$1:.J$1000]; [.J136])" office:value-type="percentage" office:value="0.464">
            <text:p>46,4%</text:p>
          </table:table-cell>
          <table:table-cell table:number-columns-repeated="999"/>
        </table:table-row>
        <table:table-row table:style-name="ro3">
          <table:table-cell office:value-type="float" office:value="219">
            <text:p>219</text:p>
          </table:table-cell>
          <table:table-cell office:value-type="string">
            <text:p>Magcargo</text:p>
          </table:table-cell>
          <table:table-cell office:value-type="float" office:value="1">
            <text:p>1</text:p>
          </table:table-cell>
          <table:table-cell office:value-type="float" office:value="139">
            <text:p>139</text:p>
          </table:table-cell>
          <table:table-cell office:value-type="float" office:value="209">
            <text:p>209</text:p>
          </table:table-cell>
          <table:table-cell office:value-type="float" office:value="100">
            <text:p>100</text:p>
          </table:table-cell>
          <table:table-cell office:value-type="float" office:value="1543">
            <text:p>1543</text:p>
          </table:table-cell>
          <table:table-cell table:formula="of:=SUM([.D137:.F137])" office:value-type="float" office:value="448">
            <text:p>448</text:p>
          </table:table-cell>
          <table:table-cell table:formula="of:=SQRT([.C137]*[.E137]*[.F137]^1.2)" office:value-type="float" office:value="229.12535088582">
            <text:p>229</text:p>
          </table:table-cell>
          <table:table-cell table:formula="of:=[.D137]^2*[.E137]*[.F137]/1000000" office:value-type="float" office:value="403.8089">
            <text:p>404</text:p>
          </table:table-cell>
          <table:table-cell office:value-type="float" office:value="5">
            <text:p>5,0</text:p>
          </table:table-cell>
          <table:table-cell table:style-name="ce17" table:formula="of:=[.D137]/MAX([.D$1:.D$1000])" office:value-type="percentage" office:value="0.463333333333333">
            <text:p>46%</text:p>
          </table:table-cell>
          <table:table-cell table:style-name="ce17" table:formula="of:=[.E137]/MAX([.E$1:.E$1000])" office:value-type="percentage" office:value="0.527777777777778">
            <text:p>53%</text:p>
          </table:table-cell>
          <table:table-cell table:style-name="ce17" table:formula="of:=[.F137]/MAX([.F$1:.F$1000])" office:value-type="percentage" office:value="0.196078431372549">
            <text:p>20%</text:p>
          </table:table-cell>
          <table:table-cell table:style-name="ce17" table:formula="of:=[.H137]/MAX([.H$1:.H$1000])" office:value-type="percentage" office:value="0.516129032258065">
            <text:p>52%</text:p>
          </table:table-cell>
          <table:table-cell table:style-name="ce17" table:formula="of:=[.I137]/MAX([.I$1:.I$1000])" office:value-type="percentage" office:value="0.359429150319029">
            <text:p>36%</text:p>
          </table:table-cell>
          <table:table-cell table:style-name="ce17" table:formula="of:=[.J137]/MAX([.J$1:.J$1000])" office:value-type="percentage" office:value="0.127733461127244">
            <text:p>13%</text:p>
          </table:table-cell>
          <table:table-cell table:style-name="ce18" table:formula="of:=PERCENTRANK([.D$1:.D$1000]; [.D137])" office:value-type="percentage" office:value="0.388">
            <text:p>38,8%</text:p>
          </table:table-cell>
          <table:table-cell table:style-name="ce18" table:formula="of:=PERCENTRANK([.E$1:.E$1000]; [.E137])" office:value-type="percentage" office:value="0.876">
            <text:p>87,6%</text:p>
          </table:table-cell>
          <table:table-cell table:style-name="ce18" table:formula="of:=PERCENTRANK([.F$1:.F$1000]; [.F137])" office:value-type="percentage" office:value="0.252">
            <text:p>25,2%</text:p>
          </table:table-cell>
          <table:table-cell table:style-name="ce18" table:formula="of:=PERCENTRANK([.G$1:.G$1000]; [.G137])" office:value-type="percentage" office:value="0.464">
            <text:p>46,4%</text:p>
          </table:table-cell>
          <table:table-cell table:style-name="ce18" table:formula="of:=PERCENTRANK([.H$1:.H$1000]; [.H137])" office:value-type="percentage" office:value="0.5">
            <text:p>50,0%</text:p>
          </table:table-cell>
          <table:table-cell table:style-name="ce18" table:formula="of:=PERCENTRANK([.I$1:.I$1000]; [.I137])" office:value-type="percentage" office:value="0.588">
            <text:p>58,8%</text:p>
          </table:table-cell>
          <table:table-cell table:style-name="ce18" table:formula="of:=PERCENTRANK([.J$1:.J$1000]; [.J137])" office:value-type="percentage" office:value="0.46">
            <text:p>46,0%</text:p>
          </table:table-cell>
          <table:table-cell table:number-columns-repeated="999"/>
        </table:table-row>
        <table:table-row table:style-name="ro3">
          <table:table-cell office:value-type="float" office:value="44">
            <text:p>44</text:p>
          </table:table-cell>
          <table:table-cell office:value-type="string">
            <text:p>Gloom</text:p>
          </table:table-cell>
          <table:table-cell office:value-type="float" office:value="1">
            <text:p>1</text:p>
          </table:table-cell>
          <table:table-cell office:value-type="float" office:value="153">
            <text:p>153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512">
            <text:p>1512</text:p>
          </table:table-cell>
          <table:table-cell table:formula="of:=SUM([.D138:.F138])" office:value-type="float" office:value="412">
            <text:p>412</text:p>
          </table:table-cell>
          <table:table-cell table:formula="of:=SQRT([.C138]*[.E138]*[.F138]^1.2)" office:value-type="float" office:value="208.456838920559">
            <text:p>208</text:p>
          </table:table-cell>
          <table:table-cell table:formula="of:=[.D138]^2*[.E138]*[.F138]/1000000" office:value-type="float" office:value="390.46212">
            <text:p>390</text:p>
          </table:table-cell>
          <table:table-cell office:value-type="float" office:value="6">
            <text:p>6,0</text:p>
          </table:table-cell>
          <table:table-cell table:style-name="ce17" table:formula="of:=[.D138]/MAX([.D$1:.D$1000])" office:value-type="percentage" office:value="0.51">
            <text:p>51%</text:p>
          </table:table-cell>
          <table:table-cell table:style-name="ce17" table:formula="of:=[.E138]/MAX([.E$1:.E$1000])" office:value-type="percentage" office:value="0.351010101010101">
            <text:p>35%</text:p>
          </table:table-cell>
          <table:table-cell table:style-name="ce17" table:formula="of:=[.F138]/MAX([.F$1:.F$1000])" office:value-type="percentage" office:value="0.235294117647059">
            <text:p>24%</text:p>
          </table:table-cell>
          <table:table-cell table:style-name="ce17" table:formula="of:=[.H138]/MAX([.H$1:.H$1000])" office:value-type="percentage" office:value="0.474654377880184">
            <text:p>47%</text:p>
          </table:table-cell>
          <table:table-cell table:style-name="ce17" table:formula="of:=[.I138]/MAX([.I$1:.I$1000])" office:value-type="percentage" office:value="0.327006436440744">
            <text:p>33%</text:p>
          </table:table-cell>
          <table:table-cell table:style-name="ce17" table:formula="of:=[.J138]/MAX([.J$1:.J$1000])" office:value-type="percentage" office:value="0.123511586858737">
            <text:p>12%</text:p>
          </table:table-cell>
          <table:table-cell table:style-name="ce18" table:formula="of:=PERCENTRANK([.D$1:.D$1000]; [.D138])" office:value-type="percentage" office:value="0.484">
            <text:p>48,4%</text:p>
          </table:table-cell>
          <table:table-cell table:style-name="ce18" table:formula="of:=PERCENTRANK([.E$1:.E$1000]; [.E138])" office:value-type="percentage" office:value="0.424">
            <text:p>42,4%</text:p>
          </table:table-cell>
          <table:table-cell table:style-name="ce18" table:formula="of:=PERCENTRANK([.F$1:.F$1000]; [.F138])" office:value-type="percentage" office:value="0.404">
            <text:p>40,4%</text:p>
          </table:table-cell>
          <table:table-cell table:style-name="ce18" table:formula="of:=PERCENTRANK([.G$1:.G$1000]; [.G138])" office:value-type="percentage" office:value="0.456">
            <text:p>45,6%</text:p>
          </table:table-cell>
          <table:table-cell table:style-name="ce18" table:formula="of:=PERCENTRANK([.H$1:.H$1000]; [.H138])" office:value-type="percentage" office:value="0.428">
            <text:p>42,8%</text:p>
          </table:table-cell>
          <table:table-cell table:style-name="ce18" table:formula="of:=PERCENTRANK([.I$1:.I$1000]; [.I138])" office:value-type="percentage" office:value="0.444">
            <text:p>44,4%</text:p>
          </table:table-cell>
          <table:table-cell table:style-name="ce18" table:formula="of:=PERCENTRANK([.J$1:.J$1000]; [.J138])" office:value-type="percentage" office:value="0.456">
            <text:p>45,6%</text:p>
          </table:table-cell>
          <table:table-cell table:number-columns-repeated="999"/>
        </table:table-row>
        <table:table-row table:style-name="ro3">
          <table:table-cell office:value-type="float" office:value="77">
            <text:p>77</text:p>
          </table:table-cell>
          <table:table-cell office:value-type="string">
            <text:p>Ponyta</text:p>
          </table:table-cell>
          <table:table-cell office:value-type="float" office:value="1">
            <text:p>1</text:p>
          </table:table-cell>
          <table:table-cell office:value-type="float" office:value="170">
            <text:p>170</text:p>
          </table:table-cell>
          <table:table-cell office:value-type="float" office:value="132">
            <text:p>132</text:p>
          </table:table-cell>
          <table:table-cell office:value-type="float" office:value="100">
            <text:p>100</text:p>
          </table:table-cell>
          <table:table-cell office:value-type="float" office:value="1502">
            <text:p>1502</text:p>
          </table:table-cell>
          <table:table-cell table:formula="of:=SUM([.D139:.F139])" office:value-type="float" office:value="402">
            <text:p>402</text:p>
          </table:table-cell>
          <table:table-cell table:formula="of:=SQRT([.C139]*[.E139]*[.F139]^1.2)" office:value-type="float" office:value="182.09036464329">
            <text:p>182</text:p>
          </table:table-cell>
          <table:table-cell table:formula="of:=[.D139]^2*[.E139]*[.F139]/1000000" office:value-type="float" office:value="381.48">
            <text:p>381</text:p>
          </table:table-cell>
          <table:table-cell office:value-type="float" office:value="4.5">
            <text:p>4,5</text:p>
          </table:table-cell>
          <table:table-cell table:style-name="ce17" table:formula="of:=[.D139]/MAX([.D$1:.D$1000])" office:value-type="percentage" office:value="0.566666666666667">
            <text:p>57%</text:p>
          </table:table-cell>
          <table:table-cell table:style-name="ce17" table:formula="of:=[.E139]/MAX([.E$1:.E$1000])" office:value-type="percentage" office:value="0.333333333333333">
            <text:p>33%</text:p>
          </table:table-cell>
          <table:table-cell table:style-name="ce17" table:formula="of:=[.F139]/MAX([.F$1:.F$1000])" office:value-type="percentage" office:value="0.196078431372549">
            <text:p>20%</text:p>
          </table:table-cell>
          <table:table-cell table:style-name="ce17" table:formula="of:=[.H139]/MAX([.H$1:.H$1000])" office:value-type="percentage" office:value="0.463133640552995">
            <text:p>46%</text:p>
          </table:table-cell>
          <table:table-cell table:style-name="ce17" table:formula="of:=[.I139]/MAX([.I$1:.I$1000])" office:value-type="percentage" office:value="0.28564532380197">
            <text:p>29%</text:p>
          </table:table-cell>
          <table:table-cell table:style-name="ce17" table:formula="of:=[.J139]/MAX([.J$1:.J$1000])" office:value-type="percentage" office:value="0.120670348649623">
            <text:p>12%</text:p>
          </table:table-cell>
          <table:table-cell table:style-name="ce18" table:formula="of:=PERCENTRANK([.D$1:.D$1000]; [.D139])" office:value-type="percentage" office:value="0.608">
            <text:p>60,8%</text:p>
          </table:table-cell>
          <table:table-cell table:style-name="ce18" table:formula="of:=PERCENTRANK([.E$1:.E$1000]; [.E139])" office:value-type="percentage" office:value="0.384">
            <text:p>38,4%</text:p>
          </table:table-cell>
          <table:table-cell table:style-name="ce18" table:formula="of:=PERCENTRANK([.F$1:.F$1000]; [.F139])" office:value-type="percentage" office:value="0.252">
            <text:p>25,2%</text:p>
          </table:table-cell>
          <table:table-cell table:style-name="ce18" table:formula="of:=PERCENTRANK([.G$1:.G$1000]; [.G139])" office:value-type="percentage" office:value="0.448">
            <text:p>44,8%</text:p>
          </table:table-cell>
          <table:table-cell table:style-name="ce18" table:formula="of:=PERCENTRANK([.H$1:.H$1000]; [.H139])" office:value-type="percentage" office:value="0.416">
            <text:p>41,6%</text:p>
          </table:table-cell>
          <table:table-cell table:style-name="ce18" table:formula="of:=PERCENTRANK([.I$1:.I$1000]; [.I139])" office:value-type="percentage" office:value="0.38">
            <text:p>38,0%</text:p>
          </table:table-cell>
          <table:table-cell table:style-name="ce18" table:formula="of:=PERCENTRANK([.J$1:.J$1000]; [.J139])" office:value-type="percentage" office:value="0.452">
            <text:p>45,2%</text:p>
          </table:table-cell>
          <table:table-cell table:number-columns-repeated="999"/>
        </table:table-row>
        <table:table-row table:style-name="ro3">
          <table:table-cell office:value-type="float" office:value="184">
            <text:p>184</text:p>
          </table:table-cell>
          <table:table-cell office:value-type="string">
            <text:p>Azumarill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office:value-type="float" office:value="152">
            <text:p>152</text:p>
          </table:table-cell>
          <table:table-cell office:value-type="float" office:value="200">
            <text:p>200</text:p>
          </table:table-cell>
          <table:table-cell office:value-type="float" office:value="1503">
            <text:p>1503</text:p>
          </table:table-cell>
          <table:table-cell table:formula="of:=SUM([.D140:.F140])" office:value-type="float" office:value="464">
            <text:p>464</text:p>
          </table:table-cell>
          <table:table-cell table:formula="of:=SQRT([.C140]*[.E140]*[.F140]^1.2)" office:value-type="float" office:value="296.169131205733">
            <text:p>296</text:p>
          </table:table-cell>
          <table:table-cell table:formula="of:=[.D140]^2*[.E140]*[.F140]/1000000" office:value-type="float" office:value="381.3376">
            <text:p>381</text:p>
          </table:table-cell>
          <table:table-cell office:value-type="float" office:value="4">
            <text:p>4,0</text:p>
          </table:table-cell>
          <table:table-cell table:style-name="ce17" table:formula="of:=[.D140]/MAX([.D$1:.D$1000])" office:value-type="percentage" office:value="0.373333333333333">
            <text:p>37%</text:p>
          </table:table-cell>
          <table:table-cell table:style-name="ce17" table:formula="of:=[.E140]/MAX([.E$1:.E$1000])" office:value-type="percentage" office:value="0.383838383838384">
            <text:p>38%</text:p>
          </table:table-cell>
          <table:table-cell table:style-name="ce17" table:formula="of:=[.F140]/MAX([.F$1:.F$1000])" office:value-type="percentage" office:value="0.392156862745098">
            <text:p>39%</text:p>
          </table:table-cell>
          <table:table-cell table:style-name="ce17" table:formula="of:=[.H140]/MAX([.H$1:.H$1000])" office:value-type="percentage" office:value="0.534562211981567">
            <text:p>53%</text:p>
          </table:table-cell>
          <table:table-cell table:style-name="ce17" table:formula="of:=[.I140]/MAX([.I$1:.I$1000])" office:value-type="percentage" office:value="0.464600790652142">
            <text:p>46%</text:p>
          </table:table-cell>
          <table:table-cell table:style-name="ce17" table:formula="of:=[.J140]/MAX([.J$1:.J$1000])" office:value-type="percentage" office:value="0.120625304459501">
            <text:p>12%</text:p>
          </table:table-cell>
          <table:table-cell table:style-name="ce18" table:formula="of:=PERCENTRANK([.D$1:.D$1000]; [.D140])" office:value-type="percentage" office:value="0.216">
            <text:p>21,6%</text:p>
          </table:table-cell>
          <table:table-cell table:style-name="ce18" table:formula="of:=PERCENTRANK([.E$1:.E$1000]; [.E140])" office:value-type="percentage" office:value="0.52">
            <text:p>52,0%</text:p>
          </table:table-cell>
          <table:table-cell table:style-name="ce18" table:formula="of:=PERCENTRANK([.F$1:.F$1000]; [.F140])" office:value-type="percentage" office:value="0.916">
            <text:p>91,6%</text:p>
          </table:table-cell>
          <table:table-cell table:style-name="ce18" table:formula="of:=PERCENTRANK([.G$1:.G$1000]; [.G140])" office:value-type="percentage" office:value="0.452">
            <text:p>45,2%</text:p>
          </table:table-cell>
          <table:table-cell table:style-name="ce18" table:formula="of:=PERCENTRANK([.H$1:.H$1000]; [.H140])" office:value-type="percentage" office:value="0.544">
            <text:p>54,4%</text:p>
          </table:table-cell>
          <table:table-cell table:style-name="ce18" table:formula="of:=PERCENTRANK([.I$1:.I$1000]; [.I140])" office:value-type="percentage" office:value="0.864">
            <text:p>86,4%</text:p>
          </table:table-cell>
          <table:table-cell table:style-name="ce18" table:formula="of:=PERCENTRANK([.J$1:.J$1000]; [.J140])" office:value-type="percentage" office:value="0.448">
            <text:p>44,8%</text:p>
          </table:table-cell>
          <table:table-cell table:number-columns-repeated="999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Charmeleon</text:p>
          </table:table-cell>
          <table:table-cell office:value-type="float" office:value="1">
            <text:p>1</text:p>
          </table:table-cell>
          <table:table-cell office:value-type="float" office:value="158">
            <text:p>158</text:p>
          </table:table-cell>
          <table:table-cell office:value-type="float" office:value="129">
            <text:p>129</text:p>
          </table:table-cell>
          <table:table-cell office:value-type="float" office:value="116">
            <text:p>116</text:p>
          </table:table-cell>
          <table:table-cell office:value-type="float" office:value="1484">
            <text:p>1484</text:p>
          </table:table-cell>
          <table:table-cell table:formula="of:=SUM([.D141:.F141])" office:value-type="float" office:value="403">
            <text:p>403</text:p>
          </table:table-cell>
          <table:table-cell table:formula="of:=SQRT([.C141]*[.E141]*[.F141]^1.2)" office:value-type="float" office:value="196.774876585935">
            <text:p>197</text:p>
          </table:table-cell>
          <table:table-cell table:formula="of:=[.D141]^2*[.E141]*[.F141]/1000000" office:value-type="float" office:value="373.561296">
            <text:p>374</text:p>
          </table:table-cell>
          <table:table-cell office:value-type="float" office:value="5.5">
            <text:p>5,5</text:p>
          </table:table-cell>
          <table:table-cell table:style-name="ce17" table:formula="of:=[.D141]/MAX([.D$1:.D$1000])" office:value-type="percentage" office:value="0.526666666666667">
            <text:p>53%</text:p>
          </table:table-cell>
          <table:table-cell table:style-name="ce17" table:formula="of:=[.E141]/MAX([.E$1:.E$1000])" office:value-type="percentage" office:value="0.325757575757576">
            <text:p>33%</text:p>
          </table:table-cell>
          <table:table-cell table:style-name="ce17" table:formula="of:=[.F141]/MAX([.F$1:.F$1000])" office:value-type="percentage" office:value="0.227450980392157">
            <text:p>23%</text:p>
          </table:table-cell>
          <table:table-cell table:style-name="ce17" table:formula="of:=[.H141]/MAX([.H$1:.H$1000])" office:value-type="percentage" office:value="0.464285714285714">
            <text:p>46%</text:p>
          </table:table-cell>
          <table:table-cell table:style-name="ce17" table:formula="of:=[.I141]/MAX([.I$1:.I$1000])" office:value-type="percentage" office:value="0.308680931297993">
            <text:p>31%</text:p>
          </table:table-cell>
          <table:table-cell table:style-name="ce17" table:formula="of:=[.J141]/MAX([.J$1:.J$1000])" office:value-type="percentage" office:value="0.118165491848393">
            <text:p>12%</text:p>
          </table:table-cell>
          <table:table-cell table:style-name="ce18" table:formula="of:=PERCENTRANK([.D$1:.D$1000]; [.D141])" office:value-type="percentage" office:value="0.516">
            <text:p>51,6%</text:p>
          </table:table-cell>
          <table:table-cell table:style-name="ce18" table:formula="of:=PERCENTRANK([.E$1:.E$1000]; [.E141])" office:value-type="percentage" office:value="0.36">
            <text:p>36,0%</text:p>
          </table:table-cell>
          <table:table-cell table:style-name="ce18" table:formula="of:=PERCENTRANK([.F$1:.F$1000]; [.F141])" office:value-type="percentage" office:value="0.392">
            <text:p>39,2%</text:p>
          </table:table-cell>
          <table:table-cell table:style-name="ce18" table:formula="of:=PERCENTRANK([.G$1:.G$1000]; [.G141])" office:value-type="percentage" office:value="0.44">
            <text:p>44,0%</text:p>
          </table:table-cell>
          <table:table-cell table:style-name="ce18" table:formula="of:=PERCENTRANK([.H$1:.H$1000]; [.H141])" office:value-type="percentage" office:value="0.42">
            <text:p>42,0%</text:p>
          </table:table-cell>
          <table:table-cell table:style-name="ce18" table:formula="of:=PERCENTRANK([.I$1:.I$1000]; [.I141])" office:value-type="percentage" office:value="0.416">
            <text:p>41,6%</text:p>
          </table:table-cell>
          <table:table-cell table:style-name="ce18" table:formula="of:=PERCENTRANK([.J$1:.J$1000]; [.J141])" office:value-type="percentage" office:value="0.44">
            <text:p>44,0%</text:p>
          </table:table-cell>
          <table:table-cell table:number-columns-repeated="999"/>
        </table:table-row>
        <table:table-row table:style-name="ro3">
          <table:table-cell office:value-type="float" office:value="156">
            <text:p>156</text:p>
          </table:table-cell>
          <table:table-cell office:value-type="string">
            <text:p>Quilava</text:p>
          </table:table-cell>
          <table:table-cell office:value-type="float" office:value="1">
            <text:p>1</text:p>
          </table:table-cell>
          <table:table-cell office:value-type="float" office:value="158">
            <text:p>158</text:p>
          </table:table-cell>
          <table:table-cell office:value-type="float" office:value="129">
            <text:p>129</text:p>
          </table:table-cell>
          <table:table-cell office:value-type="float" office:value="116">
            <text:p>116</text:p>
          </table:table-cell>
          <table:table-cell office:value-type="float" office:value="1484">
            <text:p>1484</text:p>
          </table:table-cell>
          <table:table-cell table:formula="of:=SUM([.D142:.F142])" office:value-type="float" office:value="403">
            <text:p>403</text:p>
          </table:table-cell>
          <table:table-cell table:formula="of:=SQRT([.C142]*[.E142]*[.F142]^1.2)" office:value-type="float" office:value="196.774876585935">
            <text:p>197</text:p>
          </table:table-cell>
          <table:table-cell table:formula="of:=[.D142]^2*[.E142]*[.F142]/1000000" office:value-type="float" office:value="373.561296">
            <text:p>374</text:p>
          </table:table-cell>
          <table:table-cell office:value-type="float" office:value="5.5">
            <text:p>5,5</text:p>
          </table:table-cell>
          <table:table-cell table:style-name="ce17" table:formula="of:=[.D142]/MAX([.D$1:.D$1000])" office:value-type="percentage" office:value="0.526666666666667">
            <text:p>53%</text:p>
          </table:table-cell>
          <table:table-cell table:style-name="ce17" table:formula="of:=[.E142]/MAX([.E$1:.E$1000])" office:value-type="percentage" office:value="0.325757575757576">
            <text:p>33%</text:p>
          </table:table-cell>
          <table:table-cell table:style-name="ce17" table:formula="of:=[.F142]/MAX([.F$1:.F$1000])" office:value-type="percentage" office:value="0.227450980392157">
            <text:p>23%</text:p>
          </table:table-cell>
          <table:table-cell table:style-name="ce17" table:formula="of:=[.H142]/MAX([.H$1:.H$1000])" office:value-type="percentage" office:value="0.464285714285714">
            <text:p>46%</text:p>
          </table:table-cell>
          <table:table-cell table:style-name="ce17" table:formula="of:=[.I142]/MAX([.I$1:.I$1000])" office:value-type="percentage" office:value="0.308680931297993">
            <text:p>31%</text:p>
          </table:table-cell>
          <table:table-cell table:style-name="ce17" table:formula="of:=[.J142]/MAX([.J$1:.J$1000])" office:value-type="percentage" office:value="0.118165491848393">
            <text:p>12%</text:p>
          </table:table-cell>
          <table:table-cell table:style-name="ce18" table:formula="of:=PERCENTRANK([.D$1:.D$1000]; [.D142])" office:value-type="percentage" office:value="0.516">
            <text:p>51,6%</text:p>
          </table:table-cell>
          <table:table-cell table:style-name="ce18" table:formula="of:=PERCENTRANK([.E$1:.E$1000]; [.E142])" office:value-type="percentage" office:value="0.36">
            <text:p>36,0%</text:p>
          </table:table-cell>
          <table:table-cell table:style-name="ce18" table:formula="of:=PERCENTRANK([.F$1:.F$1000]; [.F142])" office:value-type="percentage" office:value="0.392">
            <text:p>39,2%</text:p>
          </table:table-cell>
          <table:table-cell table:style-name="ce18" table:formula="of:=PERCENTRANK([.G$1:.G$1000]; [.G142])" office:value-type="percentage" office:value="0.44">
            <text:p>44,0%</text:p>
          </table:table-cell>
          <table:table-cell table:style-name="ce18" table:formula="of:=PERCENTRANK([.H$1:.H$1000]; [.H142])" office:value-type="percentage" office:value="0.42">
            <text:p>42,0%</text:p>
          </table:table-cell>
          <table:table-cell table:style-name="ce18" table:formula="of:=PERCENTRANK([.I$1:.I$1000]; [.I142])" office:value-type="percentage" office:value="0.416">
            <text:p>41,6%</text:p>
          </table:table-cell>
          <table:table-cell table:style-name="ce18" table:formula="of:=PERCENTRANK([.J$1:.J$1000]; [.J142])" office:value-type="percentage" office:value="0.44">
            <text:p>44,0%</text:p>
          </table:table-cell>
          <table:table-cell table:number-columns-repeated="999"/>
        </table:table-row>
        <table:table-row table:style-name="ro3">
          <table:table-cell office:value-type="float" office:value="70">
            <text:p>70</text:p>
          </table:table-cell>
          <table:table-cell office:value-type="string">
            <text:p>Weepinbell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office:value-type="float" office:value="95">
            <text:p>95</text:p>
          </table:table-cell>
          <table:table-cell office:value-type="float" office:value="130">
            <text:p>130</text:p>
          </table:table-cell>
          <table:table-cell office:value-type="float" office:value="1475">
            <text:p>1475</text:p>
          </table:table-cell>
          <table:table-cell table:formula="of:=SUM([.D143:.F143])" office:value-type="float" office:value="397">
            <text:p>397</text:p>
          </table:table-cell>
          <table:table-cell table:formula="of:=SQRT([.C143]*[.E143]*[.F143]^1.2)" office:value-type="float" office:value="180.812234809239">
            <text:p>181</text:p>
          </table:table-cell>
          <table:table-cell table:formula="of:=[.D143]^2*[.E143]*[.F143]/1000000" office:value-type="float" office:value="365.3624">
            <text:p>365</text:p>
          </table:table-cell>
          <table:table-cell office:value-type="float" office:value="6">
            <text:p>6,0</text:p>
          </table:table-cell>
          <table:table-cell table:style-name="ce17" table:formula="of:=[.D143]/MAX([.D$1:.D$1000])" office:value-type="percentage" office:value="0.573333333333333">
            <text:p>57%</text:p>
          </table:table-cell>
          <table:table-cell table:style-name="ce17" table:formula="of:=[.E143]/MAX([.E$1:.E$1000])" office:value-type="percentage" office:value="0.23989898989899">
            <text:p>24%</text:p>
          </table:table-cell>
          <table:table-cell table:style-name="ce17" table:formula="of:=[.F143]/MAX([.F$1:.F$1000])" office:value-type="percentage" office:value="0.254901960784314">
            <text:p>25%</text:p>
          </table:table-cell>
          <table:table-cell table:style-name="ce17" table:formula="of:=[.H143]/MAX([.H$1:.H$1000])" office:value-type="percentage" office:value="0.457373271889401">
            <text:p>46%</text:p>
          </table:table-cell>
          <table:table-cell table:style-name="ce17" table:formula="of:=[.I143]/MAX([.I$1:.I$1000])" office:value-type="percentage" office:value="0.283640320346549">
            <text:p>28%</text:p>
          </table:table-cell>
          <table:table-cell table:style-name="ce17" table:formula="of:=[.J143]/MAX([.J$1:.J$1000])" office:value-type="percentage" office:value="0.115572004276667">
            <text:p>12%</text:p>
          </table:table-cell>
          <table:table-cell table:style-name="ce18" table:formula="of:=PERCENTRANK([.D$1:.D$1000]; [.D143])" office:value-type="percentage" office:value="0.616">
            <text:p>61,6%</text:p>
          </table:table-cell>
          <table:table-cell table:style-name="ce18" table:formula="of:=PERCENTRANK([.E$1:.E$1000]; [.E143])" office:value-type="percentage" office:value="0.184">
            <text:p>18,4%</text:p>
          </table:table-cell>
          <table:table-cell table:style-name="ce18" table:formula="of:=PERCENTRANK([.F$1:.F$1000]; [.F143])" office:value-type="percentage" office:value="0.5">
            <text:p>50,0%</text:p>
          </table:table-cell>
          <table:table-cell table:style-name="ce18" table:formula="of:=PERCENTRANK([.G$1:.G$1000]; [.G143])" office:value-type="percentage" office:value="0.436">
            <text:p>43,6%</text:p>
          </table:table-cell>
          <table:table-cell table:style-name="ce18" table:formula="of:=PERCENTRANK([.H$1:.H$1000]; [.H143])" office:value-type="percentage" office:value="0.388">
            <text:p>38,8%</text:p>
          </table:table-cell>
          <table:table-cell table:style-name="ce18" table:formula="of:=PERCENTRANK([.I$1:.I$1000]; [.I143])" office:value-type="percentage" office:value="0.368">
            <text:p>36,8%</text:p>
          </table:table-cell>
          <table:table-cell table:style-name="ce18" table:formula="of:=PERCENTRANK([.J$1:.J$1000]; [.J143])" office:value-type="percentage" office:value="0.436">
            <text:p>43,6%</text:p>
          </table:table-cell>
          <table:table-cell table:number-columns-repeated="999"/>
        </table:table-row>
        <table:table-row table:style-name="ro3">
          <table:table-cell office:value-type="float" office:value="180">
            <text:p>180</text:p>
          </table:table-cell>
          <table:table-cell office:value-type="string">
            <text:p>Flaaffy</text:p>
          </table:table-cell>
          <table:table-cell office:value-type="float" office:value="1">
            <text:p>1</text:p>
          </table:table-cell>
          <table:table-cell office:value-type="float" office:value="145">
            <text:p>145</text:p>
          </table:table-cell>
          <table:table-cell office:value-type="float" office:value="112">
            <text:p>112</text:p>
          </table:table-cell>
          <table:table-cell office:value-type="float" office:value="140">
            <text:p>140</text:p>
          </table:table-cell>
          <table:table-cell office:value-type="float" office:value="1402">
            <text:p>1402</text:p>
          </table:table-cell>
          <table:table-cell table:formula="of:=SUM([.D144:.F144])" office:value-type="float" office:value="397">
            <text:p>397</text:p>
          </table:table-cell>
          <table:table-cell table:formula="of:=SQRT([.C144]*[.E144]*[.F144]^1.2)" office:value-type="float" office:value="205.251260419612">
            <text:p>205</text:p>
          </table:table-cell>
          <table:table-cell table:formula="of:=[.D144]^2*[.E144]*[.F144]/1000000" office:value-type="float" office:value="329.672">
            <text:p>330</text:p>
          </table:table-cell>
          <table:table-cell office:value-type="float" office:value="6">
            <text:p>6,0</text:p>
          </table:table-cell>
          <table:table-cell table:style-name="ce17" table:formula="of:=[.D144]/MAX([.D$1:.D$1000])" office:value-type="percentage" office:value="0.483333333333333">
            <text:p>48%</text:p>
          </table:table-cell>
          <table:table-cell table:style-name="ce17" table:formula="of:=[.E144]/MAX([.E$1:.E$1000])" office:value-type="percentage" office:value="0.282828282828283">
            <text:p>28%</text:p>
          </table:table-cell>
          <table:table-cell table:style-name="ce17" table:formula="of:=[.F144]/MAX([.F$1:.F$1000])" office:value-type="percentage" office:value="0.274509803921569">
            <text:p>27%</text:p>
          </table:table-cell>
          <table:table-cell table:style-name="ce17" table:formula="of:=[.H144]/MAX([.H$1:.H$1000])" office:value-type="percentage" office:value="0.457373271889401">
            <text:p>46%</text:p>
          </table:table-cell>
          <table:table-cell table:style-name="ce17" table:formula="of:=[.I144]/MAX([.I$1:.I$1000])" office:value-type="percentage" office:value="0.321977842474943">
            <text:p>32%</text:p>
          </table:table-cell>
          <table:table-cell table:style-name="ce17" table:formula="of:=[.J144]/MAX([.J$1:.J$1000])" office:value-type="percentage" office:value="0.10428236127718">
            <text:p>10%</text:p>
          </table:table-cell>
          <table:table-cell table:style-name="ce18" table:formula="of:=PERCENTRANK([.D$1:.D$1000]; [.D144])" office:value-type="percentage" office:value="0.424">
            <text:p>42,4%</text:p>
          </table:table-cell>
          <table:table-cell table:style-name="ce18" table:formula="of:=PERCENTRANK([.E$1:.E$1000]; [.E144])" office:value-type="percentage" office:value="0.264">
            <text:p>26,4%</text:p>
          </table:table-cell>
          <table:table-cell table:style-name="ce18" table:formula="of:=PERCENTRANK([.F$1:.F$1000]; [.F144])" office:value-type="percentage" office:value="0.6">
            <text:p>60,0%</text:p>
          </table:table-cell>
          <table:table-cell table:style-name="ce18" table:formula="of:=PERCENTRANK([.G$1:.G$1000]; [.G144])" office:value-type="percentage" office:value="0.428">
            <text:p>42,8%</text:p>
          </table:table-cell>
          <table:table-cell table:style-name="ce18" table:formula="of:=PERCENTRANK([.H$1:.H$1000]; [.H144])" office:value-type="percentage" office:value="0.388">
            <text:p>38,8%</text:p>
          </table:table-cell>
          <table:table-cell table:style-name="ce18" table:formula="of:=PERCENTRANK([.I$1:.I$1000]; [.I144])" office:value-type="percentage" office:value="0.436">
            <text:p>43,6%</text:p>
          </table:table-cell>
          <table:table-cell table:style-name="ce18" table:formula="of:=PERCENTRANK([.J$1:.J$1000]; [.J144])" office:value-type="percentage" office:value="0.432">
            <text:p>43,2%</text:p>
          </table:table-cell>
          <table:table-cell table:number-columns-repeated="999"/>
        </table:table-row>
        <table:table-row table:style-name="ro3">
          <table:table-cell office:value-type="float" office:value="198">
            <text:p>198</text:p>
          </table:table-cell>
          <table:table-cell office:value-type="string">
            <text:p>Murkrow</text:p>
          </table:table-cell>
          <table:table-cell office:value-type="float" office:value="1">
            <text:p>1</text:p>
          </table:table-cell>
          <table:table-cell office:value-type="float" office:value="175">
            <text:p>175</text:p>
          </table:table-cell>
          <table:table-cell office:value-type="float" office:value="87">
            <text:p>87</text:p>
          </table:table-cell>
          <table:table-cell office:value-type="float" office:value="120">
            <text:p>120</text:p>
          </table:table-cell>
          <table:table-cell office:value-type="float" office:value="1392">
            <text:p>1392</text:p>
          </table:table-cell>
          <table:table-cell table:formula="of:=SUM([.D145:.F145])" office:value-type="float" office:value="382">
            <text:p>382</text:p>
          </table:table-cell>
          <table:table-cell table:formula="of:=SQRT([.C145]*[.E145]*[.F145]^1.2)" office:value-type="float" office:value="164.91811945399">
            <text:p>165</text:p>
          </table:table-cell>
          <table:table-cell table:formula="of:=[.D145]^2*[.E145]*[.F145]/1000000" office:value-type="float" office:value="319.725">
            <text:p>320</text:p>
          </table:table-cell>
          <table:table-cell office:value-type="float" office:value="5">
            <text:p>5,0</text:p>
          </table:table-cell>
          <table:table-cell table:style-name="ce17" table:formula="of:=[.D145]/MAX([.D$1:.D$1000])" office:value-type="percentage" office:value="0.583333333333333">
            <text:p>58%</text:p>
          </table:table-cell>
          <table:table-cell table:style-name="ce17" table:formula="of:=[.E145]/MAX([.E$1:.E$1000])" office:value-type="percentage" office:value="0.21969696969697">
            <text:p>22%</text:p>
          </table:table-cell>
          <table:table-cell table:style-name="ce17" table:formula="of:=[.F145]/MAX([.F$1:.F$1000])" office:value-type="percentage" office:value="0.235294117647059">
            <text:p>24%</text:p>
          </table:table-cell>
          <table:table-cell table:style-name="ce17" table:formula="of:=[.H145]/MAX([.H$1:.H$1000])" office:value-type="percentage" office:value="0.440092165898617">
            <text:p>44%</text:p>
          </table:table-cell>
          <table:table-cell table:style-name="ce17" table:formula="of:=[.I145]/MAX([.I$1:.I$1000])" office:value-type="percentage" office:value="0.258707206855948">
            <text:p>26%</text:p>
          </table:table-cell>
          <table:table-cell table:style-name="ce17" table:formula="of:=[.J145]/MAX([.J$1:.J$1000])" office:value-type="percentage" office:value="0.101135910721403">
            <text:p>10%</text:p>
          </table:table-cell>
          <table:table-cell table:style-name="ce18" table:formula="of:=PERCENTRANK([.D$1:.D$1000]; [.D145])" office:value-type="percentage" office:value="0.636">
            <text:p>63,6%</text:p>
          </table:table-cell>
          <table:table-cell table:style-name="ce18" table:formula="of:=PERCENTRANK([.E$1:.E$1000]; [.E145])" office:value-type="percentage" office:value="0.096">
            <text:p>9,6%</text:p>
          </table:table-cell>
          <table:table-cell table:style-name="ce18" table:formula="of:=PERCENTRANK([.F$1:.F$1000]; [.F145])" office:value-type="percentage" office:value="0.404">
            <text:p>40,4%</text:p>
          </table:table-cell>
          <table:table-cell table:style-name="ce18" table:formula="of:=PERCENTRANK([.G$1:.G$1000]; [.G145])" office:value-type="percentage" office:value="0.424">
            <text:p>42,4%</text:p>
          </table:table-cell>
          <table:table-cell table:style-name="ce18" table:formula="of:=PERCENTRANK([.H$1:.H$1000]; [.H145])" office:value-type="percentage" office:value="0.36">
            <text:p>36,0%</text:p>
          </table:table-cell>
          <table:table-cell table:style-name="ce18" table:formula="of:=PERCENTRANK([.I$1:.I$1000]; [.I145])" office:value-type="percentage" office:value="0.312">
            <text:p>31,2%</text:p>
          </table:table-cell>
          <table:table-cell table:style-name="ce18" table:formula="of:=PERCENTRANK([.J$1:.J$1000]; [.J145])" office:value-type="percentage" office:value="0.428">
            <text:p>42,8%</text:p>
          </table:table-cell>
          <table:table-cell table:number-columns-repeated="999"/>
        </table:table-row>
        <table:table-row table:style-name="ro3">
          <table:table-cell office:value-type="float" office:value="113">
            <text:p>113</text:p>
          </table:table-cell>
          <table:table-cell office:value-type="string">
            <text:p>Chansey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176">
            <text:p>176</text:p>
          </table:table-cell>
          <table:table-cell office:value-type="float" office:value="500">
            <text:p>500</text:p>
          </table:table-cell>
          <table:table-cell office:value-type="float" office:value="1469">
            <text:p>1469</text:p>
          </table:table-cell>
          <table:table-cell table:formula="of:=SUM([.D146:.F146])" office:value-type="float" office:value="736">
            <text:p>736</text:p>
          </table:table-cell>
          <table:table-cell table:formula="of:=SQRT([.C146]*[.E146]*[.F146]^1.2)" office:value-type="float" office:value="552.253321391791">
            <text:p>552</text:p>
          </table:table-cell>
          <table:table-cell table:formula="of:=[.D146]^2*[.E146]*[.F146]/1000000" office:value-type="float" office:value="316.8">
            <text:p>317</text:p>
          </table:table-cell>
          <table:table-cell office:value-type="float" office:value="7.5">
            <text:p>7,5</text:p>
          </table:table-cell>
          <table:table-cell table:style-name="ce17" table:formula="of:=[.D146]/MAX([.D$1:.D$1000])" office:value-type="percentage" office:value="0.2">
            <text:p>20%</text:p>
          </table:table-cell>
          <table:table-cell table:style-name="ce17" table:formula="of:=[.E146]/MAX([.E$1:.E$1000])" office:value-type="percentage" office:value="0.444444444444444">
            <text:p>44%</text:p>
          </table:table-cell>
          <table:table-cell table:style-name="ce17" table:formula="of:=[.F146]/MAX([.F$1:.F$1000])" office:value-type="percentage" office:value="0.980392156862745">
            <text:p>98%</text:p>
          </table:table-cell>
          <table:table-cell table:style-name="ce17" table:formula="of:=[.H146]/MAX([.H$1:.H$1000])" office:value-type="percentage" office:value="0.847926267281106">
            <text:p>85%</text:p>
          </table:table-cell>
          <table:table-cell table:style-name="ce17" table:formula="of:=[.I146]/MAX([.I$1:.I$1000])" office:value-type="percentage" office:value="0.866320297170562">
            <text:p>87%</text:p>
          </table:table-cell>
          <table:table-cell table:style-name="ce17" table:formula="of:=[.J146]/MAX([.J$1:.J$1000])" office:value-type="percentage" office:value="0.100210670158857">
            <text:p>10%</text:p>
          </table:table-cell>
          <table:table-cell table:style-name="ce18" table:formula="of:=PERCENTRANK([.D$1:.D$1000]; [.D146])" office:value-type="percentage" office:value="0.032">
            <text:p>3,2%</text:p>
          </table:table-cell>
          <table:table-cell table:style-name="ce18" table:formula="of:=PERCENTRANK([.E$1:.E$1000]; [.E146])" office:value-type="percentage" office:value="0.672">
            <text:p>67,2%</text:p>
          </table:table-cell>
          <table:table-cell table:style-name="ce18" table:formula="of:=PERCENTRANK([.F$1:.F$1000]; [.F146])" office:value-type="percentage" office:value="0.996">
            <text:p>99,6%</text:p>
          </table:table-cell>
          <table:table-cell table:style-name="ce18" table:formula="of:=PERCENTRANK([.G$1:.G$1000]; [.G146])" office:value-type="percentage" office:value="0.432">
            <text:p>43,2%</text:p>
          </table:table-cell>
          <table:table-cell table:style-name="ce18" table:formula="of:=PERCENTRANK([.H$1:.H$1000]; [.H146])" office:value-type="percentage" office:value="0.996">
            <text:p>99,6%</text:p>
          </table:table-cell>
          <table:table-cell table:style-name="ce18" table:formula="of:=PERCENTRANK([.I$1:.I$1000]; [.I146])" office:value-type="percentage" office:value="0.996">
            <text:p>99,6%</text:p>
          </table:table-cell>
          <table:table-cell table:style-name="ce18" table:formula="of:=PERCENTRANK([.J$1:.J$1000]; [.J146])" office:value-type="percentage" office:value="0.424">
            <text:p>42,4%</text:p>
          </table:table-cell>
          <table:table-cell table:number-columns-repeated="999"/>
        </table:table-row>
        <table:table-row table:style-name="ro3">
          <table:table-cell office:value-type="float" office:value="98">
            <text:p>98</text:p>
          </table:table-cell>
          <table:table-cell office:value-type="string">
            <text:p>Krabby</text:p>
          </table:table-cell>
          <table:table-cell office:value-type="float" office:value="1">
            <text:p>1</text:p>
          </table:table-cell>
          <table:table-cell office:value-type="float" office:value="181">
            <text:p>181</text:p>
          </table:table-cell>
          <table:table-cell office:value-type="float" office:value="156">
            <text:p>156</text:p>
          </table:table-cell>
          <table:table-cell office:value-type="float" office:value="60">
            <text:p>60</text:p>
          </table:table-cell>
          <table:table-cell office:value-type="float" office:value="1386">
            <text:p>1386</text:p>
          </table:table-cell>
          <table:table-cell table:formula="of:=SUM([.D147:.F147])" office:value-type="float" office:value="397">
            <text:p>397</text:p>
          </table:table-cell>
          <table:table-cell table:formula="of:=SQRT([.C147]*[.E147]*[.F147]^1.2)" office:value-type="float" office:value="145.697818560506">
            <text:p>146</text:p>
          </table:table-cell>
          <table:table-cell table:formula="of:=[.D147]^2*[.E147]*[.F147]/1000000" office:value-type="float" office:value="306.64296">
            <text:p>307</text:p>
          </table:table-cell>
          <table:table-cell office:value-type="float" office:value="3.5">
            <text:p>3,5</text:p>
          </table:table-cell>
          <table:table-cell table:style-name="ce17" table:formula="of:=[.D147]/MAX([.D$1:.D$1000])" office:value-type="percentage" office:value="0.603333333333333">
            <text:p>60%</text:p>
          </table:table-cell>
          <table:table-cell table:style-name="ce17" table:formula="of:=[.E147]/MAX([.E$1:.E$1000])" office:value-type="percentage" office:value="0.393939393939394">
            <text:p>39%</text:p>
          </table:table-cell>
          <table:table-cell table:style-name="ce17" table:formula="of:=[.F147]/MAX([.F$1:.F$1000])" office:value-type="percentage" office:value="0.117647058823529">
            <text:p>12%</text:p>
          </table:table-cell>
          <table:table-cell table:style-name="ce17" table:formula="of:=[.H147]/MAX([.H$1:.H$1000])" office:value-type="percentage" office:value="0.457373271889401">
            <text:p>46%</text:p>
          </table:table-cell>
          <table:table-cell table:style-name="ce17" table:formula="of:=[.I147]/MAX([.I$1:.I$1000])" office:value-type="percentage" office:value="0.22855630302836">
            <text:p>23%</text:p>
          </table:table-cell>
          <table:table-cell table:style-name="ce17" table:formula="of:=[.J147]/MAX([.J$1:.J$1000])" office:value-type="percentage" office:value="0.0969977794226499">
            <text:p>10%</text:p>
          </table:table-cell>
          <table:table-cell table:style-name="ce18" table:formula="of:=PERCENTRANK([.D$1:.D$1000]; [.D147])" office:value-type="percentage" office:value="0.672">
            <text:p>67,2%</text:p>
          </table:table-cell>
          <table:table-cell table:style-name="ce18" table:formula="of:=PERCENTRANK([.E$1:.E$1000]; [.E147])" office:value-type="percentage" office:value="0.544">
            <text:p>54,4%</text:p>
          </table:table-cell>
          <table:table-cell table:style-name="ce18" table:formula="of:=PERCENTRANK([.F$1:.F$1000]; [.F147])" office:value-type="percentage" office:value="0.024">
            <text:p>2,4%</text:p>
          </table:table-cell>
          <table:table-cell table:style-name="ce18" table:formula="of:=PERCENTRANK([.G$1:.G$1000]; [.G147])" office:value-type="percentage" office:value="0.42">
            <text:p>42,0%</text:p>
          </table:table-cell>
          <table:table-cell table:style-name="ce18" table:formula="of:=PERCENTRANK([.H$1:.H$1000]; [.H147])" office:value-type="percentage" office:value="0.388">
            <text:p>38,8%</text:p>
          </table:table-cell>
          <table:table-cell table:style-name="ce18" table:formula="of:=PERCENTRANK([.I$1:.I$1000]; [.I147])" office:value-type="percentage" office:value="0.208">
            <text:p>20,8%</text:p>
          </table:table-cell>
          <table:table-cell table:style-name="ce18" table:formula="of:=PERCENTRANK([.J$1:.J$1000]; [.J147])" office:value-type="percentage" office:value="0.42">
            <text:p>42,0%</text:p>
          </table:table-cell>
          <table:table-cell table:number-columns-repeated="999"/>
        </table:table-row>
        <table:table-row table:style-name="ro3">
          <table:table-cell office:value-type="float" office:value="138">
            <text:p>138</text:p>
          </table:table-cell>
          <table:table-cell office:value-type="string">
            <text:p>Omanyte</text:p>
          </table:table-cell>
          <table:table-cell office:value-type="float" office:value="1">
            <text:p>1</text:p>
          </table:table-cell>
          <table:table-cell office:value-type="float" office:value="155">
            <text:p>155</text:p>
          </table:table-cell>
          <table:table-cell office:value-type="float" office:value="174">
            <text:p>174</text:p>
          </table:table-cell>
          <table:table-cell office:value-type="float" office:value="70">
            <text:p>70</text:p>
          </table:table-cell>
          <table:table-cell office:value-type="float" office:value="1345">
            <text:p>1345</text:p>
          </table:table-cell>
          <table:table-cell table:formula="of:=SUM([.D148:.F148])" office:value-type="float" office:value="399">
            <text:p>399</text:p>
          </table:table-cell>
          <table:table-cell table:formula="of:=SQRT([.C148]*[.E148]*[.F148]^1.2)" office:value-type="float" office:value="168.784844579936">
            <text:p>169</text:p>
          </table:table-cell>
          <table:table-cell table:formula="of:=[.D148]^2*[.E148]*[.F148]/1000000" office:value-type="float" office:value="292.6245">
            <text:p>293</text:p>
          </table:table-cell>
          <table:table-cell office:value-type="float" office:value="4.5">
            <text:p>4,5</text:p>
          </table:table-cell>
          <table:table-cell table:style-name="ce17" table:formula="of:=[.D148]/MAX([.D$1:.D$1000])" office:value-type="percentage" office:value="0.516666666666667">
            <text:p>52%</text:p>
          </table:table-cell>
          <table:table-cell table:style-name="ce17" table:formula="of:=[.E148]/MAX([.E$1:.E$1000])" office:value-type="percentage" office:value="0.439393939393939">
            <text:p>44%</text:p>
          </table:table-cell>
          <table:table-cell table:style-name="ce17" table:formula="of:=[.F148]/MAX([.F$1:.F$1000])" office:value-type="percentage" office:value="0.137254901960784">
            <text:p>14%</text:p>
          </table:table-cell>
          <table:table-cell table:style-name="ce17" table:formula="of:=[.H148]/MAX([.H$1:.H$1000])" office:value-type="percentage" office:value="0.459677419354839">
            <text:p>46%</text:p>
          </table:table-cell>
          <table:table-cell table:style-name="ce17" table:formula="of:=[.I148]/MAX([.I$1:.I$1000])" office:value-type="percentage" office:value="0.264772942145226">
            <text:p>26%</text:p>
          </table:table-cell>
          <table:table-cell table:style-name="ce17" table:formula="of:=[.J148]/MAX([.J$1:.J$1000])" office:value-type="percentage" office:value="0.0925634382888269">
            <text:p>9%</text:p>
          </table:table-cell>
          <table:table-cell table:style-name="ce18" table:formula="of:=PERCENTRANK([.D$1:.D$1000]; [.D148])" office:value-type="percentage" office:value="0.5">
            <text:p>50,0%</text:p>
          </table:table-cell>
          <table:table-cell table:style-name="ce18" table:formula="of:=PERCENTRANK([.E$1:.E$1000]; [.E148])" office:value-type="percentage" office:value="0.664">
            <text:p>66,4%</text:p>
          </table:table-cell>
          <table:table-cell table:style-name="ce18" table:formula="of:=PERCENTRANK([.F$1:.F$1000]; [.F148])" office:value-type="percentage" office:value="0.056">
            <text:p>5,6%</text:p>
          </table:table-cell>
          <table:table-cell table:style-name="ce18" table:formula="of:=PERCENTRANK([.G$1:.G$1000]; [.G148])" office:value-type="percentage" office:value="0.416">
            <text:p>41,6%</text:p>
          </table:table-cell>
          <table:table-cell table:style-name="ce18" table:formula="of:=PERCENTRANK([.H$1:.H$1000]; [.H148])" office:value-type="percentage" office:value="0.408">
            <text:p>40,8%</text:p>
          </table:table-cell>
          <table:table-cell table:style-name="ce18" table:formula="of:=PERCENTRANK([.I$1:.I$1000]; [.I148])" office:value-type="percentage" office:value="0.324">
            <text:p>32,4%</text:p>
          </table:table-cell>
          <table:table-cell table:style-name="ce18" table:formula="of:=PERCENTRANK([.J$1:.J$1000]; [.J148])" office:value-type="percentage" office:value="0.416">
            <text:p>41,6%</text:p>
          </table:table-cell>
          <table:table-cell table:number-columns-repeated="999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Wartortle</text:p>
          </table:table-cell>
          <table:table-cell office:value-type="float" office:value="1">
            <text:p>1</text:p>
          </table:table-cell>
          <table:table-cell office:value-type="float" office:value="126">
            <text:p>126</text:p>
          </table:table-cell>
          <table:table-cell office:value-type="float" office:value="155">
            <text:p>155</text:p>
          </table:table-cell>
          <table:table-cell office:value-type="float" office:value="118">
            <text:p>118</text:p>
          </table:table-cell>
          <table:table-cell office:value-type="float" office:value="1324">
            <text:p>1324</text:p>
          </table:table-cell>
          <table:table-cell table:formula="of:=SUM([.D149:.F149])" office:value-type="float" office:value="399">
            <text:p>399</text:p>
          </table:table-cell>
          <table:table-cell table:formula="of:=SQRT([.C149]*[.E149]*[.F149]^1.2)" office:value-type="float" office:value="217.918977996359">
            <text:p>218</text:p>
          </table:table-cell>
          <table:table-cell table:formula="of:=[.D149]^2*[.E149]*[.F149]/1000000" office:value-type="float" office:value="290.37204">
            <text:p>290</text:p>
          </table:table-cell>
          <table:table-cell office:value-type="float" office:value="5.5">
            <text:p>5,5</text:p>
          </table:table-cell>
          <table:table-cell table:style-name="ce17" table:formula="of:=[.D149]/MAX([.D$1:.D$1000])" office:value-type="percentage" office:value="0.42">
            <text:p>42%</text:p>
          </table:table-cell>
          <table:table-cell table:style-name="ce17" table:formula="of:=[.E149]/MAX([.E$1:.E$1000])" office:value-type="percentage" office:value="0.391414141414141">
            <text:p>39%</text:p>
          </table:table-cell>
          <table:table-cell table:style-name="ce17" table:formula="of:=[.F149]/MAX([.F$1:.F$1000])" office:value-type="percentage" office:value="0.231372549019608">
            <text:p>23%</text:p>
          </table:table-cell>
          <table:table-cell table:style-name="ce17" table:formula="of:=[.H149]/MAX([.H$1:.H$1000])" office:value-type="percentage" office:value="0.459677419354839">
            <text:p>46%</text:p>
          </table:table-cell>
          <table:table-cell table:style-name="ce17" table:formula="of:=[.I149]/MAX([.I$1:.I$1000])" office:value-type="percentage" office:value="0.341849702779745">
            <text:p>34%</text:p>
          </table:table-cell>
          <table:table-cell table:style-name="ce17" table:formula="of:=[.J149]/MAX([.J$1:.J$1000])" office:value-type="percentage" office:value="0.0918509366281387">
            <text:p>9%</text:p>
          </table:table-cell>
          <table:table-cell table:style-name="ce18" table:formula="of:=PERCENTRANK([.D$1:.D$1000]; [.D149])" office:value-type="percentage" office:value="0.304">
            <text:p>30,4%</text:p>
          </table:table-cell>
          <table:table-cell table:style-name="ce18" table:formula="of:=PERCENTRANK([.E$1:.E$1000]; [.E149])" office:value-type="percentage" office:value="0.536">
            <text:p>53,6%</text:p>
          </table:table-cell>
          <table:table-cell table:style-name="ce18" table:formula="of:=PERCENTRANK([.F$1:.F$1000]; [.F149])" office:value-type="percentage" office:value="0.4">
            <text:p>40,0%</text:p>
          </table:table-cell>
          <table:table-cell table:style-name="ce18" table:formula="of:=PERCENTRANK([.G$1:.G$1000]; [.G149])" office:value-type="percentage" office:value="0.404">
            <text:p>40,4%</text:p>
          </table:table-cell>
          <table:table-cell table:style-name="ce18" table:formula="of:=PERCENTRANK([.H$1:.H$1000]; [.H149])" office:value-type="percentage" office:value="0.408">
            <text:p>40,8%</text:p>
          </table:table-cell>
          <table:table-cell table:style-name="ce18" table:formula="of:=PERCENTRANK([.I$1:.I$1000]; [.I149])" office:value-type="percentage" office:value="0.512">
            <text:p>51,2%</text:p>
          </table:table-cell>
          <table:table-cell table:style-name="ce18" table:formula="of:=PERCENTRANK([.J$1:.J$1000]; [.J149])" office:value-type="percentage" office:value="0.412">
            <text:p>41,2%</text:p>
          </table:table-cell>
          <table:table-cell table:number-columns-repeated="999"/>
        </table:table-row>
        <table:table-row table:style-name="ro3">
          <table:table-cell office:value-type="float" office:value="193">
            <text:p>193</text:p>
          </table:table-cell>
          <table:table-cell office:value-type="string">
            <text:p>Yanma</text:p>
          </table:table-cell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float" office:value="94">
            <text:p>94</text:p>
          </table:table-cell>
          <table:table-cell office:value-type="float" office:value="130">
            <text:p>130</text:p>
          </table:table-cell>
          <table:table-cell office:value-type="float" office:value="1326">
            <text:p>1326</text:p>
          </table:table-cell>
          <table:table-cell table:formula="of:=SUM([.D150:.F150])" office:value-type="float" office:value="378">
            <text:p>378</text:p>
          </table:table-cell>
          <table:table-cell table:formula="of:=SQRT([.C150]*[.E150]*[.F150]^1.2)" office:value-type="float" office:value="179.858073875541">
            <text:p>180</text:p>
          </table:table-cell>
          <table:table-cell table:formula="of:=[.D150]^2*[.E150]*[.F150]/1000000" office:value-type="float" office:value="289.80952">
            <text:p>290</text:p>
          </table:table-cell>
          <table:table-cell office:value-type="float" office:value="4">
            <text:p>4,0</text:p>
          </table:table-cell>
          <table:table-cell table:style-name="ce17" table:formula="of:=[.D150]/MAX([.D$1:.D$1000])" office:value-type="percentage" office:value="0.513333333333333">
            <text:p>51%</text:p>
          </table:table-cell>
          <table:table-cell table:style-name="ce17" table:formula="of:=[.E150]/MAX([.E$1:.E$1000])" office:value-type="percentage" office:value="0.237373737373737">
            <text:p>24%</text:p>
          </table:table-cell>
          <table:table-cell table:style-name="ce17" table:formula="of:=[.F150]/MAX([.F$1:.F$1000])" office:value-type="percentage" office:value="0.254901960784314">
            <text:p>25%</text:p>
          </table:table-cell>
          <table:table-cell table:style-name="ce17" table:formula="of:=[.H150]/MAX([.H$1:.H$1000])" office:value-type="percentage" office:value="0.435483870967742">
            <text:p>44%</text:p>
          </table:table-cell>
          <table:table-cell table:style-name="ce17" table:formula="of:=[.I150]/MAX([.I$1:.I$1000])" office:value-type="percentage" office:value="0.282143527205412">
            <text:p>28%</text:p>
          </table:table-cell>
          <table:table-cell table:style-name="ce17" table:formula="of:=[.J150]/MAX([.J$1:.J$1000])" office:value-type="percentage" office:value="0.0916729994242948">
            <text:p>9%</text:p>
          </table:table-cell>
          <table:table-cell table:style-name="ce18" table:formula="of:=PERCENTRANK([.D$1:.D$1000]; [.D150])" office:value-type="percentage" office:value="0.496">
            <text:p>49,6%</text:p>
          </table:table-cell>
          <table:table-cell table:style-name="ce18" table:formula="of:=PERCENTRANK([.E$1:.E$1000]; [.E150])" office:value-type="percentage" office:value="0.168">
            <text:p>16,8%</text:p>
          </table:table-cell>
          <table:table-cell table:style-name="ce18" table:formula="of:=PERCENTRANK([.F$1:.F$1000]; [.F150])" office:value-type="percentage" office:value="0.5">
            <text:p>50,0%</text:p>
          </table:table-cell>
          <table:table-cell table:style-name="ce18" table:formula="of:=PERCENTRANK([.G$1:.G$1000]; [.G150])" office:value-type="percentage" office:value="0.408">
            <text:p>40,8%</text:p>
          </table:table-cell>
          <table:table-cell table:style-name="ce18" table:formula="of:=PERCENTRANK([.H$1:.H$1000]; [.H150])" office:value-type="percentage" office:value="0.356">
            <text:p>35,6%</text:p>
          </table:table-cell>
          <table:table-cell table:style-name="ce18" table:formula="of:=PERCENTRANK([.I$1:.I$1000]; [.I150])" office:value-type="percentage" office:value="0.364">
            <text:p>36,4%</text:p>
          </table:table-cell>
          <table:table-cell table:style-name="ce18" table:formula="of:=PERCENTRANK([.J$1:.J$1000]; [.J150])" office:value-type="percentage" office:value="0.408">
            <text:p>40,8%</text:p>
          </table:table-cell>
          <table:table-cell table:number-columns-repeated="999"/>
        </table:table-row>
        <table:table-row table:style-name="ro3">
          <table:table-cell office:value-type="float" office:value="108">
            <text:p>108</text:p>
          </table:table-cell>
          <table:table-cell office:value-type="string">
            <text:p>Lickitung</text:p>
          </table:table-cell>
          <table:table-cell office:value-type="float" office:value="1">
            <text:p>1</text:p>
          </table:table-cell>
          <table:table-cell office:value-type="float" office:value="108">
            <text:p>108</text:p>
          </table:table-cell>
          <table:table-cell office:value-type="float" office:value="137">
            <text:p>137</text:p>
          </table:table-cell>
          <table:table-cell office:value-type="float" office:value="180">
            <text:p>180</text:p>
          </table:table-cell>
          <table:table-cell office:value-type="float" office:value="1322">
            <text:p>1322</text:p>
          </table:table-cell>
          <table:table-cell table:formula="of:=SUM([.D151:.F151])" office:value-type="float" office:value="425">
            <text:p>425</text:p>
          </table:table-cell>
          <table:table-cell table:formula="of:=SQRT([.C151]*[.E151]*[.F151]^1.2)" office:value-type="float" office:value="263.951288654177">
            <text:p>264</text:p>
          </table:table-cell>
          <table:table-cell table:formula="of:=[.D151]^2*[.E151]*[.F151]/1000000" office:value-type="float" office:value="287.63424">
            <text:p>288</text:p>
          </table:table-cell>
          <table:table-cell office:value-type="float" office:value="5.5">
            <text:p>5,5</text:p>
          </table:table-cell>
          <table:table-cell table:style-name="ce17" table:formula="of:=[.D151]/MAX([.D$1:.D$1000])" office:value-type="percentage" office:value="0.36">
            <text:p>36%</text:p>
          </table:table-cell>
          <table:table-cell table:style-name="ce17" table:formula="of:=[.E151]/MAX([.E$1:.E$1000])" office:value-type="percentage" office:value="0.345959595959596">
            <text:p>35%</text:p>
          </table:table-cell>
          <table:table-cell table:style-name="ce17" table:formula="of:=[.F151]/MAX([.F$1:.F$1000])" office:value-type="percentage" office:value="0.352941176470588">
            <text:p>35%</text:p>
          </table:table-cell>
          <table:table-cell table:style-name="ce17" table:formula="of:=[.H151]/MAX([.H$1:.H$1000])" office:value-type="percentage" office:value="0.48963133640553">
            <text:p>49%</text:p>
          </table:table-cell>
          <table:table-cell table:style-name="ce17" table:formula="of:=[.I151]/MAX([.I$1:.I$1000])" office:value-type="percentage" office:value="0.414060631177652">
            <text:p>41%</text:p>
          </table:table-cell>
          <table:table-cell table:style-name="ce17" table:formula="of:=[.J151]/MAX([.J$1:.J$1000])" office:value-type="percentage" office:value="0.0909849114615954">
            <text:p>9%</text:p>
          </table:table-cell>
          <table:table-cell table:style-name="ce18" table:formula="of:=PERCENTRANK([.D$1:.D$1000]; [.D151])" office:value-type="percentage" office:value="0.192">
            <text:p>19,2%</text:p>
          </table:table-cell>
          <table:table-cell table:style-name="ce18" table:formula="of:=PERCENTRANK([.E$1:.E$1000]; [.E151])" office:value-type="percentage" office:value="0.404">
            <text:p>40,4%</text:p>
          </table:table-cell>
          <table:table-cell table:style-name="ce18" table:formula="of:=PERCENTRANK([.F$1:.F$1000]; [.F151])" office:value-type="percentage" office:value="0.8">
            <text:p>80,0%</text:p>
          </table:table-cell>
          <table:table-cell table:style-name="ce18" table:formula="of:=PERCENTRANK([.G$1:.G$1000]; [.G151])" office:value-type="percentage" office:value="0.4">
            <text:p>40,0%</text:p>
          </table:table-cell>
          <table:table-cell table:style-name="ce18" table:formula="of:=PERCENTRANK([.H$1:.H$1000]; [.H151])" office:value-type="percentage" office:value="0.452">
            <text:p>45,2%</text:p>
          </table:table-cell>
          <table:table-cell table:style-name="ce18" table:formula="of:=PERCENTRANK([.I$1:.I$1000]; [.I151])" office:value-type="percentage" office:value="0.724">
            <text:p>72,4%</text:p>
          </table:table-cell>
          <table:table-cell table:style-name="ce18" table:formula="of:=PERCENTRANK([.J$1:.J$1000]; [.J151])" office:value-type="percentage" office:value="0.404">
            <text:p>40,4%</text:p>
          </table:table-cell>
          <table:table-cell table:number-columns-repeated="999"/>
        </table:table-row>
        <table:table-row table:style-name="ro3">
          <table:table-cell office:value-type="float" office:value="51">
            <text:p>51</text:p>
          </table:table-cell>
          <table:table-cell office:value-type="string">
            <text:p>Dugtrio</text:p>
          </table:table-cell>
          <table:table-cell office:value-type="float" office:value="1">
            <text:p>1</text:p>
          </table:table-cell>
          <table:table-cell office:value-type="float" office:value="167">
            <text:p>167</text:p>
          </table:table-cell>
          <table:table-cell office:value-type="float" office:value="147">
            <text:p>147</text:p>
          </table:table-cell>
          <table:table-cell office:value-type="float" office:value="70">
            <text:p>70</text:p>
          </table:table-cell>
          <table:table-cell office:value-type="float" office:value="1333">
            <text:p>1333</text:p>
          </table:table-cell>
          <table:table-cell table:formula="of:=SUM([.D152:.F152])" office:value-type="float" office:value="384">
            <text:p>384</text:p>
          </table:table-cell>
          <table:table-cell table:formula="of:=SQRT([.C152]*[.E152]*[.F152]^1.2)" office:value-type="float" office:value="155.137751038019">
            <text:p>155</text:p>
          </table:table-cell>
          <table:table-cell table:formula="of:=[.D152]^2*[.E152]*[.F152]/1000000" office:value-type="float" office:value="286.97781">
            <text:p>287</text:p>
          </table:table-cell>
          <table:table-cell office:value-type="float" office:value="3.5">
            <text:p>3,5</text:p>
          </table:table-cell>
          <table:table-cell table:style-name="ce17" table:formula="of:=[.D152]/MAX([.D$1:.D$1000])" office:value-type="percentage" office:value="0.556666666666667">
            <text:p>56%</text:p>
          </table:table-cell>
          <table:table-cell table:style-name="ce17" table:formula="of:=[.E152]/MAX([.E$1:.E$1000])" office:value-type="percentage" office:value="0.371212121212121">
            <text:p>37%</text:p>
          </table:table-cell>
          <table:table-cell table:style-name="ce17" table:formula="of:=[.F152]/MAX([.F$1:.F$1000])" office:value-type="percentage" office:value="0.137254901960784">
            <text:p>14%</text:p>
          </table:table-cell>
          <table:table-cell table:style-name="ce17" table:formula="of:=[.H152]/MAX([.H$1:.H$1000])" office:value-type="percentage" office:value="0.442396313364055">
            <text:p>44%</text:p>
          </table:table-cell>
          <table:table-cell table:style-name="ce17" table:formula="of:=[.I152]/MAX([.I$1:.I$1000])" office:value-type="percentage" office:value="0.243364733856043">
            <text:p>24%</text:p>
          </table:table-cell>
          <table:table-cell table:style-name="ce17" table:formula="of:=[.J152]/MAX([.J$1:.J$1000])" office:value-type="percentage" office:value="0.0907772685000664">
            <text:p>9%</text:p>
          </table:table-cell>
          <table:table-cell table:style-name="ce18" table:formula="of:=PERCENTRANK([.D$1:.D$1000]; [.D152])" office:value-type="percentage" office:value="0.572">
            <text:p>57,2%</text:p>
          </table:table-cell>
          <table:table-cell table:style-name="ce18" table:formula="of:=PERCENTRANK([.E$1:.E$1000]; [.E152])" office:value-type="percentage" office:value="0.484">
            <text:p>48,4%</text:p>
          </table:table-cell>
          <table:table-cell table:style-name="ce18" table:formula="of:=PERCENTRANK([.F$1:.F$1000]; [.F152])" office:value-type="percentage" office:value="0.056">
            <text:p>5,6%</text:p>
          </table:table-cell>
          <table:table-cell table:style-name="ce18" table:formula="of:=PERCENTRANK([.G$1:.G$1000]; [.G152])" office:value-type="percentage" office:value="0.412">
            <text:p>41,2%</text:p>
          </table:table-cell>
          <table:table-cell table:style-name="ce18" table:formula="of:=PERCENTRANK([.H$1:.H$1000]; [.H152])" office:value-type="percentage" office:value="0.368">
            <text:p>36,8%</text:p>
          </table:table-cell>
          <table:table-cell table:style-name="ce18" table:formula="of:=PERCENTRANK([.I$1:.I$1000]; [.I152])" office:value-type="percentage" office:value="0.256">
            <text:p>25,6%</text:p>
          </table:table-cell>
          <table:table-cell table:style-name="ce18" table:formula="of:=PERCENTRANK([.J$1:.J$1000]; [.J152])" office:value-type="percentage" office:value="0.4">
            <text:p>40,0%</text:p>
          </table:table-cell>
          <table:table-cell table:number-columns-repeated="999"/>
        </table:table-row>
        <table:table-row table:style-name="ro3">
          <table:table-cell office:value-type="float" office:value="61">
            <text:p>61</text:p>
          </table:table-cell>
          <table:table-cell office:value-type="string">
            <text:p>Poliwhirl</text:p>
          </table:table-cell>
          <table:table-cell office:value-type="float" office:value="1">
            <text:p>1</text:p>
          </table:table-cell>
          <table:table-cell table:number-columns-repeated="3" office:value-type="float" office:value="130">
            <text:p>130</text:p>
          </table:table-cell>
          <table:table-cell office:value-type="float" office:value="1313">
            <text:p>1313</text:p>
          </table:table-cell>
          <table:table-cell table:formula="of:=SUM([.D153:.F153])" office:value-type="float" office:value="390">
            <text:p>390</text:p>
          </table:table-cell>
          <table:table-cell table:formula="of:=SQRT([.C153]*[.E153]*[.F153]^1.2)" office:value-type="float" office:value="211.513303136991">
            <text:p>212</text:p>
          </table:table-cell>
          <table:table-cell table:formula="of:=[.D153]^2*[.E153]*[.F153]/1000000" office:value-type="float" office:value="285.61">
            <text:p>286</text:p>
          </table:table-cell>
          <table:table-cell office:value-type="float" office:value="6">
            <text:p>6,0</text:p>
          </table:table-cell>
          <table:table-cell table:style-name="ce17" table:formula="of:=[.D153]/MAX([.D$1:.D$1000])" office:value-type="percentage" office:value="0.433333333333333">
            <text:p>43%</text:p>
          </table:table-cell>
          <table:table-cell table:style-name="ce17" table:formula="of:=[.E153]/MAX([.E$1:.E$1000])" office:value-type="percentage" office:value="0.328282828282828">
            <text:p>33%</text:p>
          </table:table-cell>
          <table:table-cell table:style-name="ce17" table:formula="of:=[.F153]/MAX([.F$1:.F$1000])" office:value-type="percentage" office:value="0.254901960784314">
            <text:p>25%</text:p>
          </table:table-cell>
          <table:table-cell table:style-name="ce17" table:formula="of:=[.H153]/MAX([.H$1:.H$1000])" office:value-type="percentage" office:value="0.449308755760369">
            <text:p>45%</text:p>
          </table:table-cell>
          <table:table-cell table:style-name="ce17" table:formula="of:=[.I153]/MAX([.I$1:.I$1000])" office:value-type="percentage" office:value="0.331801114690207">
            <text:p>33%</text:p>
          </table:table-cell>
          <table:table-cell table:style-name="ce17" table:formula="of:=[.J153]/MAX([.J$1:.J$1000])" office:value-type="percentage" office:value="0.090344600707295">
            <text:p>9%</text:p>
          </table:table-cell>
          <table:table-cell table:style-name="ce18" table:formula="of:=PERCENTRANK([.D$1:.D$1000]; [.D153])" office:value-type="percentage" office:value="0.332">
            <text:p>33,2%</text:p>
          </table:table-cell>
          <table:table-cell table:style-name="ce18" table:formula="of:=PERCENTRANK([.E$1:.E$1000]; [.E153])" office:value-type="percentage" office:value="0.368">
            <text:p>36,8%</text:p>
          </table:table-cell>
          <table:table-cell table:style-name="ce18" table:formula="of:=PERCENTRANK([.F$1:.F$1000]; [.F153])" office:value-type="percentage" office:value="0.5">
            <text:p>50,0%</text:p>
          </table:table-cell>
          <table:table-cell table:style-name="ce18" table:formula="of:=PERCENTRANK([.G$1:.G$1000]; [.G153])" office:value-type="percentage" office:value="0.396">
            <text:p>39,6%</text:p>
          </table:table-cell>
          <table:table-cell table:style-name="ce18" table:formula="of:=PERCENTRANK([.H$1:.H$1000]; [.H153])" office:value-type="percentage" office:value="0.38">
            <text:p>38,0%</text:p>
          </table:table-cell>
          <table:table-cell table:style-name="ce18" table:formula="of:=PERCENTRANK([.I$1:.I$1000]; [.I153])" office:value-type="percentage" office:value="0.472">
            <text:p>47,2%</text:p>
          </table:table-cell>
          <table:table-cell table:style-name="ce18" table:formula="of:=PERCENTRANK([.J$1:.J$1000]; [.J153])" office:value-type="percentage" office:value="0.396">
            <text:p>39,6%</text:p>
          </table:table-cell>
          <table:table-cell table:number-columns-repeated="999"/>
        </table:table-row>
        <table:table-row table:style-name="ro3">
          <table:table-cell office:value-type="float" office:value="153">
            <text:p>153</text:p>
          </table:table-cell>
          <table:table-cell office:value-type="string">
            <text:p>Bayleef Bayleef</text:p>
          </table:table-cell>
          <table:table-cell office:value-type="float" office:value="1">
            <text:p>1</text:p>
          </table:table-cell>
          <table:table-cell office:value-type="float" office:value="122">
            <text:p>122</text:p>
          </table:table-cell>
          <table:table-cell office:value-type="float" office:value="155">
            <text:p>155</text:p>
          </table:table-cell>
          <table:table-cell office:value-type="float" office:value="120">
            <text:p>120</text:p>
          </table:table-cell>
          <table:table-cell office:value-type="float" office:value="1296">
            <text:p>1296</text:p>
          </table:table-cell>
          <table:table-cell table:formula="of:=SUM([.D154:.F154])" office:value-type="float" office:value="397">
            <text:p>397</text:p>
          </table:table-cell>
          <table:table-cell table:formula="of:=SQRT([.C154]*[.E154]*[.F154]^1.2)" office:value-type="float" office:value="220.127649729358">
            <text:p>220</text:p>
          </table:table-cell>
          <table:table-cell table:formula="of:=[.D154]^2*[.E154]*[.F154]/1000000" office:value-type="float" office:value="276.8424">
            <text:p>277</text:p>
          </table:table-cell>
          <table:table-cell office:value-type="float" office:value="5.5">
            <text:p>5,5</text:p>
          </table:table-cell>
          <table:table-cell table:style-name="ce17" table:formula="of:=[.D154]/MAX([.D$1:.D$1000])" office:value-type="percentage" office:value="0.406666666666667">
            <text:p>41%</text:p>
          </table:table-cell>
          <table:table-cell table:style-name="ce17" table:formula="of:=[.E154]/MAX([.E$1:.E$1000])" office:value-type="percentage" office:value="0.391414141414141">
            <text:p>39%</text:p>
          </table:table-cell>
          <table:table-cell table:style-name="ce17" table:formula="of:=[.F154]/MAX([.F$1:.F$1000])" office:value-type="percentage" office:value="0.235294117647059">
            <text:p>24%</text:p>
          </table:table-cell>
          <table:table-cell table:style-name="ce17" table:formula="of:=[.H154]/MAX([.H$1:.H$1000])" office:value-type="percentage" office:value="0.457373271889401">
            <text:p>46%</text:p>
          </table:table-cell>
          <table:table-cell table:style-name="ce17" table:formula="of:=[.I154]/MAX([.I$1:.I$1000])" office:value-type="percentage" office:value="0.345314448174597">
            <text:p>35%</text:p>
          </table:table-cell>
          <table:table-cell table:style-name="ce17" table:formula="of:=[.J154]/MAX([.J$1:.J$1000])" office:value-type="percentage" office:value="0.0875712197991991">
            <text:p>9%</text:p>
          </table:table-cell>
          <table:table-cell table:style-name="ce18" table:formula="of:=PERCENTRANK([.D$1:.D$1000]; [.D154])" office:value-type="percentage" office:value="0.288">
            <text:p>28,8%</text:p>
          </table:table-cell>
          <table:table-cell table:style-name="ce18" table:formula="of:=PERCENTRANK([.E$1:.E$1000]; [.E154])" office:value-type="percentage" office:value="0.536">
            <text:p>53,6%</text:p>
          </table:table-cell>
          <table:table-cell table:style-name="ce18" table:formula="of:=PERCENTRANK([.F$1:.F$1000]; [.F154])" office:value-type="percentage" office:value="0.404">
            <text:p>40,4%</text:p>
          </table:table-cell>
          <table:table-cell table:style-name="ce18" table:formula="of:=PERCENTRANK([.G$1:.G$1000]; [.G154])" office:value-type="percentage" office:value="0.392">
            <text:p>39,2%</text:p>
          </table:table-cell>
          <table:table-cell table:style-name="ce18" table:formula="of:=PERCENTRANK([.H$1:.H$1000]; [.H154])" office:value-type="percentage" office:value="0.388">
            <text:p>38,8%</text:p>
          </table:table-cell>
          <table:table-cell table:style-name="ce18" table:formula="of:=PERCENTRANK([.I$1:.I$1000]; [.I154])" office:value-type="percentage" office:value="0.528">
            <text:p>52,8%</text:p>
          </table:table-cell>
          <table:table-cell table:style-name="ce18" table:formula="of:=PERCENTRANK([.J$1:.J$1000]; [.J154])" office:value-type="percentage" office:value="0.392">
            <text:p>39,2%</text:p>
          </table:table-cell>
          <table:table-cell table:number-columns-repeated="999"/>
        </table:table-row>
        <table:table-row table:style-name="ro3">
          <table:table-cell office:value-type="float" office:value="166">
            <text:p>166</text:p>
          </table:table-cell>
          <table:table-cell office:value-type="string">
            <text:p>Ledian</text:p>
          </table:table-cell>
          <table:table-cell office:value-type="float" office:value="1">
            <text:p>1</text:p>
          </table:table-cell>
          <table:table-cell office:value-type="float" office:value="107">
            <text:p>107</text:p>
          </table:table-cell>
          <table:table-cell office:value-type="float" office:value="209">
            <text:p>209</text:p>
          </table:table-cell>
          <table:table-cell office:value-type="float" office:value="110">
            <text:p>110</text:p>
          </table:table-cell>
          <table:table-cell office:value-type="float" office:value="1275">
            <text:p>1275</text:p>
          </table:table-cell>
          <table:table-cell table:formula="of:=SUM([.D155:.F155])" office:value-type="float" office:value="426">
            <text:p>426</text:p>
          </table:table-cell>
          <table:table-cell table:formula="of:=SQRT([.C155]*[.E155]*[.F155]^1.2)" office:value-type="float" office:value="242.610031462156">
            <text:p>243</text:p>
          </table:table-cell>
          <table:table-cell table:formula="of:=[.D155]^2*[.E155]*[.F155]/1000000" office:value-type="float" office:value="263.21251">
            <text:p>263</text:p>
          </table:table-cell>
          <table:table-cell office:value-type="float" office:value="4">
            <text:p>4,0</text:p>
          </table:table-cell>
          <table:table-cell table:style-name="ce17" table:formula="of:=[.D155]/MAX([.D$1:.D$1000])" office:value-type="percentage" office:value="0.356666666666667">
            <text:p>36%</text:p>
          </table:table-cell>
          <table:table-cell table:style-name="ce17" table:formula="of:=[.E155]/MAX([.E$1:.E$1000])" office:value-type="percentage" office:value="0.527777777777778">
            <text:p>53%</text:p>
          </table:table-cell>
          <table:table-cell table:style-name="ce17" table:formula="of:=[.F155]/MAX([.F$1:.F$1000])" office:value-type="percentage" office:value="0.215686274509804">
            <text:p>22%</text:p>
          </table:table-cell>
          <table:table-cell table:style-name="ce17" table:formula="of:=[.H155]/MAX([.H$1:.H$1000])" office:value-type="percentage" office:value="0.490783410138249">
            <text:p>49%</text:p>
          </table:table-cell>
          <table:table-cell table:style-name="ce17" table:formula="of:=[.I155]/MAX([.I$1:.I$1000])" office:value-type="percentage" office:value="0.380582581238557">
            <text:p>38%</text:p>
          </table:table-cell>
          <table:table-cell table:style-name="ce17" table:formula="of:=[.J155]/MAX([.J$1:.J$1000])" office:value-type="percentage" office:value="0.083259791733885">
            <text:p>8%</text:p>
          </table:table-cell>
          <table:table-cell table:style-name="ce18" table:formula="of:=PERCENTRANK([.D$1:.D$1000]; [.D155])" office:value-type="percentage" office:value="0.176">
            <text:p>17,6%</text:p>
          </table:table-cell>
          <table:table-cell table:style-name="ce18" table:formula="of:=PERCENTRANK([.E$1:.E$1000]; [.E155])" office:value-type="percentage" office:value="0.876">
            <text:p>87,6%</text:p>
          </table:table-cell>
          <table:table-cell table:style-name="ce18" table:formula="of:=PERCENTRANK([.F$1:.F$1000]; [.F155])" office:value-type="percentage" office:value="0.324">
            <text:p>32,4%</text:p>
          </table:table-cell>
          <table:table-cell table:style-name="ce18" table:formula="of:=PERCENTRANK([.G$1:.G$1000]; [.G155])" office:value-type="percentage" office:value="0.388">
            <text:p>38,8%</text:p>
          </table:table-cell>
          <table:table-cell table:style-name="ce18" table:formula="of:=PERCENTRANK([.H$1:.H$1000]; [.H155])" office:value-type="percentage" office:value="0.46">
            <text:p>46,0%</text:p>
          </table:table-cell>
          <table:table-cell table:style-name="ce18" table:formula="of:=PERCENTRANK([.I$1:.I$1000]; [.I155])" office:value-type="percentage" office:value="0.652">
            <text:p>65,2%</text:p>
          </table:table-cell>
          <table:table-cell table:style-name="ce18" table:formula="of:=PERCENTRANK([.J$1:.J$1000]; [.J155])" office:value-type="percentage" office:value="0.388">
            <text:p>38,8%</text:p>
          </table:table-cell>
          <table:table-cell table:number-columns-repeated="999"/>
        </table:table-row>
        <table:table-row table:style-name="ro3">
          <table:table-cell office:value-type="float" office:value="88">
            <text:p>88</text:p>
          </table:table-cell>
          <table:table-cell office:value-type="string">
            <text:p>Grimer</text:p>
          </table:table-cell>
          <table:table-cell office:value-type="float" office:value="1">
            <text:p>1</text:p>
          </table:table-cell>
          <table:table-cell office:value-type="float" office:value="135">
            <text:p>135</text:p>
          </table:table-cell>
          <table:table-cell office:value-type="float" office:value="90">
            <text:p>90</text:p>
          </table:table-cell>
          <table:table-cell office:value-type="float" office:value="160">
            <text:p>160</text:p>
          </table:table-cell>
          <table:table-cell office:value-type="float" office:value="1269">
            <text:p>1269</text:p>
          </table:table-cell>
          <table:table-cell table:formula="of:=SUM([.D156:.F156])" office:value-type="float" office:value="385">
            <text:p>385</text:p>
          </table:table-cell>
          <table:table-cell table:formula="of:=SQRT([.C156]*[.E156]*[.F156]^1.2)" office:value-type="float" office:value="199.339444792251">
            <text:p>199</text:p>
          </table:table-cell>
          <table:table-cell table:formula="of:=[.D156]^2*[.E156]*[.F156]/1000000" office:value-type="float" office:value="262.44">
            <text:p>262</text:p>
          </table:table-cell>
          <table:table-cell office:value-type="float" office:value="4.5">
            <text:p>4,5</text:p>
          </table:table-cell>
          <table:table-cell table:style-name="ce17" table:formula="of:=[.D156]/MAX([.D$1:.D$1000])" office:value-type="percentage" office:value="0.45">
            <text:p>45%</text:p>
          </table:table-cell>
          <table:table-cell table:style-name="ce17" table:formula="of:=[.E156]/MAX([.E$1:.E$1000])" office:value-type="percentage" office:value="0.227272727272727">
            <text:p>23%</text:p>
          </table:table-cell>
          <table:table-cell table:style-name="ce17" table:formula="of:=[.F156]/MAX([.F$1:.F$1000])" office:value-type="percentage" office:value="0.313725490196078">
            <text:p>31%</text:p>
          </table:table-cell>
          <table:table-cell table:style-name="ce17" table:formula="of:=[.H156]/MAX([.H$1:.H$1000])" office:value-type="percentage" office:value="0.443548387096774">
            <text:p>44%</text:p>
          </table:table-cell>
          <table:table-cell table:style-name="ce17" table:formula="of:=[.I156]/MAX([.I$1:.I$1000])" office:value-type="percentage" office:value="0.312703971820431">
            <text:p>31%</text:p>
          </table:table-cell>
          <table:table-cell table:style-name="ce17" table:formula="of:=[.J156]/MAX([.J$1:.J$1000])" office:value-type="percentage" office:value="0.0830154301656892">
            <text:p>8%</text:p>
          </table:table-cell>
          <table:table-cell table:style-name="ce18" table:formula="of:=PERCENTRANK([.D$1:.D$1000]; [.D156])" office:value-type="percentage" office:value="0.352">
            <text:p>35,2%</text:p>
          </table:table-cell>
          <table:table-cell table:style-name="ce18" table:formula="of:=PERCENTRANK([.E$1:.E$1000]; [.E156])" office:value-type="percentage" office:value="0.128">
            <text:p>12,8%</text:p>
          </table:table-cell>
          <table:table-cell table:style-name="ce18" table:formula="of:=PERCENTRANK([.F$1:.F$1000]; [.F156])" office:value-type="percentage" office:value="0.724">
            <text:p>72,4%</text:p>
          </table:table-cell>
          <table:table-cell table:style-name="ce18" table:formula="of:=PERCENTRANK([.G$1:.G$1000]; [.G156])" office:value-type="percentage" office:value="0.384">
            <text:p>38,4%</text:p>
          </table:table-cell>
          <table:table-cell table:style-name="ce18" table:formula="of:=PERCENTRANK([.H$1:.H$1000]; [.H156])" office:value-type="percentage" office:value="0.376">
            <text:p>37,6%</text:p>
          </table:table-cell>
          <table:table-cell table:style-name="ce18" table:formula="of:=PERCENTRANK([.I$1:.I$1000]; [.I156])" office:value-type="percentage" office:value="0.424">
            <text:p>42,4%</text:p>
          </table:table-cell>
          <table:table-cell table:style-name="ce18" table:formula="of:=PERCENTRANK([.J$1:.J$1000]; [.J156])" office:value-type="percentage" office:value="0.384">
            <text:p>38,4%</text:p>
          </table:table-cell>
          <table:table-cell table:number-columns-repeated="999"/>
        </table:table-row>
        <table:table-row table:style-name="ro3">
          <table:table-cell office:value-type="float" office:value="33">
            <text:p>33</text:p>
          </table:table-cell>
          <table:table-cell office:value-type="string">
            <text:p>Nidorino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office:value-type="float" office:value="112">
            <text:p>112</text:p>
          </table:table-cell>
          <table:table-cell office:value-type="float" office:value="122">
            <text:p>122</text:p>
          </table:table-cell>
          <table:table-cell office:value-type="float" office:value="1252">
            <text:p>1252</text:p>
          </table:table-cell>
          <table:table-cell table:formula="of:=SUM([.D157:.F157])" office:value-type="float" office:value="371">
            <text:p>371</text:p>
          </table:table-cell>
          <table:table-cell table:formula="of:=SQRT([.C157]*[.E157]*[.F157]^1.2)" office:value-type="float" office:value="188.983944645847">
            <text:p>189</text:p>
          </table:table-cell>
          <table:table-cell table:formula="of:=[.D157]^2*[.E157]*[.F157]/1000000" office:value-type="float" office:value="256.459616">
            <text:p>256</text:p>
          </table:table-cell>
          <table:table-cell office:value-type="float" office:value="5.5">
            <text:p>5,5</text:p>
          </table:table-cell>
          <table:table-cell table:style-name="ce17" table:formula="of:=[.D157]/MAX([.D$1:.D$1000])" office:value-type="percentage" office:value="0.456666666666667">
            <text:p>46%</text:p>
          </table:table-cell>
          <table:table-cell table:style-name="ce17" table:formula="of:=[.E157]/MAX([.E$1:.E$1000])" office:value-type="percentage" office:value="0.282828282828283">
            <text:p>28%</text:p>
          </table:table-cell>
          <table:table-cell table:style-name="ce17" table:formula="of:=[.F157]/MAX([.F$1:.F$1000])" office:value-type="percentage" office:value="0.23921568627451">
            <text:p>24%</text:p>
          </table:table-cell>
          <table:table-cell table:style-name="ce17" table:formula="of:=[.H157]/MAX([.H$1:.H$1000])" office:value-type="percentage" office:value="0.42741935483871">
            <text:p>43%</text:p>
          </table:table-cell>
          <table:table-cell table:style-name="ce17" table:formula="of:=[.I157]/MAX([.I$1:.I$1000])" office:value-type="percentage" office:value="0.296459289141885">
            <text:p>30%</text:p>
          </table:table-cell>
          <table:table-cell table:style-name="ce17" table:formula="of:=[.J157]/MAX([.J$1:.J$1000])" office:value-type="percentage" office:value="0.0811237057703379">
            <text:p>8%</text:p>
          </table:table-cell>
          <table:table-cell table:style-name="ce18" table:formula="of:=PERCENTRANK([.D$1:.D$1000]; [.D157])" office:value-type="percentage" office:value="0.372">
            <text:p>37,2%</text:p>
          </table:table-cell>
          <table:table-cell table:style-name="ce18" table:formula="of:=PERCENTRANK([.E$1:.E$1000]; [.E157])" office:value-type="percentage" office:value="0.264">
            <text:p>26,4%</text:p>
          </table:table-cell>
          <table:table-cell table:style-name="ce18" table:formula="of:=PERCENTRANK([.F$1:.F$1000]; [.F157])" office:value-type="percentage" office:value="0.488">
            <text:p>48,8%</text:p>
          </table:table-cell>
          <table:table-cell table:style-name="ce18" table:formula="of:=PERCENTRANK([.G$1:.G$1000]; [.G157])" office:value-type="percentage" office:value="0.38">
            <text:p>38,0%</text:p>
          </table:table-cell>
          <table:table-cell table:style-name="ce18" table:formula="of:=PERCENTRANK([.H$1:.H$1000]; [.H157])" office:value-type="percentage" office:value="0.344">
            <text:p>34,4%</text:p>
          </table:table-cell>
          <table:table-cell table:style-name="ce18" table:formula="of:=PERCENTRANK([.I$1:.I$1000]; [.I157])" office:value-type="percentage" office:value="0.396">
            <text:p>39,6%</text:p>
          </table:table-cell>
          <table:table-cell table:style-name="ce18" table:formula="of:=PERCENTRANK([.J$1:.J$1000]; [.J157])" office:value-type="percentage" office:value="0.38">
            <text:p>38,0%</text:p>
          </table:table-cell>
          <table:table-cell table:number-columns-repeated="999"/>
        </table:table-row>
        <table:table-row table:style-name="ro3">
          <table:table-cell office:value-type="float" office:value="238">
            <text:p>238</text:p>
          </table:table-cell>
          <table:table-cell office:value-type="string">
            <text:p>Smoochum</text:p>
          </table:table-cell>
          <table:table-cell office:value-type="float" office:value="1">
            <text:p>1</text:p>
          </table:table-cell>
          <table:table-cell office:value-type="float" office:value="153">
            <text:p>153</text:p>
          </table:table-cell>
          <table:table-cell office:value-type="float" office:value="116">
            <text:p>116</text:p>
          </table:table-cell>
          <table:table-cell office:value-type="float" office:value="90">
            <text:p>90</text:p>
          </table:table-cell>
          <table:table-cell office:value-type="float" office:value="1230">
            <text:p>1230</text:p>
          </table:table-cell>
          <table:table-cell table:formula="of:=SUM([.D158:.F158])" office:value-type="float" office:value="359">
            <text:p>359</text:p>
          </table:table-cell>
          <table:table-cell table:formula="of:=SQRT([.C158]*[.E158]*[.F158]^1.2)" office:value-type="float" office:value="160.241314997935">
            <text:p>160</text:p>
          </table:table-cell>
          <table:table-cell table:formula="of:=[.D158]^2*[.E158]*[.F158]/1000000" office:value-type="float" office:value="244.38996">
            <text:p>244</text:p>
          </table:table-cell>
          <table:table-cell office:value-type="float" office:value="4">
            <text:p>4,0</text:p>
          </table:table-cell>
          <table:table-cell table:style-name="ce17" table:formula="of:=[.D158]/MAX([.D$1:.D$1000])" office:value-type="percentage" office:value="0.51">
            <text:p>51%</text:p>
          </table:table-cell>
          <table:table-cell table:style-name="ce17" table:formula="of:=[.E158]/MAX([.E$1:.E$1000])" office:value-type="percentage" office:value="0.292929292929293">
            <text:p>29%</text:p>
          </table:table-cell>
          <table:table-cell table:style-name="ce17" table:formula="of:=[.F158]/MAX([.F$1:.F$1000])" office:value-type="percentage" office:value="0.176470588235294">
            <text:p>18%</text:p>
          </table:table-cell>
          <table:table-cell table:style-name="ce17" table:formula="of:=[.H158]/MAX([.H$1:.H$1000])" office:value-type="percentage" office:value="0.413594470046083">
            <text:p>41%</text:p>
          </table:table-cell>
          <table:table-cell table:style-name="ce17" table:formula="of:=[.I158]/MAX([.I$1:.I$1000])" office:value-type="percentage" office:value="0.251370699370639">
            <text:p>25%</text:p>
          </table:table-cell>
          <table:table-cell table:style-name="ce17" table:formula="of:=[.J158]/MAX([.J$1:.J$1000])" office:value-type="percentage" office:value="0.0773058133576268">
            <text:p>8%</text:p>
          </table:table-cell>
          <table:table-cell table:style-name="ce18" table:formula="of:=PERCENTRANK([.D$1:.D$1000]; [.D158])" office:value-type="percentage" office:value="0.484">
            <text:p>48,4%</text:p>
          </table:table-cell>
          <table:table-cell table:style-name="ce18" table:formula="of:=PERCENTRANK([.E$1:.E$1000]; [.E158])" office:value-type="percentage" office:value="0.292">
            <text:p>29,2%</text:p>
          </table:table-cell>
          <table:table-cell table:style-name="ce18" table:formula="of:=PERCENTRANK([.F$1:.F$1000]; [.F158])" office:value-type="percentage" office:value="0.192">
            <text:p>19,2%</text:p>
          </table:table-cell>
          <table:table-cell table:style-name="ce18" table:formula="of:=PERCENTRANK([.G$1:.G$1000]; [.G158])" office:value-type="percentage" office:value="0.376">
            <text:p>37,6%</text:p>
          </table:table-cell>
          <table:table-cell table:style-name="ce18" table:formula="of:=PERCENTRANK([.H$1:.H$1000]; [.H158])" office:value-type="percentage" office:value="0.308">
            <text:p>30,8%</text:p>
          </table:table-cell>
          <table:table-cell table:style-name="ce18" table:formula="of:=PERCENTRANK([.I$1:.I$1000]; [.I158])" office:value-type="percentage" office:value="0.28">
            <text:p>28,0%</text:p>
          </table:table-cell>
          <table:table-cell table:style-name="ce18" table:formula="of:=PERCENTRANK([.J$1:.J$1000]; [.J158])" office:value-type="percentage" office:value="0.376">
            <text:p>37,6%</text:p>
          </table:table-cell>
          <table:table-cell table:number-columns-repeated="999"/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Nidorina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office:value-type="float" office:value="126">
            <text:p>126</text:p>
          </table:table-cell>
          <table:table-cell office:value-type="float" office:value="140">
            <text:p>140</text:p>
          </table:table-cell>
          <table:table-cell office:value-type="float" office:value="1218">
            <text:p>1218</text:p>
          </table:table-cell>
          <table:table-cell table:formula="of:=SUM([.D159:.F159])" office:value-type="float" office:value="383">
            <text:p>383</text:p>
          </table:table-cell>
          <table:table-cell table:formula="of:=SQRT([.C159]*[.E159]*[.F159]^1.2)" office:value-type="float" office:value="217.70183713469">
            <text:p>218</text:p>
          </table:table-cell>
          <table:table-cell table:formula="of:=[.D159]^2*[.E159]*[.F159]/1000000" office:value-type="float" office:value="241.47396">
            <text:p>241</text:p>
          </table:table-cell>
          <table:table-cell office:value-type="float" office:value="5.5">
            <text:p>5,5</text:p>
          </table:table-cell>
          <table:table-cell table:style-name="ce17" table:formula="of:=[.D159]/MAX([.D$1:.D$1000])" office:value-type="percentage" office:value="0.39">
            <text:p>39%</text:p>
          </table:table-cell>
          <table:table-cell table:style-name="ce17" table:formula="of:=[.E159]/MAX([.E$1:.E$1000])" office:value-type="percentage" office:value="0.318181818181818">
            <text:p>32%</text:p>
          </table:table-cell>
          <table:table-cell table:style-name="ce17" table:formula="of:=[.F159]/MAX([.F$1:.F$1000])" office:value-type="percentage" office:value="0.274509803921569">
            <text:p>27%</text:p>
          </table:table-cell>
          <table:table-cell table:style-name="ce17" table:formula="of:=[.H159]/MAX([.H$1:.H$1000])" office:value-type="percentage" office:value="0.441244239631336">
            <text:p>44%</text:p>
          </table:table-cell>
          <table:table-cell table:style-name="ce17" table:formula="of:=[.I159]/MAX([.I$1:.I$1000])" office:value-type="percentage" office:value="0.34150907370877">
            <text:p>34%</text:p>
          </table:table-cell>
          <table:table-cell table:style-name="ce17" table:formula="of:=[.J159]/MAX([.J$1:.J$1000])" office:value-type="percentage" office:value="0.0763834196891192">
            <text:p>8%</text:p>
          </table:table-cell>
          <table:table-cell table:style-name="ce18" table:formula="of:=PERCENTRANK([.D$1:.D$1000]; [.D159])" office:value-type="percentage" office:value="0.248">
            <text:p>24,8%</text:p>
          </table:table-cell>
          <table:table-cell table:style-name="ce18" table:formula="of:=PERCENTRANK([.E$1:.E$1000]; [.E159])" office:value-type="percentage" office:value="0.34">
            <text:p>34,0%</text:p>
          </table:table-cell>
          <table:table-cell table:style-name="ce18" table:formula="of:=PERCENTRANK([.F$1:.F$1000]; [.F159])" office:value-type="percentage" office:value="0.6">
            <text:p>60,0%</text:p>
          </table:table-cell>
          <table:table-cell table:style-name="ce18" table:formula="of:=PERCENTRANK([.G$1:.G$1000]; [.G159])" office:value-type="percentage" office:value="0.372">
            <text:p>37,2%</text:p>
          </table:table-cell>
          <table:table-cell table:style-name="ce18" table:formula="of:=PERCENTRANK([.H$1:.H$1000]; [.H159])" office:value-type="percentage" office:value="0.364">
            <text:p>36,4%</text:p>
          </table:table-cell>
          <table:table-cell table:style-name="ce18" table:formula="of:=PERCENTRANK([.I$1:.I$1000]; [.I159])" office:value-type="percentage" office:value="0.508">
            <text:p>50,8%</text:p>
          </table:table-cell>
          <table:table-cell table:style-name="ce18" table:formula="of:=PERCENTRANK([.J$1:.J$1000]; [.J159])" office:value-type="percentage" office:value="0.372">
            <text:p>37,2%</text:p>
          </table:table-cell>
          <table:table-cell table:number-columns-repeated="999"/>
        </table:table-row>
        <table:table-row table:style-name="ro3">
          <table:table-cell office:value-type="float" office:value="222">
            <text:p>222</text:p>
          </table:table-cell>
          <table:table-cell office:value-type="string">
            <text:p>Corsola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156">
            <text:p>156</text:p>
          </table:table-cell>
          <table:table-cell office:value-type="float" office:value="110">
            <text:p>110</text:p>
          </table:table-cell>
          <table:table-cell office:value-type="float" office:value="1214">
            <text:p>1214</text:p>
          </table:table-cell>
          <table:table-cell table:formula="of:=SUM([.D160:.F160])" office:value-type="float" office:value="384">
            <text:p>384</text:p>
          </table:table-cell>
          <table:table-cell table:formula="of:=SQRT([.C160]*[.E160]*[.F160]^1.2)" office:value-type="float" office:value="209.603200753377">
            <text:p>210</text:p>
          </table:table-cell>
          <table:table-cell table:formula="of:=[.D160]^2*[.E160]*[.F160]/1000000" office:value-type="float" office:value="238.93584">
            <text:p>239</text:p>
          </table:table-cell>
          <table:table-cell office:value-type="float" office:value="5">
            <text:p>5,0</text:p>
          </table:table-cell>
          <table:table-cell table:style-name="ce17" table:formula="of:=[.D160]/MAX([.D$1:.D$1000])" office:value-type="percentage" office:value="0.393333333333333">
            <text:p>39%</text:p>
          </table:table-cell>
          <table:table-cell table:style-name="ce17" table:formula="of:=[.E160]/MAX([.E$1:.E$1000])" office:value-type="percentage" office:value="0.393939393939394">
            <text:p>39%</text:p>
          </table:table-cell>
          <table:table-cell table:style-name="ce17" table:formula="of:=[.F160]/MAX([.F$1:.F$1000])" office:value-type="percentage" office:value="0.215686274509804">
            <text:p>22%</text:p>
          </table:table-cell>
          <table:table-cell table:style-name="ce17" table:formula="of:=[.H160]/MAX([.H$1:.H$1000])" office:value-type="percentage" office:value="0.442396313364055">
            <text:p>44%</text:p>
          </table:table-cell>
          <table:table-cell table:style-name="ce17" table:formula="of:=[.I160]/MAX([.I$1:.I$1000])" office:value-type="percentage" office:value="0.328804735310489">
            <text:p>33%</text:p>
          </table:table-cell>
          <table:table-cell table:style-name="ce17" table:formula="of:=[.J160]/MAX([.J$1:.J$1000])" office:value-type="percentage" office:value="0.0755805576116457">
            <text:p>8%</text:p>
          </table:table-cell>
          <table:table-cell table:style-name="ce18" table:formula="of:=PERCENTRANK([.D$1:.D$1000]; [.D160])" office:value-type="percentage" office:value="0.26">
            <text:p>26,0%</text:p>
          </table:table-cell>
          <table:table-cell table:style-name="ce18" table:formula="of:=PERCENTRANK([.E$1:.E$1000]; [.E160])" office:value-type="percentage" office:value="0.544">
            <text:p>54,4%</text:p>
          </table:table-cell>
          <table:table-cell table:style-name="ce18" table:formula="of:=PERCENTRANK([.F$1:.F$1000]; [.F160])" office:value-type="percentage" office:value="0.324">
            <text:p>32,4%</text:p>
          </table:table-cell>
          <table:table-cell table:style-name="ce18" table:formula="of:=PERCENTRANK([.G$1:.G$1000]; [.G160])" office:value-type="percentage" office:value="0.368">
            <text:p>36,8%</text:p>
          </table:table-cell>
          <table:table-cell table:style-name="ce18" table:formula="of:=PERCENTRANK([.H$1:.H$1000]; [.H160])" office:value-type="percentage" office:value="0.368">
            <text:p>36,8%</text:p>
          </table:table-cell>
          <table:table-cell table:style-name="ce18" table:formula="of:=PERCENTRANK([.I$1:.I$1000]; [.I160])" office:value-type="percentage" office:value="0.456">
            <text:p>45,6%</text:p>
          </table:table-cell>
          <table:table-cell table:style-name="ce18" table:formula="of:=PERCENTRANK([.J$1:.J$1000]; [.J160])" office:value-type="percentage" office:value="0.368">
            <text:p>36,8%</text:p>
          </table:table-cell>
          <table:table-cell table:number-columns-repeated="999"/>
        </table:table-row>
        <table:table-row table:style-name="ro3">
          <table:table-cell office:value-type="float" office:value="79">
            <text:p>79</text:p>
          </table:table-cell>
          <table:table-cell office:value-type="string">
            <text:p>Slowpoke</text:p>
          </table:table-cell>
          <table:table-cell office:value-type="float" office:value="1">
            <text:p>1</text:p>
          </table:table-cell>
          <table:table-cell table:number-columns-repeated="2" office:value-type="float" office:value="109">
            <text:p>109</text:p>
          </table:table-cell>
          <table:table-cell office:value-type="float" office:value="180">
            <text:p>180</text:p>
          </table:table-cell>
          <table:table-cell office:value-type="float" office:value="1204">
            <text:p>1204</text:p>
          </table:table-cell>
          <table:table-cell table:formula="of:=SUM([.D161:.F161])" office:value-type="float" office:value="398">
            <text:p>398</text:p>
          </table:table-cell>
          <table:table-cell table:formula="of:=SQRT([.C161]*[.E161]*[.F161]^1.2)" office:value-type="float" office:value="235.438104179649">
            <text:p>235</text:p>
          </table:table-cell>
          <table:table-cell table:formula="of:=[.D161]^2*[.E161]*[.F161]/1000000" office:value-type="float" office:value="233.10522">
            <text:p>233</text:p>
          </table:table-cell>
          <table:table-cell office:value-type="float" office:value="5">
            <text:p>5,0</text:p>
          </table:table-cell>
          <table:table-cell table:style-name="ce17" table:formula="of:=[.D161]/MAX([.D$1:.D$1000])" office:value-type="percentage" office:value="0.363333333333333">
            <text:p>36%</text:p>
          </table:table-cell>
          <table:table-cell table:style-name="ce17" table:formula="of:=[.E161]/MAX([.E$1:.E$1000])" office:value-type="percentage" office:value="0.275252525252525">
            <text:p>28%</text:p>
          </table:table-cell>
          <table:table-cell table:style-name="ce17" table:formula="of:=[.F161]/MAX([.F$1:.F$1000])" office:value-type="percentage" office:value="0.352941176470588">
            <text:p>35%</text:p>
          </table:table-cell>
          <table:table-cell table:style-name="ce17" table:formula="of:=[.H161]/MAX([.H$1:.H$1000])" office:value-type="percentage" office:value="0.45852534562212">
            <text:p>46%</text:p>
          </table:table-cell>
          <table:table-cell table:style-name="ce17" table:formula="of:=[.I161]/MAX([.I$1:.I$1000])" office:value-type="percentage" office:value="0.369331972262574">
            <text:p>37%</text:p>
          </table:table-cell>
          <table:table-cell table:style-name="ce17" table:formula="of:=[.J161]/MAX([.J$1:.J$1000])" office:value-type="percentage" office:value="0.073736206798383">
            <text:p>7%</text:p>
          </table:table-cell>
          <table:table-cell table:style-name="ce18" table:formula="of:=PERCENTRANK([.D$1:.D$1000]; [.D161])" office:value-type="percentage" office:value="0.2">
            <text:p>20,0%</text:p>
          </table:table-cell>
          <table:table-cell table:style-name="ce18" table:formula="of:=PERCENTRANK([.E$1:.E$1000]; [.E161])" office:value-type="percentage" office:value="0.256">
            <text:p>25,6%</text:p>
          </table:table-cell>
          <table:table-cell table:style-name="ce18" table:formula="of:=PERCENTRANK([.F$1:.F$1000]; [.F161])" office:value-type="percentage" office:value="0.8">
            <text:p>80,0%</text:p>
          </table:table-cell>
          <table:table-cell table:style-name="ce18" table:formula="of:=PERCENTRANK([.G$1:.G$1000]; [.G161])" office:value-type="percentage" office:value="0.364">
            <text:p>36,4%</text:p>
          </table:table-cell>
          <table:table-cell table:style-name="ce18" table:formula="of:=PERCENTRANK([.H$1:.H$1000]; [.H161])" office:value-type="percentage" office:value="0.404">
            <text:p>40,4%</text:p>
          </table:table-cell>
          <table:table-cell table:style-name="ce18" table:formula="of:=PERCENTRANK([.I$1:.I$1000]; [.I161])" office:value-type="percentage" office:value="0.62">
            <text:p>62,0%</text:p>
          </table:table-cell>
          <table:table-cell table:style-name="ce18" table:formula="of:=PERCENTRANK([.J$1:.J$1000]; [.J161])" office:value-type="percentage" office:value="0.364">
            <text:p>36,4%</text:p>
          </table:table-cell>
          <table:table-cell table:number-columns-repeated="999"/>
        </table:table-row>
        <table:table-row table:style-name="ro3">
          <table:table-cell office:value-type="float" office:value="66">
            <text:p>66</text:p>
          </table:table-cell>
          <table:table-cell office:value-type="string">
            <text:p>Machop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office:value-type="float" office:value="88">
            <text:p>88</text:p>
          </table:table-cell>
          <table:table-cell office:value-type="float" office:value="140">
            <text:p>140</text:p>
          </table:table-cell>
          <table:table-cell office:value-type="float" office:value="1199">
            <text:p>1199</text:p>
          </table:table-cell>
          <table:table-cell table:formula="of:=SUM([.D162:.F162])" office:value-type="float" office:value="365">
            <text:p>365</text:p>
          </table:table-cell>
          <table:table-cell table:formula="of:=SQRT([.C162]*[.E162]*[.F162]^1.2)" office:value-type="float" office:value="181.935796945404">
            <text:p>182</text:p>
          </table:table-cell>
          <table:table-cell table:formula="of:=[.D162]^2*[.E162]*[.F162]/1000000" office:value-type="float" office:value="231.23408">
            <text:p>231</text:p>
          </table:table-cell>
          <table:table-cell office:value-type="float" office:value="3">
            <text:p>3,0</text:p>
          </table:table-cell>
          <table:table-cell table:style-name="ce17" table:formula="of:=[.D162]/MAX([.D$1:.D$1000])" office:value-type="percentage" office:value="0.456666666666667">
            <text:p>46%</text:p>
          </table:table-cell>
          <table:table-cell table:style-name="ce17" table:formula="of:=[.E162]/MAX([.E$1:.E$1000])" office:value-type="percentage" office:value="0.222222222222222">
            <text:p>22%</text:p>
          </table:table-cell>
          <table:table-cell table:style-name="ce17" table:formula="of:=[.F162]/MAX([.F$1:.F$1000])" office:value-type="percentage" office:value="0.274509803921569">
            <text:p>27%</text:p>
          </table:table-cell>
          <table:table-cell table:style-name="ce17" table:formula="of:=[.H162]/MAX([.H$1:.H$1000])" office:value-type="percentage" office:value="0.420506912442396">
            <text:p>42%</text:p>
          </table:table-cell>
          <table:table-cell table:style-name="ce17" table:formula="of:=[.I162]/MAX([.I$1:.I$1000])" office:value-type="percentage" office:value="0.285402853311021">
            <text:p>29%</text:p>
          </table:table-cell>
          <table:table-cell table:style-name="ce17" table:formula="of:=[.J162]/MAX([.J$1:.J$1000])" office:value-type="percentage" office:value="0.0731443248748948">
            <text:p>7%</text:p>
          </table:table-cell>
          <table:table-cell table:style-name="ce18" table:formula="of:=PERCENTRANK([.D$1:.D$1000]; [.D162])" office:value-type="percentage" office:value="0.372">
            <text:p>37,2%</text:p>
          </table:table-cell>
          <table:table-cell table:style-name="ce18" table:formula="of:=PERCENTRANK([.E$1:.E$1000]; [.E162])" office:value-type="percentage" office:value="0.104">
            <text:p>10,4%</text:p>
          </table:table-cell>
          <table:table-cell table:style-name="ce18" table:formula="of:=PERCENTRANK([.F$1:.F$1000]; [.F162])" office:value-type="percentage" office:value="0.6">
            <text:p>60,0%</text:p>
          </table:table-cell>
          <table:table-cell table:style-name="ce18" table:formula="of:=PERCENTRANK([.G$1:.G$1000]; [.G162])" office:value-type="percentage" office:value="0.36">
            <text:p>36,0%</text:p>
          </table:table-cell>
          <table:table-cell table:style-name="ce18" table:formula="of:=PERCENTRANK([.H$1:.H$1000]; [.H162])" office:value-type="percentage" office:value="0.328">
            <text:p>32,8%</text:p>
          </table:table-cell>
          <table:table-cell table:style-name="ce18" table:formula="of:=PERCENTRANK([.I$1:.I$1000]; [.I162])" office:value-type="percentage" office:value="0.372">
            <text:p>37,2%</text:p>
          </table:table-cell>
          <table:table-cell table:style-name="ce18" table:formula="of:=PERCENTRANK([.J$1:.J$1000]; [.J162])" office:value-type="percentage" office:value="0.36">
            <text:p>36,0%</text:p>
          </table:table-cell>
          <table:table-cell table:number-columns-repeated="999"/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Sandshrew</text:p>
          </table:table-cell>
          <table:table-cell office:value-type="float" office:value="1">
            <text:p>1</text:p>
          </table:table-cell>
          <table:table-cell office:value-type="float" office:value="126">
            <text:p>126</text:p>
          </table:table-cell>
          <table:table-cell office:value-type="float" office:value="145">
            <text:p>145</text:p>
          </table:table-cell>
          <table:table-cell office:value-type="float" office:value="100">
            <text:p>100</text:p>
          </table:table-cell>
          <table:table-cell office:value-type="float" office:value="1194">
            <text:p>1194</text:p>
          </table:table-cell>
          <table:table-cell table:formula="of:=SUM([.D163:.F163])" office:value-type="float" office:value="371">
            <text:p>371</text:p>
          </table:table-cell>
          <table:table-cell table:formula="of:=SQRT([.C163]*[.E163]*[.F163]^1.2)" office:value-type="float" office:value="190.846412743046">
            <text:p>191</text:p>
          </table:table-cell>
          <table:table-cell table:formula="of:=[.D163]^2*[.E163]*[.F163]/1000000" office:value-type="float" office:value="230.202">
            <text:p>230</text:p>
          </table:table-cell>
          <table:table-cell office:value-type="float" office:value="4">
            <text:p>4,0</text:p>
          </table:table-cell>
          <table:table-cell table:style-name="ce17" table:formula="of:=[.D163]/MAX([.D$1:.D$1000])" office:value-type="percentage" office:value="0.42">
            <text:p>42%</text:p>
          </table:table-cell>
          <table:table-cell table:style-name="ce17" table:formula="of:=[.E163]/MAX([.E$1:.E$1000])" office:value-type="percentage" office:value="0.366161616161616">
            <text:p>37%</text:p>
          </table:table-cell>
          <table:table-cell table:style-name="ce17" table:formula="of:=[.F163]/MAX([.F$1:.F$1000])" office:value-type="percentage" office:value="0.196078431372549">
            <text:p>20%</text:p>
          </table:table-cell>
          <table:table-cell table:style-name="ce17" table:formula="of:=[.H163]/MAX([.H$1:.H$1000])" office:value-type="percentage" office:value="0.42741935483871">
            <text:p>43%</text:p>
          </table:table-cell>
          <table:table-cell table:style-name="ce17" table:formula="of:=[.I163]/MAX([.I$1:.I$1000])" office:value-type="percentage" office:value="0.299380944572348">
            <text:p>30%</text:p>
          </table:table-cell>
          <table:table-cell table:style-name="ce17" table:formula="of:=[.J163]/MAX([.J$1:.J$1000])" office:value-type="percentage" office:value="0.0728178557194101">
            <text:p>7%</text:p>
          </table:table-cell>
          <table:table-cell table:style-name="ce18" table:formula="of:=PERCENTRANK([.D$1:.D$1000]; [.D163])" office:value-type="percentage" office:value="0.304">
            <text:p>30,4%</text:p>
          </table:table-cell>
          <table:table-cell table:style-name="ce18" table:formula="of:=PERCENTRANK([.E$1:.E$1000]; [.E163])" office:value-type="percentage" office:value="0.46">
            <text:p>46,0%</text:p>
          </table:table-cell>
          <table:table-cell table:style-name="ce18" table:formula="of:=PERCENTRANK([.F$1:.F$1000]; [.F163])" office:value-type="percentage" office:value="0.252">
            <text:p>25,2%</text:p>
          </table:table-cell>
          <table:table-cell table:style-name="ce18" table:formula="of:=PERCENTRANK([.G$1:.G$1000]; [.G163])" office:value-type="percentage" office:value="0.356">
            <text:p>35,6%</text:p>
          </table:table-cell>
          <table:table-cell table:style-name="ce18" table:formula="of:=PERCENTRANK([.H$1:.H$1000]; [.H163])" office:value-type="percentage" office:value="0.344">
            <text:p>34,4%</text:p>
          </table:table-cell>
          <table:table-cell table:style-name="ce18" table:formula="of:=PERCENTRANK([.I$1:.I$1000]; [.I163])" office:value-type="percentage" office:value="0.408">
            <text:p>40,8%</text:p>
          </table:table-cell>
          <table:table-cell table:style-name="ce18" table:formula="of:=PERCENTRANK([.J$1:.J$1000]; [.J163])" office:value-type="percentage" office:value="0.356">
            <text:p>35,6%</text:p>
          </table:table-cell>
          <table:table-cell table:number-columns-repeated="999"/>
        </table:table-row>
        <table:table-row table:style-name="ro3">
          <table:table-cell office:value-type="float" office:value="190">
            <text:p>190</text:p>
          </table:table-cell>
          <table:table-cell office:value-type="string">
            <text:p>Aipom</text:p>
          </table:table-cell>
          <table:table-cell office:value-type="float" office:value="1">
            <text:p>1</text:p>
          </table:table-cell>
          <table:table-cell office:value-type="float" office:value="136">
            <text:p>136</text:p>
          </table:table-cell>
          <table:table-cell office:value-type="float" office:value="112">
            <text:p>112</text:p>
          </table:table-cell>
          <table:table-cell office:value-type="float" office:value="110">
            <text:p>110</text:p>
          </table:table-cell>
          <table:table-cell office:value-type="float" office:value="1188">
            <text:p>1188</text:p>
          </table:table-cell>
          <table:table-cell table:formula="of:=SUM([.D164:.F164])" office:value-type="float" office:value="358">
            <text:p>358</text:p>
          </table:table-cell>
          <table:table-cell table:formula="of:=SQRT([.C164]*[.E164]*[.F164]^1.2)" office:value-type="float" office:value="177.60067924403">
            <text:p>178</text:p>
          </table:table-cell>
          <table:table-cell table:formula="of:=[.D164]^2*[.E164]*[.F164]/1000000" office:value-type="float" office:value="227.87072">
            <text:p>228</text:p>
          </table:table-cell>
          <table:table-cell office:value-type="float" office:value="4">
            <text:p>4,0</text:p>
          </table:table-cell>
          <table:table-cell table:style-name="ce17" table:formula="of:=[.D164]/MAX([.D$1:.D$1000])" office:value-type="percentage" office:value="0.453333333333333">
            <text:p>45%</text:p>
          </table:table-cell>
          <table:table-cell table:style-name="ce17" table:formula="of:=[.E164]/MAX([.E$1:.E$1000])" office:value-type="percentage" office:value="0.282828282828283">
            <text:p>28%</text:p>
          </table:table-cell>
          <table:table-cell table:style-name="ce17" table:formula="of:=[.F164]/MAX([.F$1:.F$1000])" office:value-type="percentage" office:value="0.215686274509804">
            <text:p>22%</text:p>
          </table:table-cell>
          <table:table-cell table:style-name="ce17" table:formula="of:=[.H164]/MAX([.H$1:.H$1000])" office:value-type="percentage" office:value="0.412442396313364">
            <text:p>41%</text:p>
          </table:table-cell>
          <table:table-cell table:style-name="ce17" table:formula="of:=[.I164]/MAX([.I$1:.I$1000])" office:value-type="percentage" office:value="0.278602350154501">
            <text:p>28%</text:p>
          </table:table-cell>
          <table:table-cell table:style-name="ce17" table:formula="of:=[.J164]/MAX([.J$1:.J$1000])" office:value-type="percentage" office:value="0.072080421593375">
            <text:p>7%</text:p>
          </table:table-cell>
          <table:table-cell table:style-name="ce18" table:formula="of:=PERCENTRANK([.D$1:.D$1000]; [.D164])" office:value-type="percentage" office:value="0.36">
            <text:p>36,0%</text:p>
          </table:table-cell>
          <table:table-cell table:style-name="ce18" table:formula="of:=PERCENTRANK([.E$1:.E$1000]; [.E164])" office:value-type="percentage" office:value="0.264">
            <text:p>26,4%</text:p>
          </table:table-cell>
          <table:table-cell table:style-name="ce18" table:formula="of:=PERCENTRANK([.F$1:.F$1000]; [.F164])" office:value-type="percentage" office:value="0.324">
            <text:p>32,4%</text:p>
          </table:table-cell>
          <table:table-cell table:style-name="ce18" table:formula="of:=PERCENTRANK([.G$1:.G$1000]; [.G164])" office:value-type="percentage" office:value="0.348">
            <text:p>34,8%</text:p>
          </table:table-cell>
          <table:table-cell table:style-name="ce18" table:formula="of:=PERCENTRANK([.H$1:.H$1000]; [.H164])" office:value-type="percentage" office:value="0.304">
            <text:p>30,4%</text:p>
          </table:table-cell>
          <table:table-cell table:style-name="ce18" table:formula="of:=PERCENTRANK([.I$1:.I$1000]; [.I164])" office:value-type="percentage" office:value="0.352">
            <text:p>35,2%</text:p>
          </table:table-cell>
          <table:table-cell table:style-name="ce18" table:formula="of:=PERCENTRANK([.J$1:.J$1000]; [.J164])" office:value-type="percentage" office:value="0.352">
            <text:p>35,2%</text:p>
          </table:table-cell>
          <table:table-cell table:number-columns-repeated="999"/>
        </table:table-row>
        <table:table-row table:style-name="ro3">
          <table:table-cell office:value-type="float" office:value="74">
            <text:p>74</text:p>
          </table:table-cell>
          <table:table-cell office:value-type="string">
            <text:p>Geodude</text:p>
          </table:table-cell>
          <table:table-cell office:value-type="float" office:value="1">
            <text:p>1</text:p>
          </table:table-cell>
          <table:table-cell office:value-type="float" office:value="132">
            <text:p>132</text:p>
          </table:table-cell>
          <table:table-cell office:value-type="float" office:value="163">
            <text:p>163</text:p>
          </table:table-cell>
          <table:table-cell office:value-type="float" office:value="80">
            <text:p>80</text:p>
          </table:table-cell>
          <table:table-cell office:value-type="float" office:value="1193">
            <text:p>1193</text:p>
          </table:table-cell>
          <table:table-cell table:formula="of:=SUM([.D165:.F165])" office:value-type="float" office:value="375">
            <text:p>375</text:p>
          </table:table-cell>
          <table:table-cell table:formula="of:=SQRT([.C165]*[.E165]*[.F165]^1.2)" office:value-type="float" office:value="176.989619012629">
            <text:p>177</text:p>
          </table:table-cell>
          <table:table-cell table:formula="of:=[.D165]^2*[.E165]*[.F165]/1000000" office:value-type="float" office:value="227.20896">
            <text:p>227</text:p>
          </table:table-cell>
          <table:table-cell office:value-type="float" office:value="3.5">
            <text:p>3,5</text:p>
          </table:table-cell>
          <table:table-cell table:style-name="ce17" table:formula="of:=[.D165]/MAX([.D$1:.D$1000])" office:value-type="percentage" office:value="0.44">
            <text:p>44%</text:p>
          </table:table-cell>
          <table:table-cell table:style-name="ce17" table:formula="of:=[.E165]/MAX([.E$1:.E$1000])" office:value-type="percentage" office:value="0.411616161616162">
            <text:p>41%</text:p>
          </table:table-cell>
          <table:table-cell table:style-name="ce17" table:formula="of:=[.F165]/MAX([.F$1:.F$1000])" office:value-type="percentage" office:value="0.156862745098039">
            <text:p>16%</text:p>
          </table:table-cell>
          <table:table-cell table:style-name="ce17" table:formula="of:=[.H165]/MAX([.H$1:.H$1000])" office:value-type="percentage" office:value="0.432027649769585">
            <text:p>43%</text:p>
          </table:table-cell>
          <table:table-cell table:style-name="ce17" table:formula="of:=[.I165]/MAX([.I$1:.I$1000])" office:value-type="percentage" office:value="0.277643779403089">
            <text:p>28%</text:p>
          </table:table-cell>
          <table:table-cell table:style-name="ce17" table:formula="of:=[.J165]/MAX([.J$1:.J$1000])" office:value-type="percentage" office:value="0.071871092637932">
            <text:p>7%</text:p>
          </table:table-cell>
          <table:table-cell table:style-name="ce18" table:formula="of:=PERCENTRANK([.D$1:.D$1000]; [.D165])" office:value-type="percentage" office:value="0.344">
            <text:p>34,4%</text:p>
          </table:table-cell>
          <table:table-cell table:style-name="ce18" table:formula="of:=PERCENTRANK([.E$1:.E$1000]; [.E165])" office:value-type="percentage" office:value="0.596">
            <text:p>59,6%</text:p>
          </table:table-cell>
          <table:table-cell table:style-name="ce18" table:formula="of:=PERCENTRANK([.F$1:.F$1000]; [.F165])" office:value-type="percentage" office:value="0.116">
            <text:p>11,6%</text:p>
          </table:table-cell>
          <table:table-cell table:style-name="ce18" table:formula="of:=PERCENTRANK([.G$1:.G$1000]; [.G165])" office:value-type="percentage" office:value="0.352">
            <text:p>35,2%</text:p>
          </table:table-cell>
          <table:table-cell table:style-name="ce18" table:formula="of:=PERCENTRANK([.H$1:.H$1000]; [.H165])" office:value-type="percentage" office:value="0.352">
            <text:p>35,2%</text:p>
          </table:table-cell>
          <table:table-cell table:style-name="ce18" table:formula="of:=PERCENTRANK([.I$1:.I$1000]; [.I165])" office:value-type="percentage" office:value="0.344">
            <text:p>34,4%</text:p>
          </table:table-cell>
          <table:table-cell table:style-name="ce18" table:formula="of:=PERCENTRANK([.J$1:.J$1000]; [.J165])" office:value-type="percentage" office:value="0.348">
            <text:p>34,8%</text:p>
          </table:table-cell>
          <table:table-cell table:number-columns-repeated="999"/>
        </table:table-row>
        <table:table-row table:style-name="ro3">
          <table:table-cell office:value-type="float" office:value="216">
            <text:p>216</text:p>
          </table:table-cell>
          <table:table-cell office:value-type="string">
            <text:p>Teddiursa</text:p>
          </table:table-cell>
          <table:table-cell office:value-type="float" office:value="1">
            <text:p>1</text:p>
          </table:table-cell>
          <table:table-cell office:value-type="float" office:value="142">
            <text:p>142</text:p>
          </table:table-cell>
          <table:table-cell office:value-type="float" office:value="93">
            <text:p>93</text:p>
          </table:table-cell>
          <table:table-cell office:value-type="float" office:value="120">
            <text:p>120</text:p>
          </table:table-cell>
          <table:table-cell office:value-type="float" office:value="1184">
            <text:p>1184</text:p>
          </table:table-cell>
          <table:table-cell table:formula="of:=SUM([.D166:.F166])" office:value-type="float" office:value="355">
            <text:p>355</text:p>
          </table:table-cell>
          <table:table-cell table:formula="of:=SQRT([.C166]*[.E166]*[.F166]^1.2)" office:value-type="float" office:value="170.510144288316">
            <text:p>171</text:p>
          </table:table-cell>
          <table:table-cell table:formula="of:=[.D166]^2*[.E166]*[.F166]/1000000" office:value-type="float" office:value="225.03024">
            <text:p>225</text:p>
          </table:table-cell>
          <table:table-cell office:value-type="float" office:value="5">
            <text:p>5,0</text:p>
          </table:table-cell>
          <table:table-cell table:style-name="ce17" table:formula="of:=[.D166]/MAX([.D$1:.D$1000])" office:value-type="percentage" office:value="0.473333333333333">
            <text:p>47%</text:p>
          </table:table-cell>
          <table:table-cell table:style-name="ce17" table:formula="of:=[.E166]/MAX([.E$1:.E$1000])" office:value-type="percentage" office:value="0.234848484848485">
            <text:p>23%</text:p>
          </table:table-cell>
          <table:table-cell table:style-name="ce17" table:formula="of:=[.F166]/MAX([.F$1:.F$1000])" office:value-type="percentage" office:value="0.235294117647059">
            <text:p>24%</text:p>
          </table:table-cell>
          <table:table-cell table:style-name="ce17" table:formula="of:=[.H166]/MAX([.H$1:.H$1000])" office:value-type="percentage" office:value="0.408986175115207">
            <text:p>41%</text:p>
          </table:table-cell>
          <table:table-cell table:style-name="ce17" table:formula="of:=[.I166]/MAX([.I$1:.I$1000])" office:value-type="percentage" office:value="0.267479421397003">
            <text:p>27%</text:p>
          </table:table-cell>
          <table:table-cell table:style-name="ce17" table:formula="of:=[.J166]/MAX([.J$1:.J$1000])" office:value-type="percentage" office:value="0.0711819165290668">
            <text:p>7%</text:p>
          </table:table-cell>
          <table:table-cell table:style-name="ce18" table:formula="of:=PERCENTRANK([.D$1:.D$1000]; [.D166])" office:value-type="percentage" office:value="0.408">
            <text:p>40,8%</text:p>
          </table:table-cell>
          <table:table-cell table:style-name="ce18" table:formula="of:=PERCENTRANK([.E$1:.E$1000]; [.E166])" office:value-type="percentage" office:value="0.148">
            <text:p>14,8%</text:p>
          </table:table-cell>
          <table:table-cell table:style-name="ce18" table:formula="of:=PERCENTRANK([.F$1:.F$1000]; [.F166])" office:value-type="percentage" office:value="0.404">
            <text:p>40,4%</text:p>
          </table:table-cell>
          <table:table-cell table:style-name="ce18" table:formula="of:=PERCENTRANK([.G$1:.G$1000]; [.G166])" office:value-type="percentage" office:value="0.344">
            <text:p>34,4%</text:p>
          </table:table-cell>
          <table:table-cell table:style-name="ce18" table:formula="of:=PERCENTRANK([.H$1:.H$1000]; [.H166])" office:value-type="percentage" office:value="0.296">
            <text:p>29,6%</text:p>
          </table:table-cell>
          <table:table-cell table:style-name="ce18" table:formula="of:=PERCENTRANK([.I$1:.I$1000]; [.I166])" office:value-type="percentage" office:value="0.328">
            <text:p>32,8%</text:p>
          </table:table-cell>
          <table:table-cell table:style-name="ce18" table:formula="of:=PERCENTRANK([.J$1:.J$1000]; [.J166])" office:value-type="percentage" office:value="0.344">
            <text:p>34,4%</text:p>
          </table:table-cell>
          <table:table-cell table:number-columns-repeated="999"/>
        </table:table-row>
        <table:table-row table:style-name="ro3">
          <table:table-cell office:value-type="float" office:value="240">
            <text:p>240</text:p>
          </table:table-cell>
          <table:table-cell office:value-type="string">
            <text:p>Magby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08">
            <text:p>108</text:p>
          </table:table-cell>
          <table:table-cell office:value-type="float" office:value="90">
            <text:p>90</text:p>
          </table:table-cell>
          <table:table-cell office:value-type="float" office:value="1178">
            <text:p>1178</text:p>
          </table:table-cell>
          <table:table-cell table:formula="of:=SUM([.D167:.F167])" office:value-type="float" office:value="349">
            <text:p>349</text:p>
          </table:table-cell>
          <table:table-cell table:formula="of:=SQRT([.C167]*[.E167]*[.F167]^1.2)" office:value-type="float" office:value="154.61705016736">
            <text:p>155</text:p>
          </table:table-cell>
          <table:table-cell table:formula="of:=[.D167]^2*[.E167]*[.F167]/1000000" office:value-type="float" office:value="221.62572">
            <text:p>222</text:p>
          </table:table-cell>
          <table:table-cell office:value-type="float" office:value="4">
            <text:p>4,0</text:p>
          </table:table-cell>
          <table:table-cell table:style-name="ce17" table:formula="of:=[.D167]/MAX([.D$1:.D$1000])" office:value-type="percentage" office:value="0.503333333333333">
            <text:p>50%</text:p>
          </table:table-cell>
          <table:table-cell table:style-name="ce17" table:formula="of:=[.E167]/MAX([.E$1:.E$1000])" office:value-type="percentage" office:value="0.272727272727273">
            <text:p>27%</text:p>
          </table:table-cell>
          <table:table-cell table:style-name="ce17" table:formula="of:=[.F167]/MAX([.F$1:.F$1000])" office:value-type="percentage" office:value="0.176470588235294">
            <text:p>18%</text:p>
          </table:table-cell>
          <table:table-cell table:style-name="ce17" table:formula="of:=[.H167]/MAX([.H$1:.H$1000])" office:value-type="percentage" office:value="0.402073732718894">
            <text:p>40%</text:p>
          </table:table-cell>
          <table:table-cell table:style-name="ce17" table:formula="of:=[.I167]/MAX([.I$1:.I$1000])" office:value-type="percentage" office:value="0.242547909917584">
            <text:p>24%</text:p>
          </table:table-cell>
          <table:table-cell table:style-name="ce17" table:formula="of:=[.J167]/MAX([.J$1:.J$1000])" office:value-type="percentage" office:value="0.0701049934521437">
            <text:p>7%</text:p>
          </table:table-cell>
          <table:table-cell table:style-name="ce18" table:formula="of:=PERCENTRANK([.D$1:.D$1000]; [.D167])" office:value-type="percentage" office:value="0.468">
            <text:p>46,8%</text:p>
          </table:table-cell>
          <table:table-cell table:style-name="ce18" table:formula="of:=PERCENTRANK([.E$1:.E$1000]; [.E167])" office:value-type="percentage" office:value="0.248">
            <text:p>24,8%</text:p>
          </table:table-cell>
          <table:table-cell table:style-name="ce18" table:formula="of:=PERCENTRANK([.F$1:.F$1000]; [.F167])" office:value-type="percentage" office:value="0.192">
            <text:p>19,2%</text:p>
          </table:table-cell>
          <table:table-cell table:style-name="ce18" table:formula="of:=PERCENTRANK([.G$1:.G$1000]; [.G167])" office:value-type="percentage" office:value="0.34">
            <text:p>34,0%</text:p>
          </table:table-cell>
          <table:table-cell table:style-name="ce18" table:formula="of:=PERCENTRANK([.H$1:.H$1000]; [.H167])" office:value-type="percentage" office:value="0.28">
            <text:p>28,0%</text:p>
          </table:table-cell>
          <table:table-cell table:style-name="ce18" table:formula="of:=PERCENTRANK([.I$1:.I$1000]; [.I167])" office:value-type="percentage" office:value="0.252">
            <text:p>25,2%</text:p>
          </table:table-cell>
          <table:table-cell table:style-name="ce18" table:formula="of:=PERCENTRANK([.J$1:.J$1000]; [.J167])" office:value-type="percentage" office:value="0.34">
            <text:p>34,0%</text:p>
          </table:table-cell>
          <table:table-cell table:number-columns-repeated="999"/>
        </table:table-row>
        <table:table-row table:style-name="ro3">
          <table:table-cell office:value-type="float" office:value="231">
            <text:p>231</text:p>
          </table:table-cell>
          <table:table-cell office:value-type="string">
            <text:p>Phanpy</text:p>
          </table:table-cell>
          <table:table-cell office:value-type="float" office:value="1">
            <text:p>1</text:p>
          </table:table-cell>
          <table:table-cell table:number-columns-repeated="2" office:value-type="float" office:value="107">
            <text:p>107</text:p>
          </table:table-cell>
          <table:table-cell office:value-type="float" office:value="180">
            <text:p>180</text:p>
          </table:table-cell>
          <table:table-cell office:value-type="float" office:value="1175">
            <text:p>1175</text:p>
          </table:table-cell>
          <table:table-cell table:formula="of:=SUM([.D168:.F168])" office:value-type="float" office:value="394">
            <text:p>394</text:p>
          </table:table-cell>
          <table:table-cell table:formula="of:=SQRT([.C168]*[.E168]*[.F168]^1.2)" office:value-type="float" office:value="233.268121438677">
            <text:p>233</text:p>
          </table:table-cell>
          <table:table-cell table:formula="of:=[.D168]^2*[.E168]*[.F168]/1000000" office:value-type="float" office:value="220.50774">
            <text:p>221</text:p>
          </table:table-cell>
          <table:table-cell office:value-type="float" office:value="5">
            <text:p>5,0</text:p>
          </table:table-cell>
          <table:table-cell table:style-name="ce17" table:formula="of:=[.D168]/MAX([.D$1:.D$1000])" office:value-type="percentage" office:value="0.356666666666667">
            <text:p>36%</text:p>
          </table:table-cell>
          <table:table-cell table:style-name="ce17" table:formula="of:=[.E168]/MAX([.E$1:.E$1000])" office:value-type="percentage" office:value="0.27020202020202">
            <text:p>27%</text:p>
          </table:table-cell>
          <table:table-cell table:style-name="ce17" table:formula="of:=[.F168]/MAX([.F$1:.F$1000])" office:value-type="percentage" office:value="0.352941176470588">
            <text:p>35%</text:p>
          </table:table-cell>
          <table:table-cell table:style-name="ce17" table:formula="of:=[.H168]/MAX([.H$1:.H$1000])" office:value-type="percentage" office:value="0.453917050691244">
            <text:p>45%</text:p>
          </table:table-cell>
          <table:table-cell table:style-name="ce17" table:formula="of:=[.I168]/MAX([.I$1:.I$1000])" office:value-type="percentage" office:value="0.365927918325376">
            <text:p>37%</text:p>
          </table:table-cell>
          <table:table-cell table:style-name="ce17" table:formula="of:=[.J168]/MAX([.J$1:.J$1000])" office:value-type="percentage" office:value="0.0697513522746683">
            <text:p>7%</text:p>
          </table:table-cell>
          <table:table-cell table:style-name="ce18" table:formula="of:=PERCENTRANK([.D$1:.D$1000]; [.D168])" office:value-type="percentage" office:value="0.176">
            <text:p>17,6%</text:p>
          </table:table-cell>
          <table:table-cell table:style-name="ce18" table:formula="of:=PERCENTRANK([.E$1:.E$1000]; [.E168])" office:value-type="percentage" office:value="0.244">
            <text:p>24,4%</text:p>
          </table:table-cell>
          <table:table-cell table:style-name="ce18" table:formula="of:=PERCENTRANK([.F$1:.F$1000]; [.F168])" office:value-type="percentage" office:value="0.8">
            <text:p>80,0%</text:p>
          </table:table-cell>
          <table:table-cell table:style-name="ce18" table:formula="of:=PERCENTRANK([.G$1:.G$1000]; [.G168])" office:value-type="percentage" office:value="0.336">
            <text:p>33,6%</text:p>
          </table:table-cell>
          <table:table-cell table:style-name="ce18" table:formula="of:=PERCENTRANK([.H$1:.H$1000]; [.H168])" office:value-type="percentage" office:value="0.384">
            <text:p>38,4%</text:p>
          </table:table-cell>
          <table:table-cell table:style-name="ce18" table:formula="of:=PERCENTRANK([.I$1:.I$1000]; [.I168])" office:value-type="percentage" office:value="0.608">
            <text:p>60,8%</text:p>
          </table:table-cell>
          <table:table-cell table:style-name="ce18" table:formula="of:=PERCENTRANK([.J$1:.J$1000]; [.J168])" office:value-type="percentage" office:value="0.336">
            <text:p>33,6%</text:p>
          </table:table-cell>
          <table:table-cell table:number-columns-repeated="999"/>
        </table:table-row>
        <table:table-row table:style-name="ro3">
          <table:table-cell office:value-type="float" office:value="140">
            <text:p>140</text:p>
          </table:table-cell>
          <table:table-cell office:value-type="string">
            <text:p>Kabuto</text:p>
          </table:table-cell>
          <table:table-cell office:value-type="float" office:value="1">
            <text:p>1</text:p>
          </table:table-cell>
          <table:table-cell office:value-type="float" office:value="148">
            <text:p>148</text:p>
          </table:table-cell>
          <table:table-cell office:value-type="float" office:value="162">
            <text:p>162</text:p>
          </table:table-cell>
          <table:table-cell office:value-type="float" office:value="60">
            <text:p>60</text:p>
          </table:table-cell>
          <table:table-cell office:value-type="float" office:value="1172">
            <text:p>1172</text:p>
          </table:table-cell>
          <table:table-cell table:formula="of:=SUM([.D169:.F169])" office:value-type="float" office:value="370">
            <text:p>370</text:p>
          </table:table-cell>
          <table:table-cell table:formula="of:=SQRT([.C169]*[.E169]*[.F169]^1.2)" office:value-type="float" office:value="148.473264492925">
            <text:p>148</text:p>
          </table:table-cell>
          <table:table-cell table:formula="of:=[.D169]^2*[.E169]*[.F169]/1000000" office:value-type="float" office:value="212.90688">
            <text:p>213</text:p>
          </table:table-cell>
          <table:table-cell office:value-type="float" office:value="5">
            <text:p>5,0</text:p>
          </table:table-cell>
          <table:table-cell table:style-name="ce17" table:formula="of:=[.D169]/MAX([.D$1:.D$1000])" office:value-type="percentage" office:value="0.493333333333333">
            <text:p>49%</text:p>
          </table:table-cell>
          <table:table-cell table:style-name="ce17" table:formula="of:=[.E169]/MAX([.E$1:.E$1000])" office:value-type="percentage" office:value="0.409090909090909">
            <text:p>41%</text:p>
          </table:table-cell>
          <table:table-cell table:style-name="ce17" table:formula="of:=[.F169]/MAX([.F$1:.F$1000])" office:value-type="percentage" office:value="0.117647058823529">
            <text:p>12%</text:p>
          </table:table-cell>
          <table:table-cell table:style-name="ce17" table:formula="of:=[.H169]/MAX([.H$1:.H$1000])" office:value-type="percentage" office:value="0.426267281105991">
            <text:p>43%</text:p>
          </table:table-cell>
          <table:table-cell table:style-name="ce17" table:formula="of:=[.I169]/MAX([.I$1:.I$1000])" office:value-type="percentage" office:value="0.232910147635205">
            <text:p>23%</text:p>
          </table:table-cell>
          <table:table-cell table:style-name="ce17" table:formula="of:=[.J169]/MAX([.J$1:.J$1000])" office:value-type="percentage" office:value="0.0673470363833058">
            <text:p>7%</text:p>
          </table:table-cell>
          <table:table-cell table:style-name="ce18" table:formula="of:=PERCENTRANK([.D$1:.D$1000]; [.D169])" office:value-type="percentage" office:value="0.436">
            <text:p>43,6%</text:p>
          </table:table-cell>
          <table:table-cell table:style-name="ce18" table:formula="of:=PERCENTRANK([.E$1:.E$1000]; [.E169])" office:value-type="percentage" office:value="0.588">
            <text:p>58,8%</text:p>
          </table:table-cell>
          <table:table-cell table:style-name="ce18" table:formula="of:=PERCENTRANK([.F$1:.F$1000]; [.F169])" office:value-type="percentage" office:value="0.024">
            <text:p>2,4%</text:p>
          </table:table-cell>
          <table:table-cell table:style-name="ce18" table:formula="of:=PERCENTRANK([.G$1:.G$1000]; [.G169])" office:value-type="percentage" office:value="0.332">
            <text:p>33,2%</text:p>
          </table:table-cell>
          <table:table-cell table:style-name="ce18" table:formula="of:=PERCENTRANK([.H$1:.H$1000]; [.H169])" office:value-type="percentage" office:value="0.34">
            <text:p>34,0%</text:p>
          </table:table-cell>
          <table:table-cell table:style-name="ce18" table:formula="of:=PERCENTRANK([.I$1:.I$1000]; [.I169])" office:value-type="percentage" office:value="0.224">
            <text:p>22,4%</text:p>
          </table:table-cell>
          <table:table-cell table:style-name="ce18" table:formula="of:=PERCENTRANK([.J$1:.J$1000]; [.J169])" office:value-type="percentage" office:value="0.332">
            <text:p>33,2%</text:p>
          </table:table-cell>
          <table:table-cell table:number-columns-repeated="999"/>
        </table:table-row>
        <table:table-row table:style-name="ro3">
          <table:table-cell office:value-type="float" office:value="209">
            <text:p>209</text:p>
          </table:table-cell>
          <table:table-cell office:value-type="string">
            <text:p>Snubbull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office:value-type="float" office:value="89">
            <text:p>89</text:p>
          </table:table-cell>
          <table:table-cell office:value-type="float" office:value="120">
            <text:p>120</text:p>
          </table:table-cell>
          <table:table-cell office:value-type="float" office:value="1124">
            <text:p>1124</text:p>
          </table:table-cell>
          <table:table-cell table:formula="of:=SUM([.D170:.F170])" office:value-type="float" office:value="346">
            <text:p>346</text:p>
          </table:table-cell>
          <table:table-cell table:formula="of:=SQRT([.C170]*[.E170]*[.F170]^1.2)" office:value-type="float" office:value="166.802959160105">
            <text:p>167</text:p>
          </table:table-cell>
          <table:table-cell table:formula="of:=[.D170]^2*[.E170]*[.F170]/1000000" office:value-type="float" office:value="200.45292">
            <text:p>200</text:p>
          </table:table-cell>
          <table:table-cell office:value-type="float" office:value="4.5">
            <text:p>4,5</text:p>
          </table:table-cell>
          <table:table-cell table:style-name="ce17" table:formula="of:=[.D170]/MAX([.D$1:.D$1000])" office:value-type="percentage" office:value="0.456666666666667">
            <text:p>46%</text:p>
          </table:table-cell>
          <table:table-cell table:style-name="ce17" table:formula="of:=[.E170]/MAX([.E$1:.E$1000])" office:value-type="percentage" office:value="0.224747474747475">
            <text:p>22%</text:p>
          </table:table-cell>
          <table:table-cell table:style-name="ce17" table:formula="of:=[.F170]/MAX([.F$1:.F$1000])" office:value-type="percentage" office:value="0.235294117647059">
            <text:p>24%</text:p>
          </table:table-cell>
          <table:table-cell table:style-name="ce17" table:formula="of:=[.H170]/MAX([.H$1:.H$1000])" office:value-type="percentage" office:value="0.398617511520737">
            <text:p>40%</text:p>
          </table:table-cell>
          <table:table-cell table:style-name="ce17" table:formula="of:=[.I170]/MAX([.I$1:.I$1000])" office:value-type="percentage" office:value="0.261663956650057">
            <text:p>26%</text:p>
          </table:table-cell>
          <table:table-cell table:style-name="ce17" table:formula="of:=[.J170]/MAX([.J$1:.J$1000])" office:value-type="percentage" office:value="0.0634075803298601">
            <text:p>6%</text:p>
          </table:table-cell>
          <table:table-cell table:style-name="ce18" table:formula="of:=PERCENTRANK([.D$1:.D$1000]; [.D170])" office:value-type="percentage" office:value="0.372">
            <text:p>37,2%</text:p>
          </table:table-cell>
          <table:table-cell table:style-name="ce18" table:formula="of:=PERCENTRANK([.E$1:.E$1000]; [.E170])" office:value-type="percentage" office:value="0.12">
            <text:p>12,0%</text:p>
          </table:table-cell>
          <table:table-cell table:style-name="ce18" table:formula="of:=PERCENTRANK([.F$1:.F$1000]; [.F170])" office:value-type="percentage" office:value="0.404">
            <text:p>40,4%</text:p>
          </table:table-cell>
          <table:table-cell table:style-name="ce18" table:formula="of:=PERCENTRANK([.G$1:.G$1000]; [.G170])" office:value-type="percentage" office:value="0.324">
            <text:p>32,4%</text:p>
          </table:table-cell>
          <table:table-cell table:style-name="ce18" table:formula="of:=PERCENTRANK([.H$1:.H$1000]; [.H170])" office:value-type="percentage" office:value="0.268">
            <text:p>26,8%</text:p>
          </table:table-cell>
          <table:table-cell table:style-name="ce18" table:formula="of:=PERCENTRANK([.I$1:.I$1000]; [.I170])" office:value-type="percentage" office:value="0.32">
            <text:p>32,0%</text:p>
          </table:table-cell>
          <table:table-cell table:style-name="ce18" table:formula="of:=PERCENTRANK([.J$1:.J$1000]; [.J170])" office:value-type="percentage" office:value="0.328">
            <text:p>32,8%</text:p>
          </table:table-cell>
          <table:table-cell table:number-columns-repeated="999"/>
        </table:table-row>
        <table:table-row table:style-name="ro3">
          <table:table-cell office:value-type="float" office:value="63">
            <text:p>63</text:p>
          </table:table-cell>
          <table:table-cell office:value-type="string">
            <text:p>Abra</text:p>
          </table:table-cell>
          <table:table-cell office:value-type="float" office:value="1">
            <text:p>1</text:p>
          </table:table-cell>
          <table:table-cell office:value-type="float" office:value="195">
            <text:p>195</text:p>
          </table:table-cell>
          <table:table-cell office:value-type="float" office:value="103">
            <text:p>103</text:p>
          </table:table-cell>
          <table:table-cell office:value-type="float" office:value="50">
            <text:p>50</text:p>
          </table:table-cell>
          <table:table-cell office:value-type="float" office:value="1148">
            <text:p>1148</text:p>
          </table:table-cell>
          <table:table-cell table:formula="of:=SUM([.D171:.F171])" office:value-type="float" office:value="348">
            <text:p>348</text:p>
          </table:table-cell>
          <table:table-cell table:formula="of:=SQRT([.C171]*[.E171]*[.F171]^1.2)" office:value-type="float" office:value="106.120824354204">
            <text:p>106</text:p>
          </table:table-cell>
          <table:table-cell table:formula="of:=[.D171]^2*[.E171]*[.F171]/1000000" office:value-type="float" office:value="195.82875">
            <text:p>196</text:p>
          </table:table-cell>
          <table:table-cell office:value-type="float" office:value="2.5">
            <text:p>2,5</text:p>
          </table:table-cell>
          <table:table-cell table:style-name="ce17" table:formula="of:=[.D171]/MAX([.D$1:.D$1000])" office:value-type="percentage" office:value="0.65">
            <text:p>65%</text:p>
          </table:table-cell>
          <table:table-cell table:style-name="ce17" table:formula="of:=[.E171]/MAX([.E$1:.E$1000])" office:value-type="percentage" office:value="0.26010101010101">
            <text:p>26%</text:p>
          </table:table-cell>
          <table:table-cell table:style-name="ce17" table:formula="of:=[.F171]/MAX([.F$1:.F$1000])" office:value-type="percentage" office:value="0.0980392156862745">
            <text:p>10%</text:p>
          </table:table-cell>
          <table:table-cell table:style-name="ce17" table:formula="of:=[.H171]/MAX([.H$1:.H$1000])" office:value-type="percentage" office:value="0.400921658986175">
            <text:p>40%</text:p>
          </table:table-cell>
          <table:table-cell table:style-name="ce17" table:formula="of:=[.I171]/MAX([.I$1:.I$1000])" office:value-type="percentage" office:value="0.166471835531609">
            <text:p>17%</text:p>
          </table:table-cell>
          <table:table-cell table:style-name="ce17" table:formula="of:=[.J171]/MAX([.J$1:.J$1000])" office:value-type="percentage" office:value="0.0619448556624722">
            <text:p>6%</text:p>
          </table:table-cell>
          <table:table-cell table:style-name="ce18" table:formula="of:=PERCENTRANK([.D$1:.D$1000]; [.D171])" office:value-type="percentage" office:value="0.776">
            <text:p>77,6%</text:p>
          </table:table-cell>
          <table:table-cell table:style-name="ce18" table:formula="of:=PERCENTRANK([.E$1:.E$1000]; [.E171])" office:value-type="percentage" office:value="0.232">
            <text:p>23,2%</text:p>
          </table:table-cell>
          <table:table-cell table:style-name="ce18" table:formula="of:=PERCENTRANK([.F$1:.F$1000]; [.F171])" office:value-type="percentage" office:value="0.016">
            <text:p>1,6%</text:p>
          </table:table-cell>
          <table:table-cell table:style-name="ce18" table:formula="of:=PERCENTRANK([.G$1:.G$1000]; [.G171])" office:value-type="percentage" office:value="0.328">
            <text:p>32,8%</text:p>
          </table:table-cell>
          <table:table-cell table:style-name="ce18" table:formula="of:=PERCENTRANK([.H$1:.H$1000]; [.H171])" office:value-type="percentage" office:value="0.276">
            <text:p>27,6%</text:p>
          </table:table-cell>
          <table:table-cell table:style-name="ce18" table:formula="of:=PERCENTRANK([.I$1:.I$1000]; [.I171])" office:value-type="percentage" office:value="0.076">
            <text:p>7,6%</text:p>
          </table:table-cell>
          <table:table-cell table:style-name="ce18" table:formula="of:=PERCENTRANK([.J$1:.J$1000]; [.J171])" office:value-type="percentage" office:value="0.324">
            <text:p>32,4%</text:p>
          </table:table-cell>
          <table:table-cell table:number-columns-repeated="999"/>
        </table:table-row>
        <table:table-row table:style-name="ro3">
          <table:table-cell office:value-type="float" office:value="58">
            <text:p>58</text:p>
          </table:table-cell>
          <table:table-cell office:value-type="string">
            <text:p>Growlithe</text:p>
          </table:table-cell>
          <table:table-cell office:value-type="float" office:value="1">
            <text:p>1</text:p>
          </table:table-cell>
          <table:table-cell office:value-type="float" office:value="136">
            <text:p>136</text:p>
          </table:table-cell>
          <table:table-cell office:value-type="float" office:value="96">
            <text:p>96</text:p>
          </table:table-cell>
          <table:table-cell office:value-type="float" office:value="110">
            <text:p>110</text:p>
          </table:table-cell>
          <table:table-cell office:value-type="float" office:value="1110">
            <text:p>1110</text:p>
          </table:table-cell>
          <table:table-cell table:formula="of:=SUM([.D172:.F172])" office:value-type="float" office:value="342">
            <text:p>342</text:p>
          </table:table-cell>
          <table:table-cell table:formula="of:=SQRT([.C172]*[.E172]*[.F172]^1.2)" office:value-type="float" office:value="164.426278577381">
            <text:p>164</text:p>
          </table:table-cell>
          <table:table-cell table:formula="of:=[.D172]^2*[.E172]*[.F172]/1000000" office:value-type="float" office:value="195.31776">
            <text:p>195</text:p>
          </table:table-cell>
          <table:table-cell office:value-type="float" office:value="5">
            <text:p>5,0</text:p>
          </table:table-cell>
          <table:table-cell table:style-name="ce17" table:formula="of:=[.D172]/MAX([.D$1:.D$1000])" office:value-type="percentage" office:value="0.453333333333333">
            <text:p>45%</text:p>
          </table:table-cell>
          <table:table-cell table:style-name="ce17" table:formula="of:=[.E172]/MAX([.E$1:.E$1000])" office:value-type="percentage" office:value="0.242424242424242">
            <text:p>24%</text:p>
          </table:table-cell>
          <table:table-cell table:style-name="ce17" table:formula="of:=[.F172]/MAX([.F$1:.F$1000])" office:value-type="percentage" office:value="0.215686274509804">
            <text:p>22%</text:p>
          </table:table-cell>
          <table:table-cell table:style-name="ce17" table:formula="of:=[.H172]/MAX([.H$1:.H$1000])" office:value-type="percentage" office:value="0.394009216589862">
            <text:p>39%</text:p>
          </table:table-cell>
          <table:table-cell table:style-name="ce17" table:formula="of:=[.I172]/MAX([.I$1:.I$1000])" office:value-type="percentage" office:value="0.257935655616907">
            <text:p>26%</text:p>
          </table:table-cell>
          <table:table-cell table:style-name="ce17" table:formula="of:=[.J172]/MAX([.J$1:.J$1000])" office:value-type="percentage" office:value="0.0617832185086071">
            <text:p>6%</text:p>
          </table:table-cell>
          <table:table-cell table:style-name="ce18" table:formula="of:=PERCENTRANK([.D$1:.D$1000]; [.D172])" office:value-type="percentage" office:value="0.36">
            <text:p>36,0%</text:p>
          </table:table-cell>
          <table:table-cell table:style-name="ce18" table:formula="of:=PERCENTRANK([.E$1:.E$1000]; [.E172])" office:value-type="percentage" office:value="0.188">
            <text:p>18,8%</text:p>
          </table:table-cell>
          <table:table-cell table:style-name="ce18" table:formula="of:=PERCENTRANK([.F$1:.F$1000]; [.F172])" office:value-type="percentage" office:value="0.324">
            <text:p>32,4%</text:p>
          </table:table-cell>
          <table:table-cell table:style-name="ce18" table:formula="of:=PERCENTRANK([.G$1:.G$1000]; [.G172])" office:value-type="percentage" office:value="0.316">
            <text:p>31,6%</text:p>
          </table:table-cell>
          <table:table-cell table:style-name="ce18" table:formula="of:=PERCENTRANK([.H$1:.H$1000]; [.H172])" office:value-type="percentage" office:value="0.252">
            <text:p>25,2%</text:p>
          </table:table-cell>
          <table:table-cell table:style-name="ce18" table:formula="of:=PERCENTRANK([.I$1:.I$1000]; [.I172])" office:value-type="percentage" office:value="0.308">
            <text:p>30,8%</text:p>
          </table:table-cell>
          <table:table-cell table:style-name="ce18" table:formula="of:=PERCENTRANK([.J$1:.J$1000]; [.J172])" office:value-type="percentage" office:value="0.32">
            <text:p>32,0%</text:p>
          </table:table-cell>
          <table:table-cell table:number-columns-repeated="999"/>
        </table:table-row>
        <table:table-row table:style-name="ro3">
          <table:table-cell office:value-type="float" office:value="228">
            <text:p>228</text:p>
          </table:table-cell>
          <table:table-cell office:value-type="string">
            <text:p>Houndour</text:p>
          </table:table-cell>
          <table:table-cell office:value-type="float" office:value="1">
            <text:p>1</text:p>
          </table:table-cell>
          <table:table-cell office:value-type="float" office:value="152">
            <text:p>152</text:p>
          </table:table-cell>
          <table:table-cell office:value-type="float" office:value="93">
            <text:p>93</text:p>
          </table:table-cell>
          <table:table-cell office:value-type="float" office:value="90">
            <text:p>90</text:p>
          </table:table-cell>
          <table:table-cell office:value-type="float" office:value="1110">
            <text:p>1110</text:p>
          </table:table-cell>
          <table:table-cell table:formula="of:=SUM([.D173:.F173])" office:value-type="float" office:value="335">
            <text:p>335</text:p>
          </table:table-cell>
          <table:table-cell table:formula="of:=SQRT([.C173]*[.E173]*[.F173]^1.2)" office:value-type="float" office:value="143.478550301288">
            <text:p>143</text:p>
          </table:table-cell>
          <table:table-cell table:formula="of:=[.D173]^2*[.E173]*[.F173]/1000000" office:value-type="float" office:value="193.38048">
            <text:p>193</text:p>
          </table:table-cell>
          <table:table-cell office:value-type="float" office:value="5">
            <text:p>5,0</text:p>
          </table:table-cell>
          <table:table-cell table:style-name="ce17" table:formula="of:=[.D173]/MAX([.D$1:.D$1000])" office:value-type="percentage" office:value="0.506666666666667">
            <text:p>51%</text:p>
          </table:table-cell>
          <table:table-cell table:style-name="ce17" table:formula="of:=[.E173]/MAX([.E$1:.E$1000])" office:value-type="percentage" office:value="0.234848484848485">
            <text:p>23%</text:p>
          </table:table-cell>
          <table:table-cell table:style-name="ce17" table:formula="of:=[.F173]/MAX([.F$1:.F$1000])" office:value-type="percentage" office:value="0.176470588235294">
            <text:p>18%</text:p>
          </table:table-cell>
          <table:table-cell table:style-name="ce17" table:formula="of:=[.H173]/MAX([.H$1:.H$1000])" office:value-type="percentage" office:value="0.385944700460829">
            <text:p>39%</text:p>
          </table:table-cell>
          <table:table-cell table:style-name="ce17" table:formula="of:=[.I173]/MAX([.I$1:.I$1000])" office:value-type="percentage" office:value="0.225074934853005">
            <text:p>23%</text:p>
          </table:table-cell>
          <table:table-cell table:style-name="ce17" table:formula="of:=[.J173]/MAX([.J$1:.J$1000])" office:value-type="percentage" office:value="0.0611704150771508">
            <text:p>6%</text:p>
          </table:table-cell>
          <table:table-cell table:style-name="ce18" table:formula="of:=PERCENTRANK([.D$1:.D$1000]; [.D173])" office:value-type="percentage" office:value="0.476">
            <text:p>47,6%</text:p>
          </table:table-cell>
          <table:table-cell table:style-name="ce18" table:formula="of:=PERCENTRANK([.E$1:.E$1000]; [.E173])" office:value-type="percentage" office:value="0.148">
            <text:p>14,8%</text:p>
          </table:table-cell>
          <table:table-cell table:style-name="ce18" table:formula="of:=PERCENTRANK([.F$1:.F$1000]; [.F173])" office:value-type="percentage" office:value="0.192">
            <text:p>19,2%</text:p>
          </table:table-cell>
          <table:table-cell table:style-name="ce18" table:formula="of:=PERCENTRANK([.G$1:.G$1000]; [.G173])" office:value-type="percentage" office:value="0.316">
            <text:p>31,6%</text:p>
          </table:table-cell>
          <table:table-cell table:style-name="ce18" table:formula="of:=PERCENTRANK([.H$1:.H$1000]; [.H173])" office:value-type="percentage" office:value="0.236">
            <text:p>23,6%</text:p>
          </table:table-cell>
          <table:table-cell table:style-name="ce18" table:formula="of:=PERCENTRANK([.I$1:.I$1000]; [.I173])" office:value-type="percentage" office:value="0.2">
            <text:p>20,0%</text:p>
          </table:table-cell>
          <table:table-cell table:style-name="ce18" table:formula="of:=PERCENTRANK([.J$1:.J$1000]; [.J173])" office:value-type="percentage" office:value="0.316">
            <text:p>31,6%</text:p>
          </table:table-cell>
          <table:table-cell table:number-columns-repeated="999"/>
        </table:table-row>
        <table:table-row table:style-name="ro3">
          <table:table-cell office:value-type="float" office:value="102">
            <text:p>102</text:p>
          </table:table-cell>
          <table:table-cell office:value-type="string">
            <text:p>Exeggcute</text:p>
          </table:table-cell>
          <table:table-cell office:value-type="float" office:value="1">
            <text:p>1</text:p>
          </table:table-cell>
          <table:table-cell office:value-type="float" office:value="107">
            <text:p>107</text:p>
          </table:table-cell>
          <table:table-cell office:value-type="float" office:value="140">
            <text:p>140</text:p>
          </table:table-cell>
          <table:table-cell office:value-type="float" office:value="120">
            <text:p>120</text:p>
          </table:table-cell>
          <table:table-cell office:value-type="float" office:value="1102">
            <text:p>1102</text:p>
          </table:table-cell>
          <table:table-cell table:formula="of:=SUM([.D174:.F174])" office:value-type="float" office:value="367">
            <text:p>367</text:p>
          </table:table-cell>
          <table:table-cell table:formula="of:=SQRT([.C174]*[.E174]*[.F174]^1.2)" office:value-type="float" office:value="209.205339852776">
            <text:p>209</text:p>
          </table:table-cell>
          <table:table-cell table:formula="of:=[.D174]^2*[.E174]*[.F174]/1000000" office:value-type="float" office:value="192.3432">
            <text:p>192</text:p>
          </table:table-cell>
          <table:table-cell office:value-type="float" office:value="4.5">
            <text:p>4,5</text:p>
          </table:table-cell>
          <table:table-cell table:style-name="ce17" table:formula="of:=[.D174]/MAX([.D$1:.D$1000])" office:value-type="percentage" office:value="0.356666666666667">
            <text:p>36%</text:p>
          </table:table-cell>
          <table:table-cell table:style-name="ce17" table:formula="of:=[.E174]/MAX([.E$1:.E$1000])" office:value-type="percentage" office:value="0.353535353535353">
            <text:p>35%</text:p>
          </table:table-cell>
          <table:table-cell table:style-name="ce17" table:formula="of:=[.F174]/MAX([.F$1:.F$1000])" office:value-type="percentage" office:value="0.235294117647059">
            <text:p>24%</text:p>
          </table:table-cell>
          <table:table-cell table:style-name="ce17" table:formula="of:=[.H174]/MAX([.H$1:.H$1000])" office:value-type="percentage" office:value="0.422811059907834">
            <text:p>42%</text:p>
          </table:table-cell>
          <table:table-cell table:style-name="ce17" table:formula="of:=[.I174]/MAX([.I$1:.I$1000])" office:value-type="percentage" office:value="0.328180610546925">
            <text:p>33%</text:p>
          </table:table-cell>
          <table:table-cell table:style-name="ce17" table:formula="of:=[.J174]/MAX([.J$1:.J$1000])" office:value-type="percentage" office:value="0.0608423010495549">
            <text:p>6%</text:p>
          </table:table-cell>
          <table:table-cell table:style-name="ce18" table:formula="of:=PERCENTRANK([.D$1:.D$1000]; [.D174])" office:value-type="percentage" office:value="0.176">
            <text:p>17,6%</text:p>
          </table:table-cell>
          <table:table-cell table:style-name="ce18" table:formula="of:=PERCENTRANK([.E$1:.E$1000]; [.E174])" office:value-type="percentage" office:value="0.436">
            <text:p>43,6%</text:p>
          </table:table-cell>
          <table:table-cell table:style-name="ce18" table:formula="of:=PERCENTRANK([.F$1:.F$1000]; [.F174])" office:value-type="percentage" office:value="0.404">
            <text:p>40,4%</text:p>
          </table:table-cell>
          <table:table-cell table:style-name="ce18" table:formula="of:=PERCENTRANK([.G$1:.G$1000]; [.G174])" office:value-type="percentage" office:value="0.312">
            <text:p>31,2%</text:p>
          </table:table-cell>
          <table:table-cell table:style-name="ce18" table:formula="of:=PERCENTRANK([.H$1:.H$1000]; [.H174])" office:value-type="percentage" office:value="0.332">
            <text:p>33,2%</text:p>
          </table:table-cell>
          <table:table-cell table:style-name="ce18" table:formula="of:=PERCENTRANK([.I$1:.I$1000]; [.I174])" office:value-type="percentage" office:value="0.452">
            <text:p>45,2%</text:p>
          </table:table-cell>
          <table:table-cell table:style-name="ce18" table:formula="of:=PERCENTRANK([.J$1:.J$1000]; [.J174])" office:value-type="percentage" office:value="0.312">
            <text:p>31,2%</text:p>
          </table:table-cell>
          <table:table-cell table:number-columns-repeated="999"/>
        </table:table-row>
        <table:table-row table:style-name="ro3">
          <table:table-cell office:value-type="float" office:value="83">
            <text:p>83</text:p>
          </table:table-cell>
          <table:table-cell office:value-type="string">
            <text:p>Farfetch'd</text:p>
          </table:table-cell>
          <table:table-cell office:value-type="float" office:value="1">
            <text:p>1</text:p>
          </table:table-cell>
          <table:table-cell office:value-type="float" office:value="124">
            <text:p>124</text:p>
          </table:table-cell>
          <table:table-cell office:value-type="float" office:value="118">
            <text:p>118</text:p>
          </table:table-cell>
          <table:table-cell office:value-type="float" office:value="104">
            <text:p>104</text:p>
          </table:table-cell>
          <table:table-cell office:value-type="float" office:value="1092">
            <text:p>1092</text:p>
          </table:table-cell>
          <table:table-cell table:formula="of:=SUM([.D175:.F175])" office:value-type="float" office:value="346">
            <text:p>346</text:p>
          </table:table-cell>
          <table:table-cell table:formula="of:=SQRT([.C175]*[.E175]*[.F175]^1.2)" office:value-type="float" office:value="176.262938991875">
            <text:p>176</text:p>
          </table:table-cell>
          <table:table-cell table:formula="of:=[.D175]^2*[.E175]*[.F175]/1000000" office:value-type="float" office:value="188.694272">
            <text:p>189</text:p>
          </table:table-cell>
          <table:table-cell office:value-type="float" office:value="4">
            <text:p>4,0</text:p>
          </table:table-cell>
          <table:table-cell table:style-name="ce17" table:formula="of:=[.D175]/MAX([.D$1:.D$1000])" office:value-type="percentage" office:value="0.413333333333333">
            <text:p>41%</text:p>
          </table:table-cell>
          <table:table-cell table:style-name="ce17" table:formula="of:=[.E175]/MAX([.E$1:.E$1000])" office:value-type="percentage" office:value="0.297979797979798">
            <text:p>30%</text:p>
          </table:table-cell>
          <table:table-cell table:style-name="ce17" table:formula="of:=[.F175]/MAX([.F$1:.F$1000])" office:value-type="percentage" office:value="0.203921568627451">
            <text:p>20%</text:p>
          </table:table-cell>
          <table:table-cell table:style-name="ce17" table:formula="of:=[.H175]/MAX([.H$1:.H$1000])" office:value-type="percentage" office:value="0.398617511520737">
            <text:p>40%</text:p>
          </table:table-cell>
          <table:table-cell table:style-name="ce17" table:formula="of:=[.I175]/MAX([.I$1:.I$1000])" office:value-type="percentage" office:value="0.276503835780947">
            <text:p>28%</text:p>
          </table:table-cell>
          <table:table-cell table:style-name="ce17" table:formula="of:=[.J175]/MAX([.J$1:.J$1000])" office:value-type="percentage" office:value="0.0596880664528333">
            <text:p>6%</text:p>
          </table:table-cell>
          <table:table-cell table:style-name="ce18" table:formula="of:=PERCENTRANK([.D$1:.D$1000]; [.D175])" office:value-type="percentage" office:value="0.3">
            <text:p>30,0%</text:p>
          </table:table-cell>
          <table:table-cell table:style-name="ce18" table:formula="of:=PERCENTRANK([.E$1:.E$1000]; [.E175])" office:value-type="percentage" office:value="0.312">
            <text:p>31,2%</text:p>
          </table:table-cell>
          <table:table-cell table:style-name="ce18" table:formula="of:=PERCENTRANK([.F$1:.F$1000]; [.F175])" office:value-type="percentage" office:value="0.32">
            <text:p>32,0%</text:p>
          </table:table-cell>
          <table:table-cell table:style-name="ce18" table:formula="of:=PERCENTRANK([.G$1:.G$1000]; [.G175])" office:value-type="percentage" office:value="0.308">
            <text:p>30,8%</text:p>
          </table:table-cell>
          <table:table-cell table:style-name="ce18" table:formula="of:=PERCENTRANK([.H$1:.H$1000]; [.H175])" office:value-type="percentage" office:value="0.268">
            <text:p>26,8%</text:p>
          </table:table-cell>
          <table:table-cell table:style-name="ce18" table:formula="of:=PERCENTRANK([.I$1:.I$1000]; [.I175])" office:value-type="percentage" office:value="0.34">
            <text:p>34,0%</text:p>
          </table:table-cell>
          <table:table-cell table:style-name="ce18" table:formula="of:=PERCENTRANK([.J$1:.J$1000]; [.J175])" office:value-type="percentage" office:value="0.308">
            <text:p>30,8%</text:p>
          </table:table-cell>
          <table:table-cell table:number-columns-repeated="999"/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Pidgeotto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office:value-type="float" office:value="108">
            <text:p>108</text:p>
          </table:table-cell>
          <table:table-cell office:value-type="float" office:value="126">
            <text:p>126</text:p>
          </table:table-cell>
          <table:table-cell office:value-type="float" office:value="1085">
            <text:p>1085</text:p>
          </table:table-cell>
          <table:table-cell table:formula="of:=SUM([.D176:.F176])" office:value-type="float" office:value="351">
            <text:p>351</text:p>
          </table:table-cell>
          <table:table-cell table:formula="of:=SQRT([.C176]*[.E176]*[.F176]^1.2)" office:value-type="float" office:value="189.205695216715">
            <text:p>189</text:p>
          </table:table-cell>
          <table:table-cell table:formula="of:=[.D176]^2*[.E176]*[.F176]/1000000" office:value-type="float" office:value="186.279912">
            <text:p>186</text:p>
          </table:table-cell>
          <table:table-cell office:value-type="float" office:value="5">
            <text:p>5,0</text:p>
          </table:table-cell>
          <table:table-cell table:style-name="ce17" table:formula="of:=[.D176]/MAX([.D$1:.D$1000])" office:value-type="percentage" office:value="0.39">
            <text:p>39%</text:p>
          </table:table-cell>
          <table:table-cell table:style-name="ce17" table:formula="of:=[.E176]/MAX([.E$1:.E$1000])" office:value-type="percentage" office:value="0.272727272727273">
            <text:p>27%</text:p>
          </table:table-cell>
          <table:table-cell table:style-name="ce17" table:formula="of:=[.F176]/MAX([.F$1:.F$1000])" office:value-type="percentage" office:value="0.247058823529412">
            <text:p>25%</text:p>
          </table:table-cell>
          <table:table-cell table:style-name="ce17" table:formula="of:=[.H176]/MAX([.H$1:.H$1000])" office:value-type="percentage" office:value="0.404377880184332">
            <text:p>40%</text:p>
          </table:table-cell>
          <table:table-cell table:style-name="ce17" table:formula="of:=[.I176]/MAX([.I$1:.I$1000])" office:value-type="percentage" office:value="0.296807149467954">
            <text:p>30%</text:p>
          </table:table-cell>
          <table:table-cell table:style-name="ce17" table:formula="of:=[.J176]/MAX([.J$1:.J$1000])" office:value-type="percentage" office:value="0.0589243523316062">
            <text:p>6%</text:p>
          </table:table-cell>
          <table:table-cell table:style-name="ce18" table:formula="of:=PERCENTRANK([.D$1:.D$1000]; [.D176])" office:value-type="percentage" office:value="0.248">
            <text:p>24,8%</text:p>
          </table:table-cell>
          <table:table-cell table:style-name="ce18" table:formula="of:=PERCENTRANK([.E$1:.E$1000]; [.E176])" office:value-type="percentage" office:value="0.248">
            <text:p>24,8%</text:p>
          </table:table-cell>
          <table:table-cell table:style-name="ce18" table:formula="of:=PERCENTRANK([.F$1:.F$1000]; [.F176])" office:value-type="percentage" office:value="0.496">
            <text:p>49,6%</text:p>
          </table:table-cell>
          <table:table-cell table:style-name="ce18" table:formula="of:=PERCENTRANK([.G$1:.G$1000]; [.G176])" office:value-type="percentage" office:value="0.296">
            <text:p>29,6%</text:p>
          </table:table-cell>
          <table:table-cell table:style-name="ce18" table:formula="of:=PERCENTRANK([.H$1:.H$1000]; [.H176])" office:value-type="percentage" office:value="0.284">
            <text:p>28,4%</text:p>
          </table:table-cell>
          <table:table-cell table:style-name="ce18" table:formula="of:=PERCENTRANK([.I$1:.I$1000]; [.I176])" office:value-type="percentage" office:value="0.404">
            <text:p>40,4%</text:p>
          </table:table-cell>
          <table:table-cell table:style-name="ce18" table:formula="of:=PERCENTRANK([.J$1:.J$1000]; [.J176])" office:value-type="percentage" office:value="0.304">
            <text:p>30,4%</text:p>
          </table:table-cell>
          <table:table-cell table:number-columns-repeated="999"/>
        </table:table-row>
        <table:table-row table:style-name="ro3">
          <table:table-cell office:value-type="float" office:value="35">
            <text:p>35</text:p>
          </table:table-cell>
          <table:table-cell office:value-type="string">
            <text:p>Clefairy</text:p>
          </table:table-cell>
          <table:table-cell office:value-type="float" office:value="1">
            <text:p>1</text:p>
          </table:table-cell>
          <table:table-cell office:value-type="float" office:value="107">
            <text:p>107</text:p>
          </table:table-cell>
          <table:table-cell office:value-type="float" office:value="116">
            <text:p>116</text:p>
          </table:table-cell>
          <table:table-cell office:value-type="float" office:value="140">
            <text:p>140</text:p>
          </table:table-cell>
          <table:table-cell office:value-type="float" office:value="1085">
            <text:p>1085</text:p>
          </table:table-cell>
          <table:table-cell table:formula="of:=SUM([.D177:.F177])" office:value-type="float" office:value="363">
            <text:p>363</text:p>
          </table:table-cell>
          <table:table-cell table:formula="of:=SQRT([.C177]*[.E177]*[.F177]^1.2)" office:value-type="float" office:value="208.884308137589">
            <text:p>209</text:p>
          </table:table-cell>
          <table:table-cell table:formula="of:=[.D177]^2*[.E177]*[.F177]/1000000" office:value-type="float" office:value="185.93176">
            <text:p>186</text:p>
          </table:table-cell>
          <table:table-cell office:value-type="float" office:value="5">
            <text:p>5,0</text:p>
          </table:table-cell>
          <table:table-cell table:style-name="ce17" table:formula="of:=[.D177]/MAX([.D$1:.D$1000])" office:value-type="percentage" office:value="0.356666666666667">
            <text:p>36%</text:p>
          </table:table-cell>
          <table:table-cell table:style-name="ce17" table:formula="of:=[.E177]/MAX([.E$1:.E$1000])" office:value-type="percentage" office:value="0.292929292929293">
            <text:p>29%</text:p>
          </table:table-cell>
          <table:table-cell table:style-name="ce17" table:formula="of:=[.F177]/MAX([.F$1:.F$1000])" office:value-type="percentage" office:value="0.274509803921569">
            <text:p>27%</text:p>
          </table:table-cell>
          <table:table-cell table:style-name="ce17" table:formula="of:=[.H177]/MAX([.H$1:.H$1000])" office:value-type="percentage" office:value="0.418202764976958">
            <text:p>42%</text:p>
          </table:table-cell>
          <table:table-cell table:style-name="ce17" table:formula="of:=[.I177]/MAX([.I$1:.I$1000])" office:value-type="percentage" office:value="0.327677007797736">
            <text:p>33%</text:p>
          </table:table-cell>
          <table:table-cell table:style-name="ce17" table:formula="of:=[.J177]/MAX([.J$1:.J$1000])" office:value-type="percentage" office:value="0.0588142243479031">
            <text:p>6%</text:p>
          </table:table-cell>
          <table:table-cell table:style-name="ce18" table:formula="of:=PERCENTRANK([.D$1:.D$1000]; [.D177])" office:value-type="percentage" office:value="0.176">
            <text:p>17,6%</text:p>
          </table:table-cell>
          <table:table-cell table:style-name="ce18" table:formula="of:=PERCENTRANK([.E$1:.E$1000]; [.E177])" office:value-type="percentage" office:value="0.292">
            <text:p>29,2%</text:p>
          </table:table-cell>
          <table:table-cell table:style-name="ce18" table:formula="of:=PERCENTRANK([.F$1:.F$1000]; [.F177])" office:value-type="percentage" office:value="0.6">
            <text:p>60,0%</text:p>
          </table:table-cell>
          <table:table-cell table:style-name="ce18" table:formula="of:=PERCENTRANK([.G$1:.G$1000]; [.G177])" office:value-type="percentage" office:value="0.296">
            <text:p>29,6%</text:p>
          </table:table-cell>
          <table:table-cell table:style-name="ce18" table:formula="of:=PERCENTRANK([.H$1:.H$1000]; [.H177])" office:value-type="percentage" office:value="0.32">
            <text:p>32,0%</text:p>
          </table:table-cell>
          <table:table-cell table:style-name="ce18" table:formula="of:=PERCENTRANK([.I$1:.I$1000]; [.I177])" office:value-type="percentage" office:value="0.448">
            <text:p>44,8%</text:p>
          </table:table-cell>
          <table:table-cell table:style-name="ce18" table:formula="of:=PERCENTRANK([.J$1:.J$1000]; [.J177])" office:value-type="percentage" office:value="0.3">
            <text:p>30,0%</text:p>
          </table:table-cell>
          <table:table-cell table:number-columns-repeated="999"/>
        </table:table-row>
        <table:table-row table:style-name="ro3">
          <table:table-cell office:value-type="float" office:value="109">
            <text:p>109</text:p>
          </table:table-cell>
          <table:table-cell office:value-type="string">
            <text:p>Koffing</text:p>
          </table:table-cell>
          <table:table-cell office:value-type="float" office:value="1">
            <text:p>1</text:p>
          </table:table-cell>
          <table:table-cell office:value-type="float" office:value="119">
            <text:p>119</text:p>
          </table:table-cell>
          <table:table-cell office:value-type="float" office:value="164">
            <text:p>164</text:p>
          </table:table-cell>
          <table:table-cell office:value-type="float" office:value="80">
            <text:p>80</text:p>
          </table:table-cell>
          <table:table-cell office:value-type="float" office:value="1091">
            <text:p>1091</text:p>
          </table:table-cell>
          <table:table-cell table:formula="of:=SUM([.D178:.F178])" office:value-type="float" office:value="363">
            <text:p>363</text:p>
          </table:table-cell>
          <table:table-cell table:formula="of:=SQRT([.C178]*[.E178]*[.F178]^1.2)" office:value-type="float" office:value="177.531701810332">
            <text:p>178</text:p>
          </table:table-cell>
          <table:table-cell table:formula="of:=[.D178]^2*[.E178]*[.F178]/1000000" office:value-type="float" office:value="185.79232">
            <text:p>186</text:p>
          </table:table-cell>
          <table:table-cell office:value-type="float" office:value="4">
            <text:p>4,0</text:p>
          </table:table-cell>
          <table:table-cell table:style-name="ce17" table:formula="of:=[.D178]/MAX([.D$1:.D$1000])" office:value-type="percentage" office:value="0.396666666666667">
            <text:p>40%</text:p>
          </table:table-cell>
          <table:table-cell table:style-name="ce17" table:formula="of:=[.E178]/MAX([.E$1:.E$1000])" office:value-type="percentage" office:value="0.414141414141414">
            <text:p>41%</text:p>
          </table:table-cell>
          <table:table-cell table:style-name="ce17" table:formula="of:=[.F178]/MAX([.F$1:.F$1000])" office:value-type="percentage" office:value="0.156862745098039">
            <text:p>16%</text:p>
          </table:table-cell>
          <table:table-cell table:style-name="ce17" table:formula="of:=[.H178]/MAX([.H$1:.H$1000])" office:value-type="percentage" office:value="0.418202764976958">
            <text:p>42%</text:p>
          </table:table-cell>
          <table:table-cell table:style-name="ce17" table:formula="of:=[.I178]/MAX([.I$1:.I$1000])" office:value-type="percentage" office:value="0.278494145190322">
            <text:p>28%</text:p>
          </table:table-cell>
          <table:table-cell table:style-name="ce17" table:formula="of:=[.J178]/MAX([.J$1:.J$1000])" office:value-type="percentage" office:value="0.0587701164695983">
            <text:p>6%</text:p>
          </table:table-cell>
          <table:table-cell table:style-name="ce18" table:formula="of:=PERCENTRANK([.D$1:.D$1000]; [.D178])" office:value-type="percentage" office:value="0.276">
            <text:p>27,6%</text:p>
          </table:table-cell>
          <table:table-cell table:style-name="ce18" table:formula="of:=PERCENTRANK([.E$1:.E$1000]; [.E178])" office:value-type="percentage" office:value="0.604">
            <text:p>60,4%</text:p>
          </table:table-cell>
          <table:table-cell table:style-name="ce18" table:formula="of:=PERCENTRANK([.F$1:.F$1000]; [.F178])" office:value-type="percentage" office:value="0.116">
            <text:p>11,6%</text:p>
          </table:table-cell>
          <table:table-cell table:style-name="ce18" table:formula="of:=PERCENTRANK([.G$1:.G$1000]; [.G178])" office:value-type="percentage" office:value="0.304">
            <text:p>30,4%</text:p>
          </table:table-cell>
          <table:table-cell table:style-name="ce18" table:formula="of:=PERCENTRANK([.H$1:.H$1000]; [.H178])" office:value-type="percentage" office:value="0.32">
            <text:p>32,0%</text:p>
          </table:table-cell>
          <table:table-cell table:style-name="ce18" table:formula="of:=PERCENTRANK([.I$1:.I$1000]; [.I178])" office:value-type="percentage" office:value="0.348">
            <text:p>34,8%</text:p>
          </table:table-cell>
          <table:table-cell table:style-name="ce18" table:formula="of:=PERCENTRANK([.J$1:.J$1000]; [.J178])" office:value-type="percentage" office:value="0.296">
            <text:p>29,6%</text:p>
          </table:table-cell>
          <table:table-cell table:number-columns-repeated="999"/>
        </table:table-row>
        <table:table-row table:style-name="ro3">
          <table:table-cell office:value-type="float" office:value="239">
            <text:p>239</text:p>
          </table:table-cell>
          <table:table-cell office:value-type="string">
            <text:p>Elekid</text:p>
          </table:table-cell>
          <table:table-cell office:value-type="float" office:value="1">
            <text:p>1</text:p>
          </table:table-cell>
          <table:table-cell office:value-type="float" office:value="135">
            <text:p>135</text:p>
          </table:table-cell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float" office:value="1073">
            <text:p>1073</text:p>
          </table:table-cell>
          <table:table-cell table:formula="of:=SUM([.D179:.F179])" office:value-type="float" office:value="335">
            <text:p>335</text:p>
          </table:table-cell>
          <table:table-cell table:formula="of:=SQRT([.C179]*[.E179]*[.F179]^1.2)" office:value-type="float" office:value="156.042122229572">
            <text:p>156</text:p>
          </table:table-cell>
          <table:table-cell table:formula="of:=[.D179]^2*[.E179]*[.F179]/1000000" office:value-type="float" office:value="180.4275">
            <text:p>180</text:p>
          </table:table-cell>
          <table:table-cell office:value-type="float" office:value="4">
            <text:p>4,0</text:p>
          </table:table-cell>
          <table:table-cell table:style-name="ce17" table:formula="of:=[.D179]/MAX([.D$1:.D$1000])" office:value-type="percentage" office:value="0.45">
            <text:p>45%</text:p>
          </table:table-cell>
          <table:table-cell table:style-name="ce17" table:formula="of:=[.E179]/MAX([.E$1:.E$1000])" office:value-type="percentage" office:value="0.277777777777778">
            <text:p>28%</text:p>
          </table:table-cell>
          <table:table-cell table:style-name="ce17" table:formula="of:=[.F179]/MAX([.F$1:.F$1000])" office:value-type="percentage" office:value="0.176470588235294">
            <text:p>18%</text:p>
          </table:table-cell>
          <table:table-cell table:style-name="ce17" table:formula="of:=[.H179]/MAX([.H$1:.H$1000])" office:value-type="percentage" office:value="0.385944700460829">
            <text:p>39%</text:p>
          </table:table-cell>
          <table:table-cell table:style-name="ce17" table:formula="of:=[.I179]/MAX([.I$1:.I$1000])" office:value-type="percentage" office:value="0.244783421782527">
            <text:p>24%</text:p>
          </table:table-cell>
          <table:table-cell table:style-name="ce17" table:formula="of:=[.J179]/MAX([.J$1:.J$1000])" office:value-type="percentage" office:value="0.0570731082389113">
            <text:p>6%</text:p>
          </table:table-cell>
          <table:table-cell table:style-name="ce18" table:formula="of:=PERCENTRANK([.D$1:.D$1000]; [.D179])" office:value-type="percentage" office:value="0.352">
            <text:p>35,2%</text:p>
          </table:table-cell>
          <table:table-cell table:style-name="ce18" table:formula="of:=PERCENTRANK([.E$1:.E$1000]; [.E179])" office:value-type="percentage" office:value="0.26">
            <text:p>26,0%</text:p>
          </table:table-cell>
          <table:table-cell table:style-name="ce18" table:formula="of:=PERCENTRANK([.F$1:.F$1000]; [.F179])" office:value-type="percentage" office:value="0.192">
            <text:p>19,2%</text:p>
          </table:table-cell>
          <table:table-cell table:style-name="ce18" table:formula="of:=PERCENTRANK([.G$1:.G$1000]; [.G179])" office:value-type="percentage" office:value="0.288">
            <text:p>28,8%</text:p>
          </table:table-cell>
          <table:table-cell table:style-name="ce18" table:formula="of:=PERCENTRANK([.H$1:.H$1000]; [.H179])" office:value-type="percentage" office:value="0.236">
            <text:p>23,6%</text:p>
          </table:table-cell>
          <table:table-cell table:style-name="ce18" table:formula="of:=PERCENTRANK([.I$1:.I$1000]; [.I179])" office:value-type="percentage" office:value="0.264">
            <text:p>26,4%</text:p>
          </table:table-cell>
          <table:table-cell table:style-name="ce18" table:formula="of:=PERCENTRANK([.J$1:.J$1000]; [.J179])" office:value-type="percentage" office:value="0.292">
            <text:p>29,2%</text:p>
          </table:table-cell>
          <table:table-cell table:number-columns-repeated="999"/>
        </table:table-row>
        <table:table-row table:style-name="ro3">
          <table:table-cell office:value-type="float" office:value="43">
            <text:p>43</text:p>
          </table:table-cell>
          <table:table-cell office:value-type="string">
            <text:p>Oddish</text:p>
          </table:table-cell>
          <table:table-cell office:value-type="float" office:value="1">
            <text:p>1</text:p>
          </table:table-cell>
          <table:table-cell office:value-type="float" office:value="131">
            <text:p>131</text:p>
          </table:table-cell>
          <table:table-cell office:value-type="float" office:value="116">
            <text:p>116</text:p>
          </table:table-cell>
          <table:table-cell office:value-type="float" office:value="90">
            <text:p>90</text:p>
          </table:table-cell>
          <table:table-cell office:value-type="float" office:value="1069">
            <text:p>1069</text:p>
          </table:table-cell>
          <table:table-cell table:formula="of:=SUM([.D180:.F180])" office:value-type="float" office:value="337">
            <text:p>337</text:p>
          </table:table-cell>
          <table:table-cell table:formula="of:=SQRT([.C180]*[.E180]*[.F180]^1.2)" office:value-type="float" office:value="160.241314997935">
            <text:p>160</text:p>
          </table:table-cell>
          <table:table-cell table:formula="of:=[.D180]^2*[.E180]*[.F180]/1000000" office:value-type="float" office:value="179.16084">
            <text:p>179</text:p>
          </table:table-cell>
          <table:table-cell office:value-type="float" office:value="3.5">
            <text:p>3,5</text:p>
          </table:table-cell>
          <table:table-cell table:style-name="ce17" table:formula="of:=[.D180]/MAX([.D$1:.D$1000])" office:value-type="percentage" office:value="0.436666666666667">
            <text:p>44%</text:p>
          </table:table-cell>
          <table:table-cell table:style-name="ce17" table:formula="of:=[.E180]/MAX([.E$1:.E$1000])" office:value-type="percentage" office:value="0.292929292929293">
            <text:p>29%</text:p>
          </table:table-cell>
          <table:table-cell table:style-name="ce17" table:formula="of:=[.F180]/MAX([.F$1:.F$1000])" office:value-type="percentage" office:value="0.176470588235294">
            <text:p>18%</text:p>
          </table:table-cell>
          <table:table-cell table:style-name="ce17" table:formula="of:=[.H180]/MAX([.H$1:.H$1000])" office:value-type="percentage" office:value="0.388248847926267">
            <text:p>39%</text:p>
          </table:table-cell>
          <table:table-cell table:style-name="ce17" table:formula="of:=[.I180]/MAX([.I$1:.I$1000])" office:value-type="percentage" office:value="0.251370699370639">
            <text:p>25%</text:p>
          </table:table-cell>
          <table:table-cell table:style-name="ce17" table:formula="of:=[.J180]/MAX([.J$1:.J$1000])" office:value-type="percentage" office:value="0.0566724363719182">
            <text:p>6%</text:p>
          </table:table-cell>
          <table:table-cell table:style-name="ce18" table:formula="of:=PERCENTRANK([.D$1:.D$1000]; [.D180])" office:value-type="percentage" office:value="0.336">
            <text:p>33,6%</text:p>
          </table:table-cell>
          <table:table-cell table:style-name="ce18" table:formula="of:=PERCENTRANK([.E$1:.E$1000]; [.E180])" office:value-type="percentage" office:value="0.292">
            <text:p>29,2%</text:p>
          </table:table-cell>
          <table:table-cell table:style-name="ce18" table:formula="of:=PERCENTRANK([.F$1:.F$1000]; [.F180])" office:value-type="percentage" office:value="0.192">
            <text:p>19,2%</text:p>
          </table:table-cell>
          <table:table-cell table:style-name="ce18" table:formula="of:=PERCENTRANK([.G$1:.G$1000]; [.G180])" office:value-type="percentage" office:value="0.284">
            <text:p>28,4%</text:p>
          </table:table-cell>
          <table:table-cell table:style-name="ce18" table:formula="of:=PERCENTRANK([.H$1:.H$1000]; [.H180])" office:value-type="percentage" office:value="0.248">
            <text:p>24,8%</text:p>
          </table:table-cell>
          <table:table-cell table:style-name="ce18" table:formula="of:=PERCENTRANK([.I$1:.I$1000]; [.I180])" office:value-type="percentage" office:value="0.28">
            <text:p>28,0%</text:p>
          </table:table-cell>
          <table:table-cell table:style-name="ce18" table:formula="of:=PERCENTRANK([.J$1:.J$1000]; [.J180])" office:value-type="percentage" office:value="0.288">
            <text:p>28,8%</text:p>
          </table:table-cell>
          <table:table-cell table:number-columns-repeated="999"/>
        </table:table-row>
        <table:table-row table:style-name="ro3">
          <table:table-cell office:value-type="float" office:value="170">
            <text:p>170</text:p>
          </table:table-cell>
          <table:table-cell office:value-type="string">
            <text:p>Chinchou</text:p>
          </table:table-cell>
          <table:table-cell office:value-type="float" office:value="1">
            <text:p>1</text:p>
          </table:table-cell>
          <table:table-cell table:number-columns-repeated="2" office:value-type="float" office:value="106">
            <text:p>106</text:p>
          </table:table-cell>
          <table:table-cell office:value-type="float" office:value="150">
            <text:p>150</text:p>
          </table:table-cell>
          <table:table-cell office:value-type="float" office:value="1067">
            <text:p>1067</text:p>
          </table:table-cell>
          <table:table-cell table:formula="of:=SUM([.D181:.F181])" office:value-type="float" office:value="362">
            <text:p>362</text:p>
          </table:table-cell>
          <table:table-cell table:formula="of:=SQRT([.C181]*[.E181]*[.F181]^1.2)" office:value-type="float" office:value="208.117062842247">
            <text:p>208</text:p>
          </table:table-cell>
          <table:table-cell table:formula="of:=[.D181]^2*[.E181]*[.F181]/1000000" office:value-type="float" office:value="178.6524">
            <text:p>179</text:p>
          </table:table-cell>
          <table:table-cell office:value-type="float" office:value="4">
            <text:p>4,0</text:p>
          </table:table-cell>
          <table:table-cell table:style-name="ce17" table:formula="of:=[.D181]/MAX([.D$1:.D$1000])" office:value-type="percentage" office:value="0.353333333333333">
            <text:p>35%</text:p>
          </table:table-cell>
          <table:table-cell table:style-name="ce17" table:formula="of:=[.E181]/MAX([.E$1:.E$1000])" office:value-type="percentage" office:value="0.267676767676768">
            <text:p>27%</text:p>
          </table:table-cell>
          <table:table-cell table:style-name="ce17" table:formula="of:=[.F181]/MAX([.F$1:.F$1000])" office:value-type="percentage" office:value="0.294117647058823">
            <text:p>29%</text:p>
          </table:table-cell>
          <table:table-cell table:style-name="ce17" table:formula="of:=[.H181]/MAX([.H$1:.H$1000])" office:value-type="percentage" office:value="0.41705069124424">
            <text:p>42%</text:p>
          </table:table-cell>
          <table:table-cell table:style-name="ce17" table:formula="of:=[.I181]/MAX([.I$1:.I$1000])" office:value-type="percentage" office:value="0.326473429391746">
            <text:p>33%</text:p>
          </table:table-cell>
          <table:table-cell table:style-name="ce17" table:formula="of:=[.J181]/MAX([.J$1:.J$1000])" office:value-type="percentage" office:value="0.0565116058380307">
            <text:p>6%</text:p>
          </table:table-cell>
          <table:table-cell table:style-name="ce18" table:formula="of:=PERCENTRANK([.D$1:.D$1000]; [.D181])" office:value-type="percentage" office:value="0.172">
            <text:p>17,2%</text:p>
          </table:table-cell>
          <table:table-cell table:style-name="ce18" table:formula="of:=PERCENTRANK([.E$1:.E$1000]; [.E181])" office:value-type="percentage" office:value="0.236">
            <text:p>23,6%</text:p>
          </table:table-cell>
          <table:table-cell table:style-name="ce18" table:formula="of:=PERCENTRANK([.F$1:.F$1000]; [.F181])" office:value-type="percentage" office:value="0.66">
            <text:p>66,0%</text:p>
          </table:table-cell>
          <table:table-cell table:style-name="ce18" table:formula="of:=PERCENTRANK([.G$1:.G$1000]; [.G181])" office:value-type="percentage" office:value="0.28">
            <text:p>28,0%</text:p>
          </table:table-cell>
          <table:table-cell table:style-name="ce18" table:formula="of:=PERCENTRANK([.H$1:.H$1000]; [.H181])" office:value-type="percentage" office:value="0.316">
            <text:p>31,6%</text:p>
          </table:table-cell>
          <table:table-cell table:style-name="ce18" table:formula="of:=PERCENTRANK([.I$1:.I$1000]; [.I181])" office:value-type="percentage" office:value="0.44">
            <text:p>44,0%</text:p>
          </table:table-cell>
          <table:table-cell table:style-name="ce18" table:formula="of:=PERCENTRANK([.J$1:.J$1000]; [.J181])" office:value-type="percentage" office:value="0.284">
            <text:p>28,4%</text:p>
          </table:table-cell>
          <table:table-cell table:number-columns-repeated="999"/>
        </table:table-row>
        <table:table-row table:style-name="ro3">
          <table:table-cell office:value-type="float" office:value="81">
            <text:p>81</text:p>
          </table:table-cell>
          <table:table-cell office:value-type="string">
            <text:p>Magnemite</text:p>
          </table:table-cell>
          <table:table-cell office:value-type="float" office:value="1">
            <text:p>1</text:p>
          </table:table-cell>
          <table:table-cell office:value-type="float" office:value="165">
            <text:p>16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1083">
            <text:p>1083</text:p>
          </table:table-cell>
          <table:table-cell table:formula="of:=SUM([.D182:.F182])" office:value-type="float" office:value="343">
            <text:p>343</text:p>
          </table:table-cell>
          <table:table-cell table:formula="of:=SQRT([.C182]*[.E182]*[.F182]^1.2)" office:value-type="float" office:value="118.300610930265">
            <text:p>118</text:p>
          </table:table-cell>
          <table:table-cell table:formula="of:=[.D182]^2*[.E182]*[.F182]/1000000" office:value-type="float" office:value="174.24">
            <text:p>174</text:p>
          </table:table-cell>
          <table:table-cell office:value-type="float" office:value="3.5">
            <text:p>3,5</text:p>
          </table:table-cell>
          <table:table-cell table:style-name="ce17" table:formula="of:=[.D182]/MAX([.D$1:.D$1000])" office:value-type="percentage" office:value="0.55">
            <text:p>55%</text:p>
          </table:table-cell>
          <table:table-cell table:style-name="ce17" table:formula="of:=[.E182]/MAX([.E$1:.E$1000])" office:value-type="percentage" office:value="0.323232323232323">
            <text:p>32%</text:p>
          </table:table-cell>
          <table:table-cell table:style-name="ce17" table:formula="of:=[.F182]/MAX([.F$1:.F$1000])" office:value-type="percentage" office:value="0.0980392156862745">
            <text:p>10%</text:p>
          </table:table-cell>
          <table:table-cell table:style-name="ce17" table:formula="of:=[.H182]/MAX([.H$1:.H$1000])" office:value-type="percentage" office:value="0.395161290322581">
            <text:p>40%</text:p>
          </table:table-cell>
          <table:table-cell table:style-name="ce17" table:formula="of:=[.I182]/MAX([.I$1:.I$1000])" office:value-type="percentage" office:value="0.185578278023354">
            <text:p>19%</text:p>
          </table:table-cell>
          <table:table-cell table:style-name="ce17" table:formula="of:=[.J182]/MAX([.J$1:.J$1000])" office:value-type="percentage" office:value="0.0551158685873712">
            <text:p>6%</text:p>
          </table:table-cell>
          <table:table-cell table:style-name="ce18" table:formula="of:=PERCENTRANK([.D$1:.D$1000]; [.D182])" office:value-type="percentage" office:value="0.552">
            <text:p>55,2%</text:p>
          </table:table-cell>
          <table:table-cell table:style-name="ce18" table:formula="of:=PERCENTRANK([.E$1:.E$1000]; [.E182])" office:value-type="percentage" office:value="0.348">
            <text:p>34,8%</text:p>
          </table:table-cell>
          <table:table-cell table:style-name="ce18" table:formula="of:=PERCENTRANK([.F$1:.F$1000]; [.F182])" office:value-type="percentage" office:value="0.016">
            <text:p>1,6%</text:p>
          </table:table-cell>
          <table:table-cell table:style-name="ce18" table:formula="of:=PERCENTRANK([.G$1:.G$1000]; [.G182])" office:value-type="percentage" office:value="0.292">
            <text:p>29,2%</text:p>
          </table:table-cell>
          <table:table-cell table:style-name="ce18" table:formula="of:=PERCENTRANK([.H$1:.H$1000]; [.H182])" office:value-type="percentage" office:value="0.256">
            <text:p>25,6%</text:p>
          </table:table-cell>
          <table:table-cell table:style-name="ce18" table:formula="of:=PERCENTRANK([.I$1:.I$1000]; [.I182])" office:value-type="percentage" office:value="0.1">
            <text:p>10,0%</text:p>
          </table:table-cell>
          <table:table-cell table:style-name="ce18" table:formula="of:=PERCENTRANK([.J$1:.J$1000]; [.J182])" office:value-type="percentage" office:value="0.28">
            <text:p>28,0%</text:p>
          </table:table-cell>
          <table:table-cell table:number-columns-repeated="999"/>
        </table:table-row>
        <table:table-row table:style-name="ro3">
          <table:table-cell office:value-type="float" office:value="204">
            <text:p>204</text:p>
          </table:table-cell>
          <table:table-cell office:value-type="string">
            <text:p>Pineco</text:p>
          </table:table-cell>
          <table:table-cell office:value-type="float" office:value="1">
            <text:p>1</text:p>
          </table:table-cell>
          <table:table-cell office:value-type="float" office:value="108">
            <text:p>108</text:p>
          </table:table-cell>
          <table:table-cell office:value-type="float" office:value="146">
            <text:p>146</text:p>
          </table:table-cell>
          <table:table-cell office:value-type="float" office:value="100">
            <text:p>100</text:p>
          </table:table-cell>
          <table:table-cell office:value-type="float" office:value="1045">
            <text:p>1045</text:p>
          </table:table-cell>
          <table:table-cell table:formula="of:=SUM([.D183:.F183])" office:value-type="float" office:value="354">
            <text:p>354</text:p>
          </table:table-cell>
          <table:table-cell table:formula="of:=SQRT([.C183]*[.E183]*[.F183]^1.2)" office:value-type="float" office:value="191.503373077447">
            <text:p>192</text:p>
          </table:table-cell>
          <table:table-cell table:formula="of:=[.D183]^2*[.E183]*[.F183]/1000000" office:value-type="float" office:value="170.2944">
            <text:p>170</text:p>
          </table:table-cell>
          <table:table-cell office:value-type="float" office:value="5">
            <text:p>5,0</text:p>
          </table:table-cell>
          <table:table-cell table:style-name="ce17" table:formula="of:=[.D183]/MAX([.D$1:.D$1000])" office:value-type="percentage" office:value="0.36">
            <text:p>36%</text:p>
          </table:table-cell>
          <table:table-cell table:style-name="ce17" table:formula="of:=[.E183]/MAX([.E$1:.E$1000])" office:value-type="percentage" office:value="0.368686868686869">
            <text:p>37%</text:p>
          </table:table-cell>
          <table:table-cell table:style-name="ce17" table:formula="of:=[.F183]/MAX([.F$1:.F$1000])" office:value-type="percentage" office:value="0.196078431372549">
            <text:p>20%</text:p>
          </table:table-cell>
          <table:table-cell table:style-name="ce17" table:formula="of:=[.H183]/MAX([.H$1:.H$1000])" office:value-type="percentage" office:value="0.407834101382488">
            <text:p>41%</text:p>
          </table:table-cell>
          <table:table-cell table:style-name="ce17" table:formula="of:=[.I183]/MAX([.I$1:.I$1000])" office:value-type="percentage" office:value="0.300411518857884">
            <text:p>30%</text:p>
          </table:table-cell>
          <table:table-cell table:style-name="ce17" table:formula="of:=[.J183]/MAX([.J$1:.J$1000])" office:value-type="percentage" office:value="0.0538677902408472">
            <text:p>5%</text:p>
          </table:table-cell>
          <table:table-cell table:style-name="ce18" table:formula="of:=PERCENTRANK([.D$1:.D$1000]; [.D183])" office:value-type="percentage" office:value="0.192">
            <text:p>19,2%</text:p>
          </table:table-cell>
          <table:table-cell table:style-name="ce18" table:formula="of:=PERCENTRANK([.E$1:.E$1000]; [.E183])" office:value-type="percentage" office:value="0.468">
            <text:p>46,8%</text:p>
          </table:table-cell>
          <table:table-cell table:style-name="ce18" table:formula="of:=PERCENTRANK([.F$1:.F$1000]; [.F183])" office:value-type="percentage" office:value="0.252">
            <text:p>25,2%</text:p>
          </table:table-cell>
          <table:table-cell table:style-name="ce18" table:formula="of:=PERCENTRANK([.G$1:.G$1000]; [.G183])" office:value-type="percentage" office:value="0.276">
            <text:p>27,6%</text:p>
          </table:table-cell>
          <table:table-cell table:style-name="ce18" table:formula="of:=PERCENTRANK([.H$1:.H$1000]; [.H183])" office:value-type="percentage" office:value="0.288">
            <text:p>28,8%</text:p>
          </table:table-cell>
          <table:table-cell table:style-name="ce18" table:formula="of:=PERCENTRANK([.I$1:.I$1000]; [.I183])" office:value-type="percentage" office:value="0.412">
            <text:p>41,2%</text:p>
          </table:table-cell>
          <table:table-cell table:style-name="ce18" table:formula="of:=PERCENTRANK([.J$1:.J$1000]; [.J183])" office:value-type="percentage" office:value="0.276">
            <text:p>27,6%</text:p>
          </table:table-cell>
          <table:table-cell table:number-columns-repeated="999"/>
        </table:table-row>
        <table:table-row table:style-name="ro3">
          <table:table-cell office:value-type="float" office:value="201">
            <text:p>201</text:p>
          </table:table-cell>
          <table:table-cell office:value-type="string">
            <text:p>Unown</text:p>
          </table:table-cell>
          <table:table-cell office:value-type="float" office:value="1">
            <text:p>1</text:p>
          </table:table-cell>
          <table:table-cell office:value-type="float" office:value="136">
            <text:p>136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office:value-type="float" office:value="1022">
            <text:p>1022</text:p>
          </table:table-cell>
          <table:table-cell table:formula="of:=SUM([.D184:.F184])" office:value-type="float" office:value="323">
            <text:p>323</text:p>
          </table:table-cell>
          <table:table-cell table:formula="of:=SQRT([.C184]*[.E184]*[.F184]^1.2)" office:value-type="float" office:value="147.531050890863">
            <text:p>148</text:p>
          </table:table-cell>
          <table:table-cell table:formula="of:=[.D184]^2*[.E184]*[.F184]/1000000" office:value-type="float" office:value="161.581056">
            <text:p>162</text:p>
          </table:table-cell>
          <table:table-cell office:value-type="float" office:value="5">
            <text:p>5,0</text:p>
          </table:table-cell>
          <table:table-cell table:style-name="ce17" table:formula="of:=[.D184]/MAX([.D$1:.D$1000])" office:value-type="percentage" office:value="0.453333333333333">
            <text:p>45%</text:p>
          </table:table-cell>
          <table:table-cell table:style-name="ce17" table:formula="of:=[.E184]/MAX([.E$1:.E$1000])" office:value-type="percentage" office:value="0.22979797979798">
            <text:p>23%</text:p>
          </table:table-cell>
          <table:table-cell table:style-name="ce17" table:formula="of:=[.F184]/MAX([.F$1:.F$1000])" office:value-type="percentage" office:value="0.188235294117647">
            <text:p>19%</text:p>
          </table:table-cell>
          <table:table-cell table:style-name="ce17" table:formula="of:=[.H184]/MAX([.H$1:.H$1000])" office:value-type="percentage" office:value="0.372119815668203">
            <text:p>37%</text:p>
          </table:table-cell>
          <table:table-cell table:style-name="ce17" table:formula="of:=[.I184]/MAX([.I$1:.I$1000])" office:value-type="percentage" office:value="0.231432096284278">
            <text:p>23%</text:p>
          </table:table-cell>
          <table:table-cell table:style-name="ce17" table:formula="of:=[.J184]/MAX([.J$1:.J$1000])" office:value-type="percentage" office:value="0.0511115716753022">
            <text:p>5%</text:p>
          </table:table-cell>
          <table:table-cell table:style-name="ce18" table:formula="of:=PERCENTRANK([.D$1:.D$1000]; [.D184])" office:value-type="percentage" office:value="0.36">
            <text:p>36,0%</text:p>
          </table:table-cell>
          <table:table-cell table:style-name="ce18" table:formula="of:=PERCENTRANK([.E$1:.E$1000]; [.E184])" office:value-type="percentage" office:value="0.136">
            <text:p>13,6%</text:p>
          </table:table-cell>
          <table:table-cell table:style-name="ce18" table:formula="of:=PERCENTRANK([.F$1:.F$1000]; [.F184])" office:value-type="percentage" office:value="0.244">
            <text:p>24,4%</text:p>
          </table:table-cell>
          <table:table-cell table:style-name="ce18" table:formula="of:=PERCENTRANK([.G$1:.G$1000]; [.G184])" office:value-type="percentage" office:value="0.268">
            <text:p>26,8%</text:p>
          </table:table-cell>
          <table:table-cell table:style-name="ce18" table:formula="of:=PERCENTRANK([.H$1:.H$1000]; [.H184])" office:value-type="percentage" office:value="0.216">
            <text:p>21,6%</text:p>
          </table:table-cell>
          <table:table-cell table:style-name="ce18" table:formula="of:=PERCENTRANK([.I$1:.I$1000]; [.I184])" office:value-type="percentage" office:value="0.212">
            <text:p>21,2%</text:p>
          </table:table-cell>
          <table:table-cell table:style-name="ce18" table:formula="of:=PERCENTRANK([.J$1:.J$1000]; [.J184])" office:value-type="percentage" office:value="0.272">
            <text:p>27,2%</text:p>
          </table:table-cell>
          <table:table-cell table:number-columns-repeated="999"/>
        </table:table-row>
        <table:table-row table:style-name="ro3">
          <table:table-cell office:value-type="float" office:value="158">
            <text:p>158</text:p>
          </table:table-cell>
          <table:table-cell office:value-type="string">
            <text:p>Totodile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office:value-type="float" office:value="116">
            <text:p>116</text:p>
          </table:table-cell>
          <table:table-cell office:value-type="float" office:value="100">
            <text:p>100</text:p>
          </table:table-cell>
          <table:table-cell office:value-type="float" office:value="1011">
            <text:p>1011</text:p>
          </table:table-cell>
          <table:table-cell table:formula="of:=SUM([.D185:.F185])" office:value-type="float" office:value="333">
            <text:p>333</text:p>
          </table:table-cell>
          <table:table-cell table:formula="of:=SQRT([.C185]*[.E185]*[.F185]^1.2)" office:value-type="float" office:value="170.698220862173">
            <text:p>171</text:p>
          </table:table-cell>
          <table:table-cell table:formula="of:=[.D185]^2*[.E185]*[.F185]/1000000" office:value-type="float" office:value="158.7924">
            <text:p>159</text:p>
          </table:table-cell>
          <table:table-cell office:value-type="float" office:value="3.5">
            <text:p>3,5</text:p>
          </table:table-cell>
          <table:table-cell table:style-name="ce17" table:formula="of:=[.D185]/MAX([.D$1:.D$1000])" office:value-type="percentage" office:value="0.39">
            <text:p>39%</text:p>
          </table:table-cell>
          <table:table-cell table:style-name="ce17" table:formula="of:=[.E185]/MAX([.E$1:.E$1000])" office:value-type="percentage" office:value="0.292929292929293">
            <text:p>29%</text:p>
          </table:table-cell>
          <table:table-cell table:style-name="ce17" table:formula="of:=[.F185]/MAX([.F$1:.F$1000])" office:value-type="percentage" office:value="0.196078431372549">
            <text:p>20%</text:p>
          </table:table-cell>
          <table:table-cell table:style-name="ce17" table:formula="of:=[.H185]/MAX([.H$1:.H$1000])" office:value-type="percentage" office:value="0.383640552995392">
            <text:p>38%</text:p>
          </table:table-cell>
          <table:table-cell table:style-name="ce17" table:formula="of:=[.I185]/MAX([.I$1:.I$1000])" office:value-type="percentage" office:value="0.267774457292747">
            <text:p>27%</text:p>
          </table:table-cell>
          <table:table-cell table:style-name="ce17" table:formula="of:=[.J185]/MAX([.J$1:.J$1000])" office:value-type="percentage" office:value="0.0502294596595115">
            <text:p>5%</text:p>
          </table:table-cell>
          <table:table-cell table:style-name="ce18" table:formula="of:=PERCENTRANK([.D$1:.D$1000]; [.D185])" office:value-type="percentage" office:value="0.248">
            <text:p>24,8%</text:p>
          </table:table-cell>
          <table:table-cell table:style-name="ce18" table:formula="of:=PERCENTRANK([.E$1:.E$1000]; [.E185])" office:value-type="percentage" office:value="0.292">
            <text:p>29,2%</text:p>
          </table:table-cell>
          <table:table-cell table:style-name="ce18" table:formula="of:=PERCENTRANK([.F$1:.F$1000]; [.F185])" office:value-type="percentage" office:value="0.252">
            <text:p>25,2%</text:p>
          </table:table-cell>
          <table:table-cell table:style-name="ce18" table:formula="of:=PERCENTRANK([.G$1:.G$1000]; [.G185])" office:value-type="percentage" office:value="0.26">
            <text:p>26,0%</text:p>
          </table:table-cell>
          <table:table-cell table:style-name="ce18" table:formula="of:=PERCENTRANK([.H$1:.H$1000]; [.H185])" office:value-type="percentage" office:value="0.232">
            <text:p>23,2%</text:p>
          </table:table-cell>
          <table:table-cell table:style-name="ce18" table:formula="of:=PERCENTRANK([.I$1:.I$1000]; [.I185])" office:value-type="percentage" office:value="0.332">
            <text:p>33,2%</text:p>
          </table:table-cell>
          <table:table-cell table:style-name="ce18" table:formula="of:=PERCENTRANK([.J$1:.J$1000]; [.J185])" office:value-type="percentage" office:value="0.268">
            <text:p>26,8%</text:p>
          </table:table-cell>
          <table:table-cell table:number-columns-repeated="999"/>
        </table:table-row>
        <table:table-row table:style-name="ro3">
          <table:table-cell office:value-type="float" office:value="118">
            <text:p>118</text:p>
          </table:table-cell>
          <table:table-cell office:value-type="string">
            <text:p>Goldeen</text:p>
          </table:table-cell>
          <table:table-cell office:value-type="float" office:value="1">
            <text:p>1</text:p>
          </table:table-cell>
          <table:table-cell office:value-type="float" office:value="123">
            <text:p>123</text:p>
          </table:table-cell>
          <table:table-cell office:value-type="float" office:value="115">
            <text:p>115</text:p>
          </table:table-cell>
          <table:table-cell office:value-type="float" office:value="90">
            <text:p>90</text:p>
          </table:table-cell>
          <table:table-cell office:value-type="float" office:value="1006">
            <text:p>1006</text:p>
          </table:table-cell>
          <table:table-cell table:formula="of:=SUM([.D186:.F186])" office:value-type="float" office:value="328">
            <text:p>328</text:p>
          </table:table-cell>
          <table:table-cell table:formula="of:=SQRT([.C186]*[.E186]*[.F186]^1.2)" office:value-type="float" office:value="159.549124656141">
            <text:p>160</text:p>
          </table:table-cell>
          <table:table-cell table:formula="of:=[.D186]^2*[.E186]*[.F186]/1000000" office:value-type="float" office:value="156.58515">
            <text:p>157</text:p>
          </table:table-cell>
          <table:table-cell office:value-type="float" office:value="3.5">
            <text:p>3,5</text:p>
          </table:table-cell>
          <table:table-cell table:style-name="ce17" table:formula="of:=[.D186]/MAX([.D$1:.D$1000])" office:value-type="percentage" office:value="0.41">
            <text:p>41%</text:p>
          </table:table-cell>
          <table:table-cell table:style-name="ce17" table:formula="of:=[.E186]/MAX([.E$1:.E$1000])" office:value-type="percentage" office:value="0.29040404040404">
            <text:p>29%</text:p>
          </table:table-cell>
          <table:table-cell table:style-name="ce17" table:formula="of:=[.F186]/MAX([.F$1:.F$1000])" office:value-type="percentage" office:value="0.176470588235294">
            <text:p>18%</text:p>
          </table:table-cell>
          <table:table-cell table:style-name="ce17" table:formula="of:=[.H186]/MAX([.H$1:.H$1000])" office:value-type="percentage" office:value="0.377880184331797">
            <text:p>38%</text:p>
          </table:table-cell>
          <table:table-cell table:style-name="ce17" table:formula="of:=[.I186]/MAX([.I$1:.I$1000])" office:value-type="percentage" office:value="0.250284859739851">
            <text:p>25%</text:p>
          </table:table-cell>
          <table:table-cell table:style-name="ce17" table:formula="of:=[.J186]/MAX([.J$1:.J$1000])" office:value-type="percentage" office:value="0.0495312588965439">
            <text:p>5%</text:p>
          </table:table-cell>
          <table:table-cell table:style-name="ce18" table:formula="of:=PERCENTRANK([.D$1:.D$1000]; [.D186])" office:value-type="percentage" office:value="0.296">
            <text:p>29,6%</text:p>
          </table:table-cell>
          <table:table-cell table:style-name="ce18" table:formula="of:=PERCENTRANK([.E$1:.E$1000]; [.E186])" office:value-type="percentage" office:value="0.288">
            <text:p>28,8%</text:p>
          </table:table-cell>
          <table:table-cell table:style-name="ce18" table:formula="of:=PERCENTRANK([.F$1:.F$1000]; [.F186])" office:value-type="percentage" office:value="0.192">
            <text:p>19,2%</text:p>
          </table:table-cell>
          <table:table-cell table:style-name="ce18" table:formula="of:=PERCENTRANK([.G$1:.G$1000]; [.G186])" office:value-type="percentage" office:value="0.256">
            <text:p>25,6%</text:p>
          </table:table-cell>
          <table:table-cell table:style-name="ce18" table:formula="of:=PERCENTRANK([.H$1:.H$1000]; [.H186])" office:value-type="percentage" office:value="0.224">
            <text:p>22,4%</text:p>
          </table:table-cell>
          <table:table-cell table:style-name="ce18" table:formula="of:=PERCENTRANK([.I$1:.I$1000]; [.I186])" office:value-type="percentage" office:value="0.276">
            <text:p>27,6%</text:p>
          </table:table-cell>
          <table:table-cell table:style-name="ce18" table:formula="of:=PERCENTRANK([.J$1:.J$1000]; [.J186])" office:value-type="percentage" office:value="0.264">
            <text:p>26,4%</text:p>
          </table:table-cell>
          <table:table-cell table:number-columns-repeated="999"/>
        </table:table-row>
        <table:table-row table:style-name="ro3">
          <table:table-cell office:value-type="float" office:value="84">
            <text:p>84</text:p>
          </table:table-cell>
          <table:table-cell office:value-type="string">
            <text:p>Doduo</text:p>
          </table:table-cell>
          <table:table-cell office:value-type="float" office:value="1">
            <text:p>1</text:p>
          </table:table-cell>
          <table:table-cell office:value-type="float" office:value="158">
            <text:p>158</text:p>
          </table:table-cell>
          <table:table-cell office:value-type="float" office:value="88">
            <text:p>88</text:p>
          </table:table-cell>
          <table:table-cell office:value-type="float" office:value="70">
            <text:p>70</text:p>
          </table:table-cell>
          <table:table-cell office:value-type="float" office:value="1011">
            <text:p>1011</text:p>
          </table:table-cell>
          <table:table-cell table:formula="of:=SUM([.D187:.F187])" office:value-type="float" office:value="316">
            <text:p>316</text:p>
          </table:table-cell>
          <table:table-cell table:formula="of:=SQRT([.C187]*[.E187]*[.F187]^1.2)" office:value-type="float" office:value="120.032861661116">
            <text:p>120</text:p>
          </table:table-cell>
          <table:table-cell table:formula="of:=[.D187]^2*[.E187]*[.F187]/1000000" office:value-type="float" office:value="153.77824">
            <text:p>154</text:p>
          </table:table-cell>
          <table:table-cell office:value-type="float" office:value="2.5">
            <text:p>2,5</text:p>
          </table:table-cell>
          <table:table-cell table:style-name="ce17" table:formula="of:=[.D187]/MAX([.D$1:.D$1000])" office:value-type="percentage" office:value="0.526666666666667">
            <text:p>53%</text:p>
          </table:table-cell>
          <table:table-cell table:style-name="ce17" table:formula="of:=[.E187]/MAX([.E$1:.E$1000])" office:value-type="percentage" office:value="0.222222222222222">
            <text:p>22%</text:p>
          </table:table-cell>
          <table:table-cell table:style-name="ce17" table:formula="of:=[.F187]/MAX([.F$1:.F$1000])" office:value-type="percentage" office:value="0.137254901960784">
            <text:p>14%</text:p>
          </table:table-cell>
          <table:table-cell table:style-name="ce17" table:formula="of:=[.H187]/MAX([.H$1:.H$1000])" office:value-type="percentage" office:value="0.36405529953917">
            <text:p>36%</text:p>
          </table:table-cell>
          <table:table-cell table:style-name="ce17" table:formula="of:=[.I187]/MAX([.I$1:.I$1000])" office:value-type="percentage" office:value="0.188295661350524">
            <text:p>19%</text:p>
          </table:table-cell>
          <table:table-cell table:style-name="ce17" table:formula="of:=[.J187]/MAX([.J$1:.J$1000])" office:value-type="percentage" office:value="0.0486433727469997">
            <text:p>5%</text:p>
          </table:table-cell>
          <table:table-cell table:style-name="ce18" table:formula="of:=PERCENTRANK([.D$1:.D$1000]; [.D187])" office:value-type="percentage" office:value="0.516">
            <text:p>51,6%</text:p>
          </table:table-cell>
          <table:table-cell table:style-name="ce18" table:formula="of:=PERCENTRANK([.E$1:.E$1000]; [.E187])" office:value-type="percentage" office:value="0.104">
            <text:p>10,4%</text:p>
          </table:table-cell>
          <table:table-cell table:style-name="ce18" table:formula="of:=PERCENTRANK([.F$1:.F$1000]; [.F187])" office:value-type="percentage" office:value="0.056">
            <text:p>5,6%</text:p>
          </table:table-cell>
          <table:table-cell table:style-name="ce18" table:formula="of:=PERCENTRANK([.G$1:.G$1000]; [.G187])" office:value-type="percentage" office:value="0.26">
            <text:p>26,0%</text:p>
          </table:table-cell>
          <table:table-cell table:style-name="ce18" table:formula="of:=PERCENTRANK([.H$1:.H$1000]; [.H187])" office:value-type="percentage" office:value="0.2">
            <text:p>20,0%</text:p>
          </table:table-cell>
          <table:table-cell table:style-name="ce18" table:formula="of:=PERCENTRANK([.I$1:.I$1000]; [.I187])" office:value-type="percentage" office:value="0.108">
            <text:p>10,8%</text:p>
          </table:table-cell>
          <table:table-cell table:style-name="ce18" table:formula="of:=PERCENTRANK([.J$1:.J$1000]; [.J187])" office:value-type="percentage" office:value="0.26">
            <text:p>26,0%</text:p>
          </table:table-cell>
          <table:table-cell table:number-columns-repeated="999"/>
        </table:table-row>
        <table:table-row table:style-name="ro3">
          <table:table-cell office:value-type="float" office:value="56">
            <text:p>56</text:p>
          </table:table-cell>
          <table:table-cell office:value-type="string">
            <text:p>Mankey</text:p>
          </table:table-cell>
          <table:table-cell office:value-type="float" office:value="1">
            <text:p>1</text:p>
          </table:table-cell>
          <table:table-cell office:value-type="float" office:value="148">
            <text:p>148</text:p>
          </table:table-cell>
          <table:table-cell office:value-type="float" office:value="87">
            <text:p>87</text:p>
          </table:table-cell>
          <table:table-cell office:value-type="float" office:value="80">
            <text:p>80</text:p>
          </table:table-cell>
          <table:table-cell office:value-type="float" office:value="1002">
            <text:p>1002</text:p>
          </table:table-cell>
          <table:table-cell table:formula="of:=SUM([.D188:.F188])" office:value-type="float" office:value="315">
            <text:p>315</text:p>
          </table:table-cell>
          <table:table-cell table:formula="of:=SQRT([.C188]*[.E188]*[.F188]^1.2)" office:value-type="float" office:value="129.304493816037">
            <text:p>129</text:p>
          </table:table-cell>
          <table:table-cell table:formula="of:=[.D188]^2*[.E188]*[.F188]/1000000" office:value-type="float" office:value="152.45184">
            <text:p>152</text:p>
          </table:table-cell>
          <table:table-cell office:value-type="float" office:value="3.5">
            <text:p>3,5</text:p>
          </table:table-cell>
          <table:table-cell table:style-name="ce17" table:formula="of:=[.D188]/MAX([.D$1:.D$1000])" office:value-type="percentage" office:value="0.493333333333333">
            <text:p>49%</text:p>
          </table:table-cell>
          <table:table-cell table:style-name="ce17" table:formula="of:=[.E188]/MAX([.E$1:.E$1000])" office:value-type="percentage" office:value="0.21969696969697">
            <text:p>22%</text:p>
          </table:table-cell>
          <table:table-cell table:style-name="ce17" table:formula="of:=[.F188]/MAX([.F$1:.F$1000])" office:value-type="percentage" office:value="0.156862745098039">
            <text:p>16%</text:p>
          </table:table-cell>
          <table:table-cell table:style-name="ce17" table:formula="of:=[.H188]/MAX([.H$1:.H$1000])" office:value-type="percentage" office:value="0.362903225806452">
            <text:p>36%</text:p>
          </table:table-cell>
          <table:table-cell table:style-name="ce17" table:formula="of:=[.I188]/MAX([.I$1:.I$1000])" office:value-type="percentage" office:value="0.202840079306155">
            <text:p>20%</text:p>
          </table:table-cell>
          <table:table-cell table:style-name="ce17" table:formula="of:=[.J188]/MAX([.J$1:.J$1000])" office:value-type="percentage" office:value="0.0482238038300214">
            <text:p>5%</text:p>
          </table:table-cell>
          <table:table-cell table:style-name="ce18" table:formula="of:=PERCENTRANK([.D$1:.D$1000]; [.D188])" office:value-type="percentage" office:value="0.436">
            <text:p>43,6%</text:p>
          </table:table-cell>
          <table:table-cell table:style-name="ce18" table:formula="of:=PERCENTRANK([.E$1:.E$1000]; [.E188])" office:value-type="percentage" office:value="0.096">
            <text:p>9,6%</text:p>
          </table:table-cell>
          <table:table-cell table:style-name="ce18" table:formula="of:=PERCENTRANK([.F$1:.F$1000]; [.F188])" office:value-type="percentage" office:value="0.116">
            <text:p>11,6%</text:p>
          </table:table-cell>
          <table:table-cell table:style-name="ce18" table:formula="of:=PERCENTRANK([.G$1:.G$1000]; [.G188])" office:value-type="percentage" office:value="0.244">
            <text:p>24,4%</text:p>
          </table:table-cell>
          <table:table-cell table:style-name="ce18" table:formula="of:=PERCENTRANK([.H$1:.H$1000]; [.H188])" office:value-type="percentage" office:value="0.196">
            <text:p>19,6%</text:p>
          </table:table-cell>
          <table:table-cell table:style-name="ce18" table:formula="of:=PERCENTRANK([.I$1:.I$1000]; [.I188])" office:value-type="percentage" office:value="0.152">
            <text:p>15,2%</text:p>
          </table:table-cell>
          <table:table-cell table:style-name="ce18" table:formula="of:=PERCENTRANK([.J$1:.J$1000]; [.J188])" office:value-type="percentage" office:value="0.256">
            <text:p>25,6%</text:p>
          </table:table-cell>
          <table:table-cell table:number-columns-repeated="999"/>
        </table:table-row>
        <table:table-row table:style-name="ro3">
          <table:table-cell office:value-type="float" office:value="96">
            <text:p>96</text:p>
          </table:table-cell>
          <table:table-cell office:value-type="string">
            <text:p>Drowzee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office:value-type="float" office:value="158">
            <text:p>158</text:p>
          </table:table-cell>
          <table:table-cell office:value-type="float" office:value="120">
            <text:p>120</text:p>
          </table:table-cell>
          <table:table-cell office:value-type="float" office:value="992">
            <text:p>992</text:p>
          </table:table-cell>
          <table:table-cell table:formula="of:=SUM([.D189:.F189])" office:value-type="float" office:value="367">
            <text:p>367</text:p>
          </table:table-cell>
          <table:table-cell table:formula="of:=SQRT([.C189]*[.E189]*[.F189]^1.2)" office:value-type="float" office:value="222.247708122855">
            <text:p>222</text:p>
          </table:table-cell>
          <table:table-cell table:formula="of:=[.D189]^2*[.E189]*[.F189]/1000000" office:value-type="float" office:value="150.18216">
            <text:p>150</text:p>
          </table:table-cell>
          <table:table-cell office:value-type="float" office:value="4.5">
            <text:p>4,5</text:p>
          </table:table-cell>
          <table:table-cell table:style-name="ce17" table:formula="of:=[.D189]/MAX([.D$1:.D$1000])" office:value-type="percentage" office:value="0.296666666666667">
            <text:p>30%</text:p>
          </table:table-cell>
          <table:table-cell table:style-name="ce17" table:formula="of:=[.E189]/MAX([.E$1:.E$1000])" office:value-type="percentage" office:value="0.398989898989899">
            <text:p>40%</text:p>
          </table:table-cell>
          <table:table-cell table:style-name="ce17" table:formula="of:=[.F189]/MAX([.F$1:.F$1000])" office:value-type="percentage" office:value="0.235294117647059">
            <text:p>24%</text:p>
          </table:table-cell>
          <table:table-cell table:style-name="ce17" table:formula="of:=[.H189]/MAX([.H$1:.H$1000])" office:value-type="percentage" office:value="0.422811059907834">
            <text:p>42%</text:p>
          </table:table-cell>
          <table:table-cell table:style-name="ce17" table:formula="of:=[.I189]/MAX([.I$1:.I$1000])" office:value-type="percentage" office:value="0.348640185741634">
            <text:p>35%</text:p>
          </table:table-cell>
          <table:table-cell table:style-name="ce17" table:formula="of:=[.J189]/MAX([.J$1:.J$1000])" office:value-type="percentage" office:value="0.0475058551120727">
            <text:p>5%</text:p>
          </table:table-cell>
          <table:table-cell table:style-name="ce18" table:formula="of:=PERCENTRANK([.D$1:.D$1000]; [.D189])" office:value-type="percentage" office:value="0.108">
            <text:p>10,8%</text:p>
          </table:table-cell>
          <table:table-cell table:style-name="ce18" table:formula="of:=PERCENTRANK([.E$1:.E$1000]; [.E189])" office:value-type="percentage" office:value="0.572">
            <text:p>57,2%</text:p>
          </table:table-cell>
          <table:table-cell table:style-name="ce18" table:formula="of:=PERCENTRANK([.F$1:.F$1000]; [.F189])" office:value-type="percentage" office:value="0.404">
            <text:p>40,4%</text:p>
          </table:table-cell>
          <table:table-cell table:style-name="ce18" table:formula="of:=PERCENTRANK([.G$1:.G$1000]; [.G189])" office:value-type="percentage" office:value="0.24">
            <text:p>24,0%</text:p>
          </table:table-cell>
          <table:table-cell table:style-name="ce18" table:formula="of:=PERCENTRANK([.H$1:.H$1000]; [.H189])" office:value-type="percentage" office:value="0.332">
            <text:p>33,2%</text:p>
          </table:table-cell>
          <table:table-cell table:style-name="ce18" table:formula="of:=PERCENTRANK([.I$1:.I$1000]; [.I189])" office:value-type="percentage" office:value="0.536">
            <text:p>53,6%</text:p>
          </table:table-cell>
          <table:table-cell table:style-name="ce18" table:formula="of:=PERCENTRANK([.J$1:.J$1000]; [.J189])" office:value-type="percentage" office:value="0.252">
            <text:p>25,2%</text:p>
          </table:table-cell>
          <table:table-cell table:number-columns-repeated="999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Bulbasaur</text:p>
          </table:table-cell>
          <table:table-cell office:value-type="float" office:value="1">
            <text:p>1</text:p>
          </table:table-cell>
          <table:table-cell table:number-columns-repeated="2" office:value-type="float" office:value="118">
            <text:p>118</text:p>
          </table:table-cell>
          <table:table-cell office:value-type="float" office:value="90">
            <text:p>90</text:p>
          </table:table-cell>
          <table:table-cell office:value-type="float" office:value="981">
            <text:p>981</text:p>
          </table:table-cell>
          <table:table-cell table:formula="of:=SUM([.D190:.F190])" office:value-type="float" office:value="326">
            <text:p>326</text:p>
          </table:table-cell>
          <table:table-cell table:formula="of:=SQRT([.C190]*[.E190]*[.F190]^1.2)" office:value-type="float" office:value="161.616802157821">
            <text:p>162</text:p>
          </table:table-cell>
          <table:table-cell table:formula="of:=[.D190]^2*[.E190]*[.F190]/1000000" office:value-type="float" office:value="147.87288">
            <text:p>148</text:p>
          </table:table-cell>
          <table:table-cell office:value-type="float" office:value="3.5">
            <text:p>3,5</text:p>
          </table:table-cell>
          <table:table-cell table:style-name="ce17" table:formula="of:=[.D190]/MAX([.D$1:.D$1000])" office:value-type="percentage" office:value="0.393333333333333">
            <text:p>39%</text:p>
          </table:table-cell>
          <table:table-cell table:style-name="ce17" table:formula="of:=[.E190]/MAX([.E$1:.E$1000])" office:value-type="percentage" office:value="0.297979797979798">
            <text:p>30%</text:p>
          </table:table-cell>
          <table:table-cell table:style-name="ce17" table:formula="of:=[.F190]/MAX([.F$1:.F$1000])" office:value-type="percentage" office:value="0.176470588235294">
            <text:p>18%</text:p>
          </table:table-cell>
          <table:table-cell table:style-name="ce17" table:formula="of:=[.H190]/MAX([.H$1:.H$1000])" office:value-type="percentage" office:value="0.375576036866359">
            <text:p>38%</text:p>
          </table:table-cell>
          <table:table-cell table:style-name="ce17" table:formula="of:=[.I190]/MAX([.I$1:.I$1000])" office:value-type="percentage" office:value="0.25352842735334">
            <text:p>25%</text:p>
          </table:table-cell>
          <table:table-cell table:style-name="ce17" table:formula="of:=[.J190]/MAX([.J$1:.J$1000])" office:value-type="percentage" office:value="0.0467753800603542">
            <text:p>5%</text:p>
          </table:table-cell>
          <table:table-cell table:style-name="ce18" table:formula="of:=PERCENTRANK([.D$1:.D$1000]; [.D190])" office:value-type="percentage" office:value="0.26">
            <text:p>26,0%</text:p>
          </table:table-cell>
          <table:table-cell table:style-name="ce18" table:formula="of:=PERCENTRANK([.E$1:.E$1000]; [.E190])" office:value-type="percentage" office:value="0.312">
            <text:p>31,2%</text:p>
          </table:table-cell>
          <table:table-cell table:style-name="ce18" table:formula="of:=PERCENTRANK([.F$1:.F$1000]; [.F190])" office:value-type="percentage" office:value="0.192">
            <text:p>19,2%</text:p>
          </table:table-cell>
          <table:table-cell table:style-name="ce18" table:formula="of:=PERCENTRANK([.G$1:.G$1000]; [.G190])" office:value-type="percentage" office:value="0.236">
            <text:p>23,6%</text:p>
          </table:table-cell>
          <table:table-cell table:style-name="ce18" table:formula="of:=PERCENTRANK([.H$1:.H$1000]; [.H190])" office:value-type="percentage" office:value="0.22">
            <text:p>22,0%</text:p>
          </table:table-cell>
          <table:table-cell table:style-name="ce18" table:formula="of:=PERCENTRANK([.I$1:.I$1000]; [.I190])" office:value-type="percentage" office:value="0.288">
            <text:p>28,8%</text:p>
          </table:table-cell>
          <table:table-cell table:style-name="ce18" table:formula="of:=PERCENTRANK([.J$1:.J$1000]; [.J190])" office:value-type="percentage" office:value="0.248">
            <text:p>24,8%</text:p>
          </table:table-cell>
          <table:table-cell table:number-columns-repeated="999"/>
        </table:table-row>
        <table:table-row table:style-name="ro3">
          <table:table-cell office:value-type="float" office:value="95">
            <text:p>95</text:p>
          </table:table-cell>
          <table:table-cell office:value-type="string">
            <text:p>Onix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office:value-type="float" office:value="288">
            <text:p>288</text:p>
          </table:table-cell>
          <table:table-cell office:value-type="float" office:value="70">
            <text:p>70</text:p>
          </table:table-cell>
          <table:table-cell office:value-type="float" office:value="1002">
            <text:p>1002</text:p>
          </table:table-cell>
          <table:table-cell table:formula="of:=SUM([.D191:.F191])" office:value-type="float" office:value="443">
            <text:p>443</text:p>
          </table:table-cell>
          <table:table-cell table:formula="of:=SQRT([.C191]*[.E191]*[.F191]^1.2)" office:value-type="float" office:value="217.147617077759">
            <text:p>217</text:p>
          </table:table-cell>
          <table:table-cell table:formula="of:=[.D191]^2*[.E191]*[.F191]/1000000" office:value-type="float" office:value="145.656">
            <text:p>146</text:p>
          </table:table-cell>
          <table:table-cell office:value-type="float" office:value="4">
            <text:p>4,0</text:p>
          </table:table-cell>
          <table:table-cell table:style-name="ce17" table:formula="of:=[.D191]/MAX([.D$1:.D$1000])" office:value-type="percentage" office:value="0.283333333333333">
            <text:p>28%</text:p>
          </table:table-cell>
          <table:table-cell table:style-name="ce17" table:formula="of:=[.E191]/MAX([.E$1:.E$1000])" office:value-type="percentage" office:value="0.727272727272727">
            <text:p>73%</text:p>
          </table:table-cell>
          <table:table-cell table:style-name="ce17" table:formula="of:=[.F191]/MAX([.F$1:.F$1000])" office:value-type="percentage" office:value="0.137254901960784">
            <text:p>14%</text:p>
          </table:table-cell>
          <table:table-cell table:style-name="ce17" table:formula="of:=[.H191]/MAX([.H$1:.H$1000])" office:value-type="percentage" office:value="0.51036866359447">
            <text:p>51%</text:p>
          </table:table-cell>
          <table:table-cell table:style-name="ce17" table:formula="of:=[.I191]/MAX([.I$1:.I$1000])" office:value-type="percentage" office:value="0.340639668191735">
            <text:p>34%</text:p>
          </table:table-cell>
          <table:table-cell table:style-name="ce17" table:formula="of:=[.J191]/MAX([.J$1:.J$1000])" office:value-type="percentage" office:value="0.0460741331207653">
            <text:p>5%</text:p>
          </table:table-cell>
          <table:table-cell table:style-name="ce18" table:formula="of:=PERCENTRANK([.D$1:.D$1000]; [.D191])" office:value-type="percentage" office:value="0.092">
            <text:p>9,2%</text:p>
          </table:table-cell>
          <table:table-cell table:style-name="ce18" table:formula="of:=PERCENTRANK([.E$1:.E$1000]; [.E191])" office:value-type="percentage" office:value="0.984">
            <text:p>98,4%</text:p>
          </table:table-cell>
          <table:table-cell table:style-name="ce18" table:formula="of:=PERCENTRANK([.F$1:.F$1000]; [.F191])" office:value-type="percentage" office:value="0.056">
            <text:p>5,6%</text:p>
          </table:table-cell>
          <table:table-cell table:style-name="ce18" table:formula="of:=PERCENTRANK([.G$1:.G$1000]; [.G191])" office:value-type="percentage" office:value="0.244">
            <text:p>24,4%</text:p>
          </table:table-cell>
          <table:table-cell table:style-name="ce18" table:formula="of:=PERCENTRANK([.H$1:.H$1000]; [.H191])" office:value-type="percentage" office:value="0.488">
            <text:p>48,8%</text:p>
          </table:table-cell>
          <table:table-cell table:style-name="ce18" table:formula="of:=PERCENTRANK([.I$1:.I$1000]; [.I191])" office:value-type="percentage" office:value="0.496">
            <text:p>49,6%</text:p>
          </table:table-cell>
          <table:table-cell table:style-name="ce18" table:formula="of:=PERCENTRANK([.J$1:.J$1000]; [.J191])" office:value-type="percentage" office:value="0.244">
            <text:p>24,4%</text:p>
          </table:table-cell>
          <table:table-cell table:number-columns-repeated="999"/>
        </table:table-row>
        <table:table-row table:style-name="ro3">
          <table:table-cell office:value-type="float" office:value="92">
            <text:p>92</text:p>
          </table:table-cell>
          <table:table-cell office:value-type="string">
            <text:p>Gastly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1002">
            <text:p>1002</text:p>
          </table:table-cell>
          <table:table-cell table:formula="of:=SUM([.D192:.F192])" office:value-type="float" office:value="316">
            <text:p>316</text:p>
          </table:table-cell>
          <table:table-cell table:formula="of:=SQRT([.C192]*[.E192]*[.F192]^1.2)" office:value-type="float" office:value="97.597742044155">
            <text:p>98</text:p>
          </table:table-cell>
          <table:table-cell table:formula="of:=[.D192]^2*[.E192]*[.F192]/1000000" office:value-type="float" office:value="145.3032">
            <text:p>145</text:p>
          </table:table-cell>
          <table:table-cell office:value-type="float" office:value="3.5">
            <text:p>3,5</text:p>
          </table:table-cell>
          <table:table-cell table:style-name="ce17" table:formula="of:=[.D192]/MAX([.D$1:.D$1000])" office:value-type="percentage" office:value="0.62">
            <text:p>62%</text:p>
          </table:table-cell>
          <table:table-cell table:style-name="ce17" table:formula="of:=[.E192]/MAX([.E$1:.E$1000])" office:value-type="percentage" office:value="0.176767676767677">
            <text:p>18%</text:p>
          </table:table-cell>
          <table:table-cell table:style-name="ce17" table:formula="of:=[.F192]/MAX([.F$1:.F$1000])" office:value-type="percentage" office:value="0.117647058823529">
            <text:p>12%</text:p>
          </table:table-cell>
          <table:table-cell table:style-name="ce17" table:formula="of:=[.H192]/MAX([.H$1:.H$1000])" office:value-type="percentage" office:value="0.36405529953917">
            <text:p>36%</text:p>
          </table:table-cell>
          <table:table-cell table:style-name="ce17" table:formula="of:=[.I192]/MAX([.I$1:.I$1000])" office:value-type="percentage" office:value="0.153101668411487">
            <text:p>15%</text:p>
          </table:table-cell>
          <table:table-cell table:style-name="ce17" table:formula="of:=[.J192]/MAX([.J$1:.J$1000])" office:value-type="percentage" office:value="0.045962534874452">
            <text:p>5%</text:p>
          </table:table-cell>
          <table:table-cell table:style-name="ce18" table:formula="of:=PERCENTRANK([.D$1:.D$1000]; [.D192])" office:value-type="percentage" office:value="0.712">
            <text:p>71,2%</text:p>
          </table:table-cell>
          <table:table-cell table:style-name="ce18" table:formula="of:=PERCENTRANK([.E$1:.E$1000]; [.E192])" office:value-type="percentage" office:value="0.04">
            <text:p>4,0%</text:p>
          </table:table-cell>
          <table:table-cell table:style-name="ce18" table:formula="of:=PERCENTRANK([.F$1:.F$1000]; [.F192])" office:value-type="percentage" office:value="0.024">
            <text:p>2,4%</text:p>
          </table:table-cell>
          <table:table-cell table:style-name="ce18" table:formula="of:=PERCENTRANK([.G$1:.G$1000]; [.G192])" office:value-type="percentage" office:value="0.244">
            <text:p>24,4%</text:p>
          </table:table-cell>
          <table:table-cell table:style-name="ce18" table:formula="of:=PERCENTRANK([.H$1:.H$1000]; [.H192])" office:value-type="percentage" office:value="0.2">
            <text:p>20,0%</text:p>
          </table:table-cell>
          <table:table-cell table:style-name="ce18" table:formula="of:=PERCENTRANK([.I$1:.I$1000]; [.I192])" office:value-type="percentage" office:value="0.06">
            <text:p>6,0%</text:p>
          </table:table-cell>
          <table:table-cell table:style-name="ce18" table:formula="of:=PERCENTRANK([.J$1:.J$1000]; [.J192])" office:value-type="percentage" office:value="0.24">
            <text:p>24,0%</text:p>
          </table:table-cell>
          <table:table-cell table:number-columns-repeated="999"/>
        </table:table-row>
        <table:table-row table:style-name="ro3">
          <table:table-cell office:value-type="float" office:value="202">
            <text:p>202</text:p>
          </table:table-cell>
          <table:table-cell office:value-type="string">
            <text:p>Wobbuffet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106">
            <text:p>106</text:p>
          </table:table-cell>
          <table:table-cell office:value-type="float" office:value="380">
            <text:p>380</text:p>
          </table:table-cell>
          <table:table-cell office:value-type="float" office:value="1024">
            <text:p>1024</text:p>
          </table:table-cell>
          <table:table-cell table:formula="of:=SUM([.D193:.F193])" office:value-type="float" office:value="546">
            <text:p>546</text:p>
          </table:table-cell>
          <table:table-cell table:formula="of:=SQRT([.C193]*[.E193]*[.F193]^1.2)" office:value-type="float" office:value="363.515631459387">
            <text:p>364</text:p>
          </table:table-cell>
          <table:table-cell table:formula="of:=[.D193]^2*[.E193]*[.F193]/1000000" office:value-type="float" office:value="145.008">
            <text:p>145</text:p>
          </table:table-cell>
          <table:table-cell office:value-type="float" office:value="5">
            <text:p>5,0</text:p>
          </table:table-cell>
          <table:table-cell table:style-name="ce17" table:formula="of:=[.D193]/MAX([.D$1:.D$1000])" office:value-type="percentage" office:value="0.2">
            <text:p>20%</text:p>
          </table:table-cell>
          <table:table-cell table:style-name="ce17" table:formula="of:=[.E193]/MAX([.E$1:.E$1000])" office:value-type="percentage" office:value="0.267676767676768">
            <text:p>27%</text:p>
          </table:table-cell>
          <table:table-cell table:style-name="ce17" table:formula="of:=[.F193]/MAX([.F$1:.F$1000])" office:value-type="percentage" office:value="0.745098039215686">
            <text:p>75%</text:p>
          </table:table-cell>
          <table:table-cell table:style-name="ce17" table:formula="of:=[.H193]/MAX([.H$1:.H$1000])" office:value-type="percentage" office:value="0.629032258064516">
            <text:p>63%</text:p>
          </table:table-cell>
          <table:table-cell table:style-name="ce17" table:formula="of:=[.I193]/MAX([.I$1:.I$1000])" office:value-type="percentage" office:value="0.570247308025918">
            <text:p>57%</text:p>
          </table:table-cell>
          <table:table-cell table:style-name="ce17" table:formula="of:=[.J193]/MAX([.J$1:.J$1000])" office:value-type="percentage" office:value="0.0458691567499858">
            <text:p>5%</text:p>
          </table:table-cell>
          <table:table-cell table:style-name="ce18" table:formula="of:=PERCENTRANK([.D$1:.D$1000]; [.D193])" office:value-type="percentage" office:value="0.032">
            <text:p>3,2%</text:p>
          </table:table-cell>
          <table:table-cell table:style-name="ce18" table:formula="of:=PERCENTRANK([.E$1:.E$1000]; [.E193])" office:value-type="percentage" office:value="0.236">
            <text:p>23,6%</text:p>
          </table:table-cell>
          <table:table-cell table:style-name="ce18" table:formula="of:=PERCENTRANK([.F$1:.F$1000]; [.F193])" office:value-type="percentage" office:value="0.992">
            <text:p>99,2%</text:p>
          </table:table-cell>
          <table:table-cell table:style-name="ce18" table:formula="of:=PERCENTRANK([.G$1:.G$1000]; [.G193])" office:value-type="percentage" office:value="0.272">
            <text:p>27,2%</text:p>
          </table:table-cell>
          <table:table-cell table:style-name="ce18" table:formula="of:=PERCENTRANK([.H$1:.H$1000]; [.H193])" office:value-type="percentage" office:value="0.788">
            <text:p>78,8%</text:p>
          </table:table-cell>
          <table:table-cell table:style-name="ce18" table:formula="of:=PERCENTRANK([.I$1:.I$1000]; [.I193])" office:value-type="percentage" office:value="0.972">
            <text:p>97,2%</text:p>
          </table:table-cell>
          <table:table-cell table:style-name="ce18" table:formula="of:=PERCENTRANK([.J$1:.J$1000]; [.J193])" office:value-type="percentage" office:value="0.236">
            <text:p>23,6%</text:p>
          </table:table-cell>
          <table:table-cell table:number-columns-repeated="999"/>
        </table:table-row>
        <table:table-row table:style-name="ro3">
          <table:table-cell office:value-type="float" office:value="133">
            <text:p>133</text:p>
          </table:table-cell>
          <table:table-cell office:value-type="string">
            <text:p>Eevee</text:p>
          </table:table-cell>
          <table:table-cell office:value-type="float" office:value="1">
            <text:p>1</text:p>
          </table:table-cell>
          <table:table-cell office:value-type="float" office:value="104">
            <text:p>104</text:p>
          </table:table-cell>
          <table:table-cell office:value-type="float" office:value="121">
            <text:p>121</text:p>
          </table:table-cell>
          <table:table-cell office:value-type="float" office:value="110">
            <text:p>110</text:p>
          </table:table-cell>
          <table:table-cell office:value-type="float" office:value="969">
            <text:p>969</text:p>
          </table:table-cell>
          <table:table-cell table:formula="of:=SUM([.D194:.F194])" office:value-type="float" office:value="335">
            <text:p>335</text:p>
          </table:table-cell>
          <table:table-cell table:formula="of:=SQRT([.C194]*[.E194]*[.F194]^1.2)" office:value-type="float" office:value="184.598554625514">
            <text:p>185</text:p>
          </table:table-cell>
          <table:table-cell table:formula="of:=[.D194]^2*[.E194]*[.F194]/1000000" office:value-type="float" office:value="143.96096">
            <text:p>144</text:p>
          </table:table-cell>
          <table:table-cell office:value-type="float" office:value="4.5">
            <text:p>4,5</text:p>
          </table:table-cell>
          <table:table-cell table:style-name="ce17" table:formula="of:=[.D194]/MAX([.D$1:.D$1000])" office:value-type="percentage" office:value="0.346666666666667">
            <text:p>35%</text:p>
          </table:table-cell>
          <table:table-cell table:style-name="ce17" table:formula="of:=[.E194]/MAX([.E$1:.E$1000])" office:value-type="percentage" office:value="0.305555555555556">
            <text:p>31%</text:p>
          </table:table-cell>
          <table:table-cell table:style-name="ce17" table:formula="of:=[.F194]/MAX([.F$1:.F$1000])" office:value-type="percentage" office:value="0.215686274509804">
            <text:p>22%</text:p>
          </table:table-cell>
          <table:table-cell table:style-name="ce17" table:formula="of:=[.H194]/MAX([.H$1:.H$1000])" office:value-type="percentage" office:value="0.385944700460829">
            <text:p>39%</text:p>
          </table:table-cell>
          <table:table-cell table:style-name="ce17" table:formula="of:=[.I194]/MAX([.I$1:.I$1000])" office:value-type="percentage" office:value="0.289579923752015">
            <text:p>29%</text:p>
          </table:table-cell>
          <table:table-cell table:style-name="ce17" table:formula="of:=[.J194]/MAX([.J$1:.J$1000])" office:value-type="percentage" office:value="0.0455379554239658">
            <text:p>5%</text:p>
          </table:table-cell>
          <table:table-cell table:style-name="ce18" table:formula="of:=PERCENTRANK([.D$1:.D$1000]; [.D194])" office:value-type="percentage" office:value="0.16">
            <text:p>16,0%</text:p>
          </table:table-cell>
          <table:table-cell table:style-name="ce18" table:formula="of:=PERCENTRANK([.E$1:.E$1000]; [.E194])" office:value-type="percentage" office:value="0.32">
            <text:p>32,0%</text:p>
          </table:table-cell>
          <table:table-cell table:style-name="ce18" table:formula="of:=PERCENTRANK([.F$1:.F$1000]; [.F194])" office:value-type="percentage" office:value="0.324">
            <text:p>32,4%</text:p>
          </table:table-cell>
          <table:table-cell table:style-name="ce18" table:formula="of:=PERCENTRANK([.G$1:.G$1000]; [.G194])" office:value-type="percentage" office:value="0.232">
            <text:p>23,2%</text:p>
          </table:table-cell>
          <table:table-cell table:style-name="ce18" table:formula="of:=PERCENTRANK([.H$1:.H$1000]; [.H194])" office:value-type="percentage" office:value="0.236">
            <text:p>23,6%</text:p>
          </table:table-cell>
          <table:table-cell table:style-name="ce18" table:formula="of:=PERCENTRANK([.I$1:.I$1000]; [.I194])" office:value-type="percentage" office:value="0.384">
            <text:p>38,4%</text:p>
          </table:table-cell>
          <table:table-cell table:style-name="ce18" table:formula="of:=PERCENTRANK([.J$1:.J$1000]; [.J194])" office:value-type="percentage" office:value="0.232">
            <text:p>23,2%</text:p>
          </table:table-cell>
          <table:table-cell table:number-columns-repeated="999"/>
        </table:table-row>
        <table:table-row table:style-name="ro3">
          <table:table-cell office:value-type="float" office:value="54">
            <text:p>54</text:p>
          </table:table-cell>
          <table:table-cell office:value-type="string">
            <text:p>Psyduck</text:p>
          </table:table-cell>
          <table:table-cell office:value-type="float" office:value="1">
            <text:p>1</text:p>
          </table:table-cell>
          <table:table-cell office:value-type="float" office:value="122">
            <text:p>122</text:p>
          </table:table-cell>
          <table:table-cell office:value-type="float" office:value="96">
            <text:p>96</text:p>
          </table:table-cell>
          <table:table-cell office:value-type="float" office:value="100">
            <text:p>100</text:p>
          </table:table-cell>
          <table:table-cell office:value-type="float" office:value="966">
            <text:p>966</text:p>
          </table:table-cell>
          <table:table-cell table:formula="of:=SUM([.D195:.F195])" office:value-type="float" office:value="318">
            <text:p>318</text:p>
          </table:table-cell>
          <table:table-cell table:formula="of:=SQRT([.C195]*[.E195]*[.F195]^1.2)" office:value-type="float" office:value="155.287184733615">
            <text:p>155</text:p>
          </table:table-cell>
          <table:table-cell table:formula="of:=[.D195]^2*[.E195]*[.F195]/1000000" office:value-type="float" office:value="142.8864">
            <text:p>143</text:p>
          </table:table-cell>
          <table:table-cell office:value-type="float" office:value="4.5">
            <text:p>4,5</text:p>
          </table:table-cell>
          <table:table-cell table:style-name="ce17" table:formula="of:=[.D195]/MAX([.D$1:.D$1000])" office:value-type="percentage" office:value="0.406666666666667">
            <text:p>41%</text:p>
          </table:table-cell>
          <table:table-cell table:style-name="ce17" table:formula="of:=[.E195]/MAX([.E$1:.E$1000])" office:value-type="percentage" office:value="0.242424242424242">
            <text:p>24%</text:p>
          </table:table-cell>
          <table:table-cell table:style-name="ce17" table:formula="of:=[.F195]/MAX([.F$1:.F$1000])" office:value-type="percentage" office:value="0.196078431372549">
            <text:p>20%</text:p>
          </table:table-cell>
          <table:table-cell table:style-name="ce17" table:formula="of:=[.H195]/MAX([.H$1:.H$1000])" office:value-type="percentage" office:value="0.366359447004608">
            <text:p>37%</text:p>
          </table:table-cell>
          <table:table-cell table:style-name="ce17" table:formula="of:=[.I195]/MAX([.I$1:.I$1000])" office:value-type="percentage" office:value="0.243599150632841">
            <text:p>24%</text:p>
          </table:table-cell>
          <table:table-cell table:style-name="ce17" table:formula="of:=[.J195]/MAX([.J$1:.J$1000])" office:value-type="percentage" office:value="0.0451980489286189">
            <text:p>5%</text:p>
          </table:table-cell>
          <table:table-cell table:style-name="ce18" table:formula="of:=PERCENTRANK([.D$1:.D$1000]; [.D195])" office:value-type="percentage" office:value="0.288">
            <text:p>28,8%</text:p>
          </table:table-cell>
          <table:table-cell table:style-name="ce18" table:formula="of:=PERCENTRANK([.E$1:.E$1000]; [.E195])" office:value-type="percentage" office:value="0.188">
            <text:p>18,8%</text:p>
          </table:table-cell>
          <table:table-cell table:style-name="ce18" table:formula="of:=PERCENTRANK([.F$1:.F$1000]; [.F195])" office:value-type="percentage" office:value="0.252">
            <text:p>25,2%</text:p>
          </table:table-cell>
          <table:table-cell table:style-name="ce18" table:formula="of:=PERCENTRANK([.G$1:.G$1000]; [.G195])" office:value-type="percentage" office:value="0.228">
            <text:p>22,8%</text:p>
          </table:table-cell>
          <table:table-cell table:style-name="ce18" table:formula="of:=PERCENTRANK([.H$1:.H$1000]; [.H195])" office:value-type="percentage" office:value="0.208">
            <text:p>20,8%</text:p>
          </table:table-cell>
          <table:table-cell table:style-name="ce18" table:formula="of:=PERCENTRANK([.I$1:.I$1000]; [.I195])" office:value-type="percentage" office:value="0.26">
            <text:p>26,0%</text:p>
          </table:table-cell>
          <table:table-cell table:style-name="ce18" table:formula="of:=PERCENTRANK([.J$1:.J$1000]; [.J195])" office:value-type="percentage" office:value="0.228">
            <text:p>22,8%</text:p>
          </table:table-cell>
          <table:table-cell table:number-columns-repeated="999"/>
        </table:table-row>
        <table:table-row table:style-name="ro3">
          <table:table-cell office:value-type="float" office:value="72">
            <text:p>72</text:p>
          </table:table-cell>
          <table:table-cell office:value-type="string">
            <text:p>Tentacool</text:p>
          </table:table-cell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office:value-type="float" office:value="182">
            <text:p>182</text:p>
          </table:table-cell>
          <table:table-cell office:value-type="float" office:value="80">
            <text:p>80</text:p>
          </table:table-cell>
          <table:table-cell office:value-type="float" office:value="956">
            <text:p>956</text:p>
          </table:table-cell>
          <table:table-cell table:formula="of:=SUM([.D196:.F196])" office:value-type="float" office:value="359">
            <text:p>359</text:p>
          </table:table-cell>
          <table:table-cell table:formula="of:=SQRT([.C196]*[.E196]*[.F196]^1.2)" office:value-type="float" office:value="187.020703446274">
            <text:p>187</text:p>
          </table:table-cell>
          <table:table-cell table:formula="of:=[.D196]^2*[.E196]*[.F196]/1000000" office:value-type="float" office:value="136.99504">
            <text:p>137</text:p>
          </table:table-cell>
          <table:table-cell office:value-type="float" office:value="3.5">
            <text:p>3,5</text:p>
          </table:table-cell>
          <table:table-cell table:style-name="ce17" table:formula="of:=[.D196]/MAX([.D$1:.D$1000])" office:value-type="percentage" office:value="0.323333333333333">
            <text:p>32%</text:p>
          </table:table-cell>
          <table:table-cell table:style-name="ce17" table:formula="of:=[.E196]/MAX([.E$1:.E$1000])" office:value-type="percentage" office:value="0.45959595959596">
            <text:p>46%</text:p>
          </table:table-cell>
          <table:table-cell table:style-name="ce17" table:formula="of:=[.F196]/MAX([.F$1:.F$1000])" office:value-type="percentage" office:value="0.156862745098039">
            <text:p>16%</text:p>
          </table:table-cell>
          <table:table-cell table:style-name="ce17" table:formula="of:=[.H196]/MAX([.H$1:.H$1000])" office:value-type="percentage" office:value="0.413594470046083">
            <text:p>41%</text:p>
          </table:table-cell>
          <table:table-cell table:style-name="ce17" table:formula="of:=[.I196]/MAX([.I$1:.I$1000])" office:value-type="percentage" office:value="0.293379550852317">
            <text:p>29%</text:p>
          </table:table-cell>
          <table:table-cell table:style-name="ce17" table:formula="of:=[.J196]/MAX([.J$1:.J$1000])" office:value-type="percentage" office:value="0.0433344847438112">
            <text:p>4%</text:p>
          </table:table-cell>
          <table:table-cell table:style-name="ce18" table:formula="of:=PERCENTRANK([.D$1:.D$1000]; [.D196])" office:value-type="percentage" office:value="0.144">
            <text:p>14,4%</text:p>
          </table:table-cell>
          <table:table-cell table:style-name="ce18" table:formula="of:=PERCENTRANK([.E$1:.E$1000]; [.E196])" office:value-type="percentage" office:value="0.708">
            <text:p>70,8%</text:p>
          </table:table-cell>
          <table:table-cell table:style-name="ce18" table:formula="of:=PERCENTRANK([.F$1:.F$1000]; [.F196])" office:value-type="percentage" office:value="0.116">
            <text:p>11,6%</text:p>
          </table:table-cell>
          <table:table-cell table:style-name="ce18" table:formula="of:=PERCENTRANK([.G$1:.G$1000]; [.G196])" office:value-type="percentage" office:value="0.22">
            <text:p>22,0%</text:p>
          </table:table-cell>
          <table:table-cell table:style-name="ce18" table:formula="of:=PERCENTRANK([.H$1:.H$1000]; [.H196])" office:value-type="percentage" office:value="0.308">
            <text:p>30,8%</text:p>
          </table:table-cell>
          <table:table-cell table:style-name="ce18" table:formula="of:=PERCENTRANK([.I$1:.I$1000]; [.I196])" office:value-type="percentage" office:value="0.388">
            <text:p>38,8%</text:p>
          </table:table-cell>
          <table:table-cell table:style-name="ce18" table:formula="of:=PERCENTRANK([.J$1:.J$1000]; [.J196])" office:value-type="percentage" office:value="0.224">
            <text:p>22,4%</text:p>
          </table:table-cell>
          <table:table-cell table:number-columns-repeated="999"/>
        </table:table-row>
        <table:table-row table:style-name="ro3">
          <table:table-cell office:value-type="float" office:value="90">
            <text:p>90</text:p>
          </table:table-cell>
          <table:table-cell office:value-type="string">
            <text:p>Shellder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168">
            <text:p>168</text:p>
          </table:table-cell>
          <table:table-cell office:value-type="float" office:value="60">
            <text:p>60</text:p>
          </table:table-cell>
          <table:table-cell office:value-type="float" office:value="958">
            <text:p>958</text:p>
          </table:table-cell>
          <table:table-cell table:formula="of:=SUM([.D197:.F197])" office:value-type="float" office:value="344">
            <text:p>344</text:p>
          </table:table-cell>
          <table:table-cell table:formula="of:=SQRT([.C197]*[.E197]*[.F197]^1.2)" office:value-type="float" office:value="151.197771825784">
            <text:p>151</text:p>
          </table:table-cell>
          <table:table-cell table:formula="of:=[.D197]^2*[.E197]*[.F197]/1000000" office:value-type="float" office:value="135.63648">
            <text:p>136</text:p>
          </table:table-cell>
          <table:table-cell office:value-type="float" office:value="3">
            <text:p>3,0</text:p>
          </table:table-cell>
          <table:table-cell table:style-name="ce17" table:formula="of:=[.D197]/MAX([.D$1:.D$1000])" office:value-type="percentage" office:value="0.386666666666667">
            <text:p>39%</text:p>
          </table:table-cell>
          <table:table-cell table:style-name="ce17" table:formula="of:=[.E197]/MAX([.E$1:.E$1000])" office:value-type="percentage" office:value="0.424242424242424">
            <text:p>42%</text:p>
          </table:table-cell>
          <table:table-cell table:style-name="ce17" table:formula="of:=[.F197]/MAX([.F$1:.F$1000])" office:value-type="percentage" office:value="0.117647058823529">
            <text:p>12%</text:p>
          </table:table-cell>
          <table:table-cell table:style-name="ce17" table:formula="of:=[.H197]/MAX([.H$1:.H$1000])" office:value-type="percentage" office:value="0.396313364055299">
            <text:p>40%</text:p>
          </table:table-cell>
          <table:table-cell table:style-name="ce17" table:formula="of:=[.I197]/MAX([.I$1:.I$1000])" office:value-type="percentage" office:value="0.237184084813704">
            <text:p>24%</text:p>
          </table:table-cell>
          <table:table-cell table:style-name="ce17" table:formula="of:=[.J197]/MAX([.J$1:.J$1000])" office:value-type="percentage" office:value="0.0429047429254683">
            <text:p>4%</text:p>
          </table:table-cell>
          <table:table-cell table:style-name="ce18" table:formula="of:=PERCENTRANK([.D$1:.D$1000]; [.D197])" office:value-type="percentage" office:value="0.236">
            <text:p>23,6%</text:p>
          </table:table-cell>
          <table:table-cell table:style-name="ce18" table:formula="of:=PERCENTRANK([.E$1:.E$1000]; [.E197])" office:value-type="percentage" office:value="0.636">
            <text:p>63,6%</text:p>
          </table:table-cell>
          <table:table-cell table:style-name="ce18" table:formula="of:=PERCENTRANK([.F$1:.F$1000]; [.F197])" office:value-type="percentage" office:value="0.024">
            <text:p>2,4%</text:p>
          </table:table-cell>
          <table:table-cell table:style-name="ce18" table:formula="of:=PERCENTRANK([.G$1:.G$1000]; [.G197])" office:value-type="percentage" office:value="0.224">
            <text:p>22,4%</text:p>
          </table:table-cell>
          <table:table-cell table:style-name="ce18" table:formula="of:=PERCENTRANK([.H$1:.H$1000]; [.H197])" office:value-type="percentage" office:value="0.264">
            <text:p>26,4%</text:p>
          </table:table-cell>
          <table:table-cell table:style-name="ce18" table:formula="of:=PERCENTRANK([.I$1:.I$1000]; [.I197])" office:value-type="percentage" office:value="0.236">
            <text:p>23,6%</text:p>
          </table:table-cell>
          <table:table-cell table:style-name="ce18" table:formula="of:=PERCENTRANK([.J$1:.J$1000]; [.J197])" office:value-type="percentage" office:value="0.22">
            <text:p>22,0%</text:p>
          </table:table-cell>
          <table:table-cell table:number-columns-repeated="999"/>
        </table:table-row>
        <table:table-row table:style-name="ro3">
          <table:table-cell office:value-type="float" office:value="104">
            <text:p>104</text:p>
          </table:table-cell>
          <table:table-cell office:value-type="string">
            <text:p>Cubone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65">
            <text:p>165</text:p>
          </table:table-cell>
          <table:table-cell office:value-type="float" office:value="100">
            <text:p>100</text:p>
          </table:table-cell>
          <table:table-cell office:value-type="float" office:value="943">
            <text:p>943</text:p>
          </table:table-cell>
          <table:table-cell table:formula="of:=SUM([.D198:.F198])" office:value-type="float" office:value="355">
            <text:p>355</text:p>
          </table:table-cell>
          <table:table-cell table:formula="of:=SQRT([.C198]*[.E198]*[.F198]^1.2)" office:value-type="float" office:value="203.583216695061">
            <text:p>204</text:p>
          </table:table-cell>
          <table:table-cell table:formula="of:=[.D198]^2*[.E198]*[.F198]/1000000" office:value-type="float" office:value="133.65">
            <text:p>134</text:p>
          </table:table-cell>
          <table:table-cell office:value-type="float" office:value="4">
            <text:p>4,0</text:p>
          </table:table-cell>
          <table:table-cell table:style-name="ce17" table:formula="of:=[.D198]/MAX([.D$1:.D$1000])" office:value-type="percentage" office:value="0.3">
            <text:p>30%</text:p>
          </table:table-cell>
          <table:table-cell table:style-name="ce17" table:formula="of:=[.E198]/MAX([.E$1:.E$1000])" office:value-type="percentage" office:value="0.416666666666667">
            <text:p>42%</text:p>
          </table:table-cell>
          <table:table-cell table:style-name="ce17" table:formula="of:=[.F198]/MAX([.F$1:.F$1000])" office:value-type="percentage" office:value="0.196078431372549">
            <text:p>20%</text:p>
          </table:table-cell>
          <table:table-cell table:style-name="ce17" table:formula="of:=[.H198]/MAX([.H$1:.H$1000])" office:value-type="percentage" office:value="0.408986175115207">
            <text:p>41%</text:p>
          </table:table-cell>
          <table:table-cell table:style-name="ce17" table:formula="of:=[.I198]/MAX([.I$1:.I$1000])" office:value-type="percentage" office:value="0.319361180738071">
            <text:p>32%</text:p>
          </table:table-cell>
          <table:table-cell table:style-name="ce17" table:formula="of:=[.J198]/MAX([.J$1:.J$1000])" office:value-type="percentage" office:value="0.0422763764732677">
            <text:p>4%</text:p>
          </table:table-cell>
          <table:table-cell table:style-name="ce18" table:formula="of:=PERCENTRANK([.D$1:.D$1000]; [.D198])" office:value-type="percentage" office:value="0.112">
            <text:p>11,2%</text:p>
          </table:table-cell>
          <table:table-cell table:style-name="ce18" table:formula="of:=PERCENTRANK([.E$1:.E$1000]; [.E198])" office:value-type="percentage" office:value="0.612">
            <text:p>61,2%</text:p>
          </table:table-cell>
          <table:table-cell table:style-name="ce18" table:formula="of:=PERCENTRANK([.F$1:.F$1000]; [.F198])" office:value-type="percentage" office:value="0.252">
            <text:p>25,2%</text:p>
          </table:table-cell>
          <table:table-cell table:style-name="ce18" table:formula="of:=PERCENTRANK([.G$1:.G$1000]; [.G198])" office:value-type="percentage" office:value="0.216">
            <text:p>21,6%</text:p>
          </table:table-cell>
          <table:table-cell table:style-name="ce18" table:formula="of:=PERCENTRANK([.H$1:.H$1000]; [.H198])" office:value-type="percentage" office:value="0.296">
            <text:p>29,6%</text:p>
          </table:table-cell>
          <table:table-cell table:style-name="ce18" table:formula="of:=PERCENTRANK([.I$1:.I$1000]; [.I198])" office:value-type="percentage" office:value="0.432">
            <text:p>43,2%</text:p>
          </table:table-cell>
          <table:table-cell table:style-name="ce18" table:formula="of:=PERCENTRANK([.J$1:.J$1000]; [.J198])" office:value-type="percentage" office:value="0.216">
            <text:p>21,6%</text:p>
          </table:table-cell>
          <table:table-cell table:number-columns-repeated="999"/>
        </table:table-row>
        <table:table-row table:style-name="ro3">
          <table:table-cell office:value-type="float" office:value="225">
            <text:p>225</text:p>
          </table:table-cell>
          <table:table-cell office:value-type="string">
            <text:p>Delibird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table:number-columns-repeated="2" office:value-type="float" office:value="90">
            <text:p>90</text:p>
          </table:table-cell>
          <table:table-cell office:value-type="float" office:value="937">
            <text:p>937</text:p>
          </table:table-cell>
          <table:table-cell table:formula="of:=SUM([.D199:.F199])" office:value-type="float" office:value="308">
            <text:p>308</text:p>
          </table:table-cell>
          <table:table-cell table:formula="of:=SQRT([.C199]*[.E199]*[.F199]^1.2)" office:value-type="float" office:value="141.145410252618">
            <text:p>141</text:p>
          </table:table-cell>
          <table:table-cell table:formula="of:=[.D199]^2*[.E199]*[.F199]/1000000" office:value-type="float" office:value="132.7104">
            <text:p>133</text:p>
          </table:table-cell>
          <table:table-cell office:value-type="float" office:value="4.5">
            <text:p>4,5</text:p>
          </table:table-cell>
          <table:table-cell table:style-name="ce17" table:formula="of:=[.D199]/MAX([.D$1:.D$1000])" office:value-type="percentage" office:value="0.426666666666667">
            <text:p>43%</text:p>
          </table:table-cell>
          <table:table-cell table:style-name="ce17" table:formula="of:=[.E199]/MAX([.E$1:.E$1000])" office:value-type="percentage" office:value="0.227272727272727">
            <text:p>23%</text:p>
          </table:table-cell>
          <table:table-cell table:style-name="ce17" table:formula="of:=[.F199]/MAX([.F$1:.F$1000])" office:value-type="percentage" office:value="0.176470588235294">
            <text:p>18%</text:p>
          </table:table-cell>
          <table:table-cell table:style-name="ce17" table:formula="of:=[.H199]/MAX([.H$1:.H$1000])" office:value-type="percentage" office:value="0.354838709677419">
            <text:p>35%</text:p>
          </table:table-cell>
          <table:table-cell table:style-name="ce17" table:formula="of:=[.I199]/MAX([.I$1:.I$1000])" office:value-type="percentage" office:value="0.221414935895986">
            <text:p>22%</text:p>
          </table:table-cell>
          <table:table-cell table:style-name="ce17" table:formula="of:=[.J199]/MAX([.J$1:.J$1000])" office:value-type="percentage" office:value="0.0419791607356374">
            <text:p>4%</text:p>
          </table:table-cell>
          <table:table-cell table:style-name="ce18" table:formula="of:=PERCENTRANK([.D$1:.D$1000]; [.D199])" office:value-type="percentage" office:value="0.32">
            <text:p>32,0%</text:p>
          </table:table-cell>
          <table:table-cell table:style-name="ce18" table:formula="of:=PERCENTRANK([.E$1:.E$1000]; [.E199])" office:value-type="percentage" office:value="0.128">
            <text:p>12,8%</text:p>
          </table:table-cell>
          <table:table-cell table:style-name="ce18" table:formula="of:=PERCENTRANK([.F$1:.F$1000]; [.F199])" office:value-type="percentage" office:value="0.192">
            <text:p>19,2%</text:p>
          </table:table-cell>
          <table:table-cell table:style-name="ce18" table:formula="of:=PERCENTRANK([.G$1:.G$1000]; [.G199])" office:value-type="percentage" office:value="0.212">
            <text:p>21,2%</text:p>
          </table:table-cell>
          <table:table-cell table:style-name="ce18" table:formula="of:=PERCENTRANK([.H$1:.H$1000]; [.H199])" office:value-type="percentage" office:value="0.18">
            <text:p>18,0%</text:p>
          </table:table-cell>
          <table:table-cell table:style-name="ce18" table:formula="of:=PERCENTRANK([.I$1:.I$1000]; [.I199])" office:value-type="percentage" office:value="0.196">
            <text:p>19,6%</text:p>
          </table:table-cell>
          <table:table-cell table:style-name="ce18" table:formula="of:=PERCENTRANK([.J$1:.J$1000]; [.J199])" office:value-type="percentage" office:value="0.212">
            <text:p>21,2%</text:p>
          </table:table-cell>
          <table:table-cell table:number-columns-repeated="999"/>
        </table:table-row>
        <table:table-row table:style-name="ro3">
          <table:table-cell office:value-type="float" office:value="177">
            <text:p>177</text:p>
          </table:table-cell>
          <table:table-cell office:value-type="string">
            <text:p>Natu</text:p>
          </table:table-cell>
          <table:table-cell office:value-type="float" office:value="1">
            <text:p>1</text:p>
          </table:table-cell>
          <table:table-cell office:value-type="float" office:value="134">
            <text:p>134</text:p>
          </table:table-cell>
          <table:table-cell office:value-type="float" office:value="89">
            <text:p>89</text:p>
          </table:table-cell>
          <table:table-cell office:value-type="float" office:value="80">
            <text:p>80</text:p>
          </table:table-cell>
          <table:table-cell office:value-type="float" office:value="925">
            <text:p>925</text:p>
          </table:table-cell>
          <table:table-cell table:formula="of:=SUM([.D200:.F200])" office:value-type="float" office:value="303">
            <text:p>303</text:p>
          </table:table-cell>
          <table:table-cell table:formula="of:=SQRT([.C200]*[.E200]*[.F200]^1.2)" office:value-type="float" office:value="130.78230744216">
            <text:p>131</text:p>
          </table:table-cell>
          <table:table-cell table:formula="of:=[.D200]^2*[.E200]*[.F200]/1000000" office:value-type="float" office:value="127.84672">
            <text:p>128</text:p>
          </table:table-cell>
          <table:table-cell office:value-type="float" office:value="4">
            <text:p>4,0</text:p>
          </table:table-cell>
          <table:table-cell table:style-name="ce17" table:formula="of:=[.D200]/MAX([.D$1:.D$1000])" office:value-type="percentage" office:value="0.446666666666667">
            <text:p>45%</text:p>
          </table:table-cell>
          <table:table-cell table:style-name="ce17" table:formula="of:=[.E200]/MAX([.E$1:.E$1000])" office:value-type="percentage" office:value="0.224747474747475">
            <text:p>22%</text:p>
          </table:table-cell>
          <table:table-cell table:style-name="ce17" table:formula="of:=[.F200]/MAX([.F$1:.F$1000])" office:value-type="percentage" office:value="0.156862745098039">
            <text:p>16%</text:p>
          </table:table-cell>
          <table:table-cell table:style-name="ce17" table:formula="of:=[.H200]/MAX([.H$1:.H$1000])" office:value-type="percentage" office:value="0.349078341013825">
            <text:p>35%</text:p>
          </table:table-cell>
          <table:table-cell table:style-name="ce17" table:formula="of:=[.I200]/MAX([.I$1:.I$1000])" office:value-type="percentage" office:value="0.205158326911292">
            <text:p>21%</text:p>
          </table:table-cell>
          <table:table-cell table:style-name="ce17" table:formula="of:=[.J200]/MAX([.J$1:.J$1000])" office:value-type="percentage" office:value="0.0404406738914511">
            <text:p>4%</text:p>
          </table:table-cell>
          <table:table-cell table:style-name="ce18" table:formula="of:=PERCENTRANK([.D$1:.D$1000]; [.D200])" office:value-type="percentage" office:value="0.348">
            <text:p>34,8%</text:p>
          </table:table-cell>
          <table:table-cell table:style-name="ce18" table:formula="of:=PERCENTRANK([.E$1:.E$1000]; [.E200])" office:value-type="percentage" office:value="0.12">
            <text:p>12,0%</text:p>
          </table:table-cell>
          <table:table-cell table:style-name="ce18" table:formula="of:=PERCENTRANK([.F$1:.F$1000]; [.F200])" office:value-type="percentage" office:value="0.116">
            <text:p>11,6%</text:p>
          </table:table-cell>
          <table:table-cell table:style-name="ce18" table:formula="of:=PERCENTRANK([.G$1:.G$1000]; [.G200])" office:value-type="percentage" office:value="0.204">
            <text:p>20,4%</text:p>
          </table:table-cell>
          <table:table-cell table:style-name="ce18" table:formula="of:=PERCENTRANK([.H$1:.H$1000]; [.H200])" office:value-type="percentage" office:value="0.156">
            <text:p>15,6%</text:p>
          </table:table-cell>
          <table:table-cell table:style-name="ce18" table:formula="of:=PERCENTRANK([.I$1:.I$1000]; [.I200])" office:value-type="percentage" office:value="0.16">
            <text:p>16,0%</text:p>
          </table:table-cell>
          <table:table-cell table:style-name="ce18" table:formula="of:=PERCENTRANK([.J$1:.J$1000]; [.J200])" office:value-type="percentage" office:value="0.208">
            <text:p>20,8%</text:p>
          </table:table-cell>
          <table:table-cell table:number-columns-repeated="999"/>
        </table:table-row>
        <table:table-row table:style-name="ro3">
          <table:table-cell office:value-type="float" office:value="120">
            <text:p>120</text:p>
          </table:table-cell>
          <table:table-cell office:value-type="string">
            <text:p>Staryu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office:value-type="float" office:value="112">
            <text:p>112</text:p>
          </table:table-cell>
          <table:table-cell office:value-type="float" office:value="60">
            <text:p>60</text:p>
          </table:table-cell>
          <table:table-cell office:value-type="float" office:value="926">
            <text:p>926</text:p>
          </table:table-cell>
          <table:table-cell table:formula="of:=SUM([.D201:.F201])" office:value-type="float" office:value="309">
            <text:p>309</text:p>
          </table:table-cell>
          <table:table-cell table:formula="of:=SQRT([.C201]*[.E201]*[.F201]^1.2)" office:value-type="float" office:value="123.452463739643">
            <text:p>123</text:p>
          </table:table-cell>
          <table:table-cell table:formula="of:=[.D201]^2*[.E201]*[.F201]/1000000" office:value-type="float" office:value="126.12768">
            <text:p>126</text:p>
          </table:table-cell>
          <table:table-cell office:value-type="float" office:value="3.5">
            <text:p>3,5</text:p>
          </table:table-cell>
          <table:table-cell table:style-name="ce17" table:formula="of:=[.D201]/MAX([.D$1:.D$1000])" office:value-type="percentage" office:value="0.456666666666667">
            <text:p>46%</text:p>
          </table:table-cell>
          <table:table-cell table:style-name="ce17" table:formula="of:=[.E201]/MAX([.E$1:.E$1000])" office:value-type="percentage" office:value="0.282828282828283">
            <text:p>28%</text:p>
          </table:table-cell>
          <table:table-cell table:style-name="ce17" table:formula="of:=[.F201]/MAX([.F$1:.F$1000])" office:value-type="percentage" office:value="0.117647058823529">
            <text:p>12%</text:p>
          </table:table-cell>
          <table:table-cell table:style-name="ce17" table:formula="of:=[.H201]/MAX([.H$1:.H$1000])" office:value-type="percentage" office:value="0.355990783410138">
            <text:p>36%</text:p>
          </table:table-cell>
          <table:table-cell table:style-name="ce17" table:formula="of:=[.I201]/MAX([.I$1:.I$1000])" office:value-type="percentage" office:value="0.193659994300861">
            <text:p>19%</text:p>
          </table:table-cell>
          <table:table-cell table:style-name="ce17" table:formula="of:=[.J201]/MAX([.J$1:.J$1000])" office:value-type="percentage" office:value="0.0398969044772154">
            <text:p>4%</text:p>
          </table:table-cell>
          <table:table-cell table:style-name="ce18" table:formula="of:=PERCENTRANK([.D$1:.D$1000]; [.D201])" office:value-type="percentage" office:value="0.372">
            <text:p>37,2%</text:p>
          </table:table-cell>
          <table:table-cell table:style-name="ce18" table:formula="of:=PERCENTRANK([.E$1:.E$1000]; [.E201])" office:value-type="percentage" office:value="0.264">
            <text:p>26,4%</text:p>
          </table:table-cell>
          <table:table-cell table:style-name="ce18" table:formula="of:=PERCENTRANK([.F$1:.F$1000]; [.F201])" office:value-type="percentage" office:value="0.024">
            <text:p>2,4%</text:p>
          </table:table-cell>
          <table:table-cell table:style-name="ce18" table:formula="of:=PERCENTRANK([.G$1:.G$1000]; [.G201])" office:value-type="percentage" office:value="0.208">
            <text:p>20,8%</text:p>
          </table:table-cell>
          <table:table-cell table:style-name="ce18" table:formula="of:=PERCENTRANK([.H$1:.H$1000]; [.H201])" office:value-type="percentage" office:value="0.188">
            <text:p>18,8%</text:p>
          </table:table-cell>
          <table:table-cell table:style-name="ce18" table:formula="of:=PERCENTRANK([.I$1:.I$1000]; [.I201])" office:value-type="percentage" office:value="0.12">
            <text:p>12,0%</text:p>
          </table:table-cell>
          <table:table-cell table:style-name="ce18" table:formula="of:=PERCENTRANK([.J$1:.J$1000]; [.J201])" office:value-type="percentage" office:value="0.204">
            <text:p>20,4%</text:p>
          </table:table-cell>
          <table:table-cell table:number-columns-repeated="999"/>
        </table:table-row>
        <table:table-row table:style-name="ro3">
          <table:table-cell office:value-type="float" office:value="116">
            <text:p>116</text:p>
          </table:table-cell>
          <table:table-cell office:value-type="string">
            <text:p>Horsea</text:p>
          </table:table-cell>
          <table:table-cell office:value-type="float" office:value="1">
            <text:p>1</text:p>
          </table:table-cell>
          <table:table-cell office:value-type="float" office:value="129">
            <text:p>129</text:p>
          </table:table-cell>
          <table:table-cell office:value-type="float" office:value="125">
            <text:p>125</text:p>
          </table:table-cell>
          <table:table-cell office:value-type="float" office:value="60">
            <text:p>60</text:p>
          </table:table-cell>
          <table:table-cell office:value-type="float" office:value="921">
            <text:p>921</text:p>
          </table:table-cell>
          <table:table-cell table:formula="of:=SUM([.D202:.F202])" office:value-type="float" office:value="314">
            <text:p>314</text:p>
          </table:table-cell>
          <table:table-cell table:formula="of:=SQRT([.C202]*[.E202]*[.F202]^1.2)" office:value-type="float" office:value="130.420468732847">
            <text:p>130</text:p>
          </table:table-cell>
          <table:table-cell table:formula="of:=[.D202]^2*[.E202]*[.F202]/1000000" office:value-type="float" office:value="124.8075">
            <text:p>125</text:p>
          </table:table-cell>
          <table:table-cell office:value-type="float" office:value="3.5">
            <text:p>3,5</text:p>
          </table:table-cell>
          <table:table-cell table:style-name="ce17" table:formula="of:=[.D202]/MAX([.D$1:.D$1000])" office:value-type="percentage" office:value="0.43">
            <text:p>43%</text:p>
          </table:table-cell>
          <table:table-cell table:style-name="ce17" table:formula="of:=[.E202]/MAX([.E$1:.E$1000])" office:value-type="percentage" office:value="0.315656565656566">
            <text:p>32%</text:p>
          </table:table-cell>
          <table:table-cell table:style-name="ce17" table:formula="of:=[.F202]/MAX([.F$1:.F$1000])" office:value-type="percentage" office:value="0.117647058823529">
            <text:p>12%</text:p>
          </table:table-cell>
          <table:table-cell table:style-name="ce17" table:formula="of:=[.H202]/MAX([.H$1:.H$1000])" office:value-type="percentage" office:value="0.361751152073733">
            <text:p>36%</text:p>
          </table:table-cell>
          <table:table-cell table:style-name="ce17" table:formula="of:=[.I202]/MAX([.I$1:.I$1000])" office:value-type="percentage" office:value="0.204590710192591">
            <text:p>20%</text:p>
          </table:table-cell>
          <table:table-cell table:style-name="ce17" table:formula="of:=[.J202]/MAX([.J$1:.J$1000])" office:value-type="percentage" office:value="0.0394793030803393">
            <text:p>4%</text:p>
          </table:table-cell>
          <table:table-cell table:style-name="ce18" table:formula="of:=PERCENTRANK([.D$1:.D$1000]; [.D202])" office:value-type="percentage" office:value="0.324">
            <text:p>32,4%</text:p>
          </table:table-cell>
          <table:table-cell table:style-name="ce18" table:formula="of:=PERCENTRANK([.E$1:.E$1000]; [.E202])" office:value-type="percentage" office:value="0.336">
            <text:p>33,6%</text:p>
          </table:table-cell>
          <table:table-cell table:style-name="ce18" table:formula="of:=PERCENTRANK([.F$1:.F$1000]; [.F202])" office:value-type="percentage" office:value="0.024">
            <text:p>2,4%</text:p>
          </table:table-cell>
          <table:table-cell table:style-name="ce18" table:formula="of:=PERCENTRANK([.G$1:.G$1000]; [.G202])" office:value-type="percentage" office:value="0.2">
            <text:p>20,0%</text:p>
          </table:table-cell>
          <table:table-cell table:style-name="ce18" table:formula="of:=PERCENTRANK([.H$1:.H$1000]; [.H202])" office:value-type="percentage" office:value="0.192">
            <text:p>19,2%</text:p>
          </table:table-cell>
          <table:table-cell table:style-name="ce18" table:formula="of:=PERCENTRANK([.I$1:.I$1000]; [.I202])" office:value-type="percentage" office:value="0.156">
            <text:p>15,6%</text:p>
          </table:table-cell>
          <table:table-cell table:style-name="ce18" table:formula="of:=PERCENTRANK([.J$1:.J$1000]; [.J202])" office:value-type="percentage" office:value="0.2">
            <text:p>20,0%</text:p>
          </table:table-cell>
          <table:table-cell table:number-columns-repeated="999"/>
        </table:table-row>
        <table:table-row table:style-name="ro3">
          <table:table-cell office:value-type="float" office:value="69">
            <text:p>69</text:p>
          </table:table-cell>
          <table:table-cell office:value-type="string">
            <text:p>Bellsprout</text:p>
          </table:table-cell>
          <table:table-cell office:value-type="float" office:value="1">
            <text:p>1</text:p>
          </table:table-cell>
          <table:table-cell office:value-type="float" office:value="139">
            <text:p>139</text:p>
          </table:table-cell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916">
            <text:p>916</text:p>
          </table:table-cell>
          <table:table-cell table:formula="of:=SUM([.D203:.F203])" office:value-type="float" office:value="303">
            <text:p>303</text:p>
          </table:table-cell>
          <table:table-cell table:formula="of:=SQRT([.C203]*[.E203]*[.F203]^1.2)" office:value-type="float" office:value="126.791455396889">
            <text:p>127</text:p>
          </table:table-cell>
          <table:table-cell table:formula="of:=[.D203]^2*[.E203]*[.F203]/1000000" office:value-type="float" office:value="123.6544">
            <text:p>124</text:p>
          </table:table-cell>
          <table:table-cell office:value-type="float" office:value="4">
            <text:p>4,0</text:p>
          </table:table-cell>
          <table:table-cell table:style-name="ce17" table:formula="of:=[.D203]/MAX([.D$1:.D$1000])" office:value-type="percentage" office:value="0.463333333333333">
            <text:p>46%</text:p>
          </table:table-cell>
          <table:table-cell table:style-name="ce17" table:formula="of:=[.E203]/MAX([.E$1:.E$1000])" office:value-type="percentage" office:value="0.161616161616162">
            <text:p>16%</text:p>
          </table:table-cell>
          <table:table-cell table:style-name="ce17" table:formula="of:=[.F203]/MAX([.F$1:.F$1000])" office:value-type="percentage" office:value="0.196078431372549">
            <text:p>20%</text:p>
          </table:table-cell>
          <table:table-cell table:style-name="ce17" table:formula="of:=[.H203]/MAX([.H$1:.H$1000])" office:value-type="percentage" office:value="0.349078341013825">
            <text:p>35%</text:p>
          </table:table-cell>
          <table:table-cell table:style-name="ce17" table:formula="of:=[.I203]/MAX([.I$1:.I$1000])" office:value-type="percentage" office:value="0.198897873608613">
            <text:p>20%</text:p>
          </table:table-cell>
          <table:table-cell table:style-name="ce17" table:formula="of:=[.J203]/MAX([.J$1:.J$1000])" office:value-type="percentage" office:value="0.0391145526896822">
            <text:p>4%</text:p>
          </table:table-cell>
          <table:table-cell table:style-name="ce18" table:formula="of:=PERCENTRANK([.D$1:.D$1000]; [.D203])" office:value-type="percentage" office:value="0.388">
            <text:p>38,8%</text:p>
          </table:table-cell>
          <table:table-cell table:style-name="ce18" table:formula="of:=PERCENTRANK([.E$1:.E$1000]; [.E203])" office:value-type="percentage" office:value="0.028">
            <text:p>2,8%</text:p>
          </table:table-cell>
          <table:table-cell table:style-name="ce18" table:formula="of:=PERCENTRANK([.F$1:.F$1000]; [.F203])" office:value-type="percentage" office:value="0.252">
            <text:p>25,2%</text:p>
          </table:table-cell>
          <table:table-cell table:style-name="ce18" table:formula="of:=PERCENTRANK([.G$1:.G$1000]; [.G203])" office:value-type="percentage" office:value="0.196">
            <text:p>19,6%</text:p>
          </table:table-cell>
          <table:table-cell table:style-name="ce18" table:formula="of:=PERCENTRANK([.H$1:.H$1000]; [.H203])" office:value-type="percentage" office:value="0.156">
            <text:p>15,6%</text:p>
          </table:table-cell>
          <table:table-cell table:style-name="ce18" table:formula="of:=PERCENTRANK([.I$1:.I$1000]; [.I203])" office:value-type="percentage" office:value="0.132">
            <text:p>13,2%</text:p>
          </table:table-cell>
          <table:table-cell table:style-name="ce18" table:formula="of:=PERCENTRANK([.J$1:.J$1000]; [.J203])" office:value-type="percentage" office:value="0.196">
            <text:p>19,6%</text:p>
          </table:table-cell>
          <table:table-cell table:number-columns-repeated="999"/>
        </table:table-row>
        <table:table-row table:style-name="ro3">
          <table:table-cell office:value-type="float" office:value="246">
            <text:p>246</text:p>
          </table:table-cell>
          <table:table-cell office:value-type="string">
            <text:p>Larvitar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904">
            <text:p>904</text:p>
          </table:table-cell>
          <table:table-cell table:formula="of:=SUM([.D204:.F204])" office:value-type="float" office:value="308">
            <text:p>308</text:p>
          </table:table-cell>
          <table:table-cell table:formula="of:=SQRT([.C204]*[.E204]*[.F204]^1.2)" office:value-type="float" office:value="152.841564415702">
            <text:p>153</text:p>
          </table:table-cell>
          <table:table-cell table:formula="of:=[.D204]^2*[.E204]*[.F204]/1000000" office:value-type="float" office:value="122.9925">
            <text:p>123</text:p>
          </table:table-cell>
          <table:table-cell office:value-type="float" office:value="5">
            <text:p>5,0</text:p>
          </table:table-cell>
          <table:table-cell table:style-name="ce17" table:formula="of:=[.D204]/MAX([.D$1:.D$1000])" office:value-type="percentage" office:value="0.383333333333333">
            <text:p>38%</text:p>
          </table:table-cell>
          <table:table-cell table:style-name="ce17" table:formula="of:=[.E204]/MAX([.E$1:.E$1000])" office:value-type="percentage" office:value="0.234848484848485">
            <text:p>23%</text:p>
          </table:table-cell>
          <table:table-cell table:style-name="ce17" table:formula="of:=[.F204]/MAX([.F$1:.F$1000])" office:value-type="percentage" office:value="0.196078431372549">
            <text:p>20%</text:p>
          </table:table-cell>
          <table:table-cell table:style-name="ce17" table:formula="of:=[.H204]/MAX([.H$1:.H$1000])" office:value-type="percentage" office:value="0.354838709677419">
            <text:p>35%</text:p>
          </table:table-cell>
          <table:table-cell table:style-name="ce17" table:formula="of:=[.I204]/MAX([.I$1:.I$1000])" office:value-type="percentage" office:value="0.239762703773197">
            <text:p>24%</text:p>
          </table:table-cell>
          <table:table-cell table:style-name="ce17" table:formula="of:=[.J204]/MAX([.J$1:.J$1000])" office:value-type="percentage" office:value="0.0389051794492209">
            <text:p>4%</text:p>
          </table:table-cell>
          <table:table-cell table:style-name="ce18" table:formula="of:=PERCENTRANK([.D$1:.D$1000]; [.D204])" office:value-type="percentage" office:value="0.232">
            <text:p>23,2%</text:p>
          </table:table-cell>
          <table:table-cell table:style-name="ce18" table:formula="of:=PERCENTRANK([.E$1:.E$1000]; [.E204])" office:value-type="percentage" office:value="0.148">
            <text:p>14,8%</text:p>
          </table:table-cell>
          <table:table-cell table:style-name="ce18" table:formula="of:=PERCENTRANK([.F$1:.F$1000]; [.F204])" office:value-type="percentage" office:value="0.252">
            <text:p>25,2%</text:p>
          </table:table-cell>
          <table:table-cell table:style-name="ce18" table:formula="of:=PERCENTRANK([.G$1:.G$1000]; [.G204])" office:value-type="percentage" office:value="0.192">
            <text:p>19,2%</text:p>
          </table:table-cell>
          <table:table-cell table:style-name="ce18" table:formula="of:=PERCENTRANK([.H$1:.H$1000]; [.H204])" office:value-type="percentage" office:value="0.18">
            <text:p>18,0%</text:p>
          </table:table-cell>
          <table:table-cell table:style-name="ce18" table:formula="of:=PERCENTRANK([.I$1:.I$1000]; [.I204])" office:value-type="percentage" office:value="0.244">
            <text:p>24,4%</text:p>
          </table:table-cell>
          <table:table-cell table:style-name="ce18" table:formula="of:=PERCENTRANK([.J$1:.J$1000]; [.J204])" office:value-type="percentage" office:value="0.192">
            <text:p>19,2%</text:p>
          </table:table-cell>
          <table:table-cell table:number-columns-repeated="999"/>
        </table:table-row>
        <table:table-row table:style-name="ro3">
          <table:table-cell office:value-type="float" office:value="48">
            <text:p>48</text:p>
          </table:table-cell>
          <table:table-cell office:value-type="string">
            <text:p>Venonat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02">
            <text:p>102</text:p>
          </table:table-cell>
          <table:table-cell office:value-type="float" office:value="120">
            <text:p>120</text:p>
          </table:table-cell>
          <table:table-cell office:value-type="float" office:value="902">
            <text:p>902</text:p>
          </table:table-cell>
          <table:table-cell table:formula="of:=SUM([.D205:.F205])" office:value-type="float" office:value="322">
            <text:p>322</text:p>
          </table:table-cell>
          <table:table-cell table:formula="of:=SQRT([.C205]*[.E205]*[.F205]^1.2)" office:value-type="float" office:value="178.570137695796">
            <text:p>179</text:p>
          </table:table-cell>
          <table:table-cell table:formula="of:=[.D205]^2*[.E205]*[.F205]/1000000" office:value-type="float" office:value="122.4">
            <text:p>122</text:p>
          </table:table-cell>
          <table:table-cell office:value-type="float" office:value="3.5">
            <text:p>3,5</text:p>
          </table:table-cell>
          <table:table-cell table:style-name="ce17" table:formula="of:=[.D205]/MAX([.D$1:.D$1000])" office:value-type="percentage" office:value="0.333333333333333">
            <text:p>33%</text:p>
          </table:table-cell>
          <table:table-cell table:style-name="ce17" table:formula="of:=[.E205]/MAX([.E$1:.E$1000])" office:value-type="percentage" office:value="0.257575757575758">
            <text:p>26%</text:p>
          </table:table-cell>
          <table:table-cell table:style-name="ce17" table:formula="of:=[.F205]/MAX([.F$1:.F$1000])" office:value-type="percentage" office:value="0.235294117647059">
            <text:p>24%</text:p>
          </table:table-cell>
          <table:table-cell table:style-name="ce17" table:formula="of:=[.H205]/MAX([.H$1:.H$1000])" office:value-type="percentage" office:value="0.370967741935484">
            <text:p>37%</text:p>
          </table:table-cell>
          <table:table-cell table:style-name="ce17" table:formula="of:=[.I205]/MAX([.I$1:.I$1000])" office:value-type="percentage" office:value="0.280123140526412">
            <text:p>28%</text:p>
          </table:table-cell>
          <table:table-cell table:style-name="ce17" table:formula="of:=[.J205]/MAX([.J$1:.J$1000])" office:value-type="percentage" office:value="0.0387177589250128">
            <text:p>4%</text:p>
          </table:table-cell>
          <table:table-cell table:style-name="ce18" table:formula="of:=PERCENTRANK([.D$1:.D$1000]; [.D205])" office:value-type="percentage" office:value="0.148">
            <text:p>14,8%</text:p>
          </table:table-cell>
          <table:table-cell table:style-name="ce18" table:formula="of:=PERCENTRANK([.E$1:.E$1000]; [.E205])" office:value-type="percentage" office:value="0.22">
            <text:p>22,0%</text:p>
          </table:table-cell>
          <table:table-cell table:style-name="ce18" table:formula="of:=PERCENTRANK([.F$1:.F$1000]; [.F205])" office:value-type="percentage" office:value="0.404">
            <text:p>40,4%</text:p>
          </table:table-cell>
          <table:table-cell table:style-name="ce18" table:formula="of:=PERCENTRANK([.G$1:.G$1000]; [.G205])" office:value-type="percentage" office:value="0.188">
            <text:p>18,8%</text:p>
          </table:table-cell>
          <table:table-cell table:style-name="ce18" table:formula="of:=PERCENTRANK([.H$1:.H$1000]; [.H205])" office:value-type="percentage" office:value="0.212">
            <text:p>21,2%</text:p>
          </table:table-cell>
          <table:table-cell table:style-name="ce18" table:formula="of:=PERCENTRANK([.I$1:.I$1000]; [.I205])" office:value-type="percentage" office:value="0.36">
            <text:p>36,0%</text:p>
          </table:table-cell>
          <table:table-cell table:style-name="ce18" table:formula="of:=PERCENTRANK([.J$1:.J$1000]; [.J205])" office:value-type="percentage" office:value="0.188">
            <text:p>18,8%</text:p>
          </table:table-cell>
          <table:table-cell table:number-columns-repeated="999"/>
        </table:table-row>
        <table:table-row table:style-name="ro3">
          <table:table-cell office:value-type="float" office:value="86">
            <text:p>86</text:p>
          </table:table-cell>
          <table:table-cell office:value-type="string">
            <text:p>Seel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office:value-type="float" office:value="128">
            <text:p>128</text:p>
          </table:table-cell>
          <table:table-cell office:value-type="float" office:value="130">
            <text:p>130</text:p>
          </table:table-cell>
          <table:table-cell office:value-type="float" office:value="899">
            <text:p>899</text:p>
          </table:table-cell>
          <table:table-cell table:formula="of:=SUM([.D206:.F206])" office:value-type="float" office:value="343">
            <text:p>343</text:p>
          </table:table-cell>
          <table:table-cell table:formula="of:=SQRT([.C206]*[.E206]*[.F206]^1.2)" office:value-type="float" office:value="209.879971333468">
            <text:p>210</text:p>
          </table:table-cell>
          <table:table-cell table:formula="of:=[.D206]^2*[.E206]*[.F206]/1000000" office:value-type="float" office:value="120.224">
            <text:p>120</text:p>
          </table:table-cell>
          <table:table-cell office:value-type="float" office:value="4.5">
            <text:p>4,5</text:p>
          </table:table-cell>
          <table:table-cell table:style-name="ce17" table:formula="of:=[.D206]/MAX([.D$1:.D$1000])" office:value-type="percentage" office:value="0.283333333333333">
            <text:p>28%</text:p>
          </table:table-cell>
          <table:table-cell table:style-name="ce17" table:formula="of:=[.E206]/MAX([.E$1:.E$1000])" office:value-type="percentage" office:value="0.323232323232323">
            <text:p>32%</text:p>
          </table:table-cell>
          <table:table-cell table:style-name="ce17" table:formula="of:=[.F206]/MAX([.F$1:.F$1000])" office:value-type="percentage" office:value="0.254901960784314">
            <text:p>25%</text:p>
          </table:table-cell>
          <table:table-cell table:style-name="ce17" table:formula="of:=[.H206]/MAX([.H$1:.H$1000])" office:value-type="percentage" office:value="0.395161290322581">
            <text:p>40%</text:p>
          </table:table-cell>
          <table:table-cell table:style-name="ce17" table:formula="of:=[.I206]/MAX([.I$1:.I$1000])" office:value-type="percentage" office:value="0.329238905576027">
            <text:p>33%</text:p>
          </table:table-cell>
          <table:table-cell table:style-name="ce17" table:formula="of:=[.J206]/MAX([.J$1:.J$1000])" office:value-type="percentage" office:value="0.0380294432107904">
            <text:p>4%</text:p>
          </table:table-cell>
          <table:table-cell table:style-name="ce18" table:formula="of:=PERCENTRANK([.D$1:.D$1000]; [.D206])" office:value-type="percentage" office:value="0.092">
            <text:p>9,2%</text:p>
          </table:table-cell>
          <table:table-cell table:style-name="ce18" table:formula="of:=PERCENTRANK([.E$1:.E$1000]; [.E206])" office:value-type="percentage" office:value="0.348">
            <text:p>34,8%</text:p>
          </table:table-cell>
          <table:table-cell table:style-name="ce18" table:formula="of:=PERCENTRANK([.F$1:.F$1000]; [.F206])" office:value-type="percentage" office:value="0.5">
            <text:p>50,0%</text:p>
          </table:table-cell>
          <table:table-cell table:style-name="ce18" table:formula="of:=PERCENTRANK([.G$1:.G$1000]; [.G206])" office:value-type="percentage" office:value="0.184">
            <text:p>18,4%</text:p>
          </table:table-cell>
          <table:table-cell table:style-name="ce18" table:formula="of:=PERCENTRANK([.H$1:.H$1000]; [.H206])" office:value-type="percentage" office:value="0.256">
            <text:p>25,6%</text:p>
          </table:table-cell>
          <table:table-cell table:style-name="ce18" table:formula="of:=PERCENTRANK([.I$1:.I$1000]; [.I206])" office:value-type="percentage" office:value="0.464">
            <text:p>46,4%</text:p>
          </table:table-cell>
          <table:table-cell table:style-name="ce18" table:formula="of:=PERCENTRANK([.J$1:.J$1000]; [.J206])" office:value-type="percentage" office:value="0.184">
            <text:p>18,4%</text:p>
          </table:table-cell>
          <table:table-cell table:number-columns-repeated="999"/>
        </table:table-row>
        <table:table-row table:style-name="ro3">
          <table:table-cell office:value-type="float" office:value="179">
            <text:p>179</text:p>
          </table:table-cell>
          <table:table-cell office:value-type="string">
            <text:p>Mareep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110">
            <text:p>110</text:p>
          </table:table-cell>
          <table:table-cell office:value-type="float" office:value="887">
            <text:p>887</text:p>
          </table:table-cell>
          <table:table-cell table:formula="of:=SUM([.D207:.F207])" office:value-type="float" office:value="306">
            <text:p>306</text:p>
          </table:table-cell>
          <table:table-cell table:formula="of:=SQRT([.C207]*[.E207]*[.F207]^1.2)" office:value-type="float" office:value="151.964637097957">
            <text:p>152</text:p>
          </table:table-cell>
          <table:table-cell table:formula="of:=[.D207]^2*[.E207]*[.F207]/1000000" office:value-type="float" office:value="117.22392">
            <text:p>117</text:p>
          </table:table-cell>
          <table:table-cell office:value-type="float" office:value="5">
            <text:p>5,0</text:p>
          </table:table-cell>
          <table:table-cell table:style-name="ce17" table:formula="of:=[.D207]/MAX([.D$1:.D$1000])" office:value-type="percentage" office:value="0.38">
            <text:p>38%</text:p>
          </table:table-cell>
          <table:table-cell table:style-name="ce17" table:formula="of:=[.E207]/MAX([.E$1:.E$1000])" office:value-type="percentage" office:value="0.207070707070707">
            <text:p>21%</text:p>
          </table:table-cell>
          <table:table-cell table:style-name="ce17" table:formula="of:=[.F207]/MAX([.F$1:.F$1000])" office:value-type="percentage" office:value="0.215686274509804">
            <text:p>22%</text:p>
          </table:table-cell>
          <table:table-cell table:style-name="ce17" table:formula="of:=[.H207]/MAX([.H$1:.H$1000])" office:value-type="percentage" office:value="0.352534562211982">
            <text:p>35%</text:p>
          </table:table-cell>
          <table:table-cell table:style-name="ce17" table:formula="of:=[.I207]/MAX([.I$1:.I$1000])" office:value-type="percentage" office:value="0.238387067076996">
            <text:p>24%</text:p>
          </table:table-cell>
          <table:table-cell table:style-name="ce17" table:formula="of:=[.J207]/MAX([.J$1:.J$1000])" office:value-type="percentage" office:value="0.0370804532255309">
            <text:p>4%</text:p>
          </table:table-cell>
          <table:table-cell table:style-name="ce18" table:formula="of:=PERCENTRANK([.D$1:.D$1000]; [.D207])" office:value-type="percentage" office:value="0.228">
            <text:p>22,8%</text:p>
          </table:table-cell>
          <table:table-cell table:style-name="ce18" table:formula="of:=PERCENTRANK([.E$1:.E$1000]; [.E207])" office:value-type="percentage" office:value="0.084">
            <text:p>8,4%</text:p>
          </table:table-cell>
          <table:table-cell table:style-name="ce18" table:formula="of:=PERCENTRANK([.F$1:.F$1000]; [.F207])" office:value-type="percentage" office:value="0.324">
            <text:p>32,4%</text:p>
          </table:table-cell>
          <table:table-cell table:style-name="ce18" table:formula="of:=PERCENTRANK([.G$1:.G$1000]; [.G207])" office:value-type="percentage" office:value="0.18">
            <text:p>18,0%</text:p>
          </table:table-cell>
          <table:table-cell table:style-name="ce18" table:formula="of:=PERCENTRANK([.H$1:.H$1000]; [.H207])" office:value-type="percentage" office:value="0.176">
            <text:p>17,6%</text:p>
          </table:table-cell>
          <table:table-cell table:style-name="ce18" table:formula="of:=PERCENTRANK([.I$1:.I$1000]; [.I207])" office:value-type="percentage" office:value="0.24">
            <text:p>24,0%</text:p>
          </table:table-cell>
          <table:table-cell table:style-name="ce18" table:formula="of:=PERCENTRANK([.J$1:.J$1000]; [.J207])" office:value-type="percentage" office:value="0.18">
            <text:p>18,0%</text:p>
          </table:table-cell>
          <table:table-cell table:number-columns-repeated="999"/>
        </table:table-row>
        <table:table-row table:style-name="ro3">
          <table:table-cell office:value-type="float" office:value="188">
            <text:p>188</text:p>
          </table:table-cell>
          <table:table-cell office:value-type="string">
            <text:p>Skiploom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float" office:value="127">
            <text:p>127</text:p>
          </table:table-cell>
          <table:table-cell office:value-type="float" office:value="110">
            <text:p>110</text:p>
          </table:table-cell>
          <table:table-cell office:value-type="float" office:value="882">
            <text:p>882</text:p>
          </table:table-cell>
          <table:table-cell table:formula="of:=SUM([.D208:.F208])" office:value-type="float" office:value="328">
            <text:p>328</text:p>
          </table:table-cell>
          <table:table-cell table:formula="of:=SQRT([.C208]*[.E208]*[.F208]^1.2)" office:value-type="float" office:value="189.120005387464">
            <text:p>189</text:p>
          </table:table-cell>
          <table:table-cell table:formula="of:=[.D208]^2*[.E208]*[.F208]/1000000" office:value-type="float" office:value="115.68557">
            <text:p>116</text:p>
          </table:table-cell>
          <table:table-cell office:value-type="float" office:value="4">
            <text:p>4,0</text:p>
          </table:table-cell>
          <table:table-cell table:style-name="ce17" table:formula="of:=[.D208]/MAX([.D$1:.D$1000])" office:value-type="percentage" office:value="0.303333333333333">
            <text:p>30%</text:p>
          </table:table-cell>
          <table:table-cell table:style-name="ce17" table:formula="of:=[.E208]/MAX([.E$1:.E$1000])" office:value-type="percentage" office:value="0.320707070707071">
            <text:p>32%</text:p>
          </table:table-cell>
          <table:table-cell table:style-name="ce17" table:formula="of:=[.F208]/MAX([.F$1:.F$1000])" office:value-type="percentage" office:value="0.215686274509804">
            <text:p>22%</text:p>
          </table:table-cell>
          <table:table-cell table:style-name="ce17" table:formula="of:=[.H208]/MAX([.H$1:.H$1000])" office:value-type="percentage" office:value="0.377880184331797">
            <text:p>38%</text:p>
          </table:table-cell>
          <table:table-cell table:style-name="ce17" table:formula="of:=[.I208]/MAX([.I$1:.I$1000])" office:value-type="percentage" office:value="0.296672727753379">
            <text:p>30%</text:p>
          </table:table-cell>
          <table:table-cell table:style-name="ce17" table:formula="of:=[.J208]/MAX([.J$1:.J$1000])" office:value-type="percentage" office:value="0.0365938399539436">
            <text:p>4%</text:p>
          </table:table-cell>
          <table:table-cell table:style-name="ce18" table:formula="of:=PERCENTRANK([.D$1:.D$1000]; [.D208])" office:value-type="percentage" office:value="0.12">
            <text:p>12,0%</text:p>
          </table:table-cell>
          <table:table-cell table:style-name="ce18" table:formula="of:=PERCENTRANK([.E$1:.E$1000]; [.E208])" office:value-type="percentage" office:value="0.344">
            <text:p>34,4%</text:p>
          </table:table-cell>
          <table:table-cell table:style-name="ce18" table:formula="of:=PERCENTRANK([.F$1:.F$1000]; [.F208])" office:value-type="percentage" office:value="0.324">
            <text:p>32,4%</text:p>
          </table:table-cell>
          <table:table-cell table:style-name="ce18" table:formula="of:=PERCENTRANK([.G$1:.G$1000]; [.G208])" office:value-type="percentage" office:value="0.176">
            <text:p>17,6%</text:p>
          </table:table-cell>
          <table:table-cell table:style-name="ce18" table:formula="of:=PERCENTRANK([.H$1:.H$1000]; [.H208])" office:value-type="percentage" office:value="0.224">
            <text:p>22,4%</text:p>
          </table:table-cell>
          <table:table-cell table:style-name="ce18" table:formula="of:=PERCENTRANK([.I$1:.I$1000]; [.I208])" office:value-type="percentage" office:value="0.4">
            <text:p>40,0%</text:p>
          </table:table-cell>
          <table:table-cell table:style-name="ce18" table:formula="of:=PERCENTRANK([.J$1:.J$1000]; [.J208])" office:value-type="percentage" office:value="0.176">
            <text:p>17,6%</text:p>
          </table:table-cell>
          <table:table-cell table:number-columns-repeated="999"/>
        </table:table-row>
        <table:table-row table:style-name="ro3">
          <table:table-cell office:value-type="float" office:value="147">
            <text:p>147</text:p>
          </table:table-cell>
          <table:table-cell office:value-type="string">
            <text:p>Dratini</text:p>
          </table:table-cell>
          <table:table-cell office:value-type="float" office:value="1">
            <text:p>1</text:p>
          </table:table-cell>
          <table:table-cell office:value-type="float" office:value="119">
            <text:p>119</text:p>
          </table:table-cell>
          <table:table-cell office:value-type="float" office:value="94">
            <text:p>94</text:p>
          </table:table-cell>
          <table:table-cell office:value-type="float" office:value="82">
            <text:p>82</text:p>
          </table:table-cell>
          <table:table-cell office:value-type="float" office:value="860">
            <text:p>860</text:p>
          </table:table-cell>
          <table:table-cell table:formula="of:=SUM([.D209:.F209])" office:value-type="float" office:value="295">
            <text:p>295</text:p>
          </table:table-cell>
          <table:table-cell table:formula="of:=SQRT([.C209]*[.E209]*[.F209]^1.2)" office:value-type="float" office:value="136.41189379161">
            <text:p>136</text:p>
          </table:table-cell>
          <table:table-cell table:formula="of:=[.D209]^2*[.E209]*[.F209]/1000000" office:value-type="float" office:value="109.152988">
            <text:p>109</text:p>
          </table:table-cell>
          <table:table-cell office:value-type="float" office:value="4">
            <text:p>4,0</text:p>
          </table:table-cell>
          <table:table-cell table:style-name="ce17" table:formula="of:=[.D209]/MAX([.D$1:.D$1000])" office:value-type="percentage" office:value="0.396666666666667">
            <text:p>40%</text:p>
          </table:table-cell>
          <table:table-cell table:style-name="ce17" table:formula="of:=[.E209]/MAX([.E$1:.E$1000])" office:value-type="percentage" office:value="0.237373737373737">
            <text:p>24%</text:p>
          </table:table-cell>
          <table:table-cell table:style-name="ce17" table:formula="of:=[.F209]/MAX([.F$1:.F$1000])" office:value-type="percentage" office:value="0.16078431372549">
            <text:p>16%</text:p>
          </table:table-cell>
          <table:table-cell table:style-name="ce17" table:formula="of:=[.H209]/MAX([.H$1:.H$1000])" office:value-type="percentage" office:value="0.339861751152074">
            <text:p>34%</text:p>
          </table:table-cell>
          <table:table-cell table:style-name="ce17" table:formula="of:=[.I209]/MAX([.I$1:.I$1000])" office:value-type="percentage" office:value="0.213989464235939">
            <text:p>21%</text:p>
          </table:table-cell>
          <table:table-cell table:style-name="ce17" table:formula="of:=[.J209]/MAX([.J$1:.J$1000])" office:value-type="percentage" office:value="0.034527443425889">
            <text:p>3%</text:p>
          </table:table-cell>
          <table:table-cell table:style-name="ce18" table:formula="of:=PERCENTRANK([.D$1:.D$1000]; [.D209])" office:value-type="percentage" office:value="0.276">
            <text:p>27,6%</text:p>
          </table:table-cell>
          <table:table-cell table:style-name="ce18" table:formula="of:=PERCENTRANK([.E$1:.E$1000]; [.E209])" office:value-type="percentage" office:value="0.168">
            <text:p>16,8%</text:p>
          </table:table-cell>
          <table:table-cell table:style-name="ce18" table:formula="of:=PERCENTRANK([.F$1:.F$1000]; [.F209])" office:value-type="percentage" office:value="0.184">
            <text:p>18,4%</text:p>
          </table:table-cell>
          <table:table-cell table:style-name="ce18" table:formula="of:=PERCENTRANK([.G$1:.G$1000]; [.G209])" office:value-type="percentage" office:value="0.172">
            <text:p>17,2%</text:p>
          </table:table-cell>
          <table:table-cell table:style-name="ce18" table:formula="of:=PERCENTRANK([.H$1:.H$1000]; [.H209])" office:value-type="percentage" office:value="0.152">
            <text:p>15,2%</text:p>
          </table:table-cell>
          <table:table-cell table:style-name="ce18" table:formula="of:=PERCENTRANK([.I$1:.I$1000]; [.I209])" office:value-type="percentage" office:value="0.184">
            <text:p>18,4%</text:p>
          </table:table-cell>
          <table:table-cell table:style-name="ce18" table:formula="of:=PERCENTRANK([.J$1:.J$1000]; [.J209])" office:value-type="percentage" office:value="0.172">
            <text:p>17,2%</text:p>
          </table:table-cell>
          <table:table-cell table:number-columns-repeated="999"/>
        </table:table-row>
        <table:table-row table:style-name="ro3">
          <table:table-cell office:value-type="float" office:value="100">
            <text:p>100</text:p>
          </table:table-cell>
          <table:table-cell office:value-type="string">
            <text:p>Voltorb</text:p>
          </table:table-cell>
          <table:table-cell office:value-type="float" office:value="1">
            <text:p>1</text:p>
          </table:table-cell>
          <table:table-cell office:value-type="float" office:value="109">
            <text:p>109</text:p>
          </table:table-cell>
          <table:table-cell office:value-type="float" office:value="114">
            <text:p>114</text:p>
          </table:table-cell>
          <table:table-cell office:value-type="float" office:value="80">
            <text:p>80</text:p>
          </table:table-cell>
          <table:table-cell office:value-type="float" office:value="857">
            <text:p>857</text:p>
          </table:table-cell>
          <table:table-cell table:formula="of:=SUM([.D210:.F210])" office:value-type="float" office:value="303">
            <text:p>303</text:p>
          </table:table-cell>
          <table:table-cell table:formula="of:=SQRT([.C210]*[.E210]*[.F210]^1.2)" office:value-type="float" office:value="148.015234607189">
            <text:p>148</text:p>
          </table:table-cell>
          <table:table-cell table:formula="of:=[.D210]^2*[.E210]*[.F210]/1000000" office:value-type="float" office:value="108.35472">
            <text:p>108</text:p>
          </table:table-cell>
          <table:table-cell office:value-type="float" office:value="3.5">
            <text:p>3,5</text:p>
          </table:table-cell>
          <table:table-cell table:style-name="ce17" table:formula="of:=[.D210]/MAX([.D$1:.D$1000])" office:value-type="percentage" office:value="0.363333333333333">
            <text:p>36%</text:p>
          </table:table-cell>
          <table:table-cell table:style-name="ce17" table:formula="of:=[.E210]/MAX([.E$1:.E$1000])" office:value-type="percentage" office:value="0.287878787878788">
            <text:p>29%</text:p>
          </table:table-cell>
          <table:table-cell table:style-name="ce17" table:formula="of:=[.F210]/MAX([.F$1:.F$1000])" office:value-type="percentage" office:value="0.156862745098039">
            <text:p>16%</text:p>
          </table:table-cell>
          <table:table-cell table:style-name="ce17" table:formula="of:=[.H210]/MAX([.H$1:.H$1000])" office:value-type="percentage" office:value="0.349078341013825">
            <text:p>35%</text:p>
          </table:table-cell>
          <table:table-cell table:style-name="ce17" table:formula="of:=[.I210]/MAX([.I$1:.I$1000])" office:value-type="percentage" office:value="0.232191635728887">
            <text:p>23%</text:p>
          </table:table-cell>
          <table:table-cell table:style-name="ce17" table:formula="of:=[.J210]/MAX([.J$1:.J$1000])" office:value-type="percentage" office:value="0.0342749340469548">
            <text:p>3%</text:p>
          </table:table-cell>
          <table:table-cell table:style-name="ce18" table:formula="of:=PERCENTRANK([.D$1:.D$1000]; [.D210])" office:value-type="percentage" office:value="0.2">
            <text:p>20,0%</text:p>
          </table:table-cell>
          <table:table-cell table:style-name="ce18" table:formula="of:=PERCENTRANK([.E$1:.E$1000]; [.E210])" office:value-type="percentage" office:value="0.284">
            <text:p>28,4%</text:p>
          </table:table-cell>
          <table:table-cell table:style-name="ce18" table:formula="of:=PERCENTRANK([.F$1:.F$1000]; [.F210])" office:value-type="percentage" office:value="0.116">
            <text:p>11,6%</text:p>
          </table:table-cell>
          <table:table-cell table:style-name="ce18" table:formula="of:=PERCENTRANK([.G$1:.G$1000]; [.G210])" office:value-type="percentage" office:value="0.168">
            <text:p>16,8%</text:p>
          </table:table-cell>
          <table:table-cell table:style-name="ce18" table:formula="of:=PERCENTRANK([.H$1:.H$1000]; [.H210])" office:value-type="percentage" office:value="0.156">
            <text:p>15,6%</text:p>
          </table:table-cell>
          <table:table-cell table:style-name="ce18" table:formula="of:=PERCENTRANK([.I$1:.I$1000]; [.I210])" office:value-type="percentage" office:value="0.22">
            <text:p>22,0%</text:p>
          </table:table-cell>
          <table:table-cell table:style-name="ce18" table:formula="of:=PERCENTRANK([.J$1:.J$1000]; [.J210])" office:value-type="percentage" office:value="0.168">
            <text:p>16,8%</text:p>
          </table:table-cell>
          <table:table-cell table:number-columns-repeated="999"/>
        </table:table-row>
        <table:table-row table:style-name="ro3">
          <table:table-cell office:value-type="float" office:value="46">
            <text:p>46</text:p>
          </table:table-cell>
          <table:table-cell office:value-type="string">
            <text:p>Paras</text:p>
          </table:table-cell>
          <table:table-cell office:value-type="float" office:value="1">
            <text:p>1</text:p>
          </table:table-cell>
          <table:table-cell office:value-type="float" office:value="121">
            <text:p>121</text:p>
          </table:table-cell>
          <table:table-cell office:value-type="float" office:value="99">
            <text:p>99</text:p>
          </table:table-cell>
          <table:table-cell office:value-type="float" office:value="70">
            <text:p>70</text:p>
          </table:table-cell>
          <table:table-cell office:value-type="float" office:value="836">
            <text:p>836</text:p>
          </table:table-cell>
          <table:table-cell table:formula="of:=SUM([.D211:.F211])" office:value-type="float" office:value="290">
            <text:p>290</text:p>
          </table:table-cell>
          <table:table-cell table:formula="of:=SQRT([.C211]*[.E211]*[.F211]^1.2)" office:value-type="float" office:value="127.314075668703">
            <text:p>127</text:p>
          </table:table-cell>
          <table:table-cell table:formula="of:=[.D211]^2*[.E211]*[.F211]/1000000" office:value-type="float" office:value="101.46213">
            <text:p>101</text:p>
          </table:table-cell>
          <table:table-cell office:value-type="float" office:value="3.5">
            <text:p>3,5</text:p>
          </table:table-cell>
          <table:table-cell table:style-name="ce17" table:formula="of:=[.D211]/MAX([.D$1:.D$1000])" office:value-type="percentage" office:value="0.403333333333333">
            <text:p>40%</text:p>
          </table:table-cell>
          <table:table-cell table:style-name="ce17" table:formula="of:=[.E211]/MAX([.E$1:.E$1000])" office:value-type="percentage" office:value="0.25">
            <text:p>25%</text:p>
          </table:table-cell>
          <table:table-cell table:style-name="ce17" table:formula="of:=[.F211]/MAX([.F$1:.F$1000])" office:value-type="percentage" office:value="0.137254901960784">
            <text:p>14%</text:p>
          </table:table-cell>
          <table:table-cell table:style-name="ce17" table:formula="of:=[.H211]/MAX([.H$1:.H$1000])" office:value-type="percentage" office:value="0.334101382488479">
            <text:p>33%</text:p>
          </table:table-cell>
          <table:table-cell table:style-name="ce17" table:formula="of:=[.I211]/MAX([.I$1:.I$1000])" office:value-type="percentage" office:value="0.199717708513442">
            <text:p>20%</text:p>
          </table:table-cell>
          <table:table-cell table:style-name="ce17" table:formula="of:=[.J211]/MAX([.J$1:.J$1000])" office:value-type="percentage" office:value="0.0320946592267836">
            <text:p>3%</text:p>
          </table:table-cell>
          <table:table-cell table:style-name="ce18" table:formula="of:=PERCENTRANK([.D$1:.D$1000]; [.D211])" office:value-type="percentage" office:value="0.284">
            <text:p>28,4%</text:p>
          </table:table-cell>
          <table:table-cell table:style-name="ce18" table:formula="of:=PERCENTRANK([.E$1:.E$1000]; [.E211])" office:value-type="percentage" office:value="0.204">
            <text:p>20,4%</text:p>
          </table:table-cell>
          <table:table-cell table:style-name="ce18" table:formula="of:=PERCENTRANK([.F$1:.F$1000]; [.F211])" office:value-type="percentage" office:value="0.056">
            <text:p>5,6%</text:p>
          </table:table-cell>
          <table:table-cell table:style-name="ce18" table:formula="of:=PERCENTRANK([.G$1:.G$1000]; [.G211])" office:value-type="percentage" office:value="0.164">
            <text:p>16,4%</text:p>
          </table:table-cell>
          <table:table-cell table:style-name="ce18" table:formula="of:=PERCENTRANK([.H$1:.H$1000]; [.H211])" office:value-type="percentage" office:value="0.128">
            <text:p>12,8%</text:p>
          </table:table-cell>
          <table:table-cell table:style-name="ce18" table:formula="of:=PERCENTRANK([.I$1:.I$1000]; [.I211])" office:value-type="percentage" office:value="0.136">
            <text:p>13,6%</text:p>
          </table:table-cell>
          <table:table-cell table:style-name="ce18" table:formula="of:=PERCENTRANK([.J$1:.J$1000]; [.J211])" office:value-type="percentage" office:value="0.164">
            <text:p>16,4%</text:p>
          </table:table-cell>
          <table:table-cell table:number-columns-repeated="999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Charmander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96">
            <text:p>96</text:p>
          </table:table-cell>
          <table:table-cell office:value-type="float" office:value="78">
            <text:p>78</text:p>
          </table:table-cell>
          <table:table-cell office:value-type="float" office:value="831">
            <text:p>831</text:p>
          </table:table-cell>
          <table:table-cell table:formula="of:=SUM([.D212:.F212])" office:value-type="float" office:value="290">
            <text:p>290</text:p>
          </table:table-cell>
          <table:table-cell table:formula="of:=SQRT([.C212]*[.E212]*[.F212]^1.2)" office:value-type="float" office:value="133.78036549514">
            <text:p>134</text:p>
          </table:table-cell>
          <table:table-cell table:formula="of:=[.D212]^2*[.E212]*[.F212]/1000000" office:value-type="float" office:value="100.758528">
            <text:p>101</text:p>
          </table:table-cell>
          <table:table-cell office:value-type="float" office:value="3.5">
            <text:p>3,5</text:p>
          </table:table-cell>
          <table:table-cell table:style-name="ce17" table:formula="of:=[.D212]/MAX([.D$1:.D$1000])" office:value-type="percentage" office:value="0.386666666666667">
            <text:p>39%</text:p>
          </table:table-cell>
          <table:table-cell table:style-name="ce17" table:formula="of:=[.E212]/MAX([.E$1:.E$1000])" office:value-type="percentage" office:value="0.242424242424242">
            <text:p>24%</text:p>
          </table:table-cell>
          <table:table-cell table:style-name="ce17" table:formula="of:=[.F212]/MAX([.F$1:.F$1000])" office:value-type="percentage" office:value="0.152941176470588">
            <text:p>15%</text:p>
          </table:table-cell>
          <table:table-cell table:style-name="ce17" table:formula="of:=[.H212]/MAX([.H$1:.H$1000])" office:value-type="percentage" office:value="0.334101382488479">
            <text:p>33%</text:p>
          </table:table-cell>
          <table:table-cell table:style-name="ce17" table:formula="of:=[.I212]/MAX([.I$1:.I$1000])" office:value-type="percentage" office:value="0.209861383358008">
            <text:p>21%</text:p>
          </table:table-cell>
          <table:table-cell table:style-name="ce17" table:formula="of:=[.J212]/MAX([.J$1:.J$1000])" office:value-type="percentage" office:value="0.0318720947446336">
            <text:p>3%</text:p>
          </table:table-cell>
          <table:table-cell table:style-name="ce18" table:formula="of:=PERCENTRANK([.D$1:.D$1000]; [.D212])" office:value-type="percentage" office:value="0.236">
            <text:p>23,6%</text:p>
          </table:table-cell>
          <table:table-cell table:style-name="ce18" table:formula="of:=PERCENTRANK([.E$1:.E$1000]; [.E212])" office:value-type="percentage" office:value="0.188">
            <text:p>18,8%</text:p>
          </table:table-cell>
          <table:table-cell table:style-name="ce18" table:formula="of:=PERCENTRANK([.F$1:.F$1000]; [.F212])" office:value-type="percentage" office:value="0.108">
            <text:p>10,8%</text:p>
          </table:table-cell>
          <table:table-cell table:style-name="ce18" table:formula="of:=PERCENTRANK([.G$1:.G$1000]; [.G212])" office:value-type="percentage" office:value="0.156">
            <text:p>15,6%</text:p>
          </table:table-cell>
          <table:table-cell table:style-name="ce18" table:formula="of:=PERCENTRANK([.H$1:.H$1000]; [.H212])" office:value-type="percentage" office:value="0.128">
            <text:p>12,8%</text:p>
          </table:table-cell>
          <table:table-cell table:style-name="ce18" table:formula="of:=PERCENTRANK([.I$1:.I$1000]; [.I212])" office:value-type="percentage" office:value="0.172">
            <text:p>17,2%</text:p>
          </table:table-cell>
          <table:table-cell table:style-name="ce18" table:formula="of:=PERCENTRANK([.J$1:.J$1000]; [.J212])" office:value-type="percentage" office:value="0.156">
            <text:p>15,6%</text:p>
          </table:table-cell>
          <table:table-cell table:number-columns-repeated="999"/>
        </table:table-row>
        <table:table-row table:style-name="ro3">
          <table:table-cell office:value-type="float" office:value="155">
            <text:p>155</text:p>
          </table:table-cell>
          <table:table-cell office:value-type="string">
            <text:p>Cyndaquil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96">
            <text:p>96</text:p>
          </table:table-cell>
          <table:table-cell office:value-type="float" office:value="78">
            <text:p>78</text:p>
          </table:table-cell>
          <table:table-cell office:value-type="float" office:value="831">
            <text:p>831</text:p>
          </table:table-cell>
          <table:table-cell table:formula="of:=SUM([.D213:.F213])" office:value-type="float" office:value="290">
            <text:p>290</text:p>
          </table:table-cell>
          <table:table-cell table:formula="of:=SQRT([.C213]*[.E213]*[.F213]^1.2)" office:value-type="float" office:value="133.78036549514">
            <text:p>134</text:p>
          </table:table-cell>
          <table:table-cell table:formula="of:=[.D213]^2*[.E213]*[.F213]/1000000" office:value-type="float" office:value="100.758528">
            <text:p>101</text:p>
          </table:table-cell>
          <table:table-cell office:value-type="float" office:value="3.5">
            <text:p>3,5</text:p>
          </table:table-cell>
          <table:table-cell table:style-name="ce17" table:formula="of:=[.D213]/MAX([.D$1:.D$1000])" office:value-type="percentage" office:value="0.386666666666667">
            <text:p>39%</text:p>
          </table:table-cell>
          <table:table-cell table:style-name="ce17" table:formula="of:=[.E213]/MAX([.E$1:.E$1000])" office:value-type="percentage" office:value="0.242424242424242">
            <text:p>24%</text:p>
          </table:table-cell>
          <table:table-cell table:style-name="ce17" table:formula="of:=[.F213]/MAX([.F$1:.F$1000])" office:value-type="percentage" office:value="0.152941176470588">
            <text:p>15%</text:p>
          </table:table-cell>
          <table:table-cell table:style-name="ce17" table:formula="of:=[.H213]/MAX([.H$1:.H$1000])" office:value-type="percentage" office:value="0.334101382488479">
            <text:p>33%</text:p>
          </table:table-cell>
          <table:table-cell table:style-name="ce17" table:formula="of:=[.I213]/MAX([.I$1:.I$1000])" office:value-type="percentage" office:value="0.209861383358008">
            <text:p>21%</text:p>
          </table:table-cell>
          <table:table-cell table:style-name="ce17" table:formula="of:=[.J213]/MAX([.J$1:.J$1000])" office:value-type="percentage" office:value="0.0318720947446336">
            <text:p>3%</text:p>
          </table:table-cell>
          <table:table-cell table:style-name="ce18" table:formula="of:=PERCENTRANK([.D$1:.D$1000]; [.D213])" office:value-type="percentage" office:value="0.236">
            <text:p>23,6%</text:p>
          </table:table-cell>
          <table:table-cell table:style-name="ce18" table:formula="of:=PERCENTRANK([.E$1:.E$1000]; [.E213])" office:value-type="percentage" office:value="0.188">
            <text:p>18,8%</text:p>
          </table:table-cell>
          <table:table-cell table:style-name="ce18" table:formula="of:=PERCENTRANK([.F$1:.F$1000]; [.F213])" office:value-type="percentage" office:value="0.108">
            <text:p>10,8%</text:p>
          </table:table-cell>
          <table:table-cell table:style-name="ce18" table:formula="of:=PERCENTRANK([.G$1:.G$1000]; [.G213])" office:value-type="percentage" office:value="0.156">
            <text:p>15,6%</text:p>
          </table:table-cell>
          <table:table-cell table:style-name="ce18" table:formula="of:=PERCENTRANK([.H$1:.H$1000]; [.H213])" office:value-type="percentage" office:value="0.128">
            <text:p>12,8%</text:p>
          </table:table-cell>
          <table:table-cell table:style-name="ce18" table:formula="of:=PERCENTRANK([.I$1:.I$1000]; [.I213])" office:value-type="percentage" office:value="0.172">
            <text:p>17,2%</text:p>
          </table:table-cell>
          <table:table-cell table:style-name="ce18" table:formula="of:=PERCENTRANK([.J$1:.J$1000]; [.J213])" office:value-type="percentage" office:value="0.156">
            <text:p>15,6%</text:p>
          </table:table-cell>
          <table:table-cell table:number-columns-repeated="999"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Squirtle</text:p>
          </table:table-cell>
          <table:table-cell office:value-type="float" office:value="1">
            <text:p>1</text:p>
          </table:table-cell>
          <table:table-cell office:value-type="float" office:value="94">
            <text:p>94</text:p>
          </table:table-cell>
          <table:table-cell office:value-type="float" office:value="122">
            <text:p>122</text:p>
          </table:table-cell>
          <table:table-cell office:value-type="float" office:value="88">
            <text:p>88</text:p>
          </table:table-cell>
          <table:table-cell office:value-type="float" office:value="808">
            <text:p>808</text:p>
          </table:table-cell>
          <table:table-cell table:formula="of:=SUM([.D214:.F214])" office:value-type="float" office:value="304">
            <text:p>304</text:p>
          </table:table-cell>
          <table:table-cell table:formula="of:=SQRT([.C214]*[.E214]*[.F214]^1.2)" office:value-type="float" office:value="162.132290668521">
            <text:p>162</text:p>
          </table:table-cell>
          <table:table-cell table:formula="of:=[.D214]^2*[.E214]*[.F214]/1000000" office:value-type="float" office:value="94.863296">
            <text:p>95</text:p>
          </table:table-cell>
          <table:table-cell office:value-type="float" office:value="3.5">
            <text:p>3,5</text:p>
          </table:table-cell>
          <table:table-cell table:style-name="ce17" table:formula="of:=[.D214]/MAX([.D$1:.D$1000])" office:value-type="percentage" office:value="0.313333333333333">
            <text:p>31%</text:p>
          </table:table-cell>
          <table:table-cell table:style-name="ce17" table:formula="of:=[.E214]/MAX([.E$1:.E$1000])" office:value-type="percentage" office:value="0.308080808080808">
            <text:p>31%</text:p>
          </table:table-cell>
          <table:table-cell table:style-name="ce17" table:formula="of:=[.F214]/MAX([.F$1:.F$1000])" office:value-type="percentage" office:value="0.172549019607843">
            <text:p>17%</text:p>
          </table:table-cell>
          <table:table-cell table:style-name="ce17" table:formula="of:=[.H214]/MAX([.H$1:.H$1000])" office:value-type="percentage" office:value="0.350230414746544">
            <text:p>35%</text:p>
          </table:table-cell>
          <table:table-cell table:style-name="ce17" table:formula="of:=[.I214]/MAX([.I$1:.I$1000])" office:value-type="percentage" office:value="0.254337074657899">
            <text:p>25%</text:p>
          </table:table-cell>
          <table:table-cell table:style-name="ce17" table:formula="of:=[.J214]/MAX([.J$1:.J$1000])" office:value-type="percentage" office:value="0.0300073057627462">
            <text:p>3%</text:p>
          </table:table-cell>
          <table:table-cell table:style-name="ce18" table:formula="of:=PERCENTRANK([.D$1:.D$1000]; [.D214])" office:value-type="percentage" office:value="0.136">
            <text:p>13,6%</text:p>
          </table:table-cell>
          <table:table-cell table:style-name="ce18" table:formula="of:=PERCENTRANK([.E$1:.E$1000]; [.E214])" office:value-type="percentage" office:value="0.324">
            <text:p>32,4%</text:p>
          </table:table-cell>
          <table:table-cell table:style-name="ce18" table:formula="of:=PERCENTRANK([.F$1:.F$1000]; [.F214])" office:value-type="percentage" office:value="0.188">
            <text:p>18,8%</text:p>
          </table:table-cell>
          <table:table-cell table:style-name="ce18" table:formula="of:=PERCENTRANK([.G$1:.G$1000]; [.G214])" office:value-type="percentage" office:value="0.152">
            <text:p>15,2%</text:p>
          </table:table-cell>
          <table:table-cell table:style-name="ce18" table:formula="of:=PERCENTRANK([.H$1:.H$1000]; [.H214])" office:value-type="percentage" office:value="0.168">
            <text:p>16,8%</text:p>
          </table:table-cell>
          <table:table-cell table:style-name="ce18" table:formula="of:=PERCENTRANK([.I$1:.I$1000]; [.I214])" office:value-type="percentage" office:value="0.292">
            <text:p>29,2%</text:p>
          </table:table-cell>
          <table:table-cell table:style-name="ce18" table:formula="of:=PERCENTRANK([.J$1:.J$1000]; [.J214])" office:value-type="percentage" office:value="0.152">
            <text:p>15,2%</text:p>
          </table:table-cell>
          <table:table-cell table:number-columns-repeated="999"/>
        </table:table-row>
        <table:table-row table:style-name="ro3">
          <table:table-cell office:value-type="float" office:value="152">
            <text:p>152</text:p>
          </table:table-cell>
          <table:table-cell office:value-type="string">
            <text:p>Chikorita</text:p>
          </table:table-cell>
          <table:table-cell office:value-type="float" office:value="1">
            <text:p>1</text:p>
          </table:table-cell>
          <table:table-cell office:value-type="float" office:value="92">
            <text:p>92</text:p>
          </table:table-cell>
          <table:table-cell office:value-type="float" office:value="122">
            <text:p>122</text:p>
          </table:table-cell>
          <table:table-cell office:value-type="float" office:value="90">
            <text:p>90</text:p>
          </table:table-cell>
          <table:table-cell office:value-type="float" office:value="801">
            <text:p>801</text:p>
          </table:table-cell>
          <table:table-cell table:formula="of:=SUM([.D215:.F215])" office:value-type="float" office:value="304">
            <text:p>304</text:p>
          </table:table-cell>
          <table:table-cell table:formula="of:=SQRT([.C215]*[.E215]*[.F215]^1.2)" office:value-type="float" office:value="164.333241173617">
            <text:p>164</text:p>
          </table:table-cell>
          <table:table-cell table:formula="of:=[.D215]^2*[.E215]*[.F215]/1000000" office:value-type="float" office:value="92.93472">
            <text:p>93</text:p>
          </table:table-cell>
          <table:table-cell office:value-type="float" office:value="3.5">
            <text:p>3,5</text:p>
          </table:table-cell>
          <table:table-cell table:style-name="ce17" table:formula="of:=[.D215]/MAX([.D$1:.D$1000])" office:value-type="percentage" office:value="0.306666666666667">
            <text:p>31%</text:p>
          </table:table-cell>
          <table:table-cell table:style-name="ce17" table:formula="of:=[.E215]/MAX([.E$1:.E$1000])" office:value-type="percentage" office:value="0.308080808080808">
            <text:p>31%</text:p>
          </table:table-cell>
          <table:table-cell table:style-name="ce17" table:formula="of:=[.F215]/MAX([.F$1:.F$1000])" office:value-type="percentage" office:value="0.176470588235294">
            <text:p>18%</text:p>
          </table:table-cell>
          <table:table-cell table:style-name="ce17" table:formula="of:=[.H215]/MAX([.H$1:.H$1000])" office:value-type="percentage" office:value="0.350230414746544">
            <text:p>35%</text:p>
          </table:table-cell>
          <table:table-cell table:style-name="ce17" table:formula="of:=[.I215]/MAX([.I$1:.I$1000])" office:value-type="percentage" office:value="0.257789707755382">
            <text:p>26%</text:p>
          </table:table-cell>
          <table:table-cell table:style-name="ce17" table:formula="of:=[.J215]/MAX([.J$1:.J$1000])" office:value-type="percentage" office:value="0.0293972555941468">
            <text:p>3%</text:p>
          </table:table-cell>
          <table:table-cell table:style-name="ce18" table:formula="of:=PERCENTRANK([.D$1:.D$1000]; [.D215])" office:value-type="percentage" office:value="0.128">
            <text:p>12,8%</text:p>
          </table:table-cell>
          <table:table-cell table:style-name="ce18" table:formula="of:=PERCENTRANK([.E$1:.E$1000]; [.E215])" office:value-type="percentage" office:value="0.324">
            <text:p>32,4%</text:p>
          </table:table-cell>
          <table:table-cell table:style-name="ce18" table:formula="of:=PERCENTRANK([.F$1:.F$1000]; [.F215])" office:value-type="percentage" office:value="0.192">
            <text:p>19,2%</text:p>
          </table:table-cell>
          <table:table-cell table:style-name="ce18" table:formula="of:=PERCENTRANK([.G$1:.G$1000]; [.G215])" office:value-type="percentage" office:value="0.148">
            <text:p>14,8%</text:p>
          </table:table-cell>
          <table:table-cell table:style-name="ce18" table:formula="of:=PERCENTRANK([.H$1:.H$1000]; [.H215])" office:value-type="percentage" office:value="0.168">
            <text:p>16,8%</text:p>
          </table:table-cell>
          <table:table-cell table:style-name="ce18" table:formula="of:=PERCENTRANK([.I$1:.I$1000]; [.I215])" office:value-type="percentage" office:value="0.304">
            <text:p>30,4%</text:p>
          </table:table-cell>
          <table:table-cell table:style-name="ce18" table:formula="of:=PERCENTRANK([.J$1:.J$1000]; [.J215])" office:value-type="percentage" office:value="0.148">
            <text:p>14,8%</text:p>
          </table:table-cell>
          <table:table-cell table:number-columns-repeated="999"/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Pikachu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office:value-type="float" office:value="101">
            <text:p>101</text:p>
          </table:table-cell>
          <table:table-cell office:value-type="float" office:value="70">
            <text:p>70</text:p>
          </table:table-cell>
          <table:table-cell office:value-type="float" office:value="787">
            <text:p>787</text:p>
          </table:table-cell>
          <table:table-cell table:formula="of:=SUM([.D216:.F216])" office:value-type="float" office:value="283">
            <text:p>283</text:p>
          </table:table-cell>
          <table:table-cell table:formula="of:=SQRT([.C216]*[.E216]*[.F216]^1.2)" office:value-type="float" office:value="128.593646268453">
            <text:p>129</text:p>
          </table:table-cell>
          <table:table-cell table:formula="of:=[.D216]^2*[.E216]*[.F216]/1000000" office:value-type="float" office:value="88.68608">
            <text:p>89</text:p>
          </table:table-cell>
          <table:table-cell office:value-type="float" office:value="3.5">
            <text:p>3,5</text:p>
          </table:table-cell>
          <table:table-cell table:style-name="ce17" table:formula="of:=[.D216]/MAX([.D$1:.D$1000])" office:value-type="percentage" office:value="0.373333333333333">
            <text:p>37%</text:p>
          </table:table-cell>
          <table:table-cell table:style-name="ce17" table:formula="of:=[.E216]/MAX([.E$1:.E$1000])" office:value-type="percentage" office:value="0.255050505050505">
            <text:p>26%</text:p>
          </table:table-cell>
          <table:table-cell table:style-name="ce17" table:formula="of:=[.F216]/MAX([.F$1:.F$1000])" office:value-type="percentage" office:value="0.137254901960784">
            <text:p>14%</text:p>
          </table:table-cell>
          <table:table-cell table:style-name="ce17" table:formula="of:=[.H216]/MAX([.H$1:.H$1000])" office:value-type="percentage" office:value="0.326036866359447">
            <text:p>33%</text:p>
          </table:table-cell>
          <table:table-cell table:style-name="ce17" table:formula="of:=[.I216]/MAX([.I$1:.I$1000])" office:value-type="percentage" office:value="0.20172497209935">
            <text:p>20%</text:p>
          </table:table-cell>
          <table:table-cell table:style-name="ce17" table:formula="of:=[.J216]/MAX([.J$1:.J$1000])" office:value-type="percentage" office:value="0.0280533191621275">
            <text:p>3%</text:p>
          </table:table-cell>
          <table:table-cell table:style-name="ce18" table:formula="of:=PERCENTRANK([.D$1:.D$1000]; [.D216])" office:value-type="percentage" office:value="0.216">
            <text:p>21,6%</text:p>
          </table:table-cell>
          <table:table-cell table:style-name="ce18" table:formula="of:=PERCENTRANK([.E$1:.E$1000]; [.E216])" office:value-type="percentage" office:value="0.208">
            <text:p>20,8%</text:p>
          </table:table-cell>
          <table:table-cell table:style-name="ce18" table:formula="of:=PERCENTRANK([.F$1:.F$1000]; [.F216])" office:value-type="percentage" office:value="0.056">
            <text:p>5,6%</text:p>
          </table:table-cell>
          <table:table-cell table:style-name="ce18" table:formula="of:=PERCENTRANK([.G$1:.G$1000]; [.G216])" office:value-type="percentage" office:value="0.144">
            <text:p>14,4%</text:p>
          </table:table-cell>
          <table:table-cell table:style-name="ce18" table:formula="of:=PERCENTRANK([.H$1:.H$1000]; [.H216])" office:value-type="percentage" office:value="0.116">
            <text:p>11,6%</text:p>
          </table:table-cell>
          <table:table-cell table:style-name="ce18" table:formula="of:=PERCENTRANK([.I$1:.I$1000]; [.I216])" office:value-type="percentage" office:value="0.14">
            <text:p>14,0%</text:p>
          </table:table-cell>
          <table:table-cell table:style-name="ce18" table:formula="of:=PERCENTRANK([.J$1:.J$1000]; [.J216])" office:value-type="percentage" office:value="0.144">
            <text:p>14,4%</text:p>
          </table:table-cell>
          <table:table-cell table:number-columns-repeated="999"/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Ekans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102">
            <text:p>102</text:p>
          </table:table-cell>
          <table:table-cell office:value-type="float" office:value="70">
            <text:p>70</text:p>
          </table:table-cell>
          <table:table-cell office:value-type="float" office:value="778">
            <text:p>778</text:p>
          </table:table-cell>
          <table:table-cell table:formula="of:=SUM([.D217:.F217])" office:value-type="float" office:value="282">
            <text:p>282</text:p>
          </table:table-cell>
          <table:table-cell table:formula="of:=SQRT([.C217]*[.E217]*[.F217]^1.2)" office:value-type="float" office:value="129.228680482454">
            <text:p>129</text:p>
          </table:table-cell>
          <table:table-cell table:formula="of:=[.D217]^2*[.E217]*[.F217]/1000000" office:value-type="float" office:value="86.394">
            <text:p>86</text:p>
          </table:table-cell>
          <table:table-cell office:value-type="float" office:value="3">
            <text:p>3,0</text:p>
          </table:table-cell>
          <table:table-cell table:style-name="ce17" table:formula="of:=[.D217]/MAX([.D$1:.D$1000])" office:value-type="percentage" office:value="0.366666666666667">
            <text:p>37%</text:p>
          </table:table-cell>
          <table:table-cell table:style-name="ce17" table:formula="of:=[.E217]/MAX([.E$1:.E$1000])" office:value-type="percentage" office:value="0.257575757575758">
            <text:p>26%</text:p>
          </table:table-cell>
          <table:table-cell table:style-name="ce17" table:formula="of:=[.F217]/MAX([.F$1:.F$1000])" office:value-type="percentage" office:value="0.137254901960784">
            <text:p>14%</text:p>
          </table:table-cell>
          <table:table-cell table:style-name="ce17" table:formula="of:=[.H217]/MAX([.H$1:.H$1000])" office:value-type="percentage" office:value="0.324884792626728">
            <text:p>32%</text:p>
          </table:table-cell>
          <table:table-cell table:style-name="ce17" table:formula="of:=[.I217]/MAX([.I$1:.I$1000])" office:value-type="percentage" office:value="0.202721150859488">
            <text:p>20%</text:p>
          </table:table-cell>
          <table:table-cell table:style-name="ce17" table:formula="of:=[.J217]/MAX([.J$1:.J$1000])" office:value-type="percentage" office:value="0.0273282848412382">
            <text:p>3%</text:p>
          </table:table-cell>
          <table:table-cell table:style-name="ce18" table:formula="of:=PERCENTRANK([.D$1:.D$1000]; [.D217])" office:value-type="percentage" office:value="0.212">
            <text:p>21,2%</text:p>
          </table:table-cell>
          <table:table-cell table:style-name="ce18" table:formula="of:=PERCENTRANK([.E$1:.E$1000]; [.E217])" office:value-type="percentage" office:value="0.22">
            <text:p>22,0%</text:p>
          </table:table-cell>
          <table:table-cell table:style-name="ce18" table:formula="of:=PERCENTRANK([.F$1:.F$1000]; [.F217])" office:value-type="percentage" office:value="0.056">
            <text:p>5,6%</text:p>
          </table:table-cell>
          <table:table-cell table:style-name="ce18" table:formula="of:=PERCENTRANK([.G$1:.G$1000]; [.G217])" office:value-type="percentage" office:value="0.14">
            <text:p>14,0%</text:p>
          </table:table-cell>
          <table:table-cell table:style-name="ce18" table:formula="of:=PERCENTRANK([.H$1:.H$1000]; [.H217])" office:value-type="percentage" office:value="0.112">
            <text:p>11,2%</text:p>
          </table:table-cell>
          <table:table-cell table:style-name="ce18" table:formula="of:=PERCENTRANK([.I$1:.I$1000]; [.I217])" office:value-type="percentage" office:value="0.148">
            <text:p>14,8%</text:p>
          </table:table-cell>
          <table:table-cell table:style-name="ce18" table:formula="of:=PERCENTRANK([.J$1:.J$1000]; [.J217])" office:value-type="percentage" office:value="0.14">
            <text:p>14,0%</text:p>
          </table:table-cell>
          <table:table-cell table:number-columns-repeated="999"/>
        </table:table-row>
        <table:table-row table:style-name="ro3">
          <table:table-cell office:value-type="float" office:value="37">
            <text:p>37</text:p>
          </table:table-cell>
          <table:table-cell office:value-type="string">
            <text:p>Vulpix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22">
            <text:p>122</text:p>
          </table:table-cell>
          <table:table-cell office:value-type="float" office:value="76">
            <text:p>76</text:p>
          </table:table-cell>
          <table:table-cell office:value-type="float" office:value="774">
            <text:p>774</text:p>
          </table:table-cell>
          <table:table-cell table:formula="of:=SUM([.D218:.F218])" office:value-type="float" office:value="294">
            <text:p>294</text:p>
          </table:table-cell>
          <table:table-cell table:formula="of:=SQRT([.C218]*[.E218]*[.F218]^1.2)" office:value-type="float" office:value="148.480038233685">
            <text:p>148</text:p>
          </table:table-cell>
          <table:table-cell table:formula="of:=[.D218]^2*[.E218]*[.F218]/1000000" office:value-type="float" office:value="85.450752">
            <text:p>85</text:p>
          </table:table-cell>
          <table:table-cell office:value-type="float" office:value="3">
            <text:p>3,0</text:p>
          </table:table-cell>
          <table:table-cell table:style-name="ce17" table:formula="of:=[.D218]/MAX([.D$1:.D$1000])" office:value-type="percentage" office:value="0.32">
            <text:p>32%</text:p>
          </table:table-cell>
          <table:table-cell table:style-name="ce17" table:formula="of:=[.E218]/MAX([.E$1:.E$1000])" office:value-type="percentage" office:value="0.308080808080808">
            <text:p>31%</text:p>
          </table:table-cell>
          <table:table-cell table:style-name="ce17" table:formula="of:=[.F218]/MAX([.F$1:.F$1000])" office:value-type="percentage" office:value="0.149019607843137">
            <text:p>15%</text:p>
          </table:table-cell>
          <table:table-cell table:style-name="ce17" table:formula="of:=[.H218]/MAX([.H$1:.H$1000])" office:value-type="percentage" office:value="0.338709677419355">
            <text:p>34%</text:p>
          </table:table-cell>
          <table:table-cell table:style-name="ce17" table:formula="of:=[.I218]/MAX([.I$1:.I$1000])" office:value-type="percentage" office:value="0.232920773608613">
            <text:p>23%</text:p>
          </table:table-cell>
          <table:table-cell table:style-name="ce17" table:formula="of:=[.J218]/MAX([.J$1:.J$1000])" office:value-type="percentage" office:value="0.0270299151625576">
            <text:p>3%</text:p>
          </table:table-cell>
          <table:table-cell table:style-name="ce18" table:formula="of:=PERCENTRANK([.D$1:.D$1000]; [.D218])" office:value-type="percentage" office:value="0.14">
            <text:p>14,0%</text:p>
          </table:table-cell>
          <table:table-cell table:style-name="ce18" table:formula="of:=PERCENTRANK([.E$1:.E$1000]; [.E218])" office:value-type="percentage" office:value="0.324">
            <text:p>32,4%</text:p>
          </table:table-cell>
          <table:table-cell table:style-name="ce18" table:formula="of:=PERCENTRANK([.F$1:.F$1000]; [.F218])" office:value-type="percentage" office:value="0.104">
            <text:p>10,4%</text:p>
          </table:table-cell>
          <table:table-cell table:style-name="ce18" table:formula="of:=PERCENTRANK([.G$1:.G$1000]; [.G218])" office:value-type="percentage" office:value="0.136">
            <text:p>13,6%</text:p>
          </table:table-cell>
          <table:table-cell table:style-name="ce18" table:formula="of:=PERCENTRANK([.H$1:.H$1000]; [.H218])" office:value-type="percentage" office:value="0.144">
            <text:p>14,4%</text:p>
          </table:table-cell>
          <table:table-cell table:style-name="ce18" table:formula="of:=PERCENTRANK([.I$1:.I$1000]; [.I218])" office:value-type="percentage" office:value="0.228">
            <text:p>22,8%</text:p>
          </table:table-cell>
          <table:table-cell table:style-name="ce18" table:formula="of:=PERCENTRANK([.J$1:.J$1000]; [.J218])" office:value-type="percentage" office:value="0.136">
            <text:p>13,6%</text:p>
          </table:table-cell>
          <table:table-cell table:number-columns-repeated="999"/>
        </table:table-row>
        <table:table-row table:style-name="ro3">
          <table:table-cell office:value-type="float" office:value="218">
            <text:p>218</text:p>
          </table:table-cell>
          <table:table-cell office:value-type="string">
            <text:p>Slugma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71">
            <text:p>71</text:p>
          </table:table-cell>
          <table:table-cell office:value-type="float" office:value="80">
            <text:p>80</text:p>
          </table:table-cell>
          <table:table-cell office:value-type="float" office:value="750">
            <text:p>750</text:p>
          </table:table-cell>
          <table:table-cell table:formula="of:=SUM([.D219:.F219])" office:value-type="float" office:value="269">
            <text:p>269</text:p>
          </table:table-cell>
          <table:table-cell table:formula="of:=SQRT([.C219]*[.E219]*[.F219]^1.2)" office:value-type="float" office:value="116.810845258602">
            <text:p>117</text:p>
          </table:table-cell>
          <table:table-cell table:formula="of:=[.D219]^2*[.E219]*[.F219]/1000000" office:value-type="float" office:value="79.08832">
            <text:p>79</text:p>
          </table:table-cell>
          <table:table-cell office:value-type="float" office:value="4">
            <text:p>4,0</text:p>
          </table:table-cell>
          <table:table-cell table:style-name="ce17" table:formula="of:=[.D219]/MAX([.D$1:.D$1000])" office:value-type="percentage" office:value="0.393333333333333">
            <text:p>39%</text:p>
          </table:table-cell>
          <table:table-cell table:style-name="ce17" table:formula="of:=[.E219]/MAX([.E$1:.E$1000])" office:value-type="percentage" office:value="0.179292929292929">
            <text:p>18%</text:p>
          </table:table-cell>
          <table:table-cell table:style-name="ce17" table:formula="of:=[.F219]/MAX([.F$1:.F$1000])" office:value-type="percentage" office:value="0.156862745098039">
            <text:p>16%</text:p>
          </table:table-cell>
          <table:table-cell table:style-name="ce17" table:formula="of:=[.H219]/MAX([.H$1:.H$1000])" office:value-type="percentage" office:value="0.309907834101382">
            <text:p>31%</text:p>
          </table:table-cell>
          <table:table-cell table:style-name="ce17" table:formula="of:=[.I219]/MAX([.I$1:.I$1000])" office:value-type="percentage" office:value="0.183241281233299">
            <text:p>18%</text:p>
          </table:table-cell>
          <table:table-cell table:style-name="ce17" table:formula="of:=[.J219]/MAX([.J$1:.J$1000])" office:value-type="percentage" office:value="0.0250173407479107">
            <text:p>3%</text:p>
          </table:table-cell>
          <table:table-cell table:style-name="ce18" table:formula="of:=PERCENTRANK([.D$1:.D$1000]; [.D219])" office:value-type="percentage" office:value="0.26">
            <text:p>26,0%</text:p>
          </table:table-cell>
          <table:table-cell table:style-name="ce18" table:formula="of:=PERCENTRANK([.E$1:.E$1000]; [.E219])" office:value-type="percentage" office:value="0.048">
            <text:p>4,8%</text:p>
          </table:table-cell>
          <table:table-cell table:style-name="ce18" table:formula="of:=PERCENTRANK([.F$1:.F$1000]; [.F219])" office:value-type="percentage" office:value="0.116">
            <text:p>11,6%</text:p>
          </table:table-cell>
          <table:table-cell table:style-name="ce18" table:formula="of:=PERCENTRANK([.G$1:.G$1000]; [.G219])" office:value-type="percentage" office:value="0.132">
            <text:p>13,2%</text:p>
          </table:table-cell>
          <table:table-cell table:style-name="ce18" table:formula="of:=PERCENTRANK([.H$1:.H$1000]; [.H219])" office:value-type="percentage" office:value="0.096">
            <text:p>9,6%</text:p>
          </table:table-cell>
          <table:table-cell table:style-name="ce18" table:formula="of:=PERCENTRANK([.I$1:.I$1000]; [.I219])" office:value-type="percentage" office:value="0.092">
            <text:p>9,2%</text:p>
          </table:table-cell>
          <table:table-cell table:style-name="ce18" table:formula="of:=PERCENTRANK([.J$1:.J$1000]; [.J219])" office:value-type="percentage" office:value="0.132">
            <text:p>13,2%</text:p>
          </table:table-cell>
          <table:table-cell table:number-columns-repeated="999"/>
        </table:table-row>
        <table:table-row table:style-name="ro3">
          <table:table-cell office:value-type="float" office:value="223">
            <text:p>223</text:p>
          </table:table-cell>
          <table:table-cell office:value-type="string">
            <text:p>Remoraid</text:p>
          </table:table-cell>
          <table:table-cell office:value-type="float" office:value="1">
            <text:p>1</text:p>
          </table:table-cell>
          <table:table-cell office:value-type="float" office:value="127">
            <text:p>127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49">
            <text:p>749</text:p>
          </table:table-cell>
          <table:table-cell table:formula="of:=SUM([.D220:.F220])" office:value-type="float" office:value="266">
            <text:p>266</text:p>
          </table:table-cell>
          <table:table-cell table:formula="of:=SQRT([.C220]*[.E220]*[.F220]^1.2)" office:value-type="float" office:value="106.287788126282">
            <text:p>106</text:p>
          </table:table-cell>
          <table:table-cell table:formula="of:=[.D220]^2*[.E220]*[.F220]/1000000" office:value-type="float" office:value="77.90307">
            <text:p>78</text:p>
          </table:table-cell>
          <table:table-cell office:value-type="float" office:value="4">
            <text:p>4,0</text:p>
          </table:table-cell>
          <table:table-cell table:style-name="ce17" table:formula="of:=[.D220]/MAX([.D$1:.D$1000])" office:value-type="percentage" office:value="0.423333333333333">
            <text:p>42%</text:p>
          </table:table-cell>
          <table:table-cell table:style-name="ce17" table:formula="of:=[.E220]/MAX([.E$1:.E$1000])" office:value-type="percentage" office:value="0.174242424242424">
            <text:p>17%</text:p>
          </table:table-cell>
          <table:table-cell table:style-name="ce17" table:formula="of:=[.F220]/MAX([.F$1:.F$1000])" office:value-type="percentage" office:value="0.137254901960784">
            <text:p>14%</text:p>
          </table:table-cell>
          <table:table-cell table:style-name="ce17" table:formula="of:=[.H220]/MAX([.H$1:.H$1000])" office:value-type="percentage" office:value="0.306451612903226">
            <text:p>31%</text:p>
          </table:table-cell>
          <table:table-cell table:style-name="ce17" table:formula="of:=[.I220]/MAX([.I$1:.I$1000])" office:value-type="percentage" office:value="0.166733751755632">
            <text:p>17%</text:p>
          </table:table-cell>
          <table:table-cell table:style-name="ce17" table:formula="of:=[.J220]/MAX([.J$1:.J$1000])" office:value-type="percentage" office:value="0.0246424206191046">
            <text:p>2%</text:p>
          </table:table-cell>
          <table:table-cell table:style-name="ce18" table:formula="of:=PERCENTRANK([.D$1:.D$1000]; [.D220])" office:value-type="percentage" office:value="0.316">
            <text:p>31,6%</text:p>
          </table:table-cell>
          <table:table-cell table:style-name="ce18" table:formula="of:=PERCENTRANK([.E$1:.E$1000]; [.E220])" office:value-type="percentage" office:value="0.036">
            <text:p>3,6%</text:p>
          </table:table-cell>
          <table:table-cell table:style-name="ce18" table:formula="of:=PERCENTRANK([.F$1:.F$1000]; [.F220])" office:value-type="percentage" office:value="0.056">
            <text:p>5,6%</text:p>
          </table:table-cell>
          <table:table-cell table:style-name="ce18" table:formula="of:=PERCENTRANK([.G$1:.G$1000]; [.G220])" office:value-type="percentage" office:value="0.128">
            <text:p>12,8%</text:p>
          </table:table-cell>
          <table:table-cell table:style-name="ce18" table:formula="of:=PERCENTRANK([.H$1:.H$1000]; [.H220])" office:value-type="percentage" office:value="0.088">
            <text:p>8,8%</text:p>
          </table:table-cell>
          <table:table-cell table:style-name="ce18" table:formula="of:=PERCENTRANK([.I$1:.I$1000]; [.I220])" office:value-type="percentage" office:value="0.08">
            <text:p>8,0%</text:p>
          </table:table-cell>
          <table:table-cell table:style-name="ce18" table:formula="of:=PERCENTRANK([.J$1:.J$1000]; [.J220])" office:value-type="percentage" office:value="0.128">
            <text:p>12,8%</text:p>
          </table:table-cell>
          <table:table-cell table:number-columns-repeated="999"/>
        </table:table-row>
        <table:table-row table:style-name="ro3">
          <table:table-cell office:value-type="float" office:value="32">
            <text:p>32</text:p>
          </table:table-cell>
          <table:table-cell office:value-type="string">
            <text:p>Nidoran♂</text:p>
          </table:table-cell>
          <table:table-cell office:value-type="float" office:value="1">
            <text:p>1</text:p>
          </table:table-cell>
          <table:table-cell office:value-type="float" office:value="105">
            <text:p>105</text:p>
          </table:table-cell>
          <table:table-cell office:value-type="float" office:value="76">
            <text:p>76</text:p>
          </table:table-cell>
          <table:table-cell office:value-type="float" office:value="92">
            <text:p>92</text:p>
          </table:table-cell>
          <table:table-cell office:value-type="float" office:value="739">
            <text:p>739</text:p>
          </table:table-cell>
          <table:table-cell table:formula="of:=SUM([.D221:.F221])" office:value-type="float" office:value="273">
            <text:p>273</text:p>
          </table:table-cell>
          <table:table-cell table:formula="of:=SQRT([.C221]*[.E221]*[.F221]^1.2)" office:value-type="float" office:value="131.425456001787">
            <text:p>131</text:p>
          </table:table-cell>
          <table:table-cell table:formula="of:=[.D221]^2*[.E221]*[.F221]/1000000" office:value-type="float" office:value="77.0868">
            <text:p>77</text:p>
          </table:table-cell>
          <table:table-cell office:value-type="float" office:value="3">
            <text:p>3,0</text:p>
          </table:table-cell>
          <table:table-cell table:style-name="ce17" table:formula="of:=[.D221]/MAX([.D$1:.D$1000])" office:value-type="percentage" office:value="0.35">
            <text:p>35%</text:p>
          </table:table-cell>
          <table:table-cell table:style-name="ce17" table:formula="of:=[.E221]/MAX([.E$1:.E$1000])" office:value-type="percentage" office:value="0.191919191919192">
            <text:p>19%</text:p>
          </table:table-cell>
          <table:table-cell table:style-name="ce17" table:formula="of:=[.F221]/MAX([.F$1:.F$1000])" office:value-type="percentage" office:value="0.180392156862745">
            <text:p>18%</text:p>
          </table:table-cell>
          <table:table-cell table:style-name="ce17" table:formula="of:=[.H221]/MAX([.H$1:.H$1000])" office:value-type="percentage" office:value="0.314516129032258">
            <text:p>31%</text:p>
          </table:table-cell>
          <table:table-cell table:style-name="ce17" table:formula="of:=[.I221]/MAX([.I$1:.I$1000])" office:value-type="percentage" office:value="0.206167234652936">
            <text:p>21%</text:p>
          </table:table-cell>
          <table:table-cell table:style-name="ce17" table:formula="of:=[.J221]/MAX([.J$1:.J$1000])" office:value-type="percentage" office:value="0.02438421681945">
            <text:p>2%</text:p>
          </table:table-cell>
          <table:table-cell table:style-name="ce18" table:formula="of:=PERCENTRANK([.D$1:.D$1000]; [.D221])" office:value-type="percentage" office:value="0.164">
            <text:p>16,4%</text:p>
          </table:table-cell>
          <table:table-cell table:style-name="ce18" table:formula="of:=PERCENTRANK([.E$1:.E$1000]; [.E221])" office:value-type="percentage" office:value="0.064">
            <text:p>6,4%</text:p>
          </table:table-cell>
          <table:table-cell table:style-name="ce18" table:formula="of:=PERCENTRANK([.F$1:.F$1000]; [.F221])" office:value-type="percentage" office:value="0.24">
            <text:p>24,0%</text:p>
          </table:table-cell>
          <table:table-cell table:style-name="ce18" table:formula="of:=PERCENTRANK([.G$1:.G$1000]; [.G221])" office:value-type="percentage" office:value="0.124">
            <text:p>12,4%</text:p>
          </table:table-cell>
          <table:table-cell table:style-name="ce18" table:formula="of:=PERCENTRANK([.H$1:.H$1000]; [.H221])" office:value-type="percentage" office:value="0.104">
            <text:p>10,4%</text:p>
          </table:table-cell>
          <table:table-cell table:style-name="ce18" table:formula="of:=PERCENTRANK([.I$1:.I$1000]; [.I221])" office:value-type="percentage" office:value="0.164">
            <text:p>16,4%</text:p>
          </table:table-cell>
          <table:table-cell table:style-name="ce18" table:formula="of:=PERCENTRANK([.J$1:.J$1000]; [.J221])" office:value-type="percentage" office:value="0.124">
            <text:p>12,4%</text:p>
          </table:table-cell>
          <table:table-cell table:number-columns-repeated="999"/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Nidoran♀</text:p>
          </table:table-cell>
          <table:table-cell office:value-type="float" office:value="1">
            <text:p>1</text:p>
          </table:table-cell>
          <table:table-cell office:value-type="float" office:value="86">
            <text:p>86</text:p>
          </table:table-cell>
          <table:table-cell office:value-type="float" office:value="94">
            <text:p>94</text:p>
          </table:table-cell>
          <table:table-cell office:value-type="float" office:value="110">
            <text:p>110</text:p>
          </table:table-cell>
          <table:table-cell office:value-type="float" office:value="736">
            <text:p>736</text:p>
          </table:table-cell>
          <table:table-cell table:formula="of:=SUM([.D222:.F222])" office:value-type="float" office:value="290">
            <text:p>290</text:p>
          </table:table-cell>
          <table:table-cell table:formula="of:=SQRT([.C222]*[.E222]*[.F222]^1.2)" office:value-type="float" office:value="162.704489993868">
            <text:p>163</text:p>
          </table:table-cell>
          <table:table-cell table:formula="of:=[.D222]^2*[.E222]*[.F222]/1000000" office:value-type="float" office:value="76.47464">
            <text:p>76</text:p>
          </table:table-cell>
          <table:table-cell office:value-type="float" office:value="3">
            <text:p>3,0</text:p>
          </table:table-cell>
          <table:table-cell table:style-name="ce17" table:formula="of:=[.D222]/MAX([.D$1:.D$1000])" office:value-type="percentage" office:value="0.286666666666667">
            <text:p>29%</text:p>
          </table:table-cell>
          <table:table-cell table:style-name="ce17" table:formula="of:=[.E222]/MAX([.E$1:.E$1000])" office:value-type="percentage" office:value="0.237373737373737">
            <text:p>24%</text:p>
          </table:table-cell>
          <table:table-cell table:style-name="ce17" table:formula="of:=[.F222]/MAX([.F$1:.F$1000])" office:value-type="percentage" office:value="0.215686274509804">
            <text:p>22%</text:p>
          </table:table-cell>
          <table:table-cell table:style-name="ce17" table:formula="of:=[.H222]/MAX([.H$1:.H$1000])" office:value-type="percentage" office:value="0.334101382488479">
            <text:p>33%</text:p>
          </table:table-cell>
          <table:table-cell table:style-name="ce17" table:formula="of:=[.I222]/MAX([.I$1:.I$1000])" office:value-type="percentage" office:value="0.255234684269963">
            <text:p>26%</text:p>
          </table:table-cell>
          <table:table-cell table:style-name="ce17" table:formula="of:=[.J222]/MAX([.J$1:.J$1000])" office:value-type="percentage" office:value="0.0241905774133753">
            <text:p>2%</text:p>
          </table:table-cell>
          <table:table-cell table:style-name="ce18" table:formula="of:=PERCENTRANK([.D$1:.D$1000]; [.D222])" office:value-type="percentage" office:value="0.104">
            <text:p>10,4%</text:p>
          </table:table-cell>
          <table:table-cell table:style-name="ce18" table:formula="of:=PERCENTRANK([.E$1:.E$1000]; [.E222])" office:value-type="percentage" office:value="0.168">
            <text:p>16,8%</text:p>
          </table:table-cell>
          <table:table-cell table:style-name="ce18" table:formula="of:=PERCENTRANK([.F$1:.F$1000]; [.F222])" office:value-type="percentage" office:value="0.324">
            <text:p>32,4%</text:p>
          </table:table-cell>
          <table:table-cell table:style-name="ce18" table:formula="of:=PERCENTRANK([.G$1:.G$1000]; [.G222])" office:value-type="percentage" office:value="0.12">
            <text:p>12,0%</text:p>
          </table:table-cell>
          <table:table-cell table:style-name="ce18" table:formula="of:=PERCENTRANK([.H$1:.H$1000]; [.H222])" office:value-type="percentage" office:value="0.128">
            <text:p>12,8%</text:p>
          </table:table-cell>
          <table:table-cell table:style-name="ce18" table:formula="of:=PERCENTRANK([.I$1:.I$1000]; [.I222])" office:value-type="percentage" office:value="0.296">
            <text:p>29,6%</text:p>
          </table:table-cell>
          <table:table-cell table:style-name="ce18" table:formula="of:=PERCENTRANK([.J$1:.J$1000]; [.J222])" office:value-type="percentage" office:value="0.12">
            <text:p>12,0%</text:p>
          </table:table-cell>
          <table:table-cell table:number-columns-repeated="999"/>
        </table:table-row>
        <table:table-row table:style-name="ro3">
          <table:table-cell office:value-type="float" office:value="132">
            <text:p>132</text:p>
          </table:table-cell>
          <table:table-cell office:value-type="string">
            <text:p>Ditto</text:p>
          </table:table-cell>
          <table:table-cell office:value-type="float" office:value="1">
            <text:p>1</text:p>
          </table:table-cell>
          <table:table-cell table:number-columns-repeated="2" office:value-type="float" office:value="91">
            <text:p>91</text:p>
          </table:table-cell>
          <table:table-cell office:value-type="float" office:value="96">
            <text:p>96</text:p>
          </table:table-cell>
          <table:table-cell office:value-type="float" office:value="718">
            <text:p>718</text:p>
          </table:table-cell>
          <table:table-cell table:formula="of:=SUM([.D223:.F223])" office:value-type="float" office:value="278">
            <text:p>278</text:p>
          </table:table-cell>
          <table:table-cell table:formula="of:=SQRT([.C223]*[.E223]*[.F223]^1.2)" office:value-type="float" office:value="147.531050890863">
            <text:p>148</text:p>
          </table:table-cell>
          <table:table-cell table:formula="of:=[.D223]^2*[.E223]*[.F223]/1000000" office:value-type="float" office:value="72.342816">
            <text:p>72</text:p>
          </table:table-cell>
          <table:table-cell office:value-type="float" office:value="-0">
            <text:p>0,0</text:p>
          </table:table-cell>
          <table:table-cell table:style-name="ce17" table:formula="of:=[.D223]/MAX([.D$1:.D$1000])" office:value-type="percentage" office:value="0.303333333333333">
            <text:p>30%</text:p>
          </table:table-cell>
          <table:table-cell table:style-name="ce17" table:formula="of:=[.E223]/MAX([.E$1:.E$1000])" office:value-type="percentage" office:value="0.22979797979798">
            <text:p>23%</text:p>
          </table:table-cell>
          <table:table-cell table:style-name="ce17" table:formula="of:=[.F223]/MAX([.F$1:.F$1000])" office:value-type="percentage" office:value="0.188235294117647">
            <text:p>19%</text:p>
          </table:table-cell>
          <table:table-cell table:style-name="ce17" table:formula="of:=[.H223]/MAX([.H$1:.H$1000])" office:value-type="percentage" office:value="0.320276497695853">
            <text:p>32%</text:p>
          </table:table-cell>
          <table:table-cell table:style-name="ce17" table:formula="of:=[.I223]/MAX([.I$1:.I$1000])" office:value-type="percentage" office:value="0.231432096284278">
            <text:p>23%</text:p>
          </table:table-cell>
          <table:table-cell table:style-name="ce17" table:formula="of:=[.J223]/MAX([.J$1:.J$1000])" office:value-type="percentage" office:value="0.0228835924006908">
            <text:p>2%</text:p>
          </table:table-cell>
          <table:table-cell table:style-name="ce18" table:formula="of:=PERCENTRANK([.D$1:.D$1000]; [.D223])" office:value-type="percentage" office:value="0.12">
            <text:p>12,0%</text:p>
          </table:table-cell>
          <table:table-cell table:style-name="ce18" table:formula="of:=PERCENTRANK([.E$1:.E$1000]; [.E223])" office:value-type="percentage" office:value="0.136">
            <text:p>13,6%</text:p>
          </table:table-cell>
          <table:table-cell table:style-name="ce18" table:formula="of:=PERCENTRANK([.F$1:.F$1000]; [.F223])" office:value-type="percentage" office:value="0.244">
            <text:p>24,4%</text:p>
          </table:table-cell>
          <table:table-cell table:style-name="ce18" table:formula="of:=PERCENTRANK([.G$1:.G$1000]; [.G223])" office:value-type="percentage" office:value="0.116">
            <text:p>11,6%</text:p>
          </table:table-cell>
          <table:table-cell table:style-name="ce18" table:formula="of:=PERCENTRANK([.H$1:.H$1000]; [.H223])" office:value-type="percentage" office:value="0.108">
            <text:p>10,8%</text:p>
          </table:table-cell>
          <table:table-cell table:style-name="ce18" table:formula="of:=PERCENTRANK([.I$1:.I$1000]; [.I223])" office:value-type="percentage" office:value="0.212">
            <text:p>21,2%</text:p>
          </table:table-cell>
          <table:table-cell table:style-name="ce18" table:formula="of:=PERCENTRANK([.J$1:.J$1000]; [.J223])" office:value-type="percentage" office:value="0.116">
            <text:p>11,6%</text:p>
          </table:table-cell>
          <table:table-cell table:number-columns-repeated="999"/>
        </table:table-row>
        <table:table-row table:style-name="ro3">
          <table:table-cell office:value-type="float" office:value="60">
            <text:p>60</text:p>
          </table:table-cell>
          <table:table-cell office:value-type="string">
            <text:p>Poliwag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82">
            <text:p>82</text:p>
          </table:table-cell>
          <table:table-cell office:value-type="float" office:value="80">
            <text:p>80</text:p>
          </table:table-cell>
          <table:table-cell office:value-type="float" office:value="695">
            <text:p>695</text:p>
          </table:table-cell>
          <table:table-cell table:formula="of:=SUM([.D224:.F224])" office:value-type="float" office:value="263">
            <text:p>263</text:p>
          </table:table-cell>
          <table:table-cell table:formula="of:=SQRT([.C224]*[.E224]*[.F224]^1.2)" office:value-type="float" office:value="125.533870225674">
            <text:p>126</text:p>
          </table:table-cell>
          <table:table-cell table:formula="of:=[.D224]^2*[.E224]*[.F224]/1000000" office:value-type="float" office:value="66.91856">
            <text:p>67</text:p>
          </table:table-cell>
          <table:table-cell office:value-type="float" office:value="3.5">
            <text:p>3,5</text:p>
          </table:table-cell>
          <table:table-cell table:style-name="ce17" table:formula="of:=[.D224]/MAX([.D$1:.D$1000])" office:value-type="percentage" office:value="0.336666666666667">
            <text:p>34%</text:p>
          </table:table-cell>
          <table:table-cell table:style-name="ce17" table:formula="of:=[.E224]/MAX([.E$1:.E$1000])" office:value-type="percentage" office:value="0.207070707070707">
            <text:p>21%</text:p>
          </table:table-cell>
          <table:table-cell table:style-name="ce17" table:formula="of:=[.F224]/MAX([.F$1:.F$1000])" office:value-type="percentage" office:value="0.156862745098039">
            <text:p>16%</text:p>
          </table:table-cell>
          <table:table-cell table:style-name="ce17" table:formula="of:=[.H224]/MAX([.H$1:.H$1000])" office:value-type="percentage" office:value="0.302995391705069">
            <text:p>30%</text:p>
          </table:table-cell>
          <table:table-cell table:style-name="ce17" table:formula="of:=[.I224]/MAX([.I$1:.I$1000])" office:value-type="percentage" office:value="0.196925098584827">
            <text:p>20%</text:p>
          </table:table-cell>
          <table:table-cell table:style-name="ce17" table:formula="of:=[.J224]/MAX([.J$1:.J$1000])" office:value-type="percentage" office:value="0.0211677832817729">
            <text:p>2%</text:p>
          </table:table-cell>
          <table:table-cell table:style-name="ce18" table:formula="of:=PERCENTRANK([.D$1:.D$1000]; [.D224])" office:value-type="percentage" office:value="0.152">
            <text:p>15,2%</text:p>
          </table:table-cell>
          <table:table-cell table:style-name="ce18" table:formula="of:=PERCENTRANK([.E$1:.E$1000]; [.E224])" office:value-type="percentage" office:value="0.084">
            <text:p>8,4%</text:p>
          </table:table-cell>
          <table:table-cell table:style-name="ce18" table:formula="of:=PERCENTRANK([.F$1:.F$1000]; [.F224])" office:value-type="percentage" office:value="0.116">
            <text:p>11,6%</text:p>
          </table:table-cell>
          <table:table-cell table:style-name="ce18" table:formula="of:=PERCENTRANK([.G$1:.G$1000]; [.G224])" office:value-type="percentage" office:value="0.108">
            <text:p>10,8%</text:p>
          </table:table-cell>
          <table:table-cell table:style-name="ce18" table:formula="of:=PERCENTRANK([.H$1:.H$1000]; [.H224])" office:value-type="percentage" office:value="0.08">
            <text:p>8,0%</text:p>
          </table:table-cell>
          <table:table-cell table:style-name="ce18" table:formula="of:=PERCENTRANK([.I$1:.I$1000]; [.I224])" office:value-type="percentage" office:value="0.128">
            <text:p>12,8%</text:p>
          </table:table-cell>
          <table:table-cell table:style-name="ce18" table:formula="of:=PERCENTRANK([.J$1:.J$1000]; [.J224])" office:value-type="percentage" office:value="0.112">
            <text:p>11,2%</text:p>
          </table:table-cell>
          <table:table-cell table:number-columns-repeated="999"/>
        </table:table-row>
        <table:table-row table:style-name="ro3">
          <table:table-cell office:value-type="float" office:value="39">
            <text:p>39</text:p>
          </table:table-cell>
          <table:table-cell office:value-type="string">
            <text:p>Jigglypuff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44">
            <text:p>44</text:p>
          </table:table-cell>
          <table:table-cell office:value-type="float" office:value="230">
            <text:p>230</text:p>
          </table:table-cell>
          <table:table-cell office:value-type="float" office:value="713">
            <text:p>713</text:p>
          </table:table-cell>
          <table:table-cell table:formula="of:=SUM([.D225:.F225])" office:value-type="float" office:value="354">
            <text:p>354</text:p>
          </table:table-cell>
          <table:table-cell table:formula="of:=SQRT([.C225]*[.E225]*[.F225]^1.2)" office:value-type="float" office:value="173.285825608706">
            <text:p>173</text:p>
          </table:table-cell>
          <table:table-cell table:formula="of:=[.D225]^2*[.E225]*[.F225]/1000000" office:value-type="float" office:value="64.768">
            <text:p>65</text:p>
          </table:table-cell>
          <table:table-cell office:value-type="float" office:value="4.5">
            <text:p>4,5</text:p>
          </table:table-cell>
          <table:table-cell table:style-name="ce17" table:formula="of:=[.D225]/MAX([.D$1:.D$1000])" office:value-type="percentage" office:value="0.266666666666667">
            <text:p>27%</text:p>
          </table:table-cell>
          <table:table-cell table:style-name="ce17" table:formula="of:=[.E225]/MAX([.E$1:.E$1000])" office:value-type="percentage" office:value="0.111111111111111">
            <text:p>11%</text:p>
          </table:table-cell>
          <table:table-cell table:style-name="ce17" table:formula="of:=[.F225]/MAX([.F$1:.F$1000])" office:value-type="percentage" office:value="0.450980392156863">
            <text:p>45%</text:p>
          </table:table-cell>
          <table:table-cell table:style-name="ce17" table:formula="of:=[.H225]/MAX([.H$1:.H$1000])" office:value-type="percentage" office:value="0.407834101382488">
            <text:p>41%</text:p>
          </table:table-cell>
          <table:table-cell table:style-name="ce17" table:formula="of:=[.I225]/MAX([.I$1:.I$1000])" office:value-type="percentage" office:value="0.271833635257176">
            <text:p>27%</text:p>
          </table:table-cell>
          <table:table-cell table:style-name="ce17" table:formula="of:=[.J225]/MAX([.J$1:.J$1000])" office:value-type="percentage" office:value="0.0204875147880329">
            <text:p>2%</text:p>
          </table:table-cell>
          <table:table-cell table:style-name="ce18" table:formula="of:=PERCENTRANK([.D$1:.D$1000]; [.D225])" office:value-type="percentage" office:value="0.084">
            <text:p>8,4%</text:p>
          </table:table-cell>
          <table:table-cell table:style-name="ce18" table:formula="of:=PERCENTRANK([.E$1:.E$1000]; [.E225])" office:value-type="percentage" office:value="0.004">
            <text:p>0,4%</text:p>
          </table:table-cell>
          <table:table-cell table:style-name="ce18" table:formula="of:=PERCENTRANK([.F$1:.F$1000]; [.F225])" office:value-type="percentage" office:value="0.964">
            <text:p>96,4%</text:p>
          </table:table-cell>
          <table:table-cell table:style-name="ce18" table:formula="of:=PERCENTRANK([.G$1:.G$1000]; [.G225])" office:value-type="percentage" office:value="0.112">
            <text:p>11,2%</text:p>
          </table:table-cell>
          <table:table-cell table:style-name="ce18" table:formula="of:=PERCENTRANK([.H$1:.H$1000]; [.H225])" office:value-type="percentage" office:value="0.288">
            <text:p>28,8%</text:p>
          </table:table-cell>
          <table:table-cell table:style-name="ce18" table:formula="of:=PERCENTRANK([.I$1:.I$1000]; [.I225])" office:value-type="percentage" office:value="0.336">
            <text:p>33,6%</text:p>
          </table:table-cell>
          <table:table-cell table:style-name="ce18" table:formula="of:=PERCENTRANK([.J$1:.J$1000]; [.J225])" office:value-type="percentage" office:value="0.108">
            <text:p>10,8%</text:p>
          </table:table-cell>
          <table:table-cell table:number-columns-repeated="999"/>
        </table:table-row>
        <table:table-row table:style-name="ro3">
          <table:table-cell office:value-type="float" office:value="167">
            <text:p>167</text:p>
          </table:table-cell>
          <table:table-cell office:value-type="string">
            <text:p>Spinarak</text:p>
          </table:table-cell>
          <table:table-cell office:value-type="float" office:value="1">
            <text:p>1</text:p>
          </table:table-cell>
          <table:table-cell office:value-type="float" office:value="105">
            <text:p>105</text:p>
          </table:table-cell>
          <table:table-cell office:value-type="float" office:value="73">
            <text:p>73</text:p>
          </table:table-cell>
          <table:table-cell office:value-type="float" office:value="80">
            <text:p>80</text:p>
          </table:table-cell>
          <table:table-cell office:value-type="float" office:value="685">
            <text:p>685</text:p>
          </table:table-cell>
          <table:table-cell table:formula="of:=SUM([.D226:.F226])" office:value-type="float" office:value="258">
            <text:p>258</text:p>
          </table:table-cell>
          <table:table-cell table:formula="of:=SQRT([.C226]*[.E226]*[.F226]^1.2)" office:value-type="float" office:value="118.444642719302">
            <text:p>118</text:p>
          </table:table-cell>
          <table:table-cell table:formula="of:=[.D226]^2*[.E226]*[.F226]/1000000" office:value-type="float" office:value="64.386">
            <text:p>64</text:p>
          </table:table-cell>
          <table:table-cell office:value-type="float" office:value="3.5">
            <text:p>3,5</text:p>
          </table:table-cell>
          <table:table-cell table:style-name="ce17" table:formula="of:=[.D226]/MAX([.D$1:.D$1000])" office:value-type="percentage" office:value="0.35">
            <text:p>35%</text:p>
          </table:table-cell>
          <table:table-cell table:style-name="ce17" table:formula="of:=[.E226]/MAX([.E$1:.E$1000])" office:value-type="percentage" office:value="0.184343434343434">
            <text:p>18%</text:p>
          </table:table-cell>
          <table:table-cell table:style-name="ce17" table:formula="of:=[.F226]/MAX([.F$1:.F$1000])" office:value-type="percentage" office:value="0.156862745098039">
            <text:p>16%</text:p>
          </table:table-cell>
          <table:table-cell table:style-name="ce17" table:formula="of:=[.H226]/MAX([.H$1:.H$1000])" office:value-type="percentage" office:value="0.297235023041475">
            <text:p>30%</text:p>
          </table:table-cell>
          <table:table-cell table:style-name="ce17" table:formula="of:=[.I226]/MAX([.I$1:.I$1000])" office:value-type="percentage" office:value="0.185804220824324">
            <text:p>19%</text:p>
          </table:table-cell>
          <table:table-cell table:style-name="ce17" table:formula="of:=[.J226]/MAX([.J$1:.J$1000])" office:value-type="percentage" office:value="0.0203666799521722">
            <text:p>2%</text:p>
          </table:table-cell>
          <table:table-cell table:style-name="ce18" table:formula="of:=PERCENTRANK([.D$1:.D$1000]; [.D226])" office:value-type="percentage" office:value="0.164">
            <text:p>16,4%</text:p>
          </table:table-cell>
          <table:table-cell table:style-name="ce18" table:formula="of:=PERCENTRANK([.E$1:.E$1000]; [.E226])" office:value-type="percentage" office:value="0.052">
            <text:p>5,2%</text:p>
          </table:table-cell>
          <table:table-cell table:style-name="ce18" table:formula="of:=PERCENTRANK([.F$1:.F$1000]; [.F226])" office:value-type="percentage" office:value="0.116">
            <text:p>11,6%</text:p>
          </table:table-cell>
          <table:table-cell table:style-name="ce18" table:formula="of:=PERCENTRANK([.G$1:.G$1000]; [.G226])" office:value-type="percentage" office:value="0.104">
            <text:p>10,4%</text:p>
          </table:table-cell>
          <table:table-cell table:style-name="ce18" table:formula="of:=PERCENTRANK([.H$1:.H$1000]; [.H226])" office:value-type="percentage" office:value="0.072">
            <text:p>7,2%</text:p>
          </table:table-cell>
          <table:table-cell table:style-name="ce18" table:formula="of:=PERCENTRANK([.I$1:.I$1000]; [.I226])" office:value-type="percentage" office:value="0.104">
            <text:p>10,4%</text:p>
          </table:table-cell>
          <table:table-cell table:style-name="ce18" table:formula="of:=PERCENTRANK([.J$1:.J$1000]; [.J226])" office:value-type="percentage" office:value="0.104">
            <text:p>10,4%</text:p>
          </table:table-cell>
          <table:table-cell table:number-columns-repeated="999"/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Spearow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office:value-type="float" office:value="61">
            <text:p>61</text:p>
          </table:table-cell>
          <table:table-cell office:value-type="float" office:value="80">
            <text:p>80</text:p>
          </table:table-cell>
          <table:table-cell office:value-type="float" office:value="673">
            <text:p>673</text:p>
          </table:table-cell>
          <table:table-cell table:formula="of:=SUM([.D227:.F227])" office:value-type="float" office:value="253">
            <text:p>253</text:p>
          </table:table-cell>
          <table:table-cell table:formula="of:=SQRT([.C227]*[.E227]*[.F227]^1.2)" office:value-type="float" office:value="108.272685732177">
            <text:p>108</text:p>
          </table:table-cell>
          <table:table-cell table:formula="of:=[.D227]^2*[.E227]*[.F227]/1000000" office:value-type="float" office:value="61.21472">
            <text:p>61</text:p>
          </table:table-cell>
          <table:table-cell office:value-type="float" office:value="2.5">
            <text:p>2,5</text:p>
          </table:table-cell>
          <table:table-cell table:style-name="ce17" table:formula="of:=[.D227]/MAX([.D$1:.D$1000])" office:value-type="percentage" office:value="0.373333333333333">
            <text:p>37%</text:p>
          </table:table-cell>
          <table:table-cell table:style-name="ce17" table:formula="of:=[.E227]/MAX([.E$1:.E$1000])" office:value-type="percentage" office:value="0.154040404040404">
            <text:p>15%</text:p>
          </table:table-cell>
          <table:table-cell table:style-name="ce17" table:formula="of:=[.F227]/MAX([.F$1:.F$1000])" office:value-type="percentage" office:value="0.156862745098039">
            <text:p>16%</text:p>
          </table:table-cell>
          <table:table-cell table:style-name="ce17" table:formula="of:=[.H227]/MAX([.H$1:.H$1000])" office:value-type="percentage" office:value="0.29147465437788">
            <text:p>29%</text:p>
          </table:table-cell>
          <table:table-cell table:style-name="ce17" table:formula="of:=[.I227]/MAX([.I$1:.I$1000])" office:value-type="percentage" office:value="0.169847462469872">
            <text:p>17%</text:p>
          </table:table-cell>
          <table:table-cell table:style-name="ce17" table:formula="of:=[.J227]/MAX([.J$1:.J$1000])" office:value-type="percentage" office:value="0.0193635357158673">
            <text:p>2%</text:p>
          </table:table-cell>
          <table:table-cell table:style-name="ce18" table:formula="of:=PERCENTRANK([.D$1:.D$1000]; [.D227])" office:value-type="percentage" office:value="0.216">
            <text:p>21,6%</text:p>
          </table:table-cell>
          <table:table-cell table:style-name="ce18" table:formula="of:=PERCENTRANK([.E$1:.E$1000]; [.E227])" office:value-type="percentage" office:value="0.016">
            <text:p>1,6%</text:p>
          </table:table-cell>
          <table:table-cell table:style-name="ce18" table:formula="of:=PERCENTRANK([.F$1:.F$1000]; [.F227])" office:value-type="percentage" office:value="0.116">
            <text:p>11,6%</text:p>
          </table:table-cell>
          <table:table-cell table:style-name="ce18" table:formula="of:=PERCENTRANK([.G$1:.G$1000]; [.G227])" office:value-type="percentage" office:value="0.1">
            <text:p>10,0%</text:p>
          </table:table-cell>
          <table:table-cell table:style-name="ce18" table:formula="of:=PERCENTRANK([.H$1:.H$1000]; [.H227])" office:value-type="percentage" office:value="0.06">
            <text:p>6,0%</text:p>
          </table:table-cell>
          <table:table-cell table:style-name="ce18" table:formula="of:=PERCENTRANK([.I$1:.I$1000]; [.I227])" office:value-type="percentage" office:value="0.084">
            <text:p>8,4%</text:p>
          </table:table-cell>
          <table:table-cell table:style-name="ce18" table:formula="of:=PERCENTRANK([.J$1:.J$1000]; [.J227])" office:value-type="percentage" office:value="0.1">
            <text:p>10,0%</text:p>
          </table:table-cell>
          <table:table-cell table:number-columns-repeated="999"/>
        </table:table-row>
        <table:table-row table:style-name="ro3">
          <table:table-cell office:value-type="float" office:value="220">
            <text:p>220</text:p>
          </table:table-cell>
          <table:table-cell office:value-type="string">
            <text:p>Swinub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74">
            <text:p>74</text:p>
          </table:table-cell>
          <table:table-cell office:value-type="float" office:value="100">
            <text:p>100</text:p>
          </table:table-cell>
          <table:table-cell office:value-type="float" office:value="663">
            <text:p>663</text:p>
          </table:table-cell>
          <table:table-cell table:formula="of:=SUM([.D228:.F228])" office:value-type="float" office:value="264">
            <text:p>264</text:p>
          </table:table-cell>
          <table:table-cell table:formula="of:=SQRT([.C228]*[.E228]*[.F228]^1.2)" office:value-type="float" office:value="136.337667550721">
            <text:p>136</text:p>
          </table:table-cell>
          <table:table-cell table:formula="of:=[.D228]^2*[.E228]*[.F228]/1000000" office:value-type="float" office:value="59.94">
            <text:p>60</text:p>
          </table:table-cell>
          <table:table-cell office:value-type="float" office:value="4">
            <text:p>4,0</text:p>
          </table:table-cell>
          <table:table-cell table:style-name="ce17" table:formula="of:=[.D228]/MAX([.D$1:.D$1000])" office:value-type="percentage" office:value="0.3">
            <text:p>30%</text:p>
          </table:table-cell>
          <table:table-cell table:style-name="ce17" table:formula="of:=[.E228]/MAX([.E$1:.E$1000])" office:value-type="percentage" office:value="0.186868686868687">
            <text:p>19%</text:p>
          </table:table-cell>
          <table:table-cell table:style-name="ce17" table:formula="of:=[.F228]/MAX([.F$1:.F$1000])" office:value-type="percentage" office:value="0.196078431372549">
            <text:p>20%</text:p>
          </table:table-cell>
          <table:table-cell table:style-name="ce17" table:formula="of:=[.H228]/MAX([.H$1:.H$1000])" office:value-type="percentage" office:value="0.304147465437788">
            <text:p>30%</text:p>
          </table:table-cell>
          <table:table-cell table:style-name="ce17" table:formula="of:=[.I228]/MAX([.I$1:.I$1000])" office:value-type="percentage" office:value="0.213873025463053">
            <text:p>21%</text:p>
          </table:table-cell>
          <table:table-cell table:style-name="ce17" table:formula="of:=[.J228]/MAX([.J$1:.J$1000])" office:value-type="percentage" office:value="0.0189603142971019">
            <text:p>2%</text:p>
          </table:table-cell>
          <table:table-cell table:style-name="ce18" table:formula="of:=PERCENTRANK([.D$1:.D$1000]; [.D228])" office:value-type="percentage" office:value="0.112">
            <text:p>11,2%</text:p>
          </table:table-cell>
          <table:table-cell table:style-name="ce18" table:formula="of:=PERCENTRANK([.E$1:.E$1000]; [.E228])" office:value-type="percentage" office:value="0.056">
            <text:p>5,6%</text:p>
          </table:table-cell>
          <table:table-cell table:style-name="ce18" table:formula="of:=PERCENTRANK([.F$1:.F$1000]; [.F228])" office:value-type="percentage" office:value="0.252">
            <text:p>25,2%</text:p>
          </table:table-cell>
          <table:table-cell table:style-name="ce18" table:formula="of:=PERCENTRANK([.G$1:.G$1000]; [.G228])" office:value-type="percentage" office:value="0.092">
            <text:p>9,2%</text:p>
          </table:table-cell>
          <table:table-cell table:style-name="ce18" table:formula="of:=PERCENTRANK([.H$1:.H$1000]; [.H228])" office:value-type="percentage" office:value="0.084">
            <text:p>8,4%</text:p>
          </table:table-cell>
          <table:table-cell table:style-name="ce18" table:formula="of:=PERCENTRANK([.I$1:.I$1000]; [.I228])" office:value-type="percentage" office:value="0.18">
            <text:p>18,0%</text:p>
          </table:table-cell>
          <table:table-cell table:style-name="ce18" table:formula="of:=PERCENTRANK([.J$1:.J$1000]; [.J228])" office:value-type="percentage" office:value="0.096">
            <text:p>9,6%</text:p>
          </table:table-cell>
          <table:table-cell table:number-columns-repeated="999"/>
        </table:table-row>
        <table:table-row table:style-name="ro3">
          <table:table-cell office:value-type="float" office:value="165">
            <text:p>165</text:p>
          </table:table-cell>
          <table:table-cell office:value-type="string">
            <text:p>Ledyba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42">
            <text:p>142</text:p>
          </table:table-cell>
          <table:table-cell office:value-type="float" office:value="80">
            <text:p>80</text:p>
          </table:table-cell>
          <table:table-cell office:value-type="float" office:value="663">
            <text:p>663</text:p>
          </table:table-cell>
          <table:table-cell table:formula="of:=SUM([.D229:.F229])" office:value-type="float" office:value="294">
            <text:p>294</text:p>
          </table:table-cell>
          <table:table-cell table:formula="of:=SQRT([.C229]*[.E229]*[.F229]^1.2)" office:value-type="float" office:value="165.19548159698">
            <text:p>165</text:p>
          </table:table-cell>
          <table:table-cell table:formula="of:=[.D229]^2*[.E229]*[.F229]/1000000" office:value-type="float" office:value="58.89024">
            <text:p>59</text:p>
          </table:table-cell>
          <table:table-cell office:value-type="float" office:value="3">
            <text:p>3,0</text:p>
          </table:table-cell>
          <table:table-cell table:style-name="ce17" table:formula="of:=[.D229]/MAX([.D$1:.D$1000])" office:value-type="percentage" office:value="0.24">
            <text:p>24%</text:p>
          </table:table-cell>
          <table:table-cell table:style-name="ce17" table:formula="of:=[.E229]/MAX([.E$1:.E$1000])" office:value-type="percentage" office:value="0.358585858585859">
            <text:p>36%</text:p>
          </table:table-cell>
          <table:table-cell table:style-name="ce17" table:formula="of:=[.F229]/MAX([.F$1:.F$1000])" office:value-type="percentage" office:value="0.156862745098039">
            <text:p>16%</text:p>
          </table:table-cell>
          <table:table-cell table:style-name="ce17" table:formula="of:=[.H229]/MAX([.H$1:.H$1000])" office:value-type="percentage" office:value="0.338709677419355">
            <text:p>34%</text:p>
          </table:table-cell>
          <table:table-cell table:style-name="ce17" table:formula="of:=[.I229]/MAX([.I$1:.I$1000])" office:value-type="percentage" office:value="0.259142305106754">
            <text:p>26%</text:p>
          </table:table-cell>
          <table:table-cell table:style-name="ce17" table:formula="of:=[.J229]/MAX([.J$1:.J$1000])" office:value-type="percentage" office:value="0.0186282525764391">
            <text:p>2%</text:p>
          </table:table-cell>
          <table:table-cell table:style-name="ce18" table:formula="of:=PERCENTRANK([.D$1:.D$1000]; [.D229])" office:value-type="percentage" office:value="0.064">
            <text:p>6,4%</text:p>
          </table:table-cell>
          <table:table-cell table:style-name="ce18" table:formula="of:=PERCENTRANK([.E$1:.E$1000]; [.E229])" office:value-type="percentage" office:value="0.444">
            <text:p>44,4%</text:p>
          </table:table-cell>
          <table:table-cell table:style-name="ce18" table:formula="of:=PERCENTRANK([.F$1:.F$1000]; [.F229])" office:value-type="percentage" office:value="0.116">
            <text:p>11,6%</text:p>
          </table:table-cell>
          <table:table-cell table:style-name="ce18" table:formula="of:=PERCENTRANK([.G$1:.G$1000]; [.G229])" office:value-type="percentage" office:value="0.092">
            <text:p>9,2%</text:p>
          </table:table-cell>
          <table:table-cell table:style-name="ce18" table:formula="of:=PERCENTRANK([.H$1:.H$1000]; [.H229])" office:value-type="percentage" office:value="0.144">
            <text:p>14,4%</text:p>
          </table:table-cell>
          <table:table-cell table:style-name="ce18" table:formula="of:=PERCENTRANK([.I$1:.I$1000]; [.I229])" office:value-type="percentage" office:value="0.316">
            <text:p>31,6%</text:p>
          </table:table-cell>
          <table:table-cell table:style-name="ce18" table:formula="of:=PERCENTRANK([.J$1:.J$1000]; [.J229])" office:value-type="percentage" office:value="0.092">
            <text:p>9,2%</text:p>
          </table:table-cell>
          <table:table-cell table:number-columns-repeated="999"/>
        </table:table-row>
        <table:table-row table:style-name="ro3">
          <table:table-cell office:value-type="float" office:value="52">
            <text:p>52</text:p>
          </table:table-cell>
          <table:table-cell office:value-type="string">
            <text:p>Meowth</text:p>
          </table:table-cell>
          <table:table-cell office:value-type="float" office:value="1">
            <text:p>1</text:p>
          </table:table-cell>
          <table:table-cell office:value-type="float" office:value="92">
            <text:p>92</text:p>
          </table:table-cell>
          <table:table-cell office:value-type="float" office:value="81">
            <text:p>81</text:p>
          </table:table-cell>
          <table:table-cell office:value-type="float" office:value="80">
            <text:p>80</text:p>
          </table:table-cell>
          <table:table-cell office:value-type="float" office:value="638">
            <text:p>638</text:p>
          </table:table-cell>
          <table:table-cell table:formula="of:=SUM([.D230:.F230])" office:value-type="float" office:value="253">
            <text:p>253</text:p>
          </table:table-cell>
          <table:table-cell table:formula="of:=SQRT([.C230]*[.E230]*[.F230]^1.2)" office:value-type="float" office:value="124.766071767926">
            <text:p>125</text:p>
          </table:table-cell>
          <table:table-cell table:formula="of:=[.D230]^2*[.E230]*[.F230]/1000000" office:value-type="float" office:value="54.84672">
            <text:p>55</text:p>
          </table:table-cell>
          <table:table-cell office:value-type="float" office:value="3">
            <text:p>3,0</text:p>
          </table:table-cell>
          <table:table-cell table:style-name="ce17" table:formula="of:=[.D230]/MAX([.D$1:.D$1000])" office:value-type="percentage" office:value="0.306666666666667">
            <text:p>31%</text:p>
          </table:table-cell>
          <table:table-cell table:style-name="ce17" table:formula="of:=[.E230]/MAX([.E$1:.E$1000])" office:value-type="percentage" office:value="0.204545454545455">
            <text:p>20%</text:p>
          </table:table-cell>
          <table:table-cell table:style-name="ce17" table:formula="of:=[.F230]/MAX([.F$1:.F$1000])" office:value-type="percentage" office:value="0.156862745098039">
            <text:p>16%</text:p>
          </table:table-cell>
          <table:table-cell table:style-name="ce17" table:formula="of:=[.H230]/MAX([.H$1:.H$1000])" office:value-type="percentage" office:value="0.29147465437788">
            <text:p>29%</text:p>
          </table:table-cell>
          <table:table-cell table:style-name="ce17" table:formula="of:=[.I230]/MAX([.I$1:.I$1000])" office:value-type="percentage" office:value="0.195720652432459">
            <text:p>20%</text:p>
          </table:table-cell>
          <table:table-cell table:style-name="ce17" table:formula="of:=[.J230]/MAX([.J$1:.J$1000])" office:value-type="percentage" office:value="0.0173492000227752">
            <text:p>2%</text:p>
          </table:table-cell>
          <table:table-cell table:style-name="ce18" table:formula="of:=PERCENTRANK([.D$1:.D$1000]; [.D230])" office:value-type="percentage" office:value="0.128">
            <text:p>12,8%</text:p>
          </table:table-cell>
          <table:table-cell table:style-name="ce18" table:formula="of:=PERCENTRANK([.E$1:.E$1000]; [.E230])" office:value-type="percentage" office:value="0.08">
            <text:p>8,0%</text:p>
          </table:table-cell>
          <table:table-cell table:style-name="ce18" table:formula="of:=PERCENTRANK([.F$1:.F$1000]; [.F230])" office:value-type="percentage" office:value="0.116">
            <text:p>11,6%</text:p>
          </table:table-cell>
          <table:table-cell table:style-name="ce18" table:formula="of:=PERCENTRANK([.G$1:.G$1000]; [.G230])" office:value-type="percentage" office:value="0.084">
            <text:p>8,4%</text:p>
          </table:table-cell>
          <table:table-cell table:style-name="ce18" table:formula="of:=PERCENTRANK([.H$1:.H$1000]; [.H230])" office:value-type="percentage" office:value="0.06">
            <text:p>6,0%</text:p>
          </table:table-cell>
          <table:table-cell table:style-name="ce18" table:formula="of:=PERCENTRANK([.I$1:.I$1000]; [.I230])" office:value-type="percentage" office:value="0.124">
            <text:p>12,4%</text:p>
          </table:table-cell>
          <table:table-cell table:style-name="ce18" table:formula="of:=PERCENTRANK([.J$1:.J$1000]; [.J230])" office:value-type="percentage" office:value="0.088">
            <text:p>8,8%</text:p>
          </table:table-cell>
          <table:table-cell table:number-columns-repeated="999"/>
        </table:table-row>
        <table:table-row table:style-name="ro3">
          <table:table-cell office:value-type="float" office:value="163">
            <text:p>163</text:p>
          </table:table-cell>
          <table:table-cell office:value-type="string">
            <text:p>Hoothoot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101">
            <text:p>101</text:p>
          </table:table-cell>
          <table:table-cell office:value-type="float" office:value="120">
            <text:p>120</text:p>
          </table:table-cell>
          <table:table-cell office:value-type="float" office:value="640">
            <text:p>640</text:p>
          </table:table-cell>
          <table:table-cell table:formula="of:=SUM([.D231:.F231])" office:value-type="float" office:value="288">
            <text:p>288</text:p>
          </table:table-cell>
          <table:table-cell table:formula="of:=SQRT([.C231]*[.E231]*[.F231]^1.2)" office:value-type="float" office:value="177.69263785124">
            <text:p>178</text:p>
          </table:table-cell>
          <table:table-cell table:formula="of:=[.D231]^2*[.E231]*[.F231]/1000000" office:value-type="float" office:value="54.40668">
            <text:p>54</text:p>
          </table:table-cell>
          <table:table-cell office:value-type="float" office:value="3">
            <text:p>3,0</text:p>
          </table:table-cell>
          <table:table-cell table:style-name="ce17" table:formula="of:=[.D231]/MAX([.D$1:.D$1000])" office:value-type="percentage" office:value="0.223333333333333">
            <text:p>22%</text:p>
          </table:table-cell>
          <table:table-cell table:style-name="ce17" table:formula="of:=[.E231]/MAX([.E$1:.E$1000])" office:value-type="percentage" office:value="0.255050505050505">
            <text:p>26%</text:p>
          </table:table-cell>
          <table:table-cell table:style-name="ce17" table:formula="of:=[.F231]/MAX([.F$1:.F$1000])" office:value-type="percentage" office:value="0.235294117647059">
            <text:p>24%</text:p>
          </table:table-cell>
          <table:table-cell table:style-name="ce17" table:formula="of:=[.H231]/MAX([.H$1:.H$1000])" office:value-type="percentage" office:value="0.331797235023041">
            <text:p>33%</text:p>
          </table:table-cell>
          <table:table-cell table:style-name="ce17" table:formula="of:=[.I231]/MAX([.I$1:.I$1000])" office:value-type="percentage" office:value="0.278746605706871">
            <text:p>28%</text:p>
          </table:table-cell>
          <table:table-cell table:style-name="ce17" table:formula="of:=[.J231]/MAX([.J$1:.J$1000])" office:value-type="percentage" office:value="0.017210005883581">
            <text:p>2%</text:p>
          </table:table-cell>
          <table:table-cell table:style-name="ce18" table:formula="of:=PERCENTRANK([.D$1:.D$1000]; [.D231])" office:value-type="percentage" office:value="0.048">
            <text:p>4,8%</text:p>
          </table:table-cell>
          <table:table-cell table:style-name="ce18" table:formula="of:=PERCENTRANK([.E$1:.E$1000]; [.E231])" office:value-type="percentage" office:value="0.208">
            <text:p>20,8%</text:p>
          </table:table-cell>
          <table:table-cell table:style-name="ce18" table:formula="of:=PERCENTRANK([.F$1:.F$1000]; [.F231])" office:value-type="percentage" office:value="0.404">
            <text:p>40,4%</text:p>
          </table:table-cell>
          <table:table-cell table:style-name="ce18" table:formula="of:=PERCENTRANK([.G$1:.G$1000]; [.G231])" office:value-type="percentage" office:value="0.088">
            <text:p>8,8%</text:p>
          </table:table-cell>
          <table:table-cell table:style-name="ce18" table:formula="of:=PERCENTRANK([.H$1:.H$1000]; [.H231])" office:value-type="percentage" office:value="0.124">
            <text:p>12,4%</text:p>
          </table:table-cell>
          <table:table-cell table:style-name="ce18" table:formula="of:=PERCENTRANK([.I$1:.I$1000]; [.I231])" office:value-type="percentage" office:value="0.356">
            <text:p>35,6%</text:p>
          </table:table-cell>
          <table:table-cell table:style-name="ce18" table:formula="of:=PERCENTRANK([.J$1:.J$1000]; [.J231])" office:value-type="percentage" office:value="0.084">
            <text:p>8,4%</text:p>
          </table:table-cell>
          <table:table-cell table:number-columns-repeated="999"/>
        </table:table-row>
        <table:table-row table:style-name="ro3">
          <table:table-cell office:value-type="float" office:value="173">
            <text:p>173</text:p>
          </table:table-cell>
          <table:table-cell office:value-type="string">
            <text:p>Cleffa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620">
            <text:p>620</text:p>
          </table:table-cell>
          <table:table-cell table:formula="of:=SUM([.D232:.F232])" office:value-type="float" office:value="266">
            <text:p>266</text:p>
          </table:table-cell>
          <table:table-cell table:formula="of:=SQRT([.C232]*[.E232]*[.F232]^1.2)" office:value-type="float" office:value="151.189174634751">
            <text:p>151</text:p>
          </table:table-cell>
          <table:table-cell table:formula="of:=[.D232]^2*[.E232]*[.F232]/1000000" office:value-type="float" office:value="51.1875">
            <text:p>51</text:p>
          </table:table-cell>
          <table:table-cell office:value-type="float" office:value="3">
            <text:p>3,0</text:p>
          </table:table-cell>
          <table:table-cell table:style-name="ce17" table:formula="of:=[.D232]/MAX([.D$1:.D$1000])" office:value-type="percentage" office:value="0.25">
            <text:p>25%</text:p>
          </table:table-cell>
          <table:table-cell table:style-name="ce17" table:formula="of:=[.E232]/MAX([.E$1:.E$1000])" office:value-type="percentage" office:value="0.22979797979798">
            <text:p>23%</text:p>
          </table:table-cell>
          <table:table-cell table:style-name="ce17" table:formula="of:=[.F232]/MAX([.F$1:.F$1000])" office:value-type="percentage" office:value="0.196078431372549">
            <text:p>20%</text:p>
          </table:table-cell>
          <table:table-cell table:style-name="ce17" table:formula="of:=[.H232]/MAX([.H$1:.H$1000])" office:value-type="percentage" office:value="0.306451612903226">
            <text:p>31%</text:p>
          </table:table-cell>
          <table:table-cell table:style-name="ce17" table:formula="of:=[.I232]/MAX([.I$1:.I$1000])" office:value-type="percentage" office:value="0.237170598392161">
            <text:p>24%</text:p>
          </table:table-cell>
          <table:table-cell table:style-name="ce17" table:formula="of:=[.J232]/MAX([.J$1:.J$1000])" office:value-type="percentage" office:value="0.0161917098445596">
            <text:p>2%</text:p>
          </table:table-cell>
          <table:table-cell table:style-name="ce18" table:formula="of:=PERCENTRANK([.D$1:.D$1000]; [.D232])" office:value-type="percentage" office:value="0.068">
            <text:p>6,8%</text:p>
          </table:table-cell>
          <table:table-cell table:style-name="ce18" table:formula="of:=PERCENTRANK([.E$1:.E$1000]; [.E232])" office:value-type="percentage" office:value="0.136">
            <text:p>13,6%</text:p>
          </table:table-cell>
          <table:table-cell table:style-name="ce18" table:formula="of:=PERCENTRANK([.F$1:.F$1000]; [.F232])" office:value-type="percentage" office:value="0.252">
            <text:p>25,2%</text:p>
          </table:table-cell>
          <table:table-cell table:style-name="ce18" table:formula="of:=PERCENTRANK([.G$1:.G$1000]; [.G232])" office:value-type="percentage" office:value="0.08">
            <text:p>8,0%</text:p>
          </table:table-cell>
          <table:table-cell table:style-name="ce18" table:formula="of:=PERCENTRANK([.H$1:.H$1000]; [.H232])" office:value-type="percentage" office:value="0.088">
            <text:p>8,8%</text:p>
          </table:table-cell>
          <table:table-cell table:style-name="ce18" table:formula="of:=PERCENTRANK([.I$1:.I$1000]; [.I232])" office:value-type="percentage" office:value="0.232">
            <text:p>23,2%</text:p>
          </table:table-cell>
          <table:table-cell table:style-name="ce18" table:formula="of:=PERCENTRANK([.J$1:.J$1000]; [.J232])" office:value-type="percentage" office:value="0.08">
            <text:p>8,0%</text:p>
          </table:table-cell>
          <table:table-cell table:number-columns-repeated="999"/>
        </table:table-row>
        <table:table-row table:style-name="ro3">
          <table:table-cell office:value-type="float" office:value="194">
            <text:p>194</text:p>
          </table:table-cell>
          <table:table-cell office:value-type="string">
            <text:p>Wooper</text:p>
          </table:table-cell>
          <table:table-cell office:value-type="float" office:value="1">
            <text:p>1</text:p>
          </table:table-cell>
          <table:table-cell table:number-columns-repeated="2" office:value-type="float" office:value="75">
            <text:p>75</text:p>
          </table:table-cell>
          <table:table-cell office:value-type="float" office:value="110">
            <text:p>110</text:p>
          </table:table-cell>
          <table:table-cell office:value-type="float" office:value="596">
            <text:p>596</text:p>
          </table:table-cell>
          <table:table-cell table:formula="of:=SUM([.D233:.F233])" office:value-type="float" office:value="260">
            <text:p>260</text:p>
          </table:table-cell>
          <table:table-cell table:formula="of:=SQRT([.C233]*[.E233]*[.F233]^1.2)" office:value-type="float" office:value="145.333670734168">
            <text:p>145</text:p>
          </table:table-cell>
          <table:table-cell table:formula="of:=[.D233]^2*[.E233]*[.F233]/1000000" office:value-type="float" office:value="46.40625">
            <text:p>46</text:p>
          </table:table-cell>
          <table:table-cell office:value-type="float" office:value="3">
            <text:p>3,0</text:p>
          </table:table-cell>
          <table:table-cell table:style-name="ce17" table:formula="of:=[.D233]/MAX([.D$1:.D$1000])" office:value-type="percentage" office:value="0.25">
            <text:p>25%</text:p>
          </table:table-cell>
          <table:table-cell table:style-name="ce17" table:formula="of:=[.E233]/MAX([.E$1:.E$1000])" office:value-type="percentage" office:value="0.189393939393939">
            <text:p>19%</text:p>
          </table:table-cell>
          <table:table-cell table:style-name="ce17" table:formula="of:=[.F233]/MAX([.F$1:.F$1000])" office:value-type="percentage" office:value="0.215686274509804">
            <text:p>22%</text:p>
          </table:table-cell>
          <table:table-cell table:style-name="ce17" table:formula="of:=[.H233]/MAX([.H$1:.H$1000])" office:value-type="percentage" office:value="0.299539170506912">
            <text:p>30%</text:p>
          </table:table-cell>
          <table:table-cell table:style-name="ce17" table:formula="of:=[.I233]/MAX([.I$1:.I$1000])" office:value-type="percentage" office:value="0.227985063995641">
            <text:p>23%</text:p>
          </table:table-cell>
          <table:table-cell table:style-name="ce17" table:formula="of:=[.J233]/MAX([.J$1:.J$1000])" office:value-type="percentage" office:value="0.0146792973865513">
            <text:p>1%</text:p>
          </table:table-cell>
          <table:table-cell table:style-name="ce18" table:formula="of:=PERCENTRANK([.D$1:.D$1000]; [.D233])" office:value-type="percentage" office:value="0.068">
            <text:p>6,8%</text:p>
          </table:table-cell>
          <table:table-cell table:style-name="ce18" table:formula="of:=PERCENTRANK([.E$1:.E$1000]; [.E233])" office:value-type="percentage" office:value="0.06">
            <text:p>6,0%</text:p>
          </table:table-cell>
          <table:table-cell table:style-name="ce18" table:formula="of:=PERCENTRANK([.F$1:.F$1000]; [.F233])" office:value-type="percentage" office:value="0.324">
            <text:p>32,4%</text:p>
          </table:table-cell>
          <table:table-cell table:style-name="ce18" table:formula="of:=PERCENTRANK([.G$1:.G$1000]; [.G233])" office:value-type="percentage" office:value="0.076">
            <text:p>7,6%</text:p>
          </table:table-cell>
          <table:table-cell table:style-name="ce18" table:formula="of:=PERCENTRANK([.H$1:.H$1000]; [.H233])" office:value-type="percentage" office:value="0.076">
            <text:p>7,6%</text:p>
          </table:table-cell>
          <table:table-cell table:style-name="ce18" table:formula="of:=PERCENTRANK([.I$1:.I$1000]; [.I233])" office:value-type="percentage" office:value="0.204">
            <text:p>20,4%</text:p>
          </table:table-cell>
          <table:table-cell table:style-name="ce18" table:formula="of:=PERCENTRANK([.J$1:.J$1000]; [.J233])" office:value-type="percentage" office:value="0.076">
            <text:p>7,6%</text:p>
          </table:table-cell>
          <table:table-cell table:number-columns-repeated="999"/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Rattata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588">
            <text:p>588</text:p>
          </table:table-cell>
          <table:table-cell table:formula="of:=SUM([.D234:.F234])" office:value-type="float" office:value="233">
            <text:p>233</text:p>
          </table:table-cell>
          <table:table-cell table:formula="of:=SQRT([.C234]*[.E234]*[.F234]^1.2)" office:value-type="float" office:value="97.597742044155">
            <text:p>98</text:p>
          </table:table-cell>
          <table:table-cell table:formula="of:=[.D234]^2*[.E234]*[.F234]/1000000" office:value-type="float" office:value="44.5578">
            <text:p>45</text:p>
          </table:table-cell>
          <table:table-cell office:value-type="float" office:value="2.5">
            <text:p>2,5</text:p>
          </table:table-cell>
          <table:table-cell table:style-name="ce17" table:formula="of:=[.D234]/MAX([.D$1:.D$1000])" office:value-type="percentage" office:value="0.343333333333333">
            <text:p>34%</text:p>
          </table:table-cell>
          <table:table-cell table:style-name="ce17" table:formula="of:=[.E234]/MAX([.E$1:.E$1000])" office:value-type="percentage" office:value="0.176767676767677">
            <text:p>18%</text:p>
          </table:table-cell>
          <table:table-cell table:style-name="ce17" table:formula="of:=[.F234]/MAX([.F$1:.F$1000])" office:value-type="percentage" office:value="0.117647058823529">
            <text:p>12%</text:p>
          </table:table-cell>
          <table:table-cell table:style-name="ce17" table:formula="of:=[.H234]/MAX([.H$1:.H$1000])" office:value-type="percentage" office:value="0.268433179723502">
            <text:p>27%</text:p>
          </table:table-cell>
          <table:table-cell table:style-name="ce17" table:formula="of:=[.I234]/MAX([.I$1:.I$1000])" office:value-type="percentage" office:value="0.153101668411487">
            <text:p>15%</text:p>
          </table:table-cell>
          <table:table-cell table:style-name="ce17" table:formula="of:=[.J234]/MAX([.J$1:.J$1000])" office:value-type="percentage" office:value="0.014094592799256">
            <text:p>1%</text:p>
          </table:table-cell>
          <table:table-cell table:style-name="ce18" table:formula="of:=PERCENTRANK([.D$1:.D$1000]; [.D234])" office:value-type="percentage" office:value="0.156">
            <text:p>15,6%</text:p>
          </table:table-cell>
          <table:table-cell table:style-name="ce18" table:formula="of:=PERCENTRANK([.E$1:.E$1000]; [.E234])" office:value-type="percentage" office:value="0.04">
            <text:p>4,0%</text:p>
          </table:table-cell>
          <table:table-cell table:style-name="ce18" table:formula="of:=PERCENTRANK([.F$1:.F$1000]; [.F234])" office:value-type="percentage" office:value="0.024">
            <text:p>2,4%</text:p>
          </table:table-cell>
          <table:table-cell table:style-name="ce18" table:formula="of:=PERCENTRANK([.G$1:.G$1000]; [.G234])" office:value-type="percentage" office:value="0.072">
            <text:p>7,2%</text:p>
          </table:table-cell>
          <table:table-cell table:style-name="ce18" table:formula="of:=PERCENTRANK([.H$1:.H$1000]; [.H234])" office:value-type="percentage" office:value="0.036">
            <text:p>3,6%</text:p>
          </table:table-cell>
          <table:table-cell table:style-name="ce18" table:formula="of:=PERCENTRANK([.I$1:.I$1000]; [.I234])" office:value-type="percentage" office:value="0.06">
            <text:p>6,0%</text:p>
          </table:table-cell>
          <table:table-cell table:style-name="ce18" table:formula="of:=PERCENTRANK([.J$1:.J$1000]; [.J234])" office:value-type="percentage" office:value="0.072">
            <text:p>7,2%</text:p>
          </table:table-cell>
          <table:table-cell table:number-columns-repeated="999"/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Pidgey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  <table:table-cell office:value-type="float" office:value="580">
            <text:p>580</text:p>
          </table:table-cell>
          <table:table-cell table:formula="of:=SUM([.D235:.F235])" office:value-type="float" office:value="241">
            <text:p>241</text:p>
          </table:table-cell>
          <table:table-cell table:formula="of:=SQRT([.C235]*[.E235]*[.F235]^1.2)" office:value-type="float" office:value="120.853932981985">
            <text:p>121</text:p>
          </table:table-cell>
          <table:table-cell table:formula="of:=[.D235]^2*[.E235]*[.F235]/1000000" office:value-type="float" office:value="43.928">
            <text:p>44</text:p>
          </table:table-cell>
          <table:table-cell office:value-type="float" office:value="2.5">
            <text:p>2,5</text:p>
          </table:table-cell>
          <table:table-cell table:style-name="ce17" table:formula="of:=[.D235]/MAX([.D$1:.D$1000])" office:value-type="percentage" office:value="0.283333333333333">
            <text:p>28%</text:p>
          </table:table-cell>
          <table:table-cell table:style-name="ce17" table:formula="of:=[.E235]/MAX([.E$1:.E$1000])" office:value-type="percentage" office:value="0.191919191919192">
            <text:p>19%</text:p>
          </table:table-cell>
          <table:table-cell table:style-name="ce17" table:formula="of:=[.F235]/MAX([.F$1:.F$1000])" office:value-type="percentage" office:value="0.156862745098039">
            <text:p>16%</text:p>
          </table:table-cell>
          <table:table-cell table:style-name="ce17" table:formula="of:=[.H235]/MAX([.H$1:.H$1000])" office:value-type="percentage" office:value="0.277649769585253">
            <text:p>28%</text:p>
          </table:table-cell>
          <table:table-cell table:style-name="ce17" table:formula="of:=[.I235]/MAX([.I$1:.I$1000])" office:value-type="percentage" office:value="0.189583676692652">
            <text:p>19%</text:p>
          </table:table-cell>
          <table:table-cell table:style-name="ce17" table:formula="of:=[.J235]/MAX([.J$1:.J$1000])" office:value-type="percentage" office:value="0.0138953734808657">
            <text:p>1%</text:p>
          </table:table-cell>
          <table:table-cell table:style-name="ce18" table:formula="of:=PERCENTRANK([.D$1:.D$1000]; [.D235])" office:value-type="percentage" office:value="0.092">
            <text:p>9,2%</text:p>
          </table:table-cell>
          <table:table-cell table:style-name="ce18" table:formula="of:=PERCENTRANK([.E$1:.E$1000]; [.E235])" office:value-type="percentage" office:value="0.064">
            <text:p>6,4%</text:p>
          </table:table-cell>
          <table:table-cell table:style-name="ce18" table:formula="of:=PERCENTRANK([.F$1:.F$1000]; [.F235])" office:value-type="percentage" office:value="0.116">
            <text:p>11,6%</text:p>
          </table:table-cell>
          <table:table-cell table:style-name="ce18" table:formula="of:=PERCENTRANK([.G$1:.G$1000]; [.G235])" office:value-type="percentage" office:value="0.068">
            <text:p>6,8%</text:p>
          </table:table-cell>
          <table:table-cell table:style-name="ce18" table:formula="of:=PERCENTRANK([.H$1:.H$1000]; [.H235])" office:value-type="percentage" office:value="0.056">
            <text:p>5,6%</text:p>
          </table:table-cell>
          <table:table-cell table:style-name="ce18" table:formula="of:=PERCENTRANK([.I$1:.I$1000]; [.I235])" office:value-type="percentage" office:value="0.112">
            <text:p>11,2%</text:p>
          </table:table-cell>
          <table:table-cell table:style-name="ce18" table:formula="of:=PERCENTRANK([.J$1:.J$1000]; [.J235])" office:value-type="percentage" office:value="0.068">
            <text:p>6,8%</text:p>
          </table:table-cell>
          <table:table-cell table:number-columns-repeated="999"/>
        </table:table-row>
        <table:table-row table:style-name="ro3">
          <table:table-cell office:value-type="float" office:value="41">
            <text:p>41</text:p>
          </table:table-cell>
          <table:table-cell office:value-type="string">
            <text:p>Zubat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  <table:table-cell office:value-type="float" office:value="569">
            <text:p>569</text:p>
          </table:table-cell>
          <table:table-cell table:formula="of:=SUM([.D236:.F236])" office:value-type="float" office:value="239">
            <text:p>239</text:p>
          </table:table-cell>
          <table:table-cell table:formula="of:=SQRT([.C236]*[.E236]*[.F236]^1.2)" office:value-type="float" office:value="120.853932981985">
            <text:p>121</text:p>
          </table:table-cell>
          <table:table-cell table:formula="of:=[.D236]^2*[.E236]*[.F236]/1000000" office:value-type="float" office:value="41.88512">
            <text:p>42</text:p>
          </table:table-cell>
          <table:table-cell office:value-type="float" office:value="2.5">
            <text:p>2,5</text:p>
          </table:table-cell>
          <table:table-cell table:style-name="ce17" table:formula="of:=[.D236]/MAX([.D$1:.D$1000])" office:value-type="percentage" office:value="0.276666666666667">
            <text:p>28%</text:p>
          </table:table-cell>
          <table:table-cell table:style-name="ce17" table:formula="of:=[.E236]/MAX([.E$1:.E$1000])" office:value-type="percentage" office:value="0.191919191919192">
            <text:p>19%</text:p>
          </table:table-cell>
          <table:table-cell table:style-name="ce17" table:formula="of:=[.F236]/MAX([.F$1:.F$1000])" office:value-type="percentage" office:value="0.156862745098039">
            <text:p>16%</text:p>
          </table:table-cell>
          <table:table-cell table:style-name="ce17" table:formula="of:=[.H236]/MAX([.H$1:.H$1000])" office:value-type="percentage" office:value="0.275345622119816">
            <text:p>28%</text:p>
          </table:table-cell>
          <table:table-cell table:style-name="ce17" table:formula="of:=[.I236]/MAX([.I$1:.I$1000])" office:value-type="percentage" office:value="0.189583676692652">
            <text:p>19%</text:p>
          </table:table-cell>
          <table:table-cell table:style-name="ce17" table:formula="of:=[.J236]/MAX([.J$1:.J$1000])" office:value-type="percentage" office:value="0.0132491664926898">
            <text:p>1%</text:p>
          </table:table-cell>
          <table:table-cell table:style-name="ce18" table:formula="of:=PERCENTRANK([.D$1:.D$1000]; [.D236])" office:value-type="percentage" office:value="0.088">
            <text:p>8,8%</text:p>
          </table:table-cell>
          <table:table-cell table:style-name="ce18" table:formula="of:=PERCENTRANK([.E$1:.E$1000]; [.E236])" office:value-type="percentage" office:value="0.064">
            <text:p>6,4%</text:p>
          </table:table-cell>
          <table:table-cell table:style-name="ce18" table:formula="of:=PERCENTRANK([.F$1:.F$1000]; [.F236])" office:value-type="percentage" office:value="0.116">
            <text:p>11,6%</text:p>
          </table:table-cell>
          <table:table-cell table:style-name="ce18" table:formula="of:=PERCENTRANK([.G$1:.G$1000]; [.G236])" office:value-type="percentage" office:value="0.064">
            <text:p>6,4%</text:p>
          </table:table-cell>
          <table:table-cell table:style-name="ce18" table:formula="of:=PERCENTRANK([.H$1:.H$1000]; [.H236])" office:value-type="percentage" office:value="0.048">
            <text:p>4,8%</text:p>
          </table:table-cell>
          <table:table-cell table:style-name="ce18" table:formula="of:=PERCENTRANK([.I$1:.I$1000]; [.I236])" office:value-type="percentage" office:value="0.112">
            <text:p>11,2%</text:p>
          </table:table-cell>
          <table:table-cell table:style-name="ce18" table:formula="of:=PERCENTRANK([.J$1:.J$1000]; [.J236])" office:value-type="percentage" office:value="0.064">
            <text:p>6,4%</text:p>
          </table:table-cell>
          <table:table-cell table:number-columns-repeated="999"/>
        </table:table-row>
        <table:table-row table:style-name="ro3">
          <table:table-cell office:value-type="float" office:value="175">
            <text:p>175</text:p>
          </table:table-cell>
          <table:table-cell office:value-type="string">
            <text:p>Togepi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116">
            <text:p>116</text:p>
          </table:table-cell>
          <table:table-cell office:value-type="float" office:value="70">
            <text:p>70</text:p>
          </table:table-cell>
          <table:table-cell office:value-type="float" office:value="540">
            <text:p>540</text:p>
          </table:table-cell>
          <table:table-cell table:formula="of:=SUM([.D237:.F237])" office:value-type="float" office:value="253">
            <text:p>253</text:p>
          </table:table-cell>
          <table:table-cell table:formula="of:=SQRT([.C237]*[.E237]*[.F237]^1.2)" office:value-type="float" office:value="137.812248511936">
            <text:p>138</text:p>
          </table:table-cell>
          <table:table-cell table:formula="of:=[.D237]^2*[.E237]*[.F237]/1000000" office:value-type="float" office:value="36.45068">
            <text:p>36</text:p>
          </table:table-cell>
          <table:table-cell office:value-type="float" office:value="3">
            <text:p>3,0</text:p>
          </table:table-cell>
          <table:table-cell table:style-name="ce17" table:formula="of:=[.D237]/MAX([.D$1:.D$1000])" office:value-type="percentage" office:value="0.223333333333333">
            <text:p>22%</text:p>
          </table:table-cell>
          <table:table-cell table:style-name="ce17" table:formula="of:=[.E237]/MAX([.E$1:.E$1000])" office:value-type="percentage" office:value="0.292929292929293">
            <text:p>29%</text:p>
          </table:table-cell>
          <table:table-cell table:style-name="ce17" table:formula="of:=[.F237]/MAX([.F$1:.F$1000])" office:value-type="percentage" office:value="0.137254901960784">
            <text:p>14%</text:p>
          </table:table-cell>
          <table:table-cell table:style-name="ce17" table:formula="of:=[.H237]/MAX([.H$1:.H$1000])" office:value-type="percentage" office:value="0.29147465437788">
            <text:p>29%</text:p>
          </table:table-cell>
          <table:table-cell table:style-name="ce17" table:formula="of:=[.I237]/MAX([.I$1:.I$1000])" office:value-type="percentage" office:value="0.216186201983752">
            <text:p>22%</text:p>
          </table:table-cell>
          <table:table-cell table:style-name="ce17" table:formula="of:=[.J237]/MAX([.J$1:.J$1000])" office:value-type="percentage" office:value="0.0115301359550064">
            <text:p>1%</text:p>
          </table:table-cell>
          <table:table-cell table:style-name="ce18" table:formula="of:=PERCENTRANK([.D$1:.D$1000]; [.D237])" office:value-type="percentage" office:value="0.048">
            <text:p>4,8%</text:p>
          </table:table-cell>
          <table:table-cell table:style-name="ce18" table:formula="of:=PERCENTRANK([.E$1:.E$1000]; [.E237])" office:value-type="percentage" office:value="0.292">
            <text:p>29,2%</text:p>
          </table:table-cell>
          <table:table-cell table:style-name="ce18" table:formula="of:=PERCENTRANK([.F$1:.F$1000]; [.F237])" office:value-type="percentage" office:value="0.056">
            <text:p>5,6%</text:p>
          </table:table-cell>
          <table:table-cell table:style-name="ce18" table:formula="of:=PERCENTRANK([.G$1:.G$1000]; [.G237])" office:value-type="percentage" office:value="0.06">
            <text:p>6,0%</text:p>
          </table:table-cell>
          <table:table-cell table:style-name="ce18" table:formula="of:=PERCENTRANK([.H$1:.H$1000]; [.H237])" office:value-type="percentage" office:value="0.06">
            <text:p>6,0%</text:p>
          </table:table-cell>
          <table:table-cell table:style-name="ce18" table:formula="of:=PERCENTRANK([.I$1:.I$1000]; [.I237])" office:value-type="percentage" office:value="0.188">
            <text:p>18,8%</text:p>
          </table:table-cell>
          <table:table-cell table:style-name="ce18" table:formula="of:=PERCENTRANK([.J$1:.J$1000]; [.J237])" office:value-type="percentage" office:value="0.06">
            <text:p>6,0%</text:p>
          </table:table-cell>
          <table:table-cell table:number-columns-repeated="999"/>
        </table:table-row>
        <table:table-row table:style-name="ro3">
          <table:table-cell office:value-type="float" office:value="161">
            <text:p>161</text:p>
          </table:table-cell>
          <table:table-cell office:value-type="string">
            <text:p>Sentret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float" office:value="77">
            <text:p>77</text:p>
          </table:table-cell>
          <table:table-cell office:value-type="float" office:value="70">
            <text:p>70</text:p>
          </table:table-cell>
          <table:table-cell office:value-type="float" office:value="519">
            <text:p>519</text:p>
          </table:table-cell>
          <table:table-cell table:formula="of:=SUM([.D238:.F238])" office:value-type="float" office:value="226">
            <text:p>226</text:p>
          </table:table-cell>
          <table:table-cell table:formula="of:=SQRT([.C238]*[.E238]*[.F238]^1.2)" office:value-type="float" office:value="112.280460872482">
            <text:p>112</text:p>
          </table:table-cell>
          <table:table-cell table:formula="of:=[.D238]^2*[.E238]*[.F238]/1000000" office:value-type="float" office:value="33.63899">
            <text:p>34</text:p>
          </table:table-cell>
          <table:table-cell office:value-type="float" office:value="2">
            <text:p>2,0</text:p>
          </table:table-cell>
          <table:table-cell table:style-name="ce17" table:formula="of:=[.D238]/MAX([.D$1:.D$1000])" office:value-type="percentage" office:value="0.263333333333333">
            <text:p>26%</text:p>
          </table:table-cell>
          <table:table-cell table:style-name="ce17" table:formula="of:=[.E238]/MAX([.E$1:.E$1000])" office:value-type="percentage" office:value="0.194444444444444">
            <text:p>19%</text:p>
          </table:table-cell>
          <table:table-cell table:style-name="ce17" table:formula="of:=[.F238]/MAX([.F$1:.F$1000])" office:value-type="percentage" office:value="0.137254901960784">
            <text:p>14%</text:p>
          </table:table-cell>
          <table:table-cell table:style-name="ce17" table:formula="of:=[.H238]/MAX([.H$1:.H$1000])" office:value-type="percentage" office:value="0.26036866359447">
            <text:p>26%</text:p>
          </table:table-cell>
          <table:table-cell table:style-name="ce17" table:formula="of:=[.I238]/MAX([.I$1:.I$1000])" office:value-type="percentage" office:value="0.176134463047419">
            <text:p>18%</text:p>
          </table:table-cell>
          <table:table-cell table:style-name="ce17" table:formula="of:=[.J238]/MAX([.J$1:.J$1000])" office:value-type="percentage" office:value="0.0106407377884062">
            <text:p>1%</text:p>
          </table:table-cell>
          <table:table-cell table:style-name="ce18" table:formula="of:=PERCENTRANK([.D$1:.D$1000]; [.D238])" office:value-type="percentage" office:value="0.08">
            <text:p>8,0%</text:p>
          </table:table-cell>
          <table:table-cell table:style-name="ce18" table:formula="of:=PERCENTRANK([.E$1:.E$1000]; [.E238])" office:value-type="percentage" office:value="0.076">
            <text:p>7,6%</text:p>
          </table:table-cell>
          <table:table-cell table:style-name="ce18" table:formula="of:=PERCENTRANK([.F$1:.F$1000]; [.F238])" office:value-type="percentage" office:value="0.056">
            <text:p>5,6%</text:p>
          </table:table-cell>
          <table:table-cell table:style-name="ce18" table:formula="of:=PERCENTRANK([.G$1:.G$1000]; [.G238])" office:value-type="percentage" office:value="0.056">
            <text:p>5,6%</text:p>
          </table:table-cell>
          <table:table-cell table:style-name="ce18" table:formula="of:=PERCENTRANK([.H$1:.H$1000]; [.H238])" office:value-type="percentage" office:value="0.032">
            <text:p>3,2%</text:p>
          </table:table-cell>
          <table:table-cell table:style-name="ce18" table:formula="of:=PERCENTRANK([.I$1:.I$1000]; [.I238])" office:value-type="percentage" office:value="0.088">
            <text:p>8,8%</text:p>
          </table:table-cell>
          <table:table-cell table:style-name="ce18" table:formula="of:=PERCENTRANK([.J$1:.J$1000]; [.J238])" office:value-type="percentage" office:value="0.056">
            <text:p>5,6%</text:p>
          </table:table-cell>
          <table:table-cell table:number-columns-repeated="999"/>
        </table:table-row>
        <table:table-row table:style-name="ro3">
          <table:table-cell office:value-type="float" office:value="187">
            <text:p>187</text:p>
          </table:table-cell>
          <table:table-cell office:value-type="string">
            <text:p>Hoppip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101">
            <text:p>101</text:p>
          </table:table-cell>
          <table:table-cell office:value-type="float" office:value="70">
            <text:p>70</text:p>
          </table:table-cell>
          <table:table-cell office:value-type="float" office:value="508">
            <text:p>508</text:p>
          </table:table-cell>
          <table:table-cell table:formula="of:=SUM([.D239:.F239])" office:value-type="float" office:value="238">
            <text:p>238</text:p>
          </table:table-cell>
          <table:table-cell table:formula="of:=SQRT([.C239]*[.E239]*[.F239]^1.2)" office:value-type="float" office:value="128.593646268453">
            <text:p>129</text:p>
          </table:table-cell>
          <table:table-cell table:formula="of:=[.D239]^2*[.E239]*[.F239]/1000000" office:value-type="float" office:value="31.73723">
            <text:p>32</text:p>
          </table:table-cell>
          <table:table-cell office:value-type="float" office:value="3">
            <text:p>3,0</text:p>
          </table:table-cell>
          <table:table-cell table:style-name="ce17" table:formula="of:=[.D239]/MAX([.D$1:.D$1000])" office:value-type="percentage" office:value="0.223333333333333">
            <text:p>22%</text:p>
          </table:table-cell>
          <table:table-cell table:style-name="ce17" table:formula="of:=[.E239]/MAX([.E$1:.E$1000])" office:value-type="percentage" office:value="0.255050505050505">
            <text:p>26%</text:p>
          </table:table-cell>
          <table:table-cell table:style-name="ce17" table:formula="of:=[.F239]/MAX([.F$1:.F$1000])" office:value-type="percentage" office:value="0.137254901960784">
            <text:p>14%</text:p>
          </table:table-cell>
          <table:table-cell table:style-name="ce17" table:formula="of:=[.H239]/MAX([.H$1:.H$1000])" office:value-type="percentage" office:value="0.274193548387097">
            <text:p>27%</text:p>
          </table:table-cell>
          <table:table-cell table:style-name="ce17" table:formula="of:=[.I239]/MAX([.I$1:.I$1000])" office:value-type="percentage" office:value="0.20172497209935">
            <text:p>20%</text:p>
          </table:table-cell>
          <table:table-cell table:style-name="ce17" table:formula="of:=[.J239]/MAX([.J$1:.J$1000])" office:value-type="percentage" office:value="0.0100391700987556">
            <text:p>1%</text:p>
          </table:table-cell>
          <table:table-cell table:style-name="ce18" table:formula="of:=PERCENTRANK([.D$1:.D$1000]; [.D239])" office:value-type="percentage" office:value="0.048">
            <text:p>4,8%</text:p>
          </table:table-cell>
          <table:table-cell table:style-name="ce18" table:formula="of:=PERCENTRANK([.E$1:.E$1000]; [.E239])" office:value-type="percentage" office:value="0.208">
            <text:p>20,8%</text:p>
          </table:table-cell>
          <table:table-cell table:style-name="ce18" table:formula="of:=PERCENTRANK([.F$1:.F$1000]; [.F239])" office:value-type="percentage" office:value="0.056">
            <text:p>5,6%</text:p>
          </table:table-cell>
          <table:table-cell table:style-name="ce18" table:formula="of:=PERCENTRANK([.G$1:.G$1000]; [.G239])" office:value-type="percentage" office:value="0.048">
            <text:p>4,8%</text:p>
          </table:table-cell>
          <table:table-cell table:style-name="ce18" table:formula="of:=PERCENTRANK([.H$1:.H$1000]; [.H239])" office:value-type="percentage" office:value="0.04">
            <text:p>4,0%</text:p>
          </table:table-cell>
          <table:table-cell table:style-name="ce18" table:formula="of:=PERCENTRANK([.I$1:.I$1000]; [.I239])" office:value-type="percentage" office:value="0.14">
            <text:p>14,0%</text:p>
          </table:table-cell>
          <table:table-cell table:style-name="ce18" table:formula="of:=PERCENTRANK([.J$1:.J$1000]; [.J239])" office:value-type="percentage" office:value="0.052">
            <text:p>5,2%</text:p>
          </table:table-cell>
          <table:table-cell table:number-columns-repeated="999"/>
        </table:table-row>
        <table:table-row table:style-name="ro3">
          <table:table-cell office:value-type="float" office:value="174">
            <text:p>174</text:p>
          </table:table-cell>
          <table:table-cell office:value-type="string">
            <text:p>Igglybuff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office:value-type="float" office:value="34">
            <text:p>34</text:p>
          </table:table-cell>
          <table:table-cell office:value-type="float" office:value="180">
            <text:p>180</text:p>
          </table:table-cell>
          <table:table-cell office:value-type="float" office:value="512">
            <text:p>512</text:p>
          </table:table-cell>
          <table:table-cell table:formula="of:=SUM([.D240:.F240])" office:value-type="float" office:value="283">
            <text:p>283</text:p>
          </table:table-cell>
          <table:table-cell table:formula="of:=SQRT([.C240]*[.E240]*[.F240]^1.2)" office:value-type="float" office:value="131.493099222081">
            <text:p>131</text:p>
          </table:table-cell>
          <table:table-cell table:formula="of:=[.D240]^2*[.E240]*[.F240]/1000000" office:value-type="float" office:value="29.13732">
            <text:p>29</text:p>
          </table:table-cell>
          <table:table-cell office:value-type="float" office:value="3">
            <text:p>3,0</text:p>
          </table:table-cell>
          <table:table-cell table:style-name="ce17" table:formula="of:=[.D240]/MAX([.D$1:.D$1000])" office:value-type="percentage" office:value="0.23">
            <text:p>23%</text:p>
          </table:table-cell>
          <table:table-cell table:style-name="ce17" table:formula="of:=[.E240]/MAX([.E$1:.E$1000])" office:value-type="percentage" office:value="0.0858585858585859">
            <text:p>9%</text:p>
          </table:table-cell>
          <table:table-cell table:style-name="ce17" table:formula="of:=[.F240]/MAX([.F$1:.F$1000])" office:value-type="percentage" office:value="0.352941176470588">
            <text:p>35%</text:p>
          </table:table-cell>
          <table:table-cell table:style-name="ce17" table:formula="of:=[.H240]/MAX([.H$1:.H$1000])" office:value-type="percentage" office:value="0.326036866359447">
            <text:p>33%</text:p>
          </table:table-cell>
          <table:table-cell table:style-name="ce17" table:formula="of:=[.I240]/MAX([.I$1:.I$1000])" office:value-type="percentage" office:value="0.206273346635312">
            <text:p>21%</text:p>
          </table:table-cell>
          <table:table-cell table:style-name="ce17" table:formula="of:=[.J240]/MAX([.J$1:.J$1000])" office:value-type="percentage" office:value="0.0092167625120993">
            <text:p>1%</text:p>
          </table:table-cell>
          <table:table-cell table:style-name="ce18" table:formula="of:=PERCENTRANK([.D$1:.D$1000]; [.D240])" office:value-type="percentage" office:value="0.06">
            <text:p>6,0%</text:p>
          </table:table-cell>
          <table:table-cell table:style-name="ce18" table:formula="of:=PERCENTRANK([.E$1:.E$1000]; [.E240])" office:value-type="percentage" office:value="0">
            <text:p>0,0%</text:p>
          </table:table-cell>
          <table:table-cell table:style-name="ce18" table:formula="of:=PERCENTRANK([.F$1:.F$1000]; [.F240])" office:value-type="percentage" office:value="0.8">
            <text:p>80,0%</text:p>
          </table:table-cell>
          <table:table-cell table:style-name="ce18" table:formula="of:=PERCENTRANK([.G$1:.G$1000]; [.G240])" office:value-type="percentage" office:value="0.052">
            <text:p>5,2%</text:p>
          </table:table-cell>
          <table:table-cell table:style-name="ce18" table:formula="of:=PERCENTRANK([.H$1:.H$1000]; [.H240])" office:value-type="percentage" office:value="0.116">
            <text:p>11,6%</text:p>
          </table:table-cell>
          <table:table-cell table:style-name="ce18" table:formula="of:=PERCENTRANK([.I$1:.I$1000]; [.I240])" office:value-type="percentage" office:value="0.168">
            <text:p>16,8%</text:p>
          </table:table-cell>
          <table:table-cell table:style-name="ce18" table:formula="of:=PERCENTRANK([.J$1:.J$1000]; [.J240])" office:value-type="percentage" office:value="0.048">
            <text:p>4,8%</text:p>
          </table:table-cell>
          <table:table-cell table:number-columns-repeated="999"/>
        </table:table-row>
        <table:table-row table:style-name="ro3">
          <table:table-cell office:value-type="float" office:value="50">
            <text:p>50</text:p>
          </table:table-cell>
          <table:table-cell office:value-type="string">
            <text:p>Diglett</text:p>
          </table:table-cell>
          <table:table-cell office:value-type="float" office:value="1">
            <text:p>1</text:p>
          </table:table-cell>
          <table:table-cell office:value-type="float" office:value="109">
            <text:p>109</text:p>
          </table:table-cell>
          <table:table-cell office:value-type="float" office:value="88">
            <text:p>88</text:p>
          </table:table-cell>
          <table:table-cell office:value-type="float" office:value="20">
            <text:p>20</text:p>
          </table:table-cell>
          <table:table-cell office:value-type="float" office:value="465">
            <text:p>465</text:p>
          </table:table-cell>
          <table:table-cell table:formula="of:=SUM([.D241:.F241])" office:value-type="float" office:value="217">
            <text:p>217</text:p>
          </table:table-cell>
          <table:table-cell table:formula="of:=SQRT([.C241]*[.E241]*[.F241]^1.2)" office:value-type="float" office:value="56.6055915729701">
            <text:p>57</text:p>
          </table:table-cell>
          <table:table-cell table:formula="of:=[.D241]^2*[.E241]*[.F241]/1000000" office:value-type="float" office:value="20.91056">
            <text:p>21</text:p>
          </table:table-cell>
          <table:table-cell office:value-type="float" office:value="1">
            <text:p>1,0</text:p>
          </table:table-cell>
          <table:table-cell table:style-name="ce17" table:formula="of:=[.D241]/MAX([.D$1:.D$1000])" office:value-type="percentage" office:value="0.363333333333333">
            <text:p>36%</text:p>
          </table:table-cell>
          <table:table-cell table:style-name="ce17" table:formula="of:=[.E241]/MAX([.E$1:.E$1000])" office:value-type="percentage" office:value="0.222222222222222">
            <text:p>22%</text:p>
          </table:table-cell>
          <table:table-cell table:style-name="ce17" table:formula="of:=[.F241]/MAX([.F$1:.F$1000])" office:value-type="percentage" office:value="0.0392156862745098">
            <text:p>4%</text:p>
          </table:table-cell>
          <table:table-cell table:style-name="ce17" table:formula="of:=[.H241]/MAX([.H$1:.H$1000])" office:value-type="percentage" office:value="0.25">
            <text:p>25%</text:p>
          </table:table-cell>
          <table:table-cell table:style-name="ce17" table:formula="of:=[.I241]/MAX([.I$1:.I$1000])" office:value-type="percentage" office:value="0.0887972439702557">
            <text:p>9%</text:p>
          </table:table-cell>
          <table:table-cell table:style-name="ce17" table:formula="of:=[.J241]/MAX([.J$1:.J$1000])" office:value-type="percentage" office:value="0.00661446095642987">
            <text:p>1%</text:p>
          </table:table-cell>
          <table:table-cell table:style-name="ce18" table:formula="of:=PERCENTRANK([.D$1:.D$1000]; [.D241])" office:value-type="percentage" office:value="0.2">
            <text:p>20,0%</text:p>
          </table:table-cell>
          <table:table-cell table:style-name="ce18" table:formula="of:=PERCENTRANK([.E$1:.E$1000]; [.E241])" office:value-type="percentage" office:value="0.104">
            <text:p>10,4%</text:p>
          </table:table-cell>
          <table:table-cell table:style-name="ce18" table:formula="of:=PERCENTRANK([.F$1:.F$1000]; [.F241])" office:value-type="percentage" office:value="0">
            <text:p>0,0%</text:p>
          </table:table-cell>
          <table:table-cell table:style-name="ce18" table:formula="of:=PERCENTRANK([.G$1:.G$1000]; [.G241])" office:value-type="percentage" office:value="0.044">
            <text:p>4,4%</text:p>
          </table:table-cell>
          <table:table-cell table:style-name="ce18" table:formula="of:=PERCENTRANK([.H$1:.H$1000]; [.H241])" office:value-type="percentage" office:value="0.024">
            <text:p>2,4%</text:p>
          </table:table-cell>
          <table:table-cell table:style-name="ce18" table:formula="of:=PERCENTRANK([.I$1:.I$1000]; [.I241])" office:value-type="percentage" office:value="0.044">
            <text:p>4,4%</text:p>
          </table:table-cell>
          <table:table-cell table:style-name="ce18" table:formula="of:=PERCENTRANK([.J$1:.J$1000]; [.J241])" office:value-type="percentage" office:value="0.044">
            <text:p>4,4%</text:p>
          </table:table-cell>
          <table:table-cell table:number-columns-repeated="999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Metapod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94">
            <text:p>94</text:p>
          </table:table-cell>
          <table:table-cell office:value-type="float" office:value="100">
            <text:p>100</text:p>
          </table:table-cell>
          <table:table-cell office:value-type="float" office:value="419">
            <text:p>419</text:p>
          </table:table-cell>
          <table:table-cell table:formula="of:=SUM([.D242:.F242])" office:value-type="float" office:value="239">
            <text:p>239</text:p>
          </table:table-cell>
          <table:table-cell table:formula="of:=SQRT([.C242]*[.E242]*[.F242]^1.2)" office:value-type="float" office:value="153.661096105">
            <text:p>154</text:p>
          </table:table-cell>
          <table:table-cell table:formula="of:=[.D242]^2*[.E242]*[.F242]/1000000" office:value-type="float" office:value="19.035">
            <text:p>19</text:p>
          </table:table-cell>
          <table:table-cell office:value-type="float" office:value="2">
            <text:p>2,0</text:p>
          </table:table-cell>
          <table:table-cell table:style-name="ce17" table:formula="of:=[.D242]/MAX([.D$1:.D$1000])" office:value-type="percentage" office:value="0.15">
            <text:p>15%</text:p>
          </table:table-cell>
          <table:table-cell table:style-name="ce17" table:formula="of:=[.E242]/MAX([.E$1:.E$1000])" office:value-type="percentage" office:value="0.237373737373737">
            <text:p>24%</text:p>
          </table:table-cell>
          <table:table-cell table:style-name="ce17" table:formula="of:=[.F242]/MAX([.F$1:.F$1000])" office:value-type="percentage" office:value="0.196078431372549">
            <text:p>20%</text:p>
          </table:table-cell>
          <table:table-cell table:style-name="ce17" table:formula="of:=[.H242]/MAX([.H$1:.H$1000])" office:value-type="percentage" office:value="0.275345622119816">
            <text:p>28%</text:p>
          </table:table-cell>
          <table:table-cell table:style-name="ce17" table:formula="of:=[.I242]/MAX([.I$1:.I$1000])" office:value-type="percentage" office:value="0.241048303893853">
            <text:p>24%</text:p>
          </table:table-cell>
          <table:table-cell table:style-name="ce17" table:formula="of:=[.J242]/MAX([.J$1:.J$1000])" office:value-type="percentage" office:value="0.00602118089164721">
            <text:p>1%</text:p>
          </table:table-cell>
          <table:table-cell table:style-name="ce18" table:formula="of:=PERCENTRANK([.D$1:.D$1000]; [.D242])" office:value-type="percentage" office:value="0.016">
            <text:p>1,6%</text:p>
          </table:table-cell>
          <table:table-cell table:style-name="ce18" table:formula="of:=PERCENTRANK([.E$1:.E$1000]; [.E242])" office:value-type="percentage" office:value="0.168">
            <text:p>16,8%</text:p>
          </table:table-cell>
          <table:table-cell table:style-name="ce18" table:formula="of:=PERCENTRANK([.F$1:.F$1000]; [.F242])" office:value-type="percentage" office:value="0.252">
            <text:p>25,2%</text:p>
          </table:table-cell>
          <table:table-cell table:style-name="ce18" table:formula="of:=PERCENTRANK([.G$1:.G$1000]; [.G242])" office:value-type="percentage" office:value="0.036">
            <text:p>3,6%</text:p>
          </table:table-cell>
          <table:table-cell table:style-name="ce18" table:formula="of:=PERCENTRANK([.H$1:.H$1000]; [.H242])" office:value-type="percentage" office:value="0.048">
            <text:p>4,8%</text:p>
          </table:table-cell>
          <table:table-cell table:style-name="ce18" table:formula="of:=PERCENTRANK([.I$1:.I$1000]; [.I242])" office:value-type="percentage" office:value="0.248">
            <text:p>24,8%</text:p>
          </table:table-cell>
          <table:table-cell table:style-name="ce18" table:formula="of:=PERCENTRANK([.J$1:.J$1000]; [.J242])" office:value-type="percentage" office:value="0.04">
            <text:p>4,0%</text:p>
          </table:table-cell>
          <table:table-cell table:number-columns-repeated="999"/>
        </table:table-row>
        <table:table-row table:style-name="ro3">
          <table:table-cell office:value-type="float" office:value="236">
            <text:p>236</text:p>
          </table:table-cell>
          <table:table-cell office:value-type="string">
            <text:p>Tyrogue</text:p>
          </table:table-cell>
          <table:table-cell office:value-type="float" office:value="1">
            <text:p>1</text:p>
          </table:table-cell>
          <table:table-cell table:number-columns-repeated="2"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404">
            <text:p>404</text:p>
          </table:table-cell>
          <table:table-cell table:formula="of:=SUM([.D243:.F243])" office:value-type="float" office:value="198">
            <text:p>198</text:p>
          </table:table-cell>
          <table:table-cell table:formula="of:=SQRT([.C243]*[.E243]*[.F243]^1.2)" office:value-type="float" office:value="102.364368369455">
            <text:p>102</text:p>
          </table:table-cell>
          <table:table-cell table:formula="of:=[.D243]^2*[.E243]*[.F243]/1000000" office:value-type="float" office:value="18.35008">
            <text:p>18</text:p>
          </table:table-cell>
          <table:table-cell office:value-type="float" office:value="3">
            <text:p>3,0</text:p>
          </table:table-cell>
          <table:table-cell table:style-name="ce17" table:formula="of:=[.D243]/MAX([.D$1:.D$1000])" office:value-type="percentage" office:value="0.213333333333333">
            <text:p>21%</text:p>
          </table:table-cell>
          <table:table-cell table:style-name="ce17" table:formula="of:=[.E243]/MAX([.E$1:.E$1000])" office:value-type="percentage" office:value="0.161616161616162">
            <text:p>16%</text:p>
          </table:table-cell>
          <table:table-cell table:style-name="ce17" table:formula="of:=[.F243]/MAX([.F$1:.F$1000])" office:value-type="percentage" office:value="0.137254901960784">
            <text:p>14%</text:p>
          </table:table-cell>
          <table:table-cell table:style-name="ce17" table:formula="of:=[.H243]/MAX([.H$1:.H$1000])" office:value-type="percentage" office:value="0.228110599078341">
            <text:p>23%</text:p>
          </table:table-cell>
          <table:table-cell table:style-name="ce17" table:formula="of:=[.I243]/MAX([.I$1:.I$1000])" office:value-type="percentage" office:value="0.160579079546341">
            <text:p>16%</text:p>
          </table:table-cell>
          <table:table-cell table:style-name="ce17" table:formula="of:=[.J243]/MAX([.J$1:.J$1000])" office:value-type="percentage" office:value="0.00580452592887826">
            <text:p>1%</text:p>
          </table:table-cell>
          <table:table-cell table:style-name="ce18" table:formula="of:=PERCENTRANK([.D$1:.D$1000]; [.D243])" office:value-type="percentage" office:value="0.044">
            <text:p>4,4%</text:p>
          </table:table-cell>
          <table:table-cell table:style-name="ce18" table:formula="of:=PERCENTRANK([.E$1:.E$1000]; [.E243])" office:value-type="percentage" office:value="0.028">
            <text:p>2,8%</text:p>
          </table:table-cell>
          <table:table-cell table:style-name="ce18" table:formula="of:=PERCENTRANK([.F$1:.F$1000]; [.F243])" office:value-type="percentage" office:value="0.056">
            <text:p>5,6%</text:p>
          </table:table-cell>
          <table:table-cell table:style-name="ce18" table:formula="of:=PERCENTRANK([.G$1:.G$1000]; [.G243])" office:value-type="percentage" office:value="0.032">
            <text:p>3,2%</text:p>
          </table:table-cell>
          <table:table-cell table:style-name="ce18" table:formula="of:=PERCENTRANK([.H$1:.H$1000]; [.H243])" office:value-type="percentage" office:value="0.012">
            <text:p>1,2%</text:p>
          </table:table-cell>
          <table:table-cell table:style-name="ce18" table:formula="of:=PERCENTRANK([.I$1:.I$1000]; [.I243])" office:value-type="percentage" office:value="0.068">
            <text:p>6,8%</text:p>
          </table:table-cell>
          <table:table-cell table:style-name="ce18" table:formula="of:=PERCENTRANK([.J$1:.J$1000]; [.J243])" office:value-type="percentage" office:value="0.036">
            <text:p>3,6%</text:p>
          </table:table-cell>
          <table:table-cell table:number-columns-repeated="999"/>
        </table:table-row>
        <table:table-row table:style-name="ro3">
          <table:table-cell office:value-type="float" office:value="183">
            <text:p>183</text:p>
          </table:table-cell>
          <table:table-cell office:value-type="string">
            <text:p>Marill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93">
            <text:p>93</text:p>
          </table:table-cell>
          <table:table-cell office:value-type="float" office:value="140">
            <text:p>140</text:p>
          </table:table-cell>
          <table:table-cell office:value-type="float" office:value="420">
            <text:p>420</text:p>
          </table:table-cell>
          <table:table-cell table:formula="of:=SUM([.D244:.F244])" office:value-type="float" office:value="270">
            <text:p>270</text:p>
          </table:table-cell>
          <table:table-cell table:formula="of:=SQRT([.C244]*[.E244]*[.F244]^1.2)" office:value-type="float" office:value="187.033023990442">
            <text:p>187</text:p>
          </table:table-cell>
          <table:table-cell table:formula="of:=[.D244]^2*[.E244]*[.F244]/1000000" office:value-type="float" office:value="17.82438">
            <text:p>18</text:p>
          </table:table-cell>
          <table:table-cell office:value-type="float" office:value="3">
            <text:p>3,0</text:p>
          </table:table-cell>
          <table:table-cell table:style-name="ce17" table:formula="of:=[.D244]/MAX([.D$1:.D$1000])" office:value-type="percentage" office:value="0.123333333333333">
            <text:p>12%</text:p>
          </table:table-cell>
          <table:table-cell table:style-name="ce17" table:formula="of:=[.E244]/MAX([.E$1:.E$1000])" office:value-type="percentage" office:value="0.234848484848485">
            <text:p>23%</text:p>
          </table:table-cell>
          <table:table-cell table:style-name="ce17" table:formula="of:=[.F244]/MAX([.F$1:.F$1000])" office:value-type="percentage" office:value="0.274509803921569">
            <text:p>27%</text:p>
          </table:table-cell>
          <table:table-cell table:style-name="ce17" table:formula="of:=[.H244]/MAX([.H$1:.H$1000])" office:value-type="percentage" office:value="0.311059907834101">
            <text:p>31%</text:p>
          </table:table-cell>
          <table:table-cell table:style-name="ce17" table:formula="of:=[.I244]/MAX([.I$1:.I$1000])" office:value-type="percentage" office:value="0.293398878101374">
            <text:p>29%</text:p>
          </table:table-cell>
          <table:table-cell table:style-name="ce17" table:formula="of:=[.J244]/MAX([.J$1:.J$1000])" office:value-type="percentage" office:value="0.00563823568486781">
            <text:p>1%</text:p>
          </table:table-cell>
          <table:table-cell table:style-name="ce18" table:formula="of:=PERCENTRANK([.D$1:.D$1000]; [.D244])" office:value-type="percentage" office:value="0.008">
            <text:p>0,8%</text:p>
          </table:table-cell>
          <table:table-cell table:style-name="ce18" table:formula="of:=PERCENTRANK([.E$1:.E$1000]; [.E244])" office:value-type="percentage" office:value="0.148">
            <text:p>14,8%</text:p>
          </table:table-cell>
          <table:table-cell table:style-name="ce18" table:formula="of:=PERCENTRANK([.F$1:.F$1000]; [.F244])" office:value-type="percentage" office:value="0.6">
            <text:p>60,0%</text:p>
          </table:table-cell>
          <table:table-cell table:style-name="ce18" table:formula="of:=PERCENTRANK([.G$1:.G$1000]; [.G244])" office:value-type="percentage" office:value="0.04">
            <text:p>4,0%</text:p>
          </table:table-cell>
          <table:table-cell table:style-name="ce18" table:formula="of:=PERCENTRANK([.H$1:.H$1000]; [.H244])" office:value-type="percentage" office:value="0.1">
            <text:p>10,0%</text:p>
          </table:table-cell>
          <table:table-cell table:style-name="ce18" table:formula="of:=PERCENTRANK([.I$1:.I$1000]; [.I244])" office:value-type="percentage" office:value="0.392">
            <text:p>39,2%</text:p>
          </table:table-cell>
          <table:table-cell table:style-name="ce18" table:formula="of:=PERCENTRANK([.J$1:.J$1000]; [.J244])" office:value-type="percentage" office:value="0.032">
            <text:p>3,2%</text:p>
          </table:table-cell>
          <table:table-cell table:number-columns-repeated="999"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Weedle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397">
            <text:p>397</text:p>
          </table:table-cell>
          <table:table-cell table:formula="of:=SUM([.D245:.F245])" office:value-type="float" office:value="198">
            <text:p>198</text:p>
          </table:table-cell>
          <table:table-cell table:formula="of:=SQRT([.C245]*[.E245]*[.F245]^1.2)" office:value-type="float" office:value="102.809994742907">
            <text:p>103</text:p>
          </table:table-cell>
          <table:table-cell table:formula="of:=[.D245]^2*[.E245]*[.F245]/1000000" office:value-type="float" office:value="17.4636">
            <text:p>17</text:p>
          </table:table-cell>
          <table:table-cell office:value-type="float" office:value="1.5">
            <text:p>1,5</text:p>
          </table:table-cell>
          <table:table-cell table:style-name="ce17" table:formula="of:=[.D245]/MAX([.D$1:.D$1000])" office:value-type="percentage" office:value="0.21">
            <text:p>21%</text:p>
          </table:table-cell>
          <table:table-cell table:style-name="ce17" table:formula="of:=[.E245]/MAX([.E$1:.E$1000])" office:value-type="percentage" office:value="0.138888888888889">
            <text:p>14%</text:p>
          </table:table-cell>
          <table:table-cell table:style-name="ce17" table:formula="of:=[.F245]/MAX([.F$1:.F$1000])" office:value-type="percentage" office:value="0.156862745098039">
            <text:p>16%</text:p>
          </table:table-cell>
          <table:table-cell table:style-name="ce17" table:formula="of:=[.H245]/MAX([.H$1:.H$1000])" office:value-type="percentage" office:value="0.228110599078341">
            <text:p>23%</text:p>
          </table:table-cell>
          <table:table-cell table:style-name="ce17" table:formula="of:=[.I245]/MAX([.I$1:.I$1000])" office:value-type="percentage" office:value="0.161278134051442">
            <text:p>16%</text:p>
          </table:table-cell>
          <table:table-cell table:style-name="ce17" table:formula="of:=[.J245]/MAX([.J$1:.J$1000])" office:value-type="percentage" office:value="0.00552411319250697">
            <text:p>1%</text:p>
          </table:table-cell>
          <table:table-cell table:style-name="ce18" table:formula="of:=PERCENTRANK([.D$1:.D$1000]; [.D245])" office:value-type="percentage" office:value="0.04">
            <text:p>4,0%</text:p>
          </table:table-cell>
          <table:table-cell table:style-name="ce18" table:formula="of:=PERCENTRANK([.E$1:.E$1000]; [.E245])" office:value-type="percentage" office:value="0.008">
            <text:p>0,8%</text:p>
          </table:table-cell>
          <table:table-cell table:style-name="ce18" table:formula="of:=PERCENTRANK([.F$1:.F$1000]; [.F245])" office:value-type="percentage" office:value="0.116">
            <text:p>11,6%</text:p>
          </table:table-cell>
          <table:table-cell table:style-name="ce18" table:formula="of:=PERCENTRANK([.G$1:.G$1000]; [.G245])" office:value-type="percentage" office:value="0.028">
            <text:p>2,8%</text:p>
          </table:table-cell>
          <table:table-cell table:style-name="ce18" table:formula="of:=PERCENTRANK([.H$1:.H$1000]; [.H245])" office:value-type="percentage" office:value="0.012">
            <text:p>1,2%</text:p>
          </table:table-cell>
          <table:table-cell table:style-name="ce18" table:formula="of:=PERCENTRANK([.I$1:.I$1000]; [.I245])" office:value-type="percentage" office:value="0.072">
            <text:p>7,2%</text:p>
          </table:table-cell>
          <table:table-cell table:style-name="ce18" table:formula="of:=PERCENTRANK([.J$1:.J$1000]; [.J245])" office:value-type="percentage" office:value="0.028">
            <text:p>2,8%</text:p>
          </table:table-cell>
          <table:table-cell table:number-columns-repeated="999"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Caterpie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393">
            <text:p>393</text:p>
          </table:table-cell>
          <table:table-cell table:formula="of:=SUM([.D246:.F246])" office:value-type="float" office:value="207">
            <text:p>207</text:p>
          </table:table-cell>
          <table:table-cell table:formula="of:=SQRT([.C246]*[.E246]*[.F246]^1.2)" office:value-type="float" office:value="117.149745757468">
            <text:p>117</text:p>
          </table:table-cell>
          <table:table-cell table:formula="of:=[.D246]^2*[.E246]*[.F246]/1000000" office:value-type="float" office:value="16.8795">
            <text:p>17</text:p>
          </table:table-cell>
          <table:table-cell office:value-type="float" office:value="1.5">
            <text:p>1,5</text:p>
          </table:table-cell>
          <table:table-cell table:style-name="ce17" table:formula="of:=[.D246]/MAX([.D$1:.D$1000])" office:value-type="percentage" office:value="0.183333333333333">
            <text:p>18%</text:p>
          </table:table-cell>
          <table:table-cell table:style-name="ce17" table:formula="of:=[.E246]/MAX([.E$1:.E$1000])" office:value-type="percentage" office:value="0.156565656565657">
            <text:p>16%</text:p>
          </table:table-cell>
          <table:table-cell table:style-name="ce17" table:formula="of:=[.F246]/MAX([.F$1:.F$1000])" office:value-type="percentage" office:value="0.176470588235294">
            <text:p>18%</text:p>
          </table:table-cell>
          <table:table-cell table:style-name="ce17" table:formula="of:=[.H246]/MAX([.H$1:.H$1000])" office:value-type="percentage" office:value="0.238479262672811">
            <text:p>24%</text:p>
          </table:table-cell>
          <table:table-cell table:style-name="ce17" table:formula="of:=[.I246]/MAX([.I$1:.I$1000])" office:value-type="percentage" office:value="0.183772914760009">
            <text:p>18%</text:p>
          </table:table-cell>
          <table:table-cell table:style-name="ce17" table:formula="of:=[.J246]/MAX([.J$1:.J$1000])" office:value-type="percentage" office:value="0.00533934976940158">
            <text:p>1%</text:p>
          </table:table-cell>
          <table:table-cell table:style-name="ce18" table:formula="of:=PERCENTRANK([.D$1:.D$1000]; [.D246])" office:value-type="percentage" office:value="0.024">
            <text:p>2,4%</text:p>
          </table:table-cell>
          <table:table-cell table:style-name="ce18" table:formula="of:=PERCENTRANK([.E$1:.E$1000]; [.E246])" office:value-type="percentage" office:value="0.02">
            <text:p>2,0%</text:p>
          </table:table-cell>
          <table:table-cell table:style-name="ce18" table:formula="of:=PERCENTRANK([.F$1:.F$1000]; [.F246])" office:value-type="percentage" office:value="0.192">
            <text:p>19,2%</text:p>
          </table:table-cell>
          <table:table-cell table:style-name="ce18" table:formula="of:=PERCENTRANK([.G$1:.G$1000]; [.G246])" office:value-type="percentage" office:value="0.024">
            <text:p>2,4%</text:p>
          </table:table-cell>
          <table:table-cell table:style-name="ce18" table:formula="of:=PERCENTRANK([.H$1:.H$1000]; [.H246])" office:value-type="percentage" office:value="0.02">
            <text:p>2,0%</text:p>
          </table:table-cell>
          <table:table-cell table:style-name="ce18" table:formula="of:=PERCENTRANK([.I$1:.I$1000]; [.I246])" office:value-type="percentage" office:value="0.096">
            <text:p>9,6%</text:p>
          </table:table-cell>
          <table:table-cell table:style-name="ce18" table:formula="of:=PERCENTRANK([.J$1:.J$1000]; [.J246])" office:value-type="percentage" office:value="0.024">
            <text:p>2,4%</text:p>
          </table:table-cell>
          <table:table-cell table:number-columns-repeated="999"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Kakuna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86">
            <text:p>86</text:p>
          </table:table-cell>
          <table:table-cell office:value-type="float" office:value="90">
            <text:p>90</text:p>
          </table:table-cell>
          <table:table-cell office:value-type="float" office:value="392">
            <text:p>392</text:p>
          </table:table-cell>
          <table:table-cell table:formula="of:=SUM([.D247:.F247])" office:value-type="float" office:value="222">
            <text:p>222</text:p>
          </table:table-cell>
          <table:table-cell table:formula="of:=SQRT([.C247]*[.E247]*[.F247]^1.2)" office:value-type="float" office:value="137.97319819615">
            <text:p>138</text:p>
          </table:table-cell>
          <table:table-cell table:formula="of:=[.D247]^2*[.E247]*[.F247]/1000000" office:value-type="float" office:value="16.37784">
            <text:p>16</text:p>
          </table:table-cell>
          <table:table-cell office:value-type="float" office:value="2">
            <text:p>2,0</text:p>
          </table:table-cell>
          <table:table-cell table:style-name="ce17" table:formula="of:=[.D247]/MAX([.D$1:.D$1000])" office:value-type="percentage" office:value="0.153333333333333">
            <text:p>15%</text:p>
          </table:table-cell>
          <table:table-cell table:style-name="ce17" table:formula="of:=[.E247]/MAX([.E$1:.E$1000])" office:value-type="percentage" office:value="0.217171717171717">
            <text:p>22%</text:p>
          </table:table-cell>
          <table:table-cell table:style-name="ce17" table:formula="of:=[.F247]/MAX([.F$1:.F$1000])" office:value-type="percentage" office:value="0.176470588235294">
            <text:p>18%</text:p>
          </table:table-cell>
          <table:table-cell table:style-name="ce17" table:formula="of:=[.H247]/MAX([.H$1:.H$1000])" office:value-type="percentage" office:value="0.255760368663594">
            <text:p>26%</text:p>
          </table:table-cell>
          <table:table-cell table:style-name="ce17" table:formula="of:=[.I247]/MAX([.I$1:.I$1000])" office:value-type="percentage" office:value="0.216438683902569">
            <text:p>22%</text:p>
          </table:table-cell>
          <table:table-cell table:style-name="ce17" table:formula="of:=[.J247]/MAX([.J$1:.J$1000])" office:value-type="percentage" office:value="0.0051806638956898">
            <text:p>1%</text:p>
          </table:table-cell>
          <table:table-cell table:style-name="ce18" table:formula="of:=PERCENTRANK([.D$1:.D$1000]; [.D247])" office:value-type="percentage" office:value="0.02">
            <text:p>2,0%</text:p>
          </table:table-cell>
          <table:table-cell table:style-name="ce18" table:formula="of:=PERCENTRANK([.E$1:.E$1000]; [.E247])" office:value-type="percentage" office:value="0.092">
            <text:p>9,2%</text:p>
          </table:table-cell>
          <table:table-cell table:style-name="ce18" table:formula="of:=PERCENTRANK([.F$1:.F$1000]; [.F247])" office:value-type="percentage" office:value="0.192">
            <text:p>19,2%</text:p>
          </table:table-cell>
          <table:table-cell table:style-name="ce18" table:formula="of:=PERCENTRANK([.G$1:.G$1000]; [.G247])" office:value-type="percentage" office:value="0.02">
            <text:p>2,0%</text:p>
          </table:table-cell>
          <table:table-cell table:style-name="ce18" table:formula="of:=PERCENTRANK([.H$1:.H$1000]; [.H247])" office:value-type="percentage" office:value="0.028">
            <text:p>2,8%</text:p>
          </table:table-cell>
          <table:table-cell table:style-name="ce18" table:formula="of:=PERCENTRANK([.I$1:.I$1000]; [.I247])" office:value-type="percentage" office:value="0.192">
            <text:p>19,2%</text:p>
          </table:table-cell>
          <table:table-cell table:style-name="ce18" table:formula="of:=PERCENTRANK([.J$1:.J$1000]; [.J247])" office:value-type="percentage" office:value="0.02">
            <text:p>2,0%</text:p>
          </table:table-cell>
          <table:table-cell table:number-columns-repeated="999"/>
        </table:table-row>
        <table:table-row table:style-name="ro3">
          <table:table-cell office:value-type="float" office:value="235">
            <text:p>235</text:p>
          </table:table-cell>
          <table:table-cell office:value-type="string">
            <text:p>Smeargle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88">
            <text:p>88</text:p>
          </table:table-cell>
          <table:table-cell office:value-type="float" office:value="110">
            <text:p>110</text:p>
          </table:table-cell>
          <table:table-cell office:value-type="float" office:value="389">
            <text:p>389</text:p>
          </table:table-cell>
          <table:table-cell table:formula="of:=SUM([.D248:.F248])" office:value-type="float" office:value="238">
            <text:p>238</text:p>
          </table:table-cell>
          <table:table-cell table:formula="of:=SQRT([.C248]*[.E248]*[.F248]^1.2)" office:value-type="float" office:value="157.42617633748">
            <text:p>157</text:p>
          </table:table-cell>
          <table:table-cell table:formula="of:=[.D248]^2*[.E248]*[.F248]/1000000" office:value-type="float" office:value="15.488">
            <text:p>15</text:p>
          </table:table-cell>
          <table:table-cell office:value-type="float" office:value="2">
            <text:p>2,0</text:p>
          </table:table-cell>
          <table:table-cell table:style-name="ce17" table:formula="of:=[.D248]/MAX([.D$1:.D$1000])" office:value-type="percentage" office:value="0.133333333333333">
            <text:p>13%</text:p>
          </table:table-cell>
          <table:table-cell table:style-name="ce17" table:formula="of:=[.E248]/MAX([.E$1:.E$1000])" office:value-type="percentage" office:value="0.222222222222222">
            <text:p>22%</text:p>
          </table:table-cell>
          <table:table-cell table:style-name="ce17" table:formula="of:=[.F248]/MAX([.F$1:.F$1000])" office:value-type="percentage" office:value="0.215686274509804">
            <text:p>22%</text:p>
          </table:table-cell>
          <table:table-cell table:style-name="ce17" table:formula="of:=[.H248]/MAX([.H$1:.H$1000])" office:value-type="percentage" office:value="0.274193548387097">
            <text:p>27%</text:p>
          </table:table-cell>
          <table:table-cell table:style-name="ce17" table:formula="of:=[.I248]/MAX([.I$1:.I$1000])" office:value-type="percentage" office:value="0.24695458874453">
            <text:p>25%</text:p>
          </table:table-cell>
          <table:table-cell table:style-name="ce17" table:formula="of:=[.J248]/MAX([.J$1:.J$1000])" office:value-type="percentage" office:value="0.00489918831887744">
            <text:p>0%</text:p>
          </table:table-cell>
          <table:table-cell table:style-name="ce18" table:formula="of:=PERCENTRANK([.D$1:.D$1000]; [.D248])" office:value-type="percentage" office:value="0.012">
            <text:p>1,2%</text:p>
          </table:table-cell>
          <table:table-cell table:style-name="ce18" table:formula="of:=PERCENTRANK([.E$1:.E$1000]; [.E248])" office:value-type="percentage" office:value="0.104">
            <text:p>10,4%</text:p>
          </table:table-cell>
          <table:table-cell table:style-name="ce18" table:formula="of:=PERCENTRANK([.F$1:.F$1000]; [.F248])" office:value-type="percentage" office:value="0.324">
            <text:p>32,4%</text:p>
          </table:table-cell>
          <table:table-cell table:style-name="ce18" table:formula="of:=PERCENTRANK([.G$1:.G$1000]; [.G248])" office:value-type="percentage" office:value="0.016">
            <text:p>1,6%</text:p>
          </table:table-cell>
          <table:table-cell table:style-name="ce18" table:formula="of:=PERCENTRANK([.H$1:.H$1000]; [.H248])" office:value-type="percentage" office:value="0.04">
            <text:p>4,0%</text:p>
          </table:table-cell>
          <table:table-cell table:style-name="ce18" table:formula="of:=PERCENTRANK([.I$1:.I$1000]; [.I248])" office:value-type="percentage" office:value="0.268">
            <text:p>26,8%</text:p>
          </table:table-cell>
          <table:table-cell table:style-name="ce18" table:formula="of:=PERCENTRANK([.J$1:.J$1000]; [.J248])" office:value-type="percentage" office:value="0.016">
            <text:p>1,6%</text:p>
          </table:table-cell>
          <table:table-cell table:number-columns-repeated="999"/>
        </table:table-row>
        <table:table-row table:style-name="ro3">
          <table:table-cell office:value-type="float" office:value="172">
            <text:p>172</text:p>
          </table:table-cell>
          <table:table-cell office:value-type="string">
            <text:p>Pichu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float" office:value="63">
            <text:p>63</text:p>
          </table:table-cell>
          <table:table-cell office:value-type="float" office:value="40">
            <text:p>40</text:p>
          </table:table-cell>
          <table:table-cell office:value-type="float" office:value="376">
            <text:p>376</text:p>
          </table:table-cell>
          <table:table-cell table:formula="of:=SUM([.D249:.F249])" office:value-type="float" office:value="180">
            <text:p>180</text:p>
          </table:table-cell>
          <table:table-cell table:formula="of:=SQRT([.C249]*[.E249]*[.F249]^1.2)" office:value-type="float" office:value="72.5949264415911">
            <text:p>73</text:p>
          </table:table-cell>
          <table:table-cell table:formula="of:=[.D249]^2*[.E249]*[.F249]/1000000" office:value-type="float" office:value="14.94108">
            <text:p>15</text:p>
          </table:table-cell>
          <table:table-cell office:value-type="float" office:value="3">
            <text:p>3,0</text:p>
          </table:table-cell>
          <table:table-cell table:style-name="ce17" table:formula="of:=[.D249]/MAX([.D$1:.D$1000])" office:value-type="percentage" office:value="0.256666666666667">
            <text:p>26%</text:p>
          </table:table-cell>
          <table:table-cell table:style-name="ce17" table:formula="of:=[.E249]/MAX([.E$1:.E$1000])" office:value-type="percentage" office:value="0.159090909090909">
            <text:p>16%</text:p>
          </table:table-cell>
          <table:table-cell table:style-name="ce17" table:formula="of:=[.F249]/MAX([.F$1:.F$1000])" office:value-type="percentage" office:value="0.0784313725490196">
            <text:p>8%</text:p>
          </table:table-cell>
          <table:table-cell table:style-name="ce17" table:formula="of:=[.H249]/MAX([.H$1:.H$1000])" office:value-type="percentage" office:value="0.207373271889401">
            <text:p>21%</text:p>
          </table:table-cell>
          <table:table-cell table:style-name="ce17" table:formula="of:=[.I249]/MAX([.I$1:.I$1000])" office:value-type="percentage" office:value="0.113879728399745">
            <text:p>11%</text:p>
          </table:table-cell>
          <table:table-cell table:style-name="ce17" table:formula="of:=[.J249]/MAX([.J$1:.J$1000])" office:value-type="percentage" office:value="0.00472618573136708">
            <text:p>0%</text:p>
          </table:table-cell>
          <table:table-cell table:style-name="ce18" table:formula="of:=PERCENTRANK([.D$1:.D$1000]; [.D249])" office:value-type="percentage" office:value="0.076">
            <text:p>7,6%</text:p>
          </table:table-cell>
          <table:table-cell table:style-name="ce18" table:formula="of:=PERCENTRANK([.E$1:.E$1000]; [.E249])" office:value-type="percentage" office:value="0.024">
            <text:p>2,4%</text:p>
          </table:table-cell>
          <table:table-cell table:style-name="ce18" table:formula="of:=PERCENTRANK([.F$1:.F$1000]; [.F249])" office:value-type="percentage" office:value="0.004">
            <text:p>0,4%</text:p>
          </table:table-cell>
          <table:table-cell table:style-name="ce18" table:formula="of:=PERCENTRANK([.G$1:.G$1000]; [.G249])" office:value-type="percentage" office:value="0.012">
            <text:p>1,2%</text:p>
          </table:table-cell>
          <table:table-cell table:style-name="ce18" table:formula="of:=PERCENTRANK([.H$1:.H$1000]; [.H249])" office:value-type="percentage" office:value="0.008">
            <text:p>0,8%</text:p>
          </table:table-cell>
          <table:table-cell table:style-name="ce18" table:formula="of:=PERCENTRANK([.I$1:.I$1000]; [.I249])" office:value-type="percentage" office:value="0.048">
            <text:p>4,8%</text:p>
          </table:table-cell>
          <table:table-cell table:style-name="ce18" table:formula="of:=PERCENTRANK([.J$1:.J$1000]; [.J249])" office:value-type="percentage" office:value="0.012">
            <text:p>1,2%</text:p>
          </table:table-cell>
          <table:table-cell table:number-columns-repeated="999"/>
        </table:table-row>
        <table:table-row table:style-name="ro3">
          <table:table-cell office:value-type="float" office:value="191">
            <text:p>191</text:p>
          </table:table-cell>
          <table:table-cell office:value-type="string">
            <text:p>Sunkern</text:p>
          </table:table-cell>
          <table:table-cell office:value-type="float" office:value="1">
            <text:p>1</text:p>
          </table:table-cell>
          <table:table-cell table:number-columns-repeated="2" office:value-type="float" office:value="55">
            <text:p>55</text:p>
          </table:table-cell>
          <table:table-cell office:value-type="float" office:value="60">
            <text:p>60</text:p>
          </table:table-cell>
          <table:table-cell office:value-type="float" office:value="316">
            <text:p>316</text:p>
          </table:table-cell>
          <table:table-cell table:formula="of:=SUM([.D250:.F250])" office:value-type="float" office:value="170">
            <text:p>170</text:p>
          </table:table-cell>
          <table:table-cell table:formula="of:=SQRT([.C250]*[.E250]*[.F250]^1.2)" office:value-type="float" office:value="86.511151953826">
            <text:p>87</text:p>
          </table:table-cell>
          <table:table-cell table:formula="of:=[.D250]^2*[.E250]*[.F250]/1000000" office:value-type="float" office:value="9.9825">
            <text:p>10</text:p>
          </table:table-cell>
          <table:table-cell office:value-type="float" office:value="2">
            <text:p>2,0</text:p>
          </table:table-cell>
          <table:table-cell table:style-name="ce17" table:formula="of:=[.D250]/MAX([.D$1:.D$1000])" office:value-type="percentage" office:value="0.183333333333333">
            <text:p>18%</text:p>
          </table:table-cell>
          <table:table-cell table:style-name="ce17" table:formula="of:=[.E250]/MAX([.E$1:.E$1000])" office:value-type="percentage" office:value="0.138888888888889">
            <text:p>14%</text:p>
          </table:table-cell>
          <table:table-cell table:style-name="ce17" table:formula="of:=[.F250]/MAX([.F$1:.F$1000])" office:value-type="percentage" office:value="0.117647058823529">
            <text:p>12%</text:p>
          </table:table-cell>
          <table:table-cell table:style-name="ce17" table:formula="of:=[.H250]/MAX([.H$1:.H$1000])" office:value-type="percentage" office:value="0.195852534562212">
            <text:p>20%</text:p>
          </table:table-cell>
          <table:table-cell table:style-name="ce17" table:formula="of:=[.I250]/MAX([.I$1:.I$1000])" office:value-type="percentage" office:value="0.135710124260233">
            <text:p>14%</text:p>
          </table:table-cell>
          <table:table-cell table:style-name="ce17" table:formula="of:=[.J250]/MAX([.J$1:.J$1000])" office:value-type="percentage" office:value="0.00315767997115147">
            <text:p>0%</text:p>
          </table:table-cell>
          <table:table-cell table:style-name="ce18" table:formula="of:=PERCENTRANK([.D$1:.D$1000]; [.D250])" office:value-type="percentage" office:value="0.024">
            <text:p>2,4%</text:p>
          </table:table-cell>
          <table:table-cell table:style-name="ce18" table:formula="of:=PERCENTRANK([.E$1:.E$1000]; [.E250])" office:value-type="percentage" office:value="0.008">
            <text:p>0,8%</text:p>
          </table:table-cell>
          <table:table-cell table:style-name="ce18" table:formula="of:=PERCENTRANK([.F$1:.F$1000]; [.F250])" office:value-type="percentage" office:value="0.024">
            <text:p>2,4%</text:p>
          </table:table-cell>
          <table:table-cell table:style-name="ce18" table:formula="of:=PERCENTRANK([.G$1:.G$1000]; [.G250])" office:value-type="percentage" office:value="0.008">
            <text:p>0,8%</text:p>
          </table:table-cell>
          <table:table-cell table:style-name="ce18" table:formula="of:=PERCENTRANK([.H$1:.H$1000]; [.H250])" office:value-type="percentage" office:value="0">
            <text:p>0,0%</text:p>
          </table:table-cell>
          <table:table-cell table:style-name="ce18" table:formula="of:=PERCENTRANK([.I$1:.I$1000]; [.I250])" office:value-type="percentage" office:value="0.052">
            <text:p>5,2%</text:p>
          </table:table-cell>
          <table:table-cell table:style-name="ce18" table:formula="of:=PERCENTRANK([.J$1:.J$1000]; [.J250])" office:value-type="percentage" office:value="0.008">
            <text:p>0,8%</text:p>
          </table:table-cell>
          <table:table-cell table:number-columns-repeated="999"/>
        </table:table-row>
        <table:table-row table:style-name="ro3">
          <table:table-cell office:value-type="float" office:value="213">
            <text:p>213</text:p>
          </table:table-cell>
          <table:table-cell office:value-type="string">
            <text:p>Shuckle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96">
            <text:p>396</text:p>
          </table:table-cell>
          <table:table-cell office:value-type="float" office:value="40">
            <text:p>40</text:p>
          </table:table-cell>
          <table:table-cell office:value-type="float" office:value="300">
            <text:p>300</text:p>
          </table:table-cell>
          <table:table-cell table:formula="of:=SUM([.D251:.F251])" office:value-type="float" office:value="453">
            <text:p>453</text:p>
          </table:table-cell>
          <table:table-cell table:formula="of:=SQRT([.C251]*[.E251]*[.F251]^1.2)" office:value-type="float" office:value="182.005112637232">
            <text:p>182</text:p>
          </table:table-cell>
          <table:table-cell table:formula="of:=[.D251]^2*[.E251]*[.F251]/1000000" office:value-type="float" office:value="4.57776">
            <text:p>5</text:p>
          </table:table-cell>
          <table:table-cell office:value-type="float" office:value="3">
            <text:p>3,0</text:p>
          </table:table-cell>
          <table:table-cell table:style-name="ce17" table:formula="of:=[.D251]/MAX([.D$1:.D$1000])" office:value-type="percentage" office:value="0.0566666666666667">
            <text:p>6%</text:p>
          </table:table-cell>
          <table:table-cell table:style-name="ce17" table:formula="of:=[.E251]/MAX([.E$1:.E$1000])" office:value-type="percentage" office:value="1">
            <text:p>100%</text:p>
          </table:table-cell>
          <table:table-cell table:style-name="ce17" table:formula="of:=[.F251]/MAX([.F$1:.F$1000])" office:value-type="percentage" office:value="0.0784313725490196">
            <text:p>8%</text:p>
          </table:table-cell>
          <table:table-cell table:style-name="ce17" table:formula="of:=[.H251]/MAX([.H$1:.H$1000])" office:value-type="percentage" office:value="0.521889400921659">
            <text:p>52%</text:p>
          </table:table-cell>
          <table:table-cell table:style-name="ce17" table:formula="of:=[.I251]/MAX([.I$1:.I$1000])" office:value-type="percentage" office:value="0.285511588901043">
            <text:p>29%</text:p>
          </table:table-cell>
          <table:table-cell table:style-name="ce17" table:formula="of:=[.J251]/MAX([.J$1:.J$1000])" office:value-type="percentage" office:value="0.00144804418379548">
            <text:p>0%</text:p>
          </table:table-cell>
          <table:table-cell table:style-name="ce18" table:formula="of:=PERCENTRANK([.D$1:.D$1000]; [.D251])" office:value-type="percentage" office:value="0">
            <text:p>0,0%</text:p>
          </table:table-cell>
          <table:table-cell table:style-name="ce18" table:formula="of:=PERCENTRANK([.E$1:.E$1000]; [.E251])" office:value-type="percentage" office:value="1">
            <text:p>100,0%</text:p>
          </table:table-cell>
          <table:table-cell table:style-name="ce18" table:formula="of:=PERCENTRANK([.F$1:.F$1000]; [.F251])" office:value-type="percentage" office:value="0.004">
            <text:p>0,4%</text:p>
          </table:table-cell>
          <table:table-cell table:style-name="ce18" table:formula="of:=PERCENTRANK([.G$1:.G$1000]; [.G251])" office:value-type="percentage" office:value="0.004">
            <text:p>0,4%</text:p>
          </table:table-cell>
          <table:table-cell table:style-name="ce18" table:formula="of:=PERCENTRANK([.H$1:.H$1000]; [.H251])" office:value-type="percentage" office:value="0.516">
            <text:p>51,6%</text:p>
          </table:table-cell>
          <table:table-cell table:style-name="ce18" table:formula="of:=PERCENTRANK([.I$1:.I$1000]; [.I251])" office:value-type="percentage" office:value="0.376">
            <text:p>37,6%</text:p>
          </table:table-cell>
          <table:table-cell table:style-name="ce18" table:formula="of:=PERCENTRANK([.J$1:.J$1000]; [.J251])" office:value-type="percentage" office:value="0.004">
            <text:p>0,4%</text:p>
          </table:table-cell>
          <table:table-cell table:number-columns-repeated="999"/>
        </table:table-row>
        <table:table-row table:style-name="ro3">
          <table:table-cell office:value-type="float" office:value="129">
            <text:p>129</text:p>
          </table:table-cell>
          <table:table-cell office:value-type="string">
            <text:p>Magikarp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02">
            <text:p>102</text:p>
          </table:table-cell>
          <table:table-cell office:value-type="float" office:value="40">
            <text:p>40</text:p>
          </table:table-cell>
          <table:table-cell office:value-type="float" office:value="220">
            <text:p>220</text:p>
          </table:table-cell>
          <table:table-cell table:formula="of:=SUM([.D252:.F252])" office:value-type="float" office:value="171">
            <text:p>171</text:p>
          </table:table-cell>
          <table:table-cell table:formula="of:=SQRT([.C252]*[.E252]*[.F252]^1.2)" office:value-type="float" office:value="92.3710926055592">
            <text:p>92</text:p>
          </table:table-cell>
          <table:table-cell table:formula="of:=[.D252]^2*[.E252]*[.F252]/1000000" office:value-type="float" office:value="3.43128">
            <text:p>3</text:p>
          </table:table-cell>
          <table:table-cell office:value-type="float" office:value="1">
            <text:p>1,0</text:p>
          </table:table-cell>
          <table:table-cell table:style-name="ce17" table:formula="of:=[.D252]/MAX([.D$1:.D$1000])" office:value-type="percentage" office:value="0.0966666666666667">
            <text:p>10%</text:p>
          </table:table-cell>
          <table:table-cell table:style-name="ce17" table:formula="of:=[.E252]/MAX([.E$1:.E$1000])" office:value-type="percentage" office:value="0.257575757575758">
            <text:p>26%</text:p>
          </table:table-cell>
          <table:table-cell table:style-name="ce17" table:formula="of:=[.F252]/MAX([.F$1:.F$1000])" office:value-type="percentage" office:value="0.0784313725490196">
            <text:p>8%</text:p>
          </table:table-cell>
          <table:table-cell table:style-name="ce17" table:formula="of:=[.H252]/MAX([.H$1:.H$1000])" office:value-type="percentage" office:value="0.197004608294931">
            <text:p>20%</text:p>
          </table:table-cell>
          <table:table-cell table:style-name="ce17" table:formula="of:=[.I252]/MAX([.I$1:.I$1000])" office:value-type="percentage" office:value="0.144902618592394">
            <text:p>14%</text:p>
          </table:table-cell>
          <table:table-cell table:style-name="ce17" table:formula="of:=[.J252]/MAX([.J$1:.J$1000])" office:value-type="percentage" office:value="0.00108538784186453">
            <text:p>0%</text:p>
          </table:table-cell>
          <table:table-cell table:style-name="ce18" table:formula="of:=PERCENTRANK([.D$1:.D$1000]; [.D252])" office:value-type="percentage" office:value="0.004">
            <text:p>0,4%</text:p>
          </table:table-cell>
          <table:table-cell table:style-name="ce18" table:formula="of:=PERCENTRANK([.E$1:.E$1000]; [.E252])" office:value-type="percentage" office:value="0.22">
            <text:p>22,0%</text:p>
          </table:table-cell>
          <table:table-cell table:style-name="ce18" table:formula="of:=PERCENTRANK([.F$1:.F$1000]; [.F252])" office:value-type="percentage" office:value="0.004">
            <text:p>0,4%</text:p>
          </table:table-cell>
          <table:table-cell table:style-name="ce18" table:formula="of:=PERCENTRANK([.G$1:.G$1000]; [.G252])" office:value-type="percentage" office:value="0">
            <text:p>0,0%</text:p>
          </table:table-cell>
          <table:table-cell table:style-name="ce18" table:formula="of:=PERCENTRANK([.H$1:.H$1000]; [.H252])" office:value-type="percentage" office:value="0.004">
            <text:p>0,4%</text:p>
          </table:table-cell>
          <table:table-cell table:style-name="ce18" table:formula="of:=PERCENTRANK([.I$1:.I$1000]; [.I252])" office:value-type="percentage" office:value="0.056">
            <text:p>5,6%</text:p>
          </table:table-cell>
          <table:table-cell table:style-name="ce18" table:formula="of:=PERCENTRANK([.J$1:.J$1000]; [.J252])" office:value-type="percentage" office:value="0">
            <text:p>0,0%</text:p>
          </table:table-cell>
          <table:table-cell table:number-columns-repeated="999"/>
        </table:table-row>
        <table:table-row table:style-name="ro3" table:number-rows-repeated="1048323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Sheet4" table:style-name="ta1">
        <office:forms form:automatic-focus="false" form:apply-design-mode="false"/>
        <table:table-column table:style-name="co23" table:default-cell-style-name="Default"/>
        <table:table-column table:style-name="co4" table:number-columns-repeated="6" table:default-cell-style-name="ce16"/>
        <table:table-column table:style-name="co4" table:default-cell-style-name="ce19"/>
        <table:table-row table:style-name="ro3">
          <table:table-cell office:value-type="string">
            <text:p>Rainer</text:p>
          </table:table-cell>
          <table:table-cell office:value-type="float" office:value="860.9">
            <text:p>860,9</text:p>
          </table:table-cell>
          <table:table-cell office:value-type="float" office:value="801.4">
            <text:p>801,4</text:p>
          </table:table-cell>
          <table:table-cell office:value-type="float" office:value="726.4">
            <text:p>726,4</text:p>
          </table:table-cell>
          <table:table-cell office:value-type="float" office:value="759.9">
            <text:p>759,9</text:p>
          </table:table-cell>
          <table:table-cell office:value-type="float" office:value="739.9">
            <text:p>739,9</text:p>
          </table:table-cell>
          <table:table-cell office:value-type="float" office:value="729.9">
            <text:p>729,9</text:p>
          </table:table-cell>
          <table:table-cell table:formula="of:=AVERAGE([.B1:.G1])" office:value-type="float" office:value="769.733333333333">
            <text:p>769,7</text:p>
          </table:table-cell>
        </table:table-row>
        <table:table-row table:style-name="ro3">
          <table:table-cell office:value-type="string">
            <text:p>Dragonite 100%</text:p>
          </table:table-cell>
          <table:table-cell office:value-type="float" office:value="819.8">
            <text:p>819,8</text:p>
          </table:table-cell>
          <table:table-cell office:value-type="float" office:value="828.9">
            <text:p>828,9</text:p>
          </table:table-cell>
          <table:table-cell office:value-type="float" office:value="797.9">
            <text:p>797,9</text:p>
          </table:table-cell>
          <table:table-cell office:value-type="float" office:value="797.2">
            <text:p>797,2</text:p>
          </table:table-cell>
          <table:table-cell office:value-type="float" office:value="792.9">
            <text:p>792,9</text:p>
          </table:table-cell>
          <table:table-cell office:value-type="float" office:value="751.8">
            <text:p>751,8</text:p>
          </table:table-cell>
          <table:table-cell table:formula="of:=AVERAGE([.B2:.G2])" office:value-type="float" office:value="798.083333333333">
            <text:p>798,1</text:p>
          </table:table-cell>
        </table:table-row>
        <table:table-row table:style-name="ro3">
          <table:table-cell office:value-type="string">
            <text:p>Dragonite 91</text:p>
          </table:table-cell>
          <table:table-cell office:value-type="float" office:value="773.4">
            <text:p>773,4</text:p>
          </table:table-cell>
          <table:table-cell office:value-type="float" office:value="787">
            <text:p>787,0</text:p>
          </table:table-cell>
          <table:table-cell office:value-type="float" office:value="815.1">
            <text:p>815,1</text:p>
          </table:table-cell>
          <table:table-cell office:value-type="float" office:value="833.6">
            <text:p>833,6</text:p>
          </table:table-cell>
          <table:table-cell office:value-type="float" office:value="849.9">
            <text:p>849,9</text:p>
          </table:table-cell>
          <table:table-cell office:value-type="float" office:value="859.8">
            <text:p>859,8</text:p>
          </table:table-cell>
          <table:table-cell table:formula="of:=AVERAGE([.B3:.G3])" office:value-type="float" office:value="819.8">
            <text:p>819,8</text:p>
          </table:table-cell>
        </table:table-row>
        <table:table-row table:style-name="ro3">
          <table:table-cell office:value-type="string">
            <text:p>Gol 60</text:p>
          </table:table-cell>
          <table:table-cell office:value-type="float" office:value="816">
            <text:p>816,0</text:p>
          </table:table-cell>
          <table:table-cell office:value-type="float" office:value="831.3">
            <text:p>831,3</text:p>
          </table:table-cell>
          <table:table-cell office:value-type="float" office:value="835.8">
            <text:p>835,8</text:p>
          </table:table-cell>
          <table:table-cell office:value-type="float" office:value="873.3">
            <text:p>873,3</text:p>
          </table:table-cell>
          <table:table-cell office:value-type="float" office:value="803.3">
            <text:p>803,3</text:p>
          </table:table-cell>
          <table:table-cell office:value-type="float" office:value="794">
            <text:p>794,0</text:p>
          </table:table-cell>
          <table:table-cell table:formula="of:=AVERAGE([.B4:.G4])" office:value-type="float" office:value="825.616666666667">
            <text:p>825,6</text:p>
          </table:table-cell>
        </table:table-row>
        <table:table-row table:style-name="ro3">
          <table:table-cell office:value-type="string">
            <text:p>Vap 60</text:p>
          </table:table-cell>
          <table:table-cell office:value-type="float" office:value="836.6">
            <text:p>836,6</text:p>
          </table:table-cell>
          <table:table-cell office:value-type="float" office:value="814.9">
            <text:p>814,9</text:p>
          </table:table-cell>
          <table:table-cell office:value-type="float" office:value="856.5">
            <text:p>856,5</text:p>
          </table:table-cell>
          <table:table-cell office:value-type="float" office:value="833.5">
            <text:p>833,5</text:p>
          </table:table-cell>
          <table:table-cell office:value-type="float" office:value="849.6">
            <text:p>849,6</text:p>
          </table:table-cell>
          <table:table-cell office:value-type="float" office:value="864">
            <text:p>864,0</text:p>
          </table:table-cell>
          <table:table-cell table:formula="of:=AVERAGE([.B5:.G5])" office:value-type="float" office:value="842.516666666667">
            <text:p>842,5</text:p>
          </table:table-cell>
        </table:table-row>
        <table:table-row table:style-name="ro3">
          <table:table-cell office:value-type="string">
            <text:p>Dragonite DL</text:p>
          </table:table-cell>
          <table:table-cell office:value-type="float" office:value="860.5">
            <text:p>860,5</text:p>
          </table:table-cell>
          <table:table-cell office:value-type="float" office:value="823.1">
            <text:p>823,1</text:p>
          </table:table-cell>
          <table:table-cell office:value-type="float" office:value="846">
            <text:p>846,0</text:p>
          </table:table-cell>
          <table:table-cell office:value-type="float" office:value="842.4">
            <text:p>842,4</text:p>
          </table:table-cell>
          <table:table-cell office:value-type="float" office:value="848.1">
            <text:p>848,1</text:p>
          </table:table-cell>
          <table:table-cell office:value-type="float" office:value="860.4">
            <text:p>860,4</text:p>
          </table:table-cell>
          <table:table-cell table:formula="of:=AVERAGE([.B6:.G6])" office:value-type="float" office:value="846.75">
            <text:p>846,8</text:p>
          </table:table-cell>
        </table:table-row>
        <table:table-row table:style-name="ro3">
          <table:table-cell office:value-type="string">
            <text:p>Gol 73</text:p>
          </table:table-cell>
          <table:table-cell office:value-type="float" office:value="827.2">
            <text:p>827,2</text:p>
          </table:table-cell>
          <table:table-cell office:value-type="float" office:value="847.1">
            <text:p>847,1</text:p>
          </table:table-cell>
          <table:table-cell office:value-type="float" office:value="882.4">
            <text:p>882,4</text:p>
          </table:table-cell>
          <table:table-cell office:value-type="float" office:value="882.6">
            <text:p>882,6</text:p>
          </table:table-cell>
          <table:table-cell office:value-type="float" office:value="877.2">
            <text:p>877,2</text:p>
          </table:table-cell>
          <table:table-cell office:value-type="float" office:value="827.9">
            <text:p>827,9</text:p>
          </table:table-cell>
          <table:table-cell table:formula="of:=AVERAGE([.B7:.G7])" office:value-type="float" office:value="857.4">
            <text:p>857,4</text:p>
          </table:table-cell>
        </table:table-row>
        <table:table-row table:style-name="ro3" table:number-rows-repeated="1048568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QuickMoves" table:style-name="ta1">
        <office:forms form:automatic-focus="false" form:apply-design-mode="false"/>
        <table:table-column table:style-name="co4" table:number-columns-repeated="8" table:default-cell-style-name="Default"/>
        <table:table-row table:style-name="ro3">
          <table:table-cell/>
          <table:table-cell office:value-type="string">
            <text:p>Type</text:p>
          </table:table-cell>
          <table:table-cell office:value-type="string">
            <text:p>Damage</text:p>
          </table:table-cell>
          <table:table-cell office:value-type="string">
            <text:p>CD</text:p>
          </table:table-cell>
          <table:table-cell office:value-type="string">
            <text:p>E</text:p>
          </table:table-cell>
          <table:table-cell office:value-type="string">
            <text:p>DPS</text:p>
          </table:table-cell>
          <table:table-cell office:value-type="string">
            <text:p>EPS</text:p>
          </table:table-cell>
          <table:table-cell office:value-type="string">
            <text:p>Power</text:p>
          </table:table-cell>
        </table:table-row>
        <table:table-row table:style-name="ro3">
          <table:table-cell table:number-columns-repeated="5"/>
          <table:table-cell table:number-columns-repeated="2"/>
          <table:table-cell table:formula="of:=[.F2] + 0.75*[.G2]" office:value-type="float" office:value="0">
            <text:p>0</text:p>
          </table:table-cell>
        </table:table-row>
      </table:table>
      <table:named-expressions/>
      <table:database-ranges>
        <table:database-range table:name="__Anonymous_Sheet_DB__0" table:target-range-address="MoveType.A1:MoveType.D19" table:orientation="column"/>
        <table:database-range table:name="__Anonymous_Sheet_DB__1" table:target-range-address="Type.A2:Type.AMJ19" table:contains-header="false" table:orientation="column"/>
        <table:database-range table:name="__Anonymous_Sheet_DB__2" table:target-range-address="Pokedex.A1:Pokedex.X252">
          <table:sort>
            <table:sort-by table:field-number="23" table:order="descending" table:data-type="automatic"/>
          </table:sort>
        </table:database-range>
        <table:database-range table:name="__Anonymous_Sheet_DB__3" table:target-range-address="Sheet4.A1:Sheet4.H7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1" number:min-integer-digits="1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9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8" number:min-integer-digits="1"/>
    </number:number-style>
    <number:number-style style:name="N114">
      <number:number number:decimal-places="7" number:min-integer-digits="1"/>
    </number:number-style>
    <number:number-style style:name="N115">
      <number:number number:decimal-places="6" number:min-integer-digits="1"/>
    </number:number-style>
    <number:number-style style:name="N116">
      <number:number number:decimal-places="5" number:min-integer-digits="1"/>
    </number:number-style>
    <number:number-style style:name="N117">
      <number:number number:decimal-places="4" number:min-integer-digits="1"/>
    </number:number-style>
    <number:number-style style:name="N118">
      <number:number number:decimal-places="3"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ext-properties fo:color="#cccccc"/>
    </style:style>
    <style:style style:name="Untitled2" style:family="table-cell" style:parent-style-name="Default">
      <style:text-properties fo:color="#008000" fo:font-weight="bold"/>
    </style:style>
    <style:style style:name="Untitled3" style:family="table-cell" style:parent-style-name="Default">
      <style:text-properties fo:color="#800000"/>
    </style:style>
    <style:style style:name="Untitled4" style:family="table-cell" style:parent-style-name="Default">
      <style:text-properties fo:font-weight="bold"/>
    </style:style>
    <style:style style:name="Untitled5" style:family="table-cell" style:parent-style-name="Default">
      <style:text-properties fo:color="#800000" fo:font-weight="bold"/>
    </style:style>
    <style:style style:name="Untitled6" style:family="table-cell" style:parent-style-name="Default">
      <style:text-properties fo:color="#800000"/>
    </style:style>
    <style:style style:name="Untitled7" style:family="table-cell" style:parent-style-name="Default">
      <style:text-properties fo:color="#ff0000"/>
    </style:style>
    <style:style style:name="Untitled8" style:family="table-cell" style:parent-style-name="Default">
      <style:text-properties fo:font-size="11pt" fo:font-weight="bold"/>
    </style:style>
    <style:style style:name="Untitled9" style:family="table-cell" style:parent-style-name="Default">
      <style:text-properties fo:color="#800000" fo:font-weight="bold"/>
    </style:style>
    <style:style style:name="Untitled10" style:family="table-cell" style:parent-style-name="Default">
      <style:text-properties fo:color="#ff0000" fo:font-size="11pt" fo:text-shadow="1pt 1pt" fo:font-weight="bold"/>
    </style:style>
    <style:style style:name="Untitled11" style:family="table-cell" style:parent-style-name="Default">
      <style:text-properties fo:color="#008000" fo:font-size="11pt" fo:text-shadow="1pt 1pt" fo:font-weight="bold"/>
    </style:style>
    <style:style style:name="Untitled12" style:family="table-cell" style:parent-style-name="Default">
      <style:text-properties fo:color="#008000"/>
    </style:style>
    <style:style style:name="Untitled13" style:family="table-cell" style:parent-style-name="Default">
      <style:text-properties fo:color="#008000" fo:font-size="11pt" fo:font-weight="bold"/>
    </style:style>
    <style:style style:name="Untitled14" style:family="table-cell" style:parent-style-name="Default">
      <style:text-properties fo:color="#cccccc"/>
    </style:style>
    <style:style style:name="Untitled15" style:family="table-cell" style:parent-style-name="Default">
      <style:text-properties fo:color="#ff0000"/>
    </style:style>
    <style:style style:name="Untitled16" style:family="table-cell" style:parent-style-name="Default">
      <style:text-properties fo:color="#ff0000" fo:font-size="11pt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drigo Silva</meta:initial-creator>
    <meta:creation-date>2017-08-09T04:35:33</meta:creation-date>
    <dc:date>2017-10-24T06:49:41</dc:date>
    <dc:creator>Rodrigo Silva</dc:creator>
    <meta:editing-duration>P3DT4H22M46S</meta:editing-duration>
    <meta:editing-cycles>16</meta:editing-cycles>
    <meta:generator>LibreOffice/3.5$Linux_X86_64 LibreOffice_project/350m1$Build-2</meta:generator>
    <meta:document-statistic meta:table-count="5" meta:cell-count="6588" meta:object-count="0"/>
  </office:meta>
</office:document-meta>
</file>